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2pt"/>
    </style:style>
    <style:style style:name="co2" style:family="table-column">
      <style:table-column-properties fo:break-before="auto" style:column-width="28.8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6pt"/>
    </style:style>
    <style:style style:name="co5" style:family="table-column">
      <style:table-column-properties fo:break-before="auto" style:column-width="354.19pt"/>
    </style:style>
    <style:style style:name="ro1" style:family="table-row">
      <style:table-row-properties style:row-height="7.2pt" fo:break-before="auto" style:use-optimal-row-height="fals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color="#000000"/>
      <style:map style:condition="cell-content()=1" style:apply-style-name="bit1" style:base-cell-address="screen.A1"/>
      <style:map style:condition="cell-content()=0" style:apply-style-name="bit0" style:base-cell-address="screen.A1"/>
    </style:style>
    <style:style style:name="ce16" style:family="table-cell" style:parent-style-name="Default">
      <style:table-cell-properties fo:border-bottom="none" fo:border-left="0.06pt solid #000000" fo:border-right="none" fo:border-top="none"/>
      <style:map style:condition="cell-content()=1" style:apply-style-name="bit1" style:base-cell-address="screen.A1"/>
      <style:map style:condition="cell-content()=0" style:apply-style-name="bit0" style:base-cell-address="screen.A1"/>
    </style:style>
    <style:style style:name="ce17" style:family="table-cell" style:parent-style-name="Default">
      <style:table-cell-properties fo:border-bottom="0.06pt solid #000000" fo:border-left="0.06pt solid #000000" fo:border-right="none" fo:border-top="none"/>
      <style:map style:condition="cell-content()=1" style:apply-style-name="bit1" style:base-cell-address="screen.A1"/>
      <style:map style:condition="cell-content()=0" style:apply-style-name="bit0" style:base-cell-address="screen.A1"/>
    </style:style>
    <style:style style:name="ce18" style:family="table-cell" style:parent-style-name="Default">
      <style:table-cell-properties fo:border-bottom="none" fo:border-left="none" fo:border-right="none" fo:border-top="0.06pt solid #000000"/>
      <style:text-properties style:use-window-font-color="true" fo:font-style="normal" style:font-style-asian="normal" style:font-style-complex="normal"/>
      <style:map style:condition="cell-content()=1" style:apply-style-name="bit1" style:base-cell-address="screen.A1"/>
      <style:map style:condition="cell-content()=0" style:apply-style-name="bit0" style:base-cell-address="screen.A1"/>
    </style:style>
    <style:style style:name="ce19" style:family="table-cell" style:parent-style-name="Default">
      <style:map style:condition="cell-content()=1" style:apply-style-name="bit1" style:base-cell-address="screen.A1"/>
      <style:map style:condition="cell-content()=0" style:apply-style-name="bit0" style:base-cell-address="screen.A1"/>
    </style:style>
    <style:style style:name="ce20" style:family="table-cell" style:parent-style-name="Default">
      <style:table-cell-properties fo:border-bottom="0.06pt solid #000000" fo:border-left="none" fo:border-right="none" fo:border-top="none"/>
      <style:map style:condition="cell-content()=1" style:apply-style-name="bit1" style:base-cell-address="screen.A1"/>
      <style:map style:condition="cell-content()=0" style:apply-style-name="bit0" style:base-cell-address="screen.A1"/>
    </style:style>
    <style:style style:name="ce21" style:family="table-cell" style:parent-style-name="Default">
      <style:table-cell-properties fo:border-bottom="none" fo:border-left="none" fo:border-right="none" fo:border-top="0.06pt solid #000000"/>
      <style:map style:condition="cell-content()=1" style:apply-style-name="bit1" style:base-cell-address="screen.A1"/>
      <style:map style:condition="cell-content()=0" style:apply-style-name="bit0" style:base-cell-address="screen.A1"/>
    </style:style>
    <style:style style:name="ce22" style:family="table-cell" style:parent-style-name="Default">
      <style:table-cell-properties fo:border-bottom="none" fo:border-left="none" fo:border-right="none" fo:border-top="0.06pt solid #000000"/>
      <style:text-properties style:use-window-font-color="true"/>
      <style:map style:condition="cell-content()=1" style:apply-style-name="bit1" style:base-cell-address="screen.A1"/>
      <style:map style:condition="cell-content()=0" style:apply-style-name="bit0" style:base-cell-address="screen.A1"/>
    </style:style>
    <style:style style:name="ce23" style:family="table-cell" style:parent-style-name="Default">
      <style:table-cell-properties fo:background-color="transparent"/>
      <style:map style:condition="cell-content()=1" style:apply-style-name="bit1" style:base-cell-address="screen.A1"/>
      <style:map style:condition="cell-content()=0" style:apply-style-name="bit0" style:base-cell-address="screen.A1"/>
    </style:style>
    <style:style style:name="ce24" style:family="table-cell" style:parent-style-name="Default">
      <style:table-cell-properties fo:background-color="#ffffff"/>
      <style:map style:condition="cell-content()=1" style:apply-style-name="bit1" style:base-cell-address="screen.A1"/>
      <style:map style:condition="cell-content()=0" style:apply-style-name="bit0" style:base-cell-address="screen.A1"/>
    </style:style>
    <style:style style:name="ce25" style:family="table-cell" style:parent-style-name="Default">
      <style:map style:condition="cell-content()=1" style:apply-style-name="bit1" style:base-cell-address="screen.A1"/>
      <style:map style:condition="cell-content()=0" style:apply-style-name="bit0" style:base-cell-address="screen.A1"/>
    </style:style>
    <style:style style:name="ce26" style:family="table-cell" style:parent-style-name="Default">
      <style:table-cell-properties fo:border-bottom="none" fo:border-left="none" fo:border-right="0.06pt solid #000000" fo:border-top="0.06pt solid #000000"/>
      <style:map style:condition="cell-content()=1" style:apply-style-name="bit1" style:base-cell-address="screen.A1"/>
      <style:map style:condition="cell-content()=0" style:apply-style-name="bit0" style:base-cell-address="screen.A1"/>
    </style:style>
    <style:style style:name="ce27" style:family="table-cell" style:parent-style-name="Default">
      <style:table-cell-properties fo:border-bottom="none" fo:border-left="none" fo:border-right="0.06pt solid #000000" fo:border-top="none"/>
      <style:map style:condition="cell-content()=1" style:apply-style-name="bit1" style:base-cell-address="screen.A1"/>
      <style:map style:condition="cell-content()=0" style:apply-style-name="bit0" style:base-cell-address="screen.A1"/>
    </style:style>
    <style:style style:name="ce28" style:family="table-cell" style:parent-style-name="Default">
      <style:table-cell-properties fo:border-bottom="none" fo:border-left="none" fo:border-right="0.06pt solid #000000" fo:border-top="none"/>
      <style:map style:condition="cell-content()=1" style:apply-style-name="bit1" style:base-cell-address="screen.A1"/>
      <style:map style:condition="cell-content()=0" style:apply-style-name="bit0" style:base-cell-address="screen.A1"/>
    </style:style>
    <style:style style:name="ce29" style:family="table-cell" style:parent-style-name="Default">
      <style:table-cell-properties fo:border-bottom="0.06pt solid #000000" fo:border-left="none" fo:border-right="0.06pt solid #000000" fo:border-top="none"/>
      <style:map style:condition="cell-content()=1" style:apply-style-name="bit1" style:base-cell-address="screen.A1"/>
      <style:map style:condition="cell-content()=0" style:apply-style-name="bit0" style:base-cell-address="screen.A1"/>
    </style:style>
    <style:style style:name="ce13" style:family="table-cell" style:parent-style-name="Default" style:data-style-name="N100"/>
    <style:style style:name="ce14" style:family="table-cell" style:parent-style-name="Default">
      <style:text-properties fo:color="#242424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Open Sans" style:font-size-asian="11pt" style:language-asian="zh" style:country-asian="CN" style:font-style-asian="normal" style:font-weight-asian="normal" style:font-name-complex="Open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ext-properties fo:color="#ce181e" fo:font-weight="bold" style:font-weight-asian="bold" style:font-weight-complex="bold"/>
    </style:style>
    <style:style style:name="ce33" style:family="table-cell" style:parent-style-name="Defaul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screen" table:style-name="ta1">
        <table:table-column table:style-name="co1" table:number-columns-repeated="1024" table:default-cell-style-name="Default"/>
        <table:table-row table:style-name="ro1">
          <table:table-cell table:style-name="ce15"/>
          <table:table-cell table:style-name="ce18"/>
          <table:table-cell table:style-name="ce21"/>
          <table:table-cell table:style-name="ce22"/>
          <table:table-cell table:style-name="ce21" table:number-columns-repeated="123"/>
          <table:table-cell table:style-name="ce26"/>
          <table:table-cell table:number-columns-repeated="896"/>
        </table:table-row>
        <table:table-row table:style-name="ro1">
          <table:table-cell table:style-name="ce16"/>
          <table:table-cell table:style-name="ce19" table:number-columns-repeated="126"/>
          <table:table-cell table:style-name="ce27"/>
          <table:table-cell table:number-columns-repeated="896"/>
        </table:table-row>
        <table:table-row table:style-name="ro1">
          <table:table-cell table:style-name="ce16"/>
          <table:table-cell table:style-name="ce19" table:number-columns-repeated="8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116"/>
          <table:table-cell table:style-name="ce27"/>
          <table:table-cell table:number-columns-repeated="5"/>
          <table:table-cell table:style-name="ce13" table:number-columns-repeated="8"/>
          <table:table-cell table:number-columns-repeated="883"/>
        </table:table-row>
        <table:table-row table:style-name="ro1">
          <table:table-cell table:style-name="ce16"/>
          <table:table-cell table:style-name="ce19" table:number-columns-repeated="5"/>
          <table:table-cell table:number-columns-repeated="2" table:style-name="ce19" office:value-type="float" office:value="1" calcext:value-type="float">
            <text:p>1</text:p>
          </table:table-cell>
          <table:table-cell table:style-name="ce19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116"/>
          <table:table-cell table:style-name="ce27"/>
          <table:table-cell table:number-columns-repeated="896"/>
        </table:table-row>
        <table:table-row table:style-name="ro1">
          <table:table-cell table:style-name="ce16"/>
          <table:table-cell table:style-name="ce19" table:number-columns-repeated="2"/>
          <table:table-cell table:number-columns-repeated="2" table:style-name="ce19" office:value-type="float" office:value="1" calcext:value-type="float">
            <text:p>1</text:p>
          </table:table-cell>
          <table:table-cell table:style-name="ce19"/>
          <table:table-cell table:number-columns-repeated="2" table:style-name="ce19" office:value-type="float" office:value="1" calcext:value-type="float">
            <text:p>1</text:p>
          </table:table-cell>
          <table:table-cell table:style-name="ce19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116"/>
          <table:table-cell table:style-name="ce27"/>
          <table:table-cell table:number-columns-repeated="896"/>
        </table:table-row>
        <table:table-row table:style-name="ro1">
          <table:table-cell table:style-name="ce16"/>
          <table:table-cell table:style-name="ce19" table:number-columns-repeated="2"/>
          <table:table-cell table:number-columns-repeated="2" table:style-name="ce19" office:value-type="float" office:value="1" calcext:value-type="float">
            <text:p>1</text:p>
          </table:table-cell>
          <table:table-cell table:style-name="ce19"/>
          <table:table-cell table:number-columns-repeated="2" table:style-name="ce19" office:value-type="float" office:value="1" calcext:value-type="float">
            <text:p>1</text:p>
          </table:table-cell>
          <table:table-cell table:style-name="ce19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116"/>
          <table:table-cell table:style-name="ce27"/>
          <table:table-cell table:number-columns-repeated="896"/>
        </table:table-row>
        <table:table-row table:style-name="ro1">
          <table:table-cell table:style-name="ce16"/>
          <table:table-cell table:style-name="ce19" table:number-columns-repeated="2"/>
          <table:table-cell table:number-columns-repeated="2" table:style-name="ce19" office:value-type="float" office:value="1" calcext:value-type="float">
            <text:p>1</text:p>
          </table:table-cell>
          <table:table-cell table:style-name="ce19"/>
          <table:table-cell table:number-columns-repeated="2" table:style-name="ce19" office:value-type="float" office:value="1" calcext:value-type="float">
            <text:p>1</text:p>
          </table:table-cell>
          <table:table-cell table:style-name="ce19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116"/>
          <table:table-cell table:style-name="ce27"/>
          <table:table-cell table:number-columns-repeated="896"/>
        </table:table-row>
        <table:table-row table:style-name="ro1">
          <table:table-cell table:style-name="ce16"/>
          <table:table-cell table:style-name="ce19" table:number-columns-repeated="2"/>
          <table:table-cell table:number-columns-repeated="2" table:style-name="ce19" office:value-type="float" office:value="1" calcext:value-type="float">
            <text:p>1</text:p>
          </table:table-cell>
          <table:table-cell table:style-name="ce19"/>
          <table:table-cell table:number-columns-repeated="2" table:style-name="ce19" office:value-type="float" office:value="1" calcext:value-type="float">
            <text:p>1</text:p>
          </table:table-cell>
          <table:table-cell table:style-name="ce19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116"/>
          <table:table-cell table:style-name="ce27"/>
          <table:table-cell table:number-columns-repeated="896"/>
        </table:table-row>
        <table:table-row table:style-name="ro1">
          <table:table-cell table:style-name="ce16"/>
          <table:table-cell table:style-name="ce19" table:number-columns-repeated="126"/>
          <table:table-cell table:style-name="ce27"/>
          <table:table-cell table:number-columns-repeated="896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number-columns-repeated="127" table:style-name="ce19" office:value-type="float" office:value="1" calcext:value-type="float">
            <text:p>1</text:p>
          </table:table-cell>
          <table:table-cell table:number-columns-repeated="896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896"/>
        </table:table-row>
        <table:table-row table:style-name="ro1" table:number-rows-repeated="6">
          <table:table-cell table:style-name="ce16"/>
          <table:table-cell table:style-name="ce19" table:number-columns-repeated="126"/>
          <table:table-cell table:style-name="ce27"/>
          <table:table-cell table:number-columns-repeated="896"/>
        </table:table-row>
        <table:table-row table:style-name="ro1">
          <table:table-cell table:style-name="ce16"/>
          <table:table-cell table:style-name="ce19" table:number-columns-repeated="8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14"/>
          <table:table-cell table:style-name="ce24" table:number-columns-repeated="2"/>
          <table:table-cell table:style-name="ce19" table:number-columns-repeated="100"/>
          <table:table-cell table:style-name="ce27"/>
          <table:table-cell table:number-columns-repeated="896"/>
        </table:table-row>
        <table:table-row table:style-name="ro1">
          <table:table-cell table:style-name="ce16"/>
          <table:table-cell table:style-name="ce19" table:number-columns-repeated="8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14"/>
          <table:table-cell table:style-name="ce24" table:number-columns-repeated="2"/>
          <table:table-cell table:style-name="ce19" table:number-columns-repeated="100"/>
          <table:table-cell table:style-name="ce27"/>
          <table:table-cell table:number-columns-repeated="896"/>
        </table:table-row>
        <table:table-row table:style-name="ro1">
          <table:table-cell table:style-name="ce16"/>
          <table:table-cell table:style-name="ce19" table:number-columns-repeated="8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14"/>
          <table:table-cell table:style-name="ce24" table:number-columns-repeated="2"/>
          <table:table-cell table:style-name="ce19" table:number-columns-repeated="100"/>
          <table:table-cell table:style-name="ce27"/>
          <table:table-cell table:number-columns-repeated="896"/>
        </table:table-row>
        <table:table-row table:style-name="ro1">
          <table:table-cell table:style-name="ce16"/>
          <table:table-cell table:style-name="ce19" table:number-columns-repeated="8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14"/>
          <table:table-cell table:style-name="ce24" table:number-columns-repeated="2"/>
          <table:table-cell table:style-name="ce19" table:number-columns-repeated="100"/>
          <table:table-cell table:style-name="ce27"/>
          <table:table-cell table:number-columns-repeated="896"/>
        </table:table-row>
        <table:table-row table:style-name="ro1">
          <table:table-cell table:style-name="ce16"/>
          <table:table-cell table:style-name="ce19" table:number-columns-repeated="8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14"/>
          <table:table-cell table:style-name="ce24" table:number-columns-repeated="2"/>
          <table:table-cell table:style-name="ce19" table:number-columns-repeated="100"/>
          <table:table-cell table:style-name="ce27"/>
          <table:table-cell table:number-columns-repeated="896"/>
        </table:table-row>
        <table:table-row table:style-name="ro1">
          <table:table-cell table:style-name="ce16"/>
          <table:table-cell table:style-name="ce19" table:number-columns-repeated="8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14"/>
          <table:table-cell table:style-name="ce24" table:number-columns-repeated="2"/>
          <table:table-cell table:style-name="ce19" table:number-columns-repeated="100"/>
          <table:table-cell table:style-name="ce27"/>
          <table:table-cell table:number-columns-repeated="896"/>
        </table:table-row>
        <table:table-row table:style-name="ro1">
          <table:table-cell table:style-name="ce16"/>
          <table:table-cell table:style-name="ce19" table:number-columns-repeated="8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14"/>
          <table:table-cell table:style-name="ce24" table:number-columns-repeated="2"/>
          <table:table-cell table:style-name="ce19" table:number-columns-repeated="100"/>
          <table:table-cell table:style-name="ce27"/>
          <table:table-cell table:number-columns-repeated="896"/>
        </table:table-row>
        <table:table-row table:style-name="ro1">
          <table:table-cell table:style-name="ce16"/>
          <table:table-cell table:style-name="ce19" table:number-columns-repeated="8"/>
          <table:table-cell table:number-columns-repeated="6" table:style-name="ce19" office:value-type="float" office:value="1" calcext:value-type="float">
            <text:p>1</text:p>
          </table:table-cell>
          <table:table-cell table:style-name="ce19" table:number-columns-repeated="10"/>
          <table:table-cell table:style-name="ce24" table:number-columns-repeated="2"/>
          <table:table-cell table:style-name="ce19" table:number-columns-repeated="100"/>
          <table:table-cell table:style-name="ce27"/>
          <table:table-cell table:number-columns-repeated="896"/>
        </table:table-row>
        <table:table-row table:style-name="ro1">
          <table:table-cell table:style-name="ce16"/>
          <table:table-cell table:style-name="ce19" table:number-columns-repeated="8"/>
          <table:table-cell table:number-columns-repeated="6" table:style-name="ce19" office:value-type="float" office:value="1" calcext:value-type="float">
            <text:p>1</text:p>
          </table:table-cell>
          <table:table-cell table:style-name="ce19" table:number-columns-repeated="10"/>
          <table:table-cell table:style-name="ce24" table:number-columns-repeated="2"/>
          <table:table-cell table:style-name="ce19" table:number-columns-repeated="100"/>
          <table:table-cell table:style-name="ce27"/>
          <table:table-cell table:number-columns-repeated="896"/>
        </table:table-row>
        <table:table-row table:style-name="ro1" table:number-rows-repeated="18">
          <table:table-cell table:style-name="ce16"/>
          <table:table-cell table:style-name="ce19" table:number-columns-repeated="126"/>
          <table:table-cell table:style-name="ce27"/>
          <table:table-cell table:number-columns-repeated="896"/>
        </table:table-row>
        <table:table-row table:style-name="ro1" table:number-rows-repeated="2">
          <table:table-cell table:style-name="ce16"/>
          <table:table-cell table:style-name="ce19" table:number-columns-repeated="35"/>
          <table:table-cell table:style-name="ce25" table:number-columns-repeated="91"/>
          <table:table-cell table:style-name="ce28"/>
          <table:table-cell table:number-columns-repeated="896"/>
        </table:table-row>
        <table:table-row table:style-name="ro1">
          <table:table-cell table:style-name="ce16"/>
          <table:table-cell table:style-name="ce19" table:number-columns-repeated="126"/>
          <table:table-cell table:style-name="ce27"/>
          <table:table-cell table:number-columns-repeated="896"/>
        </table:table-row>
        <table:table-row table:style-name="ro1" table:number-rows-repeated="9">
          <table:table-cell table:style-name="ce16"/>
          <table:table-cell table:style-name="ce19" table:number-columns-repeated="6"/>
          <table:table-cell table:style-name="ce23" table:number-columns-repeated="15"/>
          <table:table-cell table:style-name="ce19" table:number-columns-repeated="105"/>
          <table:table-cell table:style-name="ce27"/>
          <table:table-cell table:number-columns-repeated="896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number-columns-repeated="6" table:style-name="ce19" office:value-type="float" office:value="1" calcext:value-type="float">
            <text:p>1</text:p>
          </table:table-cell>
          <table:table-cell table:number-columns-repeated="15" table:style-name="ce23" office:value-type="float" office:value="1" calcext:value-type="float">
            <text:p>1</text:p>
          </table:table-cell>
          <table:table-cell table:number-columns-repeated="105" table:style-name="ce19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896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number-columns-repeated="6" table:style-name="ce19" office:value-type="float" office:value="1" calcext:value-type="float">
            <text:p>1</text:p>
          </table:table-cell>
          <table:table-cell table:number-columns-repeated="15" table:style-name="ce23" office:value-type="float" office:value="1" calcext:value-type="float">
            <text:p>1</text:p>
          </table:table-cell>
          <table:table-cell table:number-columns-repeated="105" table:style-name="ce19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896"/>
        </table:table-row>
        <table:table-row table:style-name="ro1" table:number-rows-repeated="3">
          <table:table-cell table:style-name="ce16"/>
          <table:table-cell table:style-name="ce19" table:number-columns-repeated="6"/>
          <table:table-cell table:style-name="ce23" table:number-columns-repeated="15"/>
          <table:table-cell table:style-name="ce19" table:number-columns-repeated="105"/>
          <table:table-cell table:style-name="ce27"/>
          <table:table-cell table:number-columns-repeated="896"/>
        </table:table-row>
        <table:table-row table:style-name="ro1" table:number-rows-repeated="2">
          <table:table-cell table:style-name="ce16"/>
          <table:table-cell table:style-name="ce19" table:number-columns-repeated="126"/>
          <table:table-cell table:style-name="ce27"/>
          <table:table-cell table:number-columns-repeated="896"/>
        </table:table-row>
        <table:table-row table:style-name="ro1">
          <table:table-cell table:style-name="ce17"/>
          <table:table-cell table:style-name="ce20" table:number-columns-repeated="126"/>
          <table:table-cell table:style-name="ce29"/>
          <table:table-cell table:number-columns-repeated="896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creen.A1:screen.AJ64 screen.AK1:screen.DX44 screen.AK47:screen.DX64">
            <calcext:condition calcext:apply-style-name="bit1" calcext:value="=1" calcext:base-cell-address="screen.A1"/>
            <calcext:condition calcext:apply-style-name="bit0" calcext:value="=0" calcext:base-cell-address="screen.A1"/>
          </calcext:conditional-format>
          <calcext:conditional-format calcext:target-range-address="screen.AK45:screen.DX46">
            <calcext:condition calcext:apply-style-name="bit1" calcext:value="=1" calcext:base-cell-address="screen.AK45"/>
            <calcext:condition calcext:apply-style-name="bit0" calcext:value="=0" calcext:base-cell-address="screen.AK45"/>
          </calcext:conditional-format>
        </calcext:conditional-formats>
      </table:table>
      <table:table table:name="hex" table:style-name="ta1">
        <table:table-column table:style-name="co2" table:default-cell-style-name="Default"/>
        <table:table-column table:style-name="co2" table:default-cell-style-name="ce14"/>
        <table:table-column table:style-name="co2" table:default-cell-style-name="Default"/>
        <table:table-column table:style-name="co2" table:number-columns-repeated="5" table:default-cell-style-name="ce14"/>
        <table:table-column table:style-name="co2" table:number-columns-repeated="8" table:default-cell-style-name="Default"/>
        <table:table-row table:style-name="ro2">
          <table:table-cell table:formula="of:=BIN2HEX(CONCATENATE(IF([$screen.A1]=&quot;&quot;;0;1);IF([$screen.B1]=&quot;&quot;;0;1);IF([$screen.C1]=&quot;&quot;;0;1);IF([$screen.D1]=&quot;&quot;;0;1);IF([$screen.E1]=&quot;&quot;;0;1);IF([$screen.F1]=&quot;&quot;;0;1);IF([$screen.G1]=&quot;&quot;;0;1);IF([$screen.H1]=&quot;&quot;;0;1)))" office:value-type="string" office:string-value="0" calcext:value-type="string">
            <text:p>0</text:p>
          </table:table-cell>
          <table:table-cell table:formula="of:=BIN2HEX(CONCATENATE(IF([$screen.I1]=&quot;&quot;;0;1);IF([$screen.J1]=&quot;&quot;;0;1);IF([$screen.K1]=&quot;&quot;;0;1);IF([$screen.L1]=&quot;&quot;;0;1);IF([$screen.M1]=&quot;&quot;;0;1);IF([$screen.N1]=&quot;&quot;;0;1);IF([$screen.O1]=&quot;&quot;;0;1);IF([$screen.P1]=&quot;&quot;;0;1)))" office:value-type="string" office:string-value="0" calcext:value-type="string">
            <text:p>0</text:p>
          </table:table-cell>
          <table:table-cell table:formula="of:=BIN2HEX(CONCATENATE(IF([$screen.Q1]=&quot;&quot;;0;1);IF([$screen.R1]=&quot;&quot;;0;1);IF([$screen.S1]=&quot;&quot;;0;1);IF([$screen.T1]=&quot;&quot;;0;1);IF([$screen.U1]=&quot;&quot;;0;1);IF([$screen.V1]=&quot;&quot;;0;1);IF([$screen.W1]=&quot;&quot;;0;1);IF([$screen.X1]=&quot;&quot;;0;1)))" office:value-type="string" office:string-value="0" calcext:value-type="string">
            <text:p>0</text:p>
          </table:table-cell>
          <table:table-cell table:formula="of:=BIN2HEX(CONCATENATE(IF([$screen.Y1]=&quot;&quot;;0;1);IF([$screen.Z1]=&quot;&quot;;0;1);IF([$screen.AA1]=&quot;&quot;;0;1);IF([$screen.AB1]=&quot;&quot;;0;1);IF([$screen.AC1]=&quot;&quot;;0;1);IF([$screen.AD1]=&quot;&quot;;0;1);IF([$screen.AE1]=&quot;&quot;;0;1);IF([$screen.AF1]=&quot;&quot;;0;1)))" office:value-type="string" office:string-value="0" calcext:value-type="string">
            <text:p>0</text:p>
          </table:table-cell>
          <table:table-cell table:formula="of:=BIN2HEX(CONCATENATE(IF([$screen.AG1]=&quot;&quot;;0;1);IF([$screen.AH1]=&quot;&quot;;0;1);IF([$screen.AI1]=&quot;&quot;;0;1);IF([$screen.AJ1]=&quot;&quot;;0;1);IF([$screen.AK1]=&quot;&quot;;0;1);IF([$screen.AL1]=&quot;&quot;;0;1);IF([$screen.AM1]=&quot;&quot;;0;1);IF([$screen.AN1]=&quot;&quot;;0;1)))" office:value-type="string" office:string-value="0" calcext:value-type="string">
            <text:p>0</text:p>
          </table:table-cell>
          <table:table-cell table:formula="of:=BIN2HEX(CONCATENATE(IF([$screen.AO1]=&quot;&quot;;0;1);IF([$screen.AP1]=&quot;&quot;;0;1);IF([$screen.AQ1]=&quot;&quot;;0;1);IF([$screen.AR1]=&quot;&quot;;0;1);IF([$screen.AS1]=&quot;&quot;;0;1);IF([$screen.AT1]=&quot;&quot;;0;1);IF([$screen.AU1]=&quot;&quot;;0;1);IF([$screen.AV1]=&quot;&quot;;0;1)))" office:value-type="string" office:string-value="0" calcext:value-type="string">
            <text:p>0</text:p>
          </table:table-cell>
          <table:table-cell table:formula="of:=BIN2HEX(CONCATENATE(IF([$screen.AW1]=&quot;&quot;;0;1);IF([$screen.AX1]=&quot;&quot;;0;1);IF([$screen.AY1]=&quot;&quot;;0;1);IF([$screen.AZ1]=&quot;&quot;;0;1);IF([$screen.BA1]=&quot;&quot;;0;1);IF([$screen.BB1]=&quot;&quot;;0;1);IF([$screen.BC1]=&quot;&quot;;0;1);IF([$screen.BD1]=&quot;&quot;;0;1)))" office:value-type="string" office:string-value="0" calcext:value-type="string">
            <text:p>0</text:p>
          </table:table-cell>
          <table:table-cell table:formula="of:=BIN2HEX(CONCATENATE(IF([$screen.BE1]=&quot;&quot;;0;1);IF([$screen.BF1]=&quot;&quot;;0;1);IF([$screen.BG1]=&quot;&quot;;0;1);IF([$screen.BH1]=&quot;&quot;;0;1);IF([$screen.BI1]=&quot;&quot;;0;1);IF([$screen.BJ1]=&quot;&quot;;0;1);IF([$screen.BK1]=&quot;&quot;;0;1);IF([$screen.BL1]=&quot;&quot;;0;1)))" office:value-type="string" office:string-value="0" calcext:value-type="string">
            <text:p>0</text:p>
          </table:table-cell>
          <table:table-cell table:formula="of:=BIN2HEX(CONCATENATE(IF([$screen.BM1]=&quot;&quot;;0;1);IF([$screen.BN1]=&quot;&quot;;0;1);IF([$screen.BO1]=&quot;&quot;;0;1);IF([$screen.BP1]=&quot;&quot;;0;1);IF([$screen.BQ1]=&quot;&quot;;0;1);IF([$screen.BR1]=&quot;&quot;;0;1);IF([$screen.BS1]=&quot;&quot;;0;1);IF([$screen.BT1]=&quot;&quot;;0;1)))" office:value-type="string" office:string-value="0" calcext:value-type="string">
            <text:p>0</text:p>
          </table:table-cell>
          <table:table-cell table:formula="of:=BIN2HEX(CONCATENATE(IF([$screen.BU1]=&quot;&quot;;0;1);IF([$screen.BV1]=&quot;&quot;;0;1);IF([$screen.BW1]=&quot;&quot;;0;1);IF([$screen.BX1]=&quot;&quot;;0;1);IF([$screen.BY1]=&quot;&quot;;0;1);IF([$screen.BZ1]=&quot;&quot;;0;1);IF([$screen.CA1]=&quot;&quot;;0;1);IF([$screen.CB1]=&quot;&quot;;0;1)))" office:value-type="string" office:string-value="0" calcext:value-type="string">
            <text:p>0</text:p>
          </table:table-cell>
          <table:table-cell table:formula="of:=BIN2HEX(CONCATENATE(IF([$screen.CC1]=&quot;&quot;;0;1);IF([$screen.CD1]=&quot;&quot;;0;1);IF([$screen.CE1]=&quot;&quot;;0;1);IF([$screen.CF1]=&quot;&quot;;0;1);IF([$screen.CG1]=&quot;&quot;;0;1);IF([$screen.CH1]=&quot;&quot;;0;1);IF([$screen.CI1]=&quot;&quot;;0;1);IF([$screen.CJ1]=&quot;&quot;;0;1)))" office:value-type="string" office:string-value="0" calcext:value-type="string">
            <text:p>0</text:p>
          </table:table-cell>
          <table:table-cell table:formula="of:=BIN2HEX(CONCATENATE(IF([$screen.CK1]=&quot;&quot;;0;1);IF([$screen.CL1]=&quot;&quot;;0;1);IF([$screen.CM1]=&quot;&quot;;0;1);IF([$screen.CN1]=&quot;&quot;;0;1);IF([$screen.CO1]=&quot;&quot;;0;1);IF([$screen.CP1]=&quot;&quot;;0;1);IF([$screen.CQ1]=&quot;&quot;;0;1);IF([$screen.CR1]=&quot;&quot;;0;1)))" office:value-type="string" office:string-value="0" calcext:value-type="string">
            <text:p>0</text:p>
          </table:table-cell>
          <table:table-cell table:formula="of:=BIN2HEX(CONCATENATE(IF([$screen.CS1]=&quot;&quot;;0;1);IF([$screen.CT1]=&quot;&quot;;0;1);IF([$screen.CU1]=&quot;&quot;;0;1);IF([$screen.CV1]=&quot;&quot;;0;1);IF([$screen.CW1]=&quot;&quot;;0;1);IF([$screen.CX1]=&quot;&quot;;0;1);IF([$screen.CY1]=&quot;&quot;;0;1);IF([$screen.CZ1]=&quot;&quot;;0;1)))" office:value-type="string" office:string-value="0" calcext:value-type="string">
            <text:p>0</text:p>
          </table:table-cell>
          <table:table-cell table:formula="of:=BIN2HEX(CONCATENATE(IF([$screen.DA1]=&quot;&quot;;0;1);IF([$screen.DB1]=&quot;&quot;;0;1);IF([$screen.DC1]=&quot;&quot;;0;1);IF([$screen.DD1]=&quot;&quot;;0;1);IF([$screen.DE1]=&quot;&quot;;0;1);IF([$screen.DF1]=&quot;&quot;;0;1);IF([$screen.DG1]=&quot;&quot;;0;1);IF([$screen.DH1]=&quot;&quot;;0;1)))" office:value-type="string" office:string-value="0" calcext:value-type="string">
            <text:p>0</text:p>
          </table:table-cell>
          <table:table-cell table:formula="of:=BIN2HEX(CONCATENATE(IF([$screen.DI1]=&quot;&quot;;0;1);IF([$screen.DJ1]=&quot;&quot;;0;1);IF([$screen.DK1]=&quot;&quot;;0;1);IF([$screen.DL1]=&quot;&quot;;0;1);IF([$screen.DM1]=&quot;&quot;;0;1);IF([$screen.DN1]=&quot;&quot;;0;1);IF([$screen.DO1]=&quot;&quot;;0;1);IF([$screen.DP1]=&quot;&quot;;0;1)))" office:value-type="string" office:string-value="0" calcext:value-type="string">
            <text:p>0</text:p>
          </table:table-cell>
          <table:table-cell table:formula="of:=BIN2HEX(CONCATENATE(IF([$screen.DQ1]=&quot;&quot;;0;1);IF([$screen.DR1]=&quot;&quot;;0;1);IF([$screen.DS1]=&quot;&quot;;0;1);IF([$screen.DT1]=&quot;&quot;;0;1);IF([$screen.DU1]=&quot;&quot;;0;1);IF([$screen.DV1]=&quot;&quot;;0;1);IF([$screen.DW1]=&quot;&quot;;0;1);IF([$screen.DX1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.A2]=&quot;&quot;;0;1);IF([$screen.B2]=&quot;&quot;;0;1);IF([$screen.C2]=&quot;&quot;;0;1);IF([$screen.D2]=&quot;&quot;;0;1);IF([$screen.E2]=&quot;&quot;;0;1);IF([$screen.F2]=&quot;&quot;;0;1);IF([$screen.G2]=&quot;&quot;;0;1);IF([$screen.H2]=&quot;&quot;;0;1)))" office:value-type="string" office:string-value="0" calcext:value-type="string">
            <text:p>0</text:p>
          </table:table-cell>
          <table:table-cell table:formula="of:=BIN2HEX(CONCATENATE(IF([$screen.I2]=&quot;&quot;;0;1);IF([$screen.J2]=&quot;&quot;;0;1);IF([$screen.K2]=&quot;&quot;;0;1);IF([$screen.L2]=&quot;&quot;;0;1);IF([$screen.M2]=&quot;&quot;;0;1);IF([$screen.N2]=&quot;&quot;;0;1);IF([$screen.O2]=&quot;&quot;;0;1);IF([$screen.P2]=&quot;&quot;;0;1)))" office:value-type="string" office:string-value="0" calcext:value-type="string">
            <text:p>0</text:p>
          </table:table-cell>
          <table:table-cell table:formula="of:=BIN2HEX(CONCATENATE(IF([$screen.Q2]=&quot;&quot;;0;1);IF([$screen.R2]=&quot;&quot;;0;1);IF([$screen.S2]=&quot;&quot;;0;1);IF([$screen.T2]=&quot;&quot;;0;1);IF([$screen.U2]=&quot;&quot;;0;1);IF([$screen.V2]=&quot;&quot;;0;1);IF([$screen.W2]=&quot;&quot;;0;1);IF([$screen.X2]=&quot;&quot;;0;1)))" office:value-type="string" office:string-value="0" calcext:value-type="string">
            <text:p>0</text:p>
          </table:table-cell>
          <table:table-cell table:formula="of:=BIN2HEX(CONCATENATE(IF([$screen.Y2]=&quot;&quot;;0;1);IF([$screen.Z2]=&quot;&quot;;0;1);IF([$screen.AA2]=&quot;&quot;;0;1);IF([$screen.AB2]=&quot;&quot;;0;1);IF([$screen.AC2]=&quot;&quot;;0;1);IF([$screen.AD2]=&quot;&quot;;0;1);IF([$screen.AE2]=&quot;&quot;;0;1);IF([$screen.AF2]=&quot;&quot;;0;1)))" office:value-type="string" office:string-value="0" calcext:value-type="string">
            <text:p>0</text:p>
          </table:table-cell>
          <table:table-cell table:formula="of:=BIN2HEX(CONCATENATE(IF([$screen.AG2]=&quot;&quot;;0;1);IF([$screen.AH2]=&quot;&quot;;0;1);IF([$screen.AI2]=&quot;&quot;;0;1);IF([$screen.AJ2]=&quot;&quot;;0;1);IF([$screen.AK2]=&quot;&quot;;0;1);IF([$screen.AL2]=&quot;&quot;;0;1);IF([$screen.AM2]=&quot;&quot;;0;1);IF([$screen.AN2]=&quot;&quot;;0;1)))" office:value-type="string" office:string-value="0" calcext:value-type="string">
            <text:p>0</text:p>
          </table:table-cell>
          <table:table-cell table:formula="of:=BIN2HEX(CONCATENATE(IF([$screen.AO2]=&quot;&quot;;0;1);IF([$screen.AP2]=&quot;&quot;;0;1);IF([$screen.AQ2]=&quot;&quot;;0;1);IF([$screen.AR2]=&quot;&quot;;0;1);IF([$screen.AS2]=&quot;&quot;;0;1);IF([$screen.AT2]=&quot;&quot;;0;1);IF([$screen.AU2]=&quot;&quot;;0;1);IF([$screen.AV2]=&quot;&quot;;0;1)))" office:value-type="string" office:string-value="0" calcext:value-type="string">
            <text:p>0</text:p>
          </table:table-cell>
          <table:table-cell table:formula="of:=BIN2HEX(CONCATENATE(IF([$screen.AW2]=&quot;&quot;;0;1);IF([$screen.AX2]=&quot;&quot;;0;1);IF([$screen.AY2]=&quot;&quot;;0;1);IF([$screen.AZ2]=&quot;&quot;;0;1);IF([$screen.BA2]=&quot;&quot;;0;1);IF([$screen.BB2]=&quot;&quot;;0;1);IF([$screen.BC2]=&quot;&quot;;0;1);IF([$screen.BD2]=&quot;&quot;;0;1)))" office:value-type="string" office:string-value="0" calcext:value-type="string">
            <text:p>0</text:p>
          </table:table-cell>
          <table:table-cell table:formula="of:=BIN2HEX(CONCATENATE(IF([$screen.BE2]=&quot;&quot;;0;1);IF([$screen.BF2]=&quot;&quot;;0;1);IF([$screen.BG2]=&quot;&quot;;0;1);IF([$screen.BH2]=&quot;&quot;;0;1);IF([$screen.BI2]=&quot;&quot;;0;1);IF([$screen.BJ2]=&quot;&quot;;0;1);IF([$screen.BK2]=&quot;&quot;;0;1);IF([$screen.BL2]=&quot;&quot;;0;1)))" office:value-type="string" office:string-value="0" calcext:value-type="string">
            <text:p>0</text:p>
          </table:table-cell>
          <table:table-cell table:formula="of:=BIN2HEX(CONCATENATE(IF([$screen.BM2]=&quot;&quot;;0;1);IF([$screen.BN2]=&quot;&quot;;0;1);IF([$screen.BO2]=&quot;&quot;;0;1);IF([$screen.BP2]=&quot;&quot;;0;1);IF([$screen.BQ2]=&quot;&quot;;0;1);IF([$screen.BR2]=&quot;&quot;;0;1);IF([$screen.BS2]=&quot;&quot;;0;1);IF([$screen.BT2]=&quot;&quot;;0;1)))" office:value-type="string" office:string-value="0" calcext:value-type="string">
            <text:p>0</text:p>
          </table:table-cell>
          <table:table-cell table:formula="of:=BIN2HEX(CONCATENATE(IF([$screen.BU2]=&quot;&quot;;0;1);IF([$screen.BV2]=&quot;&quot;;0;1);IF([$screen.BW2]=&quot;&quot;;0;1);IF([$screen.BX2]=&quot;&quot;;0;1);IF([$screen.BY2]=&quot;&quot;;0;1);IF([$screen.BZ2]=&quot;&quot;;0;1);IF([$screen.CA2]=&quot;&quot;;0;1);IF([$screen.CB2]=&quot;&quot;;0;1)))" office:value-type="string" office:string-value="0" calcext:value-type="string">
            <text:p>0</text:p>
          </table:table-cell>
          <table:table-cell table:formula="of:=BIN2HEX(CONCATENATE(IF([$screen.CC2]=&quot;&quot;;0;1);IF([$screen.CD2]=&quot;&quot;;0;1);IF([$screen.CE2]=&quot;&quot;;0;1);IF([$screen.CF2]=&quot;&quot;;0;1);IF([$screen.CG2]=&quot;&quot;;0;1);IF([$screen.CH2]=&quot;&quot;;0;1);IF([$screen.CI2]=&quot;&quot;;0;1);IF([$screen.CJ2]=&quot;&quot;;0;1)))" office:value-type="string" office:string-value="0" calcext:value-type="string">
            <text:p>0</text:p>
          </table:table-cell>
          <table:table-cell table:formula="of:=BIN2HEX(CONCATENATE(IF([$screen.CK2]=&quot;&quot;;0;1);IF([$screen.CL2]=&quot;&quot;;0;1);IF([$screen.CM2]=&quot;&quot;;0;1);IF([$screen.CN2]=&quot;&quot;;0;1);IF([$screen.CO2]=&quot;&quot;;0;1);IF([$screen.CP2]=&quot;&quot;;0;1);IF([$screen.CQ2]=&quot;&quot;;0;1);IF([$screen.CR2]=&quot;&quot;;0;1)))" office:value-type="string" office:string-value="0" calcext:value-type="string">
            <text:p>0</text:p>
          </table:table-cell>
          <table:table-cell table:formula="of:=BIN2HEX(CONCATENATE(IF([$screen.CS2]=&quot;&quot;;0;1);IF([$screen.CT2]=&quot;&quot;;0;1);IF([$screen.CU2]=&quot;&quot;;0;1);IF([$screen.CV2]=&quot;&quot;;0;1);IF([$screen.CW2]=&quot;&quot;;0;1);IF([$screen.CX2]=&quot;&quot;;0;1);IF([$screen.CY2]=&quot;&quot;;0;1);IF([$screen.CZ2]=&quot;&quot;;0;1)))" office:value-type="string" office:string-value="0" calcext:value-type="string">
            <text:p>0</text:p>
          </table:table-cell>
          <table:table-cell table:formula="of:=BIN2HEX(CONCATENATE(IF([$screen.DA2]=&quot;&quot;;0;1);IF([$screen.DB2]=&quot;&quot;;0;1);IF([$screen.DC2]=&quot;&quot;;0;1);IF([$screen.DD2]=&quot;&quot;;0;1);IF([$screen.DE2]=&quot;&quot;;0;1);IF([$screen.DF2]=&quot;&quot;;0;1);IF([$screen.DG2]=&quot;&quot;;0;1);IF([$screen.DH2]=&quot;&quot;;0;1)))" office:value-type="string" office:string-value="0" calcext:value-type="string">
            <text:p>0</text:p>
          </table:table-cell>
          <table:table-cell table:formula="of:=BIN2HEX(CONCATENATE(IF([$screen.DI2]=&quot;&quot;;0;1);IF([$screen.DJ2]=&quot;&quot;;0;1);IF([$screen.DK2]=&quot;&quot;;0;1);IF([$screen.DL2]=&quot;&quot;;0;1);IF([$screen.DM2]=&quot;&quot;;0;1);IF([$screen.DN2]=&quot;&quot;;0;1);IF([$screen.DO2]=&quot;&quot;;0;1);IF([$screen.DP2]=&quot;&quot;;0;1)))" office:value-type="string" office:string-value="0" calcext:value-type="string">
            <text:p>0</text:p>
          </table:table-cell>
          <table:table-cell table:formula="of:=BIN2HEX(CONCATENATE(IF([$screen.DQ2]=&quot;&quot;;0;1);IF([$screen.DR2]=&quot;&quot;;0;1);IF([$screen.DS2]=&quot;&quot;;0;1);IF([$screen.DT2]=&quot;&quot;;0;1);IF([$screen.DU2]=&quot;&quot;;0;1);IF([$screen.DV2]=&quot;&quot;;0;1);IF([$screen.DW2]=&quot;&quot;;0;1);IF([$screen.DX2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.A3]=&quot;&quot;;0;1);IF([$screen.B3]=&quot;&quot;;0;1);IF([$screen.C3]=&quot;&quot;;0;1);IF([$screen.D3]=&quot;&quot;;0;1);IF([$screen.E3]=&quot;&quot;;0;1);IF([$screen.F3]=&quot;&quot;;0;1);IF([$screen.G3]=&quot;&quot;;0;1);IF([$screen.H3]=&quot;&quot;;0;1)))" office:value-type="string" office:string-value="0" calcext:value-type="string">
            <text:p>0</text:p>
          </table:table-cell>
          <table:table-cell table:formula="of:=BIN2HEX(CONCATENATE(IF([$screen.I3]=&quot;&quot;;0;1);IF([$screen.J3]=&quot;&quot;;0;1);IF([$screen.K3]=&quot;&quot;;0;1);IF([$screen.L3]=&quot;&quot;;0;1);IF([$screen.M3]=&quot;&quot;;0;1);IF([$screen.N3]=&quot;&quot;;0;1);IF([$screen.O3]=&quot;&quot;;0;1);IF([$screen.P3]=&quot;&quot;;0;1)))" office:value-type="string" office:string-value="60" calcext:value-type="string">
            <text:p>60</text:p>
          </table:table-cell>
          <table:table-cell table:formula="of:=BIN2HEX(CONCATENATE(IF([$screen.Q3]=&quot;&quot;;0;1);IF([$screen.R3]=&quot;&quot;;0;1);IF([$screen.S3]=&quot;&quot;;0;1);IF([$screen.T3]=&quot;&quot;;0;1);IF([$screen.U3]=&quot;&quot;;0;1);IF([$screen.V3]=&quot;&quot;;0;1);IF([$screen.W3]=&quot;&quot;;0;1);IF([$screen.X3]=&quot;&quot;;0;1)))" office:value-type="string" office:string-value="0" calcext:value-type="string">
            <text:p>0</text:p>
          </table:table-cell>
          <table:table-cell table:formula="of:=BIN2HEX(CONCATENATE(IF([$screen.Y3]=&quot;&quot;;0;1);IF([$screen.Z3]=&quot;&quot;;0;1);IF([$screen.AA3]=&quot;&quot;;0;1);IF([$screen.AB3]=&quot;&quot;;0;1);IF([$screen.AC3]=&quot;&quot;;0;1);IF([$screen.AD3]=&quot;&quot;;0;1);IF([$screen.AE3]=&quot;&quot;;0;1);IF([$screen.AF3]=&quot;&quot;;0;1)))" office:value-type="string" office:string-value="0" calcext:value-type="string">
            <text:p>0</text:p>
          </table:table-cell>
          <table:table-cell table:formula="of:=BIN2HEX(CONCATENATE(IF([$screen.AG3]=&quot;&quot;;0;1);IF([$screen.AH3]=&quot;&quot;;0;1);IF([$screen.AI3]=&quot;&quot;;0;1);IF([$screen.AJ3]=&quot;&quot;;0;1);IF([$screen.AK3]=&quot;&quot;;0;1);IF([$screen.AL3]=&quot;&quot;;0;1);IF([$screen.AM3]=&quot;&quot;;0;1);IF([$screen.AN3]=&quot;&quot;;0;1)))" office:value-type="string" office:string-value="0" calcext:value-type="string">
            <text:p>0</text:p>
          </table:table-cell>
          <table:table-cell table:formula="of:=BIN2HEX(CONCATENATE(IF([$screen.AO3]=&quot;&quot;;0;1);IF([$screen.AP3]=&quot;&quot;;0;1);IF([$screen.AQ3]=&quot;&quot;;0;1);IF([$screen.AR3]=&quot;&quot;;0;1);IF([$screen.AS3]=&quot;&quot;;0;1);IF([$screen.AT3]=&quot;&quot;;0;1);IF([$screen.AU3]=&quot;&quot;;0;1);IF([$screen.AV3]=&quot;&quot;;0;1)))" office:value-type="string" office:string-value="0" calcext:value-type="string">
            <text:p>0</text:p>
          </table:table-cell>
          <table:table-cell table:formula="of:=BIN2HEX(CONCATENATE(IF([$screen.AW3]=&quot;&quot;;0;1);IF([$screen.AX3]=&quot;&quot;;0;1);IF([$screen.AY3]=&quot;&quot;;0;1);IF([$screen.AZ3]=&quot;&quot;;0;1);IF([$screen.BA3]=&quot;&quot;;0;1);IF([$screen.BB3]=&quot;&quot;;0;1);IF([$screen.BC3]=&quot;&quot;;0;1);IF([$screen.BD3]=&quot;&quot;;0;1)))" office:value-type="string" office:string-value="0" calcext:value-type="string">
            <text:p>0</text:p>
          </table:table-cell>
          <table:table-cell table:formula="of:=BIN2HEX(CONCATENATE(IF([$screen.BE3]=&quot;&quot;;0;1);IF([$screen.BF3]=&quot;&quot;;0;1);IF([$screen.BG3]=&quot;&quot;;0;1);IF([$screen.BH3]=&quot;&quot;;0;1);IF([$screen.BI3]=&quot;&quot;;0;1);IF([$screen.BJ3]=&quot;&quot;;0;1);IF([$screen.BK3]=&quot;&quot;;0;1);IF([$screen.BL3]=&quot;&quot;;0;1)))" office:value-type="string" office:string-value="0" calcext:value-type="string">
            <text:p>0</text:p>
          </table:table-cell>
          <table:table-cell table:formula="of:=BIN2HEX(CONCATENATE(IF([$screen.BM3]=&quot;&quot;;0;1);IF([$screen.BN3]=&quot;&quot;;0;1);IF([$screen.BO3]=&quot;&quot;;0;1);IF([$screen.BP3]=&quot;&quot;;0;1);IF([$screen.BQ3]=&quot;&quot;;0;1);IF([$screen.BR3]=&quot;&quot;;0;1);IF([$screen.BS3]=&quot;&quot;;0;1);IF([$screen.BT3]=&quot;&quot;;0;1)))" office:value-type="string" office:string-value="0" calcext:value-type="string">
            <text:p>0</text:p>
          </table:table-cell>
          <table:table-cell table:formula="of:=BIN2HEX(CONCATENATE(IF([$screen.BU3]=&quot;&quot;;0;1);IF([$screen.BV3]=&quot;&quot;;0;1);IF([$screen.BW3]=&quot;&quot;;0;1);IF([$screen.BX3]=&quot;&quot;;0;1);IF([$screen.BY3]=&quot;&quot;;0;1);IF([$screen.BZ3]=&quot;&quot;;0;1);IF([$screen.CA3]=&quot;&quot;;0;1);IF([$screen.CB3]=&quot;&quot;;0;1)))" office:value-type="string" office:string-value="0" calcext:value-type="string">
            <text:p>0</text:p>
          </table:table-cell>
          <table:table-cell table:formula="of:=BIN2HEX(CONCATENATE(IF([$screen.CC3]=&quot;&quot;;0;1);IF([$screen.CD3]=&quot;&quot;;0;1);IF([$screen.CE3]=&quot;&quot;;0;1);IF([$screen.CF3]=&quot;&quot;;0;1);IF([$screen.CG3]=&quot;&quot;;0;1);IF([$screen.CH3]=&quot;&quot;;0;1);IF([$screen.CI3]=&quot;&quot;;0;1);IF([$screen.CJ3]=&quot;&quot;;0;1)))" office:value-type="string" office:string-value="0" calcext:value-type="string">
            <text:p>0</text:p>
          </table:table-cell>
          <table:table-cell table:formula="of:=BIN2HEX(CONCATENATE(IF([$screen.CK3]=&quot;&quot;;0;1);IF([$screen.CL3]=&quot;&quot;;0;1);IF([$screen.CM3]=&quot;&quot;;0;1);IF([$screen.CN3]=&quot;&quot;;0;1);IF([$screen.CO3]=&quot;&quot;;0;1);IF([$screen.CP3]=&quot;&quot;;0;1);IF([$screen.CQ3]=&quot;&quot;;0;1);IF([$screen.CR3]=&quot;&quot;;0;1)))" office:value-type="string" office:string-value="0" calcext:value-type="string">
            <text:p>0</text:p>
          </table:table-cell>
          <table:table-cell table:formula="of:=BIN2HEX(CONCATENATE(IF([$screen.CS3]=&quot;&quot;;0;1);IF([$screen.CT3]=&quot;&quot;;0;1);IF([$screen.CU3]=&quot;&quot;;0;1);IF([$screen.CV3]=&quot;&quot;;0;1);IF([$screen.CW3]=&quot;&quot;;0;1);IF([$screen.CX3]=&quot;&quot;;0;1);IF([$screen.CY3]=&quot;&quot;;0;1);IF([$screen.CZ3]=&quot;&quot;;0;1)))" office:value-type="string" office:string-value="0" calcext:value-type="string">
            <text:p>0</text:p>
          </table:table-cell>
          <table:table-cell table:formula="of:=BIN2HEX(CONCATENATE(IF([$screen.DA3]=&quot;&quot;;0;1);IF([$screen.DB3]=&quot;&quot;;0;1);IF([$screen.DC3]=&quot;&quot;;0;1);IF([$screen.DD3]=&quot;&quot;;0;1);IF([$screen.DE3]=&quot;&quot;;0;1);IF([$screen.DF3]=&quot;&quot;;0;1);IF([$screen.DG3]=&quot;&quot;;0;1);IF([$screen.DH3]=&quot;&quot;;0;1)))" office:value-type="string" office:string-value="0" calcext:value-type="string">
            <text:p>0</text:p>
          </table:table-cell>
          <table:table-cell table:formula="of:=BIN2HEX(CONCATENATE(IF([$screen.DI3]=&quot;&quot;;0;1);IF([$screen.DJ3]=&quot;&quot;;0;1);IF([$screen.DK3]=&quot;&quot;;0;1);IF([$screen.DL3]=&quot;&quot;;0;1);IF([$screen.DM3]=&quot;&quot;;0;1);IF([$screen.DN3]=&quot;&quot;;0;1);IF([$screen.DO3]=&quot;&quot;;0;1);IF([$screen.DP3]=&quot;&quot;;0;1)))" office:value-type="string" office:string-value="0" calcext:value-type="string">
            <text:p>0</text:p>
          </table:table-cell>
          <table:table-cell table:formula="of:=BIN2HEX(CONCATENATE(IF([$screen.DQ3]=&quot;&quot;;0;1);IF([$screen.DR3]=&quot;&quot;;0;1);IF([$screen.DS3]=&quot;&quot;;0;1);IF([$screen.DT3]=&quot;&quot;;0;1);IF([$screen.DU3]=&quot;&quot;;0;1);IF([$screen.DV3]=&quot;&quot;;0;1);IF([$screen.DW3]=&quot;&quot;;0;1);IF([$screen.DX3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.A4]=&quot;&quot;;0;1);IF([$screen.B4]=&quot;&quot;;0;1);IF([$screen.C4]=&quot;&quot;;0;1);IF([$screen.D4]=&quot;&quot;;0;1);IF([$screen.E4]=&quot;&quot;;0;1);IF([$screen.F4]=&quot;&quot;;0;1);IF([$screen.G4]=&quot;&quot;;0;1);IF([$screen.H4]=&quot;&quot;;0;1)))" office:value-type="string" office:string-value="3" calcext:value-type="string">
            <text:p>3</text:p>
          </table:table-cell>
          <table:table-cell table:formula="of:=BIN2HEX(CONCATENATE(IF([$screen.I4]=&quot;&quot;;0;1);IF([$screen.J4]=&quot;&quot;;0;1);IF([$screen.K4]=&quot;&quot;;0;1);IF([$screen.L4]=&quot;&quot;;0;1);IF([$screen.M4]=&quot;&quot;;0;1);IF([$screen.N4]=&quot;&quot;;0;1);IF([$screen.O4]=&quot;&quot;;0;1);IF([$screen.P4]=&quot;&quot;;0;1)))" office:value-type="string" office:string-value="60" calcext:value-type="string">
            <text:p>60</text:p>
          </table:table-cell>
          <table:table-cell table:formula="of:=BIN2HEX(CONCATENATE(IF([$screen.Q4]=&quot;&quot;;0;1);IF([$screen.R4]=&quot;&quot;;0;1);IF([$screen.S4]=&quot;&quot;;0;1);IF([$screen.T4]=&quot;&quot;;0;1);IF([$screen.U4]=&quot;&quot;;0;1);IF([$screen.V4]=&quot;&quot;;0;1);IF([$screen.W4]=&quot;&quot;;0;1);IF([$screen.X4]=&quot;&quot;;0;1)))" office:value-type="string" office:string-value="0" calcext:value-type="string">
            <text:p>0</text:p>
          </table:table-cell>
          <table:table-cell table:formula="of:=BIN2HEX(CONCATENATE(IF([$screen.Y4]=&quot;&quot;;0;1);IF([$screen.Z4]=&quot;&quot;;0;1);IF([$screen.AA4]=&quot;&quot;;0;1);IF([$screen.AB4]=&quot;&quot;;0;1);IF([$screen.AC4]=&quot;&quot;;0;1);IF([$screen.AD4]=&quot;&quot;;0;1);IF([$screen.AE4]=&quot;&quot;;0;1);IF([$screen.AF4]=&quot;&quot;;0;1)))" office:value-type="string" office:string-value="0" calcext:value-type="string">
            <text:p>0</text:p>
          </table:table-cell>
          <table:table-cell table:formula="of:=BIN2HEX(CONCATENATE(IF([$screen.AG4]=&quot;&quot;;0;1);IF([$screen.AH4]=&quot;&quot;;0;1);IF([$screen.AI4]=&quot;&quot;;0;1);IF([$screen.AJ4]=&quot;&quot;;0;1);IF([$screen.AK4]=&quot;&quot;;0;1);IF([$screen.AL4]=&quot;&quot;;0;1);IF([$screen.AM4]=&quot;&quot;;0;1);IF([$screen.AN4]=&quot;&quot;;0;1)))" office:value-type="string" office:string-value="0" calcext:value-type="string">
            <text:p>0</text:p>
          </table:table-cell>
          <table:table-cell table:formula="of:=BIN2HEX(CONCATENATE(IF([$screen.AO4]=&quot;&quot;;0;1);IF([$screen.AP4]=&quot;&quot;;0;1);IF([$screen.AQ4]=&quot;&quot;;0;1);IF([$screen.AR4]=&quot;&quot;;0;1);IF([$screen.AS4]=&quot;&quot;;0;1);IF([$screen.AT4]=&quot;&quot;;0;1);IF([$screen.AU4]=&quot;&quot;;0;1);IF([$screen.AV4]=&quot;&quot;;0;1)))" office:value-type="string" office:string-value="0" calcext:value-type="string">
            <text:p>0</text:p>
          </table:table-cell>
          <table:table-cell table:formula="of:=BIN2HEX(CONCATENATE(IF([$screen.AW4]=&quot;&quot;;0;1);IF([$screen.AX4]=&quot;&quot;;0;1);IF([$screen.AY4]=&quot;&quot;;0;1);IF([$screen.AZ4]=&quot;&quot;;0;1);IF([$screen.BA4]=&quot;&quot;;0;1);IF([$screen.BB4]=&quot;&quot;;0;1);IF([$screen.BC4]=&quot;&quot;;0;1);IF([$screen.BD4]=&quot;&quot;;0;1)))" office:value-type="string" office:string-value="0" calcext:value-type="string">
            <text:p>0</text:p>
          </table:table-cell>
          <table:table-cell table:formula="of:=BIN2HEX(CONCATENATE(IF([$screen.BE4]=&quot;&quot;;0;1);IF([$screen.BF4]=&quot;&quot;;0;1);IF([$screen.BG4]=&quot;&quot;;0;1);IF([$screen.BH4]=&quot;&quot;;0;1);IF([$screen.BI4]=&quot;&quot;;0;1);IF([$screen.BJ4]=&quot;&quot;;0;1);IF([$screen.BK4]=&quot;&quot;;0;1);IF([$screen.BL4]=&quot;&quot;;0;1)))" office:value-type="string" office:string-value="0" calcext:value-type="string">
            <text:p>0</text:p>
          </table:table-cell>
          <table:table-cell table:formula="of:=BIN2HEX(CONCATENATE(IF([$screen.BM4]=&quot;&quot;;0;1);IF([$screen.BN4]=&quot;&quot;;0;1);IF([$screen.BO4]=&quot;&quot;;0;1);IF([$screen.BP4]=&quot;&quot;;0;1);IF([$screen.BQ4]=&quot;&quot;;0;1);IF([$screen.BR4]=&quot;&quot;;0;1);IF([$screen.BS4]=&quot;&quot;;0;1);IF([$screen.BT4]=&quot;&quot;;0;1)))" office:value-type="string" office:string-value="0" calcext:value-type="string">
            <text:p>0</text:p>
          </table:table-cell>
          <table:table-cell table:formula="of:=BIN2HEX(CONCATENATE(IF([$screen.BU4]=&quot;&quot;;0;1);IF([$screen.BV4]=&quot;&quot;;0;1);IF([$screen.BW4]=&quot;&quot;;0;1);IF([$screen.BX4]=&quot;&quot;;0;1);IF([$screen.BY4]=&quot;&quot;;0;1);IF([$screen.BZ4]=&quot;&quot;;0;1);IF([$screen.CA4]=&quot;&quot;;0;1);IF([$screen.CB4]=&quot;&quot;;0;1)))" office:value-type="string" office:string-value="0" calcext:value-type="string">
            <text:p>0</text:p>
          </table:table-cell>
          <table:table-cell table:formula="of:=BIN2HEX(CONCATENATE(IF([$screen.CC4]=&quot;&quot;;0;1);IF([$screen.CD4]=&quot;&quot;;0;1);IF([$screen.CE4]=&quot;&quot;;0;1);IF([$screen.CF4]=&quot;&quot;;0;1);IF([$screen.CG4]=&quot;&quot;;0;1);IF([$screen.CH4]=&quot;&quot;;0;1);IF([$screen.CI4]=&quot;&quot;;0;1);IF([$screen.CJ4]=&quot;&quot;;0;1)))" office:value-type="string" office:string-value="0" calcext:value-type="string">
            <text:p>0</text:p>
          </table:table-cell>
          <table:table-cell table:formula="of:=BIN2HEX(CONCATENATE(IF([$screen.CK4]=&quot;&quot;;0;1);IF([$screen.CL4]=&quot;&quot;;0;1);IF([$screen.CM4]=&quot;&quot;;0;1);IF([$screen.CN4]=&quot;&quot;;0;1);IF([$screen.CO4]=&quot;&quot;;0;1);IF([$screen.CP4]=&quot;&quot;;0;1);IF([$screen.CQ4]=&quot;&quot;;0;1);IF([$screen.CR4]=&quot;&quot;;0;1)))" office:value-type="string" office:string-value="0" calcext:value-type="string">
            <text:p>0</text:p>
          </table:table-cell>
          <table:table-cell table:formula="of:=BIN2HEX(CONCATENATE(IF([$screen.CS4]=&quot;&quot;;0;1);IF([$screen.CT4]=&quot;&quot;;0;1);IF([$screen.CU4]=&quot;&quot;;0;1);IF([$screen.CV4]=&quot;&quot;;0;1);IF([$screen.CW4]=&quot;&quot;;0;1);IF([$screen.CX4]=&quot;&quot;;0;1);IF([$screen.CY4]=&quot;&quot;;0;1);IF([$screen.CZ4]=&quot;&quot;;0;1)))" office:value-type="string" office:string-value="0" calcext:value-type="string">
            <text:p>0</text:p>
          </table:table-cell>
          <table:table-cell table:formula="of:=BIN2HEX(CONCATENATE(IF([$screen.DA4]=&quot;&quot;;0;1);IF([$screen.DB4]=&quot;&quot;;0;1);IF([$screen.DC4]=&quot;&quot;;0;1);IF([$screen.DD4]=&quot;&quot;;0;1);IF([$screen.DE4]=&quot;&quot;;0;1);IF([$screen.DF4]=&quot;&quot;;0;1);IF([$screen.DG4]=&quot;&quot;;0;1);IF([$screen.DH4]=&quot;&quot;;0;1)))" office:value-type="string" office:string-value="0" calcext:value-type="string">
            <text:p>0</text:p>
          </table:table-cell>
          <table:table-cell table:formula="of:=BIN2HEX(CONCATENATE(IF([$screen.DI4]=&quot;&quot;;0;1);IF([$screen.DJ4]=&quot;&quot;;0;1);IF([$screen.DK4]=&quot;&quot;;0;1);IF([$screen.DL4]=&quot;&quot;;0;1);IF([$screen.DM4]=&quot;&quot;;0;1);IF([$screen.DN4]=&quot;&quot;;0;1);IF([$screen.DO4]=&quot;&quot;;0;1);IF([$screen.DP4]=&quot;&quot;;0;1)))" office:value-type="string" office:string-value="0" calcext:value-type="string">
            <text:p>0</text:p>
          </table:table-cell>
          <table:table-cell table:formula="of:=BIN2HEX(CONCATENATE(IF([$screen.DQ4]=&quot;&quot;;0;1);IF([$screen.DR4]=&quot;&quot;;0;1);IF([$screen.DS4]=&quot;&quot;;0;1);IF([$screen.DT4]=&quot;&quot;;0;1);IF([$screen.DU4]=&quot;&quot;;0;1);IF([$screen.DV4]=&quot;&quot;;0;1);IF([$screen.DW4]=&quot;&quot;;0;1);IF([$screen.DX4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.A5]=&quot;&quot;;0;1);IF([$screen.B5]=&quot;&quot;;0;1);IF([$screen.C5]=&quot;&quot;;0;1);IF([$screen.D5]=&quot;&quot;;0;1);IF([$screen.E5]=&quot;&quot;;0;1);IF([$screen.F5]=&quot;&quot;;0;1);IF([$screen.G5]=&quot;&quot;;0;1);IF([$screen.H5]=&quot;&quot;;0;1)))" office:value-type="string" office:string-value="1B" calcext:value-type="string">
            <text:p>1B</text:p>
          </table:table-cell>
          <table:table-cell table:formula="of:=BIN2HEX(CONCATENATE(IF([$screen.I5]=&quot;&quot;;0;1);IF([$screen.J5]=&quot;&quot;;0;1);IF([$screen.K5]=&quot;&quot;;0;1);IF([$screen.L5]=&quot;&quot;;0;1);IF([$screen.M5]=&quot;&quot;;0;1);IF([$screen.N5]=&quot;&quot;;0;1);IF([$screen.O5]=&quot;&quot;;0;1);IF([$screen.P5]=&quot;&quot;;0;1)))" office:value-type="string" office:string-value="60" calcext:value-type="string">
            <text:p>60</text:p>
          </table:table-cell>
          <table:table-cell table:formula="of:=BIN2HEX(CONCATENATE(IF([$screen.Q5]=&quot;&quot;;0;1);IF([$screen.R5]=&quot;&quot;;0;1);IF([$screen.S5]=&quot;&quot;;0;1);IF([$screen.T5]=&quot;&quot;;0;1);IF([$screen.U5]=&quot;&quot;;0;1);IF([$screen.V5]=&quot;&quot;;0;1);IF([$screen.W5]=&quot;&quot;;0;1);IF([$screen.X5]=&quot;&quot;;0;1)))" office:value-type="string" office:string-value="0" calcext:value-type="string">
            <text:p>0</text:p>
          </table:table-cell>
          <table:table-cell table:formula="of:=BIN2HEX(CONCATENATE(IF([$screen.Y5]=&quot;&quot;;0;1);IF([$screen.Z5]=&quot;&quot;;0;1);IF([$screen.AA5]=&quot;&quot;;0;1);IF([$screen.AB5]=&quot;&quot;;0;1);IF([$screen.AC5]=&quot;&quot;;0;1);IF([$screen.AD5]=&quot;&quot;;0;1);IF([$screen.AE5]=&quot;&quot;;0;1);IF([$screen.AF5]=&quot;&quot;;0;1)))" office:value-type="string" office:string-value="0" calcext:value-type="string">
            <text:p>0</text:p>
          </table:table-cell>
          <table:table-cell table:formula="of:=BIN2HEX(CONCATENATE(IF([$screen.AG5]=&quot;&quot;;0;1);IF([$screen.AH5]=&quot;&quot;;0;1);IF([$screen.AI5]=&quot;&quot;;0;1);IF([$screen.AJ5]=&quot;&quot;;0;1);IF([$screen.AK5]=&quot;&quot;;0;1);IF([$screen.AL5]=&quot;&quot;;0;1);IF([$screen.AM5]=&quot;&quot;;0;1);IF([$screen.AN5]=&quot;&quot;;0;1)))" office:value-type="string" office:string-value="0" calcext:value-type="string">
            <text:p>0</text:p>
          </table:table-cell>
          <table:table-cell table:formula="of:=BIN2HEX(CONCATENATE(IF([$screen.AO5]=&quot;&quot;;0;1);IF([$screen.AP5]=&quot;&quot;;0;1);IF([$screen.AQ5]=&quot;&quot;;0;1);IF([$screen.AR5]=&quot;&quot;;0;1);IF([$screen.AS5]=&quot;&quot;;0;1);IF([$screen.AT5]=&quot;&quot;;0;1);IF([$screen.AU5]=&quot;&quot;;0;1);IF([$screen.AV5]=&quot;&quot;;0;1)))" office:value-type="string" office:string-value="0" calcext:value-type="string">
            <text:p>0</text:p>
          </table:table-cell>
          <table:table-cell table:formula="of:=BIN2HEX(CONCATENATE(IF([$screen.AW5]=&quot;&quot;;0;1);IF([$screen.AX5]=&quot;&quot;;0;1);IF([$screen.AY5]=&quot;&quot;;0;1);IF([$screen.AZ5]=&quot;&quot;;0;1);IF([$screen.BA5]=&quot;&quot;;0;1);IF([$screen.BB5]=&quot;&quot;;0;1);IF([$screen.BC5]=&quot;&quot;;0;1);IF([$screen.BD5]=&quot;&quot;;0;1)))" office:value-type="string" office:string-value="0" calcext:value-type="string">
            <text:p>0</text:p>
          </table:table-cell>
          <table:table-cell table:formula="of:=BIN2HEX(CONCATENATE(IF([$screen.BE5]=&quot;&quot;;0;1);IF([$screen.BF5]=&quot;&quot;;0;1);IF([$screen.BG5]=&quot;&quot;;0;1);IF([$screen.BH5]=&quot;&quot;;0;1);IF([$screen.BI5]=&quot;&quot;;0;1);IF([$screen.BJ5]=&quot;&quot;;0;1);IF([$screen.BK5]=&quot;&quot;;0;1);IF([$screen.BL5]=&quot;&quot;;0;1)))" office:value-type="string" office:string-value="0" calcext:value-type="string">
            <text:p>0</text:p>
          </table:table-cell>
          <table:table-cell table:formula="of:=BIN2HEX(CONCATENATE(IF([$screen.BM5]=&quot;&quot;;0;1);IF([$screen.BN5]=&quot;&quot;;0;1);IF([$screen.BO5]=&quot;&quot;;0;1);IF([$screen.BP5]=&quot;&quot;;0;1);IF([$screen.BQ5]=&quot;&quot;;0;1);IF([$screen.BR5]=&quot;&quot;;0;1);IF([$screen.BS5]=&quot;&quot;;0;1);IF([$screen.BT5]=&quot;&quot;;0;1)))" office:value-type="string" office:string-value="0" calcext:value-type="string">
            <text:p>0</text:p>
          </table:table-cell>
          <table:table-cell table:formula="of:=BIN2HEX(CONCATENATE(IF([$screen.BU5]=&quot;&quot;;0;1);IF([$screen.BV5]=&quot;&quot;;0;1);IF([$screen.BW5]=&quot;&quot;;0;1);IF([$screen.BX5]=&quot;&quot;;0;1);IF([$screen.BY5]=&quot;&quot;;0;1);IF([$screen.BZ5]=&quot;&quot;;0;1);IF([$screen.CA5]=&quot;&quot;;0;1);IF([$screen.CB5]=&quot;&quot;;0;1)))" office:value-type="string" office:string-value="0" calcext:value-type="string">
            <text:p>0</text:p>
          </table:table-cell>
          <table:table-cell table:formula="of:=BIN2HEX(CONCATENATE(IF([$screen.CC5]=&quot;&quot;;0;1);IF([$screen.CD5]=&quot;&quot;;0;1);IF([$screen.CE5]=&quot;&quot;;0;1);IF([$screen.CF5]=&quot;&quot;;0;1);IF([$screen.CG5]=&quot;&quot;;0;1);IF([$screen.CH5]=&quot;&quot;;0;1);IF([$screen.CI5]=&quot;&quot;;0;1);IF([$screen.CJ5]=&quot;&quot;;0;1)))" office:value-type="string" office:string-value="0" calcext:value-type="string">
            <text:p>0</text:p>
          </table:table-cell>
          <table:table-cell table:formula="of:=BIN2HEX(CONCATENATE(IF([$screen.CK5]=&quot;&quot;;0;1);IF([$screen.CL5]=&quot;&quot;;0;1);IF([$screen.CM5]=&quot;&quot;;0;1);IF([$screen.CN5]=&quot;&quot;;0;1);IF([$screen.CO5]=&quot;&quot;;0;1);IF([$screen.CP5]=&quot;&quot;;0;1);IF([$screen.CQ5]=&quot;&quot;;0;1);IF([$screen.CR5]=&quot;&quot;;0;1)))" office:value-type="string" office:string-value="0" calcext:value-type="string">
            <text:p>0</text:p>
          </table:table-cell>
          <table:table-cell table:formula="of:=BIN2HEX(CONCATENATE(IF([$screen.CS5]=&quot;&quot;;0;1);IF([$screen.CT5]=&quot;&quot;;0;1);IF([$screen.CU5]=&quot;&quot;;0;1);IF([$screen.CV5]=&quot;&quot;;0;1);IF([$screen.CW5]=&quot;&quot;;0;1);IF([$screen.CX5]=&quot;&quot;;0;1);IF([$screen.CY5]=&quot;&quot;;0;1);IF([$screen.CZ5]=&quot;&quot;;0;1)))" office:value-type="string" office:string-value="0" calcext:value-type="string">
            <text:p>0</text:p>
          </table:table-cell>
          <table:table-cell table:formula="of:=BIN2HEX(CONCATENATE(IF([$screen.DA5]=&quot;&quot;;0;1);IF([$screen.DB5]=&quot;&quot;;0;1);IF([$screen.DC5]=&quot;&quot;;0;1);IF([$screen.DD5]=&quot;&quot;;0;1);IF([$screen.DE5]=&quot;&quot;;0;1);IF([$screen.DF5]=&quot;&quot;;0;1);IF([$screen.DG5]=&quot;&quot;;0;1);IF([$screen.DH5]=&quot;&quot;;0;1)))" office:value-type="string" office:string-value="0" calcext:value-type="string">
            <text:p>0</text:p>
          </table:table-cell>
          <table:table-cell table:formula="of:=BIN2HEX(CONCATENATE(IF([$screen.DI5]=&quot;&quot;;0;1);IF([$screen.DJ5]=&quot;&quot;;0;1);IF([$screen.DK5]=&quot;&quot;;0;1);IF([$screen.DL5]=&quot;&quot;;0;1);IF([$screen.DM5]=&quot;&quot;;0;1);IF([$screen.DN5]=&quot;&quot;;0;1);IF([$screen.DO5]=&quot;&quot;;0;1);IF([$screen.DP5]=&quot;&quot;;0;1)))" office:value-type="string" office:string-value="0" calcext:value-type="string">
            <text:p>0</text:p>
          </table:table-cell>
          <table:table-cell table:formula="of:=BIN2HEX(CONCATENATE(IF([$screen.DQ5]=&quot;&quot;;0;1);IF([$screen.DR5]=&quot;&quot;;0;1);IF([$screen.DS5]=&quot;&quot;;0;1);IF([$screen.DT5]=&quot;&quot;;0;1);IF([$screen.DU5]=&quot;&quot;;0;1);IF([$screen.DV5]=&quot;&quot;;0;1);IF([$screen.DW5]=&quot;&quot;;0;1);IF([$screen.DX5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.A6]=&quot;&quot;;0;1);IF([$screen.B6]=&quot;&quot;;0;1);IF([$screen.C6]=&quot;&quot;;0;1);IF([$screen.D6]=&quot;&quot;;0;1);IF([$screen.E6]=&quot;&quot;;0;1);IF([$screen.F6]=&quot;&quot;;0;1);IF([$screen.G6]=&quot;&quot;;0;1);IF([$screen.H6]=&quot;&quot;;0;1)))" office:value-type="string" office:string-value="1B" calcext:value-type="string">
            <text:p>1B</text:p>
          </table:table-cell>
          <table:table-cell table:formula="of:=BIN2HEX(CONCATENATE(IF([$screen.I6]=&quot;&quot;;0;1);IF([$screen.J6]=&quot;&quot;;0;1);IF([$screen.K6]=&quot;&quot;;0;1);IF([$screen.L6]=&quot;&quot;;0;1);IF([$screen.M6]=&quot;&quot;;0;1);IF([$screen.N6]=&quot;&quot;;0;1);IF([$screen.O6]=&quot;&quot;;0;1);IF([$screen.P6]=&quot;&quot;;0;1)))" office:value-type="string" office:string-value="60" calcext:value-type="string">
            <text:p>60</text:p>
          </table:table-cell>
          <table:table-cell table:formula="of:=BIN2HEX(CONCATENATE(IF([$screen.Q6]=&quot;&quot;;0;1);IF([$screen.R6]=&quot;&quot;;0;1);IF([$screen.S6]=&quot;&quot;;0;1);IF([$screen.T6]=&quot;&quot;;0;1);IF([$screen.U6]=&quot;&quot;;0;1);IF([$screen.V6]=&quot;&quot;;0;1);IF([$screen.W6]=&quot;&quot;;0;1);IF([$screen.X6]=&quot;&quot;;0;1)))" office:value-type="string" office:string-value="0" calcext:value-type="string">
            <text:p>0</text:p>
          </table:table-cell>
          <table:table-cell table:formula="of:=BIN2HEX(CONCATENATE(IF([$screen.Y6]=&quot;&quot;;0;1);IF([$screen.Z6]=&quot;&quot;;0;1);IF([$screen.AA6]=&quot;&quot;;0;1);IF([$screen.AB6]=&quot;&quot;;0;1);IF([$screen.AC6]=&quot;&quot;;0;1);IF([$screen.AD6]=&quot;&quot;;0;1);IF([$screen.AE6]=&quot;&quot;;0;1);IF([$screen.AF6]=&quot;&quot;;0;1)))" office:value-type="string" office:string-value="0" calcext:value-type="string">
            <text:p>0</text:p>
          </table:table-cell>
          <table:table-cell table:formula="of:=BIN2HEX(CONCATENATE(IF([$screen.AG6]=&quot;&quot;;0;1);IF([$screen.AH6]=&quot;&quot;;0;1);IF([$screen.AI6]=&quot;&quot;;0;1);IF([$screen.AJ6]=&quot;&quot;;0;1);IF([$screen.AK6]=&quot;&quot;;0;1);IF([$screen.AL6]=&quot;&quot;;0;1);IF([$screen.AM6]=&quot;&quot;;0;1);IF([$screen.AN6]=&quot;&quot;;0;1)))" office:value-type="string" office:string-value="0" calcext:value-type="string">
            <text:p>0</text:p>
          </table:table-cell>
          <table:table-cell table:formula="of:=BIN2HEX(CONCATENATE(IF([$screen.AO6]=&quot;&quot;;0;1);IF([$screen.AP6]=&quot;&quot;;0;1);IF([$screen.AQ6]=&quot;&quot;;0;1);IF([$screen.AR6]=&quot;&quot;;0;1);IF([$screen.AS6]=&quot;&quot;;0;1);IF([$screen.AT6]=&quot;&quot;;0;1);IF([$screen.AU6]=&quot;&quot;;0;1);IF([$screen.AV6]=&quot;&quot;;0;1)))" office:value-type="string" office:string-value="0" calcext:value-type="string">
            <text:p>0</text:p>
          </table:table-cell>
          <table:table-cell table:formula="of:=BIN2HEX(CONCATENATE(IF([$screen.AW6]=&quot;&quot;;0;1);IF([$screen.AX6]=&quot;&quot;;0;1);IF([$screen.AY6]=&quot;&quot;;0;1);IF([$screen.AZ6]=&quot;&quot;;0;1);IF([$screen.BA6]=&quot;&quot;;0;1);IF([$screen.BB6]=&quot;&quot;;0;1);IF([$screen.BC6]=&quot;&quot;;0;1);IF([$screen.BD6]=&quot;&quot;;0;1)))" office:value-type="string" office:string-value="0" calcext:value-type="string">
            <text:p>0</text:p>
          </table:table-cell>
          <table:table-cell table:formula="of:=BIN2HEX(CONCATENATE(IF([$screen.BE6]=&quot;&quot;;0;1);IF([$screen.BF6]=&quot;&quot;;0;1);IF([$screen.BG6]=&quot;&quot;;0;1);IF([$screen.BH6]=&quot;&quot;;0;1);IF([$screen.BI6]=&quot;&quot;;0;1);IF([$screen.BJ6]=&quot;&quot;;0;1);IF([$screen.BK6]=&quot;&quot;;0;1);IF([$screen.BL6]=&quot;&quot;;0;1)))" office:value-type="string" office:string-value="0" calcext:value-type="string">
            <text:p>0</text:p>
          </table:table-cell>
          <table:table-cell table:formula="of:=BIN2HEX(CONCATENATE(IF([$screen.BM6]=&quot;&quot;;0;1);IF([$screen.BN6]=&quot;&quot;;0;1);IF([$screen.BO6]=&quot;&quot;;0;1);IF([$screen.BP6]=&quot;&quot;;0;1);IF([$screen.BQ6]=&quot;&quot;;0;1);IF([$screen.BR6]=&quot;&quot;;0;1);IF([$screen.BS6]=&quot;&quot;;0;1);IF([$screen.BT6]=&quot;&quot;;0;1)))" office:value-type="string" office:string-value="0" calcext:value-type="string">
            <text:p>0</text:p>
          </table:table-cell>
          <table:table-cell table:formula="of:=BIN2HEX(CONCATENATE(IF([$screen.BU6]=&quot;&quot;;0;1);IF([$screen.BV6]=&quot;&quot;;0;1);IF([$screen.BW6]=&quot;&quot;;0;1);IF([$screen.BX6]=&quot;&quot;;0;1);IF([$screen.BY6]=&quot;&quot;;0;1);IF([$screen.BZ6]=&quot;&quot;;0;1);IF([$screen.CA6]=&quot;&quot;;0;1);IF([$screen.CB6]=&quot;&quot;;0;1)))" office:value-type="string" office:string-value="0" calcext:value-type="string">
            <text:p>0</text:p>
          </table:table-cell>
          <table:table-cell table:formula="of:=BIN2HEX(CONCATENATE(IF([$screen.CC6]=&quot;&quot;;0;1);IF([$screen.CD6]=&quot;&quot;;0;1);IF([$screen.CE6]=&quot;&quot;;0;1);IF([$screen.CF6]=&quot;&quot;;0;1);IF([$screen.CG6]=&quot;&quot;;0;1);IF([$screen.CH6]=&quot;&quot;;0;1);IF([$screen.CI6]=&quot;&quot;;0;1);IF([$screen.CJ6]=&quot;&quot;;0;1)))" office:value-type="string" office:string-value="0" calcext:value-type="string">
            <text:p>0</text:p>
          </table:table-cell>
          <table:table-cell table:formula="of:=BIN2HEX(CONCATENATE(IF([$screen.CK6]=&quot;&quot;;0;1);IF([$screen.CL6]=&quot;&quot;;0;1);IF([$screen.CM6]=&quot;&quot;;0;1);IF([$screen.CN6]=&quot;&quot;;0;1);IF([$screen.CO6]=&quot;&quot;;0;1);IF([$screen.CP6]=&quot;&quot;;0;1);IF([$screen.CQ6]=&quot;&quot;;0;1);IF([$screen.CR6]=&quot;&quot;;0;1)))" office:value-type="string" office:string-value="0" calcext:value-type="string">
            <text:p>0</text:p>
          </table:table-cell>
          <table:table-cell table:formula="of:=BIN2HEX(CONCATENATE(IF([$screen.CS6]=&quot;&quot;;0;1);IF([$screen.CT6]=&quot;&quot;;0;1);IF([$screen.CU6]=&quot;&quot;;0;1);IF([$screen.CV6]=&quot;&quot;;0;1);IF([$screen.CW6]=&quot;&quot;;0;1);IF([$screen.CX6]=&quot;&quot;;0;1);IF([$screen.CY6]=&quot;&quot;;0;1);IF([$screen.CZ6]=&quot;&quot;;0;1)))" office:value-type="string" office:string-value="0" calcext:value-type="string">
            <text:p>0</text:p>
          </table:table-cell>
          <table:table-cell table:formula="of:=BIN2HEX(CONCATENATE(IF([$screen.DA6]=&quot;&quot;;0;1);IF([$screen.DB6]=&quot;&quot;;0;1);IF([$screen.DC6]=&quot;&quot;;0;1);IF([$screen.DD6]=&quot;&quot;;0;1);IF([$screen.DE6]=&quot;&quot;;0;1);IF([$screen.DF6]=&quot;&quot;;0;1);IF([$screen.DG6]=&quot;&quot;;0;1);IF([$screen.DH6]=&quot;&quot;;0;1)))" office:value-type="string" office:string-value="0" calcext:value-type="string">
            <text:p>0</text:p>
          </table:table-cell>
          <table:table-cell table:formula="of:=BIN2HEX(CONCATENATE(IF([$screen.DI6]=&quot;&quot;;0;1);IF([$screen.DJ6]=&quot;&quot;;0;1);IF([$screen.DK6]=&quot;&quot;;0;1);IF([$screen.DL6]=&quot;&quot;;0;1);IF([$screen.DM6]=&quot;&quot;;0;1);IF([$screen.DN6]=&quot;&quot;;0;1);IF([$screen.DO6]=&quot;&quot;;0;1);IF([$screen.DP6]=&quot;&quot;;0;1)))" office:value-type="string" office:string-value="0" calcext:value-type="string">
            <text:p>0</text:p>
          </table:table-cell>
          <table:table-cell table:formula="of:=BIN2HEX(CONCATENATE(IF([$screen.DQ6]=&quot;&quot;;0;1);IF([$screen.DR6]=&quot;&quot;;0;1);IF([$screen.DS6]=&quot;&quot;;0;1);IF([$screen.DT6]=&quot;&quot;;0;1);IF([$screen.DU6]=&quot;&quot;;0;1);IF([$screen.DV6]=&quot;&quot;;0;1);IF([$screen.DW6]=&quot;&quot;;0;1);IF([$screen.DX6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.A7]=&quot;&quot;;0;1);IF([$screen.B7]=&quot;&quot;;0;1);IF([$screen.C7]=&quot;&quot;;0;1);IF([$screen.D7]=&quot;&quot;;0;1);IF([$screen.E7]=&quot;&quot;;0;1);IF([$screen.F7]=&quot;&quot;;0;1);IF([$screen.G7]=&quot;&quot;;0;1);IF([$screen.H7]=&quot;&quot;;0;1)))" office:value-type="string" office:string-value="1B" calcext:value-type="string">
            <text:p>1B</text:p>
          </table:table-cell>
          <table:table-cell table:formula="of:=BIN2HEX(CONCATENATE(IF([$screen.I7]=&quot;&quot;;0;1);IF([$screen.J7]=&quot;&quot;;0;1);IF([$screen.K7]=&quot;&quot;;0;1);IF([$screen.L7]=&quot;&quot;;0;1);IF([$screen.M7]=&quot;&quot;;0;1);IF([$screen.N7]=&quot;&quot;;0;1);IF([$screen.O7]=&quot;&quot;;0;1);IF([$screen.P7]=&quot;&quot;;0;1)))" office:value-type="string" office:string-value="60" calcext:value-type="string">
            <text:p>60</text:p>
          </table:table-cell>
          <table:table-cell table:formula="of:=BIN2HEX(CONCATENATE(IF([$screen.Q7]=&quot;&quot;;0;1);IF([$screen.R7]=&quot;&quot;;0;1);IF([$screen.S7]=&quot;&quot;;0;1);IF([$screen.T7]=&quot;&quot;;0;1);IF([$screen.U7]=&quot;&quot;;0;1);IF([$screen.V7]=&quot;&quot;;0;1);IF([$screen.W7]=&quot;&quot;;0;1);IF([$screen.X7]=&quot;&quot;;0;1)))" office:value-type="string" office:string-value="0" calcext:value-type="string">
            <text:p>0</text:p>
          </table:table-cell>
          <table:table-cell table:formula="of:=BIN2HEX(CONCATENATE(IF([$screen.Y7]=&quot;&quot;;0;1);IF([$screen.Z7]=&quot;&quot;;0;1);IF([$screen.AA7]=&quot;&quot;;0;1);IF([$screen.AB7]=&quot;&quot;;0;1);IF([$screen.AC7]=&quot;&quot;;0;1);IF([$screen.AD7]=&quot;&quot;;0;1);IF([$screen.AE7]=&quot;&quot;;0;1);IF([$screen.AF7]=&quot;&quot;;0;1)))" office:value-type="string" office:string-value="0" calcext:value-type="string">
            <text:p>0</text:p>
          </table:table-cell>
          <table:table-cell table:formula="of:=BIN2HEX(CONCATENATE(IF([$screen.AG7]=&quot;&quot;;0;1);IF([$screen.AH7]=&quot;&quot;;0;1);IF([$screen.AI7]=&quot;&quot;;0;1);IF([$screen.AJ7]=&quot;&quot;;0;1);IF([$screen.AK7]=&quot;&quot;;0;1);IF([$screen.AL7]=&quot;&quot;;0;1);IF([$screen.AM7]=&quot;&quot;;0;1);IF([$screen.AN7]=&quot;&quot;;0;1)))" office:value-type="string" office:string-value="0" calcext:value-type="string">
            <text:p>0</text:p>
          </table:table-cell>
          <table:table-cell table:formula="of:=BIN2HEX(CONCATENATE(IF([$screen.AO7]=&quot;&quot;;0;1);IF([$screen.AP7]=&quot;&quot;;0;1);IF([$screen.AQ7]=&quot;&quot;;0;1);IF([$screen.AR7]=&quot;&quot;;0;1);IF([$screen.AS7]=&quot;&quot;;0;1);IF([$screen.AT7]=&quot;&quot;;0;1);IF([$screen.AU7]=&quot;&quot;;0;1);IF([$screen.AV7]=&quot;&quot;;0;1)))" office:value-type="string" office:string-value="0" calcext:value-type="string">
            <text:p>0</text:p>
          </table:table-cell>
          <table:table-cell table:formula="of:=BIN2HEX(CONCATENATE(IF([$screen.AW7]=&quot;&quot;;0;1);IF([$screen.AX7]=&quot;&quot;;0;1);IF([$screen.AY7]=&quot;&quot;;0;1);IF([$screen.AZ7]=&quot;&quot;;0;1);IF([$screen.BA7]=&quot;&quot;;0;1);IF([$screen.BB7]=&quot;&quot;;0;1);IF([$screen.BC7]=&quot;&quot;;0;1);IF([$screen.BD7]=&quot;&quot;;0;1)))" office:value-type="string" office:string-value="0" calcext:value-type="string">
            <text:p>0</text:p>
          </table:table-cell>
          <table:table-cell table:formula="of:=BIN2HEX(CONCATENATE(IF([$screen.BE7]=&quot;&quot;;0;1);IF([$screen.BF7]=&quot;&quot;;0;1);IF([$screen.BG7]=&quot;&quot;;0;1);IF([$screen.BH7]=&quot;&quot;;0;1);IF([$screen.BI7]=&quot;&quot;;0;1);IF([$screen.BJ7]=&quot;&quot;;0;1);IF([$screen.BK7]=&quot;&quot;;0;1);IF([$screen.BL7]=&quot;&quot;;0;1)))" office:value-type="string" office:string-value="0" calcext:value-type="string">
            <text:p>0</text:p>
          </table:table-cell>
          <table:table-cell table:formula="of:=BIN2HEX(CONCATENATE(IF([$screen.BM7]=&quot;&quot;;0;1);IF([$screen.BN7]=&quot;&quot;;0;1);IF([$screen.BO7]=&quot;&quot;;0;1);IF([$screen.BP7]=&quot;&quot;;0;1);IF([$screen.BQ7]=&quot;&quot;;0;1);IF([$screen.BR7]=&quot;&quot;;0;1);IF([$screen.BS7]=&quot;&quot;;0;1);IF([$screen.BT7]=&quot;&quot;;0;1)))" office:value-type="string" office:string-value="0" calcext:value-type="string">
            <text:p>0</text:p>
          </table:table-cell>
          <table:table-cell table:formula="of:=BIN2HEX(CONCATENATE(IF([$screen.BU7]=&quot;&quot;;0;1);IF([$screen.BV7]=&quot;&quot;;0;1);IF([$screen.BW7]=&quot;&quot;;0;1);IF([$screen.BX7]=&quot;&quot;;0;1);IF([$screen.BY7]=&quot;&quot;;0;1);IF([$screen.BZ7]=&quot;&quot;;0;1);IF([$screen.CA7]=&quot;&quot;;0;1);IF([$screen.CB7]=&quot;&quot;;0;1)))" office:value-type="string" office:string-value="0" calcext:value-type="string">
            <text:p>0</text:p>
          </table:table-cell>
          <table:table-cell table:formula="of:=BIN2HEX(CONCATENATE(IF([$screen.CC7]=&quot;&quot;;0;1);IF([$screen.CD7]=&quot;&quot;;0;1);IF([$screen.CE7]=&quot;&quot;;0;1);IF([$screen.CF7]=&quot;&quot;;0;1);IF([$screen.CG7]=&quot;&quot;;0;1);IF([$screen.CH7]=&quot;&quot;;0;1);IF([$screen.CI7]=&quot;&quot;;0;1);IF([$screen.CJ7]=&quot;&quot;;0;1)))" office:value-type="string" office:string-value="0" calcext:value-type="string">
            <text:p>0</text:p>
          </table:table-cell>
          <table:table-cell table:formula="of:=BIN2HEX(CONCATENATE(IF([$screen.CK7]=&quot;&quot;;0;1);IF([$screen.CL7]=&quot;&quot;;0;1);IF([$screen.CM7]=&quot;&quot;;0;1);IF([$screen.CN7]=&quot;&quot;;0;1);IF([$screen.CO7]=&quot;&quot;;0;1);IF([$screen.CP7]=&quot;&quot;;0;1);IF([$screen.CQ7]=&quot;&quot;;0;1);IF([$screen.CR7]=&quot;&quot;;0;1)))" office:value-type="string" office:string-value="0" calcext:value-type="string">
            <text:p>0</text:p>
          </table:table-cell>
          <table:table-cell table:formula="of:=BIN2HEX(CONCATENATE(IF([$screen.CS7]=&quot;&quot;;0;1);IF([$screen.CT7]=&quot;&quot;;0;1);IF([$screen.CU7]=&quot;&quot;;0;1);IF([$screen.CV7]=&quot;&quot;;0;1);IF([$screen.CW7]=&quot;&quot;;0;1);IF([$screen.CX7]=&quot;&quot;;0;1);IF([$screen.CY7]=&quot;&quot;;0;1);IF([$screen.CZ7]=&quot;&quot;;0;1)))" office:value-type="string" office:string-value="0" calcext:value-type="string">
            <text:p>0</text:p>
          </table:table-cell>
          <table:table-cell table:formula="of:=BIN2HEX(CONCATENATE(IF([$screen.DA7]=&quot;&quot;;0;1);IF([$screen.DB7]=&quot;&quot;;0;1);IF([$screen.DC7]=&quot;&quot;;0;1);IF([$screen.DD7]=&quot;&quot;;0;1);IF([$screen.DE7]=&quot;&quot;;0;1);IF([$screen.DF7]=&quot;&quot;;0;1);IF([$screen.DG7]=&quot;&quot;;0;1);IF([$screen.DH7]=&quot;&quot;;0;1)))" office:value-type="string" office:string-value="0" calcext:value-type="string">
            <text:p>0</text:p>
          </table:table-cell>
          <table:table-cell table:formula="of:=BIN2HEX(CONCATENATE(IF([$screen.DI7]=&quot;&quot;;0;1);IF([$screen.DJ7]=&quot;&quot;;0;1);IF([$screen.DK7]=&quot;&quot;;0;1);IF([$screen.DL7]=&quot;&quot;;0;1);IF([$screen.DM7]=&quot;&quot;;0;1);IF([$screen.DN7]=&quot;&quot;;0;1);IF([$screen.DO7]=&quot;&quot;;0;1);IF([$screen.DP7]=&quot;&quot;;0;1)))" office:value-type="string" office:string-value="0" calcext:value-type="string">
            <text:p>0</text:p>
          </table:table-cell>
          <table:table-cell table:formula="of:=BIN2HEX(CONCATENATE(IF([$screen.DQ7]=&quot;&quot;;0;1);IF([$screen.DR7]=&quot;&quot;;0;1);IF([$screen.DS7]=&quot;&quot;;0;1);IF([$screen.DT7]=&quot;&quot;;0;1);IF([$screen.DU7]=&quot;&quot;;0;1);IF([$screen.DV7]=&quot;&quot;;0;1);IF([$screen.DW7]=&quot;&quot;;0;1);IF([$screen.DX7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.A8]=&quot;&quot;;0;1);IF([$screen.B8]=&quot;&quot;;0;1);IF([$screen.C8]=&quot;&quot;;0;1);IF([$screen.D8]=&quot;&quot;;0;1);IF([$screen.E8]=&quot;&quot;;0;1);IF([$screen.F8]=&quot;&quot;;0;1);IF([$screen.G8]=&quot;&quot;;0;1);IF([$screen.H8]=&quot;&quot;;0;1)))" office:value-type="string" office:string-value="1B" calcext:value-type="string">
            <text:p>1B</text:p>
          </table:table-cell>
          <table:table-cell table:formula="of:=BIN2HEX(CONCATENATE(IF([$screen.I8]=&quot;&quot;;0;1);IF([$screen.J8]=&quot;&quot;;0;1);IF([$screen.K8]=&quot;&quot;;0;1);IF([$screen.L8]=&quot;&quot;;0;1);IF([$screen.M8]=&quot;&quot;;0;1);IF([$screen.N8]=&quot;&quot;;0;1);IF([$screen.O8]=&quot;&quot;;0;1);IF([$screen.P8]=&quot;&quot;;0;1)))" office:value-type="string" office:string-value="60" calcext:value-type="string">
            <text:p>60</text:p>
          </table:table-cell>
          <table:table-cell table:formula="of:=BIN2HEX(CONCATENATE(IF([$screen.Q8]=&quot;&quot;;0;1);IF([$screen.R8]=&quot;&quot;;0;1);IF([$screen.S8]=&quot;&quot;;0;1);IF([$screen.T8]=&quot;&quot;;0;1);IF([$screen.U8]=&quot;&quot;;0;1);IF([$screen.V8]=&quot;&quot;;0;1);IF([$screen.W8]=&quot;&quot;;0;1);IF([$screen.X8]=&quot;&quot;;0;1)))" office:value-type="string" office:string-value="0" calcext:value-type="string">
            <text:p>0</text:p>
          </table:table-cell>
          <table:table-cell table:formula="of:=BIN2HEX(CONCATENATE(IF([$screen.Y8]=&quot;&quot;;0;1);IF([$screen.Z8]=&quot;&quot;;0;1);IF([$screen.AA8]=&quot;&quot;;0;1);IF([$screen.AB8]=&quot;&quot;;0;1);IF([$screen.AC8]=&quot;&quot;;0;1);IF([$screen.AD8]=&quot;&quot;;0;1);IF([$screen.AE8]=&quot;&quot;;0;1);IF([$screen.AF8]=&quot;&quot;;0;1)))" office:value-type="string" office:string-value="0" calcext:value-type="string">
            <text:p>0</text:p>
          </table:table-cell>
          <table:table-cell table:formula="of:=BIN2HEX(CONCATENATE(IF([$screen.AG8]=&quot;&quot;;0;1);IF([$screen.AH8]=&quot;&quot;;0;1);IF([$screen.AI8]=&quot;&quot;;0;1);IF([$screen.AJ8]=&quot;&quot;;0;1);IF([$screen.AK8]=&quot;&quot;;0;1);IF([$screen.AL8]=&quot;&quot;;0;1);IF([$screen.AM8]=&quot;&quot;;0;1);IF([$screen.AN8]=&quot;&quot;;0;1)))" office:value-type="string" office:string-value="0" calcext:value-type="string">
            <text:p>0</text:p>
          </table:table-cell>
          <table:table-cell table:formula="of:=BIN2HEX(CONCATENATE(IF([$screen.AO8]=&quot;&quot;;0;1);IF([$screen.AP8]=&quot;&quot;;0;1);IF([$screen.AQ8]=&quot;&quot;;0;1);IF([$screen.AR8]=&quot;&quot;;0;1);IF([$screen.AS8]=&quot;&quot;;0;1);IF([$screen.AT8]=&quot;&quot;;0;1);IF([$screen.AU8]=&quot;&quot;;0;1);IF([$screen.AV8]=&quot;&quot;;0;1)))" office:value-type="string" office:string-value="0" calcext:value-type="string">
            <text:p>0</text:p>
          </table:table-cell>
          <table:table-cell table:formula="of:=BIN2HEX(CONCATENATE(IF([$screen.AW8]=&quot;&quot;;0;1);IF([$screen.AX8]=&quot;&quot;;0;1);IF([$screen.AY8]=&quot;&quot;;0;1);IF([$screen.AZ8]=&quot;&quot;;0;1);IF([$screen.BA8]=&quot;&quot;;0;1);IF([$screen.BB8]=&quot;&quot;;0;1);IF([$screen.BC8]=&quot;&quot;;0;1);IF([$screen.BD8]=&quot;&quot;;0;1)))" office:value-type="string" office:string-value="0" calcext:value-type="string">
            <text:p>0</text:p>
          </table:table-cell>
          <table:table-cell table:formula="of:=BIN2HEX(CONCATENATE(IF([$screen.BE8]=&quot;&quot;;0;1);IF([$screen.BF8]=&quot;&quot;;0;1);IF([$screen.BG8]=&quot;&quot;;0;1);IF([$screen.BH8]=&quot;&quot;;0;1);IF([$screen.BI8]=&quot;&quot;;0;1);IF([$screen.BJ8]=&quot;&quot;;0;1);IF([$screen.BK8]=&quot;&quot;;0;1);IF([$screen.BL8]=&quot;&quot;;0;1)))" office:value-type="string" office:string-value="0" calcext:value-type="string">
            <text:p>0</text:p>
          </table:table-cell>
          <table:table-cell table:formula="of:=BIN2HEX(CONCATENATE(IF([$screen.BM8]=&quot;&quot;;0;1);IF([$screen.BN8]=&quot;&quot;;0;1);IF([$screen.BO8]=&quot;&quot;;0;1);IF([$screen.BP8]=&quot;&quot;;0;1);IF([$screen.BQ8]=&quot;&quot;;0;1);IF([$screen.BR8]=&quot;&quot;;0;1);IF([$screen.BS8]=&quot;&quot;;0;1);IF([$screen.BT8]=&quot;&quot;;0;1)))" office:value-type="string" office:string-value="0" calcext:value-type="string">
            <text:p>0</text:p>
          </table:table-cell>
          <table:table-cell table:formula="of:=BIN2HEX(CONCATENATE(IF([$screen.BU8]=&quot;&quot;;0;1);IF([$screen.BV8]=&quot;&quot;;0;1);IF([$screen.BW8]=&quot;&quot;;0;1);IF([$screen.BX8]=&quot;&quot;;0;1);IF([$screen.BY8]=&quot;&quot;;0;1);IF([$screen.BZ8]=&quot;&quot;;0;1);IF([$screen.CA8]=&quot;&quot;;0;1);IF([$screen.CB8]=&quot;&quot;;0;1)))" office:value-type="string" office:string-value="0" calcext:value-type="string">
            <text:p>0</text:p>
          </table:table-cell>
          <table:table-cell table:formula="of:=BIN2HEX(CONCATENATE(IF([$screen.CC8]=&quot;&quot;;0;1);IF([$screen.CD8]=&quot;&quot;;0;1);IF([$screen.CE8]=&quot;&quot;;0;1);IF([$screen.CF8]=&quot;&quot;;0;1);IF([$screen.CG8]=&quot;&quot;;0;1);IF([$screen.CH8]=&quot;&quot;;0;1);IF([$screen.CI8]=&quot;&quot;;0;1);IF([$screen.CJ8]=&quot;&quot;;0;1)))" office:value-type="string" office:string-value="0" calcext:value-type="string">
            <text:p>0</text:p>
          </table:table-cell>
          <table:table-cell table:formula="of:=BIN2HEX(CONCATENATE(IF([$screen.CK8]=&quot;&quot;;0;1);IF([$screen.CL8]=&quot;&quot;;0;1);IF([$screen.CM8]=&quot;&quot;;0;1);IF([$screen.CN8]=&quot;&quot;;0;1);IF([$screen.CO8]=&quot;&quot;;0;1);IF([$screen.CP8]=&quot;&quot;;0;1);IF([$screen.CQ8]=&quot;&quot;;0;1);IF([$screen.CR8]=&quot;&quot;;0;1)))" office:value-type="string" office:string-value="0" calcext:value-type="string">
            <text:p>0</text:p>
          </table:table-cell>
          <table:table-cell table:formula="of:=BIN2HEX(CONCATENATE(IF([$screen.CS8]=&quot;&quot;;0;1);IF([$screen.CT8]=&quot;&quot;;0;1);IF([$screen.CU8]=&quot;&quot;;0;1);IF([$screen.CV8]=&quot;&quot;;0;1);IF([$screen.CW8]=&quot;&quot;;0;1);IF([$screen.CX8]=&quot;&quot;;0;1);IF([$screen.CY8]=&quot;&quot;;0;1);IF([$screen.CZ8]=&quot;&quot;;0;1)))" office:value-type="string" office:string-value="0" calcext:value-type="string">
            <text:p>0</text:p>
          </table:table-cell>
          <table:table-cell table:formula="of:=BIN2HEX(CONCATENATE(IF([$screen.DA8]=&quot;&quot;;0;1);IF([$screen.DB8]=&quot;&quot;;0;1);IF([$screen.DC8]=&quot;&quot;;0;1);IF([$screen.DD8]=&quot;&quot;;0;1);IF([$screen.DE8]=&quot;&quot;;0;1);IF([$screen.DF8]=&quot;&quot;;0;1);IF([$screen.DG8]=&quot;&quot;;0;1);IF([$screen.DH8]=&quot;&quot;;0;1)))" office:value-type="string" office:string-value="0" calcext:value-type="string">
            <text:p>0</text:p>
          </table:table-cell>
          <table:table-cell table:formula="of:=BIN2HEX(CONCATENATE(IF([$screen.DI8]=&quot;&quot;;0;1);IF([$screen.DJ8]=&quot;&quot;;0;1);IF([$screen.DK8]=&quot;&quot;;0;1);IF([$screen.DL8]=&quot;&quot;;0;1);IF([$screen.DM8]=&quot;&quot;;0;1);IF([$screen.DN8]=&quot;&quot;;0;1);IF([$screen.DO8]=&quot;&quot;;0;1);IF([$screen.DP8]=&quot;&quot;;0;1)))" office:value-type="string" office:string-value="0" calcext:value-type="string">
            <text:p>0</text:p>
          </table:table-cell>
          <table:table-cell table:formula="of:=BIN2HEX(CONCATENATE(IF([$screen.DQ8]=&quot;&quot;;0;1);IF([$screen.DR8]=&quot;&quot;;0;1);IF([$screen.DS8]=&quot;&quot;;0;1);IF([$screen.DT8]=&quot;&quot;;0;1);IF([$screen.DU8]=&quot;&quot;;0;1);IF([$screen.DV8]=&quot;&quot;;0;1);IF([$screen.DW8]=&quot;&quot;;0;1);IF([$screen.DX8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.A9]=&quot;&quot;;0;1);IF([$screen.B9]=&quot;&quot;;0;1);IF([$screen.C9]=&quot;&quot;;0;1);IF([$screen.D9]=&quot;&quot;;0;1);IF([$screen.E9]=&quot;&quot;;0;1);IF([$screen.F9]=&quot;&quot;;0;1);IF([$screen.G9]=&quot;&quot;;0;1);IF([$screen.H9]=&quot;&quot;;0;1)))" office:value-type="string" office:string-value="0" calcext:value-type="string">
            <text:p>0</text:p>
          </table:table-cell>
          <table:table-cell table:formula="of:=BIN2HEX(CONCATENATE(IF([$screen.I9]=&quot;&quot;;0;1);IF([$screen.J9]=&quot;&quot;;0;1);IF([$screen.K9]=&quot;&quot;;0;1);IF([$screen.L9]=&quot;&quot;;0;1);IF([$screen.M9]=&quot;&quot;;0;1);IF([$screen.N9]=&quot;&quot;;0;1);IF([$screen.O9]=&quot;&quot;;0;1);IF([$screen.P9]=&quot;&quot;;0;1)))" office:value-type="string" office:string-value="0" calcext:value-type="string">
            <text:p>0</text:p>
          </table:table-cell>
          <table:table-cell table:formula="of:=BIN2HEX(CONCATENATE(IF([$screen.Q9]=&quot;&quot;;0;1);IF([$screen.R9]=&quot;&quot;;0;1);IF([$screen.S9]=&quot;&quot;;0;1);IF([$screen.T9]=&quot;&quot;;0;1);IF([$screen.U9]=&quot;&quot;;0;1);IF([$screen.V9]=&quot;&quot;;0;1);IF([$screen.W9]=&quot;&quot;;0;1);IF([$screen.X9]=&quot;&quot;;0;1)))" office:value-type="string" office:string-value="0" calcext:value-type="string">
            <text:p>0</text:p>
          </table:table-cell>
          <table:table-cell table:formula="of:=BIN2HEX(CONCATENATE(IF([$screen.Y9]=&quot;&quot;;0;1);IF([$screen.Z9]=&quot;&quot;;0;1);IF([$screen.AA9]=&quot;&quot;;0;1);IF([$screen.AB9]=&quot;&quot;;0;1);IF([$screen.AC9]=&quot;&quot;;0;1);IF([$screen.AD9]=&quot;&quot;;0;1);IF([$screen.AE9]=&quot;&quot;;0;1);IF([$screen.AF9]=&quot;&quot;;0;1)))" office:value-type="string" office:string-value="0" calcext:value-type="string">
            <text:p>0</text:p>
          </table:table-cell>
          <table:table-cell table:formula="of:=BIN2HEX(CONCATENATE(IF([$screen.AG9]=&quot;&quot;;0;1);IF([$screen.AH9]=&quot;&quot;;0;1);IF([$screen.AI9]=&quot;&quot;;0;1);IF([$screen.AJ9]=&quot;&quot;;0;1);IF([$screen.AK9]=&quot;&quot;;0;1);IF([$screen.AL9]=&quot;&quot;;0;1);IF([$screen.AM9]=&quot;&quot;;0;1);IF([$screen.AN9]=&quot;&quot;;0;1)))" office:value-type="string" office:string-value="0" calcext:value-type="string">
            <text:p>0</text:p>
          </table:table-cell>
          <table:table-cell table:formula="of:=BIN2HEX(CONCATENATE(IF([$screen.AO9]=&quot;&quot;;0;1);IF([$screen.AP9]=&quot;&quot;;0;1);IF([$screen.AQ9]=&quot;&quot;;0;1);IF([$screen.AR9]=&quot;&quot;;0;1);IF([$screen.AS9]=&quot;&quot;;0;1);IF([$screen.AT9]=&quot;&quot;;0;1);IF([$screen.AU9]=&quot;&quot;;0;1);IF([$screen.AV9]=&quot;&quot;;0;1)))" office:value-type="string" office:string-value="0" calcext:value-type="string">
            <text:p>0</text:p>
          </table:table-cell>
          <table:table-cell table:formula="of:=BIN2HEX(CONCATENATE(IF([$screen.AW9]=&quot;&quot;;0;1);IF([$screen.AX9]=&quot;&quot;;0;1);IF([$screen.AY9]=&quot;&quot;;0;1);IF([$screen.AZ9]=&quot;&quot;;0;1);IF([$screen.BA9]=&quot;&quot;;0;1);IF([$screen.BB9]=&quot;&quot;;0;1);IF([$screen.BC9]=&quot;&quot;;0;1);IF([$screen.BD9]=&quot;&quot;;0;1)))" office:value-type="string" office:string-value="0" calcext:value-type="string">
            <text:p>0</text:p>
          </table:table-cell>
          <table:table-cell table:formula="of:=BIN2HEX(CONCATENATE(IF([$screen.BE9]=&quot;&quot;;0;1);IF([$screen.BF9]=&quot;&quot;;0;1);IF([$screen.BG9]=&quot;&quot;;0;1);IF([$screen.BH9]=&quot;&quot;;0;1);IF([$screen.BI9]=&quot;&quot;;0;1);IF([$screen.BJ9]=&quot;&quot;;0;1);IF([$screen.BK9]=&quot;&quot;;0;1);IF([$screen.BL9]=&quot;&quot;;0;1)))" office:value-type="string" office:string-value="0" calcext:value-type="string">
            <text:p>0</text:p>
          </table:table-cell>
          <table:table-cell table:formula="of:=BIN2HEX(CONCATENATE(IF([$screen.BM9]=&quot;&quot;;0;1);IF([$screen.BN9]=&quot;&quot;;0;1);IF([$screen.BO9]=&quot;&quot;;0;1);IF([$screen.BP9]=&quot;&quot;;0;1);IF([$screen.BQ9]=&quot;&quot;;0;1);IF([$screen.BR9]=&quot;&quot;;0;1);IF([$screen.BS9]=&quot;&quot;;0;1);IF([$screen.BT9]=&quot;&quot;;0;1)))" office:value-type="string" office:string-value="0" calcext:value-type="string">
            <text:p>0</text:p>
          </table:table-cell>
          <table:table-cell table:formula="of:=BIN2HEX(CONCATENATE(IF([$screen.BU9]=&quot;&quot;;0;1);IF([$screen.BV9]=&quot;&quot;;0;1);IF([$screen.BW9]=&quot;&quot;;0;1);IF([$screen.BX9]=&quot;&quot;;0;1);IF([$screen.BY9]=&quot;&quot;;0;1);IF([$screen.BZ9]=&quot;&quot;;0;1);IF([$screen.CA9]=&quot;&quot;;0;1);IF([$screen.CB9]=&quot;&quot;;0;1)))" office:value-type="string" office:string-value="0" calcext:value-type="string">
            <text:p>0</text:p>
          </table:table-cell>
          <table:table-cell table:formula="of:=BIN2HEX(CONCATENATE(IF([$screen.CC9]=&quot;&quot;;0;1);IF([$screen.CD9]=&quot;&quot;;0;1);IF([$screen.CE9]=&quot;&quot;;0;1);IF([$screen.CF9]=&quot;&quot;;0;1);IF([$screen.CG9]=&quot;&quot;;0;1);IF([$screen.CH9]=&quot;&quot;;0;1);IF([$screen.CI9]=&quot;&quot;;0;1);IF([$screen.CJ9]=&quot;&quot;;0;1)))" office:value-type="string" office:string-value="0" calcext:value-type="string">
            <text:p>0</text:p>
          </table:table-cell>
          <table:table-cell table:formula="of:=BIN2HEX(CONCATENATE(IF([$screen.CK9]=&quot;&quot;;0;1);IF([$screen.CL9]=&quot;&quot;;0;1);IF([$screen.CM9]=&quot;&quot;;0;1);IF([$screen.CN9]=&quot;&quot;;0;1);IF([$screen.CO9]=&quot;&quot;;0;1);IF([$screen.CP9]=&quot;&quot;;0;1);IF([$screen.CQ9]=&quot;&quot;;0;1);IF([$screen.CR9]=&quot;&quot;;0;1)))" office:value-type="string" office:string-value="0" calcext:value-type="string">
            <text:p>0</text:p>
          </table:table-cell>
          <table:table-cell table:formula="of:=BIN2HEX(CONCATENATE(IF([$screen.CS9]=&quot;&quot;;0;1);IF([$screen.CT9]=&quot;&quot;;0;1);IF([$screen.CU9]=&quot;&quot;;0;1);IF([$screen.CV9]=&quot;&quot;;0;1);IF([$screen.CW9]=&quot;&quot;;0;1);IF([$screen.CX9]=&quot;&quot;;0;1);IF([$screen.CY9]=&quot;&quot;;0;1);IF([$screen.CZ9]=&quot;&quot;;0;1)))" office:value-type="string" office:string-value="0" calcext:value-type="string">
            <text:p>0</text:p>
          </table:table-cell>
          <table:table-cell table:formula="of:=BIN2HEX(CONCATENATE(IF([$screen.DA9]=&quot;&quot;;0;1);IF([$screen.DB9]=&quot;&quot;;0;1);IF([$screen.DC9]=&quot;&quot;;0;1);IF([$screen.DD9]=&quot;&quot;;0;1);IF([$screen.DE9]=&quot;&quot;;0;1);IF([$screen.DF9]=&quot;&quot;;0;1);IF([$screen.DG9]=&quot;&quot;;0;1);IF([$screen.DH9]=&quot;&quot;;0;1)))" office:value-type="string" office:string-value="0" calcext:value-type="string">
            <text:p>0</text:p>
          </table:table-cell>
          <table:table-cell table:formula="of:=BIN2HEX(CONCATENATE(IF([$screen.DI9]=&quot;&quot;;0;1);IF([$screen.DJ9]=&quot;&quot;;0;1);IF([$screen.DK9]=&quot;&quot;;0;1);IF([$screen.DL9]=&quot;&quot;;0;1);IF([$screen.DM9]=&quot;&quot;;0;1);IF([$screen.DN9]=&quot;&quot;;0;1);IF([$screen.DO9]=&quot;&quot;;0;1);IF([$screen.DP9]=&quot;&quot;;0;1)))" office:value-type="string" office:string-value="0" calcext:value-type="string">
            <text:p>0</text:p>
          </table:table-cell>
          <table:table-cell table:formula="of:=BIN2HEX(CONCATENATE(IF([$screen.DQ9]=&quot;&quot;;0;1);IF([$screen.DR9]=&quot;&quot;;0;1);IF([$screen.DS9]=&quot;&quot;;0;1);IF([$screen.DT9]=&quot;&quot;;0;1);IF([$screen.DU9]=&quot;&quot;;0;1);IF([$screen.DV9]=&quot;&quot;;0;1);IF([$screen.DW9]=&quot;&quot;;0;1);IF([$screen.DX9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.A10]=&quot;&quot;;0;1);IF([$screen.B10]=&quot;&quot;;0;1);IF([$screen.C10]=&quot;&quot;;0;1);IF([$screen.D10]=&quot;&quot;;0;1);IF([$screen.E10]=&quot;&quot;;0;1);IF([$screen.F10]=&quot;&quot;;0;1);IF([$screen.G10]=&quot;&quot;;0;1);IF([$screen.H10]=&quot;&quot;;0;1)))" office:value-type="string" office:string-value="FF" calcext:value-type="string">
            <text:p>FF</text:p>
          </table:table-cell>
          <table:table-cell table:formula="of:=BIN2HEX(CONCATENATE(IF([$screen.I10]=&quot;&quot;;0;1);IF([$screen.J10]=&quot;&quot;;0;1);IF([$screen.K10]=&quot;&quot;;0;1);IF([$screen.L10]=&quot;&quot;;0;1);IF([$screen.M10]=&quot;&quot;;0;1);IF([$screen.N10]=&quot;&quot;;0;1);IF([$screen.O10]=&quot;&quot;;0;1);IF([$screen.P10]=&quot;&quot;;0;1)))" office:value-type="string" office:string-value="FF" calcext:value-type="string">
            <text:p>FF</text:p>
          </table:table-cell>
          <table:table-cell table:formula="of:=BIN2HEX(CONCATENATE(IF([$screen.Q10]=&quot;&quot;;0;1);IF([$screen.R10]=&quot;&quot;;0;1);IF([$screen.S10]=&quot;&quot;;0;1);IF([$screen.T10]=&quot;&quot;;0;1);IF([$screen.U10]=&quot;&quot;;0;1);IF([$screen.V10]=&quot;&quot;;0;1);IF([$screen.W10]=&quot;&quot;;0;1);IF([$screen.X10]=&quot;&quot;;0;1)))" office:value-type="string" office:string-value="FF" calcext:value-type="string">
            <text:p>FF</text:p>
          </table:table-cell>
          <table:table-cell table:formula="of:=BIN2HEX(CONCATENATE(IF([$screen.Y10]=&quot;&quot;;0;1);IF([$screen.Z10]=&quot;&quot;;0;1);IF([$screen.AA10]=&quot;&quot;;0;1);IF([$screen.AB10]=&quot;&quot;;0;1);IF([$screen.AC10]=&quot;&quot;;0;1);IF([$screen.AD10]=&quot;&quot;;0;1);IF([$screen.AE10]=&quot;&quot;;0;1);IF([$screen.AF10]=&quot;&quot;;0;1)))" office:value-type="string" office:string-value="FF" calcext:value-type="string">
            <text:p>FF</text:p>
          </table:table-cell>
          <table:table-cell table:formula="of:=BIN2HEX(CONCATENATE(IF([$screen.AG10]=&quot;&quot;;0;1);IF([$screen.AH10]=&quot;&quot;;0;1);IF([$screen.AI10]=&quot;&quot;;0;1);IF([$screen.AJ10]=&quot;&quot;;0;1);IF([$screen.AK10]=&quot;&quot;;0;1);IF([$screen.AL10]=&quot;&quot;;0;1);IF([$screen.AM10]=&quot;&quot;;0;1);IF([$screen.AN10]=&quot;&quot;;0;1)))" office:value-type="string" office:string-value="FF" calcext:value-type="string">
            <text:p>FF</text:p>
          </table:table-cell>
          <table:table-cell table:formula="of:=BIN2HEX(CONCATENATE(IF([$screen.AO10]=&quot;&quot;;0;1);IF([$screen.AP10]=&quot;&quot;;0;1);IF([$screen.AQ10]=&quot;&quot;;0;1);IF([$screen.AR10]=&quot;&quot;;0;1);IF([$screen.AS10]=&quot;&quot;;0;1);IF([$screen.AT10]=&quot;&quot;;0;1);IF([$screen.AU10]=&quot;&quot;;0;1);IF([$screen.AV10]=&quot;&quot;;0;1)))" office:value-type="string" office:string-value="FF" calcext:value-type="string">
            <text:p>FF</text:p>
          </table:table-cell>
          <table:table-cell table:formula="of:=BIN2HEX(CONCATENATE(IF([$screen.AW10]=&quot;&quot;;0;1);IF([$screen.AX10]=&quot;&quot;;0;1);IF([$screen.AY10]=&quot;&quot;;0;1);IF([$screen.AZ10]=&quot;&quot;;0;1);IF([$screen.BA10]=&quot;&quot;;0;1);IF([$screen.BB10]=&quot;&quot;;0;1);IF([$screen.BC10]=&quot;&quot;;0;1);IF([$screen.BD10]=&quot;&quot;;0;1)))" office:value-type="string" office:string-value="FF" calcext:value-type="string">
            <text:p>FF</text:p>
          </table:table-cell>
          <table:table-cell table:formula="of:=BIN2HEX(CONCATENATE(IF([$screen.BE10]=&quot;&quot;;0;1);IF([$screen.BF10]=&quot;&quot;;0;1);IF([$screen.BG10]=&quot;&quot;;0;1);IF([$screen.BH10]=&quot;&quot;;0;1);IF([$screen.BI10]=&quot;&quot;;0;1);IF([$screen.BJ10]=&quot;&quot;;0;1);IF([$screen.BK10]=&quot;&quot;;0;1);IF([$screen.BL10]=&quot;&quot;;0;1)))" office:value-type="string" office:string-value="FF" calcext:value-type="string">
            <text:p>FF</text:p>
          </table:table-cell>
          <table:table-cell table:formula="of:=BIN2HEX(CONCATENATE(IF([$screen.BM10]=&quot;&quot;;0;1);IF([$screen.BN10]=&quot;&quot;;0;1);IF([$screen.BO10]=&quot;&quot;;0;1);IF([$screen.BP10]=&quot;&quot;;0;1);IF([$screen.BQ10]=&quot;&quot;;0;1);IF([$screen.BR10]=&quot;&quot;;0;1);IF([$screen.BS10]=&quot;&quot;;0;1);IF([$screen.BT10]=&quot;&quot;;0;1)))" office:value-type="string" office:string-value="FF" calcext:value-type="string">
            <text:p>FF</text:p>
          </table:table-cell>
          <table:table-cell table:formula="of:=BIN2HEX(CONCATENATE(IF([$screen.BU10]=&quot;&quot;;0;1);IF([$screen.BV10]=&quot;&quot;;0;1);IF([$screen.BW10]=&quot;&quot;;0;1);IF([$screen.BX10]=&quot;&quot;;0;1);IF([$screen.BY10]=&quot;&quot;;0;1);IF([$screen.BZ10]=&quot;&quot;;0;1);IF([$screen.CA10]=&quot;&quot;;0;1);IF([$screen.CB10]=&quot;&quot;;0;1)))" office:value-type="string" office:string-value="FF" calcext:value-type="string">
            <text:p>FF</text:p>
          </table:table-cell>
          <table:table-cell table:formula="of:=BIN2HEX(CONCATENATE(IF([$screen.CC10]=&quot;&quot;;0;1);IF([$screen.CD10]=&quot;&quot;;0;1);IF([$screen.CE10]=&quot;&quot;;0;1);IF([$screen.CF10]=&quot;&quot;;0;1);IF([$screen.CG10]=&quot;&quot;;0;1);IF([$screen.CH10]=&quot;&quot;;0;1);IF([$screen.CI10]=&quot;&quot;;0;1);IF([$screen.CJ10]=&quot;&quot;;0;1)))" office:value-type="string" office:string-value="FF" calcext:value-type="string">
            <text:p>FF</text:p>
          </table:table-cell>
          <table:table-cell table:formula="of:=BIN2HEX(CONCATENATE(IF([$screen.CK10]=&quot;&quot;;0;1);IF([$screen.CL10]=&quot;&quot;;0;1);IF([$screen.CM10]=&quot;&quot;;0;1);IF([$screen.CN10]=&quot;&quot;;0;1);IF([$screen.CO10]=&quot;&quot;;0;1);IF([$screen.CP10]=&quot;&quot;;0;1);IF([$screen.CQ10]=&quot;&quot;;0;1);IF([$screen.CR10]=&quot;&quot;;0;1)))" office:value-type="string" office:string-value="FF" calcext:value-type="string">
            <text:p>FF</text:p>
          </table:table-cell>
          <table:table-cell table:formula="of:=BIN2HEX(CONCATENATE(IF([$screen.CS10]=&quot;&quot;;0;1);IF([$screen.CT10]=&quot;&quot;;0;1);IF([$screen.CU10]=&quot;&quot;;0;1);IF([$screen.CV10]=&quot;&quot;;0;1);IF([$screen.CW10]=&quot;&quot;;0;1);IF([$screen.CX10]=&quot;&quot;;0;1);IF([$screen.CY10]=&quot;&quot;;0;1);IF([$screen.CZ10]=&quot;&quot;;0;1)))" office:value-type="string" office:string-value="FF" calcext:value-type="string">
            <text:p>FF</text:p>
          </table:table-cell>
          <table:table-cell table:formula="of:=BIN2HEX(CONCATENATE(IF([$screen.DA10]=&quot;&quot;;0;1);IF([$screen.DB10]=&quot;&quot;;0;1);IF([$screen.DC10]=&quot;&quot;;0;1);IF([$screen.DD10]=&quot;&quot;;0;1);IF([$screen.DE10]=&quot;&quot;;0;1);IF([$screen.DF10]=&quot;&quot;;0;1);IF([$screen.DG10]=&quot;&quot;;0;1);IF([$screen.DH10]=&quot;&quot;;0;1)))" office:value-type="string" office:string-value="FF" calcext:value-type="string">
            <text:p>FF</text:p>
          </table:table-cell>
          <table:table-cell table:formula="of:=BIN2HEX(CONCATENATE(IF([$screen.DI10]=&quot;&quot;;0;1);IF([$screen.DJ10]=&quot;&quot;;0;1);IF([$screen.DK10]=&quot;&quot;;0;1);IF([$screen.DL10]=&quot;&quot;;0;1);IF([$screen.DM10]=&quot;&quot;;0;1);IF([$screen.DN10]=&quot;&quot;;0;1);IF([$screen.DO10]=&quot;&quot;;0;1);IF([$screen.DP10]=&quot;&quot;;0;1)))" office:value-type="string" office:string-value="FF" calcext:value-type="string">
            <text:p>FF</text:p>
          </table:table-cell>
          <table:table-cell table:formula="of:=BIN2HEX(CONCATENATE(IF([$screen.DQ10]=&quot;&quot;;0;1);IF([$screen.DR10]=&quot;&quot;;0;1);IF([$screen.DS10]=&quot;&quot;;0;1);IF([$screen.DT10]=&quot;&quot;;0;1);IF([$screen.DU10]=&quot;&quot;;0;1);IF([$screen.DV10]=&quot;&quot;;0;1);IF([$screen.DW10]=&quot;&quot;;0;1);IF([$screen.DX10]=&quot;&quot;;0;1)))" office:value-type="string" office:string-value="FF" calcext:value-type="string">
            <text:p>FF</text:p>
          </table:table-cell>
        </table:table-row>
        <table:table-row table:style-name="ro2">
          <table:table-cell table:formula="of:=BIN2HEX(CONCATENATE(IF([$screen.A11]=&quot;&quot;;0;1);IF([$screen.B11]=&quot;&quot;;0;1);IF([$screen.C11]=&quot;&quot;;0;1);IF([$screen.D11]=&quot;&quot;;0;1);IF([$screen.E11]=&quot;&quot;;0;1);IF([$screen.F11]=&quot;&quot;;0;1);IF([$screen.G11]=&quot;&quot;;0;1);IF([$screen.H11]=&quot;&quot;;0;1)))" office:value-type="string" office:string-value="FF" calcext:value-type="string">
            <text:p>FF</text:p>
          </table:table-cell>
          <table:table-cell table:formula="of:=BIN2HEX(CONCATENATE(IF([$screen.I11]=&quot;&quot;;0;1);IF([$screen.J11]=&quot;&quot;;0;1);IF([$screen.K11]=&quot;&quot;;0;1);IF([$screen.L11]=&quot;&quot;;0;1);IF([$screen.M11]=&quot;&quot;;0;1);IF([$screen.N11]=&quot;&quot;;0;1);IF([$screen.O11]=&quot;&quot;;0;1);IF([$screen.P11]=&quot;&quot;;0;1)))" office:value-type="string" office:string-value="FF" calcext:value-type="string">
            <text:p>FF</text:p>
          </table:table-cell>
          <table:table-cell table:formula="of:=BIN2HEX(CONCATENATE(IF([$screen.Q11]=&quot;&quot;;0;1);IF([$screen.R11]=&quot;&quot;;0;1);IF([$screen.S11]=&quot;&quot;;0;1);IF([$screen.T11]=&quot;&quot;;0;1);IF([$screen.U11]=&quot;&quot;;0;1);IF([$screen.V11]=&quot;&quot;;0;1);IF([$screen.W11]=&quot;&quot;;0;1);IF([$screen.X11]=&quot;&quot;;0;1)))" office:value-type="string" office:string-value="FF" calcext:value-type="string">
            <text:p>FF</text:p>
          </table:table-cell>
          <table:table-cell table:formula="of:=BIN2HEX(CONCATENATE(IF([$screen.Y11]=&quot;&quot;;0;1);IF([$screen.Z11]=&quot;&quot;;0;1);IF([$screen.AA11]=&quot;&quot;;0;1);IF([$screen.AB11]=&quot;&quot;;0;1);IF([$screen.AC11]=&quot;&quot;;0;1);IF([$screen.AD11]=&quot;&quot;;0;1);IF([$screen.AE11]=&quot;&quot;;0;1);IF([$screen.AF11]=&quot;&quot;;0;1)))" office:value-type="string" office:string-value="FF" calcext:value-type="string">
            <text:p>FF</text:p>
          </table:table-cell>
          <table:table-cell table:formula="of:=BIN2HEX(CONCATENATE(IF([$screen.AG11]=&quot;&quot;;0;1);IF([$screen.AH11]=&quot;&quot;;0;1);IF([$screen.AI11]=&quot;&quot;;0;1);IF([$screen.AJ11]=&quot;&quot;;0;1);IF([$screen.AK11]=&quot;&quot;;0;1);IF([$screen.AL11]=&quot;&quot;;0;1);IF([$screen.AM11]=&quot;&quot;;0;1);IF([$screen.AN11]=&quot;&quot;;0;1)))" office:value-type="string" office:string-value="FF" calcext:value-type="string">
            <text:p>FF</text:p>
          </table:table-cell>
          <table:table-cell table:formula="of:=BIN2HEX(CONCATENATE(IF([$screen.AO11]=&quot;&quot;;0;1);IF([$screen.AP11]=&quot;&quot;;0;1);IF([$screen.AQ11]=&quot;&quot;;0;1);IF([$screen.AR11]=&quot;&quot;;0;1);IF([$screen.AS11]=&quot;&quot;;0;1);IF([$screen.AT11]=&quot;&quot;;0;1);IF([$screen.AU11]=&quot;&quot;;0;1);IF([$screen.AV11]=&quot;&quot;;0;1)))" office:value-type="string" office:string-value="FF" calcext:value-type="string">
            <text:p>FF</text:p>
          </table:table-cell>
          <table:table-cell table:formula="of:=BIN2HEX(CONCATENATE(IF([$screen.AW11]=&quot;&quot;;0;1);IF([$screen.AX11]=&quot;&quot;;0;1);IF([$screen.AY11]=&quot;&quot;;0;1);IF([$screen.AZ11]=&quot;&quot;;0;1);IF([$screen.BA11]=&quot;&quot;;0;1);IF([$screen.BB11]=&quot;&quot;;0;1);IF([$screen.BC11]=&quot;&quot;;0;1);IF([$screen.BD11]=&quot;&quot;;0;1)))" office:value-type="string" office:string-value="FF" calcext:value-type="string">
            <text:p>FF</text:p>
          </table:table-cell>
          <table:table-cell table:formula="of:=BIN2HEX(CONCATENATE(IF([$screen.BE11]=&quot;&quot;;0;1);IF([$screen.BF11]=&quot;&quot;;0;1);IF([$screen.BG11]=&quot;&quot;;0;1);IF([$screen.BH11]=&quot;&quot;;0;1);IF([$screen.BI11]=&quot;&quot;;0;1);IF([$screen.BJ11]=&quot;&quot;;0;1);IF([$screen.BK11]=&quot;&quot;;0;1);IF([$screen.BL11]=&quot;&quot;;0;1)))" office:value-type="string" office:string-value="FF" calcext:value-type="string">
            <text:p>FF</text:p>
          </table:table-cell>
          <table:table-cell table:formula="of:=BIN2HEX(CONCATENATE(IF([$screen.BM11]=&quot;&quot;;0;1);IF([$screen.BN11]=&quot;&quot;;0;1);IF([$screen.BO11]=&quot;&quot;;0;1);IF([$screen.BP11]=&quot;&quot;;0;1);IF([$screen.BQ11]=&quot;&quot;;0;1);IF([$screen.BR11]=&quot;&quot;;0;1);IF([$screen.BS11]=&quot;&quot;;0;1);IF([$screen.BT11]=&quot;&quot;;0;1)))" office:value-type="string" office:string-value="FF" calcext:value-type="string">
            <text:p>FF</text:p>
          </table:table-cell>
          <table:table-cell table:formula="of:=BIN2HEX(CONCATENATE(IF([$screen.BU11]=&quot;&quot;;0;1);IF([$screen.BV11]=&quot;&quot;;0;1);IF([$screen.BW11]=&quot;&quot;;0;1);IF([$screen.BX11]=&quot;&quot;;0;1);IF([$screen.BY11]=&quot;&quot;;0;1);IF([$screen.BZ11]=&quot;&quot;;0;1);IF([$screen.CA11]=&quot;&quot;;0;1);IF([$screen.CB11]=&quot;&quot;;0;1)))" office:value-type="string" office:string-value="FF" calcext:value-type="string">
            <text:p>FF</text:p>
          </table:table-cell>
          <table:table-cell table:formula="of:=BIN2HEX(CONCATENATE(IF([$screen.CC11]=&quot;&quot;;0;1);IF([$screen.CD11]=&quot;&quot;;0;1);IF([$screen.CE11]=&quot;&quot;;0;1);IF([$screen.CF11]=&quot;&quot;;0;1);IF([$screen.CG11]=&quot;&quot;;0;1);IF([$screen.CH11]=&quot;&quot;;0;1);IF([$screen.CI11]=&quot;&quot;;0;1);IF([$screen.CJ11]=&quot;&quot;;0;1)))" office:value-type="string" office:string-value="FF" calcext:value-type="string">
            <text:p>FF</text:p>
          </table:table-cell>
          <table:table-cell table:formula="of:=BIN2HEX(CONCATENATE(IF([$screen.CK11]=&quot;&quot;;0;1);IF([$screen.CL11]=&quot;&quot;;0;1);IF([$screen.CM11]=&quot;&quot;;0;1);IF([$screen.CN11]=&quot;&quot;;0;1);IF([$screen.CO11]=&quot;&quot;;0;1);IF([$screen.CP11]=&quot;&quot;;0;1);IF([$screen.CQ11]=&quot;&quot;;0;1);IF([$screen.CR11]=&quot;&quot;;0;1)))" office:value-type="string" office:string-value="FF" calcext:value-type="string">
            <text:p>FF</text:p>
          </table:table-cell>
          <table:table-cell table:formula="of:=BIN2HEX(CONCATENATE(IF([$screen.CS11]=&quot;&quot;;0;1);IF([$screen.CT11]=&quot;&quot;;0;1);IF([$screen.CU11]=&quot;&quot;;0;1);IF([$screen.CV11]=&quot;&quot;;0;1);IF([$screen.CW11]=&quot;&quot;;0;1);IF([$screen.CX11]=&quot;&quot;;0;1);IF([$screen.CY11]=&quot;&quot;;0;1);IF([$screen.CZ11]=&quot;&quot;;0;1)))" office:value-type="string" office:string-value="FF" calcext:value-type="string">
            <text:p>FF</text:p>
          </table:table-cell>
          <table:table-cell table:formula="of:=BIN2HEX(CONCATENATE(IF([$screen.DA11]=&quot;&quot;;0;1);IF([$screen.DB11]=&quot;&quot;;0;1);IF([$screen.DC11]=&quot;&quot;;0;1);IF([$screen.DD11]=&quot;&quot;;0;1);IF([$screen.DE11]=&quot;&quot;;0;1);IF([$screen.DF11]=&quot;&quot;;0;1);IF([$screen.DG11]=&quot;&quot;;0;1);IF([$screen.DH11]=&quot;&quot;;0;1)))" office:value-type="string" office:string-value="FF" calcext:value-type="string">
            <text:p>FF</text:p>
          </table:table-cell>
          <table:table-cell table:formula="of:=BIN2HEX(CONCATENATE(IF([$screen.DI11]=&quot;&quot;;0;1);IF([$screen.DJ11]=&quot;&quot;;0;1);IF([$screen.DK11]=&quot;&quot;;0;1);IF([$screen.DL11]=&quot;&quot;;0;1);IF([$screen.DM11]=&quot;&quot;;0;1);IF([$screen.DN11]=&quot;&quot;;0;1);IF([$screen.DO11]=&quot;&quot;;0;1);IF([$screen.DP11]=&quot;&quot;;0;1)))" office:value-type="string" office:string-value="FF" calcext:value-type="string">
            <text:p>FF</text:p>
          </table:table-cell>
          <table:table-cell table:formula="of:=BIN2HEX(CONCATENATE(IF([$screen.DQ11]=&quot;&quot;;0;1);IF([$screen.DR11]=&quot;&quot;;0;1);IF([$screen.DS11]=&quot;&quot;;0;1);IF([$screen.DT11]=&quot;&quot;;0;1);IF([$screen.DU11]=&quot;&quot;;0;1);IF([$screen.DV11]=&quot;&quot;;0;1);IF([$screen.DW11]=&quot;&quot;;0;1);IF([$screen.DX11]=&quot;&quot;;0;1)))" office:value-type="string" office:string-value="FF" calcext:value-type="string">
            <text:p>FF</text:p>
          </table:table-cell>
        </table:table-row>
        <table:table-row table:style-name="ro2">
          <table:table-cell table:formula="of:=BIN2HEX(CONCATENATE(IF([$screen.A12]=&quot;&quot;;0;1);IF([$screen.B12]=&quot;&quot;;0;1);IF([$screen.C12]=&quot;&quot;;0;1);IF([$screen.D12]=&quot;&quot;;0;1);IF([$screen.E12]=&quot;&quot;;0;1);IF([$screen.F12]=&quot;&quot;;0;1);IF([$screen.G12]=&quot;&quot;;0;1);IF([$screen.H12]=&quot;&quot;;0;1)))" office:value-type="string" office:string-value="0" calcext:value-type="string">
            <text:p>0</text:p>
          </table:table-cell>
          <table:table-cell table:formula="of:=BIN2HEX(CONCATENATE(IF([$screen.I12]=&quot;&quot;;0;1);IF([$screen.J12]=&quot;&quot;;0;1);IF([$screen.K12]=&quot;&quot;;0;1);IF([$screen.L12]=&quot;&quot;;0;1);IF([$screen.M12]=&quot;&quot;;0;1);IF([$screen.N12]=&quot;&quot;;0;1);IF([$screen.O12]=&quot;&quot;;0;1);IF([$screen.P12]=&quot;&quot;;0;1)))" office:value-type="string" office:string-value="0" calcext:value-type="string">
            <text:p>0</text:p>
          </table:table-cell>
          <table:table-cell table:formula="of:=BIN2HEX(CONCATENATE(IF([$screen.Q12]=&quot;&quot;;0;1);IF([$screen.R12]=&quot;&quot;;0;1);IF([$screen.S12]=&quot;&quot;;0;1);IF([$screen.T12]=&quot;&quot;;0;1);IF([$screen.U12]=&quot;&quot;;0;1);IF([$screen.V12]=&quot;&quot;;0;1);IF([$screen.W12]=&quot;&quot;;0;1);IF([$screen.X12]=&quot;&quot;;0;1)))" office:value-type="string" office:string-value="0" calcext:value-type="string">
            <text:p>0</text:p>
          </table:table-cell>
          <table:table-cell table:formula="of:=BIN2HEX(CONCATENATE(IF([$screen.Y12]=&quot;&quot;;0;1);IF([$screen.Z12]=&quot;&quot;;0;1);IF([$screen.AA12]=&quot;&quot;;0;1);IF([$screen.AB12]=&quot;&quot;;0;1);IF([$screen.AC12]=&quot;&quot;;0;1);IF([$screen.AD12]=&quot;&quot;;0;1);IF([$screen.AE12]=&quot;&quot;;0;1);IF([$screen.AF12]=&quot;&quot;;0;1)))" office:value-type="string" office:string-value="0" calcext:value-type="string">
            <text:p>0</text:p>
          </table:table-cell>
          <table:table-cell table:formula="of:=BIN2HEX(CONCATENATE(IF([$screen.AG12]=&quot;&quot;;0;1);IF([$screen.AH12]=&quot;&quot;;0;1);IF([$screen.AI12]=&quot;&quot;;0;1);IF([$screen.AJ12]=&quot;&quot;;0;1);IF([$screen.AK12]=&quot;&quot;;0;1);IF([$screen.AL12]=&quot;&quot;;0;1);IF([$screen.AM12]=&quot;&quot;;0;1);IF([$screen.AN12]=&quot;&quot;;0;1)))" office:value-type="string" office:string-value="0" calcext:value-type="string">
            <text:p>0</text:p>
          </table:table-cell>
          <table:table-cell table:formula="of:=BIN2HEX(CONCATENATE(IF([$screen.AO12]=&quot;&quot;;0;1);IF([$screen.AP12]=&quot;&quot;;0;1);IF([$screen.AQ12]=&quot;&quot;;0;1);IF([$screen.AR12]=&quot;&quot;;0;1);IF([$screen.AS12]=&quot;&quot;;0;1);IF([$screen.AT12]=&quot;&quot;;0;1);IF([$screen.AU12]=&quot;&quot;;0;1);IF([$screen.AV12]=&quot;&quot;;0;1)))" office:value-type="string" office:string-value="0" calcext:value-type="string">
            <text:p>0</text:p>
          </table:table-cell>
          <table:table-cell table:formula="of:=BIN2HEX(CONCATENATE(IF([$screen.AW12]=&quot;&quot;;0;1);IF([$screen.AX12]=&quot;&quot;;0;1);IF([$screen.AY12]=&quot;&quot;;0;1);IF([$screen.AZ12]=&quot;&quot;;0;1);IF([$screen.BA12]=&quot;&quot;;0;1);IF([$screen.BB12]=&quot;&quot;;0;1);IF([$screen.BC12]=&quot;&quot;;0;1);IF([$screen.BD12]=&quot;&quot;;0;1)))" office:value-type="string" office:string-value="0" calcext:value-type="string">
            <text:p>0</text:p>
          </table:table-cell>
          <table:table-cell table:formula="of:=BIN2HEX(CONCATENATE(IF([$screen.BE12]=&quot;&quot;;0;1);IF([$screen.BF12]=&quot;&quot;;0;1);IF([$screen.BG12]=&quot;&quot;;0;1);IF([$screen.BH12]=&quot;&quot;;0;1);IF([$screen.BI12]=&quot;&quot;;0;1);IF([$screen.BJ12]=&quot;&quot;;0;1);IF([$screen.BK12]=&quot;&quot;;0;1);IF([$screen.BL12]=&quot;&quot;;0;1)))" office:value-type="string" office:string-value="0" calcext:value-type="string">
            <text:p>0</text:p>
          </table:table-cell>
          <table:table-cell table:formula="of:=BIN2HEX(CONCATENATE(IF([$screen.BM12]=&quot;&quot;;0;1);IF([$screen.BN12]=&quot;&quot;;0;1);IF([$screen.BO12]=&quot;&quot;;0;1);IF([$screen.BP12]=&quot;&quot;;0;1);IF([$screen.BQ12]=&quot;&quot;;0;1);IF([$screen.BR12]=&quot;&quot;;0;1);IF([$screen.BS12]=&quot;&quot;;0;1);IF([$screen.BT12]=&quot;&quot;;0;1)))" office:value-type="string" office:string-value="0" calcext:value-type="string">
            <text:p>0</text:p>
          </table:table-cell>
          <table:table-cell table:formula="of:=BIN2HEX(CONCATENATE(IF([$screen.BU12]=&quot;&quot;;0;1);IF([$screen.BV12]=&quot;&quot;;0;1);IF([$screen.BW12]=&quot;&quot;;0;1);IF([$screen.BX12]=&quot;&quot;;0;1);IF([$screen.BY12]=&quot;&quot;;0;1);IF([$screen.BZ12]=&quot;&quot;;0;1);IF([$screen.CA12]=&quot;&quot;;0;1);IF([$screen.CB12]=&quot;&quot;;0;1)))" office:value-type="string" office:string-value="0" calcext:value-type="string">
            <text:p>0</text:p>
          </table:table-cell>
          <table:table-cell table:formula="of:=BIN2HEX(CONCATENATE(IF([$screen.CC12]=&quot;&quot;;0;1);IF([$screen.CD12]=&quot;&quot;;0;1);IF([$screen.CE12]=&quot;&quot;;0;1);IF([$screen.CF12]=&quot;&quot;;0;1);IF([$screen.CG12]=&quot;&quot;;0;1);IF([$screen.CH12]=&quot;&quot;;0;1);IF([$screen.CI12]=&quot;&quot;;0;1);IF([$screen.CJ12]=&quot;&quot;;0;1)))" office:value-type="string" office:string-value="0" calcext:value-type="string">
            <text:p>0</text:p>
          </table:table-cell>
          <table:table-cell table:formula="of:=BIN2HEX(CONCATENATE(IF([$screen.CK12]=&quot;&quot;;0;1);IF([$screen.CL12]=&quot;&quot;;0;1);IF([$screen.CM12]=&quot;&quot;;0;1);IF([$screen.CN12]=&quot;&quot;;0;1);IF([$screen.CO12]=&quot;&quot;;0;1);IF([$screen.CP12]=&quot;&quot;;0;1);IF([$screen.CQ12]=&quot;&quot;;0;1);IF([$screen.CR12]=&quot;&quot;;0;1)))" office:value-type="string" office:string-value="0" calcext:value-type="string">
            <text:p>0</text:p>
          </table:table-cell>
          <table:table-cell table:formula="of:=BIN2HEX(CONCATENATE(IF([$screen.CS12]=&quot;&quot;;0;1);IF([$screen.CT12]=&quot;&quot;;0;1);IF([$screen.CU12]=&quot;&quot;;0;1);IF([$screen.CV12]=&quot;&quot;;0;1);IF([$screen.CW12]=&quot;&quot;;0;1);IF([$screen.CX12]=&quot;&quot;;0;1);IF([$screen.CY12]=&quot;&quot;;0;1);IF([$screen.CZ12]=&quot;&quot;;0;1)))" office:value-type="string" office:string-value="0" calcext:value-type="string">
            <text:p>0</text:p>
          </table:table-cell>
          <table:table-cell table:formula="of:=BIN2HEX(CONCATENATE(IF([$screen.DA12]=&quot;&quot;;0;1);IF([$screen.DB12]=&quot;&quot;;0;1);IF([$screen.DC12]=&quot;&quot;;0;1);IF([$screen.DD12]=&quot;&quot;;0;1);IF([$screen.DE12]=&quot;&quot;;0;1);IF([$screen.DF12]=&quot;&quot;;0;1);IF([$screen.DG12]=&quot;&quot;;0;1);IF([$screen.DH12]=&quot;&quot;;0;1)))" office:value-type="string" office:string-value="0" calcext:value-type="string">
            <text:p>0</text:p>
          </table:table-cell>
          <table:table-cell table:formula="of:=BIN2HEX(CONCATENATE(IF([$screen.DI12]=&quot;&quot;;0;1);IF([$screen.DJ12]=&quot;&quot;;0;1);IF([$screen.DK12]=&quot;&quot;;0;1);IF([$screen.DL12]=&quot;&quot;;0;1);IF([$screen.DM12]=&quot;&quot;;0;1);IF([$screen.DN12]=&quot;&quot;;0;1);IF([$screen.DO12]=&quot;&quot;;0;1);IF([$screen.DP12]=&quot;&quot;;0;1)))" office:value-type="string" office:string-value="0" calcext:value-type="string">
            <text:p>0</text:p>
          </table:table-cell>
          <table:table-cell table:formula="of:=BIN2HEX(CONCATENATE(IF([$screen.DQ12]=&quot;&quot;;0;1);IF([$screen.DR12]=&quot;&quot;;0;1);IF([$screen.DS12]=&quot;&quot;;0;1);IF([$screen.DT12]=&quot;&quot;;0;1);IF([$screen.DU12]=&quot;&quot;;0;1);IF([$screen.DV12]=&quot;&quot;;0;1);IF([$screen.DW12]=&quot;&quot;;0;1);IF([$screen.DX12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.A13]=&quot;&quot;;0;1);IF([$screen.B13]=&quot;&quot;;0;1);IF([$screen.C13]=&quot;&quot;;0;1);IF([$screen.D13]=&quot;&quot;;0;1);IF([$screen.E13]=&quot;&quot;;0;1);IF([$screen.F13]=&quot;&quot;;0;1);IF([$screen.G13]=&quot;&quot;;0;1);IF([$screen.H13]=&quot;&quot;;0;1)))" office:value-type="string" office:string-value="0" calcext:value-type="string">
            <text:p>0</text:p>
          </table:table-cell>
          <table:table-cell table:formula="of:=BIN2HEX(CONCATENATE(IF([$screen.I13]=&quot;&quot;;0;1);IF([$screen.J13]=&quot;&quot;;0;1);IF([$screen.K13]=&quot;&quot;;0;1);IF([$screen.L13]=&quot;&quot;;0;1);IF([$screen.M13]=&quot;&quot;;0;1);IF([$screen.N13]=&quot;&quot;;0;1);IF([$screen.O13]=&quot;&quot;;0;1);IF([$screen.P13]=&quot;&quot;;0;1)))" office:value-type="string" office:string-value="0" calcext:value-type="string">
            <text:p>0</text:p>
          </table:table-cell>
          <table:table-cell table:formula="of:=BIN2HEX(CONCATENATE(IF([$screen.Q13]=&quot;&quot;;0;1);IF([$screen.R13]=&quot;&quot;;0;1);IF([$screen.S13]=&quot;&quot;;0;1);IF([$screen.T13]=&quot;&quot;;0;1);IF([$screen.U13]=&quot;&quot;;0;1);IF([$screen.V13]=&quot;&quot;;0;1);IF([$screen.W13]=&quot;&quot;;0;1);IF([$screen.X13]=&quot;&quot;;0;1)))" office:value-type="string" office:string-value="0" calcext:value-type="string">
            <text:p>0</text:p>
          </table:table-cell>
          <table:table-cell table:formula="of:=BIN2HEX(CONCATENATE(IF([$screen.Y13]=&quot;&quot;;0;1);IF([$screen.Z13]=&quot;&quot;;0;1);IF([$screen.AA13]=&quot;&quot;;0;1);IF([$screen.AB13]=&quot;&quot;;0;1);IF([$screen.AC13]=&quot;&quot;;0;1);IF([$screen.AD13]=&quot;&quot;;0;1);IF([$screen.AE13]=&quot;&quot;;0;1);IF([$screen.AF13]=&quot;&quot;;0;1)))" office:value-type="string" office:string-value="0" calcext:value-type="string">
            <text:p>0</text:p>
          </table:table-cell>
          <table:table-cell table:formula="of:=BIN2HEX(CONCATENATE(IF([$screen.AG13]=&quot;&quot;;0;1);IF([$screen.AH13]=&quot;&quot;;0;1);IF([$screen.AI13]=&quot;&quot;;0;1);IF([$screen.AJ13]=&quot;&quot;;0;1);IF([$screen.AK13]=&quot;&quot;;0;1);IF([$screen.AL13]=&quot;&quot;;0;1);IF([$screen.AM13]=&quot;&quot;;0;1);IF([$screen.AN13]=&quot;&quot;;0;1)))" office:value-type="string" office:string-value="0" calcext:value-type="string">
            <text:p>0</text:p>
          </table:table-cell>
          <table:table-cell table:formula="of:=BIN2HEX(CONCATENATE(IF([$screen.AO13]=&quot;&quot;;0;1);IF([$screen.AP13]=&quot;&quot;;0;1);IF([$screen.AQ13]=&quot;&quot;;0;1);IF([$screen.AR13]=&quot;&quot;;0;1);IF([$screen.AS13]=&quot;&quot;;0;1);IF([$screen.AT13]=&quot;&quot;;0;1);IF([$screen.AU13]=&quot;&quot;;0;1);IF([$screen.AV13]=&quot;&quot;;0;1)))" office:value-type="string" office:string-value="0" calcext:value-type="string">
            <text:p>0</text:p>
          </table:table-cell>
          <table:table-cell table:formula="of:=BIN2HEX(CONCATENATE(IF([$screen.AW13]=&quot;&quot;;0;1);IF([$screen.AX13]=&quot;&quot;;0;1);IF([$screen.AY13]=&quot;&quot;;0;1);IF([$screen.AZ13]=&quot;&quot;;0;1);IF([$screen.BA13]=&quot;&quot;;0;1);IF([$screen.BB13]=&quot;&quot;;0;1);IF([$screen.BC13]=&quot;&quot;;0;1);IF([$screen.BD13]=&quot;&quot;;0;1)))" office:value-type="string" office:string-value="0" calcext:value-type="string">
            <text:p>0</text:p>
          </table:table-cell>
          <table:table-cell table:formula="of:=BIN2HEX(CONCATENATE(IF([$screen.BE13]=&quot;&quot;;0;1);IF([$screen.BF13]=&quot;&quot;;0;1);IF([$screen.BG13]=&quot;&quot;;0;1);IF([$screen.BH13]=&quot;&quot;;0;1);IF([$screen.BI13]=&quot;&quot;;0;1);IF([$screen.BJ13]=&quot;&quot;;0;1);IF([$screen.BK13]=&quot;&quot;;0;1);IF([$screen.BL13]=&quot;&quot;;0;1)))" office:value-type="string" office:string-value="0" calcext:value-type="string">
            <text:p>0</text:p>
          </table:table-cell>
          <table:table-cell table:formula="of:=BIN2HEX(CONCATENATE(IF([$screen.BM13]=&quot;&quot;;0;1);IF([$screen.BN13]=&quot;&quot;;0;1);IF([$screen.BO13]=&quot;&quot;;0;1);IF([$screen.BP13]=&quot;&quot;;0;1);IF([$screen.BQ13]=&quot;&quot;;0;1);IF([$screen.BR13]=&quot;&quot;;0;1);IF([$screen.BS13]=&quot;&quot;;0;1);IF([$screen.BT13]=&quot;&quot;;0;1)))" office:value-type="string" office:string-value="0" calcext:value-type="string">
            <text:p>0</text:p>
          </table:table-cell>
          <table:table-cell table:formula="of:=BIN2HEX(CONCATENATE(IF([$screen.BU13]=&quot;&quot;;0;1);IF([$screen.BV13]=&quot;&quot;;0;1);IF([$screen.BW13]=&quot;&quot;;0;1);IF([$screen.BX13]=&quot;&quot;;0;1);IF([$screen.BY13]=&quot;&quot;;0;1);IF([$screen.BZ13]=&quot;&quot;;0;1);IF([$screen.CA13]=&quot;&quot;;0;1);IF([$screen.CB13]=&quot;&quot;;0;1)))" office:value-type="string" office:string-value="0" calcext:value-type="string">
            <text:p>0</text:p>
          </table:table-cell>
          <table:table-cell table:formula="of:=BIN2HEX(CONCATENATE(IF([$screen.CC13]=&quot;&quot;;0;1);IF([$screen.CD13]=&quot;&quot;;0;1);IF([$screen.CE13]=&quot;&quot;;0;1);IF([$screen.CF13]=&quot;&quot;;0;1);IF([$screen.CG13]=&quot;&quot;;0;1);IF([$screen.CH13]=&quot;&quot;;0;1);IF([$screen.CI13]=&quot;&quot;;0;1);IF([$screen.CJ13]=&quot;&quot;;0;1)))" office:value-type="string" office:string-value="0" calcext:value-type="string">
            <text:p>0</text:p>
          </table:table-cell>
          <table:table-cell table:formula="of:=BIN2HEX(CONCATENATE(IF([$screen.CK13]=&quot;&quot;;0;1);IF([$screen.CL13]=&quot;&quot;;0;1);IF([$screen.CM13]=&quot;&quot;;0;1);IF([$screen.CN13]=&quot;&quot;;0;1);IF([$screen.CO13]=&quot;&quot;;0;1);IF([$screen.CP13]=&quot;&quot;;0;1);IF([$screen.CQ13]=&quot;&quot;;0;1);IF([$screen.CR13]=&quot;&quot;;0;1)))" office:value-type="string" office:string-value="0" calcext:value-type="string">
            <text:p>0</text:p>
          </table:table-cell>
          <table:table-cell table:formula="of:=BIN2HEX(CONCATENATE(IF([$screen.CS13]=&quot;&quot;;0;1);IF([$screen.CT13]=&quot;&quot;;0;1);IF([$screen.CU13]=&quot;&quot;;0;1);IF([$screen.CV13]=&quot;&quot;;0;1);IF([$screen.CW13]=&quot;&quot;;0;1);IF([$screen.CX13]=&quot;&quot;;0;1);IF([$screen.CY13]=&quot;&quot;;0;1);IF([$screen.CZ13]=&quot;&quot;;0;1)))" office:value-type="string" office:string-value="0" calcext:value-type="string">
            <text:p>0</text:p>
          </table:table-cell>
          <table:table-cell table:formula="of:=BIN2HEX(CONCATENATE(IF([$screen.DA13]=&quot;&quot;;0;1);IF([$screen.DB13]=&quot;&quot;;0;1);IF([$screen.DC13]=&quot;&quot;;0;1);IF([$screen.DD13]=&quot;&quot;;0;1);IF([$screen.DE13]=&quot;&quot;;0;1);IF([$screen.DF13]=&quot;&quot;;0;1);IF([$screen.DG13]=&quot;&quot;;0;1);IF([$screen.DH13]=&quot;&quot;;0;1)))" office:value-type="string" office:string-value="0" calcext:value-type="string">
            <text:p>0</text:p>
          </table:table-cell>
          <table:table-cell table:formula="of:=BIN2HEX(CONCATENATE(IF([$screen.DI13]=&quot;&quot;;0;1);IF([$screen.DJ13]=&quot;&quot;;0;1);IF([$screen.DK13]=&quot;&quot;;0;1);IF([$screen.DL13]=&quot;&quot;;0;1);IF([$screen.DM13]=&quot;&quot;;0;1);IF([$screen.DN13]=&quot;&quot;;0;1);IF([$screen.DO13]=&quot;&quot;;0;1);IF([$screen.DP13]=&quot;&quot;;0;1)))" office:value-type="string" office:string-value="0" calcext:value-type="string">
            <text:p>0</text:p>
          </table:table-cell>
          <table:table-cell table:formula="of:=BIN2HEX(CONCATENATE(IF([$screen.DQ13]=&quot;&quot;;0;1);IF([$screen.DR13]=&quot;&quot;;0;1);IF([$screen.DS13]=&quot;&quot;;0;1);IF([$screen.DT13]=&quot;&quot;;0;1);IF([$screen.DU13]=&quot;&quot;;0;1);IF([$screen.DV13]=&quot;&quot;;0;1);IF([$screen.DW13]=&quot;&quot;;0;1);IF([$screen.DX13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.A14]=&quot;&quot;;0;1);IF([$screen.B14]=&quot;&quot;;0;1);IF([$screen.C14]=&quot;&quot;;0;1);IF([$screen.D14]=&quot;&quot;;0;1);IF([$screen.E14]=&quot;&quot;;0;1);IF([$screen.F14]=&quot;&quot;;0;1);IF([$screen.G14]=&quot;&quot;;0;1);IF([$screen.H14]=&quot;&quot;;0;1)))" office:value-type="string" office:string-value="0" calcext:value-type="string">
            <text:p>0</text:p>
          </table:table-cell>
          <table:table-cell table:formula="of:=BIN2HEX(CONCATENATE(IF([$screen.I14]=&quot;&quot;;0;1);IF([$screen.J14]=&quot;&quot;;0;1);IF([$screen.K14]=&quot;&quot;;0;1);IF([$screen.L14]=&quot;&quot;;0;1);IF([$screen.M14]=&quot;&quot;;0;1);IF([$screen.N14]=&quot;&quot;;0;1);IF([$screen.O14]=&quot;&quot;;0;1);IF([$screen.P14]=&quot;&quot;;0;1)))" office:value-type="string" office:string-value="0" calcext:value-type="string">
            <text:p>0</text:p>
          </table:table-cell>
          <table:table-cell table:formula="of:=BIN2HEX(CONCATENATE(IF([$screen.Q14]=&quot;&quot;;0;1);IF([$screen.R14]=&quot;&quot;;0;1);IF([$screen.S14]=&quot;&quot;;0;1);IF([$screen.T14]=&quot;&quot;;0;1);IF([$screen.U14]=&quot;&quot;;0;1);IF([$screen.V14]=&quot;&quot;;0;1);IF([$screen.W14]=&quot;&quot;;0;1);IF([$screen.X14]=&quot;&quot;;0;1)))" office:value-type="string" office:string-value="0" calcext:value-type="string">
            <text:p>0</text:p>
          </table:table-cell>
          <table:table-cell table:formula="of:=BIN2HEX(CONCATENATE(IF([$screen.Y14]=&quot;&quot;;0;1);IF([$screen.Z14]=&quot;&quot;;0;1);IF([$screen.AA14]=&quot;&quot;;0;1);IF([$screen.AB14]=&quot;&quot;;0;1);IF([$screen.AC14]=&quot;&quot;;0;1);IF([$screen.AD14]=&quot;&quot;;0;1);IF([$screen.AE14]=&quot;&quot;;0;1);IF([$screen.AF14]=&quot;&quot;;0;1)))" office:value-type="string" office:string-value="0" calcext:value-type="string">
            <text:p>0</text:p>
          </table:table-cell>
          <table:table-cell table:formula="of:=BIN2HEX(CONCATENATE(IF([$screen.AG14]=&quot;&quot;;0;1);IF([$screen.AH14]=&quot;&quot;;0;1);IF([$screen.AI14]=&quot;&quot;;0;1);IF([$screen.AJ14]=&quot;&quot;;0;1);IF([$screen.AK14]=&quot;&quot;;0;1);IF([$screen.AL14]=&quot;&quot;;0;1);IF([$screen.AM14]=&quot;&quot;;0;1);IF([$screen.AN14]=&quot;&quot;;0;1)))" office:value-type="string" office:string-value="0" calcext:value-type="string">
            <text:p>0</text:p>
          </table:table-cell>
          <table:table-cell table:formula="of:=BIN2HEX(CONCATENATE(IF([$screen.AO14]=&quot;&quot;;0;1);IF([$screen.AP14]=&quot;&quot;;0;1);IF([$screen.AQ14]=&quot;&quot;;0;1);IF([$screen.AR14]=&quot;&quot;;0;1);IF([$screen.AS14]=&quot;&quot;;0;1);IF([$screen.AT14]=&quot;&quot;;0;1);IF([$screen.AU14]=&quot;&quot;;0;1);IF([$screen.AV14]=&quot;&quot;;0;1)))" office:value-type="string" office:string-value="0" calcext:value-type="string">
            <text:p>0</text:p>
          </table:table-cell>
          <table:table-cell table:formula="of:=BIN2HEX(CONCATENATE(IF([$screen.AW14]=&quot;&quot;;0;1);IF([$screen.AX14]=&quot;&quot;;0;1);IF([$screen.AY14]=&quot;&quot;;0;1);IF([$screen.AZ14]=&quot;&quot;;0;1);IF([$screen.BA14]=&quot;&quot;;0;1);IF([$screen.BB14]=&quot;&quot;;0;1);IF([$screen.BC14]=&quot;&quot;;0;1);IF([$screen.BD14]=&quot;&quot;;0;1)))" office:value-type="string" office:string-value="0" calcext:value-type="string">
            <text:p>0</text:p>
          </table:table-cell>
          <table:table-cell table:formula="of:=BIN2HEX(CONCATENATE(IF([$screen.BE14]=&quot;&quot;;0;1);IF([$screen.BF14]=&quot;&quot;;0;1);IF([$screen.BG14]=&quot;&quot;;0;1);IF([$screen.BH14]=&quot;&quot;;0;1);IF([$screen.BI14]=&quot;&quot;;0;1);IF([$screen.BJ14]=&quot;&quot;;0;1);IF([$screen.BK14]=&quot;&quot;;0;1);IF([$screen.BL14]=&quot;&quot;;0;1)))" office:value-type="string" office:string-value="0" calcext:value-type="string">
            <text:p>0</text:p>
          </table:table-cell>
          <table:table-cell table:formula="of:=BIN2HEX(CONCATENATE(IF([$screen.BM14]=&quot;&quot;;0;1);IF([$screen.BN14]=&quot;&quot;;0;1);IF([$screen.BO14]=&quot;&quot;;0;1);IF([$screen.BP14]=&quot;&quot;;0;1);IF([$screen.BQ14]=&quot;&quot;;0;1);IF([$screen.BR14]=&quot;&quot;;0;1);IF([$screen.BS14]=&quot;&quot;;0;1);IF([$screen.BT14]=&quot;&quot;;0;1)))" office:value-type="string" office:string-value="0" calcext:value-type="string">
            <text:p>0</text:p>
          </table:table-cell>
          <table:table-cell table:formula="of:=BIN2HEX(CONCATENATE(IF([$screen.BU14]=&quot;&quot;;0;1);IF([$screen.BV14]=&quot;&quot;;0;1);IF([$screen.BW14]=&quot;&quot;;0;1);IF([$screen.BX14]=&quot;&quot;;0;1);IF([$screen.BY14]=&quot;&quot;;0;1);IF([$screen.BZ14]=&quot;&quot;;0;1);IF([$screen.CA14]=&quot;&quot;;0;1);IF([$screen.CB14]=&quot;&quot;;0;1)))" office:value-type="string" office:string-value="0" calcext:value-type="string">
            <text:p>0</text:p>
          </table:table-cell>
          <table:table-cell table:formula="of:=BIN2HEX(CONCATENATE(IF([$screen.CC14]=&quot;&quot;;0;1);IF([$screen.CD14]=&quot;&quot;;0;1);IF([$screen.CE14]=&quot;&quot;;0;1);IF([$screen.CF14]=&quot;&quot;;0;1);IF([$screen.CG14]=&quot;&quot;;0;1);IF([$screen.CH14]=&quot;&quot;;0;1);IF([$screen.CI14]=&quot;&quot;;0;1);IF([$screen.CJ14]=&quot;&quot;;0;1)))" office:value-type="string" office:string-value="0" calcext:value-type="string">
            <text:p>0</text:p>
          </table:table-cell>
          <table:table-cell table:formula="of:=BIN2HEX(CONCATENATE(IF([$screen.CK14]=&quot;&quot;;0;1);IF([$screen.CL14]=&quot;&quot;;0;1);IF([$screen.CM14]=&quot;&quot;;0;1);IF([$screen.CN14]=&quot;&quot;;0;1);IF([$screen.CO14]=&quot;&quot;;0;1);IF([$screen.CP14]=&quot;&quot;;0;1);IF([$screen.CQ14]=&quot;&quot;;0;1);IF([$screen.CR14]=&quot;&quot;;0;1)))" office:value-type="string" office:string-value="0" calcext:value-type="string">
            <text:p>0</text:p>
          </table:table-cell>
          <table:table-cell table:formula="of:=BIN2HEX(CONCATENATE(IF([$screen.CS14]=&quot;&quot;;0;1);IF([$screen.CT14]=&quot;&quot;;0;1);IF([$screen.CU14]=&quot;&quot;;0;1);IF([$screen.CV14]=&quot;&quot;;0;1);IF([$screen.CW14]=&quot;&quot;;0;1);IF([$screen.CX14]=&quot;&quot;;0;1);IF([$screen.CY14]=&quot;&quot;;0;1);IF([$screen.CZ14]=&quot;&quot;;0;1)))" office:value-type="string" office:string-value="0" calcext:value-type="string">
            <text:p>0</text:p>
          </table:table-cell>
          <table:table-cell table:formula="of:=BIN2HEX(CONCATENATE(IF([$screen.DA14]=&quot;&quot;;0;1);IF([$screen.DB14]=&quot;&quot;;0;1);IF([$screen.DC14]=&quot;&quot;;0;1);IF([$screen.DD14]=&quot;&quot;;0;1);IF([$screen.DE14]=&quot;&quot;;0;1);IF([$screen.DF14]=&quot;&quot;;0;1);IF([$screen.DG14]=&quot;&quot;;0;1);IF([$screen.DH14]=&quot;&quot;;0;1)))" office:value-type="string" office:string-value="0" calcext:value-type="string">
            <text:p>0</text:p>
          </table:table-cell>
          <table:table-cell table:formula="of:=BIN2HEX(CONCATENATE(IF([$screen.DI14]=&quot;&quot;;0;1);IF([$screen.DJ14]=&quot;&quot;;0;1);IF([$screen.DK14]=&quot;&quot;;0;1);IF([$screen.DL14]=&quot;&quot;;0;1);IF([$screen.DM14]=&quot;&quot;;0;1);IF([$screen.DN14]=&quot;&quot;;0;1);IF([$screen.DO14]=&quot;&quot;;0;1);IF([$screen.DP14]=&quot;&quot;;0;1)))" office:value-type="string" office:string-value="0" calcext:value-type="string">
            <text:p>0</text:p>
          </table:table-cell>
          <table:table-cell table:formula="of:=BIN2HEX(CONCATENATE(IF([$screen.DQ14]=&quot;&quot;;0;1);IF([$screen.DR14]=&quot;&quot;;0;1);IF([$screen.DS14]=&quot;&quot;;0;1);IF([$screen.DT14]=&quot;&quot;;0;1);IF([$screen.DU14]=&quot;&quot;;0;1);IF([$screen.DV14]=&quot;&quot;;0;1);IF([$screen.DW14]=&quot;&quot;;0;1);IF([$screen.DX14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.A15]=&quot;&quot;;0;1);IF([$screen.B15]=&quot;&quot;;0;1);IF([$screen.C15]=&quot;&quot;;0;1);IF([$screen.D15]=&quot;&quot;;0;1);IF([$screen.E15]=&quot;&quot;;0;1);IF([$screen.F15]=&quot;&quot;;0;1);IF([$screen.G15]=&quot;&quot;;0;1);IF([$screen.H15]=&quot;&quot;;0;1)))" office:value-type="string" office:string-value="0" calcext:value-type="string">
            <text:p>0</text:p>
          </table:table-cell>
          <table:table-cell table:formula="of:=BIN2HEX(CONCATENATE(IF([$screen.I15]=&quot;&quot;;0;1);IF([$screen.J15]=&quot;&quot;;0;1);IF([$screen.K15]=&quot;&quot;;0;1);IF([$screen.L15]=&quot;&quot;;0;1);IF([$screen.M15]=&quot;&quot;;0;1);IF([$screen.N15]=&quot;&quot;;0;1);IF([$screen.O15]=&quot;&quot;;0;1);IF([$screen.P15]=&quot;&quot;;0;1)))" office:value-type="string" office:string-value="0" calcext:value-type="string">
            <text:p>0</text:p>
          </table:table-cell>
          <table:table-cell table:formula="of:=BIN2HEX(CONCATENATE(IF([$screen.Q15]=&quot;&quot;;0;1);IF([$screen.R15]=&quot;&quot;;0;1);IF([$screen.S15]=&quot;&quot;;0;1);IF([$screen.T15]=&quot;&quot;;0;1);IF([$screen.U15]=&quot;&quot;;0;1);IF([$screen.V15]=&quot;&quot;;0;1);IF([$screen.W15]=&quot;&quot;;0;1);IF([$screen.X15]=&quot;&quot;;0;1)))" office:value-type="string" office:string-value="0" calcext:value-type="string">
            <text:p>0</text:p>
          </table:table-cell>
          <table:table-cell table:formula="of:=BIN2HEX(CONCATENATE(IF([$screen.Y15]=&quot;&quot;;0;1);IF([$screen.Z15]=&quot;&quot;;0;1);IF([$screen.AA15]=&quot;&quot;;0;1);IF([$screen.AB15]=&quot;&quot;;0;1);IF([$screen.AC15]=&quot;&quot;;0;1);IF([$screen.AD15]=&quot;&quot;;0;1);IF([$screen.AE15]=&quot;&quot;;0;1);IF([$screen.AF15]=&quot;&quot;;0;1)))" office:value-type="string" office:string-value="0" calcext:value-type="string">
            <text:p>0</text:p>
          </table:table-cell>
          <table:table-cell table:formula="of:=BIN2HEX(CONCATENATE(IF([$screen.AG15]=&quot;&quot;;0;1);IF([$screen.AH15]=&quot;&quot;;0;1);IF([$screen.AI15]=&quot;&quot;;0;1);IF([$screen.AJ15]=&quot;&quot;;0;1);IF([$screen.AK15]=&quot;&quot;;0;1);IF([$screen.AL15]=&quot;&quot;;0;1);IF([$screen.AM15]=&quot;&quot;;0;1);IF([$screen.AN15]=&quot;&quot;;0;1)))" office:value-type="string" office:string-value="0" calcext:value-type="string">
            <text:p>0</text:p>
          </table:table-cell>
          <table:table-cell table:formula="of:=BIN2HEX(CONCATENATE(IF([$screen.AO15]=&quot;&quot;;0;1);IF([$screen.AP15]=&quot;&quot;;0;1);IF([$screen.AQ15]=&quot;&quot;;0;1);IF([$screen.AR15]=&quot;&quot;;0;1);IF([$screen.AS15]=&quot;&quot;;0;1);IF([$screen.AT15]=&quot;&quot;;0;1);IF([$screen.AU15]=&quot;&quot;;0;1);IF([$screen.AV15]=&quot;&quot;;0;1)))" office:value-type="string" office:string-value="0" calcext:value-type="string">
            <text:p>0</text:p>
          </table:table-cell>
          <table:table-cell table:formula="of:=BIN2HEX(CONCATENATE(IF([$screen.AW15]=&quot;&quot;;0;1);IF([$screen.AX15]=&quot;&quot;;0;1);IF([$screen.AY15]=&quot;&quot;;0;1);IF([$screen.AZ15]=&quot;&quot;;0;1);IF([$screen.BA15]=&quot;&quot;;0;1);IF([$screen.BB15]=&quot;&quot;;0;1);IF([$screen.BC15]=&quot;&quot;;0;1);IF([$screen.BD15]=&quot;&quot;;0;1)))" office:value-type="string" office:string-value="0" calcext:value-type="string">
            <text:p>0</text:p>
          </table:table-cell>
          <table:table-cell table:formula="of:=BIN2HEX(CONCATENATE(IF([$screen.BE15]=&quot;&quot;;0;1);IF([$screen.BF15]=&quot;&quot;;0;1);IF([$screen.BG15]=&quot;&quot;;0;1);IF([$screen.BH15]=&quot;&quot;;0;1);IF([$screen.BI15]=&quot;&quot;;0;1);IF([$screen.BJ15]=&quot;&quot;;0;1);IF([$screen.BK15]=&quot;&quot;;0;1);IF([$screen.BL15]=&quot;&quot;;0;1)))" office:value-type="string" office:string-value="0" calcext:value-type="string">
            <text:p>0</text:p>
          </table:table-cell>
          <table:table-cell table:formula="of:=BIN2HEX(CONCATENATE(IF([$screen.BM15]=&quot;&quot;;0;1);IF([$screen.BN15]=&quot;&quot;;0;1);IF([$screen.BO15]=&quot;&quot;;0;1);IF([$screen.BP15]=&quot;&quot;;0;1);IF([$screen.BQ15]=&quot;&quot;;0;1);IF([$screen.BR15]=&quot;&quot;;0;1);IF([$screen.BS15]=&quot;&quot;;0;1);IF([$screen.BT15]=&quot;&quot;;0;1)))" office:value-type="string" office:string-value="0" calcext:value-type="string">
            <text:p>0</text:p>
          </table:table-cell>
          <table:table-cell table:formula="of:=BIN2HEX(CONCATENATE(IF([$screen.BU15]=&quot;&quot;;0;1);IF([$screen.BV15]=&quot;&quot;;0;1);IF([$screen.BW15]=&quot;&quot;;0;1);IF([$screen.BX15]=&quot;&quot;;0;1);IF([$screen.BY15]=&quot;&quot;;0;1);IF([$screen.BZ15]=&quot;&quot;;0;1);IF([$screen.CA15]=&quot;&quot;;0;1);IF([$screen.CB15]=&quot;&quot;;0;1)))" office:value-type="string" office:string-value="0" calcext:value-type="string">
            <text:p>0</text:p>
          </table:table-cell>
          <table:table-cell table:formula="of:=BIN2HEX(CONCATENATE(IF([$screen.CC15]=&quot;&quot;;0;1);IF([$screen.CD15]=&quot;&quot;;0;1);IF([$screen.CE15]=&quot;&quot;;0;1);IF([$screen.CF15]=&quot;&quot;;0;1);IF([$screen.CG15]=&quot;&quot;;0;1);IF([$screen.CH15]=&quot;&quot;;0;1);IF([$screen.CI15]=&quot;&quot;;0;1);IF([$screen.CJ15]=&quot;&quot;;0;1)))" office:value-type="string" office:string-value="0" calcext:value-type="string">
            <text:p>0</text:p>
          </table:table-cell>
          <table:table-cell table:formula="of:=BIN2HEX(CONCATENATE(IF([$screen.CK15]=&quot;&quot;;0;1);IF([$screen.CL15]=&quot;&quot;;0;1);IF([$screen.CM15]=&quot;&quot;;0;1);IF([$screen.CN15]=&quot;&quot;;0;1);IF([$screen.CO15]=&quot;&quot;;0;1);IF([$screen.CP15]=&quot;&quot;;0;1);IF([$screen.CQ15]=&quot;&quot;;0;1);IF([$screen.CR15]=&quot;&quot;;0;1)))" office:value-type="string" office:string-value="0" calcext:value-type="string">
            <text:p>0</text:p>
          </table:table-cell>
          <table:table-cell table:formula="of:=BIN2HEX(CONCATENATE(IF([$screen.CS15]=&quot;&quot;;0;1);IF([$screen.CT15]=&quot;&quot;;0;1);IF([$screen.CU15]=&quot;&quot;;0;1);IF([$screen.CV15]=&quot;&quot;;0;1);IF([$screen.CW15]=&quot;&quot;;0;1);IF([$screen.CX15]=&quot;&quot;;0;1);IF([$screen.CY15]=&quot;&quot;;0;1);IF([$screen.CZ15]=&quot;&quot;;0;1)))" office:value-type="string" office:string-value="0" calcext:value-type="string">
            <text:p>0</text:p>
          </table:table-cell>
          <table:table-cell table:formula="of:=BIN2HEX(CONCATENATE(IF([$screen.DA15]=&quot;&quot;;0;1);IF([$screen.DB15]=&quot;&quot;;0;1);IF([$screen.DC15]=&quot;&quot;;0;1);IF([$screen.DD15]=&quot;&quot;;0;1);IF([$screen.DE15]=&quot;&quot;;0;1);IF([$screen.DF15]=&quot;&quot;;0;1);IF([$screen.DG15]=&quot;&quot;;0;1);IF([$screen.DH15]=&quot;&quot;;0;1)))" office:value-type="string" office:string-value="0" calcext:value-type="string">
            <text:p>0</text:p>
          </table:table-cell>
          <table:table-cell table:formula="of:=BIN2HEX(CONCATENATE(IF([$screen.DI15]=&quot;&quot;;0;1);IF([$screen.DJ15]=&quot;&quot;;0;1);IF([$screen.DK15]=&quot;&quot;;0;1);IF([$screen.DL15]=&quot;&quot;;0;1);IF([$screen.DM15]=&quot;&quot;;0;1);IF([$screen.DN15]=&quot;&quot;;0;1);IF([$screen.DO15]=&quot;&quot;;0;1);IF([$screen.DP15]=&quot;&quot;;0;1)))" office:value-type="string" office:string-value="0" calcext:value-type="string">
            <text:p>0</text:p>
          </table:table-cell>
          <table:table-cell table:formula="of:=BIN2HEX(CONCATENATE(IF([$screen.DQ15]=&quot;&quot;;0;1);IF([$screen.DR15]=&quot;&quot;;0;1);IF([$screen.DS15]=&quot;&quot;;0;1);IF([$screen.DT15]=&quot;&quot;;0;1);IF([$screen.DU15]=&quot;&quot;;0;1);IF([$screen.DV15]=&quot;&quot;;0;1);IF([$screen.DW15]=&quot;&quot;;0;1);IF([$screen.DX15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.A16]=&quot;&quot;;0;1);IF([$screen.B16]=&quot;&quot;;0;1);IF([$screen.C16]=&quot;&quot;;0;1);IF([$screen.D16]=&quot;&quot;;0;1);IF([$screen.E16]=&quot;&quot;;0;1);IF([$screen.F16]=&quot;&quot;;0;1);IF([$screen.G16]=&quot;&quot;;0;1);IF([$screen.H16]=&quot;&quot;;0;1)))" office:value-type="string" office:string-value="0" calcext:value-type="string">
            <text:p>0</text:p>
          </table:table-cell>
          <table:table-cell table:formula="of:=BIN2HEX(CONCATENATE(IF([$screen.I16]=&quot;&quot;;0;1);IF([$screen.J16]=&quot;&quot;;0;1);IF([$screen.K16]=&quot;&quot;;0;1);IF([$screen.L16]=&quot;&quot;;0;1);IF([$screen.M16]=&quot;&quot;;0;1);IF([$screen.N16]=&quot;&quot;;0;1);IF([$screen.O16]=&quot;&quot;;0;1);IF([$screen.P16]=&quot;&quot;;0;1)))" office:value-type="string" office:string-value="0" calcext:value-type="string">
            <text:p>0</text:p>
          </table:table-cell>
          <table:table-cell table:formula="of:=BIN2HEX(CONCATENATE(IF([$screen.Q16]=&quot;&quot;;0;1);IF([$screen.R16]=&quot;&quot;;0;1);IF([$screen.S16]=&quot;&quot;;0;1);IF([$screen.T16]=&quot;&quot;;0;1);IF([$screen.U16]=&quot;&quot;;0;1);IF([$screen.V16]=&quot;&quot;;0;1);IF([$screen.W16]=&quot;&quot;;0;1);IF([$screen.X16]=&quot;&quot;;0;1)))" office:value-type="string" office:string-value="0" calcext:value-type="string">
            <text:p>0</text:p>
          </table:table-cell>
          <table:table-cell table:formula="of:=BIN2HEX(CONCATENATE(IF([$screen.Y16]=&quot;&quot;;0;1);IF([$screen.Z16]=&quot;&quot;;0;1);IF([$screen.AA16]=&quot;&quot;;0;1);IF([$screen.AB16]=&quot;&quot;;0;1);IF([$screen.AC16]=&quot;&quot;;0;1);IF([$screen.AD16]=&quot;&quot;;0;1);IF([$screen.AE16]=&quot;&quot;;0;1);IF([$screen.AF16]=&quot;&quot;;0;1)))" office:value-type="string" office:string-value="0" calcext:value-type="string">
            <text:p>0</text:p>
          </table:table-cell>
          <table:table-cell table:formula="of:=BIN2HEX(CONCATENATE(IF([$screen.AG16]=&quot;&quot;;0;1);IF([$screen.AH16]=&quot;&quot;;0;1);IF([$screen.AI16]=&quot;&quot;;0;1);IF([$screen.AJ16]=&quot;&quot;;0;1);IF([$screen.AK16]=&quot;&quot;;0;1);IF([$screen.AL16]=&quot;&quot;;0;1);IF([$screen.AM16]=&quot;&quot;;0;1);IF([$screen.AN16]=&quot;&quot;;0;1)))" office:value-type="string" office:string-value="0" calcext:value-type="string">
            <text:p>0</text:p>
          </table:table-cell>
          <table:table-cell table:formula="of:=BIN2HEX(CONCATENATE(IF([$screen.AO16]=&quot;&quot;;0;1);IF([$screen.AP16]=&quot;&quot;;0;1);IF([$screen.AQ16]=&quot;&quot;;0;1);IF([$screen.AR16]=&quot;&quot;;0;1);IF([$screen.AS16]=&quot;&quot;;0;1);IF([$screen.AT16]=&quot;&quot;;0;1);IF([$screen.AU16]=&quot;&quot;;0;1);IF([$screen.AV16]=&quot;&quot;;0;1)))" office:value-type="string" office:string-value="0" calcext:value-type="string">
            <text:p>0</text:p>
          </table:table-cell>
          <table:table-cell table:formula="of:=BIN2HEX(CONCATENATE(IF([$screen.AW16]=&quot;&quot;;0;1);IF([$screen.AX16]=&quot;&quot;;0;1);IF([$screen.AY16]=&quot;&quot;;0;1);IF([$screen.AZ16]=&quot;&quot;;0;1);IF([$screen.BA16]=&quot;&quot;;0;1);IF([$screen.BB16]=&quot;&quot;;0;1);IF([$screen.BC16]=&quot;&quot;;0;1);IF([$screen.BD16]=&quot;&quot;;0;1)))" office:value-type="string" office:string-value="0" calcext:value-type="string">
            <text:p>0</text:p>
          </table:table-cell>
          <table:table-cell table:formula="of:=BIN2HEX(CONCATENATE(IF([$screen.BE16]=&quot;&quot;;0;1);IF([$screen.BF16]=&quot;&quot;;0;1);IF([$screen.BG16]=&quot;&quot;;0;1);IF([$screen.BH16]=&quot;&quot;;0;1);IF([$screen.BI16]=&quot;&quot;;0;1);IF([$screen.BJ16]=&quot;&quot;;0;1);IF([$screen.BK16]=&quot;&quot;;0;1);IF([$screen.BL16]=&quot;&quot;;0;1)))" office:value-type="string" office:string-value="0" calcext:value-type="string">
            <text:p>0</text:p>
          </table:table-cell>
          <table:table-cell table:formula="of:=BIN2HEX(CONCATENATE(IF([$screen.BM16]=&quot;&quot;;0;1);IF([$screen.BN16]=&quot;&quot;;0;1);IF([$screen.BO16]=&quot;&quot;;0;1);IF([$screen.BP16]=&quot;&quot;;0;1);IF([$screen.BQ16]=&quot;&quot;;0;1);IF([$screen.BR16]=&quot;&quot;;0;1);IF([$screen.BS16]=&quot;&quot;;0;1);IF([$screen.BT16]=&quot;&quot;;0;1)))" office:value-type="string" office:string-value="0" calcext:value-type="string">
            <text:p>0</text:p>
          </table:table-cell>
          <table:table-cell table:formula="of:=BIN2HEX(CONCATENATE(IF([$screen.BU16]=&quot;&quot;;0;1);IF([$screen.BV16]=&quot;&quot;;0;1);IF([$screen.BW16]=&quot;&quot;;0;1);IF([$screen.BX16]=&quot;&quot;;0;1);IF([$screen.BY16]=&quot;&quot;;0;1);IF([$screen.BZ16]=&quot;&quot;;0;1);IF([$screen.CA16]=&quot;&quot;;0;1);IF([$screen.CB16]=&quot;&quot;;0;1)))" office:value-type="string" office:string-value="0" calcext:value-type="string">
            <text:p>0</text:p>
          </table:table-cell>
          <table:table-cell table:formula="of:=BIN2HEX(CONCATENATE(IF([$screen.CC16]=&quot;&quot;;0;1);IF([$screen.CD16]=&quot;&quot;;0;1);IF([$screen.CE16]=&quot;&quot;;0;1);IF([$screen.CF16]=&quot;&quot;;0;1);IF([$screen.CG16]=&quot;&quot;;0;1);IF([$screen.CH16]=&quot;&quot;;0;1);IF([$screen.CI16]=&quot;&quot;;0;1);IF([$screen.CJ16]=&quot;&quot;;0;1)))" office:value-type="string" office:string-value="0" calcext:value-type="string">
            <text:p>0</text:p>
          </table:table-cell>
          <table:table-cell table:formula="of:=BIN2HEX(CONCATENATE(IF([$screen.CK16]=&quot;&quot;;0;1);IF([$screen.CL16]=&quot;&quot;;0;1);IF([$screen.CM16]=&quot;&quot;;0;1);IF([$screen.CN16]=&quot;&quot;;0;1);IF([$screen.CO16]=&quot;&quot;;0;1);IF([$screen.CP16]=&quot;&quot;;0;1);IF([$screen.CQ16]=&quot;&quot;;0;1);IF([$screen.CR16]=&quot;&quot;;0;1)))" office:value-type="string" office:string-value="0" calcext:value-type="string">
            <text:p>0</text:p>
          </table:table-cell>
          <table:table-cell table:formula="of:=BIN2HEX(CONCATENATE(IF([$screen.CS16]=&quot;&quot;;0;1);IF([$screen.CT16]=&quot;&quot;;0;1);IF([$screen.CU16]=&quot;&quot;;0;1);IF([$screen.CV16]=&quot;&quot;;0;1);IF([$screen.CW16]=&quot;&quot;;0;1);IF([$screen.CX16]=&quot;&quot;;0;1);IF([$screen.CY16]=&quot;&quot;;0;1);IF([$screen.CZ16]=&quot;&quot;;0;1)))" office:value-type="string" office:string-value="0" calcext:value-type="string">
            <text:p>0</text:p>
          </table:table-cell>
          <table:table-cell table:formula="of:=BIN2HEX(CONCATENATE(IF([$screen.DA16]=&quot;&quot;;0;1);IF([$screen.DB16]=&quot;&quot;;0;1);IF([$screen.DC16]=&quot;&quot;;0;1);IF([$screen.DD16]=&quot;&quot;;0;1);IF([$screen.DE16]=&quot;&quot;;0;1);IF([$screen.DF16]=&quot;&quot;;0;1);IF([$screen.DG16]=&quot;&quot;;0;1);IF([$screen.DH16]=&quot;&quot;;0;1)))" office:value-type="string" office:string-value="0" calcext:value-type="string">
            <text:p>0</text:p>
          </table:table-cell>
          <table:table-cell table:formula="of:=BIN2HEX(CONCATENATE(IF([$screen.DI16]=&quot;&quot;;0;1);IF([$screen.DJ16]=&quot;&quot;;0;1);IF([$screen.DK16]=&quot;&quot;;0;1);IF([$screen.DL16]=&quot;&quot;;0;1);IF([$screen.DM16]=&quot;&quot;;0;1);IF([$screen.DN16]=&quot;&quot;;0;1);IF([$screen.DO16]=&quot;&quot;;0;1);IF([$screen.DP16]=&quot;&quot;;0;1)))" office:value-type="string" office:string-value="0" calcext:value-type="string">
            <text:p>0</text:p>
          </table:table-cell>
          <table:table-cell table:formula="of:=BIN2HEX(CONCATENATE(IF([$screen.DQ16]=&quot;&quot;;0;1);IF([$screen.DR16]=&quot;&quot;;0;1);IF([$screen.DS16]=&quot;&quot;;0;1);IF([$screen.DT16]=&quot;&quot;;0;1);IF([$screen.DU16]=&quot;&quot;;0;1);IF([$screen.DV16]=&quot;&quot;;0;1);IF([$screen.DW16]=&quot;&quot;;0;1);IF([$screen.DX16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.A17]=&quot;&quot;;0;1);IF([$screen.B17]=&quot;&quot;;0;1);IF([$screen.C17]=&quot;&quot;;0;1);IF([$screen.D17]=&quot;&quot;;0;1);IF([$screen.E17]=&quot;&quot;;0;1);IF([$screen.F17]=&quot;&quot;;0;1);IF([$screen.G17]=&quot;&quot;;0;1);IF([$screen.H17]=&quot;&quot;;0;1)))" office:value-type="string" office:string-value="0" calcext:value-type="string">
            <text:p>0</text:p>
          </table:table-cell>
          <table:table-cell table:formula="of:=BIN2HEX(CONCATENATE(IF([$screen.I17]=&quot;&quot;;0;1);IF([$screen.J17]=&quot;&quot;;0;1);IF([$screen.K17]=&quot;&quot;;0;1);IF([$screen.L17]=&quot;&quot;;0;1);IF([$screen.M17]=&quot;&quot;;0;1);IF([$screen.N17]=&quot;&quot;;0;1);IF([$screen.O17]=&quot;&quot;;0;1);IF([$screen.P17]=&quot;&quot;;0;1)))" office:value-type="string" office:string-value="0" calcext:value-type="string">
            <text:p>0</text:p>
          </table:table-cell>
          <table:table-cell table:formula="of:=BIN2HEX(CONCATENATE(IF([$screen.Q17]=&quot;&quot;;0;1);IF([$screen.R17]=&quot;&quot;;0;1);IF([$screen.S17]=&quot;&quot;;0;1);IF([$screen.T17]=&quot;&quot;;0;1);IF([$screen.U17]=&quot;&quot;;0;1);IF([$screen.V17]=&quot;&quot;;0;1);IF([$screen.W17]=&quot;&quot;;0;1);IF([$screen.X17]=&quot;&quot;;0;1)))" office:value-type="string" office:string-value="0" calcext:value-type="string">
            <text:p>0</text:p>
          </table:table-cell>
          <table:table-cell table:formula="of:=BIN2HEX(CONCATENATE(IF([$screen.Y17]=&quot;&quot;;0;1);IF([$screen.Z17]=&quot;&quot;;0;1);IF([$screen.AA17]=&quot;&quot;;0;1);IF([$screen.AB17]=&quot;&quot;;0;1);IF([$screen.AC17]=&quot;&quot;;0;1);IF([$screen.AD17]=&quot;&quot;;0;1);IF([$screen.AE17]=&quot;&quot;;0;1);IF([$screen.AF17]=&quot;&quot;;0;1)))" office:value-type="string" office:string-value="0" calcext:value-type="string">
            <text:p>0</text:p>
          </table:table-cell>
          <table:table-cell table:formula="of:=BIN2HEX(CONCATENATE(IF([$screen.AG17]=&quot;&quot;;0;1);IF([$screen.AH17]=&quot;&quot;;0;1);IF([$screen.AI17]=&quot;&quot;;0;1);IF([$screen.AJ17]=&quot;&quot;;0;1);IF([$screen.AK17]=&quot;&quot;;0;1);IF([$screen.AL17]=&quot;&quot;;0;1);IF([$screen.AM17]=&quot;&quot;;0;1);IF([$screen.AN17]=&quot;&quot;;0;1)))" office:value-type="string" office:string-value="0" calcext:value-type="string">
            <text:p>0</text:p>
          </table:table-cell>
          <table:table-cell table:formula="of:=BIN2HEX(CONCATENATE(IF([$screen.AO17]=&quot;&quot;;0;1);IF([$screen.AP17]=&quot;&quot;;0;1);IF([$screen.AQ17]=&quot;&quot;;0;1);IF([$screen.AR17]=&quot;&quot;;0;1);IF([$screen.AS17]=&quot;&quot;;0;1);IF([$screen.AT17]=&quot;&quot;;0;1);IF([$screen.AU17]=&quot;&quot;;0;1);IF([$screen.AV17]=&quot;&quot;;0;1)))" office:value-type="string" office:string-value="0" calcext:value-type="string">
            <text:p>0</text:p>
          </table:table-cell>
          <table:table-cell table:formula="of:=BIN2HEX(CONCATENATE(IF([$screen.AW17]=&quot;&quot;;0;1);IF([$screen.AX17]=&quot;&quot;;0;1);IF([$screen.AY17]=&quot;&quot;;0;1);IF([$screen.AZ17]=&quot;&quot;;0;1);IF([$screen.BA17]=&quot;&quot;;0;1);IF([$screen.BB17]=&quot;&quot;;0;1);IF([$screen.BC17]=&quot;&quot;;0;1);IF([$screen.BD17]=&quot;&quot;;0;1)))" office:value-type="string" office:string-value="0" calcext:value-type="string">
            <text:p>0</text:p>
          </table:table-cell>
          <table:table-cell table:formula="of:=BIN2HEX(CONCATENATE(IF([$screen.BE17]=&quot;&quot;;0;1);IF([$screen.BF17]=&quot;&quot;;0;1);IF([$screen.BG17]=&quot;&quot;;0;1);IF([$screen.BH17]=&quot;&quot;;0;1);IF([$screen.BI17]=&quot;&quot;;0;1);IF([$screen.BJ17]=&quot;&quot;;0;1);IF([$screen.BK17]=&quot;&quot;;0;1);IF([$screen.BL17]=&quot;&quot;;0;1)))" office:value-type="string" office:string-value="0" calcext:value-type="string">
            <text:p>0</text:p>
          </table:table-cell>
          <table:table-cell table:formula="of:=BIN2HEX(CONCATENATE(IF([$screen.BM17]=&quot;&quot;;0;1);IF([$screen.BN17]=&quot;&quot;;0;1);IF([$screen.BO17]=&quot;&quot;;0;1);IF([$screen.BP17]=&quot;&quot;;0;1);IF([$screen.BQ17]=&quot;&quot;;0;1);IF([$screen.BR17]=&quot;&quot;;0;1);IF([$screen.BS17]=&quot;&quot;;0;1);IF([$screen.BT17]=&quot;&quot;;0;1)))" office:value-type="string" office:string-value="0" calcext:value-type="string">
            <text:p>0</text:p>
          </table:table-cell>
          <table:table-cell table:formula="of:=BIN2HEX(CONCATENATE(IF([$screen.BU17]=&quot;&quot;;0;1);IF([$screen.BV17]=&quot;&quot;;0;1);IF([$screen.BW17]=&quot;&quot;;0;1);IF([$screen.BX17]=&quot;&quot;;0;1);IF([$screen.BY17]=&quot;&quot;;0;1);IF([$screen.BZ17]=&quot;&quot;;0;1);IF([$screen.CA17]=&quot;&quot;;0;1);IF([$screen.CB17]=&quot;&quot;;0;1)))" office:value-type="string" office:string-value="0" calcext:value-type="string">
            <text:p>0</text:p>
          </table:table-cell>
          <table:table-cell table:formula="of:=BIN2HEX(CONCATENATE(IF([$screen.CC17]=&quot;&quot;;0;1);IF([$screen.CD17]=&quot;&quot;;0;1);IF([$screen.CE17]=&quot;&quot;;0;1);IF([$screen.CF17]=&quot;&quot;;0;1);IF([$screen.CG17]=&quot;&quot;;0;1);IF([$screen.CH17]=&quot;&quot;;0;1);IF([$screen.CI17]=&quot;&quot;;0;1);IF([$screen.CJ17]=&quot;&quot;;0;1)))" office:value-type="string" office:string-value="0" calcext:value-type="string">
            <text:p>0</text:p>
          </table:table-cell>
          <table:table-cell table:formula="of:=BIN2HEX(CONCATENATE(IF([$screen.CK17]=&quot;&quot;;0;1);IF([$screen.CL17]=&quot;&quot;;0;1);IF([$screen.CM17]=&quot;&quot;;0;1);IF([$screen.CN17]=&quot;&quot;;0;1);IF([$screen.CO17]=&quot;&quot;;0;1);IF([$screen.CP17]=&quot;&quot;;0;1);IF([$screen.CQ17]=&quot;&quot;;0;1);IF([$screen.CR17]=&quot;&quot;;0;1)))" office:value-type="string" office:string-value="0" calcext:value-type="string">
            <text:p>0</text:p>
          </table:table-cell>
          <table:table-cell table:formula="of:=BIN2HEX(CONCATENATE(IF([$screen.CS17]=&quot;&quot;;0;1);IF([$screen.CT17]=&quot;&quot;;0;1);IF([$screen.CU17]=&quot;&quot;;0;1);IF([$screen.CV17]=&quot;&quot;;0;1);IF([$screen.CW17]=&quot;&quot;;0;1);IF([$screen.CX17]=&quot;&quot;;0;1);IF([$screen.CY17]=&quot;&quot;;0;1);IF([$screen.CZ17]=&quot;&quot;;0;1)))" office:value-type="string" office:string-value="0" calcext:value-type="string">
            <text:p>0</text:p>
          </table:table-cell>
          <table:table-cell table:formula="of:=BIN2HEX(CONCATENATE(IF([$screen.DA17]=&quot;&quot;;0;1);IF([$screen.DB17]=&quot;&quot;;0;1);IF([$screen.DC17]=&quot;&quot;;0;1);IF([$screen.DD17]=&quot;&quot;;0;1);IF([$screen.DE17]=&quot;&quot;;0;1);IF([$screen.DF17]=&quot;&quot;;0;1);IF([$screen.DG17]=&quot;&quot;;0;1);IF([$screen.DH17]=&quot;&quot;;0;1)))" office:value-type="string" office:string-value="0" calcext:value-type="string">
            <text:p>0</text:p>
          </table:table-cell>
          <table:table-cell table:formula="of:=BIN2HEX(CONCATENATE(IF([$screen.DI17]=&quot;&quot;;0;1);IF([$screen.DJ17]=&quot;&quot;;0;1);IF([$screen.DK17]=&quot;&quot;;0;1);IF([$screen.DL17]=&quot;&quot;;0;1);IF([$screen.DM17]=&quot;&quot;;0;1);IF([$screen.DN17]=&quot;&quot;;0;1);IF([$screen.DO17]=&quot;&quot;;0;1);IF([$screen.DP17]=&quot;&quot;;0;1)))" office:value-type="string" office:string-value="0" calcext:value-type="string">
            <text:p>0</text:p>
          </table:table-cell>
          <table:table-cell table:formula="of:=BIN2HEX(CONCATENATE(IF([$screen.DQ17]=&quot;&quot;;0;1);IF([$screen.DR17]=&quot;&quot;;0;1);IF([$screen.DS17]=&quot;&quot;;0;1);IF([$screen.DT17]=&quot;&quot;;0;1);IF([$screen.DU17]=&quot;&quot;;0;1);IF([$screen.DV17]=&quot;&quot;;0;1);IF([$screen.DW17]=&quot;&quot;;0;1);IF([$screen.DX17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.A18]=&quot;&quot;;0;1);IF([$screen.B18]=&quot;&quot;;0;1);IF([$screen.C18]=&quot;&quot;;0;1);IF([$screen.D18]=&quot;&quot;;0;1);IF([$screen.E18]=&quot;&quot;;0;1);IF([$screen.F18]=&quot;&quot;;0;1);IF([$screen.G18]=&quot;&quot;;0;1);IF([$screen.H18]=&quot;&quot;;0;1)))" office:value-type="string" office:string-value="0" calcext:value-type="string">
            <text:p>0</text:p>
          </table:table-cell>
          <table:table-cell table:formula="of:=BIN2HEX(CONCATENATE(IF([$screen.I18]=&quot;&quot;;0;1);IF([$screen.J18]=&quot;&quot;;0;1);IF([$screen.K18]=&quot;&quot;;0;1);IF([$screen.L18]=&quot;&quot;;0;1);IF([$screen.M18]=&quot;&quot;;0;1);IF([$screen.N18]=&quot;&quot;;0;1);IF([$screen.O18]=&quot;&quot;;0;1);IF([$screen.P18]=&quot;&quot;;0;1)))" office:value-type="string" office:string-value="60" calcext:value-type="string">
            <text:p>60</text:p>
          </table:table-cell>
          <table:table-cell table:formula="of:=BIN2HEX(CONCATENATE(IF([$screen.Q18]=&quot;&quot;;0;1);IF([$screen.R18]=&quot;&quot;;0;1);IF([$screen.S18]=&quot;&quot;;0;1);IF([$screen.T18]=&quot;&quot;;0;1);IF([$screen.U18]=&quot;&quot;;0;1);IF([$screen.V18]=&quot;&quot;;0;1);IF([$screen.W18]=&quot;&quot;;0;1);IF([$screen.X18]=&quot;&quot;;0;1)))" office:value-type="string" office:string-value="0" calcext:value-type="string">
            <text:p>0</text:p>
          </table:table-cell>
          <table:table-cell table:formula="of:=BIN2HEX(CONCATENATE(IF([$screen.Y18]=&quot;&quot;;0;1);IF([$screen.T18]=&quot;&quot;;0;1);IF([$screen.U18]=&quot;&quot;;0;1);IF([$screen.AB18]=&quot;&quot;;0;1);IF([$screen.AC18]=&quot;&quot;;0;1);IF([$screen.AD18]=&quot;&quot;;0;1);IF([$screen.AE18]=&quot;&quot;;0;1);IF([$screen.AF18]=&quot;&quot;;0;1)))" office:value-type="string" office:string-value="0" calcext:value-type="string">
            <text:p>0</text:p>
          </table:table-cell>
          <table:table-cell table:formula="of:=BIN2HEX(CONCATENATE(IF([$screen.AG18]=&quot;&quot;;0;1);IF([$screen.AH18]=&quot;&quot;;0;1);IF([$screen.AI18]=&quot;&quot;;0;1);IF([$screen.AJ18]=&quot;&quot;;0;1);IF([$screen.AK18]=&quot;&quot;;0;1);IF([$screen.AL18]=&quot;&quot;;0;1);IF([$screen.AM18]=&quot;&quot;;0;1);IF([$screen.AN18]=&quot;&quot;;0;1)))" office:value-type="string" office:string-value="0" calcext:value-type="string">
            <text:p>0</text:p>
          </table:table-cell>
          <table:table-cell table:formula="of:=BIN2HEX(CONCATENATE(IF([$screen.AO18]=&quot;&quot;;0;1);IF([$screen.AP18]=&quot;&quot;;0;1);IF([$screen.AQ18]=&quot;&quot;;0;1);IF([$screen.AR18]=&quot;&quot;;0;1);IF([$screen.AS18]=&quot;&quot;;0;1);IF([$screen.AT18]=&quot;&quot;;0;1);IF([$screen.AU18]=&quot;&quot;;0;1);IF([$screen.AV18]=&quot;&quot;;0;1)))" office:value-type="string" office:string-value="0" calcext:value-type="string">
            <text:p>0</text:p>
          </table:table-cell>
          <table:table-cell table:formula="of:=BIN2HEX(CONCATENATE(IF([$screen.AW18]=&quot;&quot;;0;1);IF([$screen.AX18]=&quot;&quot;;0;1);IF([$screen.AY18]=&quot;&quot;;0;1);IF([$screen.AZ18]=&quot;&quot;;0;1);IF([$screen.BA18]=&quot;&quot;;0;1);IF([$screen.BB18]=&quot;&quot;;0;1);IF([$screen.BC18]=&quot;&quot;;0;1);IF([$screen.BD18]=&quot;&quot;;0;1)))" office:value-type="string" office:string-value="0" calcext:value-type="string">
            <text:p>0</text:p>
          </table:table-cell>
          <table:table-cell table:formula="of:=BIN2HEX(CONCATENATE(IF([$screen.BE18]=&quot;&quot;;0;1);IF([$screen.BF18]=&quot;&quot;;0;1);IF([$screen.BG18]=&quot;&quot;;0;1);IF([$screen.BH18]=&quot;&quot;;0;1);IF([$screen.BI18]=&quot;&quot;;0;1);IF([$screen.BJ18]=&quot;&quot;;0;1);IF([$screen.BK18]=&quot;&quot;;0;1);IF([$screen.BL18]=&quot;&quot;;0;1)))" office:value-type="string" office:string-value="0" calcext:value-type="string">
            <text:p>0</text:p>
          </table:table-cell>
          <table:table-cell table:formula="of:=BIN2HEX(CONCATENATE(IF([$screen.BM18]=&quot;&quot;;0;1);IF([$screen.BN18]=&quot;&quot;;0;1);IF([$screen.BO18]=&quot;&quot;;0;1);IF([$screen.BP18]=&quot;&quot;;0;1);IF([$screen.BQ18]=&quot;&quot;;0;1);IF([$screen.BR18]=&quot;&quot;;0;1);IF([$screen.BS18]=&quot;&quot;;0;1);IF([$screen.BT18]=&quot;&quot;;0;1)))" office:value-type="string" office:string-value="0" calcext:value-type="string">
            <text:p>0</text:p>
          </table:table-cell>
          <table:table-cell table:formula="of:=BIN2HEX(CONCATENATE(IF([$screen.BU18]=&quot;&quot;;0;1);IF([$screen.BV18]=&quot;&quot;;0;1);IF([$screen.BW18]=&quot;&quot;;0;1);IF([$screen.BX18]=&quot;&quot;;0;1);IF([$screen.BY18]=&quot;&quot;;0;1);IF([$screen.BZ18]=&quot;&quot;;0;1);IF([$screen.CA18]=&quot;&quot;;0;1);IF([$screen.CB18]=&quot;&quot;;0;1)))" office:value-type="string" office:string-value="0" calcext:value-type="string">
            <text:p>0</text:p>
          </table:table-cell>
          <table:table-cell table:formula="of:=BIN2HEX(CONCATENATE(IF([$screen.CC18]=&quot;&quot;;0;1);IF([$screen.CD18]=&quot;&quot;;0;1);IF([$screen.CE18]=&quot;&quot;;0;1);IF([$screen.CF18]=&quot;&quot;;0;1);IF([$screen.CG18]=&quot;&quot;;0;1);IF([$screen.CH18]=&quot;&quot;;0;1);IF([$screen.CI18]=&quot;&quot;;0;1);IF([$screen.CJ18]=&quot;&quot;;0;1)))" office:value-type="string" office:string-value="0" calcext:value-type="string">
            <text:p>0</text:p>
          </table:table-cell>
          <table:table-cell table:formula="of:=BIN2HEX(CONCATENATE(IF([$screen.CK18]=&quot;&quot;;0;1);IF([$screen.CL18]=&quot;&quot;;0;1);IF([$screen.CM18]=&quot;&quot;;0;1);IF([$screen.CN18]=&quot;&quot;;0;1);IF([$screen.CO18]=&quot;&quot;;0;1);IF([$screen.CP18]=&quot;&quot;;0;1);IF([$screen.CQ18]=&quot;&quot;;0;1);IF([$screen.CR18]=&quot;&quot;;0;1)))" office:value-type="string" office:string-value="0" calcext:value-type="string">
            <text:p>0</text:p>
          </table:table-cell>
          <table:table-cell table:formula="of:=BIN2HEX(CONCATENATE(IF([$screen.CS18]=&quot;&quot;;0;1);IF([$screen.CT18]=&quot;&quot;;0;1);IF([$screen.CU18]=&quot;&quot;;0;1);IF([$screen.CV18]=&quot;&quot;;0;1);IF([$screen.CW18]=&quot;&quot;;0;1);IF([$screen.CX18]=&quot;&quot;;0;1);IF([$screen.CY18]=&quot;&quot;;0;1);IF([$screen.CZ18]=&quot;&quot;;0;1)))" office:value-type="string" office:string-value="0" calcext:value-type="string">
            <text:p>0</text:p>
          </table:table-cell>
          <table:table-cell table:formula="of:=BIN2HEX(CONCATENATE(IF([$screen.DA18]=&quot;&quot;;0;1);IF([$screen.DB18]=&quot;&quot;;0;1);IF([$screen.DC18]=&quot;&quot;;0;1);IF([$screen.DD18]=&quot;&quot;;0;1);IF([$screen.DE18]=&quot;&quot;;0;1);IF([$screen.DF18]=&quot;&quot;;0;1);IF([$screen.DG18]=&quot;&quot;;0;1);IF([$screen.DH18]=&quot;&quot;;0;1)))" office:value-type="string" office:string-value="0" calcext:value-type="string">
            <text:p>0</text:p>
          </table:table-cell>
          <table:table-cell table:formula="of:=BIN2HEX(CONCATENATE(IF([$screen.DI18]=&quot;&quot;;0;1);IF([$screen.DJ18]=&quot;&quot;;0;1);IF([$screen.DK18]=&quot;&quot;;0;1);IF([$screen.DL18]=&quot;&quot;;0;1);IF([$screen.DM18]=&quot;&quot;;0;1);IF([$screen.DN18]=&quot;&quot;;0;1);IF([$screen.DO18]=&quot;&quot;;0;1);IF([$screen.DP18]=&quot;&quot;;0;1)))" office:value-type="string" office:string-value="0" calcext:value-type="string">
            <text:p>0</text:p>
          </table:table-cell>
          <table:table-cell table:formula="of:=BIN2HEX(CONCATENATE(IF([$screen.DQ18]=&quot;&quot;;0;1);IF([$screen.DR18]=&quot;&quot;;0;1);IF([$screen.DS18]=&quot;&quot;;0;1);IF([$screen.DT18]=&quot;&quot;;0;1);IF([$screen.DU18]=&quot;&quot;;0;1);IF([$screen.DV18]=&quot;&quot;;0;1);IF([$screen.DW18]=&quot;&quot;;0;1);IF([$screen.DX18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.A19]=&quot;&quot;;0;1);IF([$screen.B19]=&quot;&quot;;0;1);IF([$screen.C19]=&quot;&quot;;0;1);IF([$screen.D19]=&quot;&quot;;0;1);IF([$screen.E19]=&quot;&quot;;0;1);IF([$screen.F19]=&quot;&quot;;0;1);IF([$screen.G19]=&quot;&quot;;0;1);IF([$screen.H19]=&quot;&quot;;0;1)))" office:value-type="string" office:string-value="0" calcext:value-type="string">
            <text:p>0</text:p>
          </table:table-cell>
          <table:table-cell table:formula="of:=BIN2HEX(CONCATENATE(IF([$screen.I19]=&quot;&quot;;0;1);IF([$screen.J19]=&quot;&quot;;0;1);IF([$screen.K19]=&quot;&quot;;0;1);IF([$screen.L19]=&quot;&quot;;0;1);IF([$screen.M19]=&quot;&quot;;0;1);IF([$screen.N19]=&quot;&quot;;0;1);IF([$screen.O19]=&quot;&quot;;0;1);IF([$screen.P19]=&quot;&quot;;0;1)))" office:value-type="string" office:string-value="60" calcext:value-type="string">
            <text:p>60</text:p>
          </table:table-cell>
          <table:table-cell table:formula="of:=BIN2HEX(CONCATENATE(IF([$screen.Q19]=&quot;&quot;;0;1);IF([$screen.R19]=&quot;&quot;;0;1);IF([$screen.S19]=&quot;&quot;;0;1);IF([$screen.T19]=&quot;&quot;;0;1);IF([$screen.U19]=&quot;&quot;;0;1);IF([$screen.V19]=&quot;&quot;;0;1);IF([$screen.W19]=&quot;&quot;;0;1);IF([$screen.X19]=&quot;&quot;;0;1)))" office:value-type="string" office:string-value="0" calcext:value-type="string">
            <text:p>0</text:p>
          </table:table-cell>
          <table:table-cell table:formula="of:=BIN2HEX(CONCATENATE(IF([$screen.Y19]=&quot;&quot;;0;1);IF([$screen.T19]=&quot;&quot;;0;1);IF([$screen.U19]=&quot;&quot;;0;1);IF([$screen.AB19]=&quot;&quot;;0;1);IF([$screen.AC19]=&quot;&quot;;0;1);IF([$screen.AD19]=&quot;&quot;;0;1);IF([$screen.AE19]=&quot;&quot;;0;1);IF([$screen.AF19]=&quot;&quot;;0;1)))" office:value-type="string" office:string-value="0" calcext:value-type="string">
            <text:p>0</text:p>
          </table:table-cell>
          <table:table-cell table:formula="of:=BIN2HEX(CONCATENATE(IF([$screen.AG19]=&quot;&quot;;0;1);IF([$screen.AH19]=&quot;&quot;;0;1);IF([$screen.AI19]=&quot;&quot;;0;1);IF([$screen.AJ19]=&quot;&quot;;0;1);IF([$screen.AK19]=&quot;&quot;;0;1);IF([$screen.AL19]=&quot;&quot;;0;1);IF([$screen.AM19]=&quot;&quot;;0;1);IF([$screen.AN19]=&quot;&quot;;0;1)))" office:value-type="string" office:string-value="0" calcext:value-type="string">
            <text:p>0</text:p>
          </table:table-cell>
          <table:table-cell table:formula="of:=BIN2HEX(CONCATENATE(IF([$screen.AO19]=&quot;&quot;;0;1);IF([$screen.AP19]=&quot;&quot;;0;1);IF([$screen.AQ19]=&quot;&quot;;0;1);IF([$screen.AR19]=&quot;&quot;;0;1);IF([$screen.AS19]=&quot;&quot;;0;1);IF([$screen.AT19]=&quot;&quot;;0;1);IF([$screen.AU19]=&quot;&quot;;0;1);IF([$screen.AV19]=&quot;&quot;;0;1)))" office:value-type="string" office:string-value="0" calcext:value-type="string">
            <text:p>0</text:p>
          </table:table-cell>
          <table:table-cell table:formula="of:=BIN2HEX(CONCATENATE(IF([$screen.AW19]=&quot;&quot;;0;1);IF([$screen.AX19]=&quot;&quot;;0;1);IF([$screen.AY19]=&quot;&quot;;0;1);IF([$screen.AZ19]=&quot;&quot;;0;1);IF([$screen.BA19]=&quot;&quot;;0;1);IF([$screen.BB19]=&quot;&quot;;0;1);IF([$screen.BC19]=&quot;&quot;;0;1);IF([$screen.BD19]=&quot;&quot;;0;1)))" office:value-type="string" office:string-value="0" calcext:value-type="string">
            <text:p>0</text:p>
          </table:table-cell>
          <table:table-cell table:formula="of:=BIN2HEX(CONCATENATE(IF([$screen.BE19]=&quot;&quot;;0;1);IF([$screen.BF19]=&quot;&quot;;0;1);IF([$screen.BG19]=&quot;&quot;;0;1);IF([$screen.BH19]=&quot;&quot;;0;1);IF([$screen.BI19]=&quot;&quot;;0;1);IF([$screen.BJ19]=&quot;&quot;;0;1);IF([$screen.BK19]=&quot;&quot;;0;1);IF([$screen.BL19]=&quot;&quot;;0;1)))" office:value-type="string" office:string-value="0" calcext:value-type="string">
            <text:p>0</text:p>
          </table:table-cell>
          <table:table-cell table:formula="of:=BIN2HEX(CONCATENATE(IF([$screen.BM19]=&quot;&quot;;0;1);IF([$screen.BN19]=&quot;&quot;;0;1);IF([$screen.BO19]=&quot;&quot;;0;1);IF([$screen.BP19]=&quot;&quot;;0;1);IF([$screen.BQ19]=&quot;&quot;;0;1);IF([$screen.BR19]=&quot;&quot;;0;1);IF([$screen.BS19]=&quot;&quot;;0;1);IF([$screen.BT19]=&quot;&quot;;0;1)))" office:value-type="string" office:string-value="0" calcext:value-type="string">
            <text:p>0</text:p>
          </table:table-cell>
          <table:table-cell table:formula="of:=BIN2HEX(CONCATENATE(IF([$screen.BU19]=&quot;&quot;;0;1);IF([$screen.BV19]=&quot;&quot;;0;1);IF([$screen.BW19]=&quot;&quot;;0;1);IF([$screen.BX19]=&quot;&quot;;0;1);IF([$screen.BY19]=&quot;&quot;;0;1);IF([$screen.BZ19]=&quot;&quot;;0;1);IF([$screen.CA19]=&quot;&quot;;0;1);IF([$screen.CB19]=&quot;&quot;;0;1)))" office:value-type="string" office:string-value="0" calcext:value-type="string">
            <text:p>0</text:p>
          </table:table-cell>
          <table:table-cell table:formula="of:=BIN2HEX(CONCATENATE(IF([$screen.CC19]=&quot;&quot;;0;1);IF([$screen.CD19]=&quot;&quot;;0;1);IF([$screen.CE19]=&quot;&quot;;0;1);IF([$screen.CF19]=&quot;&quot;;0;1);IF([$screen.CG19]=&quot;&quot;;0;1);IF([$screen.CH19]=&quot;&quot;;0;1);IF([$screen.CI19]=&quot;&quot;;0;1);IF([$screen.CJ19]=&quot;&quot;;0;1)))" office:value-type="string" office:string-value="0" calcext:value-type="string">
            <text:p>0</text:p>
          </table:table-cell>
          <table:table-cell table:formula="of:=BIN2HEX(CONCATENATE(IF([$screen.CK19]=&quot;&quot;;0;1);IF([$screen.CL19]=&quot;&quot;;0;1);IF([$screen.CM19]=&quot;&quot;;0;1);IF([$screen.CN19]=&quot;&quot;;0;1);IF([$screen.CO19]=&quot;&quot;;0;1);IF([$screen.CP19]=&quot;&quot;;0;1);IF([$screen.CQ19]=&quot;&quot;;0;1);IF([$screen.CR19]=&quot;&quot;;0;1)))" office:value-type="string" office:string-value="0" calcext:value-type="string">
            <text:p>0</text:p>
          </table:table-cell>
          <table:table-cell table:formula="of:=BIN2HEX(CONCATENATE(IF([$screen.CS19]=&quot;&quot;;0;1);IF([$screen.CT19]=&quot;&quot;;0;1);IF([$screen.CU19]=&quot;&quot;;0;1);IF([$screen.CV19]=&quot;&quot;;0;1);IF([$screen.CW19]=&quot;&quot;;0;1);IF([$screen.CX19]=&quot;&quot;;0;1);IF([$screen.CY19]=&quot;&quot;;0;1);IF([$screen.CZ19]=&quot;&quot;;0;1)))" office:value-type="string" office:string-value="0" calcext:value-type="string">
            <text:p>0</text:p>
          </table:table-cell>
          <table:table-cell table:formula="of:=BIN2HEX(CONCATENATE(IF([$screen.DA19]=&quot;&quot;;0;1);IF([$screen.DB19]=&quot;&quot;;0;1);IF([$screen.DC19]=&quot;&quot;;0;1);IF([$screen.DD19]=&quot;&quot;;0;1);IF([$screen.DE19]=&quot;&quot;;0;1);IF([$screen.DF19]=&quot;&quot;;0;1);IF([$screen.DG19]=&quot;&quot;;0;1);IF([$screen.DH19]=&quot;&quot;;0;1)))" office:value-type="string" office:string-value="0" calcext:value-type="string">
            <text:p>0</text:p>
          </table:table-cell>
          <table:table-cell table:formula="of:=BIN2HEX(CONCATENATE(IF([$screen.DI19]=&quot;&quot;;0;1);IF([$screen.DJ19]=&quot;&quot;;0;1);IF([$screen.DK19]=&quot;&quot;;0;1);IF([$screen.DL19]=&quot;&quot;;0;1);IF([$screen.DM19]=&quot;&quot;;0;1);IF([$screen.DN19]=&quot;&quot;;0;1);IF([$screen.DO19]=&quot;&quot;;0;1);IF([$screen.DP19]=&quot;&quot;;0;1)))" office:value-type="string" office:string-value="0" calcext:value-type="string">
            <text:p>0</text:p>
          </table:table-cell>
          <table:table-cell table:formula="of:=BIN2HEX(CONCATENATE(IF([$screen.DQ19]=&quot;&quot;;0;1);IF([$screen.DR19]=&quot;&quot;;0;1);IF([$screen.DS19]=&quot;&quot;;0;1);IF([$screen.DT19]=&quot;&quot;;0;1);IF([$screen.DU19]=&quot;&quot;;0;1);IF([$screen.DV19]=&quot;&quot;;0;1);IF([$screen.DW19]=&quot;&quot;;0;1);IF([$screen.DX19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.A20]=&quot;&quot;;0;1);IF([$screen.B20]=&quot;&quot;;0;1);IF([$screen.C20]=&quot;&quot;;0;1);IF([$screen.D20]=&quot;&quot;;0;1);IF([$screen.E20]=&quot;&quot;;0;1);IF([$screen.F20]=&quot;&quot;;0;1);IF([$screen.G20]=&quot;&quot;;0;1);IF([$screen.H20]=&quot;&quot;;0;1)))" office:value-type="string" office:string-value="0" calcext:value-type="string">
            <text:p>0</text:p>
          </table:table-cell>
          <table:table-cell table:formula="of:=BIN2HEX(CONCATENATE(IF([$screen.I20]=&quot;&quot;;0;1);IF([$screen.J20]=&quot;&quot;;0;1);IF([$screen.K20]=&quot;&quot;;0;1);IF([$screen.L20]=&quot;&quot;;0;1);IF([$screen.M20]=&quot;&quot;;0;1);IF([$screen.N20]=&quot;&quot;;0;1);IF([$screen.O20]=&quot;&quot;;0;1);IF([$screen.P20]=&quot;&quot;;0;1)))" office:value-type="string" office:string-value="60" calcext:value-type="string">
            <text:p>60</text:p>
          </table:table-cell>
          <table:table-cell table:formula="of:=BIN2HEX(CONCATENATE(IF([$screen.Q20]=&quot;&quot;;0;1);IF([$screen.R20]=&quot;&quot;;0;1);IF([$screen.S20]=&quot;&quot;;0;1);IF([$screen.T20]=&quot;&quot;;0;1);IF([$screen.U20]=&quot;&quot;;0;1);IF([$screen.V20]=&quot;&quot;;0;1);IF([$screen.W20]=&quot;&quot;;0;1);IF([$screen.X20]=&quot;&quot;;0;1)))" office:value-type="string" office:string-value="0" calcext:value-type="string">
            <text:p>0</text:p>
          </table:table-cell>
          <table:table-cell table:formula="of:=BIN2HEX(CONCATENATE(IF([$screen.Y20]=&quot;&quot;;0;1);IF([$screen.T20]=&quot;&quot;;0;1);IF([$screen.U20]=&quot;&quot;;0;1);IF([$screen.AB20]=&quot;&quot;;0;1);IF([$screen.AC20]=&quot;&quot;;0;1);IF([$screen.AD20]=&quot;&quot;;0;1);IF([$screen.AE20]=&quot;&quot;;0;1);IF([$screen.AF20]=&quot;&quot;;0;1)))" office:value-type="string" office:string-value="0" calcext:value-type="string">
            <text:p>0</text:p>
          </table:table-cell>
          <table:table-cell table:formula="of:=BIN2HEX(CONCATENATE(IF([$screen.AG20]=&quot;&quot;;0;1);IF([$screen.AH20]=&quot;&quot;;0;1);IF([$screen.AI20]=&quot;&quot;;0;1);IF([$screen.AJ20]=&quot;&quot;;0;1);IF([$screen.AK20]=&quot;&quot;;0;1);IF([$screen.AL20]=&quot;&quot;;0;1);IF([$screen.AM20]=&quot;&quot;;0;1);IF([$screen.AN20]=&quot;&quot;;0;1)))" office:value-type="string" office:string-value="0" calcext:value-type="string">
            <text:p>0</text:p>
          </table:table-cell>
          <table:table-cell table:formula="of:=BIN2HEX(CONCATENATE(IF([$screen.AO20]=&quot;&quot;;0;1);IF([$screen.AP20]=&quot;&quot;;0;1);IF([$screen.AQ20]=&quot;&quot;;0;1);IF([$screen.AR20]=&quot;&quot;;0;1);IF([$screen.AS20]=&quot;&quot;;0;1);IF([$screen.AT20]=&quot;&quot;;0;1);IF([$screen.AU20]=&quot;&quot;;0;1);IF([$screen.AV20]=&quot;&quot;;0;1)))" office:value-type="string" office:string-value="0" calcext:value-type="string">
            <text:p>0</text:p>
          </table:table-cell>
          <table:table-cell table:formula="of:=BIN2HEX(CONCATENATE(IF([$screen.AW20]=&quot;&quot;;0;1);IF([$screen.AX20]=&quot;&quot;;0;1);IF([$screen.AY20]=&quot;&quot;;0;1);IF([$screen.AZ20]=&quot;&quot;;0;1);IF([$screen.BA20]=&quot;&quot;;0;1);IF([$screen.BB20]=&quot;&quot;;0;1);IF([$screen.BC20]=&quot;&quot;;0;1);IF([$screen.BD20]=&quot;&quot;;0;1)))" office:value-type="string" office:string-value="0" calcext:value-type="string">
            <text:p>0</text:p>
          </table:table-cell>
          <table:table-cell table:formula="of:=BIN2HEX(CONCATENATE(IF([$screen.BE20]=&quot;&quot;;0;1);IF([$screen.BF20]=&quot;&quot;;0;1);IF([$screen.BG20]=&quot;&quot;;0;1);IF([$screen.BH20]=&quot;&quot;;0;1);IF([$screen.BI20]=&quot;&quot;;0;1);IF([$screen.BJ20]=&quot;&quot;;0;1);IF([$screen.BK20]=&quot;&quot;;0;1);IF([$screen.BL20]=&quot;&quot;;0;1)))" office:value-type="string" office:string-value="0" calcext:value-type="string">
            <text:p>0</text:p>
          </table:table-cell>
          <table:table-cell table:formula="of:=BIN2HEX(CONCATENATE(IF([$screen.BM20]=&quot;&quot;;0;1);IF([$screen.BN20]=&quot;&quot;;0;1);IF([$screen.BO20]=&quot;&quot;;0;1);IF([$screen.BP20]=&quot;&quot;;0;1);IF([$screen.BQ20]=&quot;&quot;;0;1);IF([$screen.BR20]=&quot;&quot;;0;1);IF([$screen.BS20]=&quot;&quot;;0;1);IF([$screen.BT20]=&quot;&quot;;0;1)))" office:value-type="string" office:string-value="0" calcext:value-type="string">
            <text:p>0</text:p>
          </table:table-cell>
          <table:table-cell table:formula="of:=BIN2HEX(CONCATENATE(IF([$screen.BU20]=&quot;&quot;;0;1);IF([$screen.BV20]=&quot;&quot;;0;1);IF([$screen.BW20]=&quot;&quot;;0;1);IF([$screen.BX20]=&quot;&quot;;0;1);IF([$screen.BY20]=&quot;&quot;;0;1);IF([$screen.BZ20]=&quot;&quot;;0;1);IF([$screen.CA20]=&quot;&quot;;0;1);IF([$screen.CB20]=&quot;&quot;;0;1)))" office:value-type="string" office:string-value="0" calcext:value-type="string">
            <text:p>0</text:p>
          </table:table-cell>
          <table:table-cell table:formula="of:=BIN2HEX(CONCATENATE(IF([$screen.CC20]=&quot;&quot;;0;1);IF([$screen.CD20]=&quot;&quot;;0;1);IF([$screen.CE20]=&quot;&quot;;0;1);IF([$screen.CF20]=&quot;&quot;;0;1);IF([$screen.CG20]=&quot;&quot;;0;1);IF([$screen.CH20]=&quot;&quot;;0;1);IF([$screen.CI20]=&quot;&quot;;0;1);IF([$screen.CJ20]=&quot;&quot;;0;1)))" office:value-type="string" office:string-value="0" calcext:value-type="string">
            <text:p>0</text:p>
          </table:table-cell>
          <table:table-cell table:formula="of:=BIN2HEX(CONCATENATE(IF([$screen.CK20]=&quot;&quot;;0;1);IF([$screen.CL20]=&quot;&quot;;0;1);IF([$screen.CM20]=&quot;&quot;;0;1);IF([$screen.CN20]=&quot;&quot;;0;1);IF([$screen.CO20]=&quot;&quot;;0;1);IF([$screen.CP20]=&quot;&quot;;0;1);IF([$screen.CQ20]=&quot;&quot;;0;1);IF([$screen.CR20]=&quot;&quot;;0;1)))" office:value-type="string" office:string-value="0" calcext:value-type="string">
            <text:p>0</text:p>
          </table:table-cell>
          <table:table-cell table:formula="of:=BIN2HEX(CONCATENATE(IF([$screen.CS20]=&quot;&quot;;0;1);IF([$screen.CT20]=&quot;&quot;;0;1);IF([$screen.CU20]=&quot;&quot;;0;1);IF([$screen.CV20]=&quot;&quot;;0;1);IF([$screen.CW20]=&quot;&quot;;0;1);IF([$screen.CX20]=&quot;&quot;;0;1);IF([$screen.CY20]=&quot;&quot;;0;1);IF([$screen.CZ20]=&quot;&quot;;0;1)))" office:value-type="string" office:string-value="0" calcext:value-type="string">
            <text:p>0</text:p>
          </table:table-cell>
          <table:table-cell table:formula="of:=BIN2HEX(CONCATENATE(IF([$screen.DA20]=&quot;&quot;;0;1);IF([$screen.DB20]=&quot;&quot;;0;1);IF([$screen.DC20]=&quot;&quot;;0;1);IF([$screen.DD20]=&quot;&quot;;0;1);IF([$screen.DE20]=&quot;&quot;;0;1);IF([$screen.DF20]=&quot;&quot;;0;1);IF([$screen.DG20]=&quot;&quot;;0;1);IF([$screen.DH20]=&quot;&quot;;0;1)))" office:value-type="string" office:string-value="0" calcext:value-type="string">
            <text:p>0</text:p>
          </table:table-cell>
          <table:table-cell table:formula="of:=BIN2HEX(CONCATENATE(IF([$screen.DI20]=&quot;&quot;;0;1);IF([$screen.DJ20]=&quot;&quot;;0;1);IF([$screen.DK20]=&quot;&quot;;0;1);IF([$screen.DL20]=&quot;&quot;;0;1);IF([$screen.DM20]=&quot;&quot;;0;1);IF([$screen.DN20]=&quot;&quot;;0;1);IF([$screen.DO20]=&quot;&quot;;0;1);IF([$screen.DP20]=&quot;&quot;;0;1)))" office:value-type="string" office:string-value="0" calcext:value-type="string">
            <text:p>0</text:p>
          </table:table-cell>
          <table:table-cell table:formula="of:=BIN2HEX(CONCATENATE(IF([$screen.DQ20]=&quot;&quot;;0;1);IF([$screen.DR20]=&quot;&quot;;0;1);IF([$screen.DS20]=&quot;&quot;;0;1);IF([$screen.DT20]=&quot;&quot;;0;1);IF([$screen.DU20]=&quot;&quot;;0;1);IF([$screen.DV20]=&quot;&quot;;0;1);IF([$screen.DW20]=&quot;&quot;;0;1);IF([$screen.DX20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.A21]=&quot;&quot;;0;1);IF([$screen.B21]=&quot;&quot;;0;1);IF([$screen.C21]=&quot;&quot;;0;1);IF([$screen.D21]=&quot;&quot;;0;1);IF([$screen.E21]=&quot;&quot;;0;1);IF([$screen.F21]=&quot;&quot;;0;1);IF([$screen.G21]=&quot;&quot;;0;1);IF([$screen.H21]=&quot;&quot;;0;1)))" office:value-type="string" office:string-value="0" calcext:value-type="string">
            <text:p>0</text:p>
          </table:table-cell>
          <table:table-cell table:formula="of:=BIN2HEX(CONCATENATE(IF([$screen.I21]=&quot;&quot;;0;1);IF([$screen.J21]=&quot;&quot;;0;1);IF([$screen.K21]=&quot;&quot;;0;1);IF([$screen.L21]=&quot;&quot;;0;1);IF([$screen.M21]=&quot;&quot;;0;1);IF([$screen.N21]=&quot;&quot;;0;1);IF([$screen.O21]=&quot;&quot;;0;1);IF([$screen.P21]=&quot;&quot;;0;1)))" office:value-type="string" office:string-value="60" calcext:value-type="string">
            <text:p>60</text:p>
          </table:table-cell>
          <table:table-cell table:formula="of:=BIN2HEX(CONCATENATE(IF([$screen.Q21]=&quot;&quot;;0;1);IF([$screen.R21]=&quot;&quot;;0;1);IF([$screen.S21]=&quot;&quot;;0;1);IF([$screen.T21]=&quot;&quot;;0;1);IF([$screen.U21]=&quot;&quot;;0;1);IF([$screen.V21]=&quot;&quot;;0;1);IF([$screen.W21]=&quot;&quot;;0;1);IF([$screen.X21]=&quot;&quot;;0;1)))" office:value-type="string" office:string-value="0" calcext:value-type="string">
            <text:p>0</text:p>
          </table:table-cell>
          <table:table-cell table:formula="of:=BIN2HEX(CONCATENATE(IF([$screen.Y21]=&quot;&quot;;0;1);IF([$screen.T21]=&quot;&quot;;0;1);IF([$screen.U21]=&quot;&quot;;0;1);IF([$screen.AB21]=&quot;&quot;;0;1);IF([$screen.AC21]=&quot;&quot;;0;1);IF([$screen.AD21]=&quot;&quot;;0;1);IF([$screen.AE21]=&quot;&quot;;0;1);IF([$screen.AF21]=&quot;&quot;;0;1)))" office:value-type="string" office:string-value="0" calcext:value-type="string">
            <text:p>0</text:p>
          </table:table-cell>
          <table:table-cell table:formula="of:=BIN2HEX(CONCATENATE(IF([$screen.AG21]=&quot;&quot;;0;1);IF([$screen.AH21]=&quot;&quot;;0;1);IF([$screen.AI21]=&quot;&quot;;0;1);IF([$screen.AJ21]=&quot;&quot;;0;1);IF([$screen.AK21]=&quot;&quot;;0;1);IF([$screen.AL21]=&quot;&quot;;0;1);IF([$screen.AM21]=&quot;&quot;;0;1);IF([$screen.AN21]=&quot;&quot;;0;1)))" office:value-type="string" office:string-value="0" calcext:value-type="string">
            <text:p>0</text:p>
          </table:table-cell>
          <table:table-cell table:formula="of:=BIN2HEX(CONCATENATE(IF([$screen.AO21]=&quot;&quot;;0;1);IF([$screen.AP21]=&quot;&quot;;0;1);IF([$screen.AQ21]=&quot;&quot;;0;1);IF([$screen.AR21]=&quot;&quot;;0;1);IF([$screen.AS21]=&quot;&quot;;0;1);IF([$screen.AT21]=&quot;&quot;;0;1);IF([$screen.AU21]=&quot;&quot;;0;1);IF([$screen.AV21]=&quot;&quot;;0;1)))" office:value-type="string" office:string-value="0" calcext:value-type="string">
            <text:p>0</text:p>
          </table:table-cell>
          <table:table-cell table:formula="of:=BIN2HEX(CONCATENATE(IF([$screen.AW21]=&quot;&quot;;0;1);IF([$screen.AX21]=&quot;&quot;;0;1);IF([$screen.AY21]=&quot;&quot;;0;1);IF([$screen.AZ21]=&quot;&quot;;0;1);IF([$screen.BA21]=&quot;&quot;;0;1);IF([$screen.BB21]=&quot;&quot;;0;1);IF([$screen.BC21]=&quot;&quot;;0;1);IF([$screen.BD21]=&quot;&quot;;0;1)))" office:value-type="string" office:string-value="0" calcext:value-type="string">
            <text:p>0</text:p>
          </table:table-cell>
          <table:table-cell table:formula="of:=BIN2HEX(CONCATENATE(IF([$screen.BE21]=&quot;&quot;;0;1);IF([$screen.BF21]=&quot;&quot;;0;1);IF([$screen.BG21]=&quot;&quot;;0;1);IF([$screen.BH21]=&quot;&quot;;0;1);IF([$screen.BI21]=&quot;&quot;;0;1);IF([$screen.BJ21]=&quot;&quot;;0;1);IF([$screen.BK21]=&quot;&quot;;0;1);IF([$screen.BL21]=&quot;&quot;;0;1)))" office:value-type="string" office:string-value="0" calcext:value-type="string">
            <text:p>0</text:p>
          </table:table-cell>
          <table:table-cell table:formula="of:=BIN2HEX(CONCATENATE(IF([$screen.BM21]=&quot;&quot;;0;1);IF([$screen.BN21]=&quot;&quot;;0;1);IF([$screen.BO21]=&quot;&quot;;0;1);IF([$screen.BP21]=&quot;&quot;;0;1);IF([$screen.BQ21]=&quot;&quot;;0;1);IF([$screen.BR21]=&quot;&quot;;0;1);IF([$screen.BS21]=&quot;&quot;;0;1);IF([$screen.BT21]=&quot;&quot;;0;1)))" office:value-type="string" office:string-value="0" calcext:value-type="string">
            <text:p>0</text:p>
          </table:table-cell>
          <table:table-cell table:formula="of:=BIN2HEX(CONCATENATE(IF([$screen.BU21]=&quot;&quot;;0;1);IF([$screen.BV21]=&quot;&quot;;0;1);IF([$screen.BW21]=&quot;&quot;;0;1);IF([$screen.BX21]=&quot;&quot;;0;1);IF([$screen.BY21]=&quot;&quot;;0;1);IF([$screen.BZ21]=&quot;&quot;;0;1);IF([$screen.CA21]=&quot;&quot;;0;1);IF([$screen.CB21]=&quot;&quot;;0;1)))" office:value-type="string" office:string-value="0" calcext:value-type="string">
            <text:p>0</text:p>
          </table:table-cell>
          <table:table-cell table:formula="of:=BIN2HEX(CONCATENATE(IF([$screen.CC21]=&quot;&quot;;0;1);IF([$screen.CD21]=&quot;&quot;;0;1);IF([$screen.CE21]=&quot;&quot;;0;1);IF([$screen.CF21]=&quot;&quot;;0;1);IF([$screen.CG21]=&quot;&quot;;0;1);IF([$screen.CH21]=&quot;&quot;;0;1);IF([$screen.CI21]=&quot;&quot;;0;1);IF([$screen.CJ21]=&quot;&quot;;0;1)))" office:value-type="string" office:string-value="0" calcext:value-type="string">
            <text:p>0</text:p>
          </table:table-cell>
          <table:table-cell table:formula="of:=BIN2HEX(CONCATENATE(IF([$screen.CK21]=&quot;&quot;;0;1);IF([$screen.CL21]=&quot;&quot;;0;1);IF([$screen.CM21]=&quot;&quot;;0;1);IF([$screen.CN21]=&quot;&quot;;0;1);IF([$screen.CO21]=&quot;&quot;;0;1);IF([$screen.CP21]=&quot;&quot;;0;1);IF([$screen.CQ21]=&quot;&quot;;0;1);IF([$screen.CR21]=&quot;&quot;;0;1)))" office:value-type="string" office:string-value="0" calcext:value-type="string">
            <text:p>0</text:p>
          </table:table-cell>
          <table:table-cell table:formula="of:=BIN2HEX(CONCATENATE(IF([$screen.CS21]=&quot;&quot;;0;1);IF([$screen.CT21]=&quot;&quot;;0;1);IF([$screen.CU21]=&quot;&quot;;0;1);IF([$screen.CV21]=&quot;&quot;;0;1);IF([$screen.CW21]=&quot;&quot;;0;1);IF([$screen.CX21]=&quot;&quot;;0;1);IF([$screen.CY21]=&quot;&quot;;0;1);IF([$screen.CZ21]=&quot;&quot;;0;1)))" office:value-type="string" office:string-value="0" calcext:value-type="string">
            <text:p>0</text:p>
          </table:table-cell>
          <table:table-cell table:formula="of:=BIN2HEX(CONCATENATE(IF([$screen.DA21]=&quot;&quot;;0;1);IF([$screen.DB21]=&quot;&quot;;0;1);IF([$screen.DC21]=&quot;&quot;;0;1);IF([$screen.DD21]=&quot;&quot;;0;1);IF([$screen.DE21]=&quot;&quot;;0;1);IF([$screen.DF21]=&quot;&quot;;0;1);IF([$screen.DG21]=&quot;&quot;;0;1);IF([$screen.DH21]=&quot;&quot;;0;1)))" office:value-type="string" office:string-value="0" calcext:value-type="string">
            <text:p>0</text:p>
          </table:table-cell>
          <table:table-cell table:formula="of:=BIN2HEX(CONCATENATE(IF([$screen.DI21]=&quot;&quot;;0;1);IF([$screen.DJ21]=&quot;&quot;;0;1);IF([$screen.DK21]=&quot;&quot;;0;1);IF([$screen.DL21]=&quot;&quot;;0;1);IF([$screen.DM21]=&quot;&quot;;0;1);IF([$screen.DN21]=&quot;&quot;;0;1);IF([$screen.DO21]=&quot;&quot;;0;1);IF([$screen.DP21]=&quot;&quot;;0;1)))" office:value-type="string" office:string-value="0" calcext:value-type="string">
            <text:p>0</text:p>
          </table:table-cell>
          <table:table-cell table:formula="of:=BIN2HEX(CONCATENATE(IF([$screen.DQ21]=&quot;&quot;;0;1);IF([$screen.DR21]=&quot;&quot;;0;1);IF([$screen.DS21]=&quot;&quot;;0;1);IF([$screen.DT21]=&quot;&quot;;0;1);IF([$screen.DU21]=&quot;&quot;;0;1);IF([$screen.DV21]=&quot;&quot;;0;1);IF([$screen.DW21]=&quot;&quot;;0;1);IF([$screen.DX21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.A22]=&quot;&quot;;0;1);IF([$screen.B22]=&quot;&quot;;0;1);IF([$screen.C22]=&quot;&quot;;0;1);IF([$screen.D22]=&quot;&quot;;0;1);IF([$screen.E22]=&quot;&quot;;0;1);IF([$screen.F22]=&quot;&quot;;0;1);IF([$screen.G22]=&quot;&quot;;0;1);IF([$screen.H22]=&quot;&quot;;0;1)))" office:value-type="string" office:string-value="0" calcext:value-type="string">
            <text:p>0</text:p>
          </table:table-cell>
          <table:table-cell table:formula="of:=BIN2HEX(CONCATENATE(IF([$screen.I22]=&quot;&quot;;0;1);IF([$screen.J22]=&quot;&quot;;0;1);IF([$screen.K22]=&quot;&quot;;0;1);IF([$screen.L22]=&quot;&quot;;0;1);IF([$screen.M22]=&quot;&quot;;0;1);IF([$screen.N22]=&quot;&quot;;0;1);IF([$screen.O22]=&quot;&quot;;0;1);IF([$screen.P22]=&quot;&quot;;0;1)))" office:value-type="string" office:string-value="60" calcext:value-type="string">
            <text:p>60</text:p>
          </table:table-cell>
          <table:table-cell table:formula="of:=BIN2HEX(CONCATENATE(IF([$screen.Q22]=&quot;&quot;;0;1);IF([$screen.R22]=&quot;&quot;;0;1);IF([$screen.S22]=&quot;&quot;;0;1);IF([$screen.T22]=&quot;&quot;;0;1);IF([$screen.U22]=&quot;&quot;;0;1);IF([$screen.V22]=&quot;&quot;;0;1);IF([$screen.W22]=&quot;&quot;;0;1);IF([$screen.X22]=&quot;&quot;;0;1)))" office:value-type="string" office:string-value="0" calcext:value-type="string">
            <text:p>0</text:p>
          </table:table-cell>
          <table:table-cell table:formula="of:=BIN2HEX(CONCATENATE(IF([$screen.Y22]=&quot;&quot;;0;1);IF([$screen.T22]=&quot;&quot;;0;1);IF([$screen.U22]=&quot;&quot;;0;1);IF([$screen.AB22]=&quot;&quot;;0;1);IF([$screen.AC22]=&quot;&quot;;0;1);IF([$screen.AD22]=&quot;&quot;;0;1);IF([$screen.AE22]=&quot;&quot;;0;1);IF([$screen.AF22]=&quot;&quot;;0;1)))" office:value-type="string" office:string-value="0" calcext:value-type="string">
            <text:p>0</text:p>
          </table:table-cell>
          <table:table-cell table:formula="of:=BIN2HEX(CONCATENATE(IF([$screen.AG22]=&quot;&quot;;0;1);IF([$screen.AH22]=&quot;&quot;;0;1);IF([$screen.AI22]=&quot;&quot;;0;1);IF([$screen.AJ22]=&quot;&quot;;0;1);IF([$screen.AK22]=&quot;&quot;;0;1);IF([$screen.AL22]=&quot;&quot;;0;1);IF([$screen.AM22]=&quot;&quot;;0;1);IF([$screen.AN22]=&quot;&quot;;0;1)))" office:value-type="string" office:string-value="0" calcext:value-type="string">
            <text:p>0</text:p>
          </table:table-cell>
          <table:table-cell table:formula="of:=BIN2HEX(CONCATENATE(IF([$screen.AO22]=&quot;&quot;;0;1);IF([$screen.AP22]=&quot;&quot;;0;1);IF([$screen.AQ22]=&quot;&quot;;0;1);IF([$screen.AR22]=&quot;&quot;;0;1);IF([$screen.AS22]=&quot;&quot;;0;1);IF([$screen.AT22]=&quot;&quot;;0;1);IF([$screen.AU22]=&quot;&quot;;0;1);IF([$screen.AV22]=&quot;&quot;;0;1)))" office:value-type="string" office:string-value="0" calcext:value-type="string">
            <text:p>0</text:p>
          </table:table-cell>
          <table:table-cell table:formula="of:=BIN2HEX(CONCATENATE(IF([$screen.AW22]=&quot;&quot;;0;1);IF([$screen.AX22]=&quot;&quot;;0;1);IF([$screen.AY22]=&quot;&quot;;0;1);IF([$screen.AZ22]=&quot;&quot;;0;1);IF([$screen.BA22]=&quot;&quot;;0;1);IF([$screen.BB22]=&quot;&quot;;0;1);IF([$screen.BC22]=&quot;&quot;;0;1);IF([$screen.BD22]=&quot;&quot;;0;1)))" office:value-type="string" office:string-value="0" calcext:value-type="string">
            <text:p>0</text:p>
          </table:table-cell>
          <table:table-cell table:formula="of:=BIN2HEX(CONCATENATE(IF([$screen.BE22]=&quot;&quot;;0;1);IF([$screen.BF22]=&quot;&quot;;0;1);IF([$screen.BG22]=&quot;&quot;;0;1);IF([$screen.BH22]=&quot;&quot;;0;1);IF([$screen.BI22]=&quot;&quot;;0;1);IF([$screen.BJ22]=&quot;&quot;;0;1);IF([$screen.BK22]=&quot;&quot;;0;1);IF([$screen.BL22]=&quot;&quot;;0;1)))" office:value-type="string" office:string-value="0" calcext:value-type="string">
            <text:p>0</text:p>
          </table:table-cell>
          <table:table-cell table:formula="of:=BIN2HEX(CONCATENATE(IF([$screen.BM22]=&quot;&quot;;0;1);IF([$screen.BN22]=&quot;&quot;;0;1);IF([$screen.BO22]=&quot;&quot;;0;1);IF([$screen.BP22]=&quot;&quot;;0;1);IF([$screen.BQ22]=&quot;&quot;;0;1);IF([$screen.BR22]=&quot;&quot;;0;1);IF([$screen.BS22]=&quot;&quot;;0;1);IF([$screen.BT22]=&quot;&quot;;0;1)))" office:value-type="string" office:string-value="0" calcext:value-type="string">
            <text:p>0</text:p>
          </table:table-cell>
          <table:table-cell table:formula="of:=BIN2HEX(CONCATENATE(IF([$screen.BU22]=&quot;&quot;;0;1);IF([$screen.BV22]=&quot;&quot;;0;1);IF([$screen.BW22]=&quot;&quot;;0;1);IF([$screen.BX22]=&quot;&quot;;0;1);IF([$screen.BY22]=&quot;&quot;;0;1);IF([$screen.BZ22]=&quot;&quot;;0;1);IF([$screen.CA22]=&quot;&quot;;0;1);IF([$screen.CB22]=&quot;&quot;;0;1)))" office:value-type="string" office:string-value="0" calcext:value-type="string">
            <text:p>0</text:p>
          </table:table-cell>
          <table:table-cell table:formula="of:=BIN2HEX(CONCATENATE(IF([$screen.CC22]=&quot;&quot;;0;1);IF([$screen.CD22]=&quot;&quot;;0;1);IF([$screen.CE22]=&quot;&quot;;0;1);IF([$screen.CF22]=&quot;&quot;;0;1);IF([$screen.CG22]=&quot;&quot;;0;1);IF([$screen.CH22]=&quot;&quot;;0;1);IF([$screen.CI22]=&quot;&quot;;0;1);IF([$screen.CJ22]=&quot;&quot;;0;1)))" office:value-type="string" office:string-value="0" calcext:value-type="string">
            <text:p>0</text:p>
          </table:table-cell>
          <table:table-cell table:formula="of:=BIN2HEX(CONCATENATE(IF([$screen.CK22]=&quot;&quot;;0;1);IF([$screen.CL22]=&quot;&quot;;0;1);IF([$screen.CM22]=&quot;&quot;;0;1);IF([$screen.CN22]=&quot;&quot;;0;1);IF([$screen.CO22]=&quot;&quot;;0;1);IF([$screen.CP22]=&quot;&quot;;0;1);IF([$screen.CQ22]=&quot;&quot;;0;1);IF([$screen.CR22]=&quot;&quot;;0;1)))" office:value-type="string" office:string-value="0" calcext:value-type="string">
            <text:p>0</text:p>
          </table:table-cell>
          <table:table-cell table:formula="of:=BIN2HEX(CONCATENATE(IF([$screen.CS22]=&quot;&quot;;0;1);IF([$screen.CT22]=&quot;&quot;;0;1);IF([$screen.CU22]=&quot;&quot;;0;1);IF([$screen.CV22]=&quot;&quot;;0;1);IF([$screen.CW22]=&quot;&quot;;0;1);IF([$screen.CX22]=&quot;&quot;;0;1);IF([$screen.CY22]=&quot;&quot;;0;1);IF([$screen.CZ22]=&quot;&quot;;0;1)))" office:value-type="string" office:string-value="0" calcext:value-type="string">
            <text:p>0</text:p>
          </table:table-cell>
          <table:table-cell table:formula="of:=BIN2HEX(CONCATENATE(IF([$screen.DA22]=&quot;&quot;;0;1);IF([$screen.DB22]=&quot;&quot;;0;1);IF([$screen.DC22]=&quot;&quot;;0;1);IF([$screen.DD22]=&quot;&quot;;0;1);IF([$screen.DE22]=&quot;&quot;;0;1);IF([$screen.DF22]=&quot;&quot;;0;1);IF([$screen.DG22]=&quot;&quot;;0;1);IF([$screen.DH22]=&quot;&quot;;0;1)))" office:value-type="string" office:string-value="0" calcext:value-type="string">
            <text:p>0</text:p>
          </table:table-cell>
          <table:table-cell table:formula="of:=BIN2HEX(CONCATENATE(IF([$screen.DI22]=&quot;&quot;;0;1);IF([$screen.DJ22]=&quot;&quot;;0;1);IF([$screen.DK22]=&quot;&quot;;0;1);IF([$screen.DL22]=&quot;&quot;;0;1);IF([$screen.DM22]=&quot;&quot;;0;1);IF([$screen.DN22]=&quot;&quot;;0;1);IF([$screen.DO22]=&quot;&quot;;0;1);IF([$screen.DP22]=&quot;&quot;;0;1)))" office:value-type="string" office:string-value="0" calcext:value-type="string">
            <text:p>0</text:p>
          </table:table-cell>
          <table:table-cell table:formula="of:=BIN2HEX(CONCATENATE(IF([$screen.DQ22]=&quot;&quot;;0;1);IF([$screen.DR22]=&quot;&quot;;0;1);IF([$screen.DS22]=&quot;&quot;;0;1);IF([$screen.DT22]=&quot;&quot;;0;1);IF([$screen.DU22]=&quot;&quot;;0;1);IF([$screen.DV22]=&quot;&quot;;0;1);IF([$screen.DW22]=&quot;&quot;;0;1);IF([$screen.DX22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.A23]=&quot;&quot;;0;1);IF([$screen.B23]=&quot;&quot;;0;1);IF([$screen.C23]=&quot;&quot;;0;1);IF([$screen.D23]=&quot;&quot;;0;1);IF([$screen.E23]=&quot;&quot;;0;1);IF([$screen.F23]=&quot;&quot;;0;1);IF([$screen.G23]=&quot;&quot;;0;1);IF([$screen.H23]=&quot;&quot;;0;1)))" office:value-type="string" office:string-value="0" calcext:value-type="string">
            <text:p>0</text:p>
          </table:table-cell>
          <table:table-cell table:formula="of:=BIN2HEX(CONCATENATE(IF([$screen.I23]=&quot;&quot;;0;1);IF([$screen.J23]=&quot;&quot;;0;1);IF([$screen.K23]=&quot;&quot;;0;1);IF([$screen.L23]=&quot;&quot;;0;1);IF([$screen.M23]=&quot;&quot;;0;1);IF([$screen.N23]=&quot;&quot;;0;1);IF([$screen.O23]=&quot;&quot;;0;1);IF([$screen.P23]=&quot;&quot;;0;1)))" office:value-type="string" office:string-value="60" calcext:value-type="string">
            <text:p>60</text:p>
          </table:table-cell>
          <table:table-cell table:formula="of:=BIN2HEX(CONCATENATE(IF([$screen.Q23]=&quot;&quot;;0;1);IF([$screen.R23]=&quot;&quot;;0;1);IF([$screen.S23]=&quot;&quot;;0;1);IF([$screen.T23]=&quot;&quot;;0;1);IF([$screen.U23]=&quot;&quot;;0;1);IF([$screen.V23]=&quot;&quot;;0;1);IF([$screen.W23]=&quot;&quot;;0;1);IF([$screen.X23]=&quot;&quot;;0;1)))" office:value-type="string" office:string-value="0" calcext:value-type="string">
            <text:p>0</text:p>
          </table:table-cell>
          <table:table-cell table:formula="of:=BIN2HEX(CONCATENATE(IF([$screen.Y23]=&quot;&quot;;0;1);IF([$screen.T23]=&quot;&quot;;0;1);IF([$screen.U23]=&quot;&quot;;0;1);IF([$screen.AB23]=&quot;&quot;;0;1);IF([$screen.AC23]=&quot;&quot;;0;1);IF([$screen.AD23]=&quot;&quot;;0;1);IF([$screen.AE23]=&quot;&quot;;0;1);IF([$screen.AF23]=&quot;&quot;;0;1)))" office:value-type="string" office:string-value="0" calcext:value-type="string">
            <text:p>0</text:p>
          </table:table-cell>
          <table:table-cell table:formula="of:=BIN2HEX(CONCATENATE(IF([$screen.AG23]=&quot;&quot;;0;1);IF([$screen.AH23]=&quot;&quot;;0;1);IF([$screen.AI23]=&quot;&quot;;0;1);IF([$screen.AJ23]=&quot;&quot;;0;1);IF([$screen.AK23]=&quot;&quot;;0;1);IF([$screen.AL23]=&quot;&quot;;0;1);IF([$screen.AM23]=&quot;&quot;;0;1);IF([$screen.AN23]=&quot;&quot;;0;1)))" office:value-type="string" office:string-value="0" calcext:value-type="string">
            <text:p>0</text:p>
          </table:table-cell>
          <table:table-cell table:formula="of:=BIN2HEX(CONCATENATE(IF([$screen.AO23]=&quot;&quot;;0;1);IF([$screen.AP23]=&quot;&quot;;0;1);IF([$screen.AQ23]=&quot;&quot;;0;1);IF([$screen.AR23]=&quot;&quot;;0;1);IF([$screen.AS23]=&quot;&quot;;0;1);IF([$screen.AT23]=&quot;&quot;;0;1);IF([$screen.AU23]=&quot;&quot;;0;1);IF([$screen.AV23]=&quot;&quot;;0;1)))" office:value-type="string" office:string-value="0" calcext:value-type="string">
            <text:p>0</text:p>
          </table:table-cell>
          <table:table-cell table:formula="of:=BIN2HEX(CONCATENATE(IF([$screen.AW23]=&quot;&quot;;0;1);IF([$screen.AX23]=&quot;&quot;;0;1);IF([$screen.AY23]=&quot;&quot;;0;1);IF([$screen.AZ23]=&quot;&quot;;0;1);IF([$screen.BA23]=&quot;&quot;;0;1);IF([$screen.BB23]=&quot;&quot;;0;1);IF([$screen.BC23]=&quot;&quot;;0;1);IF([$screen.BD23]=&quot;&quot;;0;1)))" office:value-type="string" office:string-value="0" calcext:value-type="string">
            <text:p>0</text:p>
          </table:table-cell>
          <table:table-cell table:formula="of:=BIN2HEX(CONCATENATE(IF([$screen.BE23]=&quot;&quot;;0;1);IF([$screen.BF23]=&quot;&quot;;0;1);IF([$screen.BG23]=&quot;&quot;;0;1);IF([$screen.BH23]=&quot;&quot;;0;1);IF([$screen.BI23]=&quot;&quot;;0;1);IF([$screen.BJ23]=&quot;&quot;;0;1);IF([$screen.BK23]=&quot;&quot;;0;1);IF([$screen.BL23]=&quot;&quot;;0;1)))" office:value-type="string" office:string-value="0" calcext:value-type="string">
            <text:p>0</text:p>
          </table:table-cell>
          <table:table-cell table:formula="of:=BIN2HEX(CONCATENATE(IF([$screen.BM23]=&quot;&quot;;0;1);IF([$screen.BN23]=&quot;&quot;;0;1);IF([$screen.BO23]=&quot;&quot;;0;1);IF([$screen.BP23]=&quot;&quot;;0;1);IF([$screen.BQ23]=&quot;&quot;;0;1);IF([$screen.BR23]=&quot;&quot;;0;1);IF([$screen.BS23]=&quot;&quot;;0;1);IF([$screen.BT23]=&quot;&quot;;0;1)))" office:value-type="string" office:string-value="0" calcext:value-type="string">
            <text:p>0</text:p>
          </table:table-cell>
          <table:table-cell table:formula="of:=BIN2HEX(CONCATENATE(IF([$screen.BU23]=&quot;&quot;;0;1);IF([$screen.BV23]=&quot;&quot;;0;1);IF([$screen.BW23]=&quot;&quot;;0;1);IF([$screen.BX23]=&quot;&quot;;0;1);IF([$screen.BY23]=&quot;&quot;;0;1);IF([$screen.BZ23]=&quot;&quot;;0;1);IF([$screen.CA23]=&quot;&quot;;0;1);IF([$screen.CB23]=&quot;&quot;;0;1)))" office:value-type="string" office:string-value="0" calcext:value-type="string">
            <text:p>0</text:p>
          </table:table-cell>
          <table:table-cell table:formula="of:=BIN2HEX(CONCATENATE(IF([$screen.CC23]=&quot;&quot;;0;1);IF([$screen.CD23]=&quot;&quot;;0;1);IF([$screen.CE23]=&quot;&quot;;0;1);IF([$screen.CF23]=&quot;&quot;;0;1);IF([$screen.CG23]=&quot;&quot;;0;1);IF([$screen.CH23]=&quot;&quot;;0;1);IF([$screen.CI23]=&quot;&quot;;0;1);IF([$screen.CJ23]=&quot;&quot;;0;1)))" office:value-type="string" office:string-value="0" calcext:value-type="string">
            <text:p>0</text:p>
          </table:table-cell>
          <table:table-cell table:formula="of:=BIN2HEX(CONCATENATE(IF([$screen.CK23]=&quot;&quot;;0;1);IF([$screen.CL23]=&quot;&quot;;0;1);IF([$screen.CM23]=&quot;&quot;;0;1);IF([$screen.CN23]=&quot;&quot;;0;1);IF([$screen.CO23]=&quot;&quot;;0;1);IF([$screen.CP23]=&quot;&quot;;0;1);IF([$screen.CQ23]=&quot;&quot;;0;1);IF([$screen.CR23]=&quot;&quot;;0;1)))" office:value-type="string" office:string-value="0" calcext:value-type="string">
            <text:p>0</text:p>
          </table:table-cell>
          <table:table-cell table:formula="of:=BIN2HEX(CONCATENATE(IF([$screen.CS23]=&quot;&quot;;0;1);IF([$screen.CT23]=&quot;&quot;;0;1);IF([$screen.CU23]=&quot;&quot;;0;1);IF([$screen.CV23]=&quot;&quot;;0;1);IF([$screen.CW23]=&quot;&quot;;0;1);IF([$screen.CX23]=&quot;&quot;;0;1);IF([$screen.CY23]=&quot;&quot;;0;1);IF([$screen.CZ23]=&quot;&quot;;0;1)))" office:value-type="string" office:string-value="0" calcext:value-type="string">
            <text:p>0</text:p>
          </table:table-cell>
          <table:table-cell table:formula="of:=BIN2HEX(CONCATENATE(IF([$screen.DA23]=&quot;&quot;;0;1);IF([$screen.DB23]=&quot;&quot;;0;1);IF([$screen.DC23]=&quot;&quot;;0;1);IF([$screen.DD23]=&quot;&quot;;0;1);IF([$screen.DE23]=&quot;&quot;;0;1);IF([$screen.DF23]=&quot;&quot;;0;1);IF([$screen.DG23]=&quot;&quot;;0;1);IF([$screen.DH23]=&quot;&quot;;0;1)))" office:value-type="string" office:string-value="0" calcext:value-type="string">
            <text:p>0</text:p>
          </table:table-cell>
          <table:table-cell table:formula="of:=BIN2HEX(CONCATENATE(IF([$screen.DI23]=&quot;&quot;;0;1);IF([$screen.DJ23]=&quot;&quot;;0;1);IF([$screen.DK23]=&quot;&quot;;0;1);IF([$screen.DL23]=&quot;&quot;;0;1);IF([$screen.DM23]=&quot;&quot;;0;1);IF([$screen.DN23]=&quot;&quot;;0;1);IF([$screen.DO23]=&quot;&quot;;0;1);IF([$screen.DP23]=&quot;&quot;;0;1)))" office:value-type="string" office:string-value="0" calcext:value-type="string">
            <text:p>0</text:p>
          </table:table-cell>
          <table:table-cell table:formula="of:=BIN2HEX(CONCATENATE(IF([$screen.DQ23]=&quot;&quot;;0;1);IF([$screen.DR23]=&quot;&quot;;0;1);IF([$screen.DS23]=&quot;&quot;;0;1);IF([$screen.DT23]=&quot;&quot;;0;1);IF([$screen.DU23]=&quot;&quot;;0;1);IF([$screen.DV23]=&quot;&quot;;0;1);IF([$screen.DW23]=&quot;&quot;;0;1);IF([$screen.DX23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.A24]=&quot;&quot;;0;1);IF([$screen.B24]=&quot;&quot;;0;1);IF([$screen.C24]=&quot;&quot;;0;1);IF([$screen.D24]=&quot;&quot;;0;1);IF([$screen.E24]=&quot;&quot;;0;1);IF([$screen.F24]=&quot;&quot;;0;1);IF([$screen.G24]=&quot;&quot;;0;1);IF([$screen.H24]=&quot;&quot;;0;1)))" office:value-type="string" office:string-value="0" calcext:value-type="string">
            <text:p>0</text:p>
          </table:table-cell>
          <table:table-cell table:formula="of:=BIN2HEX(CONCATENATE(IF([$screen.I24]=&quot;&quot;;0;1);IF([$screen.J24]=&quot;&quot;;0;1);IF([$screen.K24]=&quot;&quot;;0;1);IF([$screen.L24]=&quot;&quot;;0;1);IF([$screen.M24]=&quot;&quot;;0;1);IF([$screen.N24]=&quot;&quot;;0;1);IF([$screen.O24]=&quot;&quot;;0;1);IF([$screen.P24]=&quot;&quot;;0;1)))" office:value-type="string" office:string-value="60" calcext:value-type="string">
            <text:p>60</text:p>
          </table:table-cell>
          <table:table-cell table:formula="of:=BIN2HEX(CONCATENATE(IF([$screen.Q24]=&quot;&quot;;0;1);IF([$screen.R24]=&quot;&quot;;0;1);IF([$screen.S24]=&quot;&quot;;0;1);IF([$screen.T24]=&quot;&quot;;0;1);IF([$screen.U24]=&quot;&quot;;0;1);IF([$screen.V24]=&quot;&quot;;0;1);IF([$screen.W24]=&quot;&quot;;0;1);IF([$screen.X24]=&quot;&quot;;0;1)))" office:value-type="string" office:string-value="0" calcext:value-type="string">
            <text:p>0</text:p>
          </table:table-cell>
          <table:table-cell table:formula="of:=BIN2HEX(CONCATENATE(IF([$screen.Y24]=&quot;&quot;;0;1);IF([$screen.T24]=&quot;&quot;;0;1);IF([$screen.U24]=&quot;&quot;;0;1);IF([$screen.AB24]=&quot;&quot;;0;1);IF([$screen.AC24]=&quot;&quot;;0;1);IF([$screen.AD24]=&quot;&quot;;0;1);IF([$screen.AE24]=&quot;&quot;;0;1);IF([$screen.AF24]=&quot;&quot;;0;1)))" office:value-type="string" office:string-value="0" calcext:value-type="string">
            <text:p>0</text:p>
          </table:table-cell>
          <table:table-cell table:formula="of:=BIN2HEX(CONCATENATE(IF([$screen.AG24]=&quot;&quot;;0;1);IF([$screen.AH24]=&quot;&quot;;0;1);IF([$screen.AI24]=&quot;&quot;;0;1);IF([$screen.AJ24]=&quot;&quot;;0;1);IF([$screen.AK24]=&quot;&quot;;0;1);IF([$screen.AL24]=&quot;&quot;;0;1);IF([$screen.AM24]=&quot;&quot;;0;1);IF([$screen.AN24]=&quot;&quot;;0;1)))" office:value-type="string" office:string-value="0" calcext:value-type="string">
            <text:p>0</text:p>
          </table:table-cell>
          <table:table-cell table:formula="of:=BIN2HEX(CONCATENATE(IF([$screen.AO24]=&quot;&quot;;0;1);IF([$screen.AP24]=&quot;&quot;;0;1);IF([$screen.AQ24]=&quot;&quot;;0;1);IF([$screen.AR24]=&quot;&quot;;0;1);IF([$screen.AS24]=&quot;&quot;;0;1);IF([$screen.AT24]=&quot;&quot;;0;1);IF([$screen.AU24]=&quot;&quot;;0;1);IF([$screen.AV24]=&quot;&quot;;0;1)))" office:value-type="string" office:string-value="0" calcext:value-type="string">
            <text:p>0</text:p>
          </table:table-cell>
          <table:table-cell table:formula="of:=BIN2HEX(CONCATENATE(IF([$screen.AW24]=&quot;&quot;;0;1);IF([$screen.AX24]=&quot;&quot;;0;1);IF([$screen.AY24]=&quot;&quot;;0;1);IF([$screen.AZ24]=&quot;&quot;;0;1);IF([$screen.BA24]=&quot;&quot;;0;1);IF([$screen.BB24]=&quot;&quot;;0;1);IF([$screen.BC24]=&quot;&quot;;0;1);IF([$screen.BD24]=&quot;&quot;;0;1)))" office:value-type="string" office:string-value="0" calcext:value-type="string">
            <text:p>0</text:p>
          </table:table-cell>
          <table:table-cell table:formula="of:=BIN2HEX(CONCATENATE(IF([$screen.BE24]=&quot;&quot;;0;1);IF([$screen.BF24]=&quot;&quot;;0;1);IF([$screen.BG24]=&quot;&quot;;0;1);IF([$screen.BH24]=&quot;&quot;;0;1);IF([$screen.BI24]=&quot;&quot;;0;1);IF([$screen.BJ24]=&quot;&quot;;0;1);IF([$screen.BK24]=&quot;&quot;;0;1);IF([$screen.BL24]=&quot;&quot;;0;1)))" office:value-type="string" office:string-value="0" calcext:value-type="string">
            <text:p>0</text:p>
          </table:table-cell>
          <table:table-cell table:formula="of:=BIN2HEX(CONCATENATE(IF([$screen.BM24]=&quot;&quot;;0;1);IF([$screen.BN24]=&quot;&quot;;0;1);IF([$screen.BO24]=&quot;&quot;;0;1);IF([$screen.BP24]=&quot;&quot;;0;1);IF([$screen.BQ24]=&quot;&quot;;0;1);IF([$screen.BR24]=&quot;&quot;;0;1);IF([$screen.BS24]=&quot;&quot;;0;1);IF([$screen.BT24]=&quot;&quot;;0;1)))" office:value-type="string" office:string-value="0" calcext:value-type="string">
            <text:p>0</text:p>
          </table:table-cell>
          <table:table-cell table:formula="of:=BIN2HEX(CONCATENATE(IF([$screen.BU24]=&quot;&quot;;0;1);IF([$screen.BV24]=&quot;&quot;;0;1);IF([$screen.BW24]=&quot;&quot;;0;1);IF([$screen.BX24]=&quot;&quot;;0;1);IF([$screen.BY24]=&quot;&quot;;0;1);IF([$screen.BZ24]=&quot;&quot;;0;1);IF([$screen.CA24]=&quot;&quot;;0;1);IF([$screen.CB24]=&quot;&quot;;0;1)))" office:value-type="string" office:string-value="0" calcext:value-type="string">
            <text:p>0</text:p>
          </table:table-cell>
          <table:table-cell table:formula="of:=BIN2HEX(CONCATENATE(IF([$screen.CC24]=&quot;&quot;;0;1);IF([$screen.CD24]=&quot;&quot;;0;1);IF([$screen.CE24]=&quot;&quot;;0;1);IF([$screen.CF24]=&quot;&quot;;0;1);IF([$screen.CG24]=&quot;&quot;;0;1);IF([$screen.CH24]=&quot;&quot;;0;1);IF([$screen.CI24]=&quot;&quot;;0;1);IF([$screen.CJ24]=&quot;&quot;;0;1)))" office:value-type="string" office:string-value="0" calcext:value-type="string">
            <text:p>0</text:p>
          </table:table-cell>
          <table:table-cell table:formula="of:=BIN2HEX(CONCATENATE(IF([$screen.CK24]=&quot;&quot;;0;1);IF([$screen.CL24]=&quot;&quot;;0;1);IF([$screen.CM24]=&quot;&quot;;0;1);IF([$screen.CN24]=&quot;&quot;;0;1);IF([$screen.CO24]=&quot;&quot;;0;1);IF([$screen.CP24]=&quot;&quot;;0;1);IF([$screen.CQ24]=&quot;&quot;;0;1);IF([$screen.CR24]=&quot;&quot;;0;1)))" office:value-type="string" office:string-value="0" calcext:value-type="string">
            <text:p>0</text:p>
          </table:table-cell>
          <table:table-cell table:formula="of:=BIN2HEX(CONCATENATE(IF([$screen.CS24]=&quot;&quot;;0;1);IF([$screen.CT24]=&quot;&quot;;0;1);IF([$screen.CU24]=&quot;&quot;;0;1);IF([$screen.CV24]=&quot;&quot;;0;1);IF([$screen.CW24]=&quot;&quot;;0;1);IF([$screen.CX24]=&quot;&quot;;0;1);IF([$screen.CY24]=&quot;&quot;;0;1);IF([$screen.CZ24]=&quot;&quot;;0;1)))" office:value-type="string" office:string-value="0" calcext:value-type="string">
            <text:p>0</text:p>
          </table:table-cell>
          <table:table-cell table:formula="of:=BIN2HEX(CONCATENATE(IF([$screen.DA24]=&quot;&quot;;0;1);IF([$screen.DB24]=&quot;&quot;;0;1);IF([$screen.DC24]=&quot;&quot;;0;1);IF([$screen.DD24]=&quot;&quot;;0;1);IF([$screen.DE24]=&quot;&quot;;0;1);IF([$screen.DF24]=&quot;&quot;;0;1);IF([$screen.DG24]=&quot;&quot;;0;1);IF([$screen.DH24]=&quot;&quot;;0;1)))" office:value-type="string" office:string-value="0" calcext:value-type="string">
            <text:p>0</text:p>
          </table:table-cell>
          <table:table-cell table:formula="of:=BIN2HEX(CONCATENATE(IF([$screen.DI24]=&quot;&quot;;0;1);IF([$screen.DJ24]=&quot;&quot;;0;1);IF([$screen.DK24]=&quot;&quot;;0;1);IF([$screen.DL24]=&quot;&quot;;0;1);IF([$screen.DM24]=&quot;&quot;;0;1);IF([$screen.DN24]=&quot;&quot;;0;1);IF([$screen.DO24]=&quot;&quot;;0;1);IF([$screen.DP24]=&quot;&quot;;0;1)))" office:value-type="string" office:string-value="0" calcext:value-type="string">
            <text:p>0</text:p>
          </table:table-cell>
          <table:table-cell table:formula="of:=BIN2HEX(CONCATENATE(IF([$screen.DQ24]=&quot;&quot;;0;1);IF([$screen.DR24]=&quot;&quot;;0;1);IF([$screen.DS24]=&quot;&quot;;0;1);IF([$screen.DT24]=&quot;&quot;;0;1);IF([$screen.DU24]=&quot;&quot;;0;1);IF([$screen.DV24]=&quot;&quot;;0;1);IF([$screen.DW24]=&quot;&quot;;0;1);IF([$screen.DX24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.A25]=&quot;&quot;;0;1);IF([$screen.B25]=&quot;&quot;;0;1);IF([$screen.C25]=&quot;&quot;;0;1);IF([$screen.D25]=&quot;&quot;;0;1);IF([$screen.E25]=&quot;&quot;;0;1);IF([$screen.F25]=&quot;&quot;;0;1);IF([$screen.G25]=&quot;&quot;;0;1);IF([$screen.H25]=&quot;&quot;;0;1)))" office:value-type="string" office:string-value="0" calcext:value-type="string">
            <text:p>0</text:p>
          </table:table-cell>
          <table:table-cell table:formula="of:=BIN2HEX(CONCATENATE(IF([$screen.I25]=&quot;&quot;;0;1);IF([$screen.J25]=&quot;&quot;;0;1);IF([$screen.K25]=&quot;&quot;;0;1);IF([$screen.L25]=&quot;&quot;;0;1);IF([$screen.M25]=&quot;&quot;;0;1);IF([$screen.N25]=&quot;&quot;;0;1);IF([$screen.O25]=&quot;&quot;;0;1);IF([$screen.P25]=&quot;&quot;;0;1)))" office:value-type="string" office:string-value="7E" calcext:value-type="string">
            <text:p>7E</text:p>
          </table:table-cell>
          <table:table-cell table:formula="of:=BIN2HEX(CONCATENATE(IF([$screen.Q25]=&quot;&quot;;0;1);IF([$screen.R25]=&quot;&quot;;0;1);IF([$screen.S25]=&quot;&quot;;0;1);IF([$screen.T25]=&quot;&quot;;0;1);IF([$screen.U25]=&quot;&quot;;0;1);IF([$screen.V25]=&quot;&quot;;0;1);IF([$screen.W25]=&quot;&quot;;0;1);IF([$screen.X25]=&quot;&quot;;0;1)))" office:value-type="string" office:string-value="0" calcext:value-type="string">
            <text:p>0</text:p>
          </table:table-cell>
          <table:table-cell table:formula="of:=BIN2HEX(CONCATENATE(IF([$screen.Y25]=&quot;&quot;;0;1);IF([$screen.T25]=&quot;&quot;;0;1);IF([$screen.U25]=&quot;&quot;;0;1);IF([$screen.AB25]=&quot;&quot;;0;1);IF([$screen.AC25]=&quot;&quot;;0;1);IF([$screen.AD25]=&quot;&quot;;0;1);IF([$screen.AE25]=&quot;&quot;;0;1);IF([$screen.AF25]=&quot;&quot;;0;1)))" office:value-type="string" office:string-value="0" calcext:value-type="string">
            <text:p>0</text:p>
          </table:table-cell>
          <table:table-cell table:formula="of:=BIN2HEX(CONCATENATE(IF([$screen.AG25]=&quot;&quot;;0;1);IF([$screen.AH25]=&quot;&quot;;0;1);IF([$screen.AI25]=&quot;&quot;;0;1);IF([$screen.AJ25]=&quot;&quot;;0;1);IF([$screen.AK25]=&quot;&quot;;0;1);IF([$screen.AL25]=&quot;&quot;;0;1);IF([$screen.AM25]=&quot;&quot;;0;1);IF([$screen.AN25]=&quot;&quot;;0;1)))" office:value-type="string" office:string-value="0" calcext:value-type="string">
            <text:p>0</text:p>
          </table:table-cell>
          <table:table-cell table:formula="of:=BIN2HEX(CONCATENATE(IF([$screen.AO25]=&quot;&quot;;0;1);IF([$screen.AP25]=&quot;&quot;;0;1);IF([$screen.AQ25]=&quot;&quot;;0;1);IF([$screen.AR25]=&quot;&quot;;0;1);IF([$screen.AS25]=&quot;&quot;;0;1);IF([$screen.AT25]=&quot;&quot;;0;1);IF([$screen.AU25]=&quot;&quot;;0;1);IF([$screen.AV25]=&quot;&quot;;0;1)))" office:value-type="string" office:string-value="0" calcext:value-type="string">
            <text:p>0</text:p>
          </table:table-cell>
          <table:table-cell table:formula="of:=BIN2HEX(CONCATENATE(IF([$screen.AW25]=&quot;&quot;;0;1);IF([$screen.AX25]=&quot;&quot;;0;1);IF([$screen.AY25]=&quot;&quot;;0;1);IF([$screen.AZ25]=&quot;&quot;;0;1);IF([$screen.BA25]=&quot;&quot;;0;1);IF([$screen.BB25]=&quot;&quot;;0;1);IF([$screen.BC25]=&quot;&quot;;0;1);IF([$screen.BD25]=&quot;&quot;;0;1)))" office:value-type="string" office:string-value="0" calcext:value-type="string">
            <text:p>0</text:p>
          </table:table-cell>
          <table:table-cell table:formula="of:=BIN2HEX(CONCATENATE(IF([$screen.BE25]=&quot;&quot;;0;1);IF([$screen.BF25]=&quot;&quot;;0;1);IF([$screen.BG25]=&quot;&quot;;0;1);IF([$screen.BH25]=&quot;&quot;;0;1);IF([$screen.BI25]=&quot;&quot;;0;1);IF([$screen.BJ25]=&quot;&quot;;0;1);IF([$screen.BK25]=&quot;&quot;;0;1);IF([$screen.BL25]=&quot;&quot;;0;1)))" office:value-type="string" office:string-value="0" calcext:value-type="string">
            <text:p>0</text:p>
          </table:table-cell>
          <table:table-cell table:formula="of:=BIN2HEX(CONCATENATE(IF([$screen.BM25]=&quot;&quot;;0;1);IF([$screen.BN25]=&quot;&quot;;0;1);IF([$screen.BO25]=&quot;&quot;;0;1);IF([$screen.BP25]=&quot;&quot;;0;1);IF([$screen.BQ25]=&quot;&quot;;0;1);IF([$screen.BR25]=&quot;&quot;;0;1);IF([$screen.BS25]=&quot;&quot;;0;1);IF([$screen.BT25]=&quot;&quot;;0;1)))" office:value-type="string" office:string-value="0" calcext:value-type="string">
            <text:p>0</text:p>
          </table:table-cell>
          <table:table-cell table:formula="of:=BIN2HEX(CONCATENATE(IF([$screen.BU25]=&quot;&quot;;0;1);IF([$screen.BV25]=&quot;&quot;;0;1);IF([$screen.BW25]=&quot;&quot;;0;1);IF([$screen.BX25]=&quot;&quot;;0;1);IF([$screen.BY25]=&quot;&quot;;0;1);IF([$screen.BZ25]=&quot;&quot;;0;1);IF([$screen.CA25]=&quot;&quot;;0;1);IF([$screen.CB25]=&quot;&quot;;0;1)))" office:value-type="string" office:string-value="0" calcext:value-type="string">
            <text:p>0</text:p>
          </table:table-cell>
          <table:table-cell table:formula="of:=BIN2HEX(CONCATENATE(IF([$screen.CC25]=&quot;&quot;;0;1);IF([$screen.CD25]=&quot;&quot;;0;1);IF([$screen.CE25]=&quot;&quot;;0;1);IF([$screen.CF25]=&quot;&quot;;0;1);IF([$screen.CG25]=&quot;&quot;;0;1);IF([$screen.CH25]=&quot;&quot;;0;1);IF([$screen.CI25]=&quot;&quot;;0;1);IF([$screen.CJ25]=&quot;&quot;;0;1)))" office:value-type="string" office:string-value="0" calcext:value-type="string">
            <text:p>0</text:p>
          </table:table-cell>
          <table:table-cell table:formula="of:=BIN2HEX(CONCATENATE(IF([$screen.CK25]=&quot;&quot;;0;1);IF([$screen.CL25]=&quot;&quot;;0;1);IF([$screen.CM25]=&quot;&quot;;0;1);IF([$screen.CN25]=&quot;&quot;;0;1);IF([$screen.CO25]=&quot;&quot;;0;1);IF([$screen.CP25]=&quot;&quot;;0;1);IF([$screen.CQ25]=&quot;&quot;;0;1);IF([$screen.CR25]=&quot;&quot;;0;1)))" office:value-type="string" office:string-value="0" calcext:value-type="string">
            <text:p>0</text:p>
          </table:table-cell>
          <table:table-cell table:formula="of:=BIN2HEX(CONCATENATE(IF([$screen.CS25]=&quot;&quot;;0;1);IF([$screen.CT25]=&quot;&quot;;0;1);IF([$screen.CU25]=&quot;&quot;;0;1);IF([$screen.CV25]=&quot;&quot;;0;1);IF([$screen.CW25]=&quot;&quot;;0;1);IF([$screen.CX25]=&quot;&quot;;0;1);IF([$screen.CY25]=&quot;&quot;;0;1);IF([$screen.CZ25]=&quot;&quot;;0;1)))" office:value-type="string" office:string-value="0" calcext:value-type="string">
            <text:p>0</text:p>
          </table:table-cell>
          <table:table-cell table:formula="of:=BIN2HEX(CONCATENATE(IF([$screen.DA25]=&quot;&quot;;0;1);IF([$screen.DB25]=&quot;&quot;;0;1);IF([$screen.DC25]=&quot;&quot;;0;1);IF([$screen.DD25]=&quot;&quot;;0;1);IF([$screen.DE25]=&quot;&quot;;0;1);IF([$screen.DF25]=&quot;&quot;;0;1);IF([$screen.DG25]=&quot;&quot;;0;1);IF([$screen.DH25]=&quot;&quot;;0;1)))" office:value-type="string" office:string-value="0" calcext:value-type="string">
            <text:p>0</text:p>
          </table:table-cell>
          <table:table-cell table:formula="of:=BIN2HEX(CONCATENATE(IF([$screen.DI25]=&quot;&quot;;0;1);IF([$screen.DJ25]=&quot;&quot;;0;1);IF([$screen.DK25]=&quot;&quot;;0;1);IF([$screen.DL25]=&quot;&quot;;0;1);IF([$screen.DM25]=&quot;&quot;;0;1);IF([$screen.DN25]=&quot;&quot;;0;1);IF([$screen.DO25]=&quot;&quot;;0;1);IF([$screen.DP25]=&quot;&quot;;0;1)))" office:value-type="string" office:string-value="0" calcext:value-type="string">
            <text:p>0</text:p>
          </table:table-cell>
          <table:table-cell table:formula="of:=BIN2HEX(CONCATENATE(IF([$screen.DQ25]=&quot;&quot;;0;1);IF([$screen.DR25]=&quot;&quot;;0;1);IF([$screen.DS25]=&quot;&quot;;0;1);IF([$screen.DT25]=&quot;&quot;;0;1);IF([$screen.DU25]=&quot;&quot;;0;1);IF([$screen.DV25]=&quot;&quot;;0;1);IF([$screen.DW25]=&quot;&quot;;0;1);IF([$screen.DX25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.A26]=&quot;&quot;;0;1);IF([$screen.B26]=&quot;&quot;;0;1);IF([$screen.C26]=&quot;&quot;;0;1);IF([$screen.D26]=&quot;&quot;;0;1);IF([$screen.E26]=&quot;&quot;;0;1);IF([$screen.F26]=&quot;&quot;;0;1);IF([$screen.G26]=&quot;&quot;;0;1);IF([$screen.H26]=&quot;&quot;;0;1)))" office:value-type="string" office:string-value="0" calcext:value-type="string">
            <text:p>0</text:p>
          </table:table-cell>
          <table:table-cell table:formula="of:=BIN2HEX(CONCATENATE(IF([$screen.I26]=&quot;&quot;;0;1);IF([$screen.J26]=&quot;&quot;;0;1);IF([$screen.K26]=&quot;&quot;;0;1);IF([$screen.L26]=&quot;&quot;;0;1);IF([$screen.M26]=&quot;&quot;;0;1);IF([$screen.N26]=&quot;&quot;;0;1);IF([$screen.O26]=&quot;&quot;;0;1);IF([$screen.P26]=&quot;&quot;;0;1)))" office:value-type="string" office:string-value="7E" calcext:value-type="string">
            <text:p>7E</text:p>
          </table:table-cell>
          <table:table-cell table:formula="of:=BIN2HEX(CONCATENATE(IF([$screen.Q26]=&quot;&quot;;0;1);IF([$screen.R26]=&quot;&quot;;0;1);IF([$screen.S26]=&quot;&quot;;0;1);IF([$screen.T26]=&quot;&quot;;0;1);IF([$screen.U26]=&quot;&quot;;0;1);IF([$screen.V26]=&quot;&quot;;0;1);IF([$screen.W26]=&quot;&quot;;0;1);IF([$screen.X26]=&quot;&quot;;0;1)))" office:value-type="string" office:string-value="0" calcext:value-type="string">
            <text:p>0</text:p>
          </table:table-cell>
          <table:table-cell table:formula="of:=BIN2HEX(CONCATENATE(IF([$screen.Y26]=&quot;&quot;;0;1);IF([$screen.T26]=&quot;&quot;;0;1);IF([$screen.U26]=&quot;&quot;;0;1);IF([$screen.AB26]=&quot;&quot;;0;1);IF([$screen.AC26]=&quot;&quot;;0;1);IF([$screen.AD26]=&quot;&quot;;0;1);IF([$screen.AE26]=&quot;&quot;;0;1);IF([$screen.AF26]=&quot;&quot;;0;1)))" office:value-type="string" office:string-value="0" calcext:value-type="string">
            <text:p>0</text:p>
          </table:table-cell>
          <table:table-cell table:formula="of:=BIN2HEX(CONCATENATE(IF([$screen.AG26]=&quot;&quot;;0;1);IF([$screen.AH26]=&quot;&quot;;0;1);IF([$screen.AI26]=&quot;&quot;;0;1);IF([$screen.AJ26]=&quot;&quot;;0;1);IF([$screen.AK26]=&quot;&quot;;0;1);IF([$screen.AL26]=&quot;&quot;;0;1);IF([$screen.AM26]=&quot;&quot;;0;1);IF([$screen.AN26]=&quot;&quot;;0;1)))" office:value-type="string" office:string-value="0" calcext:value-type="string">
            <text:p>0</text:p>
          </table:table-cell>
          <table:table-cell table:formula="of:=BIN2HEX(CONCATENATE(IF([$screen.AO26]=&quot;&quot;;0;1);IF([$screen.AP26]=&quot;&quot;;0;1);IF([$screen.AQ26]=&quot;&quot;;0;1);IF([$screen.AR26]=&quot;&quot;;0;1);IF([$screen.AS26]=&quot;&quot;;0;1);IF([$screen.AT26]=&quot;&quot;;0;1);IF([$screen.AU26]=&quot;&quot;;0;1);IF([$screen.AV26]=&quot;&quot;;0;1)))" office:value-type="string" office:string-value="0" calcext:value-type="string">
            <text:p>0</text:p>
          </table:table-cell>
          <table:table-cell table:formula="of:=BIN2HEX(CONCATENATE(IF([$screen.AW26]=&quot;&quot;;0;1);IF([$screen.AX26]=&quot;&quot;;0;1);IF([$screen.AY26]=&quot;&quot;;0;1);IF([$screen.AZ26]=&quot;&quot;;0;1);IF([$screen.BA26]=&quot;&quot;;0;1);IF([$screen.BB26]=&quot;&quot;;0;1);IF([$screen.BC26]=&quot;&quot;;0;1);IF([$screen.BD26]=&quot;&quot;;0;1)))" office:value-type="string" office:string-value="0" calcext:value-type="string">
            <text:p>0</text:p>
          </table:table-cell>
          <table:table-cell table:formula="of:=BIN2HEX(CONCATENATE(IF([$screen.BE26]=&quot;&quot;;0;1);IF([$screen.BF26]=&quot;&quot;;0;1);IF([$screen.BG26]=&quot;&quot;;0;1);IF([$screen.BH26]=&quot;&quot;;0;1);IF([$screen.BI26]=&quot;&quot;;0;1);IF([$screen.BJ26]=&quot;&quot;;0;1);IF([$screen.BK26]=&quot;&quot;;0;1);IF([$screen.BL26]=&quot;&quot;;0;1)))" office:value-type="string" office:string-value="0" calcext:value-type="string">
            <text:p>0</text:p>
          </table:table-cell>
          <table:table-cell table:formula="of:=BIN2HEX(CONCATENATE(IF([$screen.BM26]=&quot;&quot;;0;1);IF([$screen.BN26]=&quot;&quot;;0;1);IF([$screen.BO26]=&quot;&quot;;0;1);IF([$screen.BP26]=&quot;&quot;;0;1);IF([$screen.BQ26]=&quot;&quot;;0;1);IF([$screen.BR26]=&quot;&quot;;0;1);IF([$screen.BS26]=&quot;&quot;;0;1);IF([$screen.BT26]=&quot;&quot;;0;1)))" office:value-type="string" office:string-value="0" calcext:value-type="string">
            <text:p>0</text:p>
          </table:table-cell>
          <table:table-cell table:formula="of:=BIN2HEX(CONCATENATE(IF([$screen.BU26]=&quot;&quot;;0;1);IF([$screen.BV26]=&quot;&quot;;0;1);IF([$screen.BW26]=&quot;&quot;;0;1);IF([$screen.BX26]=&quot;&quot;;0;1);IF([$screen.BY26]=&quot;&quot;;0;1);IF([$screen.BZ26]=&quot;&quot;;0;1);IF([$screen.CA26]=&quot;&quot;;0;1);IF([$screen.CB26]=&quot;&quot;;0;1)))" office:value-type="string" office:string-value="0" calcext:value-type="string">
            <text:p>0</text:p>
          </table:table-cell>
          <table:table-cell table:formula="of:=BIN2HEX(CONCATENATE(IF([$screen.CC26]=&quot;&quot;;0;1);IF([$screen.CD26]=&quot;&quot;;0;1);IF([$screen.CE26]=&quot;&quot;;0;1);IF([$screen.CF26]=&quot;&quot;;0;1);IF([$screen.CG26]=&quot;&quot;;0;1);IF([$screen.CH26]=&quot;&quot;;0;1);IF([$screen.CI26]=&quot;&quot;;0;1);IF([$screen.CJ26]=&quot;&quot;;0;1)))" office:value-type="string" office:string-value="0" calcext:value-type="string">
            <text:p>0</text:p>
          </table:table-cell>
          <table:table-cell table:formula="of:=BIN2HEX(CONCATENATE(IF([$screen.CK26]=&quot;&quot;;0;1);IF([$screen.CL26]=&quot;&quot;;0;1);IF([$screen.CM26]=&quot;&quot;;0;1);IF([$screen.CN26]=&quot;&quot;;0;1);IF([$screen.CO26]=&quot;&quot;;0;1);IF([$screen.CP26]=&quot;&quot;;0;1);IF([$screen.CQ26]=&quot;&quot;;0;1);IF([$screen.CR26]=&quot;&quot;;0;1)))" office:value-type="string" office:string-value="0" calcext:value-type="string">
            <text:p>0</text:p>
          </table:table-cell>
          <table:table-cell table:formula="of:=BIN2HEX(CONCATENATE(IF([$screen.CS26]=&quot;&quot;;0;1);IF([$screen.CT26]=&quot;&quot;;0;1);IF([$screen.CU26]=&quot;&quot;;0;1);IF([$screen.CV26]=&quot;&quot;;0;1);IF([$screen.CW26]=&quot;&quot;;0;1);IF([$screen.CX26]=&quot;&quot;;0;1);IF([$screen.CY26]=&quot;&quot;;0;1);IF([$screen.CZ26]=&quot;&quot;;0;1)))" office:value-type="string" office:string-value="0" calcext:value-type="string">
            <text:p>0</text:p>
          </table:table-cell>
          <table:table-cell table:formula="of:=BIN2HEX(CONCATENATE(IF([$screen.DA26]=&quot;&quot;;0;1);IF([$screen.DB26]=&quot;&quot;;0;1);IF([$screen.DC26]=&quot;&quot;;0;1);IF([$screen.DD26]=&quot;&quot;;0;1);IF([$screen.DE26]=&quot;&quot;;0;1);IF([$screen.DF26]=&quot;&quot;;0;1);IF([$screen.DG26]=&quot;&quot;;0;1);IF([$screen.DH26]=&quot;&quot;;0;1)))" office:value-type="string" office:string-value="0" calcext:value-type="string">
            <text:p>0</text:p>
          </table:table-cell>
          <table:table-cell table:formula="of:=BIN2HEX(CONCATENATE(IF([$screen.DI26]=&quot;&quot;;0;1);IF([$screen.DJ26]=&quot;&quot;;0;1);IF([$screen.DK26]=&quot;&quot;;0;1);IF([$screen.DL26]=&quot;&quot;;0;1);IF([$screen.DM26]=&quot;&quot;;0;1);IF([$screen.DN26]=&quot;&quot;;0;1);IF([$screen.DO26]=&quot;&quot;;0;1);IF([$screen.DP26]=&quot;&quot;;0;1)))" office:value-type="string" office:string-value="0" calcext:value-type="string">
            <text:p>0</text:p>
          </table:table-cell>
          <table:table-cell table:formula="of:=BIN2HEX(CONCATENATE(IF([$screen.DQ26]=&quot;&quot;;0;1);IF([$screen.DR26]=&quot;&quot;;0;1);IF([$screen.DS26]=&quot;&quot;;0;1);IF([$screen.DT26]=&quot;&quot;;0;1);IF([$screen.DU26]=&quot;&quot;;0;1);IF([$screen.DV26]=&quot;&quot;;0;1);IF([$screen.DW26]=&quot;&quot;;0;1);IF([$screen.DX26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.A27]=&quot;&quot;;0;1);IF([$screen.B27]=&quot;&quot;;0;1);IF([$screen.C27]=&quot;&quot;;0;1);IF([$screen.D27]=&quot;&quot;;0;1);IF([$screen.E27]=&quot;&quot;;0;1);IF([$screen.F27]=&quot;&quot;;0;1);IF([$screen.G27]=&quot;&quot;;0;1);IF([$screen.H27]=&quot;&quot;;0;1)))" office:value-type="string" office:string-value="0" calcext:value-type="string">
            <text:p>0</text:p>
          </table:table-cell>
          <table:table-cell table:formula="of:=BIN2HEX(CONCATENATE(IF([$screen.I27]=&quot;&quot;;0;1);IF([$screen.J27]=&quot;&quot;;0;1);IF([$screen.K27]=&quot;&quot;;0;1);IF([$screen.L27]=&quot;&quot;;0;1);IF([$screen.M27]=&quot;&quot;;0;1);IF([$screen.N27]=&quot;&quot;;0;1);IF([$screen.O27]=&quot;&quot;;0;1);IF([$screen.P27]=&quot;&quot;;0;1)))" office:value-type="string" office:string-value="0" calcext:value-type="string">
            <text:p>0</text:p>
          </table:table-cell>
          <table:table-cell table:formula="of:=BIN2HEX(CONCATENATE(IF([$screen.Q27]=&quot;&quot;;0;1);IF([$screen.R27]=&quot;&quot;;0;1);IF([$screen.S27]=&quot;&quot;;0;1);IF([$screen.T27]=&quot;&quot;;0;1);IF([$screen.U27]=&quot;&quot;;0;1);IF([$screen.V27]=&quot;&quot;;0;1);IF([$screen.W27]=&quot;&quot;;0;1);IF([$screen.X27]=&quot;&quot;;0;1)))" office:value-type="string" office:string-value="0" calcext:value-type="string">
            <text:p>0</text:p>
          </table:table-cell>
          <table:table-cell table:formula="of:=BIN2HEX(CONCATENATE(IF([$screen.Y27]=&quot;&quot;;0;1);IF([$screen.Z27]=&quot;&quot;;0;1);IF([$screen.AA27]=&quot;&quot;;0;1);IF([$screen.AB27]=&quot;&quot;;0;1);IF([$screen.AC27]=&quot;&quot;;0;1);IF([$screen.AD27]=&quot;&quot;;0;1);IF([$screen.AE27]=&quot;&quot;;0;1);IF([$screen.AF27]=&quot;&quot;;0;1)))" office:value-type="string" office:string-value="0" calcext:value-type="string">
            <text:p>0</text:p>
          </table:table-cell>
          <table:table-cell table:formula="of:=BIN2HEX(CONCATENATE(IF([$screen.AG27]=&quot;&quot;;0;1);IF([$screen.AH27]=&quot;&quot;;0;1);IF([$screen.AI27]=&quot;&quot;;0;1);IF([$screen.AJ27]=&quot;&quot;;0;1);IF([$screen.AK27]=&quot;&quot;;0;1);IF([$screen.AL27]=&quot;&quot;;0;1);IF([$screen.AM27]=&quot;&quot;;0;1);IF([$screen.AN27]=&quot;&quot;;0;1)))" office:value-type="string" office:string-value="0" calcext:value-type="string">
            <text:p>0</text:p>
          </table:table-cell>
          <table:table-cell table:formula="of:=BIN2HEX(CONCATENATE(IF([$screen.AO27]=&quot;&quot;;0;1);IF([$screen.AP27]=&quot;&quot;;0;1);IF([$screen.AQ27]=&quot;&quot;;0;1);IF([$screen.AR27]=&quot;&quot;;0;1);IF([$screen.AS27]=&quot;&quot;;0;1);IF([$screen.AT27]=&quot;&quot;;0;1);IF([$screen.AU27]=&quot;&quot;;0;1);IF([$screen.AV27]=&quot;&quot;;0;1)))" office:value-type="string" office:string-value="0" calcext:value-type="string">
            <text:p>0</text:p>
          </table:table-cell>
          <table:table-cell table:formula="of:=BIN2HEX(CONCATENATE(IF([$screen.AW27]=&quot;&quot;;0;1);IF([$screen.AX27]=&quot;&quot;;0;1);IF([$screen.AY27]=&quot;&quot;;0;1);IF([$screen.AZ27]=&quot;&quot;;0;1);IF([$screen.BA27]=&quot;&quot;;0;1);IF([$screen.BB27]=&quot;&quot;;0;1);IF([$screen.BC27]=&quot;&quot;;0;1);IF([$screen.BD27]=&quot;&quot;;0;1)))" office:value-type="string" office:string-value="0" calcext:value-type="string">
            <text:p>0</text:p>
          </table:table-cell>
          <table:table-cell table:formula="of:=BIN2HEX(CONCATENATE(IF([$screen.BE27]=&quot;&quot;;0;1);IF([$screen.BF27]=&quot;&quot;;0;1);IF([$screen.BG27]=&quot;&quot;;0;1);IF([$screen.BH27]=&quot;&quot;;0;1);IF([$screen.BI27]=&quot;&quot;;0;1);IF([$screen.BJ27]=&quot;&quot;;0;1);IF([$screen.BK27]=&quot;&quot;;0;1);IF([$screen.BL27]=&quot;&quot;;0;1)))" office:value-type="string" office:string-value="0" calcext:value-type="string">
            <text:p>0</text:p>
          </table:table-cell>
          <table:table-cell table:formula="of:=BIN2HEX(CONCATENATE(IF([$screen.BM27]=&quot;&quot;;0;1);IF([$screen.BN27]=&quot;&quot;;0;1);IF([$screen.BO27]=&quot;&quot;;0;1);IF([$screen.BP27]=&quot;&quot;;0;1);IF([$screen.BQ27]=&quot;&quot;;0;1);IF([$screen.BR27]=&quot;&quot;;0;1);IF([$screen.BS27]=&quot;&quot;;0;1);IF([$screen.BT27]=&quot;&quot;;0;1)))" office:value-type="string" office:string-value="0" calcext:value-type="string">
            <text:p>0</text:p>
          </table:table-cell>
          <table:table-cell table:formula="of:=BIN2HEX(CONCATENATE(IF([$screen.BU27]=&quot;&quot;;0;1);IF([$screen.BV27]=&quot;&quot;;0;1);IF([$screen.BW27]=&quot;&quot;;0;1);IF([$screen.BX27]=&quot;&quot;;0;1);IF([$screen.BY27]=&quot;&quot;;0;1);IF([$screen.BZ27]=&quot;&quot;;0;1);IF([$screen.CA27]=&quot;&quot;;0;1);IF([$screen.CB27]=&quot;&quot;;0;1)))" office:value-type="string" office:string-value="0" calcext:value-type="string">
            <text:p>0</text:p>
          </table:table-cell>
          <table:table-cell table:formula="of:=BIN2HEX(CONCATENATE(IF([$screen.CC27]=&quot;&quot;;0;1);IF([$screen.CD27]=&quot;&quot;;0;1);IF([$screen.CE27]=&quot;&quot;;0;1);IF([$screen.CF27]=&quot;&quot;;0;1);IF([$screen.CG27]=&quot;&quot;;0;1);IF([$screen.CH27]=&quot;&quot;;0;1);IF([$screen.CI27]=&quot;&quot;;0;1);IF([$screen.CJ27]=&quot;&quot;;0;1)))" office:value-type="string" office:string-value="0" calcext:value-type="string">
            <text:p>0</text:p>
          </table:table-cell>
          <table:table-cell table:formula="of:=BIN2HEX(CONCATENATE(IF([$screen.CK27]=&quot;&quot;;0;1);IF([$screen.CL27]=&quot;&quot;;0;1);IF([$screen.CM27]=&quot;&quot;;0;1);IF([$screen.CN27]=&quot;&quot;;0;1);IF([$screen.CO27]=&quot;&quot;;0;1);IF([$screen.CP27]=&quot;&quot;;0;1);IF([$screen.CQ27]=&quot;&quot;;0;1);IF([$screen.CR27]=&quot;&quot;;0;1)))" office:value-type="string" office:string-value="0" calcext:value-type="string">
            <text:p>0</text:p>
          </table:table-cell>
          <table:table-cell table:formula="of:=BIN2HEX(CONCATENATE(IF([$screen.CS27]=&quot;&quot;;0;1);IF([$screen.CT27]=&quot;&quot;;0;1);IF([$screen.CU27]=&quot;&quot;;0;1);IF([$screen.CV27]=&quot;&quot;;0;1);IF([$screen.CW27]=&quot;&quot;;0;1);IF([$screen.CX27]=&quot;&quot;;0;1);IF([$screen.CY27]=&quot;&quot;;0;1);IF([$screen.CZ27]=&quot;&quot;;0;1)))" office:value-type="string" office:string-value="0" calcext:value-type="string">
            <text:p>0</text:p>
          </table:table-cell>
          <table:table-cell table:formula="of:=BIN2HEX(CONCATENATE(IF([$screen.DA27]=&quot;&quot;;0;1);IF([$screen.DB27]=&quot;&quot;;0;1);IF([$screen.DC27]=&quot;&quot;;0;1);IF([$screen.DD27]=&quot;&quot;;0;1);IF([$screen.DE27]=&quot;&quot;;0;1);IF([$screen.DF27]=&quot;&quot;;0;1);IF([$screen.DG27]=&quot;&quot;;0;1);IF([$screen.DH27]=&quot;&quot;;0;1)))" office:value-type="string" office:string-value="0" calcext:value-type="string">
            <text:p>0</text:p>
          </table:table-cell>
          <table:table-cell table:formula="of:=BIN2HEX(CONCATENATE(IF([$screen.DI27]=&quot;&quot;;0;1);IF([$screen.DJ27]=&quot;&quot;;0;1);IF([$screen.DK27]=&quot;&quot;;0;1);IF([$screen.DL27]=&quot;&quot;;0;1);IF([$screen.DM27]=&quot;&quot;;0;1);IF([$screen.DN27]=&quot;&quot;;0;1);IF([$screen.DO27]=&quot;&quot;;0;1);IF([$screen.DP27]=&quot;&quot;;0;1)))" office:value-type="string" office:string-value="0" calcext:value-type="string">
            <text:p>0</text:p>
          </table:table-cell>
          <table:table-cell table:formula="of:=BIN2HEX(CONCATENATE(IF([$screen.DQ27]=&quot;&quot;;0;1);IF([$screen.DR27]=&quot;&quot;;0;1);IF([$screen.DS27]=&quot;&quot;;0;1);IF([$screen.DT27]=&quot;&quot;;0;1);IF([$screen.DU27]=&quot;&quot;;0;1);IF([$screen.DV27]=&quot;&quot;;0;1);IF([$screen.DW27]=&quot;&quot;;0;1);IF([$screen.DX27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.A28]=&quot;&quot;;0;1);IF([$screen.B28]=&quot;&quot;;0;1);IF([$screen.C28]=&quot;&quot;;0;1);IF([$screen.D28]=&quot;&quot;;0;1);IF([$screen.E28]=&quot;&quot;;0;1);IF([$screen.F28]=&quot;&quot;;0;1);IF([$screen.G28]=&quot;&quot;;0;1);IF([$screen.H28]=&quot;&quot;;0;1)))" office:value-type="string" office:string-value="0" calcext:value-type="string">
            <text:p>0</text:p>
          </table:table-cell>
          <table:table-cell table:formula="of:=BIN2HEX(CONCATENATE(IF([$screen.I28]=&quot;&quot;;0;1);IF([$screen.J28]=&quot;&quot;;0;1);IF([$screen.K28]=&quot;&quot;;0;1);IF([$screen.L28]=&quot;&quot;;0;1);IF([$screen.M28]=&quot;&quot;;0;1);IF([$screen.N28]=&quot;&quot;;0;1);IF([$screen.O28]=&quot;&quot;;0;1);IF([$screen.P28]=&quot;&quot;;0;1)))" office:value-type="string" office:string-value="0" calcext:value-type="string">
            <text:p>0</text:p>
          </table:table-cell>
          <table:table-cell table:formula="of:=BIN2HEX(CONCATENATE(IF([$screen.Q28]=&quot;&quot;;0;1);IF([$screen.R28]=&quot;&quot;;0;1);IF([$screen.S28]=&quot;&quot;;0;1);IF([$screen.T28]=&quot;&quot;;0;1);IF([$screen.U28]=&quot;&quot;;0;1);IF([$screen.V28]=&quot;&quot;;0;1);IF([$screen.W28]=&quot;&quot;;0;1);IF([$screen.X28]=&quot;&quot;;0;1)))" office:value-type="string" office:string-value="0" calcext:value-type="string">
            <text:p>0</text:p>
          </table:table-cell>
          <table:table-cell table:formula="of:=BIN2HEX(CONCATENATE(IF([$screen.Y28]=&quot;&quot;;0;1);IF([$screen.Z28]=&quot;&quot;;0;1);IF([$screen.AA28]=&quot;&quot;;0;1);IF([$screen.AB28]=&quot;&quot;;0;1);IF([$screen.AC28]=&quot;&quot;;0;1);IF([$screen.AD28]=&quot;&quot;;0;1);IF([$screen.AE28]=&quot;&quot;;0;1);IF([$screen.AF28]=&quot;&quot;;0;1)))" office:value-type="string" office:string-value="0" calcext:value-type="string">
            <text:p>0</text:p>
          </table:table-cell>
          <table:table-cell table:formula="of:=BIN2HEX(CONCATENATE(IF([$screen.AG28]=&quot;&quot;;0;1);IF([$screen.AH28]=&quot;&quot;;0;1);IF([$screen.AI28]=&quot;&quot;;0;1);IF([$screen.AJ28]=&quot;&quot;;0;1);IF([$screen.AK28]=&quot;&quot;;0;1);IF([$screen.AL28]=&quot;&quot;;0;1);IF([$screen.AM28]=&quot;&quot;;0;1);IF([$screen.AN28]=&quot;&quot;;0;1)))" office:value-type="string" office:string-value="0" calcext:value-type="string">
            <text:p>0</text:p>
          </table:table-cell>
          <table:table-cell table:formula="of:=BIN2HEX(CONCATENATE(IF([$screen.AO28]=&quot;&quot;;0;1);IF([$screen.AP28]=&quot;&quot;;0;1);IF([$screen.AQ28]=&quot;&quot;;0;1);IF([$screen.AR28]=&quot;&quot;;0;1);IF([$screen.AS28]=&quot;&quot;;0;1);IF([$screen.AT28]=&quot;&quot;;0;1);IF([$screen.AU28]=&quot;&quot;;0;1);IF([$screen.AV28]=&quot;&quot;;0;1)))" office:value-type="string" office:string-value="0" calcext:value-type="string">
            <text:p>0</text:p>
          </table:table-cell>
          <table:table-cell table:formula="of:=BIN2HEX(CONCATENATE(IF([$screen.AW28]=&quot;&quot;;0;1);IF([$screen.AX28]=&quot;&quot;;0;1);IF([$screen.AY28]=&quot;&quot;;0;1);IF([$screen.AZ28]=&quot;&quot;;0;1);IF([$screen.BA28]=&quot;&quot;;0;1);IF([$screen.BB28]=&quot;&quot;;0;1);IF([$screen.BC28]=&quot;&quot;;0;1);IF([$screen.BD28]=&quot;&quot;;0;1)))" office:value-type="string" office:string-value="0" calcext:value-type="string">
            <text:p>0</text:p>
          </table:table-cell>
          <table:table-cell table:formula="of:=BIN2HEX(CONCATENATE(IF([$screen.BE28]=&quot;&quot;;0;1);IF([$screen.BF28]=&quot;&quot;;0;1);IF([$screen.BG28]=&quot;&quot;;0;1);IF([$screen.BH28]=&quot;&quot;;0;1);IF([$screen.BI28]=&quot;&quot;;0;1);IF([$screen.BJ28]=&quot;&quot;;0;1);IF([$screen.BK28]=&quot;&quot;;0;1);IF([$screen.BL28]=&quot;&quot;;0;1)))" office:value-type="string" office:string-value="0" calcext:value-type="string">
            <text:p>0</text:p>
          </table:table-cell>
          <table:table-cell table:formula="of:=BIN2HEX(CONCATENATE(IF([$screen.BM28]=&quot;&quot;;0;1);IF([$screen.BN28]=&quot;&quot;;0;1);IF([$screen.BO28]=&quot;&quot;;0;1);IF([$screen.BP28]=&quot;&quot;;0;1);IF([$screen.BQ28]=&quot;&quot;;0;1);IF([$screen.BR28]=&quot;&quot;;0;1);IF([$screen.BS28]=&quot;&quot;;0;1);IF([$screen.BT28]=&quot;&quot;;0;1)))" office:value-type="string" office:string-value="0" calcext:value-type="string">
            <text:p>0</text:p>
          </table:table-cell>
          <table:table-cell table:formula="of:=BIN2HEX(CONCATENATE(IF([$screen.BU28]=&quot;&quot;;0;1);IF([$screen.BV28]=&quot;&quot;;0;1);IF([$screen.BW28]=&quot;&quot;;0;1);IF([$screen.BX28]=&quot;&quot;;0;1);IF([$screen.BY28]=&quot;&quot;;0;1);IF([$screen.BZ28]=&quot;&quot;;0;1);IF([$screen.CA28]=&quot;&quot;;0;1);IF([$screen.CB28]=&quot;&quot;;0;1)))" office:value-type="string" office:string-value="0" calcext:value-type="string">
            <text:p>0</text:p>
          </table:table-cell>
          <table:table-cell table:formula="of:=BIN2HEX(CONCATENATE(IF([$screen.CC28]=&quot;&quot;;0;1);IF([$screen.CD28]=&quot;&quot;;0;1);IF([$screen.CE28]=&quot;&quot;;0;1);IF([$screen.CF28]=&quot;&quot;;0;1);IF([$screen.CG28]=&quot;&quot;;0;1);IF([$screen.CH28]=&quot;&quot;;0;1);IF([$screen.CI28]=&quot;&quot;;0;1);IF([$screen.CJ28]=&quot;&quot;;0;1)))" office:value-type="string" office:string-value="0" calcext:value-type="string">
            <text:p>0</text:p>
          </table:table-cell>
          <table:table-cell table:formula="of:=BIN2HEX(CONCATENATE(IF([$screen.CK28]=&quot;&quot;;0;1);IF([$screen.CL28]=&quot;&quot;;0;1);IF([$screen.CM28]=&quot;&quot;;0;1);IF([$screen.CN28]=&quot;&quot;;0;1);IF([$screen.CO28]=&quot;&quot;;0;1);IF([$screen.CP28]=&quot;&quot;;0;1);IF([$screen.CQ28]=&quot;&quot;;0;1);IF([$screen.CR28]=&quot;&quot;;0;1)))" office:value-type="string" office:string-value="0" calcext:value-type="string">
            <text:p>0</text:p>
          </table:table-cell>
          <table:table-cell table:formula="of:=BIN2HEX(CONCATENATE(IF([$screen.CS28]=&quot;&quot;;0;1);IF([$screen.CT28]=&quot;&quot;;0;1);IF([$screen.CU28]=&quot;&quot;;0;1);IF([$screen.CV28]=&quot;&quot;;0;1);IF([$screen.CW28]=&quot;&quot;;0;1);IF([$screen.CX28]=&quot;&quot;;0;1);IF([$screen.CY28]=&quot;&quot;;0;1);IF([$screen.CZ28]=&quot;&quot;;0;1)))" office:value-type="string" office:string-value="0" calcext:value-type="string">
            <text:p>0</text:p>
          </table:table-cell>
          <table:table-cell table:formula="of:=BIN2HEX(CONCATENATE(IF([$screen.DA28]=&quot;&quot;;0;1);IF([$screen.DB28]=&quot;&quot;;0;1);IF([$screen.DC28]=&quot;&quot;;0;1);IF([$screen.DD28]=&quot;&quot;;0;1);IF([$screen.DE28]=&quot;&quot;;0;1);IF([$screen.DF28]=&quot;&quot;;0;1);IF([$screen.DG28]=&quot;&quot;;0;1);IF([$screen.DH28]=&quot;&quot;;0;1)))" office:value-type="string" office:string-value="0" calcext:value-type="string">
            <text:p>0</text:p>
          </table:table-cell>
          <table:table-cell table:formula="of:=BIN2HEX(CONCATENATE(IF([$screen.DI28]=&quot;&quot;;0;1);IF([$screen.DJ28]=&quot;&quot;;0;1);IF([$screen.DK28]=&quot;&quot;;0;1);IF([$screen.DL28]=&quot;&quot;;0;1);IF([$screen.DM28]=&quot;&quot;;0;1);IF([$screen.DN28]=&quot;&quot;;0;1);IF([$screen.DO28]=&quot;&quot;;0;1);IF([$screen.DP28]=&quot;&quot;;0;1)))" office:value-type="string" office:string-value="0" calcext:value-type="string">
            <text:p>0</text:p>
          </table:table-cell>
          <table:table-cell table:formula="of:=BIN2HEX(CONCATENATE(IF([$screen.DQ28]=&quot;&quot;;0;1);IF([$screen.DR28]=&quot;&quot;;0;1);IF([$screen.DS28]=&quot;&quot;;0;1);IF([$screen.DT28]=&quot;&quot;;0;1);IF([$screen.DU28]=&quot;&quot;;0;1);IF([$screen.DV28]=&quot;&quot;;0;1);IF([$screen.DW28]=&quot;&quot;;0;1);IF([$screen.DX28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.A29]=&quot;&quot;;0;1);IF([$screen.B29]=&quot;&quot;;0;1);IF([$screen.C29]=&quot;&quot;;0;1);IF([$screen.D29]=&quot;&quot;;0;1);IF([$screen.E29]=&quot;&quot;;0;1);IF([$screen.F29]=&quot;&quot;;0;1);IF([$screen.G29]=&quot;&quot;;0;1);IF([$screen.H29]=&quot;&quot;;0;1)))" office:value-type="string" office:string-value="0" calcext:value-type="string">
            <text:p>0</text:p>
          </table:table-cell>
          <table:table-cell table:formula="of:=BIN2HEX(CONCATENATE(IF([$screen.I29]=&quot;&quot;;0;1);IF([$screen.J29]=&quot;&quot;;0;1);IF([$screen.K29]=&quot;&quot;;0;1);IF([$screen.L29]=&quot;&quot;;0;1);IF([$screen.M29]=&quot;&quot;;0;1);IF([$screen.N29]=&quot;&quot;;0;1);IF([$screen.O29]=&quot;&quot;;0;1);IF([$screen.P29]=&quot;&quot;;0;1)))" office:value-type="string" office:string-value="0" calcext:value-type="string">
            <text:p>0</text:p>
          </table:table-cell>
          <table:table-cell table:formula="of:=BIN2HEX(CONCATENATE(IF([$screen.Q29]=&quot;&quot;;0;1);IF([$screen.R29]=&quot;&quot;;0;1);IF([$screen.S29]=&quot;&quot;;0;1);IF([$screen.T29]=&quot;&quot;;0;1);IF([$screen.U29]=&quot;&quot;;0;1);IF([$screen.V29]=&quot;&quot;;0;1);IF([$screen.W29]=&quot;&quot;;0;1);IF([$screen.X29]=&quot;&quot;;0;1)))" office:value-type="string" office:string-value="0" calcext:value-type="string">
            <text:p>0</text:p>
          </table:table-cell>
          <table:table-cell table:formula="of:=BIN2HEX(CONCATENATE(IF([$screen.Y29]=&quot;&quot;;0;1);IF([$screen.Z29]=&quot;&quot;;0;1);IF([$screen.AA29]=&quot;&quot;;0;1);IF([$screen.AB29]=&quot;&quot;;0;1);IF([$screen.AC29]=&quot;&quot;;0;1);IF([$screen.AD29]=&quot;&quot;;0;1);IF([$screen.AE29]=&quot;&quot;;0;1);IF([$screen.AF29]=&quot;&quot;;0;1)))" office:value-type="string" office:string-value="0" calcext:value-type="string">
            <text:p>0</text:p>
          </table:table-cell>
          <table:table-cell table:formula="of:=BIN2HEX(CONCATENATE(IF([$screen.AG29]=&quot;&quot;;0;1);IF([$screen.AH29]=&quot;&quot;;0;1);IF([$screen.AI29]=&quot;&quot;;0;1);IF([$screen.AJ29]=&quot;&quot;;0;1);IF([$screen.AK29]=&quot;&quot;;0;1);IF([$screen.AL29]=&quot;&quot;;0;1);IF([$screen.AM29]=&quot;&quot;;0;1);IF([$screen.AN29]=&quot;&quot;;0;1)))" office:value-type="string" office:string-value="0" calcext:value-type="string">
            <text:p>0</text:p>
          </table:table-cell>
          <table:table-cell table:formula="of:=BIN2HEX(CONCATENATE(IF([$screen.AO29]=&quot;&quot;;0;1);IF([$screen.AP29]=&quot;&quot;;0;1);IF([$screen.AQ29]=&quot;&quot;;0;1);IF([$screen.AR29]=&quot;&quot;;0;1);IF([$screen.AS29]=&quot;&quot;;0;1);IF([$screen.AT29]=&quot;&quot;;0;1);IF([$screen.AU29]=&quot;&quot;;0;1);IF([$screen.AV29]=&quot;&quot;;0;1)))" office:value-type="string" office:string-value="0" calcext:value-type="string">
            <text:p>0</text:p>
          </table:table-cell>
          <table:table-cell table:formula="of:=BIN2HEX(CONCATENATE(IF([$screen.AW29]=&quot;&quot;;0;1);IF([$screen.AX29]=&quot;&quot;;0;1);IF([$screen.AY29]=&quot;&quot;;0;1);IF([$screen.AZ29]=&quot;&quot;;0;1);IF([$screen.BA29]=&quot;&quot;;0;1);IF([$screen.BB29]=&quot;&quot;;0;1);IF([$screen.BC29]=&quot;&quot;;0;1);IF([$screen.BD29]=&quot;&quot;;0;1)))" office:value-type="string" office:string-value="0" calcext:value-type="string">
            <text:p>0</text:p>
          </table:table-cell>
          <table:table-cell table:formula="of:=BIN2HEX(CONCATENATE(IF([$screen.BE29]=&quot;&quot;;0;1);IF([$screen.BF29]=&quot;&quot;;0;1);IF([$screen.BG29]=&quot;&quot;;0;1);IF([$screen.BH29]=&quot;&quot;;0;1);IF([$screen.BI29]=&quot;&quot;;0;1);IF([$screen.BJ29]=&quot;&quot;;0;1);IF([$screen.BK29]=&quot;&quot;;0;1);IF([$screen.BL29]=&quot;&quot;;0;1)))" office:value-type="string" office:string-value="0" calcext:value-type="string">
            <text:p>0</text:p>
          </table:table-cell>
          <table:table-cell table:formula="of:=BIN2HEX(CONCATENATE(IF([$screen.BM29]=&quot;&quot;;0;1);IF([$screen.BN29]=&quot;&quot;;0;1);IF([$screen.BO29]=&quot;&quot;;0;1);IF([$screen.BP29]=&quot;&quot;;0;1);IF([$screen.BQ29]=&quot;&quot;;0;1);IF([$screen.BR29]=&quot;&quot;;0;1);IF([$screen.BS29]=&quot;&quot;;0;1);IF([$screen.BT29]=&quot;&quot;;0;1)))" office:value-type="string" office:string-value="0" calcext:value-type="string">
            <text:p>0</text:p>
          </table:table-cell>
          <table:table-cell table:formula="of:=BIN2HEX(CONCATENATE(IF([$screen.BU29]=&quot;&quot;;0;1);IF([$screen.BV29]=&quot;&quot;;0;1);IF([$screen.BW29]=&quot;&quot;;0;1);IF([$screen.BX29]=&quot;&quot;;0;1);IF([$screen.BY29]=&quot;&quot;;0;1);IF([$screen.BZ29]=&quot;&quot;;0;1);IF([$screen.CA29]=&quot;&quot;;0;1);IF([$screen.CB29]=&quot;&quot;;0;1)))" office:value-type="string" office:string-value="0" calcext:value-type="string">
            <text:p>0</text:p>
          </table:table-cell>
          <table:table-cell table:formula="of:=BIN2HEX(CONCATENATE(IF([$screen.CC29]=&quot;&quot;;0;1);IF([$screen.CD29]=&quot;&quot;;0;1);IF([$screen.CE29]=&quot;&quot;;0;1);IF([$screen.CF29]=&quot;&quot;;0;1);IF([$screen.CG29]=&quot;&quot;;0;1);IF([$screen.CH29]=&quot;&quot;;0;1);IF([$screen.CI29]=&quot;&quot;;0;1);IF([$screen.CJ29]=&quot;&quot;;0;1)))" office:value-type="string" office:string-value="0" calcext:value-type="string">
            <text:p>0</text:p>
          </table:table-cell>
          <table:table-cell table:formula="of:=BIN2HEX(CONCATENATE(IF([$screen.CK29]=&quot;&quot;;0;1);IF([$screen.CL29]=&quot;&quot;;0;1);IF([$screen.CM29]=&quot;&quot;;0;1);IF([$screen.CN29]=&quot;&quot;;0;1);IF([$screen.CO29]=&quot;&quot;;0;1);IF([$screen.CP29]=&quot;&quot;;0;1);IF([$screen.CQ29]=&quot;&quot;;0;1);IF([$screen.CR29]=&quot;&quot;;0;1)))" office:value-type="string" office:string-value="0" calcext:value-type="string">
            <text:p>0</text:p>
          </table:table-cell>
          <table:table-cell table:formula="of:=BIN2HEX(CONCATENATE(IF([$screen.CS29]=&quot;&quot;;0;1);IF([$screen.CT29]=&quot;&quot;;0;1);IF([$screen.CU29]=&quot;&quot;;0;1);IF([$screen.CV29]=&quot;&quot;;0;1);IF([$screen.CW29]=&quot;&quot;;0;1);IF([$screen.CX29]=&quot;&quot;;0;1);IF([$screen.CY29]=&quot;&quot;;0;1);IF([$screen.CZ29]=&quot;&quot;;0;1)))" office:value-type="string" office:string-value="0" calcext:value-type="string">
            <text:p>0</text:p>
          </table:table-cell>
          <table:table-cell table:formula="of:=BIN2HEX(CONCATENATE(IF([$screen.DA29]=&quot;&quot;;0;1);IF([$screen.DB29]=&quot;&quot;;0;1);IF([$screen.DC29]=&quot;&quot;;0;1);IF([$screen.DD29]=&quot;&quot;;0;1);IF([$screen.DE29]=&quot;&quot;;0;1);IF([$screen.DF29]=&quot;&quot;;0;1);IF([$screen.DG29]=&quot;&quot;;0;1);IF([$screen.DH29]=&quot;&quot;;0;1)))" office:value-type="string" office:string-value="0" calcext:value-type="string">
            <text:p>0</text:p>
          </table:table-cell>
          <table:table-cell table:formula="of:=BIN2HEX(CONCATENATE(IF([$screen.DI29]=&quot;&quot;;0;1);IF([$screen.DJ29]=&quot;&quot;;0;1);IF([$screen.DK29]=&quot;&quot;;0;1);IF([$screen.DL29]=&quot;&quot;;0;1);IF([$screen.DM29]=&quot;&quot;;0;1);IF([$screen.DN29]=&quot;&quot;;0;1);IF([$screen.DO29]=&quot;&quot;;0;1);IF([$screen.DP29]=&quot;&quot;;0;1)))" office:value-type="string" office:string-value="0" calcext:value-type="string">
            <text:p>0</text:p>
          </table:table-cell>
          <table:table-cell table:formula="of:=BIN2HEX(CONCATENATE(IF([$screen.DQ29]=&quot;&quot;;0;1);IF([$screen.DR29]=&quot;&quot;;0;1);IF([$screen.DS29]=&quot;&quot;;0;1);IF([$screen.DT29]=&quot;&quot;;0;1);IF([$screen.DU29]=&quot;&quot;;0;1);IF([$screen.DV29]=&quot;&quot;;0;1);IF([$screen.DW29]=&quot;&quot;;0;1);IF([$screen.DX29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.A30]=&quot;&quot;;0;1);IF([$screen.B30]=&quot;&quot;;0;1);IF([$screen.C30]=&quot;&quot;;0;1);IF([$screen.D30]=&quot;&quot;;0;1);IF([$screen.E30]=&quot;&quot;;0;1);IF([$screen.F30]=&quot;&quot;;0;1);IF([$screen.G30]=&quot;&quot;;0;1);IF([$screen.H30]=&quot;&quot;;0;1)))" office:value-type="string" office:string-value="0" calcext:value-type="string">
            <text:p>0</text:p>
          </table:table-cell>
          <table:table-cell table:formula="of:=BIN2HEX(CONCATENATE(IF([$screen.I30]=&quot;&quot;;0;1);IF([$screen.J30]=&quot;&quot;;0;1);IF([$screen.K30]=&quot;&quot;;0;1);IF([$screen.L30]=&quot;&quot;;0;1);IF([$screen.M30]=&quot;&quot;;0;1);IF([$screen.N30]=&quot;&quot;;0;1);IF([$screen.O30]=&quot;&quot;;0;1);IF([$screen.P30]=&quot;&quot;;0;1)))" office:value-type="string" office:string-value="0" calcext:value-type="string">
            <text:p>0</text:p>
          </table:table-cell>
          <table:table-cell table:formula="of:=BIN2HEX(CONCATENATE(IF([$screen.Q30]=&quot;&quot;;0;1);IF([$screen.R30]=&quot;&quot;;0;1);IF([$screen.S30]=&quot;&quot;;0;1);IF([$screen.T30]=&quot;&quot;;0;1);IF([$screen.U30]=&quot;&quot;;0;1);IF([$screen.V30]=&quot;&quot;;0;1);IF([$screen.W30]=&quot;&quot;;0;1);IF([$screen.X30]=&quot;&quot;;0;1)))" office:value-type="string" office:string-value="0" calcext:value-type="string">
            <text:p>0</text:p>
          </table:table-cell>
          <table:table-cell table:formula="of:=BIN2HEX(CONCATENATE(IF([$screen.Y30]=&quot;&quot;;0;1);IF([$screen.Z30]=&quot;&quot;;0;1);IF([$screen.AA30]=&quot;&quot;;0;1);IF([$screen.AB30]=&quot;&quot;;0;1);IF([$screen.AC30]=&quot;&quot;;0;1);IF([$screen.AD30]=&quot;&quot;;0;1);IF([$screen.AE30]=&quot;&quot;;0;1);IF([$screen.AF30]=&quot;&quot;;0;1)))" office:value-type="string" office:string-value="0" calcext:value-type="string">
            <text:p>0</text:p>
          </table:table-cell>
          <table:table-cell table:formula="of:=BIN2HEX(CONCATENATE(IF([$screen.AG30]=&quot;&quot;;0;1);IF([$screen.AH30]=&quot;&quot;;0;1);IF([$screen.AI30]=&quot;&quot;;0;1);IF([$screen.AJ30]=&quot;&quot;;0;1);IF([$screen.AK30]=&quot;&quot;;0;1);IF([$screen.AL30]=&quot;&quot;;0;1);IF([$screen.AM30]=&quot;&quot;;0;1);IF([$screen.AN30]=&quot;&quot;;0;1)))" office:value-type="string" office:string-value="0" calcext:value-type="string">
            <text:p>0</text:p>
          </table:table-cell>
          <table:table-cell table:formula="of:=BIN2HEX(CONCATENATE(IF([$screen.AO30]=&quot;&quot;;0;1);IF([$screen.AP30]=&quot;&quot;;0;1);IF([$screen.AQ30]=&quot;&quot;;0;1);IF([$screen.AR30]=&quot;&quot;;0;1);IF([$screen.AS30]=&quot;&quot;;0;1);IF([$screen.AT30]=&quot;&quot;;0;1);IF([$screen.AU30]=&quot;&quot;;0;1);IF([$screen.AV30]=&quot;&quot;;0;1)))" office:value-type="string" office:string-value="0" calcext:value-type="string">
            <text:p>0</text:p>
          </table:table-cell>
          <table:table-cell table:formula="of:=BIN2HEX(CONCATENATE(IF([$screen.AW30]=&quot;&quot;;0;1);IF([$screen.AX30]=&quot;&quot;;0;1);IF([$screen.AY30]=&quot;&quot;;0;1);IF([$screen.AZ30]=&quot;&quot;;0;1);IF([$screen.BA30]=&quot;&quot;;0;1);IF([$screen.BB30]=&quot;&quot;;0;1);IF([$screen.BC30]=&quot;&quot;;0;1);IF([$screen.BD30]=&quot;&quot;;0;1)))" office:value-type="string" office:string-value="0" calcext:value-type="string">
            <text:p>0</text:p>
          </table:table-cell>
          <table:table-cell table:formula="of:=BIN2HEX(CONCATENATE(IF([$screen.BE30]=&quot;&quot;;0;1);IF([$screen.BF30]=&quot;&quot;;0;1);IF([$screen.BG30]=&quot;&quot;;0;1);IF([$screen.BH30]=&quot;&quot;;0;1);IF([$screen.BI30]=&quot;&quot;;0;1);IF([$screen.BJ30]=&quot;&quot;;0;1);IF([$screen.BK30]=&quot;&quot;;0;1);IF([$screen.BL30]=&quot;&quot;;0;1)))" office:value-type="string" office:string-value="0" calcext:value-type="string">
            <text:p>0</text:p>
          </table:table-cell>
          <table:table-cell table:formula="of:=BIN2HEX(CONCATENATE(IF([$screen.BM30]=&quot;&quot;;0;1);IF([$screen.BN30]=&quot;&quot;;0;1);IF([$screen.BO30]=&quot;&quot;;0;1);IF([$screen.BP30]=&quot;&quot;;0;1);IF([$screen.BQ30]=&quot;&quot;;0;1);IF([$screen.BR30]=&quot;&quot;;0;1);IF([$screen.BS30]=&quot;&quot;;0;1);IF([$screen.BT30]=&quot;&quot;;0;1)))" office:value-type="string" office:string-value="0" calcext:value-type="string">
            <text:p>0</text:p>
          </table:table-cell>
          <table:table-cell table:formula="of:=BIN2HEX(CONCATENATE(IF([$screen.BU30]=&quot;&quot;;0;1);IF([$screen.BV30]=&quot;&quot;;0;1);IF([$screen.BW30]=&quot;&quot;;0;1);IF([$screen.BX30]=&quot;&quot;;0;1);IF([$screen.BY30]=&quot;&quot;;0;1);IF([$screen.BZ30]=&quot;&quot;;0;1);IF([$screen.CA30]=&quot;&quot;;0;1);IF([$screen.CB30]=&quot;&quot;;0;1)))" office:value-type="string" office:string-value="0" calcext:value-type="string">
            <text:p>0</text:p>
          </table:table-cell>
          <table:table-cell table:formula="of:=BIN2HEX(CONCATENATE(IF([$screen.CC30]=&quot;&quot;;0;1);IF([$screen.CD30]=&quot;&quot;;0;1);IF([$screen.CE30]=&quot;&quot;;0;1);IF([$screen.CF30]=&quot;&quot;;0;1);IF([$screen.CG30]=&quot;&quot;;0;1);IF([$screen.CH30]=&quot;&quot;;0;1);IF([$screen.CI30]=&quot;&quot;;0;1);IF([$screen.CJ30]=&quot;&quot;;0;1)))" office:value-type="string" office:string-value="0" calcext:value-type="string">
            <text:p>0</text:p>
          </table:table-cell>
          <table:table-cell table:formula="of:=BIN2HEX(CONCATENATE(IF([$screen.CK30]=&quot;&quot;;0;1);IF([$screen.CL30]=&quot;&quot;;0;1);IF([$screen.CM30]=&quot;&quot;;0;1);IF([$screen.CN30]=&quot;&quot;;0;1);IF([$screen.CO30]=&quot;&quot;;0;1);IF([$screen.CP30]=&quot;&quot;;0;1);IF([$screen.CQ30]=&quot;&quot;;0;1);IF([$screen.CR30]=&quot;&quot;;0;1)))" office:value-type="string" office:string-value="0" calcext:value-type="string">
            <text:p>0</text:p>
          </table:table-cell>
          <table:table-cell table:formula="of:=BIN2HEX(CONCATENATE(IF([$screen.CS30]=&quot;&quot;;0;1);IF([$screen.CT30]=&quot;&quot;;0;1);IF([$screen.CU30]=&quot;&quot;;0;1);IF([$screen.CV30]=&quot;&quot;;0;1);IF([$screen.CW30]=&quot;&quot;;0;1);IF([$screen.CX30]=&quot;&quot;;0;1);IF([$screen.CY30]=&quot;&quot;;0;1);IF([$screen.CZ30]=&quot;&quot;;0;1)))" office:value-type="string" office:string-value="0" calcext:value-type="string">
            <text:p>0</text:p>
          </table:table-cell>
          <table:table-cell table:formula="of:=BIN2HEX(CONCATENATE(IF([$screen.DA30]=&quot;&quot;;0;1);IF([$screen.DB30]=&quot;&quot;;0;1);IF([$screen.DC30]=&quot;&quot;;0;1);IF([$screen.DD30]=&quot;&quot;;0;1);IF([$screen.DE30]=&quot;&quot;;0;1);IF([$screen.DF30]=&quot;&quot;;0;1);IF([$screen.DG30]=&quot;&quot;;0;1);IF([$screen.DH30]=&quot;&quot;;0;1)))" office:value-type="string" office:string-value="0" calcext:value-type="string">
            <text:p>0</text:p>
          </table:table-cell>
          <table:table-cell table:formula="of:=BIN2HEX(CONCATENATE(IF([$screen.DI30]=&quot;&quot;;0;1);IF([$screen.DJ30]=&quot;&quot;;0;1);IF([$screen.DK30]=&quot;&quot;;0;1);IF([$screen.DL30]=&quot;&quot;;0;1);IF([$screen.DM30]=&quot;&quot;;0;1);IF([$screen.DN30]=&quot;&quot;;0;1);IF([$screen.DO30]=&quot;&quot;;0;1);IF([$screen.DP30]=&quot;&quot;;0;1)))" office:value-type="string" office:string-value="0" calcext:value-type="string">
            <text:p>0</text:p>
          </table:table-cell>
          <table:table-cell table:formula="of:=BIN2HEX(CONCATENATE(IF([$screen.DQ30]=&quot;&quot;;0;1);IF([$screen.DR30]=&quot;&quot;;0;1);IF([$screen.DS30]=&quot;&quot;;0;1);IF([$screen.DT30]=&quot;&quot;;0;1);IF([$screen.DU30]=&quot;&quot;;0;1);IF([$screen.DV30]=&quot;&quot;;0;1);IF([$screen.DW30]=&quot;&quot;;0;1);IF([$screen.DX30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.A31]=&quot;&quot;;0;1);IF([$screen.B31]=&quot;&quot;;0;1);IF([$screen.C31]=&quot;&quot;;0;1);IF([$screen.D31]=&quot;&quot;;0;1);IF([$screen.E31]=&quot;&quot;;0;1);IF([$screen.F31]=&quot;&quot;;0;1);IF([$screen.G31]=&quot;&quot;;0;1);IF([$screen.H31]=&quot;&quot;;0;1)))" office:value-type="string" office:string-value="0" calcext:value-type="string">
            <text:p>0</text:p>
          </table:table-cell>
          <table:table-cell table:formula="of:=BIN2HEX(CONCATENATE(IF([$screen.I31]=&quot;&quot;;0;1);IF([$screen.J31]=&quot;&quot;;0;1);IF([$screen.K31]=&quot;&quot;;0;1);IF([$screen.L31]=&quot;&quot;;0;1);IF([$screen.M31]=&quot;&quot;;0;1);IF([$screen.N31]=&quot;&quot;;0;1);IF([$screen.O31]=&quot;&quot;;0;1);IF([$screen.P31]=&quot;&quot;;0;1)))" office:value-type="string" office:string-value="0" calcext:value-type="string">
            <text:p>0</text:p>
          </table:table-cell>
          <table:table-cell table:formula="of:=BIN2HEX(CONCATENATE(IF([$screen.Q31]=&quot;&quot;;0;1);IF([$screen.R31]=&quot;&quot;;0;1);IF([$screen.S31]=&quot;&quot;;0;1);IF([$screen.T31]=&quot;&quot;;0;1);IF([$screen.U31]=&quot;&quot;;0;1);IF([$screen.V31]=&quot;&quot;;0;1);IF([$screen.W31]=&quot;&quot;;0;1);IF([$screen.X31]=&quot;&quot;;0;1)))" office:value-type="string" office:string-value="0" calcext:value-type="string">
            <text:p>0</text:p>
          </table:table-cell>
          <table:table-cell table:formula="of:=BIN2HEX(CONCATENATE(IF([$screen.Y31]=&quot;&quot;;0;1);IF([$screen.Z31]=&quot;&quot;;0;1);IF([$screen.AA31]=&quot;&quot;;0;1);IF([$screen.AB31]=&quot;&quot;;0;1);IF([$screen.AC31]=&quot;&quot;;0;1);IF([$screen.AD31]=&quot;&quot;;0;1);IF([$screen.AE31]=&quot;&quot;;0;1);IF([$screen.AF31]=&quot;&quot;;0;1)))" office:value-type="string" office:string-value="0" calcext:value-type="string">
            <text:p>0</text:p>
          </table:table-cell>
          <table:table-cell table:formula="of:=BIN2HEX(CONCATENATE(IF([$screen.AG31]=&quot;&quot;;0;1);IF([$screen.AH31]=&quot;&quot;;0;1);IF([$screen.AI31]=&quot;&quot;;0;1);IF([$screen.AJ31]=&quot;&quot;;0;1);IF([$screen.AK31]=&quot;&quot;;0;1);IF([$screen.AL31]=&quot;&quot;;0;1);IF([$screen.AM31]=&quot;&quot;;0;1);IF([$screen.AN31]=&quot;&quot;;0;1)))" office:value-type="string" office:string-value="0" calcext:value-type="string">
            <text:p>0</text:p>
          </table:table-cell>
          <table:table-cell table:formula="of:=BIN2HEX(CONCATENATE(IF([$screen.AO31]=&quot;&quot;;0;1);IF([$screen.AP31]=&quot;&quot;;0;1);IF([$screen.AQ31]=&quot;&quot;;0;1);IF([$screen.AR31]=&quot;&quot;;0;1);IF([$screen.AS31]=&quot;&quot;;0;1);IF([$screen.AT31]=&quot;&quot;;0;1);IF([$screen.AU31]=&quot;&quot;;0;1);IF([$screen.AV31]=&quot;&quot;;0;1)))" office:value-type="string" office:string-value="0" calcext:value-type="string">
            <text:p>0</text:p>
          </table:table-cell>
          <table:table-cell table:formula="of:=BIN2HEX(CONCATENATE(IF([$screen.AW31]=&quot;&quot;;0;1);IF([$screen.AX31]=&quot;&quot;;0;1);IF([$screen.AY31]=&quot;&quot;;0;1);IF([$screen.AZ31]=&quot;&quot;;0;1);IF([$screen.BA31]=&quot;&quot;;0;1);IF([$screen.BB31]=&quot;&quot;;0;1);IF([$screen.BC31]=&quot;&quot;;0;1);IF([$screen.BD31]=&quot;&quot;;0;1)))" office:value-type="string" office:string-value="0" calcext:value-type="string">
            <text:p>0</text:p>
          </table:table-cell>
          <table:table-cell table:formula="of:=BIN2HEX(CONCATENATE(IF([$screen.BE31]=&quot;&quot;;0;1);IF([$screen.BF31]=&quot;&quot;;0;1);IF([$screen.BG31]=&quot;&quot;;0;1);IF([$screen.BH31]=&quot;&quot;;0;1);IF([$screen.BI31]=&quot;&quot;;0;1);IF([$screen.BJ31]=&quot;&quot;;0;1);IF([$screen.BK31]=&quot;&quot;;0;1);IF([$screen.BL31]=&quot;&quot;;0;1)))" office:value-type="string" office:string-value="0" calcext:value-type="string">
            <text:p>0</text:p>
          </table:table-cell>
          <table:table-cell table:formula="of:=BIN2HEX(CONCATENATE(IF([$screen.BM31]=&quot;&quot;;0;1);IF([$screen.BN31]=&quot;&quot;;0;1);IF([$screen.BO31]=&quot;&quot;;0;1);IF([$screen.BP31]=&quot;&quot;;0;1);IF([$screen.BQ31]=&quot;&quot;;0;1);IF([$screen.BR31]=&quot;&quot;;0;1);IF([$screen.BS31]=&quot;&quot;;0;1);IF([$screen.BT31]=&quot;&quot;;0;1)))" office:value-type="string" office:string-value="0" calcext:value-type="string">
            <text:p>0</text:p>
          </table:table-cell>
          <table:table-cell table:formula="of:=BIN2HEX(CONCATENATE(IF([$screen.BU31]=&quot;&quot;;0;1);IF([$screen.BV31]=&quot;&quot;;0;1);IF([$screen.BW31]=&quot;&quot;;0;1);IF([$screen.BX31]=&quot;&quot;;0;1);IF([$screen.BY31]=&quot;&quot;;0;1);IF([$screen.BZ31]=&quot;&quot;;0;1);IF([$screen.CA31]=&quot;&quot;;0;1);IF([$screen.CB31]=&quot;&quot;;0;1)))" office:value-type="string" office:string-value="0" calcext:value-type="string">
            <text:p>0</text:p>
          </table:table-cell>
          <table:table-cell table:formula="of:=BIN2HEX(CONCATENATE(IF([$screen.CC31]=&quot;&quot;;0;1);IF([$screen.CD31]=&quot;&quot;;0;1);IF([$screen.CE31]=&quot;&quot;;0;1);IF([$screen.CF31]=&quot;&quot;;0;1);IF([$screen.CG31]=&quot;&quot;;0;1);IF([$screen.CH31]=&quot;&quot;;0;1);IF([$screen.CI31]=&quot;&quot;;0;1);IF([$screen.CJ31]=&quot;&quot;;0;1)))" office:value-type="string" office:string-value="0" calcext:value-type="string">
            <text:p>0</text:p>
          </table:table-cell>
          <table:table-cell table:formula="of:=BIN2HEX(CONCATENATE(IF([$screen.CK31]=&quot;&quot;;0;1);IF([$screen.CL31]=&quot;&quot;;0;1);IF([$screen.CM31]=&quot;&quot;;0;1);IF([$screen.CN31]=&quot;&quot;;0;1);IF([$screen.CO31]=&quot;&quot;;0;1);IF([$screen.CP31]=&quot;&quot;;0;1);IF([$screen.CQ31]=&quot;&quot;;0;1);IF([$screen.CR31]=&quot;&quot;;0;1)))" office:value-type="string" office:string-value="0" calcext:value-type="string">
            <text:p>0</text:p>
          </table:table-cell>
          <table:table-cell table:formula="of:=BIN2HEX(CONCATENATE(IF([$screen.CS31]=&quot;&quot;;0;1);IF([$screen.CT31]=&quot;&quot;;0;1);IF([$screen.CU31]=&quot;&quot;;0;1);IF([$screen.CV31]=&quot;&quot;;0;1);IF([$screen.CW31]=&quot;&quot;;0;1);IF([$screen.CX31]=&quot;&quot;;0;1);IF([$screen.CY31]=&quot;&quot;;0;1);IF([$screen.CZ31]=&quot;&quot;;0;1)))" office:value-type="string" office:string-value="0" calcext:value-type="string">
            <text:p>0</text:p>
          </table:table-cell>
          <table:table-cell table:formula="of:=BIN2HEX(CONCATENATE(IF([$screen.DA31]=&quot;&quot;;0;1);IF([$screen.DB31]=&quot;&quot;;0;1);IF([$screen.DC31]=&quot;&quot;;0;1);IF([$screen.DD31]=&quot;&quot;;0;1);IF([$screen.DE31]=&quot;&quot;;0;1);IF([$screen.DF31]=&quot;&quot;;0;1);IF([$screen.DG31]=&quot;&quot;;0;1);IF([$screen.DH31]=&quot;&quot;;0;1)))" office:value-type="string" office:string-value="0" calcext:value-type="string">
            <text:p>0</text:p>
          </table:table-cell>
          <table:table-cell table:formula="of:=BIN2HEX(CONCATENATE(IF([$screen.DI31]=&quot;&quot;;0;1);IF([$screen.DJ31]=&quot;&quot;;0;1);IF([$screen.DK31]=&quot;&quot;;0;1);IF([$screen.DL31]=&quot;&quot;;0;1);IF([$screen.DM31]=&quot;&quot;;0;1);IF([$screen.DN31]=&quot;&quot;;0;1);IF([$screen.DO31]=&quot;&quot;;0;1);IF([$screen.DP31]=&quot;&quot;;0;1)))" office:value-type="string" office:string-value="0" calcext:value-type="string">
            <text:p>0</text:p>
          </table:table-cell>
          <table:table-cell table:formula="of:=BIN2HEX(CONCATENATE(IF([$screen.DQ31]=&quot;&quot;;0;1);IF([$screen.DR31]=&quot;&quot;;0;1);IF([$screen.DS31]=&quot;&quot;;0;1);IF([$screen.DT31]=&quot;&quot;;0;1);IF([$screen.DU31]=&quot;&quot;;0;1);IF([$screen.DV31]=&quot;&quot;;0;1);IF([$screen.DW31]=&quot;&quot;;0;1);IF([$screen.DX31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.A32]=&quot;&quot;;0;1);IF([$screen.B32]=&quot;&quot;;0;1);IF([$screen.C32]=&quot;&quot;;0;1);IF([$screen.D32]=&quot;&quot;;0;1);IF([$screen.E32]=&quot;&quot;;0;1);IF([$screen.F32]=&quot;&quot;;0;1);IF([$screen.G32]=&quot;&quot;;0;1);IF([$screen.H32]=&quot;&quot;;0;1)))" office:value-type="string" office:string-value="0" calcext:value-type="string">
            <text:p>0</text:p>
          </table:table-cell>
          <table:table-cell table:formula="of:=BIN2HEX(CONCATENATE(IF([$screen.I32]=&quot;&quot;;0;1);IF([$screen.J32]=&quot;&quot;;0;1);IF([$screen.K32]=&quot;&quot;;0;1);IF([$screen.L32]=&quot;&quot;;0;1);IF([$screen.M32]=&quot;&quot;;0;1);IF([$screen.N32]=&quot;&quot;;0;1);IF([$screen.O32]=&quot;&quot;;0;1);IF([$screen.P32]=&quot;&quot;;0;1)))" office:value-type="string" office:string-value="0" calcext:value-type="string">
            <text:p>0</text:p>
          </table:table-cell>
          <table:table-cell table:formula="of:=BIN2HEX(CONCATENATE(IF([$screen.Q32]=&quot;&quot;;0;1);IF([$screen.R32]=&quot;&quot;;0;1);IF([$screen.S32]=&quot;&quot;;0;1);IF([$screen.T32]=&quot;&quot;;0;1);IF([$screen.U32]=&quot;&quot;;0;1);IF([$screen.V32]=&quot;&quot;;0;1);IF([$screen.W32]=&quot;&quot;;0;1);IF([$screen.X32]=&quot;&quot;;0;1)))" office:value-type="string" office:string-value="0" calcext:value-type="string">
            <text:p>0</text:p>
          </table:table-cell>
          <table:table-cell table:formula="of:=BIN2HEX(CONCATENATE(IF([$screen.Y32]=&quot;&quot;;0;1);IF([$screen.Z32]=&quot;&quot;;0;1);IF([$screen.AA32]=&quot;&quot;;0;1);IF([$screen.AB32]=&quot;&quot;;0;1);IF([$screen.AC32]=&quot;&quot;;0;1);IF([$screen.AD32]=&quot;&quot;;0;1);IF([$screen.AE32]=&quot;&quot;;0;1);IF([$screen.AF32]=&quot;&quot;;0;1)))" office:value-type="string" office:string-value="0" calcext:value-type="string">
            <text:p>0</text:p>
          </table:table-cell>
          <table:table-cell table:formula="of:=BIN2HEX(CONCATENATE(IF([$screen.AG32]=&quot;&quot;;0;1);IF([$screen.AH32]=&quot;&quot;;0;1);IF([$screen.AI32]=&quot;&quot;;0;1);IF([$screen.AJ32]=&quot;&quot;;0;1);IF([$screen.AK32]=&quot;&quot;;0;1);IF([$screen.AL32]=&quot;&quot;;0;1);IF([$screen.AM32]=&quot;&quot;;0;1);IF([$screen.AN32]=&quot;&quot;;0;1)))" office:value-type="string" office:string-value="0" calcext:value-type="string">
            <text:p>0</text:p>
          </table:table-cell>
          <table:table-cell table:formula="of:=BIN2HEX(CONCATENATE(IF([$screen.AO32]=&quot;&quot;;0;1);IF([$screen.AP32]=&quot;&quot;;0;1);IF([$screen.AQ32]=&quot;&quot;;0;1);IF([$screen.AR32]=&quot;&quot;;0;1);IF([$screen.AS32]=&quot;&quot;;0;1);IF([$screen.AT32]=&quot;&quot;;0;1);IF([$screen.AU32]=&quot;&quot;;0;1);IF([$screen.AV32]=&quot;&quot;;0;1)))" office:value-type="string" office:string-value="0" calcext:value-type="string">
            <text:p>0</text:p>
          </table:table-cell>
          <table:table-cell table:formula="of:=BIN2HEX(CONCATENATE(IF([$screen.AW32]=&quot;&quot;;0;1);IF([$screen.AX32]=&quot;&quot;;0;1);IF([$screen.AY32]=&quot;&quot;;0;1);IF([$screen.AZ32]=&quot;&quot;;0;1);IF([$screen.BA32]=&quot;&quot;;0;1);IF([$screen.BB32]=&quot;&quot;;0;1);IF([$screen.BC32]=&quot;&quot;;0;1);IF([$screen.BD32]=&quot;&quot;;0;1)))" office:value-type="string" office:string-value="0" calcext:value-type="string">
            <text:p>0</text:p>
          </table:table-cell>
          <table:table-cell table:formula="of:=BIN2HEX(CONCATENATE(IF([$screen.BE32]=&quot;&quot;;0;1);IF([$screen.BF32]=&quot;&quot;;0;1);IF([$screen.BG32]=&quot;&quot;;0;1);IF([$screen.BH32]=&quot;&quot;;0;1);IF([$screen.BI32]=&quot;&quot;;0;1);IF([$screen.BJ32]=&quot;&quot;;0;1);IF([$screen.BK32]=&quot;&quot;;0;1);IF([$screen.BL32]=&quot;&quot;;0;1)))" office:value-type="string" office:string-value="0" calcext:value-type="string">
            <text:p>0</text:p>
          </table:table-cell>
          <table:table-cell table:formula="of:=BIN2HEX(CONCATENATE(IF([$screen.BM32]=&quot;&quot;;0;1);IF([$screen.BN32]=&quot;&quot;;0;1);IF([$screen.BO32]=&quot;&quot;;0;1);IF([$screen.BP32]=&quot;&quot;;0;1);IF([$screen.BQ32]=&quot;&quot;;0;1);IF([$screen.BR32]=&quot;&quot;;0;1);IF([$screen.BS32]=&quot;&quot;;0;1);IF([$screen.BT32]=&quot;&quot;;0;1)))" office:value-type="string" office:string-value="0" calcext:value-type="string">
            <text:p>0</text:p>
          </table:table-cell>
          <table:table-cell table:formula="of:=BIN2HEX(CONCATENATE(IF([$screen.BU32]=&quot;&quot;;0;1);IF([$screen.BV32]=&quot;&quot;;0;1);IF([$screen.BW32]=&quot;&quot;;0;1);IF([$screen.BX32]=&quot;&quot;;0;1);IF([$screen.BY32]=&quot;&quot;;0;1);IF([$screen.BZ32]=&quot;&quot;;0;1);IF([$screen.CA32]=&quot;&quot;;0;1);IF([$screen.CB32]=&quot;&quot;;0;1)))" office:value-type="string" office:string-value="0" calcext:value-type="string">
            <text:p>0</text:p>
          </table:table-cell>
          <table:table-cell table:formula="of:=BIN2HEX(CONCATENATE(IF([$screen.CC32]=&quot;&quot;;0;1);IF([$screen.CD32]=&quot;&quot;;0;1);IF([$screen.CE32]=&quot;&quot;;0;1);IF([$screen.CF32]=&quot;&quot;;0;1);IF([$screen.CG32]=&quot;&quot;;0;1);IF([$screen.CH32]=&quot;&quot;;0;1);IF([$screen.CI32]=&quot;&quot;;0;1);IF([$screen.CJ32]=&quot;&quot;;0;1)))" office:value-type="string" office:string-value="0" calcext:value-type="string">
            <text:p>0</text:p>
          </table:table-cell>
          <table:table-cell table:formula="of:=BIN2HEX(CONCATENATE(IF([$screen.CK32]=&quot;&quot;;0;1);IF([$screen.CL32]=&quot;&quot;;0;1);IF([$screen.CM32]=&quot;&quot;;0;1);IF([$screen.CN32]=&quot;&quot;;0;1);IF([$screen.CO32]=&quot;&quot;;0;1);IF([$screen.CP32]=&quot;&quot;;0;1);IF([$screen.CQ32]=&quot;&quot;;0;1);IF([$screen.CR32]=&quot;&quot;;0;1)))" office:value-type="string" office:string-value="0" calcext:value-type="string">
            <text:p>0</text:p>
          </table:table-cell>
          <table:table-cell table:formula="of:=BIN2HEX(CONCATENATE(IF([$screen.CS32]=&quot;&quot;;0;1);IF([$screen.CT32]=&quot;&quot;;0;1);IF([$screen.CU32]=&quot;&quot;;0;1);IF([$screen.CV32]=&quot;&quot;;0;1);IF([$screen.CW32]=&quot;&quot;;0;1);IF([$screen.CX32]=&quot;&quot;;0;1);IF([$screen.CY32]=&quot;&quot;;0;1);IF([$screen.CZ32]=&quot;&quot;;0;1)))" office:value-type="string" office:string-value="0" calcext:value-type="string">
            <text:p>0</text:p>
          </table:table-cell>
          <table:table-cell table:formula="of:=BIN2HEX(CONCATENATE(IF([$screen.DA32]=&quot;&quot;;0;1);IF([$screen.DB32]=&quot;&quot;;0;1);IF([$screen.DC32]=&quot;&quot;;0;1);IF([$screen.DD32]=&quot;&quot;;0;1);IF([$screen.DE32]=&quot;&quot;;0;1);IF([$screen.DF32]=&quot;&quot;;0;1);IF([$screen.DG32]=&quot;&quot;;0;1);IF([$screen.DH32]=&quot;&quot;;0;1)))" office:value-type="string" office:string-value="0" calcext:value-type="string">
            <text:p>0</text:p>
          </table:table-cell>
          <table:table-cell table:formula="of:=BIN2HEX(CONCATENATE(IF([$screen.DI32]=&quot;&quot;;0;1);IF([$screen.DJ32]=&quot;&quot;;0;1);IF([$screen.DK32]=&quot;&quot;;0;1);IF([$screen.DL32]=&quot;&quot;;0;1);IF([$screen.DM32]=&quot;&quot;;0;1);IF([$screen.DN32]=&quot;&quot;;0;1);IF([$screen.DO32]=&quot;&quot;;0;1);IF([$screen.DP32]=&quot;&quot;;0;1)))" office:value-type="string" office:string-value="0" calcext:value-type="string">
            <text:p>0</text:p>
          </table:table-cell>
          <table:table-cell table:formula="of:=BIN2HEX(CONCATENATE(IF([$screen.DQ32]=&quot;&quot;;0;1);IF([$screen.DR32]=&quot;&quot;;0;1);IF([$screen.DS32]=&quot;&quot;;0;1);IF([$screen.DT32]=&quot;&quot;;0;1);IF([$screen.DU32]=&quot;&quot;;0;1);IF([$screen.DV32]=&quot;&quot;;0;1);IF([$screen.DW32]=&quot;&quot;;0;1);IF([$screen.DX32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.A33]=&quot;&quot;;0;1);IF([$screen.B33]=&quot;&quot;;0;1);IF([$screen.C33]=&quot;&quot;;0;1);IF([$screen.D33]=&quot;&quot;;0;1);IF([$screen.E33]=&quot;&quot;;0;1);IF([$screen.F33]=&quot;&quot;;0;1);IF([$screen.G33]=&quot;&quot;;0;1);IF([$screen.H33]=&quot;&quot;;0;1)))" office:value-type="string" office:string-value="0" calcext:value-type="string">
            <text:p>0</text:p>
          </table:table-cell>
          <table:table-cell table:formula="of:=BIN2HEX(CONCATENATE(IF([$screen.I33]=&quot;&quot;;0;1);IF([$screen.J33]=&quot;&quot;;0;1);IF([$screen.K33]=&quot;&quot;;0;1);IF([$screen.L33]=&quot;&quot;;0;1);IF([$screen.M33]=&quot;&quot;;0;1);IF([$screen.N33]=&quot;&quot;;0;1);IF([$screen.O33]=&quot;&quot;;0;1);IF([$screen.P33]=&quot;&quot;;0;1)))" office:value-type="string" office:string-value="0" calcext:value-type="string">
            <text:p>0</text:p>
          </table:table-cell>
          <table:table-cell table:formula="of:=BIN2HEX(CONCATENATE(IF([$screen.Q33]=&quot;&quot;;0;1);IF([$screen.R33]=&quot;&quot;;0;1);IF([$screen.S33]=&quot;&quot;;0;1);IF([$screen.T33]=&quot;&quot;;0;1);IF([$screen.U33]=&quot;&quot;;0;1);IF([$screen.V33]=&quot;&quot;;0;1);IF([$screen.W33]=&quot;&quot;;0;1);IF([$screen.X33]=&quot;&quot;;0;1)))" office:value-type="string" office:string-value="0" calcext:value-type="string">
            <text:p>0</text:p>
          </table:table-cell>
          <table:table-cell table:formula="of:=BIN2HEX(CONCATENATE(IF([$screen.Y33]=&quot;&quot;;0;1);IF([$screen.Z33]=&quot;&quot;;0;1);IF([$screen.AA33]=&quot;&quot;;0;1);IF([$screen.AB33]=&quot;&quot;;0;1);IF([$screen.AC33]=&quot;&quot;;0;1);IF([$screen.AD33]=&quot;&quot;;0;1);IF([$screen.AE33]=&quot;&quot;;0;1);IF([$screen.AF33]=&quot;&quot;;0;1)))" office:value-type="string" office:string-value="0" calcext:value-type="string">
            <text:p>0</text:p>
          </table:table-cell>
          <table:table-cell table:formula="of:=BIN2HEX(CONCATENATE(IF([$screen.AG33]=&quot;&quot;;0;1);IF([$screen.AH33]=&quot;&quot;;0;1);IF([$screen.AI33]=&quot;&quot;;0;1);IF([$screen.AJ33]=&quot;&quot;;0;1);IF([$screen.AK33]=&quot;&quot;;0;1);IF([$screen.AL33]=&quot;&quot;;0;1);IF([$screen.AM33]=&quot;&quot;;0;1);IF([$screen.AN33]=&quot;&quot;;0;1)))" office:value-type="string" office:string-value="0" calcext:value-type="string">
            <text:p>0</text:p>
          </table:table-cell>
          <table:table-cell table:formula="of:=BIN2HEX(CONCATENATE(IF([$screen.AO33]=&quot;&quot;;0;1);IF([$screen.AP33]=&quot;&quot;;0;1);IF([$screen.AQ33]=&quot;&quot;;0;1);IF([$screen.AR33]=&quot;&quot;;0;1);IF([$screen.AS33]=&quot;&quot;;0;1);IF([$screen.AT33]=&quot;&quot;;0;1);IF([$screen.AU33]=&quot;&quot;;0;1);IF([$screen.AV33]=&quot;&quot;;0;1)))" office:value-type="string" office:string-value="0" calcext:value-type="string">
            <text:p>0</text:p>
          </table:table-cell>
          <table:table-cell table:formula="of:=BIN2HEX(CONCATENATE(IF([$screen.AW33]=&quot;&quot;;0;1);IF([$screen.AX33]=&quot;&quot;;0;1);IF([$screen.AY33]=&quot;&quot;;0;1);IF([$screen.AZ33]=&quot;&quot;;0;1);IF([$screen.BA33]=&quot;&quot;;0;1);IF([$screen.BB33]=&quot;&quot;;0;1);IF([$screen.BC33]=&quot;&quot;;0;1);IF([$screen.BD33]=&quot;&quot;;0;1)))" office:value-type="string" office:string-value="0" calcext:value-type="string">
            <text:p>0</text:p>
          </table:table-cell>
          <table:table-cell table:formula="of:=BIN2HEX(CONCATENATE(IF([$screen.BE33]=&quot;&quot;;0;1);IF([$screen.BF33]=&quot;&quot;;0;1);IF([$screen.BG33]=&quot;&quot;;0;1);IF([$screen.BH33]=&quot;&quot;;0;1);IF([$screen.BI33]=&quot;&quot;;0;1);IF([$screen.BJ33]=&quot;&quot;;0;1);IF([$screen.BK33]=&quot;&quot;;0;1);IF([$screen.BL33]=&quot;&quot;;0;1)))" office:value-type="string" office:string-value="0" calcext:value-type="string">
            <text:p>0</text:p>
          </table:table-cell>
          <table:table-cell table:formula="of:=BIN2HEX(CONCATENATE(IF([$screen.BM33]=&quot;&quot;;0;1);IF([$screen.BN33]=&quot;&quot;;0;1);IF([$screen.BO33]=&quot;&quot;;0;1);IF([$screen.BP33]=&quot;&quot;;0;1);IF([$screen.BQ33]=&quot;&quot;;0;1);IF([$screen.BR33]=&quot;&quot;;0;1);IF([$screen.BS33]=&quot;&quot;;0;1);IF([$screen.BT33]=&quot;&quot;;0;1)))" office:value-type="string" office:string-value="0" calcext:value-type="string">
            <text:p>0</text:p>
          </table:table-cell>
          <table:table-cell table:formula="of:=BIN2HEX(CONCATENATE(IF([$screen.BU33]=&quot;&quot;;0;1);IF([$screen.BV33]=&quot;&quot;;0;1);IF([$screen.BW33]=&quot;&quot;;0;1);IF([$screen.BX33]=&quot;&quot;;0;1);IF([$screen.BY33]=&quot;&quot;;0;1);IF([$screen.BZ33]=&quot;&quot;;0;1);IF([$screen.CA33]=&quot;&quot;;0;1);IF([$screen.CB33]=&quot;&quot;;0;1)))" office:value-type="string" office:string-value="0" calcext:value-type="string">
            <text:p>0</text:p>
          </table:table-cell>
          <table:table-cell table:formula="of:=BIN2HEX(CONCATENATE(IF([$screen.CC33]=&quot;&quot;;0;1);IF([$screen.CD33]=&quot;&quot;;0;1);IF([$screen.CE33]=&quot;&quot;;0;1);IF([$screen.CF33]=&quot;&quot;;0;1);IF([$screen.CG33]=&quot;&quot;;0;1);IF([$screen.CH33]=&quot;&quot;;0;1);IF([$screen.CI33]=&quot;&quot;;0;1);IF([$screen.CJ33]=&quot;&quot;;0;1)))" office:value-type="string" office:string-value="0" calcext:value-type="string">
            <text:p>0</text:p>
          </table:table-cell>
          <table:table-cell table:formula="of:=BIN2HEX(CONCATENATE(IF([$screen.CK33]=&quot;&quot;;0;1);IF([$screen.CL33]=&quot;&quot;;0;1);IF([$screen.CM33]=&quot;&quot;;0;1);IF([$screen.CN33]=&quot;&quot;;0;1);IF([$screen.CO33]=&quot;&quot;;0;1);IF([$screen.CP33]=&quot;&quot;;0;1);IF([$screen.CQ33]=&quot;&quot;;0;1);IF([$screen.CR33]=&quot;&quot;;0;1)))" office:value-type="string" office:string-value="0" calcext:value-type="string">
            <text:p>0</text:p>
          </table:table-cell>
          <table:table-cell table:formula="of:=BIN2HEX(CONCATENATE(IF([$screen.CS33]=&quot;&quot;;0;1);IF([$screen.CT33]=&quot;&quot;;0;1);IF([$screen.CU33]=&quot;&quot;;0;1);IF([$screen.CV33]=&quot;&quot;;0;1);IF([$screen.CW33]=&quot;&quot;;0;1);IF([$screen.CX33]=&quot;&quot;;0;1);IF([$screen.CY33]=&quot;&quot;;0;1);IF([$screen.CZ33]=&quot;&quot;;0;1)))" office:value-type="string" office:string-value="0" calcext:value-type="string">
            <text:p>0</text:p>
          </table:table-cell>
          <table:table-cell table:formula="of:=BIN2HEX(CONCATENATE(IF([$screen.DA33]=&quot;&quot;;0;1);IF([$screen.DB33]=&quot;&quot;;0;1);IF([$screen.DC33]=&quot;&quot;;0;1);IF([$screen.DD33]=&quot;&quot;;0;1);IF([$screen.DE33]=&quot;&quot;;0;1);IF([$screen.DF33]=&quot;&quot;;0;1);IF([$screen.DG33]=&quot;&quot;;0;1);IF([$screen.DH33]=&quot;&quot;;0;1)))" office:value-type="string" office:string-value="0" calcext:value-type="string">
            <text:p>0</text:p>
          </table:table-cell>
          <table:table-cell table:formula="of:=BIN2HEX(CONCATENATE(IF([$screen.DI33]=&quot;&quot;;0;1);IF([$screen.DJ33]=&quot;&quot;;0;1);IF([$screen.DK33]=&quot;&quot;;0;1);IF([$screen.DL33]=&quot;&quot;;0;1);IF([$screen.DM33]=&quot;&quot;;0;1);IF([$screen.DN33]=&quot;&quot;;0;1);IF([$screen.DO33]=&quot;&quot;;0;1);IF([$screen.DP33]=&quot;&quot;;0;1)))" office:value-type="string" office:string-value="0" calcext:value-type="string">
            <text:p>0</text:p>
          </table:table-cell>
          <table:table-cell table:formula="of:=BIN2HEX(CONCATENATE(IF([$screen.DQ33]=&quot;&quot;;0;1);IF([$screen.DR33]=&quot;&quot;;0;1);IF([$screen.DS33]=&quot;&quot;;0;1);IF([$screen.DT33]=&quot;&quot;;0;1);IF([$screen.DU33]=&quot;&quot;;0;1);IF([$screen.DV33]=&quot;&quot;;0;1);IF([$screen.DW33]=&quot;&quot;;0;1);IF([$screen.DX33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.A34]=&quot;&quot;;0;1);IF([$screen.B34]=&quot;&quot;;0;1);IF([$screen.C34]=&quot;&quot;;0;1);IF([$screen.D34]=&quot;&quot;;0;1);IF([$screen.E34]=&quot;&quot;;0;1);IF([$screen.F34]=&quot;&quot;;0;1);IF([$screen.G34]=&quot;&quot;;0;1);IF([$screen.H34]=&quot;&quot;;0;1)))" office:value-type="string" office:string-value="0" calcext:value-type="string">
            <text:p>0</text:p>
          </table:table-cell>
          <table:table-cell table:formula="of:=BIN2HEX(CONCATENATE(IF([$screen.I34]=&quot;&quot;;0;1);IF([$screen.J34]=&quot;&quot;;0;1);IF([$screen.K34]=&quot;&quot;;0;1);IF([$screen.L34]=&quot;&quot;;0;1);IF([$screen.M34]=&quot;&quot;;0;1);IF([$screen.N34]=&quot;&quot;;0;1);IF([$screen.O34]=&quot;&quot;;0;1);IF([$screen.P34]=&quot;&quot;;0;1)))" office:value-type="string" office:string-value="0" calcext:value-type="string">
            <text:p>0</text:p>
          </table:table-cell>
          <table:table-cell table:formula="of:=BIN2HEX(CONCATENATE(IF([$screen.Q34]=&quot;&quot;;0;1);IF([$screen.R34]=&quot;&quot;;0;1);IF([$screen.S34]=&quot;&quot;;0;1);IF([$screen.T34]=&quot;&quot;;0;1);IF([$screen.U34]=&quot;&quot;;0;1);IF([$screen.V34]=&quot;&quot;;0;1);IF([$screen.W34]=&quot;&quot;;0;1);IF([$screen.X34]=&quot;&quot;;0;1)))" office:value-type="string" office:string-value="0" calcext:value-type="string">
            <text:p>0</text:p>
          </table:table-cell>
          <table:table-cell table:formula="of:=BIN2HEX(CONCATENATE(IF([$screen.Y34]=&quot;&quot;;0;1);IF([$screen.Z34]=&quot;&quot;;0;1);IF([$screen.AA34]=&quot;&quot;;0;1);IF([$screen.AB34]=&quot;&quot;;0;1);IF([$screen.AC34]=&quot;&quot;;0;1);IF([$screen.AD34]=&quot;&quot;;0;1);IF([$screen.AE34]=&quot;&quot;;0;1);IF([$screen.AF34]=&quot;&quot;;0;1)))" office:value-type="string" office:string-value="0" calcext:value-type="string">
            <text:p>0</text:p>
          </table:table-cell>
          <table:table-cell table:formula="of:=BIN2HEX(CONCATENATE(IF([$screen.AG34]=&quot;&quot;;0;1);IF([$screen.AH34]=&quot;&quot;;0;1);IF([$screen.AI34]=&quot;&quot;;0;1);IF([$screen.AJ34]=&quot;&quot;;0;1);IF([$screen.AK34]=&quot;&quot;;0;1);IF([$screen.AL34]=&quot;&quot;;0;1);IF([$screen.AM34]=&quot;&quot;;0;1);IF([$screen.AN34]=&quot;&quot;;0;1)))" office:value-type="string" office:string-value="0" calcext:value-type="string">
            <text:p>0</text:p>
          </table:table-cell>
          <table:table-cell table:formula="of:=BIN2HEX(CONCATENATE(IF([$screen.AO34]=&quot;&quot;;0;1);IF([$screen.AP34]=&quot;&quot;;0;1);IF([$screen.AQ34]=&quot;&quot;;0;1);IF([$screen.AR34]=&quot;&quot;;0;1);IF([$screen.AS34]=&quot;&quot;;0;1);IF([$screen.AT34]=&quot;&quot;;0;1);IF([$screen.AU34]=&quot;&quot;;0;1);IF([$screen.AV34]=&quot;&quot;;0;1)))" office:value-type="string" office:string-value="0" calcext:value-type="string">
            <text:p>0</text:p>
          </table:table-cell>
          <table:table-cell table:formula="of:=BIN2HEX(CONCATENATE(IF([$screen.AW34]=&quot;&quot;;0;1);IF([$screen.AX34]=&quot;&quot;;0;1);IF([$screen.AY34]=&quot;&quot;;0;1);IF([$screen.AZ34]=&quot;&quot;;0;1);IF([$screen.BA34]=&quot;&quot;;0;1);IF([$screen.BB34]=&quot;&quot;;0;1);IF([$screen.BC34]=&quot;&quot;;0;1);IF([$screen.BD34]=&quot;&quot;;0;1)))" office:value-type="string" office:string-value="0" calcext:value-type="string">
            <text:p>0</text:p>
          </table:table-cell>
          <table:table-cell table:formula="of:=BIN2HEX(CONCATENATE(IF([$screen.BE34]=&quot;&quot;;0;1);IF([$screen.BF34]=&quot;&quot;;0;1);IF([$screen.BG34]=&quot;&quot;;0;1);IF([$screen.BH34]=&quot;&quot;;0;1);IF([$screen.BI34]=&quot;&quot;;0;1);IF([$screen.BJ34]=&quot;&quot;;0;1);IF([$screen.BK34]=&quot;&quot;;0;1);IF([$screen.BL34]=&quot;&quot;;0;1)))" office:value-type="string" office:string-value="0" calcext:value-type="string">
            <text:p>0</text:p>
          </table:table-cell>
          <table:table-cell table:formula="of:=BIN2HEX(CONCATENATE(IF([$screen.BM34]=&quot;&quot;;0;1);IF([$screen.BN34]=&quot;&quot;;0;1);IF([$screen.BO34]=&quot;&quot;;0;1);IF([$screen.BP34]=&quot;&quot;;0;1);IF([$screen.BQ34]=&quot;&quot;;0;1);IF([$screen.BR34]=&quot;&quot;;0;1);IF([$screen.BS34]=&quot;&quot;;0;1);IF([$screen.BT34]=&quot;&quot;;0;1)))" office:value-type="string" office:string-value="0" calcext:value-type="string">
            <text:p>0</text:p>
          </table:table-cell>
          <table:table-cell table:formula="of:=BIN2HEX(CONCATENATE(IF([$screen.BU34]=&quot;&quot;;0;1);IF([$screen.BV34]=&quot;&quot;;0;1);IF([$screen.BW34]=&quot;&quot;;0;1);IF([$screen.BX34]=&quot;&quot;;0;1);IF([$screen.BY34]=&quot;&quot;;0;1);IF([$screen.BZ34]=&quot;&quot;;0;1);IF([$screen.CA34]=&quot;&quot;;0;1);IF([$screen.CB34]=&quot;&quot;;0;1)))" office:value-type="string" office:string-value="0" calcext:value-type="string">
            <text:p>0</text:p>
          </table:table-cell>
          <table:table-cell table:formula="of:=BIN2HEX(CONCATENATE(IF([$screen.CC34]=&quot;&quot;;0;1);IF([$screen.CD34]=&quot;&quot;;0;1);IF([$screen.CE34]=&quot;&quot;;0;1);IF([$screen.CF34]=&quot;&quot;;0;1);IF([$screen.CG34]=&quot;&quot;;0;1);IF([$screen.CH34]=&quot;&quot;;0;1);IF([$screen.CI34]=&quot;&quot;;0;1);IF([$screen.CJ34]=&quot;&quot;;0;1)))" office:value-type="string" office:string-value="0" calcext:value-type="string">
            <text:p>0</text:p>
          </table:table-cell>
          <table:table-cell table:formula="of:=BIN2HEX(CONCATENATE(IF([$screen.CK34]=&quot;&quot;;0;1);IF([$screen.CL34]=&quot;&quot;;0;1);IF([$screen.CM34]=&quot;&quot;;0;1);IF([$screen.CN34]=&quot;&quot;;0;1);IF([$screen.CO34]=&quot;&quot;;0;1);IF([$screen.CP34]=&quot;&quot;;0;1);IF([$screen.CQ34]=&quot;&quot;;0;1);IF([$screen.CR34]=&quot;&quot;;0;1)))" office:value-type="string" office:string-value="0" calcext:value-type="string">
            <text:p>0</text:p>
          </table:table-cell>
          <table:table-cell table:formula="of:=BIN2HEX(CONCATENATE(IF([$screen.CS34]=&quot;&quot;;0;1);IF([$screen.CT34]=&quot;&quot;;0;1);IF([$screen.CU34]=&quot;&quot;;0;1);IF([$screen.CV34]=&quot;&quot;;0;1);IF([$screen.CW34]=&quot;&quot;;0;1);IF([$screen.CX34]=&quot;&quot;;0;1);IF([$screen.CY34]=&quot;&quot;;0;1);IF([$screen.CZ34]=&quot;&quot;;0;1)))" office:value-type="string" office:string-value="0" calcext:value-type="string">
            <text:p>0</text:p>
          </table:table-cell>
          <table:table-cell table:formula="of:=BIN2HEX(CONCATENATE(IF([$screen.DA34]=&quot;&quot;;0;1);IF([$screen.DB34]=&quot;&quot;;0;1);IF([$screen.DC34]=&quot;&quot;;0;1);IF([$screen.DD34]=&quot;&quot;;0;1);IF([$screen.DE34]=&quot;&quot;;0;1);IF([$screen.DF34]=&quot;&quot;;0;1);IF([$screen.DG34]=&quot;&quot;;0;1);IF([$screen.DH34]=&quot;&quot;;0;1)))" office:value-type="string" office:string-value="0" calcext:value-type="string">
            <text:p>0</text:p>
          </table:table-cell>
          <table:table-cell table:formula="of:=BIN2HEX(CONCATENATE(IF([$screen.DI34]=&quot;&quot;;0;1);IF([$screen.DJ34]=&quot;&quot;;0;1);IF([$screen.DK34]=&quot;&quot;;0;1);IF([$screen.DL34]=&quot;&quot;;0;1);IF([$screen.DM34]=&quot;&quot;;0;1);IF([$screen.DN34]=&quot;&quot;;0;1);IF([$screen.DO34]=&quot;&quot;;0;1);IF([$screen.DP34]=&quot;&quot;;0;1)))" office:value-type="string" office:string-value="0" calcext:value-type="string">
            <text:p>0</text:p>
          </table:table-cell>
          <table:table-cell table:formula="of:=BIN2HEX(CONCATENATE(IF([$screen.DQ34]=&quot;&quot;;0;1);IF([$screen.DR34]=&quot;&quot;;0;1);IF([$screen.DS34]=&quot;&quot;;0;1);IF([$screen.DT34]=&quot;&quot;;0;1);IF([$screen.DU34]=&quot;&quot;;0;1);IF([$screen.DV34]=&quot;&quot;;0;1);IF([$screen.DW34]=&quot;&quot;;0;1);IF([$screen.DX34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.A35]=&quot;&quot;;0;1);IF([$screen.B35]=&quot;&quot;;0;1);IF([$screen.C35]=&quot;&quot;;0;1);IF([$screen.D35]=&quot;&quot;;0;1);IF([$screen.E35]=&quot;&quot;;0;1);IF([$screen.F35]=&quot;&quot;;0;1);IF([$screen.G35]=&quot;&quot;;0;1);IF([$screen.H35]=&quot;&quot;;0;1)))" office:value-type="string" office:string-value="0" calcext:value-type="string">
            <text:p>0</text:p>
          </table:table-cell>
          <table:table-cell table:formula="of:=BIN2HEX(CONCATENATE(IF([$screen.I35]=&quot;&quot;;0;1);IF([$screen.J35]=&quot;&quot;;0;1);IF([$screen.K35]=&quot;&quot;;0;1);IF([$screen.L35]=&quot;&quot;;0;1);IF([$screen.M35]=&quot;&quot;;0;1);IF([$screen.N35]=&quot;&quot;;0;1);IF([$screen.O35]=&quot;&quot;;0;1);IF([$screen.P35]=&quot;&quot;;0;1)))" office:value-type="string" office:string-value="0" calcext:value-type="string">
            <text:p>0</text:p>
          </table:table-cell>
          <table:table-cell table:formula="of:=BIN2HEX(CONCATENATE(IF([$screen.Q35]=&quot;&quot;;0;1);IF([$screen.R35]=&quot;&quot;;0;1);IF([$screen.S35]=&quot;&quot;;0;1);IF([$screen.T35]=&quot;&quot;;0;1);IF([$screen.U35]=&quot;&quot;;0;1);IF([$screen.V35]=&quot;&quot;;0;1);IF([$screen.W35]=&quot;&quot;;0;1);IF([$screen.X35]=&quot;&quot;;0;1)))" office:value-type="string" office:string-value="0" calcext:value-type="string">
            <text:p>0</text:p>
          </table:table-cell>
          <table:table-cell table:formula="of:=BIN2HEX(CONCATENATE(IF([$screen.Y35]=&quot;&quot;;0;1);IF([$screen.Z35]=&quot;&quot;;0;1);IF([$screen.AA35]=&quot;&quot;;0;1);IF([$screen.AB35]=&quot;&quot;;0;1);IF([$screen.AC35]=&quot;&quot;;0;1);IF([$screen.AD35]=&quot;&quot;;0;1);IF([$screen.AE35]=&quot;&quot;;0;1);IF([$screen.AF35]=&quot;&quot;;0;1)))" office:value-type="string" office:string-value="0" calcext:value-type="string">
            <text:p>0</text:p>
          </table:table-cell>
          <table:table-cell table:formula="of:=BIN2HEX(CONCATENATE(IF([$screen.AG35]=&quot;&quot;;0;1);IF([$screen.AH35]=&quot;&quot;;0;1);IF([$screen.AI35]=&quot;&quot;;0;1);IF([$screen.AJ35]=&quot;&quot;;0;1);IF([$screen.AK35]=&quot;&quot;;0;1);IF([$screen.AL35]=&quot;&quot;;0;1);IF([$screen.AM35]=&quot;&quot;;0;1);IF([$screen.AN35]=&quot;&quot;;0;1)))" office:value-type="string" office:string-value="0" calcext:value-type="string">
            <text:p>0</text:p>
          </table:table-cell>
          <table:table-cell table:formula="of:=BIN2HEX(CONCATENATE(IF([$screen.AO35]=&quot;&quot;;0;1);IF([$screen.AP35]=&quot;&quot;;0;1);IF([$screen.AQ35]=&quot;&quot;;0;1);IF([$screen.AR35]=&quot;&quot;;0;1);IF([$screen.AS35]=&quot;&quot;;0;1);IF([$screen.AT35]=&quot;&quot;;0;1);IF([$screen.AU35]=&quot;&quot;;0;1);IF([$screen.AV35]=&quot;&quot;;0;1)))" office:value-type="string" office:string-value="0" calcext:value-type="string">
            <text:p>0</text:p>
          </table:table-cell>
          <table:table-cell table:formula="of:=BIN2HEX(CONCATENATE(IF([$screen.AW35]=&quot;&quot;;0;1);IF([$screen.AX35]=&quot;&quot;;0;1);IF([$screen.AY35]=&quot;&quot;;0;1);IF([$screen.AZ35]=&quot;&quot;;0;1);IF([$screen.BA35]=&quot;&quot;;0;1);IF([$screen.BB35]=&quot;&quot;;0;1);IF([$screen.BC35]=&quot;&quot;;0;1);IF([$screen.BD35]=&quot;&quot;;0;1)))" office:value-type="string" office:string-value="0" calcext:value-type="string">
            <text:p>0</text:p>
          </table:table-cell>
          <table:table-cell table:formula="of:=BIN2HEX(CONCATENATE(IF([$screen.BE35]=&quot;&quot;;0;1);IF([$screen.BF35]=&quot;&quot;;0;1);IF([$screen.BG35]=&quot;&quot;;0;1);IF([$screen.BH35]=&quot;&quot;;0;1);IF([$screen.BI35]=&quot;&quot;;0;1);IF([$screen.BJ35]=&quot;&quot;;0;1);IF([$screen.BK35]=&quot;&quot;;0;1);IF([$screen.BL35]=&quot;&quot;;0;1)))" office:value-type="string" office:string-value="0" calcext:value-type="string">
            <text:p>0</text:p>
          </table:table-cell>
          <table:table-cell table:formula="of:=BIN2HEX(CONCATENATE(IF([$screen.BM35]=&quot;&quot;;0;1);IF([$screen.BN35]=&quot;&quot;;0;1);IF([$screen.BO35]=&quot;&quot;;0;1);IF([$screen.BP35]=&quot;&quot;;0;1);IF([$screen.BQ35]=&quot;&quot;;0;1);IF([$screen.BR35]=&quot;&quot;;0;1);IF([$screen.BS35]=&quot;&quot;;0;1);IF([$screen.BT35]=&quot;&quot;;0;1)))" office:value-type="string" office:string-value="0" calcext:value-type="string">
            <text:p>0</text:p>
          </table:table-cell>
          <table:table-cell table:formula="of:=BIN2HEX(CONCATENATE(IF([$screen.BU35]=&quot;&quot;;0;1);IF([$screen.BV35]=&quot;&quot;;0;1);IF([$screen.BW35]=&quot;&quot;;0;1);IF([$screen.BX35]=&quot;&quot;;0;1);IF([$screen.BY35]=&quot;&quot;;0;1);IF([$screen.BZ35]=&quot;&quot;;0;1);IF([$screen.CA35]=&quot;&quot;;0;1);IF([$screen.CB35]=&quot;&quot;;0;1)))" office:value-type="string" office:string-value="0" calcext:value-type="string">
            <text:p>0</text:p>
          </table:table-cell>
          <table:table-cell table:formula="of:=BIN2HEX(CONCATENATE(IF([$screen.CC35]=&quot;&quot;;0;1);IF([$screen.CD35]=&quot;&quot;;0;1);IF([$screen.CE35]=&quot;&quot;;0;1);IF([$screen.CF35]=&quot;&quot;;0;1);IF([$screen.CG35]=&quot;&quot;;0;1);IF([$screen.CH35]=&quot;&quot;;0;1);IF([$screen.CI35]=&quot;&quot;;0;1);IF([$screen.CJ35]=&quot;&quot;;0;1)))" office:value-type="string" office:string-value="0" calcext:value-type="string">
            <text:p>0</text:p>
          </table:table-cell>
          <table:table-cell table:formula="of:=BIN2HEX(CONCATENATE(IF([$screen.CK35]=&quot;&quot;;0;1);IF([$screen.CL35]=&quot;&quot;;0;1);IF([$screen.CM35]=&quot;&quot;;0;1);IF([$screen.CN35]=&quot;&quot;;0;1);IF([$screen.CO35]=&quot;&quot;;0;1);IF([$screen.CP35]=&quot;&quot;;0;1);IF([$screen.CQ35]=&quot;&quot;;0;1);IF([$screen.CR35]=&quot;&quot;;0;1)))" office:value-type="string" office:string-value="0" calcext:value-type="string">
            <text:p>0</text:p>
          </table:table-cell>
          <table:table-cell table:formula="of:=BIN2HEX(CONCATENATE(IF([$screen.CS35]=&quot;&quot;;0;1);IF([$screen.CT35]=&quot;&quot;;0;1);IF([$screen.CU35]=&quot;&quot;;0;1);IF([$screen.CV35]=&quot;&quot;;0;1);IF([$screen.CW35]=&quot;&quot;;0;1);IF([$screen.CX35]=&quot;&quot;;0;1);IF([$screen.CY35]=&quot;&quot;;0;1);IF([$screen.CZ35]=&quot;&quot;;0;1)))" office:value-type="string" office:string-value="0" calcext:value-type="string">
            <text:p>0</text:p>
          </table:table-cell>
          <table:table-cell table:formula="of:=BIN2HEX(CONCATENATE(IF([$screen.DA35]=&quot;&quot;;0;1);IF([$screen.DB35]=&quot;&quot;;0;1);IF([$screen.DC35]=&quot;&quot;;0;1);IF([$screen.DD35]=&quot;&quot;;0;1);IF([$screen.DE35]=&quot;&quot;;0;1);IF([$screen.DF35]=&quot;&quot;;0;1);IF([$screen.DG35]=&quot;&quot;;0;1);IF([$screen.DH35]=&quot;&quot;;0;1)))" office:value-type="string" office:string-value="0" calcext:value-type="string">
            <text:p>0</text:p>
          </table:table-cell>
          <table:table-cell table:formula="of:=BIN2HEX(CONCATENATE(IF([$screen.DI35]=&quot;&quot;;0;1);IF([$screen.DJ35]=&quot;&quot;;0;1);IF([$screen.DK35]=&quot;&quot;;0;1);IF([$screen.DL35]=&quot;&quot;;0;1);IF([$screen.DM35]=&quot;&quot;;0;1);IF([$screen.DN35]=&quot;&quot;;0;1);IF([$screen.DO35]=&quot;&quot;;0;1);IF([$screen.DP35]=&quot;&quot;;0;1)))" office:value-type="string" office:string-value="0" calcext:value-type="string">
            <text:p>0</text:p>
          </table:table-cell>
          <table:table-cell table:formula="of:=BIN2HEX(CONCATENATE(IF([$screen.DQ35]=&quot;&quot;;0;1);IF([$screen.DR35]=&quot;&quot;;0;1);IF([$screen.DS35]=&quot;&quot;;0;1);IF([$screen.DT35]=&quot;&quot;;0;1);IF([$screen.DU35]=&quot;&quot;;0;1);IF([$screen.DV35]=&quot;&quot;;0;1);IF([$screen.DW35]=&quot;&quot;;0;1);IF([$screen.DX35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.A36]=&quot;&quot;;0;1);IF([$screen.B36]=&quot;&quot;;0;1);IF([$screen.C36]=&quot;&quot;;0;1);IF([$screen.D36]=&quot;&quot;;0;1);IF([$screen.E36]=&quot;&quot;;0;1);IF([$screen.F36]=&quot;&quot;;0;1);IF([$screen.G36]=&quot;&quot;;0;1);IF([$screen.H36]=&quot;&quot;;0;1)))" office:value-type="string" office:string-value="0" calcext:value-type="string">
            <text:p>0</text:p>
          </table:table-cell>
          <table:table-cell table:formula="of:=BIN2HEX(CONCATENATE(IF([$screen.I36]=&quot;&quot;;0;1);IF([$screen.J36]=&quot;&quot;;0;1);IF([$screen.K36]=&quot;&quot;;0;1);IF([$screen.L36]=&quot;&quot;;0;1);IF([$screen.M36]=&quot;&quot;;0;1);IF([$screen.N36]=&quot;&quot;;0;1);IF([$screen.O36]=&quot;&quot;;0;1);IF([$screen.P36]=&quot;&quot;;0;1)))" office:value-type="string" office:string-value="0" calcext:value-type="string">
            <text:p>0</text:p>
          </table:table-cell>
          <table:table-cell table:formula="of:=BIN2HEX(CONCATENATE(IF([$screen.Q36]=&quot;&quot;;0;1);IF([$screen.R36]=&quot;&quot;;0;1);IF([$screen.S36]=&quot;&quot;;0;1);IF([$screen.T36]=&quot;&quot;;0;1);IF([$screen.U36]=&quot;&quot;;0;1);IF([$screen.V36]=&quot;&quot;;0;1);IF([$screen.W36]=&quot;&quot;;0;1);IF([$screen.X36]=&quot;&quot;;0;1)))" office:value-type="string" office:string-value="0" calcext:value-type="string">
            <text:p>0</text:p>
          </table:table-cell>
          <table:table-cell table:formula="of:=BIN2HEX(CONCATENATE(IF([$screen.Y36]=&quot;&quot;;0;1);IF([$screen.Z36]=&quot;&quot;;0;1);IF([$screen.AA36]=&quot;&quot;;0;1);IF([$screen.AB36]=&quot;&quot;;0;1);IF([$screen.AC36]=&quot;&quot;;0;1);IF([$screen.AD36]=&quot;&quot;;0;1);IF([$screen.AE36]=&quot;&quot;;0;1);IF([$screen.AF36]=&quot;&quot;;0;1)))" office:value-type="string" office:string-value="0" calcext:value-type="string">
            <text:p>0</text:p>
          </table:table-cell>
          <table:table-cell table:formula="of:=BIN2HEX(CONCATENATE(IF([$screen.AG36]=&quot;&quot;;0;1);IF([$screen.AH36]=&quot;&quot;;0;1);IF([$screen.AI36]=&quot;&quot;;0;1);IF([$screen.AJ36]=&quot;&quot;;0;1);IF([$screen.AK36]=&quot;&quot;;0;1);IF([$screen.AL36]=&quot;&quot;;0;1);IF([$screen.AM36]=&quot;&quot;;0;1);IF([$screen.AN36]=&quot;&quot;;0;1)))" office:value-type="string" office:string-value="0" calcext:value-type="string">
            <text:p>0</text:p>
          </table:table-cell>
          <table:table-cell table:formula="of:=BIN2HEX(CONCATENATE(IF([$screen.AO36]=&quot;&quot;;0;1);IF([$screen.AP36]=&quot;&quot;;0;1);IF([$screen.AQ36]=&quot;&quot;;0;1);IF([$screen.AR36]=&quot;&quot;;0;1);IF([$screen.AS36]=&quot;&quot;;0;1);IF([$screen.AT36]=&quot;&quot;;0;1);IF([$screen.AU36]=&quot;&quot;;0;1);IF([$screen.AV36]=&quot;&quot;;0;1)))" office:value-type="string" office:string-value="0" calcext:value-type="string">
            <text:p>0</text:p>
          </table:table-cell>
          <table:table-cell table:formula="of:=BIN2HEX(CONCATENATE(IF([$screen.AW36]=&quot;&quot;;0;1);IF([$screen.AX36]=&quot;&quot;;0;1);IF([$screen.AY36]=&quot;&quot;;0;1);IF([$screen.AZ36]=&quot;&quot;;0;1);IF([$screen.BA36]=&quot;&quot;;0;1);IF([$screen.BB36]=&quot;&quot;;0;1);IF([$screen.BC36]=&quot;&quot;;0;1);IF([$screen.BD36]=&quot;&quot;;0;1)))" office:value-type="string" office:string-value="0" calcext:value-type="string">
            <text:p>0</text:p>
          </table:table-cell>
          <table:table-cell table:formula="of:=BIN2HEX(CONCATENATE(IF([$screen.BE36]=&quot;&quot;;0;1);IF([$screen.BF36]=&quot;&quot;;0;1);IF([$screen.BG36]=&quot;&quot;;0;1);IF([$screen.BH36]=&quot;&quot;;0;1);IF([$screen.BI36]=&quot;&quot;;0;1);IF([$screen.BJ36]=&quot;&quot;;0;1);IF([$screen.BK36]=&quot;&quot;;0;1);IF([$screen.BL36]=&quot;&quot;;0;1)))" office:value-type="string" office:string-value="0" calcext:value-type="string">
            <text:p>0</text:p>
          </table:table-cell>
          <table:table-cell table:formula="of:=BIN2HEX(CONCATENATE(IF([$screen.BM36]=&quot;&quot;;0;1);IF([$screen.BN36]=&quot;&quot;;0;1);IF([$screen.BO36]=&quot;&quot;;0;1);IF([$screen.BP36]=&quot;&quot;;0;1);IF([$screen.BQ36]=&quot;&quot;;0;1);IF([$screen.BR36]=&quot;&quot;;0;1);IF([$screen.BS36]=&quot;&quot;;0;1);IF([$screen.BT36]=&quot;&quot;;0;1)))" office:value-type="string" office:string-value="0" calcext:value-type="string">
            <text:p>0</text:p>
          </table:table-cell>
          <table:table-cell table:formula="of:=BIN2HEX(CONCATENATE(IF([$screen.BU36]=&quot;&quot;;0;1);IF([$screen.BV36]=&quot;&quot;;0;1);IF([$screen.BW36]=&quot;&quot;;0;1);IF([$screen.BX36]=&quot;&quot;;0;1);IF([$screen.BY36]=&quot;&quot;;0;1);IF([$screen.BZ36]=&quot;&quot;;0;1);IF([$screen.CA36]=&quot;&quot;;0;1);IF([$screen.CB36]=&quot;&quot;;0;1)))" office:value-type="string" office:string-value="0" calcext:value-type="string">
            <text:p>0</text:p>
          </table:table-cell>
          <table:table-cell table:formula="of:=BIN2HEX(CONCATENATE(IF([$screen.CC36]=&quot;&quot;;0;1);IF([$screen.CD36]=&quot;&quot;;0;1);IF([$screen.CE36]=&quot;&quot;;0;1);IF([$screen.CF36]=&quot;&quot;;0;1);IF([$screen.CG36]=&quot;&quot;;0;1);IF([$screen.CH36]=&quot;&quot;;0;1);IF([$screen.CI36]=&quot;&quot;;0;1);IF([$screen.CJ36]=&quot;&quot;;0;1)))" office:value-type="string" office:string-value="0" calcext:value-type="string">
            <text:p>0</text:p>
          </table:table-cell>
          <table:table-cell table:formula="of:=BIN2HEX(CONCATENATE(IF([$screen.CK36]=&quot;&quot;;0;1);IF([$screen.CL36]=&quot;&quot;;0;1);IF([$screen.CM36]=&quot;&quot;;0;1);IF([$screen.CN36]=&quot;&quot;;0;1);IF([$screen.CO36]=&quot;&quot;;0;1);IF([$screen.CP36]=&quot;&quot;;0;1);IF([$screen.CQ36]=&quot;&quot;;0;1);IF([$screen.CR36]=&quot;&quot;;0;1)))" office:value-type="string" office:string-value="0" calcext:value-type="string">
            <text:p>0</text:p>
          </table:table-cell>
          <table:table-cell table:formula="of:=BIN2HEX(CONCATENATE(IF([$screen.CS36]=&quot;&quot;;0;1);IF([$screen.CT36]=&quot;&quot;;0;1);IF([$screen.CU36]=&quot;&quot;;0;1);IF([$screen.CV36]=&quot;&quot;;0;1);IF([$screen.CW36]=&quot;&quot;;0;1);IF([$screen.CX36]=&quot;&quot;;0;1);IF([$screen.CY36]=&quot;&quot;;0;1);IF([$screen.CZ36]=&quot;&quot;;0;1)))" office:value-type="string" office:string-value="0" calcext:value-type="string">
            <text:p>0</text:p>
          </table:table-cell>
          <table:table-cell table:formula="of:=BIN2HEX(CONCATENATE(IF([$screen.DA36]=&quot;&quot;;0;1);IF([$screen.DB36]=&quot;&quot;;0;1);IF([$screen.DC36]=&quot;&quot;;0;1);IF([$screen.DD36]=&quot;&quot;;0;1);IF([$screen.DE36]=&quot;&quot;;0;1);IF([$screen.DF36]=&quot;&quot;;0;1);IF([$screen.DG36]=&quot;&quot;;0;1);IF([$screen.DH36]=&quot;&quot;;0;1)))" office:value-type="string" office:string-value="0" calcext:value-type="string">
            <text:p>0</text:p>
          </table:table-cell>
          <table:table-cell table:formula="of:=BIN2HEX(CONCATENATE(IF([$screen.DI36]=&quot;&quot;;0;1);IF([$screen.DJ36]=&quot;&quot;;0;1);IF([$screen.DK36]=&quot;&quot;;0;1);IF([$screen.DL36]=&quot;&quot;;0;1);IF([$screen.DM36]=&quot;&quot;;0;1);IF([$screen.DN36]=&quot;&quot;;0;1);IF([$screen.DO36]=&quot;&quot;;0;1);IF([$screen.DP36]=&quot;&quot;;0;1)))" office:value-type="string" office:string-value="0" calcext:value-type="string">
            <text:p>0</text:p>
          </table:table-cell>
          <table:table-cell table:formula="of:=BIN2HEX(CONCATENATE(IF([$screen.DQ36]=&quot;&quot;;0;1);IF([$screen.DR36]=&quot;&quot;;0;1);IF([$screen.DS36]=&quot;&quot;;0;1);IF([$screen.DT36]=&quot;&quot;;0;1);IF([$screen.DU36]=&quot;&quot;;0;1);IF([$screen.DV36]=&quot;&quot;;0;1);IF([$screen.DW36]=&quot;&quot;;0;1);IF([$screen.DX36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.A37]=&quot;&quot;;0;1);IF([$screen.B37]=&quot;&quot;;0;1);IF([$screen.C37]=&quot;&quot;;0;1);IF([$screen.D37]=&quot;&quot;;0;1);IF([$screen.E37]=&quot;&quot;;0;1);IF([$screen.F37]=&quot;&quot;;0;1);IF([$screen.G37]=&quot;&quot;;0;1);IF([$screen.H37]=&quot;&quot;;0;1)))" office:value-type="string" office:string-value="0" calcext:value-type="string">
            <text:p>0</text:p>
          </table:table-cell>
          <table:table-cell table:formula="of:=BIN2HEX(CONCATENATE(IF([$screen.I37]=&quot;&quot;;0;1);IF([$screen.J37]=&quot;&quot;;0;1);IF([$screen.K37]=&quot;&quot;;0;1);IF([$screen.L37]=&quot;&quot;;0;1);IF([$screen.M37]=&quot;&quot;;0;1);IF([$screen.N37]=&quot;&quot;;0;1);IF([$screen.O37]=&quot;&quot;;0;1);IF([$screen.P37]=&quot;&quot;;0;1)))" office:value-type="string" office:string-value="0" calcext:value-type="string">
            <text:p>0</text:p>
          </table:table-cell>
          <table:table-cell table:formula="of:=BIN2HEX(CONCATENATE(IF([$screen.Q37]=&quot;&quot;;0;1);IF([$screen.R37]=&quot;&quot;;0;1);IF([$screen.S37]=&quot;&quot;;0;1);IF([$screen.T37]=&quot;&quot;;0;1);IF([$screen.U37]=&quot;&quot;;0;1);IF([$screen.V37]=&quot;&quot;;0;1);IF([$screen.W37]=&quot;&quot;;0;1);IF([$screen.X37]=&quot;&quot;;0;1)))" office:value-type="string" office:string-value="0" calcext:value-type="string">
            <text:p>0</text:p>
          </table:table-cell>
          <table:table-cell table:formula="of:=BIN2HEX(CONCATENATE(IF([$screen.Y37]=&quot;&quot;;0;1);IF([$screen.Z37]=&quot;&quot;;0;1);IF([$screen.AA37]=&quot;&quot;;0;1);IF([$screen.AB37]=&quot;&quot;;0;1);IF([$screen.AC37]=&quot;&quot;;0;1);IF([$screen.AD37]=&quot;&quot;;0;1);IF([$screen.AE37]=&quot;&quot;;0;1);IF([$screen.AF37]=&quot;&quot;;0;1)))" office:value-type="string" office:string-value="0" calcext:value-type="string">
            <text:p>0</text:p>
          </table:table-cell>
          <table:table-cell table:formula="of:=BIN2HEX(CONCATENATE(IF([$screen.AG37]=&quot;&quot;;0;1);IF([$screen.AH37]=&quot;&quot;;0;1);IF([$screen.AI37]=&quot;&quot;;0;1);IF([$screen.AJ37]=&quot;&quot;;0;1);IF([$screen.AK37]=&quot;&quot;;0;1);IF([$screen.AL37]=&quot;&quot;;0;1);IF([$screen.AM37]=&quot;&quot;;0;1);IF([$screen.AN37]=&quot;&quot;;0;1)))" office:value-type="string" office:string-value="0" calcext:value-type="string">
            <text:p>0</text:p>
          </table:table-cell>
          <table:table-cell table:formula="of:=BIN2HEX(CONCATENATE(IF([$screen.AO37]=&quot;&quot;;0;1);IF([$screen.AP37]=&quot;&quot;;0;1);IF([$screen.AQ37]=&quot;&quot;;0;1);IF([$screen.AR37]=&quot;&quot;;0;1);IF([$screen.AS37]=&quot;&quot;;0;1);IF([$screen.AT37]=&quot;&quot;;0;1);IF([$screen.AU37]=&quot;&quot;;0;1);IF([$screen.AV37]=&quot;&quot;;0;1)))" office:value-type="string" office:string-value="0" calcext:value-type="string">
            <text:p>0</text:p>
          </table:table-cell>
          <table:table-cell table:formula="of:=BIN2HEX(CONCATENATE(IF([$screen.AW37]=&quot;&quot;;0;1);IF([$screen.AX37]=&quot;&quot;;0;1);IF([$screen.AY37]=&quot;&quot;;0;1);IF([$screen.AZ37]=&quot;&quot;;0;1);IF([$screen.BA37]=&quot;&quot;;0;1);IF([$screen.BB37]=&quot;&quot;;0;1);IF([$screen.BC37]=&quot;&quot;;0;1);IF([$screen.BD37]=&quot;&quot;;0;1)))" office:value-type="string" office:string-value="0" calcext:value-type="string">
            <text:p>0</text:p>
          </table:table-cell>
          <table:table-cell table:formula="of:=BIN2HEX(CONCATENATE(IF([$screen.BE37]=&quot;&quot;;0;1);IF([$screen.BF37]=&quot;&quot;;0;1);IF([$screen.BG37]=&quot;&quot;;0;1);IF([$screen.BH37]=&quot;&quot;;0;1);IF([$screen.BI37]=&quot;&quot;;0;1);IF([$screen.BJ37]=&quot;&quot;;0;1);IF([$screen.BK37]=&quot;&quot;;0;1);IF([$screen.BL37]=&quot;&quot;;0;1)))" office:value-type="string" office:string-value="0" calcext:value-type="string">
            <text:p>0</text:p>
          </table:table-cell>
          <table:table-cell table:formula="of:=BIN2HEX(CONCATENATE(IF([$screen.BM37]=&quot;&quot;;0;1);IF([$screen.BN37]=&quot;&quot;;0;1);IF([$screen.BO37]=&quot;&quot;;0;1);IF([$screen.BP37]=&quot;&quot;;0;1);IF([$screen.BQ37]=&quot;&quot;;0;1);IF([$screen.BR37]=&quot;&quot;;0;1);IF([$screen.BS37]=&quot;&quot;;0;1);IF([$screen.BT37]=&quot;&quot;;0;1)))" office:value-type="string" office:string-value="0" calcext:value-type="string">
            <text:p>0</text:p>
          </table:table-cell>
          <table:table-cell table:formula="of:=BIN2HEX(CONCATENATE(IF([$screen.BU37]=&quot;&quot;;0;1);IF([$screen.BV37]=&quot;&quot;;0;1);IF([$screen.BW37]=&quot;&quot;;0;1);IF([$screen.BX37]=&quot;&quot;;0;1);IF([$screen.BY37]=&quot;&quot;;0;1);IF([$screen.BZ37]=&quot;&quot;;0;1);IF([$screen.CA37]=&quot;&quot;;0;1);IF([$screen.CB37]=&quot;&quot;;0;1)))" office:value-type="string" office:string-value="0" calcext:value-type="string">
            <text:p>0</text:p>
          </table:table-cell>
          <table:table-cell table:formula="of:=BIN2HEX(CONCATENATE(IF([$screen.CC37]=&quot;&quot;;0;1);IF([$screen.CD37]=&quot;&quot;;0;1);IF([$screen.CE37]=&quot;&quot;;0;1);IF([$screen.CF37]=&quot;&quot;;0;1);IF([$screen.CG37]=&quot;&quot;;0;1);IF([$screen.CH37]=&quot;&quot;;0;1);IF([$screen.CI37]=&quot;&quot;;0;1);IF([$screen.CJ37]=&quot;&quot;;0;1)))" office:value-type="string" office:string-value="0" calcext:value-type="string">
            <text:p>0</text:p>
          </table:table-cell>
          <table:table-cell table:formula="of:=BIN2HEX(CONCATENATE(IF([$screen.CK37]=&quot;&quot;;0;1);IF([$screen.CL37]=&quot;&quot;;0;1);IF([$screen.CM37]=&quot;&quot;;0;1);IF([$screen.CN37]=&quot;&quot;;0;1);IF([$screen.CO37]=&quot;&quot;;0;1);IF([$screen.CP37]=&quot;&quot;;0;1);IF([$screen.CQ37]=&quot;&quot;;0;1);IF([$screen.CR37]=&quot;&quot;;0;1)))" office:value-type="string" office:string-value="0" calcext:value-type="string">
            <text:p>0</text:p>
          </table:table-cell>
          <table:table-cell table:formula="of:=BIN2HEX(CONCATENATE(IF([$screen.CS37]=&quot;&quot;;0;1);IF([$screen.CT37]=&quot;&quot;;0;1);IF([$screen.CU37]=&quot;&quot;;0;1);IF([$screen.CV37]=&quot;&quot;;0;1);IF([$screen.CW37]=&quot;&quot;;0;1);IF([$screen.CX37]=&quot;&quot;;0;1);IF([$screen.CY37]=&quot;&quot;;0;1);IF([$screen.CZ37]=&quot;&quot;;0;1)))" office:value-type="string" office:string-value="0" calcext:value-type="string">
            <text:p>0</text:p>
          </table:table-cell>
          <table:table-cell table:formula="of:=BIN2HEX(CONCATENATE(IF([$screen.DA37]=&quot;&quot;;0;1);IF([$screen.DB37]=&quot;&quot;;0;1);IF([$screen.DC37]=&quot;&quot;;0;1);IF([$screen.DD37]=&quot;&quot;;0;1);IF([$screen.DE37]=&quot;&quot;;0;1);IF([$screen.DF37]=&quot;&quot;;0;1);IF([$screen.DG37]=&quot;&quot;;0;1);IF([$screen.DH37]=&quot;&quot;;0;1)))" office:value-type="string" office:string-value="0" calcext:value-type="string">
            <text:p>0</text:p>
          </table:table-cell>
          <table:table-cell table:formula="of:=BIN2HEX(CONCATENATE(IF([$screen.DI37]=&quot;&quot;;0;1);IF([$screen.DJ37]=&quot;&quot;;0;1);IF([$screen.DK37]=&quot;&quot;;0;1);IF([$screen.DL37]=&quot;&quot;;0;1);IF([$screen.DM37]=&quot;&quot;;0;1);IF([$screen.DN37]=&quot;&quot;;0;1);IF([$screen.DO37]=&quot;&quot;;0;1);IF([$screen.DP37]=&quot;&quot;;0;1)))" office:value-type="string" office:string-value="0" calcext:value-type="string">
            <text:p>0</text:p>
          </table:table-cell>
          <table:table-cell table:formula="of:=BIN2HEX(CONCATENATE(IF([$screen.DQ37]=&quot;&quot;;0;1);IF([$screen.DR37]=&quot;&quot;;0;1);IF([$screen.DS37]=&quot;&quot;;0;1);IF([$screen.DT37]=&quot;&quot;;0;1);IF([$screen.DU37]=&quot;&quot;;0;1);IF([$screen.DV37]=&quot;&quot;;0;1);IF([$screen.DW37]=&quot;&quot;;0;1);IF([$screen.DX37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.A38]=&quot;&quot;;0;1);IF([$screen.B38]=&quot;&quot;;0;1);IF([$screen.C38]=&quot;&quot;;0;1);IF([$screen.D38]=&quot;&quot;;0;1);IF([$screen.E38]=&quot;&quot;;0;1);IF([$screen.F38]=&quot;&quot;;0;1);IF([$screen.G38]=&quot;&quot;;0;1);IF([$screen.H38]=&quot;&quot;;0;1)))" office:value-type="string" office:string-value="0" calcext:value-type="string">
            <text:p>0</text:p>
          </table:table-cell>
          <table:table-cell table:formula="of:=BIN2HEX(CONCATENATE(IF([$screen.I38]=&quot;&quot;;0;1);IF([$screen.J38]=&quot;&quot;;0;1);IF([$screen.K38]=&quot;&quot;;0;1);IF([$screen.L38]=&quot;&quot;;0;1);IF([$screen.M38]=&quot;&quot;;0;1);IF([$screen.N38]=&quot;&quot;;0;1);IF([$screen.O38]=&quot;&quot;;0;1);IF([$screen.P38]=&quot;&quot;;0;1)))" office:value-type="string" office:string-value="0" calcext:value-type="string">
            <text:p>0</text:p>
          </table:table-cell>
          <table:table-cell table:formula="of:=BIN2HEX(CONCATENATE(IF([$screen.Q38]=&quot;&quot;;0;1);IF([$screen.R38]=&quot;&quot;;0;1);IF([$screen.S38]=&quot;&quot;;0;1);IF([$screen.T38]=&quot;&quot;;0;1);IF([$screen.U38]=&quot;&quot;;0;1);IF([$screen.V38]=&quot;&quot;;0;1);IF([$screen.W38]=&quot;&quot;;0;1);IF([$screen.X38]=&quot;&quot;;0;1)))" office:value-type="string" office:string-value="0" calcext:value-type="string">
            <text:p>0</text:p>
          </table:table-cell>
          <table:table-cell table:formula="of:=BIN2HEX(CONCATENATE(IF([$screen.Y38]=&quot;&quot;;0;1);IF([$screen.Z38]=&quot;&quot;;0;1);IF([$screen.AA38]=&quot;&quot;;0;1);IF([$screen.AB38]=&quot;&quot;;0;1);IF([$screen.AC38]=&quot;&quot;;0;1);IF([$screen.AD38]=&quot;&quot;;0;1);IF([$screen.AE38]=&quot;&quot;;0;1);IF([$screen.AF38]=&quot;&quot;;0;1)))" office:value-type="string" office:string-value="0" calcext:value-type="string">
            <text:p>0</text:p>
          </table:table-cell>
          <table:table-cell table:formula="of:=BIN2HEX(CONCATENATE(IF([$screen.AG38]=&quot;&quot;;0;1);IF([$screen.AH38]=&quot;&quot;;0;1);IF([$screen.AI38]=&quot;&quot;;0;1);IF([$screen.AJ38]=&quot;&quot;;0;1);IF([$screen.AK38]=&quot;&quot;;0;1);IF([$screen.AL38]=&quot;&quot;;0;1);IF([$screen.AM38]=&quot;&quot;;0;1);IF([$screen.AN38]=&quot;&quot;;0;1)))" office:value-type="string" office:string-value="0" calcext:value-type="string">
            <text:p>0</text:p>
          </table:table-cell>
          <table:table-cell table:formula="of:=BIN2HEX(CONCATENATE(IF([$screen.AO38]=&quot;&quot;;0;1);IF([$screen.AP38]=&quot;&quot;;0;1);IF([$screen.AQ38]=&quot;&quot;;0;1);IF([$screen.AR38]=&quot;&quot;;0;1);IF([$screen.AS38]=&quot;&quot;;0;1);IF([$screen.AT38]=&quot;&quot;;0;1);IF([$screen.AU38]=&quot;&quot;;0;1);IF([$screen.AV38]=&quot;&quot;;0;1)))" office:value-type="string" office:string-value="0" calcext:value-type="string">
            <text:p>0</text:p>
          </table:table-cell>
          <table:table-cell table:formula="of:=BIN2HEX(CONCATENATE(IF([$screen.AW38]=&quot;&quot;;0;1);IF([$screen.AX38]=&quot;&quot;;0;1);IF([$screen.AY38]=&quot;&quot;;0;1);IF([$screen.AZ38]=&quot;&quot;;0;1);IF([$screen.BA38]=&quot;&quot;;0;1);IF([$screen.BB38]=&quot;&quot;;0;1);IF([$screen.BC38]=&quot;&quot;;0;1);IF([$screen.BD38]=&quot;&quot;;0;1)))" office:value-type="string" office:string-value="0" calcext:value-type="string">
            <text:p>0</text:p>
          </table:table-cell>
          <table:table-cell table:formula="of:=BIN2HEX(CONCATENATE(IF([$screen.BE38]=&quot;&quot;;0;1);IF([$screen.BF38]=&quot;&quot;;0;1);IF([$screen.BG38]=&quot;&quot;;0;1);IF([$screen.BH38]=&quot;&quot;;0;1);IF([$screen.BI38]=&quot;&quot;;0;1);IF([$screen.BJ38]=&quot;&quot;;0;1);IF([$screen.BK38]=&quot;&quot;;0;1);IF([$screen.BL38]=&quot;&quot;;0;1)))" office:value-type="string" office:string-value="0" calcext:value-type="string">
            <text:p>0</text:p>
          </table:table-cell>
          <table:table-cell table:formula="of:=BIN2HEX(CONCATENATE(IF([$screen.BM38]=&quot;&quot;;0;1);IF([$screen.BN38]=&quot;&quot;;0;1);IF([$screen.BO38]=&quot;&quot;;0;1);IF([$screen.BP38]=&quot;&quot;;0;1);IF([$screen.BQ38]=&quot;&quot;;0;1);IF([$screen.BR38]=&quot;&quot;;0;1);IF([$screen.BS38]=&quot;&quot;;0;1);IF([$screen.BT38]=&quot;&quot;;0;1)))" office:value-type="string" office:string-value="0" calcext:value-type="string">
            <text:p>0</text:p>
          </table:table-cell>
          <table:table-cell table:formula="of:=BIN2HEX(CONCATENATE(IF([$screen.BU38]=&quot;&quot;;0;1);IF([$screen.BV38]=&quot;&quot;;0;1);IF([$screen.BW38]=&quot;&quot;;0;1);IF([$screen.BX38]=&quot;&quot;;0;1);IF([$screen.BY38]=&quot;&quot;;0;1);IF([$screen.BZ38]=&quot;&quot;;0;1);IF([$screen.CA38]=&quot;&quot;;0;1);IF([$screen.CB38]=&quot;&quot;;0;1)))" office:value-type="string" office:string-value="0" calcext:value-type="string">
            <text:p>0</text:p>
          </table:table-cell>
          <table:table-cell table:formula="of:=BIN2HEX(CONCATENATE(IF([$screen.CC38]=&quot;&quot;;0;1);IF([$screen.CD38]=&quot;&quot;;0;1);IF([$screen.CE38]=&quot;&quot;;0;1);IF([$screen.CF38]=&quot;&quot;;0;1);IF([$screen.CG38]=&quot;&quot;;0;1);IF([$screen.CH38]=&quot;&quot;;0;1);IF([$screen.CI38]=&quot;&quot;;0;1);IF([$screen.CJ38]=&quot;&quot;;0;1)))" office:value-type="string" office:string-value="0" calcext:value-type="string">
            <text:p>0</text:p>
          </table:table-cell>
          <table:table-cell table:formula="of:=BIN2HEX(CONCATENATE(IF([$screen.CK38]=&quot;&quot;;0;1);IF([$screen.CL38]=&quot;&quot;;0;1);IF([$screen.CM38]=&quot;&quot;;0;1);IF([$screen.CN38]=&quot;&quot;;0;1);IF([$screen.CO38]=&quot;&quot;;0;1);IF([$screen.CP38]=&quot;&quot;;0;1);IF([$screen.CQ38]=&quot;&quot;;0;1);IF([$screen.CR38]=&quot;&quot;;0;1)))" office:value-type="string" office:string-value="0" calcext:value-type="string">
            <text:p>0</text:p>
          </table:table-cell>
          <table:table-cell table:formula="of:=BIN2HEX(CONCATENATE(IF([$screen.CS38]=&quot;&quot;;0;1);IF([$screen.CT38]=&quot;&quot;;0;1);IF([$screen.CU38]=&quot;&quot;;0;1);IF([$screen.CV38]=&quot;&quot;;0;1);IF([$screen.CW38]=&quot;&quot;;0;1);IF([$screen.CX38]=&quot;&quot;;0;1);IF([$screen.CY38]=&quot;&quot;;0;1);IF([$screen.CZ38]=&quot;&quot;;0;1)))" office:value-type="string" office:string-value="0" calcext:value-type="string">
            <text:p>0</text:p>
          </table:table-cell>
          <table:table-cell table:formula="of:=BIN2HEX(CONCATENATE(IF([$screen.DA38]=&quot;&quot;;0;1);IF([$screen.DB38]=&quot;&quot;;0;1);IF([$screen.DC38]=&quot;&quot;;0;1);IF([$screen.DD38]=&quot;&quot;;0;1);IF([$screen.DE38]=&quot;&quot;;0;1);IF([$screen.DF38]=&quot;&quot;;0;1);IF([$screen.DG38]=&quot;&quot;;0;1);IF([$screen.DH38]=&quot;&quot;;0;1)))" office:value-type="string" office:string-value="0" calcext:value-type="string">
            <text:p>0</text:p>
          </table:table-cell>
          <table:table-cell table:formula="of:=BIN2HEX(CONCATENATE(IF([$screen.DI38]=&quot;&quot;;0;1);IF([$screen.DJ38]=&quot;&quot;;0;1);IF([$screen.DK38]=&quot;&quot;;0;1);IF([$screen.DL38]=&quot;&quot;;0;1);IF([$screen.DM38]=&quot;&quot;;0;1);IF([$screen.DN38]=&quot;&quot;;0;1);IF([$screen.DO38]=&quot;&quot;;0;1);IF([$screen.DP38]=&quot;&quot;;0;1)))" office:value-type="string" office:string-value="0" calcext:value-type="string">
            <text:p>0</text:p>
          </table:table-cell>
          <table:table-cell table:formula="of:=BIN2HEX(CONCATENATE(IF([$screen.DQ38]=&quot;&quot;;0;1);IF([$screen.DR38]=&quot;&quot;;0;1);IF([$screen.DS38]=&quot;&quot;;0;1);IF([$screen.DT38]=&quot;&quot;;0;1);IF([$screen.DU38]=&quot;&quot;;0;1);IF([$screen.DV38]=&quot;&quot;;0;1);IF([$screen.DW38]=&quot;&quot;;0;1);IF([$screen.DX38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.A39]=&quot;&quot;;0;1);IF([$screen.B39]=&quot;&quot;;0;1);IF([$screen.C39]=&quot;&quot;;0;1);IF([$screen.D39]=&quot;&quot;;0;1);IF([$screen.E39]=&quot;&quot;;0;1);IF([$screen.F39]=&quot;&quot;;0;1);IF([$screen.G39]=&quot;&quot;;0;1);IF([$screen.H39]=&quot;&quot;;0;1)))" office:value-type="string" office:string-value="0" calcext:value-type="string">
            <text:p>0</text:p>
          </table:table-cell>
          <table:table-cell table:formula="of:=BIN2HEX(CONCATENATE(IF([$screen.I39]=&quot;&quot;;0;1);IF([$screen.J39]=&quot;&quot;;0;1);IF([$screen.K39]=&quot;&quot;;0;1);IF([$screen.L39]=&quot;&quot;;0;1);IF([$screen.M39]=&quot;&quot;;0;1);IF([$screen.N39]=&quot;&quot;;0;1);IF([$screen.O39]=&quot;&quot;;0;1);IF([$screen.P39]=&quot;&quot;;0;1)))" office:value-type="string" office:string-value="0" calcext:value-type="string">
            <text:p>0</text:p>
          </table:table-cell>
          <table:table-cell table:formula="of:=BIN2HEX(CONCATENATE(IF([$screen.Q39]=&quot;&quot;;0;1);IF([$screen.R39]=&quot;&quot;;0;1);IF([$screen.S39]=&quot;&quot;;0;1);IF([$screen.T39]=&quot;&quot;;0;1);IF([$screen.U39]=&quot;&quot;;0;1);IF([$screen.V39]=&quot;&quot;;0;1);IF([$screen.W39]=&quot;&quot;;0;1);IF([$screen.X39]=&quot;&quot;;0;1)))" office:value-type="string" office:string-value="0" calcext:value-type="string">
            <text:p>0</text:p>
          </table:table-cell>
          <table:table-cell table:formula="of:=BIN2HEX(CONCATENATE(IF([$screen.Y39]=&quot;&quot;;0;1);IF([$screen.Z39]=&quot;&quot;;0;1);IF([$screen.AA39]=&quot;&quot;;0;1);IF([$screen.AB39]=&quot;&quot;;0;1);IF([$screen.AC39]=&quot;&quot;;0;1);IF([$screen.AD39]=&quot;&quot;;0;1);IF([$screen.AE39]=&quot;&quot;;0;1);IF([$screen.AF39]=&quot;&quot;;0;1)))" office:value-type="string" office:string-value="0" calcext:value-type="string">
            <text:p>0</text:p>
          </table:table-cell>
          <table:table-cell table:formula="of:=BIN2HEX(CONCATENATE(IF([$screen.AG39]=&quot;&quot;;0;1);IF([$screen.AH39]=&quot;&quot;;0;1);IF([$screen.AI39]=&quot;&quot;;0;1);IF([$screen.AJ39]=&quot;&quot;;0;1);IF([$screen.AK39]=&quot;&quot;;0;1);IF([$screen.AL39]=&quot;&quot;;0;1);IF([$screen.AM39]=&quot;&quot;;0;1);IF([$screen.AN39]=&quot;&quot;;0;1)))" office:value-type="string" office:string-value="0" calcext:value-type="string">
            <text:p>0</text:p>
          </table:table-cell>
          <table:table-cell table:formula="of:=BIN2HEX(CONCATENATE(IF([$screen.AO39]=&quot;&quot;;0;1);IF([$screen.AP39]=&quot;&quot;;0;1);IF([$screen.AQ39]=&quot;&quot;;0;1);IF([$screen.AR39]=&quot;&quot;;0;1);IF([$screen.AS39]=&quot;&quot;;0;1);IF([$screen.AT39]=&quot;&quot;;0;1);IF([$screen.AU39]=&quot;&quot;;0;1);IF([$screen.AV39]=&quot;&quot;;0;1)))" office:value-type="string" office:string-value="0" calcext:value-type="string">
            <text:p>0</text:p>
          </table:table-cell>
          <table:table-cell table:formula="of:=BIN2HEX(CONCATENATE(IF([$screen.AW39]=&quot;&quot;;0;1);IF([$screen.AX39]=&quot;&quot;;0;1);IF([$screen.AY39]=&quot;&quot;;0;1);IF([$screen.AZ39]=&quot;&quot;;0;1);IF([$screen.BA39]=&quot;&quot;;0;1);IF([$screen.BB39]=&quot;&quot;;0;1);IF([$screen.BC39]=&quot;&quot;;0;1);IF([$screen.BD39]=&quot;&quot;;0;1)))" office:value-type="string" office:string-value="0" calcext:value-type="string">
            <text:p>0</text:p>
          </table:table-cell>
          <table:table-cell table:formula="of:=BIN2HEX(CONCATENATE(IF([$screen.BE39]=&quot;&quot;;0;1);IF([$screen.BF39]=&quot;&quot;;0;1);IF([$screen.BG39]=&quot;&quot;;0;1);IF([$screen.BH39]=&quot;&quot;;0;1);IF([$screen.BI39]=&quot;&quot;;0;1);IF([$screen.BJ39]=&quot;&quot;;0;1);IF([$screen.BK39]=&quot;&quot;;0;1);IF([$screen.BL39]=&quot;&quot;;0;1)))" office:value-type="string" office:string-value="0" calcext:value-type="string">
            <text:p>0</text:p>
          </table:table-cell>
          <table:table-cell table:formula="of:=BIN2HEX(CONCATENATE(IF([$screen.BM39]=&quot;&quot;;0;1);IF([$screen.BN39]=&quot;&quot;;0;1);IF([$screen.BO39]=&quot;&quot;;0;1);IF([$screen.BP39]=&quot;&quot;;0;1);IF([$screen.BQ39]=&quot;&quot;;0;1);IF([$screen.BR39]=&quot;&quot;;0;1);IF([$screen.BS39]=&quot;&quot;;0;1);IF([$screen.BT39]=&quot;&quot;;0;1)))" office:value-type="string" office:string-value="0" calcext:value-type="string">
            <text:p>0</text:p>
          </table:table-cell>
          <table:table-cell table:formula="of:=BIN2HEX(CONCATENATE(IF([$screen.BU39]=&quot;&quot;;0;1);IF([$screen.BV39]=&quot;&quot;;0;1);IF([$screen.BW39]=&quot;&quot;;0;1);IF([$screen.BX39]=&quot;&quot;;0;1);IF([$screen.BY39]=&quot;&quot;;0;1);IF([$screen.BZ39]=&quot;&quot;;0;1);IF([$screen.CA39]=&quot;&quot;;0;1);IF([$screen.CB39]=&quot;&quot;;0;1)))" office:value-type="string" office:string-value="0" calcext:value-type="string">
            <text:p>0</text:p>
          </table:table-cell>
          <table:table-cell table:formula="of:=BIN2HEX(CONCATENATE(IF([$screen.CC39]=&quot;&quot;;0;1);IF([$screen.CD39]=&quot;&quot;;0;1);IF([$screen.CE39]=&quot;&quot;;0;1);IF([$screen.CF39]=&quot;&quot;;0;1);IF([$screen.CG39]=&quot;&quot;;0;1);IF([$screen.CH39]=&quot;&quot;;0;1);IF([$screen.CI39]=&quot;&quot;;0;1);IF([$screen.CJ39]=&quot;&quot;;0;1)))" office:value-type="string" office:string-value="0" calcext:value-type="string">
            <text:p>0</text:p>
          </table:table-cell>
          <table:table-cell table:formula="of:=BIN2HEX(CONCATENATE(IF([$screen.CK39]=&quot;&quot;;0;1);IF([$screen.CL39]=&quot;&quot;;0;1);IF([$screen.CM39]=&quot;&quot;;0;1);IF([$screen.CN39]=&quot;&quot;;0;1);IF([$screen.CO39]=&quot;&quot;;0;1);IF([$screen.CP39]=&quot;&quot;;0;1);IF([$screen.CQ39]=&quot;&quot;;0;1);IF([$screen.CR39]=&quot;&quot;;0;1)))" office:value-type="string" office:string-value="0" calcext:value-type="string">
            <text:p>0</text:p>
          </table:table-cell>
          <table:table-cell table:formula="of:=BIN2HEX(CONCATENATE(IF([$screen.CS39]=&quot;&quot;;0;1);IF([$screen.CT39]=&quot;&quot;;0;1);IF([$screen.CU39]=&quot;&quot;;0;1);IF([$screen.CV39]=&quot;&quot;;0;1);IF([$screen.CW39]=&quot;&quot;;0;1);IF([$screen.CX39]=&quot;&quot;;0;1);IF([$screen.CY39]=&quot;&quot;;0;1);IF([$screen.CZ39]=&quot;&quot;;0;1)))" office:value-type="string" office:string-value="0" calcext:value-type="string">
            <text:p>0</text:p>
          </table:table-cell>
          <table:table-cell table:formula="of:=BIN2HEX(CONCATENATE(IF([$screen.DA39]=&quot;&quot;;0;1);IF([$screen.DB39]=&quot;&quot;;0;1);IF([$screen.DC39]=&quot;&quot;;0;1);IF([$screen.DD39]=&quot;&quot;;0;1);IF([$screen.DE39]=&quot;&quot;;0;1);IF([$screen.DF39]=&quot;&quot;;0;1);IF([$screen.DG39]=&quot;&quot;;0;1);IF([$screen.DH39]=&quot;&quot;;0;1)))" office:value-type="string" office:string-value="0" calcext:value-type="string">
            <text:p>0</text:p>
          </table:table-cell>
          <table:table-cell table:formula="of:=BIN2HEX(CONCATENATE(IF([$screen.DI39]=&quot;&quot;;0;1);IF([$screen.DJ39]=&quot;&quot;;0;1);IF([$screen.DK39]=&quot;&quot;;0;1);IF([$screen.DL39]=&quot;&quot;;0;1);IF([$screen.DM39]=&quot;&quot;;0;1);IF([$screen.DN39]=&quot;&quot;;0;1);IF([$screen.DO39]=&quot;&quot;;0;1);IF([$screen.DP39]=&quot;&quot;;0;1)))" office:value-type="string" office:string-value="0" calcext:value-type="string">
            <text:p>0</text:p>
          </table:table-cell>
          <table:table-cell table:formula="of:=BIN2HEX(CONCATENATE(IF([$screen.DQ39]=&quot;&quot;;0;1);IF([$screen.DR39]=&quot;&quot;;0;1);IF([$screen.DS39]=&quot;&quot;;0;1);IF([$screen.DT39]=&quot;&quot;;0;1);IF([$screen.DU39]=&quot;&quot;;0;1);IF([$screen.DV39]=&quot;&quot;;0;1);IF([$screen.DW39]=&quot;&quot;;0;1);IF([$screen.DX39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.A40]=&quot;&quot;;0;1);IF([$screen.B40]=&quot;&quot;;0;1);IF([$screen.C40]=&quot;&quot;;0;1);IF([$screen.D40]=&quot;&quot;;0;1);IF([$screen.E40]=&quot;&quot;;0;1);IF([$screen.F40]=&quot;&quot;;0;1);IF([$screen.G40]=&quot;&quot;;0;1);IF([$screen.H40]=&quot;&quot;;0;1)))" office:value-type="string" office:string-value="0" calcext:value-type="string">
            <text:p>0</text:p>
          </table:table-cell>
          <table:table-cell table:formula="of:=BIN2HEX(CONCATENATE(IF([$screen.I40]=&quot;&quot;;0;1);IF([$screen.J40]=&quot;&quot;;0;1);IF([$screen.K40]=&quot;&quot;;0;1);IF([$screen.L40]=&quot;&quot;;0;1);IF([$screen.M40]=&quot;&quot;;0;1);IF([$screen.N40]=&quot;&quot;;0;1);IF([$screen.O40]=&quot;&quot;;0;1);IF([$screen.P40]=&quot;&quot;;0;1)))" office:value-type="string" office:string-value="0" calcext:value-type="string">
            <text:p>0</text:p>
          </table:table-cell>
          <table:table-cell table:formula="of:=BIN2HEX(CONCATENATE(IF([$screen.Q40]=&quot;&quot;;0;1);IF([$screen.R40]=&quot;&quot;;0;1);IF([$screen.S40]=&quot;&quot;;0;1);IF([$screen.T40]=&quot;&quot;;0;1);IF([$screen.U40]=&quot;&quot;;0;1);IF([$screen.V40]=&quot;&quot;;0;1);IF([$screen.W40]=&quot;&quot;;0;1);IF([$screen.X40]=&quot;&quot;;0;1)))" office:value-type="string" office:string-value="0" calcext:value-type="string">
            <text:p>0</text:p>
          </table:table-cell>
          <table:table-cell table:formula="of:=BIN2HEX(CONCATENATE(IF([$screen.Y40]=&quot;&quot;;0;1);IF([$screen.Z40]=&quot;&quot;;0;1);IF([$screen.AA40]=&quot;&quot;;0;1);IF([$screen.AB40]=&quot;&quot;;0;1);IF([$screen.AC40]=&quot;&quot;;0;1);IF([$screen.AD40]=&quot;&quot;;0;1);IF([$screen.AE40]=&quot;&quot;;0;1);IF([$screen.AF40]=&quot;&quot;;0;1)))" office:value-type="string" office:string-value="0" calcext:value-type="string">
            <text:p>0</text:p>
          </table:table-cell>
          <table:table-cell table:formula="of:=BIN2HEX(CONCATENATE(IF([$screen.AG40]=&quot;&quot;;0;1);IF([$screen.AH40]=&quot;&quot;;0;1);IF([$screen.AI40]=&quot;&quot;;0;1);IF([$screen.AJ40]=&quot;&quot;;0;1);IF([$screen.AK40]=&quot;&quot;;0;1);IF([$screen.AL40]=&quot;&quot;;0;1);IF([$screen.AM40]=&quot;&quot;;0;1);IF([$screen.AN40]=&quot;&quot;;0;1)))" office:value-type="string" office:string-value="0" calcext:value-type="string">
            <text:p>0</text:p>
          </table:table-cell>
          <table:table-cell table:formula="of:=BIN2HEX(CONCATENATE(IF([$screen.AO40]=&quot;&quot;;0;1);IF([$screen.AP40]=&quot;&quot;;0;1);IF([$screen.AQ40]=&quot;&quot;;0;1);IF([$screen.AR40]=&quot;&quot;;0;1);IF([$screen.AS40]=&quot;&quot;;0;1);IF([$screen.AT40]=&quot;&quot;;0;1);IF([$screen.AU40]=&quot;&quot;;0;1);IF([$screen.AV40]=&quot;&quot;;0;1)))" office:value-type="string" office:string-value="0" calcext:value-type="string">
            <text:p>0</text:p>
          </table:table-cell>
          <table:table-cell table:formula="of:=BIN2HEX(CONCATENATE(IF([$screen.AW40]=&quot;&quot;;0;1);IF([$screen.AX40]=&quot;&quot;;0;1);IF([$screen.AY40]=&quot;&quot;;0;1);IF([$screen.AZ40]=&quot;&quot;;0;1);IF([$screen.BA40]=&quot;&quot;;0;1);IF([$screen.BB40]=&quot;&quot;;0;1);IF([$screen.BC40]=&quot;&quot;;0;1);IF([$screen.BD40]=&quot;&quot;;0;1)))" office:value-type="string" office:string-value="0" calcext:value-type="string">
            <text:p>0</text:p>
          </table:table-cell>
          <table:table-cell table:formula="of:=BIN2HEX(CONCATENATE(IF([$screen.BE40]=&quot;&quot;;0;1);IF([$screen.BF40]=&quot;&quot;;0;1);IF([$screen.BG40]=&quot;&quot;;0;1);IF([$screen.BH40]=&quot;&quot;;0;1);IF([$screen.BI40]=&quot;&quot;;0;1);IF([$screen.BJ40]=&quot;&quot;;0;1);IF([$screen.BK40]=&quot;&quot;;0;1);IF([$screen.BL40]=&quot;&quot;;0;1)))" office:value-type="string" office:string-value="0" calcext:value-type="string">
            <text:p>0</text:p>
          </table:table-cell>
          <table:table-cell table:formula="of:=BIN2HEX(CONCATENATE(IF([$screen.BM40]=&quot;&quot;;0;1);IF([$screen.BN40]=&quot;&quot;;0;1);IF([$screen.BO40]=&quot;&quot;;0;1);IF([$screen.BP40]=&quot;&quot;;0;1);IF([$screen.BQ40]=&quot;&quot;;0;1);IF([$screen.BR40]=&quot;&quot;;0;1);IF([$screen.BS40]=&quot;&quot;;0;1);IF([$screen.BT40]=&quot;&quot;;0;1)))" office:value-type="string" office:string-value="0" calcext:value-type="string">
            <text:p>0</text:p>
          </table:table-cell>
          <table:table-cell table:formula="of:=BIN2HEX(CONCATENATE(IF([$screen.BU40]=&quot;&quot;;0;1);IF([$screen.BV40]=&quot;&quot;;0;1);IF([$screen.BW40]=&quot;&quot;;0;1);IF([$screen.BX40]=&quot;&quot;;0;1);IF([$screen.BY40]=&quot;&quot;;0;1);IF([$screen.BZ40]=&quot;&quot;;0;1);IF([$screen.CA40]=&quot;&quot;;0;1);IF([$screen.CB40]=&quot;&quot;;0;1)))" office:value-type="string" office:string-value="0" calcext:value-type="string">
            <text:p>0</text:p>
          </table:table-cell>
          <table:table-cell table:formula="of:=BIN2HEX(CONCATENATE(IF([$screen.CC40]=&quot;&quot;;0;1);IF([$screen.CD40]=&quot;&quot;;0;1);IF([$screen.CE40]=&quot;&quot;;0;1);IF([$screen.CF40]=&quot;&quot;;0;1);IF([$screen.CG40]=&quot;&quot;;0;1);IF([$screen.CH40]=&quot;&quot;;0;1);IF([$screen.CI40]=&quot;&quot;;0;1);IF([$screen.CJ40]=&quot;&quot;;0;1)))" office:value-type="string" office:string-value="0" calcext:value-type="string">
            <text:p>0</text:p>
          </table:table-cell>
          <table:table-cell table:formula="of:=BIN2HEX(CONCATENATE(IF([$screen.CK40]=&quot;&quot;;0;1);IF([$screen.CL40]=&quot;&quot;;0;1);IF([$screen.CM40]=&quot;&quot;;0;1);IF([$screen.CN40]=&quot;&quot;;0;1);IF([$screen.CO40]=&quot;&quot;;0;1);IF([$screen.CP40]=&quot;&quot;;0;1);IF([$screen.CQ40]=&quot;&quot;;0;1);IF([$screen.CR40]=&quot;&quot;;0;1)))" office:value-type="string" office:string-value="0" calcext:value-type="string">
            <text:p>0</text:p>
          </table:table-cell>
          <table:table-cell table:formula="of:=BIN2HEX(CONCATENATE(IF([$screen.CS40]=&quot;&quot;;0;1);IF([$screen.CT40]=&quot;&quot;;0;1);IF([$screen.CU40]=&quot;&quot;;0;1);IF([$screen.CV40]=&quot;&quot;;0;1);IF([$screen.CW40]=&quot;&quot;;0;1);IF([$screen.CX40]=&quot;&quot;;0;1);IF([$screen.CY40]=&quot;&quot;;0;1);IF([$screen.CZ40]=&quot;&quot;;0;1)))" office:value-type="string" office:string-value="0" calcext:value-type="string">
            <text:p>0</text:p>
          </table:table-cell>
          <table:table-cell table:formula="of:=BIN2HEX(CONCATENATE(IF([$screen.DA40]=&quot;&quot;;0;1);IF([$screen.DB40]=&quot;&quot;;0;1);IF([$screen.DC40]=&quot;&quot;;0;1);IF([$screen.DD40]=&quot;&quot;;0;1);IF([$screen.DE40]=&quot;&quot;;0;1);IF([$screen.DF40]=&quot;&quot;;0;1);IF([$screen.DG40]=&quot;&quot;;0;1);IF([$screen.DH40]=&quot;&quot;;0;1)))" office:value-type="string" office:string-value="0" calcext:value-type="string">
            <text:p>0</text:p>
          </table:table-cell>
          <table:table-cell table:formula="of:=BIN2HEX(CONCATENATE(IF([$screen.DI40]=&quot;&quot;;0;1);IF([$screen.DJ40]=&quot;&quot;;0;1);IF([$screen.DK40]=&quot;&quot;;0;1);IF([$screen.DL40]=&quot;&quot;;0;1);IF([$screen.DM40]=&quot;&quot;;0;1);IF([$screen.DN40]=&quot;&quot;;0;1);IF([$screen.DO40]=&quot;&quot;;0;1);IF([$screen.DP40]=&quot;&quot;;0;1)))" office:value-type="string" office:string-value="0" calcext:value-type="string">
            <text:p>0</text:p>
          </table:table-cell>
          <table:table-cell table:formula="of:=BIN2HEX(CONCATENATE(IF([$screen.DQ40]=&quot;&quot;;0;1);IF([$screen.DR40]=&quot;&quot;;0;1);IF([$screen.DS40]=&quot;&quot;;0;1);IF([$screen.DT40]=&quot;&quot;;0;1);IF([$screen.DU40]=&quot;&quot;;0;1);IF([$screen.DV40]=&quot;&quot;;0;1);IF([$screen.DW40]=&quot;&quot;;0;1);IF([$screen.DX40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.A41]=&quot;&quot;;0;1);IF([$screen.B41]=&quot;&quot;;0;1);IF([$screen.C41]=&quot;&quot;;0;1);IF([$screen.D41]=&quot;&quot;;0;1);IF([$screen.E41]=&quot;&quot;;0;1);IF([$screen.F41]=&quot;&quot;;0;1);IF([$screen.G41]=&quot;&quot;;0;1);IF([$screen.H41]=&quot;&quot;;0;1)))" office:value-type="string" office:string-value="0" calcext:value-type="string">
            <text:p>0</text:p>
          </table:table-cell>
          <table:table-cell table:formula="of:=BIN2HEX(CONCATENATE(IF([$screen.I41]=&quot;&quot;;0;1);IF([$screen.J41]=&quot;&quot;;0;1);IF([$screen.K41]=&quot;&quot;;0;1);IF([$screen.L41]=&quot;&quot;;0;1);IF([$screen.M41]=&quot;&quot;;0;1);IF([$screen.N41]=&quot;&quot;;0;1);IF([$screen.O41]=&quot;&quot;;0;1);IF([$screen.P41]=&quot;&quot;;0;1)))" office:value-type="string" office:string-value="0" calcext:value-type="string">
            <text:p>0</text:p>
          </table:table-cell>
          <table:table-cell table:formula="of:=BIN2HEX(CONCATENATE(IF([$screen.Q41]=&quot;&quot;;0;1);IF([$screen.R41]=&quot;&quot;;0;1);IF([$screen.S41]=&quot;&quot;;0;1);IF([$screen.T41]=&quot;&quot;;0;1);IF([$screen.U41]=&quot;&quot;;0;1);IF([$screen.V41]=&quot;&quot;;0;1);IF([$screen.W41]=&quot;&quot;;0;1);IF([$screen.X41]=&quot;&quot;;0;1)))" office:value-type="string" office:string-value="0" calcext:value-type="string">
            <text:p>0</text:p>
          </table:table-cell>
          <table:table-cell table:formula="of:=BIN2HEX(CONCATENATE(IF([$screen.Y41]=&quot;&quot;;0;1);IF([$screen.Z41]=&quot;&quot;;0;1);IF([$screen.AA41]=&quot;&quot;;0;1);IF([$screen.AB41]=&quot;&quot;;0;1);IF([$screen.AC41]=&quot;&quot;;0;1);IF([$screen.AD41]=&quot;&quot;;0;1);IF([$screen.AE41]=&quot;&quot;;0;1);IF([$screen.AF41]=&quot;&quot;;0;1)))" office:value-type="string" office:string-value="0" calcext:value-type="string">
            <text:p>0</text:p>
          </table:table-cell>
          <table:table-cell table:formula="of:=BIN2HEX(CONCATENATE(IF([$screen.AG41]=&quot;&quot;;0;1);IF([$screen.AH41]=&quot;&quot;;0;1);IF([$screen.AI41]=&quot;&quot;;0;1);IF([$screen.AJ41]=&quot;&quot;;0;1);IF([$screen.AK41]=&quot;&quot;;0;1);IF([$screen.AL41]=&quot;&quot;;0;1);IF([$screen.AM41]=&quot;&quot;;0;1);IF([$screen.AN41]=&quot;&quot;;0;1)))" office:value-type="string" office:string-value="0" calcext:value-type="string">
            <text:p>0</text:p>
          </table:table-cell>
          <table:table-cell table:formula="of:=BIN2HEX(CONCATENATE(IF([$screen.AO41]=&quot;&quot;;0;1);IF([$screen.AP41]=&quot;&quot;;0;1);IF([$screen.AQ41]=&quot;&quot;;0;1);IF([$screen.AR41]=&quot;&quot;;0;1);IF([$screen.AS41]=&quot;&quot;;0;1);IF([$screen.AT41]=&quot;&quot;;0;1);IF([$screen.AU41]=&quot;&quot;;0;1);IF([$screen.AV41]=&quot;&quot;;0;1)))" office:value-type="string" office:string-value="0" calcext:value-type="string">
            <text:p>0</text:p>
          </table:table-cell>
          <table:table-cell table:formula="of:=BIN2HEX(CONCATENATE(IF([$screen.AW41]=&quot;&quot;;0;1);IF([$screen.AX41]=&quot;&quot;;0;1);IF([$screen.AY41]=&quot;&quot;;0;1);IF([$screen.AZ41]=&quot;&quot;;0;1);IF([$screen.BA41]=&quot;&quot;;0;1);IF([$screen.BB41]=&quot;&quot;;0;1);IF([$screen.BC41]=&quot;&quot;;0;1);IF([$screen.BD41]=&quot;&quot;;0;1)))" office:value-type="string" office:string-value="0" calcext:value-type="string">
            <text:p>0</text:p>
          </table:table-cell>
          <table:table-cell table:formula="of:=BIN2HEX(CONCATENATE(IF([$screen.BE41]=&quot;&quot;;0;1);IF([$screen.BF41]=&quot;&quot;;0;1);IF([$screen.BG41]=&quot;&quot;;0;1);IF([$screen.BH41]=&quot;&quot;;0;1);IF([$screen.BI41]=&quot;&quot;;0;1);IF([$screen.BJ41]=&quot;&quot;;0;1);IF([$screen.BK41]=&quot;&quot;;0;1);IF([$screen.BL41]=&quot;&quot;;0;1)))" office:value-type="string" office:string-value="0" calcext:value-type="string">
            <text:p>0</text:p>
          </table:table-cell>
          <table:table-cell table:formula="of:=BIN2HEX(CONCATENATE(IF([$screen.BM41]=&quot;&quot;;0;1);IF([$screen.BN41]=&quot;&quot;;0;1);IF([$screen.BO41]=&quot;&quot;;0;1);IF([$screen.BP41]=&quot;&quot;;0;1);IF([$screen.BQ41]=&quot;&quot;;0;1);IF([$screen.BR41]=&quot;&quot;;0;1);IF([$screen.BS41]=&quot;&quot;;0;1);IF([$screen.BT41]=&quot;&quot;;0;1)))" office:value-type="string" office:string-value="0" calcext:value-type="string">
            <text:p>0</text:p>
          </table:table-cell>
          <table:table-cell table:formula="of:=BIN2HEX(CONCATENATE(IF([$screen.BU41]=&quot;&quot;;0;1);IF([$screen.BV41]=&quot;&quot;;0;1);IF([$screen.BW41]=&quot;&quot;;0;1);IF([$screen.BX41]=&quot;&quot;;0;1);IF([$screen.BY41]=&quot;&quot;;0;1);IF([$screen.BZ41]=&quot;&quot;;0;1);IF([$screen.CA41]=&quot;&quot;;0;1);IF([$screen.CB41]=&quot;&quot;;0;1)))" office:value-type="string" office:string-value="0" calcext:value-type="string">
            <text:p>0</text:p>
          </table:table-cell>
          <table:table-cell table:formula="of:=BIN2HEX(CONCATENATE(IF([$screen.CC41]=&quot;&quot;;0;1);IF([$screen.CD41]=&quot;&quot;;0;1);IF([$screen.CE41]=&quot;&quot;;0;1);IF([$screen.CF41]=&quot;&quot;;0;1);IF([$screen.CG41]=&quot;&quot;;0;1);IF([$screen.CH41]=&quot;&quot;;0;1);IF([$screen.CI41]=&quot;&quot;;0;1);IF([$screen.CJ41]=&quot;&quot;;0;1)))" office:value-type="string" office:string-value="0" calcext:value-type="string">
            <text:p>0</text:p>
          </table:table-cell>
          <table:table-cell table:formula="of:=BIN2HEX(CONCATENATE(IF([$screen.CK41]=&quot;&quot;;0;1);IF([$screen.CL41]=&quot;&quot;;0;1);IF([$screen.CM41]=&quot;&quot;;0;1);IF([$screen.CN41]=&quot;&quot;;0;1);IF([$screen.CO41]=&quot;&quot;;0;1);IF([$screen.CP41]=&quot;&quot;;0;1);IF([$screen.CQ41]=&quot;&quot;;0;1);IF([$screen.CR41]=&quot;&quot;;0;1)))" office:value-type="string" office:string-value="0" calcext:value-type="string">
            <text:p>0</text:p>
          </table:table-cell>
          <table:table-cell table:formula="of:=BIN2HEX(CONCATENATE(IF([$screen.CS41]=&quot;&quot;;0;1);IF([$screen.CT41]=&quot;&quot;;0;1);IF([$screen.CU41]=&quot;&quot;;0;1);IF([$screen.CV41]=&quot;&quot;;0;1);IF([$screen.CW41]=&quot;&quot;;0;1);IF([$screen.CX41]=&quot;&quot;;0;1);IF([$screen.CY41]=&quot;&quot;;0;1);IF([$screen.CZ41]=&quot;&quot;;0;1)))" office:value-type="string" office:string-value="0" calcext:value-type="string">
            <text:p>0</text:p>
          </table:table-cell>
          <table:table-cell table:formula="of:=BIN2HEX(CONCATENATE(IF([$screen.DA41]=&quot;&quot;;0;1);IF([$screen.DB41]=&quot;&quot;;0;1);IF([$screen.DC41]=&quot;&quot;;0;1);IF([$screen.DD41]=&quot;&quot;;0;1);IF([$screen.DE41]=&quot;&quot;;0;1);IF([$screen.DF41]=&quot;&quot;;0;1);IF([$screen.DG41]=&quot;&quot;;0;1);IF([$screen.DH41]=&quot;&quot;;0;1)))" office:value-type="string" office:string-value="0" calcext:value-type="string">
            <text:p>0</text:p>
          </table:table-cell>
          <table:table-cell table:formula="of:=BIN2HEX(CONCATENATE(IF([$screen.DI41]=&quot;&quot;;0;1);IF([$screen.DJ41]=&quot;&quot;;0;1);IF([$screen.DK41]=&quot;&quot;;0;1);IF([$screen.DL41]=&quot;&quot;;0;1);IF([$screen.DM41]=&quot;&quot;;0;1);IF([$screen.DN41]=&quot;&quot;;0;1);IF([$screen.DO41]=&quot;&quot;;0;1);IF([$screen.DP41]=&quot;&quot;;0;1)))" office:value-type="string" office:string-value="0" calcext:value-type="string">
            <text:p>0</text:p>
          </table:table-cell>
          <table:table-cell table:formula="of:=BIN2HEX(CONCATENATE(IF([$screen.DQ41]=&quot;&quot;;0;1);IF([$screen.DR41]=&quot;&quot;;0;1);IF([$screen.DS41]=&quot;&quot;;0;1);IF([$screen.DT41]=&quot;&quot;;0;1);IF([$screen.DU41]=&quot;&quot;;0;1);IF([$screen.DV41]=&quot;&quot;;0;1);IF([$screen.DW41]=&quot;&quot;;0;1);IF([$screen.DX41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.A42]=&quot;&quot;;0;1);IF([$screen.B42]=&quot;&quot;;0;1);IF([$screen.C42]=&quot;&quot;;0;1);IF([$screen.D42]=&quot;&quot;;0;1);IF([$screen.E42]=&quot;&quot;;0;1);IF([$screen.F42]=&quot;&quot;;0;1);IF([$screen.G42]=&quot;&quot;;0;1);IF([$screen.H42]=&quot;&quot;;0;1)))" office:value-type="string" office:string-value="0" calcext:value-type="string">
            <text:p>0</text:p>
          </table:table-cell>
          <table:table-cell table:formula="of:=BIN2HEX(CONCATENATE(IF([$screen.I42]=&quot;&quot;;0;1);IF([$screen.J42]=&quot;&quot;;0;1);IF([$screen.K42]=&quot;&quot;;0;1);IF([$screen.L42]=&quot;&quot;;0;1);IF([$screen.M42]=&quot;&quot;;0;1);IF([$screen.N42]=&quot;&quot;;0;1);IF([$screen.O42]=&quot;&quot;;0;1);IF([$screen.P42]=&quot;&quot;;0;1)))" office:value-type="string" office:string-value="0" calcext:value-type="string">
            <text:p>0</text:p>
          </table:table-cell>
          <table:table-cell table:formula="of:=BIN2HEX(CONCATENATE(IF([$screen.Q42]=&quot;&quot;;0;1);IF([$screen.R42]=&quot;&quot;;0;1);IF([$screen.S42]=&quot;&quot;;0;1);IF([$screen.T42]=&quot;&quot;;0;1);IF([$screen.U42]=&quot;&quot;;0;1);IF([$screen.V42]=&quot;&quot;;0;1);IF([$screen.W42]=&quot;&quot;;0;1);IF([$screen.X42]=&quot;&quot;;0;1)))" office:value-type="string" office:string-value="0" calcext:value-type="string">
            <text:p>0</text:p>
          </table:table-cell>
          <table:table-cell table:formula="of:=BIN2HEX(CONCATENATE(IF([$screen.Y42]=&quot;&quot;;0;1);IF([$screen.Z42]=&quot;&quot;;0;1);IF([$screen.AA42]=&quot;&quot;;0;1);IF([$screen.AB42]=&quot;&quot;;0;1);IF([$screen.AC42]=&quot;&quot;;0;1);IF([$screen.AD42]=&quot;&quot;;0;1);IF([$screen.AE42]=&quot;&quot;;0;1);IF([$screen.AF42]=&quot;&quot;;0;1)))" office:value-type="string" office:string-value="0" calcext:value-type="string">
            <text:p>0</text:p>
          </table:table-cell>
          <table:table-cell table:formula="of:=BIN2HEX(CONCATENATE(IF([$screen.AG42]=&quot;&quot;;0;1);IF([$screen.AH42]=&quot;&quot;;0;1);IF([$screen.AI42]=&quot;&quot;;0;1);IF([$screen.AJ42]=&quot;&quot;;0;1);IF([$screen.AK42]=&quot;&quot;;0;1);IF([$screen.AL42]=&quot;&quot;;0;1);IF([$screen.AM42]=&quot;&quot;;0;1);IF([$screen.AN42]=&quot;&quot;;0;1)))" office:value-type="string" office:string-value="0" calcext:value-type="string">
            <text:p>0</text:p>
          </table:table-cell>
          <table:table-cell table:formula="of:=BIN2HEX(CONCATENATE(IF([$screen.AO42]=&quot;&quot;;0;1);IF([$screen.AP42]=&quot;&quot;;0;1);IF([$screen.AQ42]=&quot;&quot;;0;1);IF([$screen.AR42]=&quot;&quot;;0;1);IF([$screen.AS42]=&quot;&quot;;0;1);IF([$screen.AT42]=&quot;&quot;;0;1);IF([$screen.AU42]=&quot;&quot;;0;1);IF([$screen.AV42]=&quot;&quot;;0;1)))" office:value-type="string" office:string-value="0" calcext:value-type="string">
            <text:p>0</text:p>
          </table:table-cell>
          <table:table-cell table:formula="of:=BIN2HEX(CONCATENATE(IF([$screen.AW42]=&quot;&quot;;0;1);IF([$screen.AX42]=&quot;&quot;;0;1);IF([$screen.AY42]=&quot;&quot;;0;1);IF([$screen.AZ42]=&quot;&quot;;0;1);IF([$screen.BA42]=&quot;&quot;;0;1);IF([$screen.BB42]=&quot;&quot;;0;1);IF([$screen.BC42]=&quot;&quot;;0;1);IF([$screen.BD42]=&quot;&quot;;0;1)))" office:value-type="string" office:string-value="0" calcext:value-type="string">
            <text:p>0</text:p>
          </table:table-cell>
          <table:table-cell table:formula="of:=BIN2HEX(CONCATENATE(IF([$screen.BE42]=&quot;&quot;;0;1);IF([$screen.BF42]=&quot;&quot;;0;1);IF([$screen.BG42]=&quot;&quot;;0;1);IF([$screen.BH42]=&quot;&quot;;0;1);IF([$screen.BI42]=&quot;&quot;;0;1);IF([$screen.BJ42]=&quot;&quot;;0;1);IF([$screen.BK42]=&quot;&quot;;0;1);IF([$screen.BL42]=&quot;&quot;;0;1)))" office:value-type="string" office:string-value="0" calcext:value-type="string">
            <text:p>0</text:p>
          </table:table-cell>
          <table:table-cell table:formula="of:=BIN2HEX(CONCATENATE(IF([$screen.BM42]=&quot;&quot;;0;1);IF([$screen.BN42]=&quot;&quot;;0;1);IF([$screen.BO42]=&quot;&quot;;0;1);IF([$screen.BP42]=&quot;&quot;;0;1);IF([$screen.BQ42]=&quot;&quot;;0;1);IF([$screen.BR42]=&quot;&quot;;0;1);IF([$screen.BS42]=&quot;&quot;;0;1);IF([$screen.BT42]=&quot;&quot;;0;1)))" office:value-type="string" office:string-value="0" calcext:value-type="string">
            <text:p>0</text:p>
          </table:table-cell>
          <table:table-cell table:formula="of:=BIN2HEX(CONCATENATE(IF([$screen.BU42]=&quot;&quot;;0;1);IF([$screen.BV42]=&quot;&quot;;0;1);IF([$screen.BW42]=&quot;&quot;;0;1);IF([$screen.BX42]=&quot;&quot;;0;1);IF([$screen.BY42]=&quot;&quot;;0;1);IF([$screen.BZ42]=&quot;&quot;;0;1);IF([$screen.CA42]=&quot;&quot;;0;1);IF([$screen.CB42]=&quot;&quot;;0;1)))" office:value-type="string" office:string-value="0" calcext:value-type="string">
            <text:p>0</text:p>
          </table:table-cell>
          <table:table-cell table:formula="of:=BIN2HEX(CONCATENATE(IF([$screen.CC42]=&quot;&quot;;0;1);IF([$screen.CD42]=&quot;&quot;;0;1);IF([$screen.CE42]=&quot;&quot;;0;1);IF([$screen.CF42]=&quot;&quot;;0;1);IF([$screen.CG42]=&quot;&quot;;0;1);IF([$screen.CH42]=&quot;&quot;;0;1);IF([$screen.CI42]=&quot;&quot;;0;1);IF([$screen.CJ42]=&quot;&quot;;0;1)))" office:value-type="string" office:string-value="0" calcext:value-type="string">
            <text:p>0</text:p>
          </table:table-cell>
          <table:table-cell table:formula="of:=BIN2HEX(CONCATENATE(IF([$screen.CK42]=&quot;&quot;;0;1);IF([$screen.CL42]=&quot;&quot;;0;1);IF([$screen.CM42]=&quot;&quot;;0;1);IF([$screen.CN42]=&quot;&quot;;0;1);IF([$screen.CO42]=&quot;&quot;;0;1);IF([$screen.CP42]=&quot;&quot;;0;1);IF([$screen.CQ42]=&quot;&quot;;0;1);IF([$screen.CR42]=&quot;&quot;;0;1)))" office:value-type="string" office:string-value="0" calcext:value-type="string">
            <text:p>0</text:p>
          </table:table-cell>
          <table:table-cell table:formula="of:=BIN2HEX(CONCATENATE(IF([$screen.CS42]=&quot;&quot;;0;1);IF([$screen.CT42]=&quot;&quot;;0;1);IF([$screen.CU42]=&quot;&quot;;0;1);IF([$screen.CV42]=&quot;&quot;;0;1);IF([$screen.CW42]=&quot;&quot;;0;1);IF([$screen.CX42]=&quot;&quot;;0;1);IF([$screen.CY42]=&quot;&quot;;0;1);IF([$screen.CZ42]=&quot;&quot;;0;1)))" office:value-type="string" office:string-value="0" calcext:value-type="string">
            <text:p>0</text:p>
          </table:table-cell>
          <table:table-cell table:formula="of:=BIN2HEX(CONCATENATE(IF([$screen.DA42]=&quot;&quot;;0;1);IF([$screen.DB42]=&quot;&quot;;0;1);IF([$screen.DC42]=&quot;&quot;;0;1);IF([$screen.DD42]=&quot;&quot;;0;1);IF([$screen.DE42]=&quot;&quot;;0;1);IF([$screen.DF42]=&quot;&quot;;0;1);IF([$screen.DG42]=&quot;&quot;;0;1);IF([$screen.DH42]=&quot;&quot;;0;1)))" office:value-type="string" office:string-value="0" calcext:value-type="string">
            <text:p>0</text:p>
          </table:table-cell>
          <table:table-cell table:formula="of:=BIN2HEX(CONCATENATE(IF([$screen.DI42]=&quot;&quot;;0;1);IF([$screen.DJ42]=&quot;&quot;;0;1);IF([$screen.DK42]=&quot;&quot;;0;1);IF([$screen.DL42]=&quot;&quot;;0;1);IF([$screen.DM42]=&quot;&quot;;0;1);IF([$screen.DN42]=&quot;&quot;;0;1);IF([$screen.DO42]=&quot;&quot;;0;1);IF([$screen.DP42]=&quot;&quot;;0;1)))" office:value-type="string" office:string-value="0" calcext:value-type="string">
            <text:p>0</text:p>
          </table:table-cell>
          <table:table-cell table:formula="of:=BIN2HEX(CONCATENATE(IF([$screen.DQ42]=&quot;&quot;;0;1);IF([$screen.DR42]=&quot;&quot;;0;1);IF([$screen.DS42]=&quot;&quot;;0;1);IF([$screen.DT42]=&quot;&quot;;0;1);IF([$screen.DU42]=&quot;&quot;;0;1);IF([$screen.DV42]=&quot;&quot;;0;1);IF([$screen.DW42]=&quot;&quot;;0;1);IF([$screen.DX42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.A43]=&quot;&quot;;0;1);IF([$screen.B43]=&quot;&quot;;0;1);IF([$screen.C43]=&quot;&quot;;0;1);IF([$screen.D43]=&quot;&quot;;0;1);IF([$screen.E43]=&quot;&quot;;0;1);IF([$screen.F43]=&quot;&quot;;0;1);IF([$screen.G43]=&quot;&quot;;0;1);IF([$screen.H43]=&quot;&quot;;0;1)))" office:value-type="string" office:string-value="0" calcext:value-type="string">
            <text:p>0</text:p>
          </table:table-cell>
          <table:table-cell table:formula="of:=BIN2HEX(CONCATENATE(IF([$screen.I43]=&quot;&quot;;0;1);IF([$screen.J43]=&quot;&quot;;0;1);IF([$screen.K43]=&quot;&quot;;0;1);IF([$screen.L43]=&quot;&quot;;0;1);IF([$screen.M43]=&quot;&quot;;0;1);IF([$screen.N43]=&quot;&quot;;0;1);IF([$screen.O43]=&quot;&quot;;0;1);IF([$screen.P43]=&quot;&quot;;0;1)))" office:value-type="string" office:string-value="0" calcext:value-type="string">
            <text:p>0</text:p>
          </table:table-cell>
          <table:table-cell table:formula="of:=BIN2HEX(CONCATENATE(IF([$screen.Q43]=&quot;&quot;;0;1);IF([$screen.R43]=&quot;&quot;;0;1);IF([$screen.S43]=&quot;&quot;;0;1);IF([$screen.T43]=&quot;&quot;;0;1);IF([$screen.U43]=&quot;&quot;;0;1);IF([$screen.V43]=&quot;&quot;;0;1);IF([$screen.W43]=&quot;&quot;;0;1);IF([$screen.X43]=&quot;&quot;;0;1)))" office:value-type="string" office:string-value="0" calcext:value-type="string">
            <text:p>0</text:p>
          </table:table-cell>
          <table:table-cell table:formula="of:=BIN2HEX(CONCATENATE(IF([$screen.Y43]=&quot;&quot;;0;1);IF([$screen.Z43]=&quot;&quot;;0;1);IF([$screen.AA43]=&quot;&quot;;0;1);IF([$screen.AB43]=&quot;&quot;;0;1);IF([$screen.AC43]=&quot;&quot;;0;1);IF([$screen.AD43]=&quot;&quot;;0;1);IF([$screen.AE43]=&quot;&quot;;0;1);IF([$screen.AF43]=&quot;&quot;;0;1)))" office:value-type="string" office:string-value="0" calcext:value-type="string">
            <text:p>0</text:p>
          </table:table-cell>
          <table:table-cell table:formula="of:=BIN2HEX(CONCATENATE(IF([$screen.AG43]=&quot;&quot;;0;1);IF([$screen.AH43]=&quot;&quot;;0;1);IF([$screen.AI43]=&quot;&quot;;0;1);IF([$screen.AJ43]=&quot;&quot;;0;1);IF([$screen.AK43]=&quot;&quot;;0;1);IF([$screen.AL43]=&quot;&quot;;0;1);IF([$screen.AM43]=&quot;&quot;;0;1);IF([$screen.AN43]=&quot;&quot;;0;1)))" office:value-type="string" office:string-value="0" calcext:value-type="string">
            <text:p>0</text:p>
          </table:table-cell>
          <table:table-cell table:formula="of:=BIN2HEX(CONCATENATE(IF([$screen.AO43]=&quot;&quot;;0;1);IF([$screen.AP43]=&quot;&quot;;0;1);IF([$screen.AQ43]=&quot;&quot;;0;1);IF([$screen.AR43]=&quot;&quot;;0;1);IF([$screen.AS43]=&quot;&quot;;0;1);IF([$screen.AT43]=&quot;&quot;;0;1);IF([$screen.AU43]=&quot;&quot;;0;1);IF([$screen.AV43]=&quot;&quot;;0;1)))" office:value-type="string" office:string-value="0" calcext:value-type="string">
            <text:p>0</text:p>
          </table:table-cell>
          <table:table-cell table:formula="of:=BIN2HEX(CONCATENATE(IF([$screen.AW43]=&quot;&quot;;0;1);IF([$screen.AX43]=&quot;&quot;;0;1);IF([$screen.AY43]=&quot;&quot;;0;1);IF([$screen.AZ43]=&quot;&quot;;0;1);IF([$screen.BA43]=&quot;&quot;;0;1);IF([$screen.BB43]=&quot;&quot;;0;1);IF([$screen.BC43]=&quot;&quot;;0;1);IF([$screen.BD43]=&quot;&quot;;0;1)))" office:value-type="string" office:string-value="0" calcext:value-type="string">
            <text:p>0</text:p>
          </table:table-cell>
          <table:table-cell table:formula="of:=BIN2HEX(CONCATENATE(IF([$screen.BE43]=&quot;&quot;;0;1);IF([$screen.BF43]=&quot;&quot;;0;1);IF([$screen.BG43]=&quot;&quot;;0;1);IF([$screen.BH43]=&quot;&quot;;0;1);IF([$screen.BI43]=&quot;&quot;;0;1);IF([$screen.BJ43]=&quot;&quot;;0;1);IF([$screen.BK43]=&quot;&quot;;0;1);IF([$screen.BL43]=&quot;&quot;;0;1)))" office:value-type="string" office:string-value="0" calcext:value-type="string">
            <text:p>0</text:p>
          </table:table-cell>
          <table:table-cell table:formula="of:=BIN2HEX(CONCATENATE(IF([$screen.BM43]=&quot;&quot;;0;1);IF([$screen.BN43]=&quot;&quot;;0;1);IF([$screen.BO43]=&quot;&quot;;0;1);IF([$screen.BP43]=&quot;&quot;;0;1);IF([$screen.BQ43]=&quot;&quot;;0;1);IF([$screen.BR43]=&quot;&quot;;0;1);IF([$screen.BS43]=&quot;&quot;;0;1);IF([$screen.BT43]=&quot;&quot;;0;1)))" office:value-type="string" office:string-value="0" calcext:value-type="string">
            <text:p>0</text:p>
          </table:table-cell>
          <table:table-cell table:formula="of:=BIN2HEX(CONCATENATE(IF([$screen.BU43]=&quot;&quot;;0;1);IF([$screen.BV43]=&quot;&quot;;0;1);IF([$screen.BW43]=&quot;&quot;;0;1);IF([$screen.BX43]=&quot;&quot;;0;1);IF([$screen.BY43]=&quot;&quot;;0;1);IF([$screen.BZ43]=&quot;&quot;;0;1);IF([$screen.CA43]=&quot;&quot;;0;1);IF([$screen.CB43]=&quot;&quot;;0;1)))" office:value-type="string" office:string-value="0" calcext:value-type="string">
            <text:p>0</text:p>
          </table:table-cell>
          <table:table-cell table:formula="of:=BIN2HEX(CONCATENATE(IF([$screen.CC43]=&quot;&quot;;0;1);IF([$screen.CD43]=&quot;&quot;;0;1);IF([$screen.CE43]=&quot;&quot;;0;1);IF([$screen.CF43]=&quot;&quot;;0;1);IF([$screen.CG43]=&quot;&quot;;0;1);IF([$screen.CH43]=&quot;&quot;;0;1);IF([$screen.CI43]=&quot;&quot;;0;1);IF([$screen.CJ43]=&quot;&quot;;0;1)))" office:value-type="string" office:string-value="0" calcext:value-type="string">
            <text:p>0</text:p>
          </table:table-cell>
          <table:table-cell table:formula="of:=BIN2HEX(CONCATENATE(IF([$screen.CK43]=&quot;&quot;;0;1);IF([$screen.CL43]=&quot;&quot;;0;1);IF([$screen.CM43]=&quot;&quot;;0;1);IF([$screen.CN43]=&quot;&quot;;0;1);IF([$screen.CO43]=&quot;&quot;;0;1);IF([$screen.CP43]=&quot;&quot;;0;1);IF([$screen.CQ43]=&quot;&quot;;0;1);IF([$screen.CR43]=&quot;&quot;;0;1)))" office:value-type="string" office:string-value="0" calcext:value-type="string">
            <text:p>0</text:p>
          </table:table-cell>
          <table:table-cell table:formula="of:=BIN2HEX(CONCATENATE(IF([$screen.CS43]=&quot;&quot;;0;1);IF([$screen.CT43]=&quot;&quot;;0;1);IF([$screen.CU43]=&quot;&quot;;0;1);IF([$screen.CV43]=&quot;&quot;;0;1);IF([$screen.CW43]=&quot;&quot;;0;1);IF([$screen.CX43]=&quot;&quot;;0;1);IF([$screen.CY43]=&quot;&quot;;0;1);IF([$screen.CZ43]=&quot;&quot;;0;1)))" office:value-type="string" office:string-value="0" calcext:value-type="string">
            <text:p>0</text:p>
          </table:table-cell>
          <table:table-cell table:formula="of:=BIN2HEX(CONCATENATE(IF([$screen.DA43]=&quot;&quot;;0;1);IF([$screen.DB43]=&quot;&quot;;0;1);IF([$screen.DC43]=&quot;&quot;;0;1);IF([$screen.DD43]=&quot;&quot;;0;1);IF([$screen.DE43]=&quot;&quot;;0;1);IF([$screen.DF43]=&quot;&quot;;0;1);IF([$screen.DG43]=&quot;&quot;;0;1);IF([$screen.DH43]=&quot;&quot;;0;1)))" office:value-type="string" office:string-value="0" calcext:value-type="string">
            <text:p>0</text:p>
          </table:table-cell>
          <table:table-cell table:formula="of:=BIN2HEX(CONCATENATE(IF([$screen.DI43]=&quot;&quot;;0;1);IF([$screen.DJ43]=&quot;&quot;;0;1);IF([$screen.DK43]=&quot;&quot;;0;1);IF([$screen.DL43]=&quot;&quot;;0;1);IF([$screen.DM43]=&quot;&quot;;0;1);IF([$screen.DN43]=&quot;&quot;;0;1);IF([$screen.DO43]=&quot;&quot;;0;1);IF([$screen.DP43]=&quot;&quot;;0;1)))" office:value-type="string" office:string-value="0" calcext:value-type="string">
            <text:p>0</text:p>
          </table:table-cell>
          <table:table-cell table:formula="of:=BIN2HEX(CONCATENATE(IF([$screen.DQ43]=&quot;&quot;;0;1);IF([$screen.DR43]=&quot;&quot;;0;1);IF([$screen.DS43]=&quot;&quot;;0;1);IF([$screen.DT43]=&quot;&quot;;0;1);IF([$screen.DU43]=&quot;&quot;;0;1);IF([$screen.DV43]=&quot;&quot;;0;1);IF([$screen.DW43]=&quot;&quot;;0;1);IF([$screen.DX43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.A44]=&quot;&quot;;0;1);IF([$screen.B44]=&quot;&quot;;0;1);IF([$screen.C44]=&quot;&quot;;0;1);IF([$screen.D44]=&quot;&quot;;0;1);IF([$screen.E44]=&quot;&quot;;0;1);IF([$screen.F44]=&quot;&quot;;0;1);IF([$screen.G44]=&quot;&quot;;0;1);IF([$screen.H44]=&quot;&quot;;0;1)))" office:value-type="string" office:string-value="0" calcext:value-type="string">
            <text:p>0</text:p>
          </table:table-cell>
          <table:table-cell table:formula="of:=BIN2HEX(CONCATENATE(IF([$screen.I44]=&quot;&quot;;0;1);IF([$screen.J44]=&quot;&quot;;0;1);IF([$screen.K44]=&quot;&quot;;0;1);IF([$screen.L44]=&quot;&quot;;0;1);IF([$screen.M44]=&quot;&quot;;0;1);IF([$screen.N44]=&quot;&quot;;0;1);IF([$screen.O44]=&quot;&quot;;0;1);IF([$screen.P44]=&quot;&quot;;0;1)))" office:value-type="string" office:string-value="0" calcext:value-type="string">
            <text:p>0</text:p>
          </table:table-cell>
          <table:table-cell table:formula="of:=BIN2HEX(CONCATENATE(IF([$screen.Q44]=&quot;&quot;;0;1);IF([$screen.R44]=&quot;&quot;;0;1);IF([$screen.S44]=&quot;&quot;;0;1);IF([$screen.T44]=&quot;&quot;;0;1);IF([$screen.U44]=&quot;&quot;;0;1);IF([$screen.V44]=&quot;&quot;;0;1);IF([$screen.W44]=&quot;&quot;;0;1);IF([$screen.X44]=&quot;&quot;;0;1)))" office:value-type="string" office:string-value="0" calcext:value-type="string">
            <text:p>0</text:p>
          </table:table-cell>
          <table:table-cell table:formula="of:=BIN2HEX(CONCATENATE(IF([$screen.Y44]=&quot;&quot;;0;1);IF([$screen.Z44]=&quot;&quot;;0;1);IF([$screen.AA44]=&quot;&quot;;0;1);IF([$screen.AB44]=&quot;&quot;;0;1);IF([$screen.AC44]=&quot;&quot;;0;1);IF([$screen.AD44]=&quot;&quot;;0;1);IF([$screen.AE44]=&quot;&quot;;0;1);IF([$screen.AF44]=&quot;&quot;;0;1)))" office:value-type="string" office:string-value="0" calcext:value-type="string">
            <text:p>0</text:p>
          </table:table-cell>
          <table:table-cell table:formula="of:=BIN2HEX(CONCATENATE(IF([$screen.AG44]=&quot;&quot;;0;1);IF([$screen.AH44]=&quot;&quot;;0;1);IF([$screen.AI44]=&quot;&quot;;0;1);IF([$screen.AJ44]=&quot;&quot;;0;1);IF([$screen.AK44]=&quot;&quot;;0;1);IF([$screen.AL44]=&quot;&quot;;0;1);IF([$screen.AM44]=&quot;&quot;;0;1);IF([$screen.AN44]=&quot;&quot;;0;1)))" office:value-type="string" office:string-value="0" calcext:value-type="string">
            <text:p>0</text:p>
          </table:table-cell>
          <table:table-cell table:formula="of:=BIN2HEX(CONCATENATE(IF([$screen.AO44]=&quot;&quot;;0;1);IF([$screen.AP44]=&quot;&quot;;0;1);IF([$screen.AQ44]=&quot;&quot;;0;1);IF([$screen.AR44]=&quot;&quot;;0;1);IF([$screen.AS44]=&quot;&quot;;0;1);IF([$screen.AT44]=&quot;&quot;;0;1);IF([$screen.AU44]=&quot;&quot;;0;1);IF([$screen.AV44]=&quot;&quot;;0;1)))" office:value-type="string" office:string-value="0" calcext:value-type="string">
            <text:p>0</text:p>
          </table:table-cell>
          <table:table-cell table:formula="of:=BIN2HEX(CONCATENATE(IF([$screen.AW44]=&quot;&quot;;0;1);IF([$screen.AX44]=&quot;&quot;;0;1);IF([$screen.AY44]=&quot;&quot;;0;1);IF([$screen.AZ44]=&quot;&quot;;0;1);IF([$screen.BA44]=&quot;&quot;;0;1);IF([$screen.BB44]=&quot;&quot;;0;1);IF([$screen.BC44]=&quot;&quot;;0;1);IF([$screen.BD44]=&quot;&quot;;0;1)))" office:value-type="string" office:string-value="0" calcext:value-type="string">
            <text:p>0</text:p>
          </table:table-cell>
          <table:table-cell table:formula="of:=BIN2HEX(CONCATENATE(IF([$screen.BE44]=&quot;&quot;;0;1);IF([$screen.BF44]=&quot;&quot;;0;1);IF([$screen.BG44]=&quot;&quot;;0;1);IF([$screen.BH44]=&quot;&quot;;0;1);IF([$screen.BI44]=&quot;&quot;;0;1);IF([$screen.BJ44]=&quot;&quot;;0;1);IF([$screen.BK44]=&quot;&quot;;0;1);IF([$screen.BL44]=&quot;&quot;;0;1)))" office:value-type="string" office:string-value="0" calcext:value-type="string">
            <text:p>0</text:p>
          </table:table-cell>
          <table:table-cell table:formula="of:=BIN2HEX(CONCATENATE(IF([$screen.BM44]=&quot;&quot;;0;1);IF([$screen.BN44]=&quot;&quot;;0;1);IF([$screen.BO44]=&quot;&quot;;0;1);IF([$screen.BP44]=&quot;&quot;;0;1);IF([$screen.BQ44]=&quot;&quot;;0;1);IF([$screen.BR44]=&quot;&quot;;0;1);IF([$screen.BS44]=&quot;&quot;;0;1);IF([$screen.BT44]=&quot;&quot;;0;1)))" office:value-type="string" office:string-value="0" calcext:value-type="string">
            <text:p>0</text:p>
          </table:table-cell>
          <table:table-cell table:formula="of:=BIN2HEX(CONCATENATE(IF([$screen.BU44]=&quot;&quot;;0;1);IF([$screen.BV44]=&quot;&quot;;0;1);IF([$screen.BW44]=&quot;&quot;;0;1);IF([$screen.BX44]=&quot;&quot;;0;1);IF([$screen.BY44]=&quot;&quot;;0;1);IF([$screen.BZ44]=&quot;&quot;;0;1);IF([$screen.CA44]=&quot;&quot;;0;1);IF([$screen.CB44]=&quot;&quot;;0;1)))" office:value-type="string" office:string-value="0" calcext:value-type="string">
            <text:p>0</text:p>
          </table:table-cell>
          <table:table-cell table:formula="of:=BIN2HEX(CONCATENATE(IF([$screen.CC44]=&quot;&quot;;0;1);IF([$screen.CD44]=&quot;&quot;;0;1);IF([$screen.CE44]=&quot;&quot;;0;1);IF([$screen.CF44]=&quot;&quot;;0;1);IF([$screen.CG44]=&quot;&quot;;0;1);IF([$screen.CH44]=&quot;&quot;;0;1);IF([$screen.CI44]=&quot;&quot;;0;1);IF([$screen.CJ44]=&quot;&quot;;0;1)))" office:value-type="string" office:string-value="0" calcext:value-type="string">
            <text:p>0</text:p>
          </table:table-cell>
          <table:table-cell table:formula="of:=BIN2HEX(CONCATENATE(IF([$screen.CK44]=&quot;&quot;;0;1);IF([$screen.CL44]=&quot;&quot;;0;1);IF([$screen.CM44]=&quot;&quot;;0;1);IF([$screen.CN44]=&quot;&quot;;0;1);IF([$screen.CO44]=&quot;&quot;;0;1);IF([$screen.CP44]=&quot;&quot;;0;1);IF([$screen.CQ44]=&quot;&quot;;0;1);IF([$screen.CR44]=&quot;&quot;;0;1)))" office:value-type="string" office:string-value="0" calcext:value-type="string">
            <text:p>0</text:p>
          </table:table-cell>
          <table:table-cell table:formula="of:=BIN2HEX(CONCATENATE(IF([$screen.CS44]=&quot;&quot;;0;1);IF([$screen.CT44]=&quot;&quot;;0;1);IF([$screen.CU44]=&quot;&quot;;0;1);IF([$screen.CV44]=&quot;&quot;;0;1);IF([$screen.CW44]=&quot;&quot;;0;1);IF([$screen.CX44]=&quot;&quot;;0;1);IF([$screen.CY44]=&quot;&quot;;0;1);IF([$screen.CZ44]=&quot;&quot;;0;1)))" office:value-type="string" office:string-value="0" calcext:value-type="string">
            <text:p>0</text:p>
          </table:table-cell>
          <table:table-cell table:formula="of:=BIN2HEX(CONCATENATE(IF([$screen.DA44]=&quot;&quot;;0;1);IF([$screen.DB44]=&quot;&quot;;0;1);IF([$screen.DC44]=&quot;&quot;;0;1);IF([$screen.DD44]=&quot;&quot;;0;1);IF([$screen.DE44]=&quot;&quot;;0;1);IF([$screen.DF44]=&quot;&quot;;0;1);IF([$screen.DG44]=&quot;&quot;;0;1);IF([$screen.DH44]=&quot;&quot;;0;1)))" office:value-type="string" office:string-value="0" calcext:value-type="string">
            <text:p>0</text:p>
          </table:table-cell>
          <table:table-cell table:formula="of:=BIN2HEX(CONCATENATE(IF([$screen.DI44]=&quot;&quot;;0;1);IF([$screen.DJ44]=&quot;&quot;;0;1);IF([$screen.DK44]=&quot;&quot;;0;1);IF([$screen.DL44]=&quot;&quot;;0;1);IF([$screen.DM44]=&quot;&quot;;0;1);IF([$screen.DN44]=&quot;&quot;;0;1);IF([$screen.DO44]=&quot;&quot;;0;1);IF([$screen.DP44]=&quot;&quot;;0;1)))" office:value-type="string" office:string-value="0" calcext:value-type="string">
            <text:p>0</text:p>
          </table:table-cell>
          <table:table-cell table:formula="of:=BIN2HEX(CONCATENATE(IF([$screen.DQ44]=&quot;&quot;;0;1);IF([$screen.DR44]=&quot;&quot;;0;1);IF([$screen.DS44]=&quot;&quot;;0;1);IF([$screen.DT44]=&quot;&quot;;0;1);IF([$screen.DU44]=&quot;&quot;;0;1);IF([$screen.DV44]=&quot;&quot;;0;1);IF([$screen.DW44]=&quot;&quot;;0;1);IF([$screen.DX44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.A45]=&quot;&quot;;0;1);IF([$screen.B45]=&quot;&quot;;0;1);IF([$screen.C45]=&quot;&quot;;0;1);IF([$screen.D45]=&quot;&quot;;0;1);IF([$screen.E45]=&quot;&quot;;0;1);IF([$screen.F45]=&quot;&quot;;0;1);IF([$screen.G45]=&quot;&quot;;0;1);IF([$screen.H45]=&quot;&quot;;0;1)))" office:value-type="string" office:string-value="0" calcext:value-type="string">
            <text:p>0</text:p>
          </table:table-cell>
          <table:table-cell table:formula="of:=BIN2HEX(CONCATENATE(IF([$screen.I45]=&quot;&quot;;0;1);IF([$screen.J45]=&quot;&quot;;0;1);IF([$screen.K45]=&quot;&quot;;0;1);IF([$screen.L45]=&quot;&quot;;0;1);IF([$screen.M45]=&quot;&quot;;0;1);IF([$screen.N45]=&quot;&quot;;0;1);IF([$screen.O45]=&quot;&quot;;0;1);IF([$screen.P45]=&quot;&quot;;0;1)))" office:value-type="string" office:string-value="0" calcext:value-type="string">
            <text:p>0</text:p>
          </table:table-cell>
          <table:table-cell table:formula="of:=BIN2HEX(CONCATENATE(IF([$screen.Q45]=&quot;&quot;;0;1);IF([$screen.R45]=&quot;&quot;;0;1);IF([$screen.S45]=&quot;&quot;;0;1);IF([$screen.T45]=&quot;&quot;;0;1);IF([$screen.U45]=&quot;&quot;;0;1);IF([$screen.V45]=&quot;&quot;;0;1);IF([$screen.W45]=&quot;&quot;;0;1);IF([$screen.X45]=&quot;&quot;;0;1)))" office:value-type="string" office:string-value="0" calcext:value-type="string">
            <text:p>0</text:p>
          </table:table-cell>
          <table:table-cell table:formula="of:=BIN2HEX(CONCATENATE(IF([$screen.Y45]=&quot;&quot;;0;1);IF([$screen.Z45]=&quot;&quot;;0;1);IF([$screen.AA45]=&quot;&quot;;0;1);IF([$screen.AB45]=&quot;&quot;;0;1);IF([$screen.AC45]=&quot;&quot;;0;1);IF([$screen.AD45]=&quot;&quot;;0;1);IF([$screen.AE45]=&quot;&quot;;0;1);IF([$screen.AF45]=&quot;&quot;;0;1)))" office:value-type="string" office:string-value="0" calcext:value-type="string">
            <text:p>0</text:p>
          </table:table-cell>
          <table:table-cell table:formula="of:=BIN2HEX(CONCATENATE(IF([$screen.AG45]=&quot;&quot;;0;1);IF([$screen.AH45]=&quot;&quot;;0;1);IF([$screen.AI45]=&quot;&quot;;0;1);IF([$screen.AJ45]=&quot;&quot;;0;1);IF([$screen.AK45]=&quot;&quot;;0;1);IF([$screen.AL45]=&quot;&quot;;0;1);IF([$screen.AM45]=&quot;&quot;;0;1);IF([$screen.AN45]=&quot;&quot;;0;1)))" office:value-type="string" office:string-value="0" calcext:value-type="string">
            <text:p>0</text:p>
          </table:table-cell>
          <table:table-cell table:formula="of:=BIN2HEX(CONCATENATE(IF([$screen.AO45]=&quot;&quot;;0;1);IF([$screen.AP45]=&quot;&quot;;0;1);IF([$screen.AQ45]=&quot;&quot;;0;1);IF([$screen.AR45]=&quot;&quot;;0;1);IF([$screen.AS45]=&quot;&quot;;0;1);IF([$screen.AT45]=&quot;&quot;;0;1);IF([$screen.AU45]=&quot;&quot;;0;1);IF([$screen.AV45]=&quot;&quot;;0;1)))" office:value-type="string" office:string-value="0" calcext:value-type="string">
            <text:p>0</text:p>
          </table:table-cell>
          <table:table-cell table:formula="of:=BIN2HEX(CONCATENATE(IF([$screen.AW45]=&quot;&quot;;0;1);IF([$screen.AX45]=&quot;&quot;;0;1);IF([$screen.AY45]=&quot;&quot;;0;1);IF([$screen.AZ45]=&quot;&quot;;0;1);IF([$screen.BA45]=&quot;&quot;;0;1);IF([$screen.BB45]=&quot;&quot;;0;1);IF([$screen.BC45]=&quot;&quot;;0;1);IF([$screen.BD45]=&quot;&quot;;0;1)))" office:value-type="string" office:string-value="0" calcext:value-type="string">
            <text:p>0</text:p>
          </table:table-cell>
          <table:table-cell table:formula="of:=BIN2HEX(CONCATENATE(IF([$screen.BE45]=&quot;&quot;;0;1);IF([$screen.BF45]=&quot;&quot;;0;1);IF([$screen.BG45]=&quot;&quot;;0;1);IF([$screen.BH45]=&quot;&quot;;0;1);IF([$screen.BI45]=&quot;&quot;;0;1);IF([$screen.BJ45]=&quot;&quot;;0;1);IF([$screen.BK45]=&quot;&quot;;0;1);IF([$screen.BL45]=&quot;&quot;;0;1)))" office:value-type="string" office:string-value="0" calcext:value-type="string">
            <text:p>0</text:p>
          </table:table-cell>
          <table:table-cell table:formula="of:=BIN2HEX(CONCATENATE(IF([$screen.BM45]=&quot;&quot;;0;1);IF([$screen.BN45]=&quot;&quot;;0;1);IF([$screen.BO45]=&quot;&quot;;0;1);IF([$screen.BP45]=&quot;&quot;;0;1);IF([$screen.BQ45]=&quot;&quot;;0;1);IF([$screen.BR45]=&quot;&quot;;0;1);IF([$screen.BS45]=&quot;&quot;;0;1);IF([$screen.BT45]=&quot;&quot;;0;1)))" office:value-type="string" office:string-value="0" calcext:value-type="string">
            <text:p>0</text:p>
          </table:table-cell>
          <table:table-cell table:formula="of:=BIN2HEX(CONCATENATE(IF([$screen.BU45]=&quot;&quot;;0;1);IF([$screen.BV45]=&quot;&quot;;0;1);IF([$screen.BW45]=&quot;&quot;;0;1);IF([$screen.BX45]=&quot;&quot;;0;1);IF([$screen.BY45]=&quot;&quot;;0;1);IF([$screen.BZ45]=&quot;&quot;;0;1);IF([$screen.CA45]=&quot;&quot;;0;1);IF([$screen.CB45]=&quot;&quot;;0;1)))" office:value-type="string" office:string-value="0" calcext:value-type="string">
            <text:p>0</text:p>
          </table:table-cell>
          <table:table-cell table:formula="of:=BIN2HEX(CONCATENATE(IF([$screen.CC45]=&quot;&quot;;0;1);IF([$screen.CD45]=&quot;&quot;;0;1);IF([$screen.CE45]=&quot;&quot;;0;1);IF([$screen.CF45]=&quot;&quot;;0;1);IF([$screen.CG45]=&quot;&quot;;0;1);IF([$screen.CH45]=&quot;&quot;;0;1);IF([$screen.CI45]=&quot;&quot;;0;1);IF([$screen.CJ45]=&quot;&quot;;0;1)))" office:value-type="string" office:string-value="0" calcext:value-type="string">
            <text:p>0</text:p>
          </table:table-cell>
          <table:table-cell table:formula="of:=BIN2HEX(CONCATENATE(IF([$screen.CK45]=&quot;&quot;;0;1);IF([$screen.CL45]=&quot;&quot;;0;1);IF([$screen.CM45]=&quot;&quot;;0;1);IF([$screen.CN45]=&quot;&quot;;0;1);IF([$screen.CO45]=&quot;&quot;;0;1);IF([$screen.CP45]=&quot;&quot;;0;1);IF([$screen.CQ45]=&quot;&quot;;0;1);IF([$screen.CR45]=&quot;&quot;;0;1)))" office:value-type="string" office:string-value="0" calcext:value-type="string">
            <text:p>0</text:p>
          </table:table-cell>
          <table:table-cell table:formula="of:=BIN2HEX(CONCATENATE(IF([$screen.CS45]=&quot;&quot;;0;1);IF([$screen.CT45]=&quot;&quot;;0;1);IF([$screen.CU45]=&quot;&quot;;0;1);IF([$screen.CV45]=&quot;&quot;;0;1);IF([$screen.CW45]=&quot;&quot;;0;1);IF([$screen.CX45]=&quot;&quot;;0;1);IF([$screen.CY45]=&quot;&quot;;0;1);IF([$screen.CZ45]=&quot;&quot;;0;1)))" office:value-type="string" office:string-value="0" calcext:value-type="string">
            <text:p>0</text:p>
          </table:table-cell>
          <table:table-cell table:formula="of:=BIN2HEX(CONCATENATE(IF([$screen.DA45]=&quot;&quot;;0;1);IF([$screen.DB45]=&quot;&quot;;0;1);IF([$screen.DC45]=&quot;&quot;;0;1);IF([$screen.DD45]=&quot;&quot;;0;1);IF([$screen.DE45]=&quot;&quot;;0;1);IF([$screen.DF45]=&quot;&quot;;0;1);IF([$screen.DG45]=&quot;&quot;;0;1);IF([$screen.DH45]=&quot;&quot;;0;1)))" office:value-type="string" office:string-value="0" calcext:value-type="string">
            <text:p>0</text:p>
          </table:table-cell>
          <table:table-cell table:formula="of:=BIN2HEX(CONCATENATE(IF([$screen.DI45]=&quot;&quot;;0;1);IF([$screen.DJ45]=&quot;&quot;;0;1);IF([$screen.DK45]=&quot;&quot;;0;1);IF([$screen.DL45]=&quot;&quot;;0;1);IF([$screen.DM45]=&quot;&quot;;0;1);IF([$screen.DN45]=&quot;&quot;;0;1);IF([$screen.DO45]=&quot;&quot;;0;1);IF([$screen.DP45]=&quot;&quot;;0;1)))" office:value-type="string" office:string-value="0" calcext:value-type="string">
            <text:p>0</text:p>
          </table:table-cell>
          <table:table-cell table:formula="of:=BIN2HEX(CONCATENATE(IF([$screen.DQ45]=&quot;&quot;;0;1);IF([$screen.DR45]=&quot;&quot;;0;1);IF([$screen.DS45]=&quot;&quot;;0;1);IF([$screen.DT45]=&quot;&quot;;0;1);IF([$screen.DU45]=&quot;&quot;;0;1);IF([$screen.DV45]=&quot;&quot;;0;1);IF([$screen.DW45]=&quot;&quot;;0;1);IF([$screen.DX45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.A46]=&quot;&quot;;0;1);IF([$screen.B46]=&quot;&quot;;0;1);IF([$screen.C46]=&quot;&quot;;0;1);IF([$screen.D46]=&quot;&quot;;0;1);IF([$screen.E46]=&quot;&quot;;0;1);IF([$screen.F46]=&quot;&quot;;0;1);IF([$screen.G46]=&quot;&quot;;0;1);IF([$screen.H46]=&quot;&quot;;0;1)))" office:value-type="string" office:string-value="0" calcext:value-type="string">
            <text:p>0</text:p>
          </table:table-cell>
          <table:table-cell table:formula="of:=BIN2HEX(CONCATENATE(IF([$screen.I46]=&quot;&quot;;0;1);IF([$screen.J46]=&quot;&quot;;0;1);IF([$screen.K46]=&quot;&quot;;0;1);IF([$screen.L46]=&quot;&quot;;0;1);IF([$screen.M46]=&quot;&quot;;0;1);IF([$screen.N46]=&quot;&quot;;0;1);IF([$screen.O46]=&quot;&quot;;0;1);IF([$screen.P46]=&quot;&quot;;0;1)))" office:value-type="string" office:string-value="0" calcext:value-type="string">
            <text:p>0</text:p>
          </table:table-cell>
          <table:table-cell table:formula="of:=BIN2HEX(CONCATENATE(IF([$screen.Q46]=&quot;&quot;;0;1);IF([$screen.R46]=&quot;&quot;;0;1);IF([$screen.S46]=&quot;&quot;;0;1);IF([$screen.T46]=&quot;&quot;;0;1);IF([$screen.U46]=&quot;&quot;;0;1);IF([$screen.V46]=&quot;&quot;;0;1);IF([$screen.W46]=&quot;&quot;;0;1);IF([$screen.X46]=&quot;&quot;;0;1)))" office:value-type="string" office:string-value="0" calcext:value-type="string">
            <text:p>0</text:p>
          </table:table-cell>
          <table:table-cell table:formula="of:=BIN2HEX(CONCATENATE(IF([$screen.Y46]=&quot;&quot;;0;1);IF([$screen.Z46]=&quot;&quot;;0;1);IF([$screen.AA46]=&quot;&quot;;0;1);IF([$screen.AB46]=&quot;&quot;;0;1);IF([$screen.AC46]=&quot;&quot;;0;1);IF([$screen.AD46]=&quot;&quot;;0;1);IF([$screen.AE46]=&quot;&quot;;0;1);IF([$screen.AF46]=&quot;&quot;;0;1)))" office:value-type="string" office:string-value="0" calcext:value-type="string">
            <text:p>0</text:p>
          </table:table-cell>
          <table:table-cell table:formula="of:=BIN2HEX(CONCATENATE(IF([$screen.AG46]=&quot;&quot;;0;1);IF([$screen.AH46]=&quot;&quot;;0;1);IF([$screen.AI46]=&quot;&quot;;0;1);IF([$screen.AJ46]=&quot;&quot;;0;1);IF([$screen.AK46]=&quot;&quot;;0;1);IF([$screen.AL46]=&quot;&quot;;0;1);IF([$screen.AM46]=&quot;&quot;;0;1);IF([$screen.AN46]=&quot;&quot;;0;1)))" office:value-type="string" office:string-value="0" calcext:value-type="string">
            <text:p>0</text:p>
          </table:table-cell>
          <table:table-cell table:formula="of:=BIN2HEX(CONCATENATE(IF([$screen.AO46]=&quot;&quot;;0;1);IF([$screen.AP46]=&quot;&quot;;0;1);IF([$screen.AQ46]=&quot;&quot;;0;1);IF([$screen.AR46]=&quot;&quot;;0;1);IF([$screen.AS46]=&quot;&quot;;0;1);IF([$screen.AT46]=&quot;&quot;;0;1);IF([$screen.AU46]=&quot;&quot;;0;1);IF([$screen.AV46]=&quot;&quot;;0;1)))" office:value-type="string" office:string-value="0" calcext:value-type="string">
            <text:p>0</text:p>
          </table:table-cell>
          <table:table-cell table:formula="of:=BIN2HEX(CONCATENATE(IF([$screen.AW46]=&quot;&quot;;0;1);IF([$screen.AX46]=&quot;&quot;;0;1);IF([$screen.AY46]=&quot;&quot;;0;1);IF([$screen.AZ46]=&quot;&quot;;0;1);IF([$screen.BA46]=&quot;&quot;;0;1);IF([$screen.BB46]=&quot;&quot;;0;1);IF([$screen.BC46]=&quot;&quot;;0;1);IF([$screen.BD46]=&quot;&quot;;0;1)))" office:value-type="string" office:string-value="0" calcext:value-type="string">
            <text:p>0</text:p>
          </table:table-cell>
          <table:table-cell table:formula="of:=BIN2HEX(CONCATENATE(IF([$screen.BE46]=&quot;&quot;;0;1);IF([$screen.BF46]=&quot;&quot;;0;1);IF([$screen.BG46]=&quot;&quot;;0;1);IF([$screen.BH46]=&quot;&quot;;0;1);IF([$screen.BI46]=&quot;&quot;;0;1);IF([$screen.BJ46]=&quot;&quot;;0;1);IF([$screen.BK46]=&quot;&quot;;0;1);IF([$screen.BL46]=&quot;&quot;;0;1)))" office:value-type="string" office:string-value="0" calcext:value-type="string">
            <text:p>0</text:p>
          </table:table-cell>
          <table:table-cell table:formula="of:=BIN2HEX(CONCATENATE(IF([$screen.BM46]=&quot;&quot;;0;1);IF([$screen.BN46]=&quot;&quot;;0;1);IF([$screen.BO46]=&quot;&quot;;0;1);IF([$screen.BP46]=&quot;&quot;;0;1);IF([$screen.BQ46]=&quot;&quot;;0;1);IF([$screen.BR46]=&quot;&quot;;0;1);IF([$screen.BS46]=&quot;&quot;;0;1);IF([$screen.BT46]=&quot;&quot;;0;1)))" office:value-type="string" office:string-value="0" calcext:value-type="string">
            <text:p>0</text:p>
          </table:table-cell>
          <table:table-cell table:formula="of:=BIN2HEX(CONCATENATE(IF([$screen.BU46]=&quot;&quot;;0;1);IF([$screen.BV46]=&quot;&quot;;0;1);IF([$screen.BW46]=&quot;&quot;;0;1);IF([$screen.BX46]=&quot;&quot;;0;1);IF([$screen.BY46]=&quot;&quot;;0;1);IF([$screen.BZ46]=&quot;&quot;;0;1);IF([$screen.CA46]=&quot;&quot;;0;1);IF([$screen.CB46]=&quot;&quot;;0;1)))" office:value-type="string" office:string-value="0" calcext:value-type="string">
            <text:p>0</text:p>
          </table:table-cell>
          <table:table-cell table:formula="of:=BIN2HEX(CONCATENATE(IF([$screen.CC46]=&quot;&quot;;0;1);IF([$screen.CD46]=&quot;&quot;;0;1);IF([$screen.CE46]=&quot;&quot;;0;1);IF([$screen.CF46]=&quot;&quot;;0;1);IF([$screen.CG46]=&quot;&quot;;0;1);IF([$screen.CH46]=&quot;&quot;;0;1);IF([$screen.CI46]=&quot;&quot;;0;1);IF([$screen.CJ46]=&quot;&quot;;0;1)))" office:value-type="string" office:string-value="0" calcext:value-type="string">
            <text:p>0</text:p>
          </table:table-cell>
          <table:table-cell table:formula="of:=BIN2HEX(CONCATENATE(IF([$screen.CK46]=&quot;&quot;;0;1);IF([$screen.CL46]=&quot;&quot;;0;1);IF([$screen.CM46]=&quot;&quot;;0;1);IF([$screen.CN46]=&quot;&quot;;0;1);IF([$screen.CO46]=&quot;&quot;;0;1);IF([$screen.CP46]=&quot;&quot;;0;1);IF([$screen.CQ46]=&quot;&quot;;0;1);IF([$screen.CR46]=&quot;&quot;;0;1)))" office:value-type="string" office:string-value="0" calcext:value-type="string">
            <text:p>0</text:p>
          </table:table-cell>
          <table:table-cell table:formula="of:=BIN2HEX(CONCATENATE(IF([$screen.CS46]=&quot;&quot;;0;1);IF([$screen.CT46]=&quot;&quot;;0;1);IF([$screen.CU46]=&quot;&quot;;0;1);IF([$screen.CV46]=&quot;&quot;;0;1);IF([$screen.CW46]=&quot;&quot;;0;1);IF([$screen.CX46]=&quot;&quot;;0;1);IF([$screen.CY46]=&quot;&quot;;0;1);IF([$screen.CZ46]=&quot;&quot;;0;1)))" office:value-type="string" office:string-value="0" calcext:value-type="string">
            <text:p>0</text:p>
          </table:table-cell>
          <table:table-cell table:formula="of:=BIN2HEX(CONCATENATE(IF([$screen.DA46]=&quot;&quot;;0;1);IF([$screen.DB46]=&quot;&quot;;0;1);IF([$screen.DC46]=&quot;&quot;;0;1);IF([$screen.DD46]=&quot;&quot;;0;1);IF([$screen.DE46]=&quot;&quot;;0;1);IF([$screen.DF46]=&quot;&quot;;0;1);IF([$screen.DG46]=&quot;&quot;;0;1);IF([$screen.DH46]=&quot;&quot;;0;1)))" office:value-type="string" office:string-value="0" calcext:value-type="string">
            <text:p>0</text:p>
          </table:table-cell>
          <table:table-cell table:formula="of:=BIN2HEX(CONCATENATE(IF([$screen.DI46]=&quot;&quot;;0;1);IF([$screen.DJ46]=&quot;&quot;;0;1);IF([$screen.DK46]=&quot;&quot;;0;1);IF([$screen.DL46]=&quot;&quot;;0;1);IF([$screen.DM46]=&quot;&quot;;0;1);IF([$screen.DN46]=&quot;&quot;;0;1);IF([$screen.DO46]=&quot;&quot;;0;1);IF([$screen.DP46]=&quot;&quot;;0;1)))" office:value-type="string" office:string-value="0" calcext:value-type="string">
            <text:p>0</text:p>
          </table:table-cell>
          <table:table-cell table:formula="of:=BIN2HEX(CONCATENATE(IF([$screen.DQ46]=&quot;&quot;;0;1);IF([$screen.DR46]=&quot;&quot;;0;1);IF([$screen.DS46]=&quot;&quot;;0;1);IF([$screen.DT46]=&quot;&quot;;0;1);IF([$screen.DU46]=&quot;&quot;;0;1);IF([$screen.DV46]=&quot;&quot;;0;1);IF([$screen.DW46]=&quot;&quot;;0;1);IF([$screen.DX46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.A47]=&quot;&quot;;0;1);IF([$screen.B47]=&quot;&quot;;0;1);IF([$screen.C47]=&quot;&quot;;0;1);IF([$screen.D47]=&quot;&quot;;0;1);IF([$screen.E47]=&quot;&quot;;0;1);IF([$screen.F47]=&quot;&quot;;0;1);IF([$screen.G47]=&quot;&quot;;0;1);IF([$screen.H47]=&quot;&quot;;0;1)))" office:value-type="string" office:string-value="0" calcext:value-type="string">
            <text:p>0</text:p>
          </table:table-cell>
          <table:table-cell table:formula="of:=BIN2HEX(CONCATENATE(IF([$screen.I47]=&quot;&quot;;0;1);IF([$screen.J47]=&quot;&quot;;0;1);IF([$screen.K47]=&quot;&quot;;0;1);IF([$screen.L47]=&quot;&quot;;0;1);IF([$screen.M47]=&quot;&quot;;0;1);IF([$screen.N47]=&quot;&quot;;0;1);IF([$screen.O47]=&quot;&quot;;0;1);IF([$screen.P47]=&quot;&quot;;0;1)))" office:value-type="string" office:string-value="0" calcext:value-type="string">
            <text:p>0</text:p>
          </table:table-cell>
          <table:table-cell table:formula="of:=BIN2HEX(CONCATENATE(IF([$screen.Q47]=&quot;&quot;;0;1);IF([$screen.R47]=&quot;&quot;;0;1);IF([$screen.S47]=&quot;&quot;;0;1);IF([$screen.T47]=&quot;&quot;;0;1);IF([$screen.U47]=&quot;&quot;;0;1);IF([$screen.V47]=&quot;&quot;;0;1);IF([$screen.W47]=&quot;&quot;;0;1);IF([$screen.X47]=&quot;&quot;;0;1)))" office:value-type="string" office:string-value="0" calcext:value-type="string">
            <text:p>0</text:p>
          </table:table-cell>
          <table:table-cell table:formula="of:=BIN2HEX(CONCATENATE(IF([$screen.Y47]=&quot;&quot;;0;1);IF([$screen.Z47]=&quot;&quot;;0;1);IF([$screen.AA47]=&quot;&quot;;0;1);IF([$screen.AB47]=&quot;&quot;;0;1);IF([$screen.AC47]=&quot;&quot;;0;1);IF([$screen.AD47]=&quot;&quot;;0;1);IF([$screen.AE47]=&quot;&quot;;0;1);IF([$screen.AF47]=&quot;&quot;;0;1)))" office:value-type="string" office:string-value="0" calcext:value-type="string">
            <text:p>0</text:p>
          </table:table-cell>
          <table:table-cell table:formula="of:=BIN2HEX(CONCATENATE(IF([$screen.AG47]=&quot;&quot;;0;1);IF([$screen.AH47]=&quot;&quot;;0;1);IF([$screen.AI47]=&quot;&quot;;0;1);IF([$screen.AJ47]=&quot;&quot;;0;1);IF([$screen.AK47]=&quot;&quot;;0;1);IF([$screen.AL47]=&quot;&quot;;0;1);IF([$screen.AM47]=&quot;&quot;;0;1);IF([$screen.AN47]=&quot;&quot;;0;1)))" office:value-type="string" office:string-value="0" calcext:value-type="string">
            <text:p>0</text:p>
          </table:table-cell>
          <table:table-cell table:formula="of:=BIN2HEX(CONCATENATE(IF([$screen.AO47]=&quot;&quot;;0;1);IF([$screen.AP47]=&quot;&quot;;0;1);IF([$screen.AQ47]=&quot;&quot;;0;1);IF([$screen.AR47]=&quot;&quot;;0;1);IF([$screen.AS47]=&quot;&quot;;0;1);IF([$screen.AT47]=&quot;&quot;;0;1);IF([$screen.AU47]=&quot;&quot;;0;1);IF([$screen.AV47]=&quot;&quot;;0;1)))" office:value-type="string" office:string-value="0" calcext:value-type="string">
            <text:p>0</text:p>
          </table:table-cell>
          <table:table-cell table:formula="of:=BIN2HEX(CONCATENATE(IF([$screen.AW47]=&quot;&quot;;0;1);IF([$screen.AX47]=&quot;&quot;;0;1);IF([$screen.AY47]=&quot;&quot;;0;1);IF([$screen.AZ47]=&quot;&quot;;0;1);IF([$screen.BA47]=&quot;&quot;;0;1);IF([$screen.BB47]=&quot;&quot;;0;1);IF([$screen.BC47]=&quot;&quot;;0;1);IF([$screen.BD47]=&quot;&quot;;0;1)))" office:value-type="string" office:string-value="0" calcext:value-type="string">
            <text:p>0</text:p>
          </table:table-cell>
          <table:table-cell table:formula="of:=BIN2HEX(CONCATENATE(IF([$screen.BE47]=&quot;&quot;;0;1);IF([$screen.BF47]=&quot;&quot;;0;1);IF([$screen.BG47]=&quot;&quot;;0;1);IF([$screen.BH47]=&quot;&quot;;0;1);IF([$screen.BI47]=&quot;&quot;;0;1);IF([$screen.BJ47]=&quot;&quot;;0;1);IF([$screen.BK47]=&quot;&quot;;0;1);IF([$screen.BL47]=&quot;&quot;;0;1)))" office:value-type="string" office:string-value="0" calcext:value-type="string">
            <text:p>0</text:p>
          </table:table-cell>
          <table:table-cell table:formula="of:=BIN2HEX(CONCATENATE(IF([$screen.BM47]=&quot;&quot;;0;1);IF([$screen.BN47]=&quot;&quot;;0;1);IF([$screen.BO47]=&quot;&quot;;0;1);IF([$screen.BP47]=&quot;&quot;;0;1);IF([$screen.BQ47]=&quot;&quot;;0;1);IF([$screen.BR47]=&quot;&quot;;0;1);IF([$screen.BS47]=&quot;&quot;;0;1);IF([$screen.BT47]=&quot;&quot;;0;1)))" office:value-type="string" office:string-value="0" calcext:value-type="string">
            <text:p>0</text:p>
          </table:table-cell>
          <table:table-cell table:formula="of:=BIN2HEX(CONCATENATE(IF([$screen.BU47]=&quot;&quot;;0;1);IF([$screen.BV47]=&quot;&quot;;0;1);IF([$screen.BW47]=&quot;&quot;;0;1);IF([$screen.BX47]=&quot;&quot;;0;1);IF([$screen.BY47]=&quot;&quot;;0;1);IF([$screen.BZ47]=&quot;&quot;;0;1);IF([$screen.CA47]=&quot;&quot;;0;1);IF([$screen.CB47]=&quot;&quot;;0;1)))" office:value-type="string" office:string-value="0" calcext:value-type="string">
            <text:p>0</text:p>
          </table:table-cell>
          <table:table-cell table:formula="of:=BIN2HEX(CONCATENATE(IF([$screen.CC47]=&quot;&quot;;0;1);IF([$screen.CD47]=&quot;&quot;;0;1);IF([$screen.CE47]=&quot;&quot;;0;1);IF([$screen.CF47]=&quot;&quot;;0;1);IF([$screen.CG47]=&quot;&quot;;0;1);IF([$screen.CH47]=&quot;&quot;;0;1);IF([$screen.CI47]=&quot;&quot;;0;1);IF([$screen.CJ47]=&quot;&quot;;0;1)))" office:value-type="string" office:string-value="0" calcext:value-type="string">
            <text:p>0</text:p>
          </table:table-cell>
          <table:table-cell table:formula="of:=BIN2HEX(CONCATENATE(IF([$screen.CK47]=&quot;&quot;;0;1);IF([$screen.CL47]=&quot;&quot;;0;1);IF([$screen.CM47]=&quot;&quot;;0;1);IF([$screen.CN47]=&quot;&quot;;0;1);IF([$screen.CO47]=&quot;&quot;;0;1);IF([$screen.CP47]=&quot;&quot;;0;1);IF([$screen.CQ47]=&quot;&quot;;0;1);IF([$screen.CR47]=&quot;&quot;;0;1)))" office:value-type="string" office:string-value="0" calcext:value-type="string">
            <text:p>0</text:p>
          </table:table-cell>
          <table:table-cell table:formula="of:=BIN2HEX(CONCATENATE(IF([$screen.CS47]=&quot;&quot;;0;1);IF([$screen.CT47]=&quot;&quot;;0;1);IF([$screen.CU47]=&quot;&quot;;0;1);IF([$screen.CV47]=&quot;&quot;;0;1);IF([$screen.CW47]=&quot;&quot;;0;1);IF([$screen.CX47]=&quot;&quot;;0;1);IF([$screen.CY47]=&quot;&quot;;0;1);IF([$screen.CZ47]=&quot;&quot;;0;1)))" office:value-type="string" office:string-value="0" calcext:value-type="string">
            <text:p>0</text:p>
          </table:table-cell>
          <table:table-cell table:formula="of:=BIN2HEX(CONCATENATE(IF([$screen.DA47]=&quot;&quot;;0;1);IF([$screen.DB47]=&quot;&quot;;0;1);IF([$screen.DC47]=&quot;&quot;;0;1);IF([$screen.DD47]=&quot;&quot;;0;1);IF([$screen.DE47]=&quot;&quot;;0;1);IF([$screen.DF47]=&quot;&quot;;0;1);IF([$screen.DG47]=&quot;&quot;;0;1);IF([$screen.DH47]=&quot;&quot;;0;1)))" office:value-type="string" office:string-value="0" calcext:value-type="string">
            <text:p>0</text:p>
          </table:table-cell>
          <table:table-cell table:formula="of:=BIN2HEX(CONCATENATE(IF([$screen.DI47]=&quot;&quot;;0;1);IF([$screen.DJ47]=&quot;&quot;;0;1);IF([$screen.DK47]=&quot;&quot;;0;1);IF([$screen.DL47]=&quot;&quot;;0;1);IF([$screen.DM47]=&quot;&quot;;0;1);IF([$screen.DN47]=&quot;&quot;;0;1);IF([$screen.DO47]=&quot;&quot;;0;1);IF([$screen.DP47]=&quot;&quot;;0;1)))" office:value-type="string" office:string-value="0" calcext:value-type="string">
            <text:p>0</text:p>
          </table:table-cell>
          <table:table-cell table:formula="of:=BIN2HEX(CONCATENATE(IF([$screen.DQ47]=&quot;&quot;;0;1);IF([$screen.DR47]=&quot;&quot;;0;1);IF([$screen.DS47]=&quot;&quot;;0;1);IF([$screen.DT47]=&quot;&quot;;0;1);IF([$screen.DU47]=&quot;&quot;;0;1);IF([$screen.DV47]=&quot;&quot;;0;1);IF([$screen.DW47]=&quot;&quot;;0;1);IF([$screen.DX47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.A48]=&quot;&quot;;0;1);IF([$screen.B48]=&quot;&quot;;0;1);IF([$screen.C48]=&quot;&quot;;0;1);IF([$screen.D48]=&quot;&quot;;0;1);IF([$screen.E48]=&quot;&quot;;0;1);IF([$screen.F48]=&quot;&quot;;0;1);IF([$screen.G48]=&quot;&quot;;0;1);IF([$screen.H48]=&quot;&quot;;0;1)))" office:value-type="string" office:string-value="0" calcext:value-type="string">
            <text:p>0</text:p>
          </table:table-cell>
          <table:table-cell table:formula="of:=BIN2HEX(CONCATENATE(IF([$screen.I48]=&quot;&quot;;0;1);IF([$screen.J48]=&quot;&quot;;0;1);IF([$screen.K48]=&quot;&quot;;0;1);IF([$screen.L48]=&quot;&quot;;0;1);IF([$screen.M48]=&quot;&quot;;0;1);IF([$screen.N48]=&quot;&quot;;0;1);IF([$screen.O48]=&quot;&quot;;0;1);IF([$screen.P48]=&quot;&quot;;0;1)))" office:value-type="string" office:string-value="0" calcext:value-type="string">
            <text:p>0</text:p>
          </table:table-cell>
          <table:table-cell table:formula="of:=BIN2HEX(CONCATENATE(IF([$screen.Q48]=&quot;&quot;;0;1);IF([$screen.R48]=&quot;&quot;;0;1);IF([$screen.S48]=&quot;&quot;;0;1);IF([$screen.T48]=&quot;&quot;;0;1);IF([$screen.U48]=&quot;&quot;;0;1);IF([$screen.V48]=&quot;&quot;;0;1);IF([$screen.W48]=&quot;&quot;;0;1);IF([$screen.X48]=&quot;&quot;;0;1)))" office:value-type="string" office:string-value="0" calcext:value-type="string">
            <text:p>0</text:p>
          </table:table-cell>
          <table:table-cell table:formula="of:=BIN2HEX(CONCATENATE(IF([$screen.Y48]=&quot;&quot;;0;1);IF([$screen.Z48]=&quot;&quot;;0;1);IF([$screen.AA48]=&quot;&quot;;0;1);IF([$screen.AB48]=&quot;&quot;;0;1);IF([$screen.AC48]=&quot;&quot;;0;1);IF([$screen.AD48]=&quot;&quot;;0;1);IF([$screen.AE48]=&quot;&quot;;0;1);IF([$screen.AF48]=&quot;&quot;;0;1)))" office:value-type="string" office:string-value="0" calcext:value-type="string">
            <text:p>0</text:p>
          </table:table-cell>
          <table:table-cell table:formula="of:=BIN2HEX(CONCATENATE(IF([$screen.AG48]=&quot;&quot;;0;1);IF([$screen.AH48]=&quot;&quot;;0;1);IF([$screen.AI48]=&quot;&quot;;0;1);IF([$screen.AJ48]=&quot;&quot;;0;1);IF([$screen.AK48]=&quot;&quot;;0;1);IF([$screen.AL48]=&quot;&quot;;0;1);IF([$screen.AM48]=&quot;&quot;;0;1);IF([$screen.AN48]=&quot;&quot;;0;1)))" office:value-type="string" office:string-value="0" calcext:value-type="string">
            <text:p>0</text:p>
          </table:table-cell>
          <table:table-cell table:formula="of:=BIN2HEX(CONCATENATE(IF([$screen.AO48]=&quot;&quot;;0;1);IF([$screen.AP48]=&quot;&quot;;0;1);IF([$screen.AQ48]=&quot;&quot;;0;1);IF([$screen.AR48]=&quot;&quot;;0;1);IF([$screen.AS48]=&quot;&quot;;0;1);IF([$screen.AT48]=&quot;&quot;;0;1);IF([$screen.AU48]=&quot;&quot;;0;1);IF([$screen.AV48]=&quot;&quot;;0;1)))" office:value-type="string" office:string-value="0" calcext:value-type="string">
            <text:p>0</text:p>
          </table:table-cell>
          <table:table-cell table:formula="of:=BIN2HEX(CONCATENATE(IF([$screen.AW48]=&quot;&quot;;0;1);IF([$screen.AX48]=&quot;&quot;;0;1);IF([$screen.AY48]=&quot;&quot;;0;1);IF([$screen.AZ48]=&quot;&quot;;0;1);IF([$screen.BA48]=&quot;&quot;;0;1);IF([$screen.BB48]=&quot;&quot;;0;1);IF([$screen.BC48]=&quot;&quot;;0;1);IF([$screen.BD48]=&quot;&quot;;0;1)))" office:value-type="string" office:string-value="0" calcext:value-type="string">
            <text:p>0</text:p>
          </table:table-cell>
          <table:table-cell table:formula="of:=BIN2HEX(CONCATENATE(IF([$screen.BE48]=&quot;&quot;;0;1);IF([$screen.BF48]=&quot;&quot;;0;1);IF([$screen.BG48]=&quot;&quot;;0;1);IF([$screen.BH48]=&quot;&quot;;0;1);IF([$screen.BI48]=&quot;&quot;;0;1);IF([$screen.BJ48]=&quot;&quot;;0;1);IF([$screen.BK48]=&quot;&quot;;0;1);IF([$screen.BL48]=&quot;&quot;;0;1)))" office:value-type="string" office:string-value="0" calcext:value-type="string">
            <text:p>0</text:p>
          </table:table-cell>
          <table:table-cell table:formula="of:=BIN2HEX(CONCATENATE(IF([$screen.BM48]=&quot;&quot;;0;1);IF([$screen.BN48]=&quot;&quot;;0;1);IF([$screen.BO48]=&quot;&quot;;0;1);IF([$screen.BP48]=&quot;&quot;;0;1);IF([$screen.BQ48]=&quot;&quot;;0;1);IF([$screen.BR48]=&quot;&quot;;0;1);IF([$screen.BS48]=&quot;&quot;;0;1);IF([$screen.BT48]=&quot;&quot;;0;1)))" office:value-type="string" office:string-value="0" calcext:value-type="string">
            <text:p>0</text:p>
          </table:table-cell>
          <table:table-cell table:formula="of:=BIN2HEX(CONCATENATE(IF([$screen.BU48]=&quot;&quot;;0;1);IF([$screen.BV48]=&quot;&quot;;0;1);IF([$screen.BW48]=&quot;&quot;;0;1);IF([$screen.BX48]=&quot;&quot;;0;1);IF([$screen.BY48]=&quot;&quot;;0;1);IF([$screen.BZ48]=&quot;&quot;;0;1);IF([$screen.CA48]=&quot;&quot;;0;1);IF([$screen.CB48]=&quot;&quot;;0;1)))" office:value-type="string" office:string-value="0" calcext:value-type="string">
            <text:p>0</text:p>
          </table:table-cell>
          <table:table-cell table:formula="of:=BIN2HEX(CONCATENATE(IF([$screen.CC48]=&quot;&quot;;0;1);IF([$screen.CD48]=&quot;&quot;;0;1);IF([$screen.CE48]=&quot;&quot;;0;1);IF([$screen.CF48]=&quot;&quot;;0;1);IF([$screen.CG48]=&quot;&quot;;0;1);IF([$screen.CH48]=&quot;&quot;;0;1);IF([$screen.CI48]=&quot;&quot;;0;1);IF([$screen.CJ48]=&quot;&quot;;0;1)))" office:value-type="string" office:string-value="0" calcext:value-type="string">
            <text:p>0</text:p>
          </table:table-cell>
          <table:table-cell table:formula="of:=BIN2HEX(CONCATENATE(IF([$screen.CK48]=&quot;&quot;;0;1);IF([$screen.CL48]=&quot;&quot;;0;1);IF([$screen.CM48]=&quot;&quot;;0;1);IF([$screen.CN48]=&quot;&quot;;0;1);IF([$screen.CO48]=&quot;&quot;;0;1);IF([$screen.CP48]=&quot;&quot;;0;1);IF([$screen.CQ48]=&quot;&quot;;0;1);IF([$screen.CR48]=&quot;&quot;;0;1)))" office:value-type="string" office:string-value="0" calcext:value-type="string">
            <text:p>0</text:p>
          </table:table-cell>
          <table:table-cell table:formula="of:=BIN2HEX(CONCATENATE(IF([$screen.CS48]=&quot;&quot;;0;1);IF([$screen.CT48]=&quot;&quot;;0;1);IF([$screen.CU48]=&quot;&quot;;0;1);IF([$screen.CV48]=&quot;&quot;;0;1);IF([$screen.CW48]=&quot;&quot;;0;1);IF([$screen.CX48]=&quot;&quot;;0;1);IF([$screen.CY48]=&quot;&quot;;0;1);IF([$screen.CZ48]=&quot;&quot;;0;1)))" office:value-type="string" office:string-value="0" calcext:value-type="string">
            <text:p>0</text:p>
          </table:table-cell>
          <table:table-cell table:formula="of:=BIN2HEX(CONCATENATE(IF([$screen.DA48]=&quot;&quot;;0;1);IF([$screen.DB48]=&quot;&quot;;0;1);IF([$screen.DC48]=&quot;&quot;;0;1);IF([$screen.DD48]=&quot;&quot;;0;1);IF([$screen.DE48]=&quot;&quot;;0;1);IF([$screen.DF48]=&quot;&quot;;0;1);IF([$screen.DG48]=&quot;&quot;;0;1);IF([$screen.DH48]=&quot;&quot;;0;1)))" office:value-type="string" office:string-value="0" calcext:value-type="string">
            <text:p>0</text:p>
          </table:table-cell>
          <table:table-cell table:formula="of:=BIN2HEX(CONCATENATE(IF([$screen.DI48]=&quot;&quot;;0;1);IF([$screen.DJ48]=&quot;&quot;;0;1);IF([$screen.DK48]=&quot;&quot;;0;1);IF([$screen.DL48]=&quot;&quot;;0;1);IF([$screen.DM48]=&quot;&quot;;0;1);IF([$screen.DN48]=&quot;&quot;;0;1);IF([$screen.DO48]=&quot;&quot;;0;1);IF([$screen.DP48]=&quot;&quot;;0;1)))" office:value-type="string" office:string-value="0" calcext:value-type="string">
            <text:p>0</text:p>
          </table:table-cell>
          <table:table-cell table:formula="of:=BIN2HEX(CONCATENATE(IF([$screen.DQ48]=&quot;&quot;;0;1);IF([$screen.DR48]=&quot;&quot;;0;1);IF([$screen.DS48]=&quot;&quot;;0;1);IF([$screen.DT48]=&quot;&quot;;0;1);IF([$screen.DU48]=&quot;&quot;;0;1);IF([$screen.DV48]=&quot;&quot;;0;1);IF([$screen.DW48]=&quot;&quot;;0;1);IF([$screen.DX48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.A49]=&quot;&quot;;0;1);IF([$screen.B49]=&quot;&quot;;0;1);IF([$screen.C49]=&quot;&quot;;0;1);IF([$screen.D49]=&quot;&quot;;0;1);IF([$screen.E49]=&quot;&quot;;0;1);IF([$screen.F49]=&quot;&quot;;0;1);IF([$screen.G49]=&quot;&quot;;0;1);IF([$screen.H49]=&quot;&quot;;0;1)))" office:value-type="string" office:string-value="0" calcext:value-type="string">
            <text:p>0</text:p>
          </table:table-cell>
          <table:table-cell table:formula="of:=BIN2HEX(CONCATENATE(IF([$screen.I49]=&quot;&quot;;0;1);IF([$screen.J49]=&quot;&quot;;0;1);IF([$screen.K49]=&quot;&quot;;0;1);IF([$screen.L49]=&quot;&quot;;0;1);IF([$screen.M49]=&quot;&quot;;0;1);IF([$screen.N49]=&quot;&quot;;0;1);IF([$screen.O49]=&quot;&quot;;0;1);IF([$screen.P49]=&quot;&quot;;0;1)))" office:value-type="string" office:string-value="0" calcext:value-type="string">
            <text:p>0</text:p>
          </table:table-cell>
          <table:table-cell table:formula="of:=BIN2HEX(CONCATENATE(IF([$screen.Q49]=&quot;&quot;;0;1);IF([$screen.R49]=&quot;&quot;;0;1);IF([$screen.S49]=&quot;&quot;;0;1);IF([$screen.T49]=&quot;&quot;;0;1);IF([$screen.U49]=&quot;&quot;;0;1);IF([$screen.V49]=&quot;&quot;;0;1);IF([$screen.W49]=&quot;&quot;;0;1);IF([$screen.X49]=&quot;&quot;;0;1)))" office:value-type="string" office:string-value="0" calcext:value-type="string">
            <text:p>0</text:p>
          </table:table-cell>
          <table:table-cell table:formula="of:=BIN2HEX(CONCATENATE(IF([$screen.Y49]=&quot;&quot;;0;1);IF([$screen.Z49]=&quot;&quot;;0;1);IF([$screen.AA49]=&quot;&quot;;0;1);IF([$screen.AB49]=&quot;&quot;;0;1);IF([$screen.AC49]=&quot;&quot;;0;1);IF([$screen.AD49]=&quot;&quot;;0;1);IF([$screen.AE49]=&quot;&quot;;0;1);IF([$screen.AF49]=&quot;&quot;;0;1)))" office:value-type="string" office:string-value="0" calcext:value-type="string">
            <text:p>0</text:p>
          </table:table-cell>
          <table:table-cell table:formula="of:=BIN2HEX(CONCATENATE(IF([$screen.AG49]=&quot;&quot;;0;1);IF([$screen.AH49]=&quot;&quot;;0;1);IF([$screen.AI49]=&quot;&quot;;0;1);IF([$screen.AJ49]=&quot;&quot;;0;1);IF([$screen.AK49]=&quot;&quot;;0;1);IF([$screen.AL49]=&quot;&quot;;0;1);IF([$screen.AM49]=&quot;&quot;;0;1);IF([$screen.AN49]=&quot;&quot;;0;1)))" office:value-type="string" office:string-value="0" calcext:value-type="string">
            <text:p>0</text:p>
          </table:table-cell>
          <table:table-cell table:formula="of:=BIN2HEX(CONCATENATE(IF([$screen.AO49]=&quot;&quot;;0;1);IF([$screen.AP49]=&quot;&quot;;0;1);IF([$screen.AQ49]=&quot;&quot;;0;1);IF([$screen.AR49]=&quot;&quot;;0;1);IF([$screen.AS49]=&quot;&quot;;0;1);IF([$screen.AT49]=&quot;&quot;;0;1);IF([$screen.AU49]=&quot;&quot;;0;1);IF([$screen.AV49]=&quot;&quot;;0;1)))" office:value-type="string" office:string-value="0" calcext:value-type="string">
            <text:p>0</text:p>
          </table:table-cell>
          <table:table-cell table:formula="of:=BIN2HEX(CONCATENATE(IF([$screen.AW49]=&quot;&quot;;0;1);IF([$screen.AX49]=&quot;&quot;;0;1);IF([$screen.AY49]=&quot;&quot;;0;1);IF([$screen.AZ49]=&quot;&quot;;0;1);IF([$screen.BA49]=&quot;&quot;;0;1);IF([$screen.BB49]=&quot;&quot;;0;1);IF([$screen.BC49]=&quot;&quot;;0;1);IF([$screen.BD49]=&quot;&quot;;0;1)))" office:value-type="string" office:string-value="0" calcext:value-type="string">
            <text:p>0</text:p>
          </table:table-cell>
          <table:table-cell table:formula="of:=BIN2HEX(CONCATENATE(IF([$screen.BE49]=&quot;&quot;;0;1);IF([$screen.BF49]=&quot;&quot;;0;1);IF([$screen.BG49]=&quot;&quot;;0;1);IF([$screen.BH49]=&quot;&quot;;0;1);IF([$screen.BI49]=&quot;&quot;;0;1);IF([$screen.BJ49]=&quot;&quot;;0;1);IF([$screen.BK49]=&quot;&quot;;0;1);IF([$screen.BL49]=&quot;&quot;;0;1)))" office:value-type="string" office:string-value="0" calcext:value-type="string">
            <text:p>0</text:p>
          </table:table-cell>
          <table:table-cell table:formula="of:=BIN2HEX(CONCATENATE(IF([$screen.BM49]=&quot;&quot;;0;1);IF([$screen.BN49]=&quot;&quot;;0;1);IF([$screen.BO49]=&quot;&quot;;0;1);IF([$screen.BP49]=&quot;&quot;;0;1);IF([$screen.BQ49]=&quot;&quot;;0;1);IF([$screen.BR49]=&quot;&quot;;0;1);IF([$screen.BS49]=&quot;&quot;;0;1);IF([$screen.BT49]=&quot;&quot;;0;1)))" office:value-type="string" office:string-value="0" calcext:value-type="string">
            <text:p>0</text:p>
          </table:table-cell>
          <table:table-cell table:formula="of:=BIN2HEX(CONCATENATE(IF([$screen.BU49]=&quot;&quot;;0;1);IF([$screen.BV49]=&quot;&quot;;0;1);IF([$screen.BW49]=&quot;&quot;;0;1);IF([$screen.BX49]=&quot;&quot;;0;1);IF([$screen.BY49]=&quot;&quot;;0;1);IF([$screen.BZ49]=&quot;&quot;;0;1);IF([$screen.CA49]=&quot;&quot;;0;1);IF([$screen.CB49]=&quot;&quot;;0;1)))" office:value-type="string" office:string-value="0" calcext:value-type="string">
            <text:p>0</text:p>
          </table:table-cell>
          <table:table-cell table:formula="of:=BIN2HEX(CONCATENATE(IF([$screen.CC49]=&quot;&quot;;0;1);IF([$screen.CD49]=&quot;&quot;;0;1);IF([$screen.CE49]=&quot;&quot;;0;1);IF([$screen.CF49]=&quot;&quot;;0;1);IF([$screen.CG49]=&quot;&quot;;0;1);IF([$screen.CH49]=&quot;&quot;;0;1);IF([$screen.CI49]=&quot;&quot;;0;1);IF([$screen.CJ49]=&quot;&quot;;0;1)))" office:value-type="string" office:string-value="0" calcext:value-type="string">
            <text:p>0</text:p>
          </table:table-cell>
          <table:table-cell table:formula="of:=BIN2HEX(CONCATENATE(IF([$screen.CK49]=&quot;&quot;;0;1);IF([$screen.CL49]=&quot;&quot;;0;1);IF([$screen.CM49]=&quot;&quot;;0;1);IF([$screen.CN49]=&quot;&quot;;0;1);IF([$screen.CO49]=&quot;&quot;;0;1);IF([$screen.CP49]=&quot;&quot;;0;1);IF([$screen.CQ49]=&quot;&quot;;0;1);IF([$screen.CR49]=&quot;&quot;;0;1)))" office:value-type="string" office:string-value="0" calcext:value-type="string">
            <text:p>0</text:p>
          </table:table-cell>
          <table:table-cell table:formula="of:=BIN2HEX(CONCATENATE(IF([$screen.CS49]=&quot;&quot;;0;1);IF([$screen.CT49]=&quot;&quot;;0;1);IF([$screen.CU49]=&quot;&quot;;0;1);IF([$screen.CV49]=&quot;&quot;;0;1);IF([$screen.CW49]=&quot;&quot;;0;1);IF([$screen.CX49]=&quot;&quot;;0;1);IF([$screen.CY49]=&quot;&quot;;0;1);IF([$screen.CZ49]=&quot;&quot;;0;1)))" office:value-type="string" office:string-value="0" calcext:value-type="string">
            <text:p>0</text:p>
          </table:table-cell>
          <table:table-cell table:formula="of:=BIN2HEX(CONCATENATE(IF([$screen.DA49]=&quot;&quot;;0;1);IF([$screen.DB49]=&quot;&quot;;0;1);IF([$screen.DC49]=&quot;&quot;;0;1);IF([$screen.DD49]=&quot;&quot;;0;1);IF([$screen.DE49]=&quot;&quot;;0;1);IF([$screen.DF49]=&quot;&quot;;0;1);IF([$screen.DG49]=&quot;&quot;;0;1);IF([$screen.DH49]=&quot;&quot;;0;1)))" office:value-type="string" office:string-value="0" calcext:value-type="string">
            <text:p>0</text:p>
          </table:table-cell>
          <table:table-cell table:formula="of:=BIN2HEX(CONCATENATE(IF([$screen.DI49]=&quot;&quot;;0;1);IF([$screen.DJ49]=&quot;&quot;;0;1);IF([$screen.DK49]=&quot;&quot;;0;1);IF([$screen.DL49]=&quot;&quot;;0;1);IF([$screen.DM49]=&quot;&quot;;0;1);IF([$screen.DN49]=&quot;&quot;;0;1);IF([$screen.DO49]=&quot;&quot;;0;1);IF([$screen.DP49]=&quot;&quot;;0;1)))" office:value-type="string" office:string-value="0" calcext:value-type="string">
            <text:p>0</text:p>
          </table:table-cell>
          <table:table-cell table:formula="of:=BIN2HEX(CONCATENATE(IF([$screen.DQ49]=&quot;&quot;;0;1);IF([$screen.DR49]=&quot;&quot;;0;1);IF([$screen.DS49]=&quot;&quot;;0;1);IF([$screen.DT49]=&quot;&quot;;0;1);IF([$screen.DU49]=&quot;&quot;;0;1);IF([$screen.DV49]=&quot;&quot;;0;1);IF([$screen.DW49]=&quot;&quot;;0;1);IF([$screen.DX49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.A50]=&quot;&quot;;0;1);IF([$screen.B50]=&quot;&quot;;0;1);IF([$screen.C50]=&quot;&quot;;0;1);IF([$screen.D50]=&quot;&quot;;0;1);IF([$screen.E50]=&quot;&quot;;0;1);IF([$screen.F50]=&quot;&quot;;0;1);IF([$screen.G50]=&quot;&quot;;0;1);IF([$screen.H50]=&quot;&quot;;0;1)))" office:value-type="string" office:string-value="0" calcext:value-type="string">
            <text:p>0</text:p>
          </table:table-cell>
          <table:table-cell table:formula="of:=BIN2HEX(CONCATENATE(IF([$screen.I50]=&quot;&quot;;0;1);IF([$screen.J50]=&quot;&quot;;0;1);IF([$screen.K50]=&quot;&quot;;0;1);IF([$screen.L50]=&quot;&quot;;0;1);IF([$screen.M50]=&quot;&quot;;0;1);IF([$screen.N50]=&quot;&quot;;0;1);IF([$screen.O50]=&quot;&quot;;0;1);IF([$screen.P50]=&quot;&quot;;0;1)))" office:value-type="string" office:string-value="0" calcext:value-type="string">
            <text:p>0</text:p>
          </table:table-cell>
          <table:table-cell table:formula="of:=BIN2HEX(CONCATENATE(IF([$screen.Q50]=&quot;&quot;;0;1);IF([$screen.R50]=&quot;&quot;;0;1);IF([$screen.S50]=&quot;&quot;;0;1);IF([$screen.T50]=&quot;&quot;;0;1);IF([$screen.U50]=&quot;&quot;;0;1);IF([$screen.V50]=&quot;&quot;;0;1);IF([$screen.W50]=&quot;&quot;;0;1);IF([$screen.X50]=&quot;&quot;;0;1)))" office:value-type="string" office:string-value="0" calcext:value-type="string">
            <text:p>0</text:p>
          </table:table-cell>
          <table:table-cell table:formula="of:=BIN2HEX(CONCATENATE(IF([$screen.Y50]=&quot;&quot;;0;1);IF([$screen.Z50]=&quot;&quot;;0;1);IF([$screen.AA50]=&quot;&quot;;0;1);IF([$screen.AB50]=&quot;&quot;;0;1);IF([$screen.AC50]=&quot;&quot;;0;1);IF([$screen.AD50]=&quot;&quot;;0;1);IF([$screen.AE50]=&quot;&quot;;0;1);IF([$screen.AF50]=&quot;&quot;;0;1)))" office:value-type="string" office:string-value="0" calcext:value-type="string">
            <text:p>0</text:p>
          </table:table-cell>
          <table:table-cell table:formula="of:=BIN2HEX(CONCATENATE(IF([$screen.AG50]=&quot;&quot;;0;1);IF([$screen.AH50]=&quot;&quot;;0;1);IF([$screen.AI50]=&quot;&quot;;0;1);IF([$screen.AJ50]=&quot;&quot;;0;1);IF([$screen.AK50]=&quot;&quot;;0;1);IF([$screen.AL50]=&quot;&quot;;0;1);IF([$screen.AM50]=&quot;&quot;;0;1);IF([$screen.AN50]=&quot;&quot;;0;1)))" office:value-type="string" office:string-value="0" calcext:value-type="string">
            <text:p>0</text:p>
          </table:table-cell>
          <table:table-cell table:formula="of:=BIN2HEX(CONCATENATE(IF([$screen.AO50]=&quot;&quot;;0;1);IF([$screen.AP50]=&quot;&quot;;0;1);IF([$screen.AQ50]=&quot;&quot;;0;1);IF([$screen.AR50]=&quot;&quot;;0;1);IF([$screen.AS50]=&quot;&quot;;0;1);IF([$screen.AT50]=&quot;&quot;;0;1);IF([$screen.AU50]=&quot;&quot;;0;1);IF([$screen.AV50]=&quot;&quot;;0;1)))" office:value-type="string" office:string-value="0" calcext:value-type="string">
            <text:p>0</text:p>
          </table:table-cell>
          <table:table-cell table:formula="of:=BIN2HEX(CONCATENATE(IF([$screen.AW50]=&quot;&quot;;0;1);IF([$screen.AX50]=&quot;&quot;;0;1);IF([$screen.AY50]=&quot;&quot;;0;1);IF([$screen.AZ50]=&quot;&quot;;0;1);IF([$screen.BA50]=&quot;&quot;;0;1);IF([$screen.BB50]=&quot;&quot;;0;1);IF([$screen.BC50]=&quot;&quot;;0;1);IF([$screen.BD50]=&quot;&quot;;0;1)))" office:value-type="string" office:string-value="0" calcext:value-type="string">
            <text:p>0</text:p>
          </table:table-cell>
          <table:table-cell table:formula="of:=BIN2HEX(CONCATENATE(IF([$screen.BE50]=&quot;&quot;;0;1);IF([$screen.BF50]=&quot;&quot;;0;1);IF([$screen.BG50]=&quot;&quot;;0;1);IF([$screen.BH50]=&quot;&quot;;0;1);IF([$screen.BI50]=&quot;&quot;;0;1);IF([$screen.BJ50]=&quot;&quot;;0;1);IF([$screen.BK50]=&quot;&quot;;0;1);IF([$screen.BL50]=&quot;&quot;;0;1)))" office:value-type="string" office:string-value="0" calcext:value-type="string">
            <text:p>0</text:p>
          </table:table-cell>
          <table:table-cell table:formula="of:=BIN2HEX(CONCATENATE(IF([$screen.BM50]=&quot;&quot;;0;1);IF([$screen.BN50]=&quot;&quot;;0;1);IF([$screen.BO50]=&quot;&quot;;0;1);IF([$screen.BP50]=&quot;&quot;;0;1);IF([$screen.BQ50]=&quot;&quot;;0;1);IF([$screen.BR50]=&quot;&quot;;0;1);IF([$screen.BS50]=&quot;&quot;;0;1);IF([$screen.BT50]=&quot;&quot;;0;1)))" office:value-type="string" office:string-value="0" calcext:value-type="string">
            <text:p>0</text:p>
          </table:table-cell>
          <table:table-cell table:formula="of:=BIN2HEX(CONCATENATE(IF([$screen.BU50]=&quot;&quot;;0;1);IF([$screen.BV50]=&quot;&quot;;0;1);IF([$screen.BW50]=&quot;&quot;;0;1);IF([$screen.BX50]=&quot;&quot;;0;1);IF([$screen.BY50]=&quot;&quot;;0;1);IF([$screen.BZ50]=&quot;&quot;;0;1);IF([$screen.CA50]=&quot;&quot;;0;1);IF([$screen.CB50]=&quot;&quot;;0;1)))" office:value-type="string" office:string-value="0" calcext:value-type="string">
            <text:p>0</text:p>
          </table:table-cell>
          <table:table-cell table:formula="of:=BIN2HEX(CONCATENATE(IF([$screen.CC50]=&quot;&quot;;0;1);IF([$screen.CD50]=&quot;&quot;;0;1);IF([$screen.CE50]=&quot;&quot;;0;1);IF([$screen.CF50]=&quot;&quot;;0;1);IF([$screen.CG50]=&quot;&quot;;0;1);IF([$screen.CH50]=&quot;&quot;;0;1);IF([$screen.CI50]=&quot;&quot;;0;1);IF([$screen.CJ50]=&quot;&quot;;0;1)))" office:value-type="string" office:string-value="0" calcext:value-type="string">
            <text:p>0</text:p>
          </table:table-cell>
          <table:table-cell table:formula="of:=BIN2HEX(CONCATENATE(IF([$screen.CK50]=&quot;&quot;;0;1);IF([$screen.CL50]=&quot;&quot;;0;1);IF([$screen.CM50]=&quot;&quot;;0;1);IF([$screen.CN50]=&quot;&quot;;0;1);IF([$screen.CO50]=&quot;&quot;;0;1);IF([$screen.CP50]=&quot;&quot;;0;1);IF([$screen.CQ50]=&quot;&quot;;0;1);IF([$screen.CR50]=&quot;&quot;;0;1)))" office:value-type="string" office:string-value="0" calcext:value-type="string">
            <text:p>0</text:p>
          </table:table-cell>
          <table:table-cell table:formula="of:=BIN2HEX(CONCATENATE(IF([$screen.CS50]=&quot;&quot;;0;1);IF([$screen.CT50]=&quot;&quot;;0;1);IF([$screen.CU50]=&quot;&quot;;0;1);IF([$screen.CV50]=&quot;&quot;;0;1);IF([$screen.CW50]=&quot;&quot;;0;1);IF([$screen.CX50]=&quot;&quot;;0;1);IF([$screen.CY50]=&quot;&quot;;0;1);IF([$screen.CZ50]=&quot;&quot;;0;1)))" office:value-type="string" office:string-value="0" calcext:value-type="string">
            <text:p>0</text:p>
          </table:table-cell>
          <table:table-cell table:formula="of:=BIN2HEX(CONCATENATE(IF([$screen.DA50]=&quot;&quot;;0;1);IF([$screen.DB50]=&quot;&quot;;0;1);IF([$screen.DC50]=&quot;&quot;;0;1);IF([$screen.DD50]=&quot;&quot;;0;1);IF([$screen.DE50]=&quot;&quot;;0;1);IF([$screen.DF50]=&quot;&quot;;0;1);IF([$screen.DG50]=&quot;&quot;;0;1);IF([$screen.DH50]=&quot;&quot;;0;1)))" office:value-type="string" office:string-value="0" calcext:value-type="string">
            <text:p>0</text:p>
          </table:table-cell>
          <table:table-cell table:formula="of:=BIN2HEX(CONCATENATE(IF([$screen.DI50]=&quot;&quot;;0;1);IF([$screen.DJ50]=&quot;&quot;;0;1);IF([$screen.DK50]=&quot;&quot;;0;1);IF([$screen.DL50]=&quot;&quot;;0;1);IF([$screen.DM50]=&quot;&quot;;0;1);IF([$screen.DN50]=&quot;&quot;;0;1);IF([$screen.DO50]=&quot;&quot;;0;1);IF([$screen.DP50]=&quot;&quot;;0;1)))" office:value-type="string" office:string-value="0" calcext:value-type="string">
            <text:p>0</text:p>
          </table:table-cell>
          <table:table-cell table:formula="of:=BIN2HEX(CONCATENATE(IF([$screen.DQ50]=&quot;&quot;;0;1);IF([$screen.DR50]=&quot;&quot;;0;1);IF([$screen.DS50]=&quot;&quot;;0;1);IF([$screen.DT50]=&quot;&quot;;0;1);IF([$screen.DU50]=&quot;&quot;;0;1);IF([$screen.DV50]=&quot;&quot;;0;1);IF([$screen.DW50]=&quot;&quot;;0;1);IF([$screen.DX50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.A51]=&quot;&quot;;0;1);IF([$screen.B51]=&quot;&quot;;0;1);IF([$screen.C51]=&quot;&quot;;0;1);IF([$screen.D51]=&quot;&quot;;0;1);IF([$screen.E51]=&quot;&quot;;0;1);IF([$screen.F51]=&quot;&quot;;0;1);IF([$screen.G51]=&quot;&quot;;0;1);IF([$screen.H51]=&quot;&quot;;0;1)))" office:value-type="string" office:string-value="0" calcext:value-type="string">
            <text:p>0</text:p>
          </table:table-cell>
          <table:table-cell table:formula="of:=BIN2HEX(CONCATENATE(IF([$screen.I51]=&quot;&quot;;0;1);IF([$screen.J51]=&quot;&quot;;0;1);IF([$screen.K51]=&quot;&quot;;0;1);IF([$screen.L51]=&quot;&quot;;0;1);IF([$screen.M51]=&quot;&quot;;0;1);IF([$screen.N51]=&quot;&quot;;0;1);IF([$screen.O51]=&quot;&quot;;0;1);IF([$screen.P51]=&quot;&quot;;0;1)))" office:value-type="string" office:string-value="0" calcext:value-type="string">
            <text:p>0</text:p>
          </table:table-cell>
          <table:table-cell table:formula="of:=BIN2HEX(CONCATENATE(IF([$screen.Q51]=&quot;&quot;;0;1);IF([$screen.R51]=&quot;&quot;;0;1);IF([$screen.S51]=&quot;&quot;;0;1);IF([$screen.T51]=&quot;&quot;;0;1);IF([$screen.U51]=&quot;&quot;;0;1);IF([$screen.V51]=&quot;&quot;;0;1);IF([$screen.W51]=&quot;&quot;;0;1);IF([$screen.X51]=&quot;&quot;;0;1)))" office:value-type="string" office:string-value="0" calcext:value-type="string">
            <text:p>0</text:p>
          </table:table-cell>
          <table:table-cell table:formula="of:=BIN2HEX(CONCATENATE(IF([$screen.Y51]=&quot;&quot;;0;1);IF([$screen.Z51]=&quot;&quot;;0;1);IF([$screen.AA51]=&quot;&quot;;0;1);IF([$screen.AB51]=&quot;&quot;;0;1);IF([$screen.AC51]=&quot;&quot;;0;1);IF([$screen.AD51]=&quot;&quot;;0;1);IF([$screen.AE51]=&quot;&quot;;0;1);IF([$screen.AF51]=&quot;&quot;;0;1)))" office:value-type="string" office:string-value="0" calcext:value-type="string">
            <text:p>0</text:p>
          </table:table-cell>
          <table:table-cell table:formula="of:=BIN2HEX(CONCATENATE(IF([$screen.AG51]=&quot;&quot;;0;1);IF([$screen.AH51]=&quot;&quot;;0;1);IF([$screen.AI51]=&quot;&quot;;0;1);IF([$screen.AJ51]=&quot;&quot;;0;1);IF([$screen.AK51]=&quot;&quot;;0;1);IF([$screen.AL51]=&quot;&quot;;0;1);IF([$screen.AM51]=&quot;&quot;;0;1);IF([$screen.AN51]=&quot;&quot;;0;1)))" office:value-type="string" office:string-value="0" calcext:value-type="string">
            <text:p>0</text:p>
          </table:table-cell>
          <table:table-cell table:formula="of:=BIN2HEX(CONCATENATE(IF([$screen.AO51]=&quot;&quot;;0;1);IF([$screen.AP51]=&quot;&quot;;0;1);IF([$screen.AQ51]=&quot;&quot;;0;1);IF([$screen.AR51]=&quot;&quot;;0;1);IF([$screen.AS51]=&quot;&quot;;0;1);IF([$screen.AT51]=&quot;&quot;;0;1);IF([$screen.AU51]=&quot;&quot;;0;1);IF([$screen.AV51]=&quot;&quot;;0;1)))" office:value-type="string" office:string-value="0" calcext:value-type="string">
            <text:p>0</text:p>
          </table:table-cell>
          <table:table-cell table:formula="of:=BIN2HEX(CONCATENATE(IF([$screen.AW51]=&quot;&quot;;0;1);IF([$screen.AX51]=&quot;&quot;;0;1);IF([$screen.AY51]=&quot;&quot;;0;1);IF([$screen.AZ51]=&quot;&quot;;0;1);IF([$screen.BA51]=&quot;&quot;;0;1);IF([$screen.BB51]=&quot;&quot;;0;1);IF([$screen.BC51]=&quot;&quot;;0;1);IF([$screen.BD51]=&quot;&quot;;0;1)))" office:value-type="string" office:string-value="0" calcext:value-type="string">
            <text:p>0</text:p>
          </table:table-cell>
          <table:table-cell table:formula="of:=BIN2HEX(CONCATENATE(IF([$screen.BE51]=&quot;&quot;;0;1);IF([$screen.BF51]=&quot;&quot;;0;1);IF([$screen.BG51]=&quot;&quot;;0;1);IF([$screen.BH51]=&quot;&quot;;0;1);IF([$screen.BI51]=&quot;&quot;;0;1);IF([$screen.BJ51]=&quot;&quot;;0;1);IF([$screen.BK51]=&quot;&quot;;0;1);IF([$screen.BL51]=&quot;&quot;;0;1)))" office:value-type="string" office:string-value="0" calcext:value-type="string">
            <text:p>0</text:p>
          </table:table-cell>
          <table:table-cell table:formula="of:=BIN2HEX(CONCATENATE(IF([$screen.BM51]=&quot;&quot;;0;1);IF([$screen.BN51]=&quot;&quot;;0;1);IF([$screen.BO51]=&quot;&quot;;0;1);IF([$screen.BP51]=&quot;&quot;;0;1);IF([$screen.BQ51]=&quot;&quot;;0;1);IF([$screen.BR51]=&quot;&quot;;0;1);IF([$screen.BS51]=&quot;&quot;;0;1);IF([$screen.BT51]=&quot;&quot;;0;1)))" office:value-type="string" office:string-value="0" calcext:value-type="string">
            <text:p>0</text:p>
          </table:table-cell>
          <table:table-cell table:formula="of:=BIN2HEX(CONCATENATE(IF([$screen.BU51]=&quot;&quot;;0;1);IF([$screen.BV51]=&quot;&quot;;0;1);IF([$screen.BW51]=&quot;&quot;;0;1);IF([$screen.BX51]=&quot;&quot;;0;1);IF([$screen.BY51]=&quot;&quot;;0;1);IF([$screen.BZ51]=&quot;&quot;;0;1);IF([$screen.CA51]=&quot;&quot;;0;1);IF([$screen.CB51]=&quot;&quot;;0;1)))" office:value-type="string" office:string-value="0" calcext:value-type="string">
            <text:p>0</text:p>
          </table:table-cell>
          <table:table-cell table:formula="of:=BIN2HEX(CONCATENATE(IF([$screen.CC51]=&quot;&quot;;0;1);IF([$screen.CD51]=&quot;&quot;;0;1);IF([$screen.CE51]=&quot;&quot;;0;1);IF([$screen.CF51]=&quot;&quot;;0;1);IF([$screen.CG51]=&quot;&quot;;0;1);IF([$screen.CH51]=&quot;&quot;;0;1);IF([$screen.CI51]=&quot;&quot;;0;1);IF([$screen.CJ51]=&quot;&quot;;0;1)))" office:value-type="string" office:string-value="0" calcext:value-type="string">
            <text:p>0</text:p>
          </table:table-cell>
          <table:table-cell table:formula="of:=BIN2HEX(CONCATENATE(IF([$screen.CK51]=&quot;&quot;;0;1);IF([$screen.CL51]=&quot;&quot;;0;1);IF([$screen.CM51]=&quot;&quot;;0;1);IF([$screen.CN51]=&quot;&quot;;0;1);IF([$screen.CO51]=&quot;&quot;;0;1);IF([$screen.CP51]=&quot;&quot;;0;1);IF([$screen.CQ51]=&quot;&quot;;0;1);IF([$screen.CR51]=&quot;&quot;;0;1)))" office:value-type="string" office:string-value="0" calcext:value-type="string">
            <text:p>0</text:p>
          </table:table-cell>
          <table:table-cell table:formula="of:=BIN2HEX(CONCATENATE(IF([$screen.CS51]=&quot;&quot;;0;1);IF([$screen.CT51]=&quot;&quot;;0;1);IF([$screen.CU51]=&quot;&quot;;0;1);IF([$screen.CV51]=&quot;&quot;;0;1);IF([$screen.CW51]=&quot;&quot;;0;1);IF([$screen.CX51]=&quot;&quot;;0;1);IF([$screen.CY51]=&quot;&quot;;0;1);IF([$screen.CZ51]=&quot;&quot;;0;1)))" office:value-type="string" office:string-value="0" calcext:value-type="string">
            <text:p>0</text:p>
          </table:table-cell>
          <table:table-cell table:formula="of:=BIN2HEX(CONCATENATE(IF([$screen.DA51]=&quot;&quot;;0;1);IF([$screen.DB51]=&quot;&quot;;0;1);IF([$screen.DC51]=&quot;&quot;;0;1);IF([$screen.DD51]=&quot;&quot;;0;1);IF([$screen.DE51]=&quot;&quot;;0;1);IF([$screen.DF51]=&quot;&quot;;0;1);IF([$screen.DG51]=&quot;&quot;;0;1);IF([$screen.DH51]=&quot;&quot;;0;1)))" office:value-type="string" office:string-value="0" calcext:value-type="string">
            <text:p>0</text:p>
          </table:table-cell>
          <table:table-cell table:formula="of:=BIN2HEX(CONCATENATE(IF([$screen.DI51]=&quot;&quot;;0;1);IF([$screen.DJ51]=&quot;&quot;;0;1);IF([$screen.DK51]=&quot;&quot;;0;1);IF([$screen.DL51]=&quot;&quot;;0;1);IF([$screen.DM51]=&quot;&quot;;0;1);IF([$screen.DN51]=&quot;&quot;;0;1);IF([$screen.DO51]=&quot;&quot;;0;1);IF([$screen.DP51]=&quot;&quot;;0;1)))" office:value-type="string" office:string-value="0" calcext:value-type="string">
            <text:p>0</text:p>
          </table:table-cell>
          <table:table-cell table:formula="of:=BIN2HEX(CONCATENATE(IF([$screen.DQ51]=&quot;&quot;;0;1);IF([$screen.DR51]=&quot;&quot;;0;1);IF([$screen.DS51]=&quot;&quot;;0;1);IF([$screen.DT51]=&quot;&quot;;0;1);IF([$screen.DU51]=&quot;&quot;;0;1);IF([$screen.DV51]=&quot;&quot;;0;1);IF([$screen.DW51]=&quot;&quot;;0;1);IF([$screen.DX51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.A52]=&quot;&quot;;0;1);IF([$screen.B52]=&quot;&quot;;0;1);IF([$screen.C52]=&quot;&quot;;0;1);IF([$screen.D52]=&quot;&quot;;0;1);IF([$screen.E52]=&quot;&quot;;0;1);IF([$screen.F52]=&quot;&quot;;0;1);IF([$screen.G52]=&quot;&quot;;0;1);IF([$screen.H52]=&quot;&quot;;0;1)))" office:value-type="string" office:string-value="0" calcext:value-type="string">
            <text:p>0</text:p>
          </table:table-cell>
          <table:table-cell table:formula="of:=BIN2HEX(CONCATENATE(IF([$screen.I52]=&quot;&quot;;0;1);IF([$screen.J52]=&quot;&quot;;0;1);IF([$screen.K52]=&quot;&quot;;0;1);IF([$screen.L52]=&quot;&quot;;0;1);IF([$screen.M52]=&quot;&quot;;0;1);IF([$screen.N52]=&quot;&quot;;0;1);IF([$screen.O52]=&quot;&quot;;0;1);IF([$screen.P52]=&quot;&quot;;0;1)))" office:value-type="string" office:string-value="0" calcext:value-type="string">
            <text:p>0</text:p>
          </table:table-cell>
          <table:table-cell table:formula="of:=BIN2HEX(CONCATENATE(IF([$screen.Q52]=&quot;&quot;;0;1);IF([$screen.R52]=&quot;&quot;;0;1);IF([$screen.S52]=&quot;&quot;;0;1);IF([$screen.T52]=&quot;&quot;;0;1);IF([$screen.U52]=&quot;&quot;;0;1);IF([$screen.V52]=&quot;&quot;;0;1);IF([$screen.W52]=&quot;&quot;;0;1);IF([$screen.X52]=&quot;&quot;;0;1)))" office:value-type="string" office:string-value="0" calcext:value-type="string">
            <text:p>0</text:p>
          </table:table-cell>
          <table:table-cell table:formula="of:=BIN2HEX(CONCATENATE(IF([$screen.Y52]=&quot;&quot;;0;1);IF([$screen.Z52]=&quot;&quot;;0;1);IF([$screen.AA52]=&quot;&quot;;0;1);IF([$screen.AB52]=&quot;&quot;;0;1);IF([$screen.AC52]=&quot;&quot;;0;1);IF([$screen.AD52]=&quot;&quot;;0;1);IF([$screen.AE52]=&quot;&quot;;0;1);IF([$screen.AF52]=&quot;&quot;;0;1)))" office:value-type="string" office:string-value="0" calcext:value-type="string">
            <text:p>0</text:p>
          </table:table-cell>
          <table:table-cell table:formula="of:=BIN2HEX(CONCATENATE(IF([$screen.AG52]=&quot;&quot;;0;1);IF([$screen.AH52]=&quot;&quot;;0;1);IF([$screen.AI52]=&quot;&quot;;0;1);IF([$screen.AJ52]=&quot;&quot;;0;1);IF([$screen.AK52]=&quot;&quot;;0;1);IF([$screen.AL52]=&quot;&quot;;0;1);IF([$screen.AM52]=&quot;&quot;;0;1);IF([$screen.AN52]=&quot;&quot;;0;1)))" office:value-type="string" office:string-value="0" calcext:value-type="string">
            <text:p>0</text:p>
          </table:table-cell>
          <table:table-cell table:formula="of:=BIN2HEX(CONCATENATE(IF([$screen.AO52]=&quot;&quot;;0;1);IF([$screen.AP52]=&quot;&quot;;0;1);IF([$screen.AQ52]=&quot;&quot;;0;1);IF([$screen.AR52]=&quot;&quot;;0;1);IF([$screen.AS52]=&quot;&quot;;0;1);IF([$screen.AT52]=&quot;&quot;;0;1);IF([$screen.AU52]=&quot;&quot;;0;1);IF([$screen.AV52]=&quot;&quot;;0;1)))" office:value-type="string" office:string-value="0" calcext:value-type="string">
            <text:p>0</text:p>
          </table:table-cell>
          <table:table-cell table:formula="of:=BIN2HEX(CONCATENATE(IF([$screen.AW52]=&quot;&quot;;0;1);IF([$screen.AX52]=&quot;&quot;;0;1);IF([$screen.AY52]=&quot;&quot;;0;1);IF([$screen.AZ52]=&quot;&quot;;0;1);IF([$screen.BA52]=&quot;&quot;;0;1);IF([$screen.BB52]=&quot;&quot;;0;1);IF([$screen.BC52]=&quot;&quot;;0;1);IF([$screen.BD52]=&quot;&quot;;0;1)))" office:value-type="string" office:string-value="0" calcext:value-type="string">
            <text:p>0</text:p>
          </table:table-cell>
          <table:table-cell table:formula="of:=BIN2HEX(CONCATENATE(IF([$screen.BE52]=&quot;&quot;;0;1);IF([$screen.BF52]=&quot;&quot;;0;1);IF([$screen.BG52]=&quot;&quot;;0;1);IF([$screen.BH52]=&quot;&quot;;0;1);IF([$screen.BI52]=&quot;&quot;;0;1);IF([$screen.BJ52]=&quot;&quot;;0;1);IF([$screen.BK52]=&quot;&quot;;0;1);IF([$screen.BL52]=&quot;&quot;;0;1)))" office:value-type="string" office:string-value="0" calcext:value-type="string">
            <text:p>0</text:p>
          </table:table-cell>
          <table:table-cell table:formula="of:=BIN2HEX(CONCATENATE(IF([$screen.BM52]=&quot;&quot;;0;1);IF([$screen.BN52]=&quot;&quot;;0;1);IF([$screen.BO52]=&quot;&quot;;0;1);IF([$screen.BP52]=&quot;&quot;;0;1);IF([$screen.BQ52]=&quot;&quot;;0;1);IF([$screen.BR52]=&quot;&quot;;0;1);IF([$screen.BS52]=&quot;&quot;;0;1);IF([$screen.BT52]=&quot;&quot;;0;1)))" office:value-type="string" office:string-value="0" calcext:value-type="string">
            <text:p>0</text:p>
          </table:table-cell>
          <table:table-cell table:formula="of:=BIN2HEX(CONCATENATE(IF([$screen.BU52]=&quot;&quot;;0;1);IF([$screen.BV52]=&quot;&quot;;0;1);IF([$screen.BW52]=&quot;&quot;;0;1);IF([$screen.BX52]=&quot;&quot;;0;1);IF([$screen.BY52]=&quot;&quot;;0;1);IF([$screen.BZ52]=&quot;&quot;;0;1);IF([$screen.CA52]=&quot;&quot;;0;1);IF([$screen.CB52]=&quot;&quot;;0;1)))" office:value-type="string" office:string-value="0" calcext:value-type="string">
            <text:p>0</text:p>
          </table:table-cell>
          <table:table-cell table:formula="of:=BIN2HEX(CONCATENATE(IF([$screen.CC52]=&quot;&quot;;0;1);IF([$screen.CD52]=&quot;&quot;;0;1);IF([$screen.CE52]=&quot;&quot;;0;1);IF([$screen.CF52]=&quot;&quot;;0;1);IF([$screen.CG52]=&quot;&quot;;0;1);IF([$screen.CH52]=&quot;&quot;;0;1);IF([$screen.CI52]=&quot;&quot;;0;1);IF([$screen.CJ52]=&quot;&quot;;0;1)))" office:value-type="string" office:string-value="0" calcext:value-type="string">
            <text:p>0</text:p>
          </table:table-cell>
          <table:table-cell table:formula="of:=BIN2HEX(CONCATENATE(IF([$screen.CK52]=&quot;&quot;;0;1);IF([$screen.CL52]=&quot;&quot;;0;1);IF([$screen.CM52]=&quot;&quot;;0;1);IF([$screen.CN52]=&quot;&quot;;0;1);IF([$screen.CO52]=&quot;&quot;;0;1);IF([$screen.CP52]=&quot;&quot;;0;1);IF([$screen.CQ52]=&quot;&quot;;0;1);IF([$screen.CR52]=&quot;&quot;;0;1)))" office:value-type="string" office:string-value="0" calcext:value-type="string">
            <text:p>0</text:p>
          </table:table-cell>
          <table:table-cell table:formula="of:=BIN2HEX(CONCATENATE(IF([$screen.CS52]=&quot;&quot;;0;1);IF([$screen.CT52]=&quot;&quot;;0;1);IF([$screen.CU52]=&quot;&quot;;0;1);IF([$screen.CV52]=&quot;&quot;;0;1);IF([$screen.CW52]=&quot;&quot;;0;1);IF([$screen.CX52]=&quot;&quot;;0;1);IF([$screen.CY52]=&quot;&quot;;0;1);IF([$screen.CZ52]=&quot;&quot;;0;1)))" office:value-type="string" office:string-value="0" calcext:value-type="string">
            <text:p>0</text:p>
          </table:table-cell>
          <table:table-cell table:formula="of:=BIN2HEX(CONCATENATE(IF([$screen.DA52]=&quot;&quot;;0;1);IF([$screen.DB52]=&quot;&quot;;0;1);IF([$screen.DC52]=&quot;&quot;;0;1);IF([$screen.DD52]=&quot;&quot;;0;1);IF([$screen.DE52]=&quot;&quot;;0;1);IF([$screen.DF52]=&quot;&quot;;0;1);IF([$screen.DG52]=&quot;&quot;;0;1);IF([$screen.DH52]=&quot;&quot;;0;1)))" office:value-type="string" office:string-value="0" calcext:value-type="string">
            <text:p>0</text:p>
          </table:table-cell>
          <table:table-cell table:formula="of:=BIN2HEX(CONCATENATE(IF([$screen.DI52]=&quot;&quot;;0;1);IF([$screen.DJ52]=&quot;&quot;;0;1);IF([$screen.DK52]=&quot;&quot;;0;1);IF([$screen.DL52]=&quot;&quot;;0;1);IF([$screen.DM52]=&quot;&quot;;0;1);IF([$screen.DN52]=&quot;&quot;;0;1);IF([$screen.DO52]=&quot;&quot;;0;1);IF([$screen.DP52]=&quot;&quot;;0;1)))" office:value-type="string" office:string-value="0" calcext:value-type="string">
            <text:p>0</text:p>
          </table:table-cell>
          <table:table-cell table:formula="of:=BIN2HEX(CONCATENATE(IF([$screen.DQ52]=&quot;&quot;;0;1);IF([$screen.DR52]=&quot;&quot;;0;1);IF([$screen.DS52]=&quot;&quot;;0;1);IF([$screen.DT52]=&quot;&quot;;0;1);IF([$screen.DU52]=&quot;&quot;;0;1);IF([$screen.DV52]=&quot;&quot;;0;1);IF([$screen.DW52]=&quot;&quot;;0;1);IF([$screen.DX52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.A53]=&quot;&quot;;0;1);IF([$screen.B53]=&quot;&quot;;0;1);IF([$screen.C53]=&quot;&quot;;0;1);IF([$screen.D53]=&quot;&quot;;0;1);IF([$screen.E53]=&quot;&quot;;0;1);IF([$screen.F53]=&quot;&quot;;0;1);IF([$screen.G53]=&quot;&quot;;0;1);IF([$screen.H53]=&quot;&quot;;0;1)))" office:value-type="string" office:string-value="0" calcext:value-type="string">
            <text:p>0</text:p>
          </table:table-cell>
          <table:table-cell table:formula="of:=BIN2HEX(CONCATENATE(IF([$screen.I53]=&quot;&quot;;0;1);IF([$screen.J53]=&quot;&quot;;0;1);IF([$screen.K53]=&quot;&quot;;0;1);IF([$screen.L53]=&quot;&quot;;0;1);IF([$screen.M53]=&quot;&quot;;0;1);IF([$screen.N53]=&quot;&quot;;0;1);IF([$screen.O53]=&quot;&quot;;0;1);IF([$screen.P53]=&quot;&quot;;0;1)))" office:value-type="string" office:string-value="0" calcext:value-type="string">
            <text:p>0</text:p>
          </table:table-cell>
          <table:table-cell table:formula="of:=BIN2HEX(CONCATENATE(IF([$screen.Q53]=&quot;&quot;;0;1);IF([$screen.R53]=&quot;&quot;;0;1);IF([$screen.S53]=&quot;&quot;;0;1);IF([$screen.T53]=&quot;&quot;;0;1);IF([$screen.U53]=&quot;&quot;;0;1);IF([$screen.V53]=&quot;&quot;;0;1);IF([$screen.W53]=&quot;&quot;;0;1);IF([$screen.X53]=&quot;&quot;;0;1)))" office:value-type="string" office:string-value="0" calcext:value-type="string">
            <text:p>0</text:p>
          </table:table-cell>
          <table:table-cell table:formula="of:=BIN2HEX(CONCATENATE(IF([$screen.Y53]=&quot;&quot;;0;1);IF([$screen.Z53]=&quot;&quot;;0;1);IF([$screen.AA53]=&quot;&quot;;0;1);IF([$screen.AB53]=&quot;&quot;;0;1);IF([$screen.AC53]=&quot;&quot;;0;1);IF([$screen.AD53]=&quot;&quot;;0;1);IF([$screen.AE53]=&quot;&quot;;0;1);IF([$screen.AF53]=&quot;&quot;;0;1)))" office:value-type="string" office:string-value="0" calcext:value-type="string">
            <text:p>0</text:p>
          </table:table-cell>
          <table:table-cell table:formula="of:=BIN2HEX(CONCATENATE(IF([$screen.AG53]=&quot;&quot;;0;1);IF([$screen.AH53]=&quot;&quot;;0;1);IF([$screen.AI53]=&quot;&quot;;0;1);IF([$screen.AJ53]=&quot;&quot;;0;1);IF([$screen.AK53]=&quot;&quot;;0;1);IF([$screen.AL53]=&quot;&quot;;0;1);IF([$screen.AM53]=&quot;&quot;;0;1);IF([$screen.AN53]=&quot;&quot;;0;1)))" office:value-type="string" office:string-value="0" calcext:value-type="string">
            <text:p>0</text:p>
          </table:table-cell>
          <table:table-cell table:formula="of:=BIN2HEX(CONCATENATE(IF([$screen.AO53]=&quot;&quot;;0;1);IF([$screen.AP53]=&quot;&quot;;0;1);IF([$screen.AQ53]=&quot;&quot;;0;1);IF([$screen.AR53]=&quot;&quot;;0;1);IF([$screen.AS53]=&quot;&quot;;0;1);IF([$screen.AT53]=&quot;&quot;;0;1);IF([$screen.AU53]=&quot;&quot;;0;1);IF([$screen.AV53]=&quot;&quot;;0;1)))" office:value-type="string" office:string-value="0" calcext:value-type="string">
            <text:p>0</text:p>
          </table:table-cell>
          <table:table-cell table:formula="of:=BIN2HEX(CONCATENATE(IF([$screen.AW53]=&quot;&quot;;0;1);IF([$screen.AX53]=&quot;&quot;;0;1);IF([$screen.AY53]=&quot;&quot;;0;1);IF([$screen.AZ53]=&quot;&quot;;0;1);IF([$screen.BA53]=&quot;&quot;;0;1);IF([$screen.BB53]=&quot;&quot;;0;1);IF([$screen.BC53]=&quot;&quot;;0;1);IF([$screen.BD53]=&quot;&quot;;0;1)))" office:value-type="string" office:string-value="0" calcext:value-type="string">
            <text:p>0</text:p>
          </table:table-cell>
          <table:table-cell table:formula="of:=BIN2HEX(CONCATENATE(IF([$screen.BE53]=&quot;&quot;;0;1);IF([$screen.BF53]=&quot;&quot;;0;1);IF([$screen.BG53]=&quot;&quot;;0;1);IF([$screen.BH53]=&quot;&quot;;0;1);IF([$screen.BI53]=&quot;&quot;;0;1);IF([$screen.BJ53]=&quot;&quot;;0;1);IF([$screen.BK53]=&quot;&quot;;0;1);IF([$screen.BL53]=&quot;&quot;;0;1)))" office:value-type="string" office:string-value="0" calcext:value-type="string">
            <text:p>0</text:p>
          </table:table-cell>
          <table:table-cell table:formula="of:=BIN2HEX(CONCATENATE(IF([$screen.BM53]=&quot;&quot;;0;1);IF([$screen.BN53]=&quot;&quot;;0;1);IF([$screen.BO53]=&quot;&quot;;0;1);IF([$screen.BP53]=&quot;&quot;;0;1);IF([$screen.BQ53]=&quot;&quot;;0;1);IF([$screen.BR53]=&quot;&quot;;0;1);IF([$screen.BS53]=&quot;&quot;;0;1);IF([$screen.BT53]=&quot;&quot;;0;1)))" office:value-type="string" office:string-value="0" calcext:value-type="string">
            <text:p>0</text:p>
          </table:table-cell>
          <table:table-cell table:formula="of:=BIN2HEX(CONCATENATE(IF([$screen.BU53]=&quot;&quot;;0;1);IF([$screen.BV53]=&quot;&quot;;0;1);IF([$screen.BW53]=&quot;&quot;;0;1);IF([$screen.BX53]=&quot;&quot;;0;1);IF([$screen.BY53]=&quot;&quot;;0;1);IF([$screen.BZ53]=&quot;&quot;;0;1);IF([$screen.CA53]=&quot;&quot;;0;1);IF([$screen.CB53]=&quot;&quot;;0;1)))" office:value-type="string" office:string-value="0" calcext:value-type="string">
            <text:p>0</text:p>
          </table:table-cell>
          <table:table-cell table:formula="of:=BIN2HEX(CONCATENATE(IF([$screen.CC53]=&quot;&quot;;0;1);IF([$screen.CD53]=&quot;&quot;;0;1);IF([$screen.CE53]=&quot;&quot;;0;1);IF([$screen.CF53]=&quot;&quot;;0;1);IF([$screen.CG53]=&quot;&quot;;0;1);IF([$screen.CH53]=&quot;&quot;;0;1);IF([$screen.CI53]=&quot;&quot;;0;1);IF([$screen.CJ53]=&quot;&quot;;0;1)))" office:value-type="string" office:string-value="0" calcext:value-type="string">
            <text:p>0</text:p>
          </table:table-cell>
          <table:table-cell table:formula="of:=BIN2HEX(CONCATENATE(IF([$screen.CK53]=&quot;&quot;;0;1);IF([$screen.CL53]=&quot;&quot;;0;1);IF([$screen.CM53]=&quot;&quot;;0;1);IF([$screen.CN53]=&quot;&quot;;0;1);IF([$screen.CO53]=&quot;&quot;;0;1);IF([$screen.CP53]=&quot;&quot;;0;1);IF([$screen.CQ53]=&quot;&quot;;0;1);IF([$screen.CR53]=&quot;&quot;;0;1)))" office:value-type="string" office:string-value="0" calcext:value-type="string">
            <text:p>0</text:p>
          </table:table-cell>
          <table:table-cell table:formula="of:=BIN2HEX(CONCATENATE(IF([$screen.CS53]=&quot;&quot;;0;1);IF([$screen.CT53]=&quot;&quot;;0;1);IF([$screen.CU53]=&quot;&quot;;0;1);IF([$screen.CV53]=&quot;&quot;;0;1);IF([$screen.CW53]=&quot;&quot;;0;1);IF([$screen.CX53]=&quot;&quot;;0;1);IF([$screen.CY53]=&quot;&quot;;0;1);IF([$screen.CZ53]=&quot;&quot;;0;1)))" office:value-type="string" office:string-value="0" calcext:value-type="string">
            <text:p>0</text:p>
          </table:table-cell>
          <table:table-cell table:formula="of:=BIN2HEX(CONCATENATE(IF([$screen.DA53]=&quot;&quot;;0;1);IF([$screen.DB53]=&quot;&quot;;0;1);IF([$screen.DC53]=&quot;&quot;;0;1);IF([$screen.DD53]=&quot;&quot;;0;1);IF([$screen.DE53]=&quot;&quot;;0;1);IF([$screen.DF53]=&quot;&quot;;0;1);IF([$screen.DG53]=&quot;&quot;;0;1);IF([$screen.DH53]=&quot;&quot;;0;1)))" office:value-type="string" office:string-value="0" calcext:value-type="string">
            <text:p>0</text:p>
          </table:table-cell>
          <table:table-cell table:formula="of:=BIN2HEX(CONCATENATE(IF([$screen.DI53]=&quot;&quot;;0;1);IF([$screen.DJ53]=&quot;&quot;;0;1);IF([$screen.DK53]=&quot;&quot;;0;1);IF([$screen.DL53]=&quot;&quot;;0;1);IF([$screen.DM53]=&quot;&quot;;0;1);IF([$screen.DN53]=&quot;&quot;;0;1);IF([$screen.DO53]=&quot;&quot;;0;1);IF([$screen.DP53]=&quot;&quot;;0;1)))" office:value-type="string" office:string-value="0" calcext:value-type="string">
            <text:p>0</text:p>
          </table:table-cell>
          <table:table-cell table:formula="of:=BIN2HEX(CONCATENATE(IF([$screen.DQ53]=&quot;&quot;;0;1);IF([$screen.DR53]=&quot;&quot;;0;1);IF([$screen.DS53]=&quot;&quot;;0;1);IF([$screen.DT53]=&quot;&quot;;0;1);IF([$screen.DU53]=&quot;&quot;;0;1);IF([$screen.DV53]=&quot;&quot;;0;1);IF([$screen.DW53]=&quot;&quot;;0;1);IF([$screen.DX53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.A54]=&quot;&quot;;0;1);IF([$screen.B54]=&quot;&quot;;0;1);IF([$screen.C54]=&quot;&quot;;0;1);IF([$screen.D54]=&quot;&quot;;0;1);IF([$screen.E54]=&quot;&quot;;0;1);IF([$screen.F54]=&quot;&quot;;0;1);IF([$screen.G54]=&quot;&quot;;0;1);IF([$screen.H54]=&quot;&quot;;0;1)))" office:value-type="string" office:string-value="0" calcext:value-type="string">
            <text:p>0</text:p>
          </table:table-cell>
          <table:table-cell table:formula="of:=BIN2HEX(CONCATENATE(IF([$screen.I54]=&quot;&quot;;0;1);IF([$screen.J54]=&quot;&quot;;0;1);IF([$screen.K54]=&quot;&quot;;0;1);IF([$screen.L54]=&quot;&quot;;0;1);IF([$screen.M54]=&quot;&quot;;0;1);IF([$screen.N54]=&quot;&quot;;0;1);IF([$screen.O54]=&quot;&quot;;0;1);IF([$screen.P54]=&quot;&quot;;0;1)))" office:value-type="string" office:string-value="0" calcext:value-type="string">
            <text:p>0</text:p>
          </table:table-cell>
          <table:table-cell table:formula="of:=BIN2HEX(CONCATENATE(IF([$screen.Q54]=&quot;&quot;;0;1);IF([$screen.R54]=&quot;&quot;;0;1);IF([$screen.S54]=&quot;&quot;;0;1);IF([$screen.T54]=&quot;&quot;;0;1);IF([$screen.U54]=&quot;&quot;;0;1);IF([$screen.V54]=&quot;&quot;;0;1);IF([$screen.W54]=&quot;&quot;;0;1);IF([$screen.X54]=&quot;&quot;;0;1)))" office:value-type="string" office:string-value="0" calcext:value-type="string">
            <text:p>0</text:p>
          </table:table-cell>
          <table:table-cell table:formula="of:=BIN2HEX(CONCATENATE(IF([$screen.Y54]=&quot;&quot;;0;1);IF([$screen.Z54]=&quot;&quot;;0;1);IF([$screen.AA54]=&quot;&quot;;0;1);IF([$screen.AB54]=&quot;&quot;;0;1);IF([$screen.AC54]=&quot;&quot;;0;1);IF([$screen.AD54]=&quot;&quot;;0;1);IF([$screen.AE54]=&quot;&quot;;0;1);IF([$screen.AF54]=&quot;&quot;;0;1)))" office:value-type="string" office:string-value="0" calcext:value-type="string">
            <text:p>0</text:p>
          </table:table-cell>
          <table:table-cell table:formula="of:=BIN2HEX(CONCATENATE(IF([$screen.AG54]=&quot;&quot;;0;1);IF([$screen.AH54]=&quot;&quot;;0;1);IF([$screen.AI54]=&quot;&quot;;0;1);IF([$screen.AJ54]=&quot;&quot;;0;1);IF([$screen.AK54]=&quot;&quot;;0;1);IF([$screen.AL54]=&quot;&quot;;0;1);IF([$screen.AM54]=&quot;&quot;;0;1);IF([$screen.AN54]=&quot;&quot;;0;1)))" office:value-type="string" office:string-value="0" calcext:value-type="string">
            <text:p>0</text:p>
          </table:table-cell>
          <table:table-cell table:formula="of:=BIN2HEX(CONCATENATE(IF([$screen.AO54]=&quot;&quot;;0;1);IF([$screen.AP54]=&quot;&quot;;0;1);IF([$screen.AQ54]=&quot;&quot;;0;1);IF([$screen.AR54]=&quot;&quot;;0;1);IF([$screen.AS54]=&quot;&quot;;0;1);IF([$screen.AT54]=&quot;&quot;;0;1);IF([$screen.AU54]=&quot;&quot;;0;1);IF([$screen.AV54]=&quot;&quot;;0;1)))" office:value-type="string" office:string-value="0" calcext:value-type="string">
            <text:p>0</text:p>
          </table:table-cell>
          <table:table-cell table:formula="of:=BIN2HEX(CONCATENATE(IF([$screen.AW54]=&quot;&quot;;0;1);IF([$screen.AX54]=&quot;&quot;;0;1);IF([$screen.AY54]=&quot;&quot;;0;1);IF([$screen.AZ54]=&quot;&quot;;0;1);IF([$screen.BA54]=&quot;&quot;;0;1);IF([$screen.BB54]=&quot;&quot;;0;1);IF([$screen.BC54]=&quot;&quot;;0;1);IF([$screen.BD54]=&quot;&quot;;0;1)))" office:value-type="string" office:string-value="0" calcext:value-type="string">
            <text:p>0</text:p>
          </table:table-cell>
          <table:table-cell table:formula="of:=BIN2HEX(CONCATENATE(IF([$screen.BE54]=&quot;&quot;;0;1);IF([$screen.BF54]=&quot;&quot;;0;1);IF([$screen.BG54]=&quot;&quot;;0;1);IF([$screen.BH54]=&quot;&quot;;0;1);IF([$screen.BI54]=&quot;&quot;;0;1);IF([$screen.BJ54]=&quot;&quot;;0;1);IF([$screen.BK54]=&quot;&quot;;0;1);IF([$screen.BL54]=&quot;&quot;;0;1)))" office:value-type="string" office:string-value="0" calcext:value-type="string">
            <text:p>0</text:p>
          </table:table-cell>
          <table:table-cell table:formula="of:=BIN2HEX(CONCATENATE(IF([$screen.BM54]=&quot;&quot;;0;1);IF([$screen.BN54]=&quot;&quot;;0;1);IF([$screen.BO54]=&quot;&quot;;0;1);IF([$screen.BP54]=&quot;&quot;;0;1);IF([$screen.BQ54]=&quot;&quot;;0;1);IF([$screen.BR54]=&quot;&quot;;0;1);IF([$screen.BS54]=&quot;&quot;;0;1);IF([$screen.BT54]=&quot;&quot;;0;1)))" office:value-type="string" office:string-value="0" calcext:value-type="string">
            <text:p>0</text:p>
          </table:table-cell>
          <table:table-cell table:formula="of:=BIN2HEX(CONCATENATE(IF([$screen.BU54]=&quot;&quot;;0;1);IF([$screen.BV54]=&quot;&quot;;0;1);IF([$screen.BW54]=&quot;&quot;;0;1);IF([$screen.BX54]=&quot;&quot;;0;1);IF([$screen.BY54]=&quot;&quot;;0;1);IF([$screen.BZ54]=&quot;&quot;;0;1);IF([$screen.CA54]=&quot;&quot;;0;1);IF([$screen.CB54]=&quot;&quot;;0;1)))" office:value-type="string" office:string-value="0" calcext:value-type="string">
            <text:p>0</text:p>
          </table:table-cell>
          <table:table-cell table:formula="of:=BIN2HEX(CONCATENATE(IF([$screen.CC54]=&quot;&quot;;0;1);IF([$screen.CD54]=&quot;&quot;;0;1);IF([$screen.CE54]=&quot;&quot;;0;1);IF([$screen.CF54]=&quot;&quot;;0;1);IF([$screen.CG54]=&quot;&quot;;0;1);IF([$screen.CH54]=&quot;&quot;;0;1);IF([$screen.CI54]=&quot;&quot;;0;1);IF([$screen.CJ54]=&quot;&quot;;0;1)))" office:value-type="string" office:string-value="0" calcext:value-type="string">
            <text:p>0</text:p>
          </table:table-cell>
          <table:table-cell table:formula="of:=BIN2HEX(CONCATENATE(IF([$screen.CK54]=&quot;&quot;;0;1);IF([$screen.CL54]=&quot;&quot;;0;1);IF([$screen.CM54]=&quot;&quot;;0;1);IF([$screen.CN54]=&quot;&quot;;0;1);IF([$screen.CO54]=&quot;&quot;;0;1);IF([$screen.CP54]=&quot;&quot;;0;1);IF([$screen.CQ54]=&quot;&quot;;0;1);IF([$screen.CR54]=&quot;&quot;;0;1)))" office:value-type="string" office:string-value="0" calcext:value-type="string">
            <text:p>0</text:p>
          </table:table-cell>
          <table:table-cell table:formula="of:=BIN2HEX(CONCATENATE(IF([$screen.CS54]=&quot;&quot;;0;1);IF([$screen.CT54]=&quot;&quot;;0;1);IF([$screen.CU54]=&quot;&quot;;0;1);IF([$screen.CV54]=&quot;&quot;;0;1);IF([$screen.CW54]=&quot;&quot;;0;1);IF([$screen.CX54]=&quot;&quot;;0;1);IF([$screen.CY54]=&quot;&quot;;0;1);IF([$screen.CZ54]=&quot;&quot;;0;1)))" office:value-type="string" office:string-value="0" calcext:value-type="string">
            <text:p>0</text:p>
          </table:table-cell>
          <table:table-cell table:formula="of:=BIN2HEX(CONCATENATE(IF([$screen.DA54]=&quot;&quot;;0;1);IF([$screen.DB54]=&quot;&quot;;0;1);IF([$screen.DC54]=&quot;&quot;;0;1);IF([$screen.DD54]=&quot;&quot;;0;1);IF([$screen.DE54]=&quot;&quot;;0;1);IF([$screen.DF54]=&quot;&quot;;0;1);IF([$screen.DG54]=&quot;&quot;;0;1);IF([$screen.DH54]=&quot;&quot;;0;1)))" office:value-type="string" office:string-value="0" calcext:value-type="string">
            <text:p>0</text:p>
          </table:table-cell>
          <table:table-cell table:formula="of:=BIN2HEX(CONCATENATE(IF([$screen.DI54]=&quot;&quot;;0;1);IF([$screen.DJ54]=&quot;&quot;;0;1);IF([$screen.DK54]=&quot;&quot;;0;1);IF([$screen.DL54]=&quot;&quot;;0;1);IF([$screen.DM54]=&quot;&quot;;0;1);IF([$screen.DN54]=&quot;&quot;;0;1);IF([$screen.DO54]=&quot;&quot;;0;1);IF([$screen.DP54]=&quot;&quot;;0;1)))" office:value-type="string" office:string-value="0" calcext:value-type="string">
            <text:p>0</text:p>
          </table:table-cell>
          <table:table-cell table:formula="of:=BIN2HEX(CONCATENATE(IF([$screen.DQ54]=&quot;&quot;;0;1);IF([$screen.DR54]=&quot;&quot;;0;1);IF([$screen.DS54]=&quot;&quot;;0;1);IF([$screen.DT54]=&quot;&quot;;0;1);IF([$screen.DU54]=&quot;&quot;;0;1);IF([$screen.DV54]=&quot;&quot;;0;1);IF([$screen.DW54]=&quot;&quot;;0;1);IF([$screen.DX54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.A55]=&quot;&quot;;0;1);IF([$screen.B55]=&quot;&quot;;0;1);IF([$screen.C55]=&quot;&quot;;0;1);IF([$screen.D55]=&quot;&quot;;0;1);IF([$screen.E55]=&quot;&quot;;0;1);IF([$screen.F55]=&quot;&quot;;0;1);IF([$screen.G55]=&quot;&quot;;0;1);IF([$screen.H55]=&quot;&quot;;0;1)))" office:value-type="string" office:string-value="0" calcext:value-type="string">
            <text:p>0</text:p>
          </table:table-cell>
          <table:table-cell table:formula="of:=BIN2HEX(CONCATENATE(IF([$screen.I55]=&quot;&quot;;0;1);IF([$screen.J55]=&quot;&quot;;0;1);IF([$screen.K55]=&quot;&quot;;0;1);IF([$screen.L55]=&quot;&quot;;0;1);IF([$screen.M55]=&quot;&quot;;0;1);IF([$screen.N55]=&quot;&quot;;0;1);IF([$screen.O55]=&quot;&quot;;0;1);IF([$screen.P55]=&quot;&quot;;0;1)))" office:value-type="string" office:string-value="0" calcext:value-type="string">
            <text:p>0</text:p>
          </table:table-cell>
          <table:table-cell table:formula="of:=BIN2HEX(CONCATENATE(IF([$screen.Q55]=&quot;&quot;;0;1);IF([$screen.R55]=&quot;&quot;;0;1);IF([$screen.S55]=&quot;&quot;;0;1);IF([$screen.T55]=&quot;&quot;;0;1);IF([$screen.U55]=&quot;&quot;;0;1);IF([$screen.V55]=&quot;&quot;;0;1);IF([$screen.W55]=&quot;&quot;;0;1);IF([$screen.X55]=&quot;&quot;;0;1)))" office:value-type="string" office:string-value="0" calcext:value-type="string">
            <text:p>0</text:p>
          </table:table-cell>
          <table:table-cell table:formula="of:=BIN2HEX(CONCATENATE(IF([$screen.Y55]=&quot;&quot;;0;1);IF([$screen.Z55]=&quot;&quot;;0;1);IF([$screen.AA55]=&quot;&quot;;0;1);IF([$screen.AB55]=&quot;&quot;;0;1);IF([$screen.AC55]=&quot;&quot;;0;1);IF([$screen.AD55]=&quot;&quot;;0;1);IF([$screen.AE55]=&quot;&quot;;0;1);IF([$screen.AF55]=&quot;&quot;;0;1)))" office:value-type="string" office:string-value="0" calcext:value-type="string">
            <text:p>0</text:p>
          </table:table-cell>
          <table:table-cell table:formula="of:=BIN2HEX(CONCATENATE(IF([$screen.AG55]=&quot;&quot;;0;1);IF([$screen.AH55]=&quot;&quot;;0;1);IF([$screen.AI55]=&quot;&quot;;0;1);IF([$screen.AJ55]=&quot;&quot;;0;1);IF([$screen.AK55]=&quot;&quot;;0;1);IF([$screen.AL55]=&quot;&quot;;0;1);IF([$screen.AM55]=&quot;&quot;;0;1);IF([$screen.AN55]=&quot;&quot;;0;1)))" office:value-type="string" office:string-value="0" calcext:value-type="string">
            <text:p>0</text:p>
          </table:table-cell>
          <table:table-cell table:formula="of:=BIN2HEX(CONCATENATE(IF([$screen.AO55]=&quot;&quot;;0;1);IF([$screen.AP55]=&quot;&quot;;0;1);IF([$screen.AQ55]=&quot;&quot;;0;1);IF([$screen.AR55]=&quot;&quot;;0;1);IF([$screen.AS55]=&quot;&quot;;0;1);IF([$screen.AT55]=&quot;&quot;;0;1);IF([$screen.AU55]=&quot;&quot;;0;1);IF([$screen.AV55]=&quot;&quot;;0;1)))" office:value-type="string" office:string-value="0" calcext:value-type="string">
            <text:p>0</text:p>
          </table:table-cell>
          <table:table-cell table:formula="of:=BIN2HEX(CONCATENATE(IF([$screen.AW55]=&quot;&quot;;0;1);IF([$screen.AX55]=&quot;&quot;;0;1);IF([$screen.AY55]=&quot;&quot;;0;1);IF([$screen.AZ55]=&quot;&quot;;0;1);IF([$screen.BA55]=&quot;&quot;;0;1);IF([$screen.BB55]=&quot;&quot;;0;1);IF([$screen.BC55]=&quot;&quot;;0;1);IF([$screen.BD55]=&quot;&quot;;0;1)))" office:value-type="string" office:string-value="0" calcext:value-type="string">
            <text:p>0</text:p>
          </table:table-cell>
          <table:table-cell table:formula="of:=BIN2HEX(CONCATENATE(IF([$screen.BE55]=&quot;&quot;;0;1);IF([$screen.BF55]=&quot;&quot;;0;1);IF([$screen.BG55]=&quot;&quot;;0;1);IF([$screen.BH55]=&quot;&quot;;0;1);IF([$screen.BI55]=&quot;&quot;;0;1);IF([$screen.BJ55]=&quot;&quot;;0;1);IF([$screen.BK55]=&quot;&quot;;0;1);IF([$screen.BL55]=&quot;&quot;;0;1)))" office:value-type="string" office:string-value="0" calcext:value-type="string">
            <text:p>0</text:p>
          </table:table-cell>
          <table:table-cell table:formula="of:=BIN2HEX(CONCATENATE(IF([$screen.BM55]=&quot;&quot;;0;1);IF([$screen.BN55]=&quot;&quot;;0;1);IF([$screen.BO55]=&quot;&quot;;0;1);IF([$screen.BP55]=&quot;&quot;;0;1);IF([$screen.BQ55]=&quot;&quot;;0;1);IF([$screen.BR55]=&quot;&quot;;0;1);IF([$screen.BS55]=&quot;&quot;;0;1);IF([$screen.BT55]=&quot;&quot;;0;1)))" office:value-type="string" office:string-value="0" calcext:value-type="string">
            <text:p>0</text:p>
          </table:table-cell>
          <table:table-cell table:formula="of:=BIN2HEX(CONCATENATE(IF([$screen.BU55]=&quot;&quot;;0;1);IF([$screen.BV55]=&quot;&quot;;0;1);IF([$screen.BW55]=&quot;&quot;;0;1);IF([$screen.BX55]=&quot;&quot;;0;1);IF([$screen.BY55]=&quot;&quot;;0;1);IF([$screen.BZ55]=&quot;&quot;;0;1);IF([$screen.CA55]=&quot;&quot;;0;1);IF([$screen.CB55]=&quot;&quot;;0;1)))" office:value-type="string" office:string-value="0" calcext:value-type="string">
            <text:p>0</text:p>
          </table:table-cell>
          <table:table-cell table:formula="of:=BIN2HEX(CONCATENATE(IF([$screen.CC55]=&quot;&quot;;0;1);IF([$screen.CD55]=&quot;&quot;;0;1);IF([$screen.CE55]=&quot;&quot;;0;1);IF([$screen.CF55]=&quot;&quot;;0;1);IF([$screen.CG55]=&quot;&quot;;0;1);IF([$screen.CH55]=&quot;&quot;;0;1);IF([$screen.CI55]=&quot;&quot;;0;1);IF([$screen.CJ55]=&quot;&quot;;0;1)))" office:value-type="string" office:string-value="0" calcext:value-type="string">
            <text:p>0</text:p>
          </table:table-cell>
          <table:table-cell table:formula="of:=BIN2HEX(CONCATENATE(IF([$screen.CK55]=&quot;&quot;;0;1);IF([$screen.CL55]=&quot;&quot;;0;1);IF([$screen.CM55]=&quot;&quot;;0;1);IF([$screen.CN55]=&quot;&quot;;0;1);IF([$screen.CO55]=&quot;&quot;;0;1);IF([$screen.CP55]=&quot;&quot;;0;1);IF([$screen.CQ55]=&quot;&quot;;0;1);IF([$screen.CR55]=&quot;&quot;;0;1)))" office:value-type="string" office:string-value="0" calcext:value-type="string">
            <text:p>0</text:p>
          </table:table-cell>
          <table:table-cell table:formula="of:=BIN2HEX(CONCATENATE(IF([$screen.CS55]=&quot;&quot;;0;1);IF([$screen.CT55]=&quot;&quot;;0;1);IF([$screen.CU55]=&quot;&quot;;0;1);IF([$screen.CV55]=&quot;&quot;;0;1);IF([$screen.CW55]=&quot;&quot;;0;1);IF([$screen.CX55]=&quot;&quot;;0;1);IF([$screen.CY55]=&quot;&quot;;0;1);IF([$screen.CZ55]=&quot;&quot;;0;1)))" office:value-type="string" office:string-value="0" calcext:value-type="string">
            <text:p>0</text:p>
          </table:table-cell>
          <table:table-cell table:formula="of:=BIN2HEX(CONCATENATE(IF([$screen.DA55]=&quot;&quot;;0;1);IF([$screen.DB55]=&quot;&quot;;0;1);IF([$screen.DC55]=&quot;&quot;;0;1);IF([$screen.DD55]=&quot;&quot;;0;1);IF([$screen.DE55]=&quot;&quot;;0;1);IF([$screen.DF55]=&quot;&quot;;0;1);IF([$screen.DG55]=&quot;&quot;;0;1);IF([$screen.DH55]=&quot;&quot;;0;1)))" office:value-type="string" office:string-value="0" calcext:value-type="string">
            <text:p>0</text:p>
          </table:table-cell>
          <table:table-cell table:formula="of:=BIN2HEX(CONCATENATE(IF([$screen.DI55]=&quot;&quot;;0;1);IF([$screen.DJ55]=&quot;&quot;;0;1);IF([$screen.DK55]=&quot;&quot;;0;1);IF([$screen.DL55]=&quot;&quot;;0;1);IF([$screen.DM55]=&quot;&quot;;0;1);IF([$screen.DN55]=&quot;&quot;;0;1);IF([$screen.DO55]=&quot;&quot;;0;1);IF([$screen.DP55]=&quot;&quot;;0;1)))" office:value-type="string" office:string-value="0" calcext:value-type="string">
            <text:p>0</text:p>
          </table:table-cell>
          <table:table-cell table:formula="of:=BIN2HEX(CONCATENATE(IF([$screen.DQ55]=&quot;&quot;;0;1);IF([$screen.DR55]=&quot;&quot;;0;1);IF([$screen.DS55]=&quot;&quot;;0;1);IF([$screen.DT55]=&quot;&quot;;0;1);IF([$screen.DU55]=&quot;&quot;;0;1);IF([$screen.DV55]=&quot;&quot;;0;1);IF([$screen.DW55]=&quot;&quot;;0;1);IF([$screen.DX55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.A56]=&quot;&quot;;0;1);IF([$screen.B56]=&quot;&quot;;0;1);IF([$screen.C56]=&quot;&quot;;0;1);IF([$screen.D56]=&quot;&quot;;0;1);IF([$screen.E56]=&quot;&quot;;0;1);IF([$screen.F56]=&quot;&quot;;0;1);IF([$screen.G56]=&quot;&quot;;0;1);IF([$screen.H56]=&quot;&quot;;0;1)))" office:value-type="string" office:string-value="0" calcext:value-type="string">
            <text:p>0</text:p>
          </table:table-cell>
          <table:table-cell table:formula="of:=BIN2HEX(CONCATENATE(IF([$screen.I56]=&quot;&quot;;0;1);IF([$screen.J56]=&quot;&quot;;0;1);IF([$screen.K56]=&quot;&quot;;0;1);IF([$screen.L56]=&quot;&quot;;0;1);IF([$screen.M56]=&quot;&quot;;0;1);IF([$screen.N56]=&quot;&quot;;0;1);IF([$screen.O56]=&quot;&quot;;0;1);IF([$screen.P56]=&quot;&quot;;0;1)))" office:value-type="string" office:string-value="0" calcext:value-type="string">
            <text:p>0</text:p>
          </table:table-cell>
          <table:table-cell table:formula="of:=BIN2HEX(CONCATENATE(IF([$screen.Q56]=&quot;&quot;;0;1);IF([$screen.R56]=&quot;&quot;;0;1);IF([$screen.S56]=&quot;&quot;;0;1);IF([$screen.T56]=&quot;&quot;;0;1);IF([$screen.U56]=&quot;&quot;;0;1);IF([$screen.V56]=&quot;&quot;;0;1);IF([$screen.W56]=&quot;&quot;;0;1);IF([$screen.X56]=&quot;&quot;;0;1)))" office:value-type="string" office:string-value="0" calcext:value-type="string">
            <text:p>0</text:p>
          </table:table-cell>
          <table:table-cell table:formula="of:=BIN2HEX(CONCATENATE(IF([$screen.Y56]=&quot;&quot;;0;1);IF([$screen.Z56]=&quot;&quot;;0;1);IF([$screen.AA56]=&quot;&quot;;0;1);IF([$screen.AB56]=&quot;&quot;;0;1);IF([$screen.AC56]=&quot;&quot;;0;1);IF([$screen.AD56]=&quot;&quot;;0;1);IF([$screen.AE56]=&quot;&quot;;0;1);IF([$screen.AF56]=&quot;&quot;;0;1)))" office:value-type="string" office:string-value="0" calcext:value-type="string">
            <text:p>0</text:p>
          </table:table-cell>
          <table:table-cell table:formula="of:=BIN2HEX(CONCATENATE(IF([$screen.AG56]=&quot;&quot;;0;1);IF([$screen.AH56]=&quot;&quot;;0;1);IF([$screen.AI56]=&quot;&quot;;0;1);IF([$screen.AJ56]=&quot;&quot;;0;1);IF([$screen.AK56]=&quot;&quot;;0;1);IF([$screen.AL56]=&quot;&quot;;0;1);IF([$screen.AM56]=&quot;&quot;;0;1);IF([$screen.AN56]=&quot;&quot;;0;1)))" office:value-type="string" office:string-value="0" calcext:value-type="string">
            <text:p>0</text:p>
          </table:table-cell>
          <table:table-cell table:formula="of:=BIN2HEX(CONCATENATE(IF([$screen.AO56]=&quot;&quot;;0;1);IF([$screen.AP56]=&quot;&quot;;0;1);IF([$screen.AQ56]=&quot;&quot;;0;1);IF([$screen.AR56]=&quot;&quot;;0;1);IF([$screen.AS56]=&quot;&quot;;0;1);IF([$screen.AT56]=&quot;&quot;;0;1);IF([$screen.AU56]=&quot;&quot;;0;1);IF([$screen.AV56]=&quot;&quot;;0;1)))" office:value-type="string" office:string-value="0" calcext:value-type="string">
            <text:p>0</text:p>
          </table:table-cell>
          <table:table-cell table:formula="of:=BIN2HEX(CONCATENATE(IF([$screen.AW56]=&quot;&quot;;0;1);IF([$screen.AX56]=&quot;&quot;;0;1);IF([$screen.AY56]=&quot;&quot;;0;1);IF([$screen.AZ56]=&quot;&quot;;0;1);IF([$screen.BA56]=&quot;&quot;;0;1);IF([$screen.BB56]=&quot;&quot;;0;1);IF([$screen.BC56]=&quot;&quot;;0;1);IF([$screen.BD56]=&quot;&quot;;0;1)))" office:value-type="string" office:string-value="0" calcext:value-type="string">
            <text:p>0</text:p>
          </table:table-cell>
          <table:table-cell table:formula="of:=BIN2HEX(CONCATENATE(IF([$screen.BE56]=&quot;&quot;;0;1);IF([$screen.BF56]=&quot;&quot;;0;1);IF([$screen.BG56]=&quot;&quot;;0;1);IF([$screen.BH56]=&quot;&quot;;0;1);IF([$screen.BI56]=&quot;&quot;;0;1);IF([$screen.BJ56]=&quot;&quot;;0;1);IF([$screen.BK56]=&quot;&quot;;0;1);IF([$screen.BL56]=&quot;&quot;;0;1)))" office:value-type="string" office:string-value="0" calcext:value-type="string">
            <text:p>0</text:p>
          </table:table-cell>
          <table:table-cell table:formula="of:=BIN2HEX(CONCATENATE(IF([$screen.BM56]=&quot;&quot;;0;1);IF([$screen.BN56]=&quot;&quot;;0;1);IF([$screen.BO56]=&quot;&quot;;0;1);IF([$screen.BP56]=&quot;&quot;;0;1);IF([$screen.BQ56]=&quot;&quot;;0;1);IF([$screen.BR56]=&quot;&quot;;0;1);IF([$screen.BS56]=&quot;&quot;;0;1);IF([$screen.BT56]=&quot;&quot;;0;1)))" office:value-type="string" office:string-value="0" calcext:value-type="string">
            <text:p>0</text:p>
          </table:table-cell>
          <table:table-cell table:formula="of:=BIN2HEX(CONCATENATE(IF([$screen.BU56]=&quot;&quot;;0;1);IF([$screen.BV56]=&quot;&quot;;0;1);IF([$screen.BW56]=&quot;&quot;;0;1);IF([$screen.BX56]=&quot;&quot;;0;1);IF([$screen.BY56]=&quot;&quot;;0;1);IF([$screen.BZ56]=&quot;&quot;;0;1);IF([$screen.CA56]=&quot;&quot;;0;1);IF([$screen.CB56]=&quot;&quot;;0;1)))" office:value-type="string" office:string-value="0" calcext:value-type="string">
            <text:p>0</text:p>
          </table:table-cell>
          <table:table-cell table:formula="of:=BIN2HEX(CONCATENATE(IF([$screen.CC56]=&quot;&quot;;0;1);IF([$screen.CD56]=&quot;&quot;;0;1);IF([$screen.CE56]=&quot;&quot;;0;1);IF([$screen.CF56]=&quot;&quot;;0;1);IF([$screen.CG56]=&quot;&quot;;0;1);IF([$screen.CH56]=&quot;&quot;;0;1);IF([$screen.CI56]=&quot;&quot;;0;1);IF([$screen.CJ56]=&quot;&quot;;0;1)))" office:value-type="string" office:string-value="0" calcext:value-type="string">
            <text:p>0</text:p>
          </table:table-cell>
          <table:table-cell table:formula="of:=BIN2HEX(CONCATENATE(IF([$screen.CK56]=&quot;&quot;;0;1);IF([$screen.CL56]=&quot;&quot;;0;1);IF([$screen.CM56]=&quot;&quot;;0;1);IF([$screen.CN56]=&quot;&quot;;0;1);IF([$screen.CO56]=&quot;&quot;;0;1);IF([$screen.CP56]=&quot;&quot;;0;1);IF([$screen.CQ56]=&quot;&quot;;0;1);IF([$screen.CR56]=&quot;&quot;;0;1)))" office:value-type="string" office:string-value="0" calcext:value-type="string">
            <text:p>0</text:p>
          </table:table-cell>
          <table:table-cell table:formula="of:=BIN2HEX(CONCATENATE(IF([$screen.CS56]=&quot;&quot;;0;1);IF([$screen.CT56]=&quot;&quot;;0;1);IF([$screen.CU56]=&quot;&quot;;0;1);IF([$screen.CV56]=&quot;&quot;;0;1);IF([$screen.CW56]=&quot;&quot;;0;1);IF([$screen.CX56]=&quot;&quot;;0;1);IF([$screen.CY56]=&quot;&quot;;0;1);IF([$screen.CZ56]=&quot;&quot;;0;1)))" office:value-type="string" office:string-value="0" calcext:value-type="string">
            <text:p>0</text:p>
          </table:table-cell>
          <table:table-cell table:formula="of:=BIN2HEX(CONCATENATE(IF([$screen.DA56]=&quot;&quot;;0;1);IF([$screen.DB56]=&quot;&quot;;0;1);IF([$screen.DC56]=&quot;&quot;;0;1);IF([$screen.DD56]=&quot;&quot;;0;1);IF([$screen.DE56]=&quot;&quot;;0;1);IF([$screen.DF56]=&quot;&quot;;0;1);IF([$screen.DG56]=&quot;&quot;;0;1);IF([$screen.DH56]=&quot;&quot;;0;1)))" office:value-type="string" office:string-value="0" calcext:value-type="string">
            <text:p>0</text:p>
          </table:table-cell>
          <table:table-cell table:formula="of:=BIN2HEX(CONCATENATE(IF([$screen.DI56]=&quot;&quot;;0;1);IF([$screen.DJ56]=&quot;&quot;;0;1);IF([$screen.DK56]=&quot;&quot;;0;1);IF([$screen.DL56]=&quot;&quot;;0;1);IF([$screen.DM56]=&quot;&quot;;0;1);IF([$screen.DN56]=&quot;&quot;;0;1);IF([$screen.DO56]=&quot;&quot;;0;1);IF([$screen.DP56]=&quot;&quot;;0;1)))" office:value-type="string" office:string-value="0" calcext:value-type="string">
            <text:p>0</text:p>
          </table:table-cell>
          <table:table-cell table:formula="of:=BIN2HEX(CONCATENATE(IF([$screen.DQ56]=&quot;&quot;;0;1);IF([$screen.DR56]=&quot;&quot;;0;1);IF([$screen.DS56]=&quot;&quot;;0;1);IF([$screen.DT56]=&quot;&quot;;0;1);IF([$screen.DU56]=&quot;&quot;;0;1);IF([$screen.DV56]=&quot;&quot;;0;1);IF([$screen.DW56]=&quot;&quot;;0;1);IF([$screen.DX56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.A57]=&quot;&quot;;0;1);IF([$screen.B57]=&quot;&quot;;0;1);IF([$screen.C57]=&quot;&quot;;0;1);IF([$screen.D57]=&quot;&quot;;0;1);IF([$screen.E57]=&quot;&quot;;0;1);IF([$screen.F57]=&quot;&quot;;0;1);IF([$screen.G57]=&quot;&quot;;0;1);IF([$screen.H57]=&quot;&quot;;0;1)))" office:value-type="string" office:string-value="FF" calcext:value-type="string">
            <text:p>FF</text:p>
          </table:table-cell>
          <table:table-cell table:formula="of:=BIN2HEX(CONCATENATE(IF([$screen.I57]=&quot;&quot;;0;1);IF([$screen.J57]=&quot;&quot;;0;1);IF([$screen.K57]=&quot;&quot;;0;1);IF([$screen.L57]=&quot;&quot;;0;1);IF([$screen.M57]=&quot;&quot;;0;1);IF([$screen.N57]=&quot;&quot;;0;1);IF([$screen.O57]=&quot;&quot;;0;1);IF([$screen.P57]=&quot;&quot;;0;1)))" office:value-type="string" office:string-value="FF" calcext:value-type="string">
            <text:p>FF</text:p>
          </table:table-cell>
          <table:table-cell table:formula="of:=BIN2HEX(CONCATENATE(IF([$screen.Q57]=&quot;&quot;;0;1);IF([$screen.R57]=&quot;&quot;;0;1);IF([$screen.S57]=&quot;&quot;;0;1);IF([$screen.T57]=&quot;&quot;;0;1);IF([$screen.U57]=&quot;&quot;;0;1);IF([$screen.V57]=&quot;&quot;;0;1);IF([$screen.W57]=&quot;&quot;;0;1);IF([$screen.X57]=&quot;&quot;;0;1)))" office:value-type="string" office:string-value="FF" calcext:value-type="string">
            <text:p>FF</text:p>
          </table:table-cell>
          <table:table-cell table:formula="of:=BIN2HEX(CONCATENATE(IF([$screen.Y57]=&quot;&quot;;0;1);IF([$screen.Z57]=&quot;&quot;;0;1);IF([$screen.AA57]=&quot;&quot;;0;1);IF([$screen.AB57]=&quot;&quot;;0;1);IF([$screen.AC57]=&quot;&quot;;0;1);IF([$screen.AD57]=&quot;&quot;;0;1);IF([$screen.AE57]=&quot;&quot;;0;1);IF([$screen.AF57]=&quot;&quot;;0;1)))" office:value-type="string" office:string-value="FF" calcext:value-type="string">
            <text:p>FF</text:p>
          </table:table-cell>
          <table:table-cell table:formula="of:=BIN2HEX(CONCATENATE(IF([$screen.AG57]=&quot;&quot;;0;1);IF([$screen.AH57]=&quot;&quot;;0;1);IF([$screen.AI57]=&quot;&quot;;0;1);IF([$screen.AJ57]=&quot;&quot;;0;1);IF([$screen.AK57]=&quot;&quot;;0;1);IF([$screen.AL57]=&quot;&quot;;0;1);IF([$screen.AM57]=&quot;&quot;;0;1);IF([$screen.AN57]=&quot;&quot;;0;1)))" office:value-type="string" office:string-value="FF" calcext:value-type="string">
            <text:p>FF</text:p>
          </table:table-cell>
          <table:table-cell table:formula="of:=BIN2HEX(CONCATENATE(IF([$screen.AO57]=&quot;&quot;;0;1);IF([$screen.AP57]=&quot;&quot;;0;1);IF([$screen.AQ57]=&quot;&quot;;0;1);IF([$screen.AR57]=&quot;&quot;;0;1);IF([$screen.AS57]=&quot;&quot;;0;1);IF([$screen.AT57]=&quot;&quot;;0;1);IF([$screen.AU57]=&quot;&quot;;0;1);IF([$screen.AV57]=&quot;&quot;;0;1)))" office:value-type="string" office:string-value="FF" calcext:value-type="string">
            <text:p>FF</text:p>
          </table:table-cell>
          <table:table-cell table:formula="of:=BIN2HEX(CONCATENATE(IF([$screen.AW57]=&quot;&quot;;0;1);IF([$screen.AX57]=&quot;&quot;;0;1);IF([$screen.AY57]=&quot;&quot;;0;1);IF([$screen.AZ57]=&quot;&quot;;0;1);IF([$screen.BA57]=&quot;&quot;;0;1);IF([$screen.BB57]=&quot;&quot;;0;1);IF([$screen.BC57]=&quot;&quot;;0;1);IF([$screen.BD57]=&quot;&quot;;0;1)))" office:value-type="string" office:string-value="FF" calcext:value-type="string">
            <text:p>FF</text:p>
          </table:table-cell>
          <table:table-cell table:formula="of:=BIN2HEX(CONCATENATE(IF([$screen.BE57]=&quot;&quot;;0;1);IF([$screen.BF57]=&quot;&quot;;0;1);IF([$screen.BG57]=&quot;&quot;;0;1);IF([$screen.BH57]=&quot;&quot;;0;1);IF([$screen.BI57]=&quot;&quot;;0;1);IF([$screen.BJ57]=&quot;&quot;;0;1);IF([$screen.BK57]=&quot;&quot;;0;1);IF([$screen.BL57]=&quot;&quot;;0;1)))" office:value-type="string" office:string-value="FF" calcext:value-type="string">
            <text:p>FF</text:p>
          </table:table-cell>
          <table:table-cell table:formula="of:=BIN2HEX(CONCATENATE(IF([$screen.BM57]=&quot;&quot;;0;1);IF([$screen.BN57]=&quot;&quot;;0;1);IF([$screen.BO57]=&quot;&quot;;0;1);IF([$screen.BP57]=&quot;&quot;;0;1);IF([$screen.BQ57]=&quot;&quot;;0;1);IF([$screen.BR57]=&quot;&quot;;0;1);IF([$screen.BS57]=&quot;&quot;;0;1);IF([$screen.BT57]=&quot;&quot;;0;1)))" office:value-type="string" office:string-value="FF" calcext:value-type="string">
            <text:p>FF</text:p>
          </table:table-cell>
          <table:table-cell table:formula="of:=BIN2HEX(CONCATENATE(IF([$screen.BU57]=&quot;&quot;;0;1);IF([$screen.BV57]=&quot;&quot;;0;1);IF([$screen.BW57]=&quot;&quot;;0;1);IF([$screen.BX57]=&quot;&quot;;0;1);IF([$screen.BY57]=&quot;&quot;;0;1);IF([$screen.BZ57]=&quot;&quot;;0;1);IF([$screen.CA57]=&quot;&quot;;0;1);IF([$screen.CB57]=&quot;&quot;;0;1)))" office:value-type="string" office:string-value="FF" calcext:value-type="string">
            <text:p>FF</text:p>
          </table:table-cell>
          <table:table-cell table:formula="of:=BIN2HEX(CONCATENATE(IF([$screen.CC57]=&quot;&quot;;0;1);IF([$screen.CD57]=&quot;&quot;;0;1);IF([$screen.CE57]=&quot;&quot;;0;1);IF([$screen.CF57]=&quot;&quot;;0;1);IF([$screen.CG57]=&quot;&quot;;0;1);IF([$screen.CH57]=&quot;&quot;;0;1);IF([$screen.CI57]=&quot;&quot;;0;1);IF([$screen.CJ57]=&quot;&quot;;0;1)))" office:value-type="string" office:string-value="FF" calcext:value-type="string">
            <text:p>FF</text:p>
          </table:table-cell>
          <table:table-cell table:formula="of:=BIN2HEX(CONCATENATE(IF([$screen.CK57]=&quot;&quot;;0;1);IF([$screen.CL57]=&quot;&quot;;0;1);IF([$screen.CM57]=&quot;&quot;;0;1);IF([$screen.CN57]=&quot;&quot;;0;1);IF([$screen.CO57]=&quot;&quot;;0;1);IF([$screen.CP57]=&quot;&quot;;0;1);IF([$screen.CQ57]=&quot;&quot;;0;1);IF([$screen.CR57]=&quot;&quot;;0;1)))" office:value-type="string" office:string-value="FF" calcext:value-type="string">
            <text:p>FF</text:p>
          </table:table-cell>
          <table:table-cell table:formula="of:=BIN2HEX(CONCATENATE(IF([$screen.CS57]=&quot;&quot;;0;1);IF([$screen.CT57]=&quot;&quot;;0;1);IF([$screen.CU57]=&quot;&quot;;0;1);IF([$screen.CV57]=&quot;&quot;;0;1);IF([$screen.CW57]=&quot;&quot;;0;1);IF([$screen.CX57]=&quot;&quot;;0;1);IF([$screen.CY57]=&quot;&quot;;0;1);IF([$screen.CZ57]=&quot;&quot;;0;1)))" office:value-type="string" office:string-value="FF" calcext:value-type="string">
            <text:p>FF</text:p>
          </table:table-cell>
          <table:table-cell table:formula="of:=BIN2HEX(CONCATENATE(IF([$screen.DA57]=&quot;&quot;;0;1);IF([$screen.DB57]=&quot;&quot;;0;1);IF([$screen.DC57]=&quot;&quot;;0;1);IF([$screen.DD57]=&quot;&quot;;0;1);IF([$screen.DE57]=&quot;&quot;;0;1);IF([$screen.DF57]=&quot;&quot;;0;1);IF([$screen.DG57]=&quot;&quot;;0;1);IF([$screen.DH57]=&quot;&quot;;0;1)))" office:value-type="string" office:string-value="FF" calcext:value-type="string">
            <text:p>FF</text:p>
          </table:table-cell>
          <table:table-cell table:formula="of:=BIN2HEX(CONCATENATE(IF([$screen.DI57]=&quot;&quot;;0;1);IF([$screen.DJ57]=&quot;&quot;;0;1);IF([$screen.DK57]=&quot;&quot;;0;1);IF([$screen.DL57]=&quot;&quot;;0;1);IF([$screen.DM57]=&quot;&quot;;0;1);IF([$screen.DN57]=&quot;&quot;;0;1);IF([$screen.DO57]=&quot;&quot;;0;1);IF([$screen.DP57]=&quot;&quot;;0;1)))" office:value-type="string" office:string-value="FF" calcext:value-type="string">
            <text:p>FF</text:p>
          </table:table-cell>
          <table:table-cell table:formula="of:=BIN2HEX(CONCATENATE(IF([$screen.DQ57]=&quot;&quot;;0;1);IF([$screen.DR57]=&quot;&quot;;0;1);IF([$screen.DS57]=&quot;&quot;;0;1);IF([$screen.DT57]=&quot;&quot;;0;1);IF([$screen.DU57]=&quot;&quot;;0;1);IF([$screen.DV57]=&quot;&quot;;0;1);IF([$screen.DW57]=&quot;&quot;;0;1);IF([$screen.DX57]=&quot;&quot;;0;1)))" office:value-type="string" office:string-value="FF" calcext:value-type="string">
            <text:p>FF</text:p>
          </table:table-cell>
        </table:table-row>
        <table:table-row table:style-name="ro2">
          <table:table-cell table:formula="of:=BIN2HEX(CONCATENATE(IF([$screen.A58]=&quot;&quot;;0;1);IF([$screen.B58]=&quot;&quot;;0;1);IF([$screen.C58]=&quot;&quot;;0;1);IF([$screen.D58]=&quot;&quot;;0;1);IF([$screen.E58]=&quot;&quot;;0;1);IF([$screen.F58]=&quot;&quot;;0;1);IF([$screen.G58]=&quot;&quot;;0;1);IF([$screen.H58]=&quot;&quot;;0;1)))" office:value-type="string" office:string-value="FF" calcext:value-type="string">
            <text:p>FF</text:p>
          </table:table-cell>
          <table:table-cell table:formula="of:=BIN2HEX(CONCATENATE(IF([$screen.I58]=&quot;&quot;;0;1);IF([$screen.J58]=&quot;&quot;;0;1);IF([$screen.K58]=&quot;&quot;;0;1);IF([$screen.L58]=&quot;&quot;;0;1);IF([$screen.M58]=&quot;&quot;;0;1);IF([$screen.N58]=&quot;&quot;;0;1);IF([$screen.O58]=&quot;&quot;;0;1);IF([$screen.P58]=&quot;&quot;;0;1)))" office:value-type="string" office:string-value="FF" calcext:value-type="string">
            <text:p>FF</text:p>
          </table:table-cell>
          <table:table-cell table:formula="of:=BIN2HEX(CONCATENATE(IF([$screen.Q58]=&quot;&quot;;0;1);IF([$screen.R58]=&quot;&quot;;0;1);IF([$screen.S58]=&quot;&quot;;0;1);IF([$screen.T58]=&quot;&quot;;0;1);IF([$screen.U58]=&quot;&quot;;0;1);IF([$screen.V58]=&quot;&quot;;0;1);IF([$screen.W58]=&quot;&quot;;0;1);IF([$screen.X58]=&quot;&quot;;0;1)))" office:value-type="string" office:string-value="FF" calcext:value-type="string">
            <text:p>FF</text:p>
          </table:table-cell>
          <table:table-cell table:formula="of:=BIN2HEX(CONCATENATE(IF([$screen.Y58]=&quot;&quot;;0;1);IF([$screen.Z58]=&quot;&quot;;0;1);IF([$screen.AA58]=&quot;&quot;;0;1);IF([$screen.AB58]=&quot;&quot;;0;1);IF([$screen.AC58]=&quot;&quot;;0;1);IF([$screen.AD58]=&quot;&quot;;0;1);IF([$screen.AE58]=&quot;&quot;;0;1);IF([$screen.AF58]=&quot;&quot;;0;1)))" office:value-type="string" office:string-value="FF" calcext:value-type="string">
            <text:p>FF</text:p>
          </table:table-cell>
          <table:table-cell table:formula="of:=BIN2HEX(CONCATENATE(IF([$screen.AG58]=&quot;&quot;;0;1);IF([$screen.AH58]=&quot;&quot;;0;1);IF([$screen.AI58]=&quot;&quot;;0;1);IF([$screen.AJ58]=&quot;&quot;;0;1);IF([$screen.AK58]=&quot;&quot;;0;1);IF([$screen.AL58]=&quot;&quot;;0;1);IF([$screen.AM58]=&quot;&quot;;0;1);IF([$screen.AN58]=&quot;&quot;;0;1)))" office:value-type="string" office:string-value="FF" calcext:value-type="string">
            <text:p>FF</text:p>
          </table:table-cell>
          <table:table-cell table:formula="of:=BIN2HEX(CONCATENATE(IF([$screen.AO58]=&quot;&quot;;0;1);IF([$screen.AP58]=&quot;&quot;;0;1);IF([$screen.AQ58]=&quot;&quot;;0;1);IF([$screen.AR58]=&quot;&quot;;0;1);IF([$screen.AS58]=&quot;&quot;;0;1);IF([$screen.AT58]=&quot;&quot;;0;1);IF([$screen.AU58]=&quot;&quot;;0;1);IF([$screen.AV58]=&quot;&quot;;0;1)))" office:value-type="string" office:string-value="FF" calcext:value-type="string">
            <text:p>FF</text:p>
          </table:table-cell>
          <table:table-cell table:formula="of:=BIN2HEX(CONCATENATE(IF([$screen.AW58]=&quot;&quot;;0;1);IF([$screen.AX58]=&quot;&quot;;0;1);IF([$screen.AY58]=&quot;&quot;;0;1);IF([$screen.AZ58]=&quot;&quot;;0;1);IF([$screen.BA58]=&quot;&quot;;0;1);IF([$screen.BB58]=&quot;&quot;;0;1);IF([$screen.BC58]=&quot;&quot;;0;1);IF([$screen.BD58]=&quot;&quot;;0;1)))" office:value-type="string" office:string-value="FF" calcext:value-type="string">
            <text:p>FF</text:p>
          </table:table-cell>
          <table:table-cell table:formula="of:=BIN2HEX(CONCATENATE(IF([$screen.BE58]=&quot;&quot;;0;1);IF([$screen.BF58]=&quot;&quot;;0;1);IF([$screen.BG58]=&quot;&quot;;0;1);IF([$screen.BH58]=&quot;&quot;;0;1);IF([$screen.BI58]=&quot;&quot;;0;1);IF([$screen.BJ58]=&quot;&quot;;0;1);IF([$screen.BK58]=&quot;&quot;;0;1);IF([$screen.BL58]=&quot;&quot;;0;1)))" office:value-type="string" office:string-value="FF" calcext:value-type="string">
            <text:p>FF</text:p>
          </table:table-cell>
          <table:table-cell table:formula="of:=BIN2HEX(CONCATENATE(IF([$screen.BM58]=&quot;&quot;;0;1);IF([$screen.BN58]=&quot;&quot;;0;1);IF([$screen.BO58]=&quot;&quot;;0;1);IF([$screen.BP58]=&quot;&quot;;0;1);IF([$screen.BQ58]=&quot;&quot;;0;1);IF([$screen.BR58]=&quot;&quot;;0;1);IF([$screen.BS58]=&quot;&quot;;0;1);IF([$screen.BT58]=&quot;&quot;;0;1)))" office:value-type="string" office:string-value="FF" calcext:value-type="string">
            <text:p>FF</text:p>
          </table:table-cell>
          <table:table-cell table:formula="of:=BIN2HEX(CONCATENATE(IF([$screen.BU58]=&quot;&quot;;0;1);IF([$screen.BV58]=&quot;&quot;;0;1);IF([$screen.BW58]=&quot;&quot;;0;1);IF([$screen.BX58]=&quot;&quot;;0;1);IF([$screen.BY58]=&quot;&quot;;0;1);IF([$screen.BZ58]=&quot;&quot;;0;1);IF([$screen.CA58]=&quot;&quot;;0;1);IF([$screen.CB58]=&quot;&quot;;0;1)))" office:value-type="string" office:string-value="FF" calcext:value-type="string">
            <text:p>FF</text:p>
          </table:table-cell>
          <table:table-cell table:formula="of:=BIN2HEX(CONCATENATE(IF([$screen.CC58]=&quot;&quot;;0;1);IF([$screen.CD58]=&quot;&quot;;0;1);IF([$screen.CE58]=&quot;&quot;;0;1);IF([$screen.CF58]=&quot;&quot;;0;1);IF([$screen.CG58]=&quot;&quot;;0;1);IF([$screen.CH58]=&quot;&quot;;0;1);IF([$screen.CI58]=&quot;&quot;;0;1);IF([$screen.CJ58]=&quot;&quot;;0;1)))" office:value-type="string" office:string-value="FF" calcext:value-type="string">
            <text:p>FF</text:p>
          </table:table-cell>
          <table:table-cell table:formula="of:=BIN2HEX(CONCATENATE(IF([$screen.CK58]=&quot;&quot;;0;1);IF([$screen.CL58]=&quot;&quot;;0;1);IF([$screen.CM58]=&quot;&quot;;0;1);IF([$screen.CN58]=&quot;&quot;;0;1);IF([$screen.CO58]=&quot;&quot;;0;1);IF([$screen.CP58]=&quot;&quot;;0;1);IF([$screen.CQ58]=&quot;&quot;;0;1);IF([$screen.CR58]=&quot;&quot;;0;1)))" office:value-type="string" office:string-value="FF" calcext:value-type="string">
            <text:p>FF</text:p>
          </table:table-cell>
          <table:table-cell table:formula="of:=BIN2HEX(CONCATENATE(IF([$screen.CS58]=&quot;&quot;;0;1);IF([$screen.CT58]=&quot;&quot;;0;1);IF([$screen.CU58]=&quot;&quot;;0;1);IF([$screen.CV58]=&quot;&quot;;0;1);IF([$screen.CW58]=&quot;&quot;;0;1);IF([$screen.CX58]=&quot;&quot;;0;1);IF([$screen.CY58]=&quot;&quot;;0;1);IF([$screen.CZ58]=&quot;&quot;;0;1)))" office:value-type="string" office:string-value="FF" calcext:value-type="string">
            <text:p>FF</text:p>
          </table:table-cell>
          <table:table-cell table:formula="of:=BIN2HEX(CONCATENATE(IF([$screen.DA58]=&quot;&quot;;0;1);IF([$screen.DB58]=&quot;&quot;;0;1);IF([$screen.DC58]=&quot;&quot;;0;1);IF([$screen.DD58]=&quot;&quot;;0;1);IF([$screen.DE58]=&quot;&quot;;0;1);IF([$screen.DF58]=&quot;&quot;;0;1);IF([$screen.DG58]=&quot;&quot;;0;1);IF([$screen.DH58]=&quot;&quot;;0;1)))" office:value-type="string" office:string-value="FF" calcext:value-type="string">
            <text:p>FF</text:p>
          </table:table-cell>
          <table:table-cell table:formula="of:=BIN2HEX(CONCATENATE(IF([$screen.DI58]=&quot;&quot;;0;1);IF([$screen.DJ58]=&quot;&quot;;0;1);IF([$screen.DK58]=&quot;&quot;;0;1);IF([$screen.DL58]=&quot;&quot;;0;1);IF([$screen.DM58]=&quot;&quot;;0;1);IF([$screen.DN58]=&quot;&quot;;0;1);IF([$screen.DO58]=&quot;&quot;;0;1);IF([$screen.DP58]=&quot;&quot;;0;1)))" office:value-type="string" office:string-value="FF" calcext:value-type="string">
            <text:p>FF</text:p>
          </table:table-cell>
          <table:table-cell table:formula="of:=BIN2HEX(CONCATENATE(IF([$screen.DQ58]=&quot;&quot;;0;1);IF([$screen.DR58]=&quot;&quot;;0;1);IF([$screen.DS58]=&quot;&quot;;0;1);IF([$screen.DT58]=&quot;&quot;;0;1);IF([$screen.DU58]=&quot;&quot;;0;1);IF([$screen.DV58]=&quot;&quot;;0;1);IF([$screen.DW58]=&quot;&quot;;0;1);IF([$screen.DX58]=&quot;&quot;;0;1)))" office:value-type="string" office:string-value="FF" calcext:value-type="string">
            <text:p>FF</text:p>
          </table:table-cell>
        </table:table-row>
        <table:table-row table:style-name="ro2">
          <table:table-cell table:formula="of:=BIN2HEX(CONCATENATE(IF([$screen.A59]=&quot;&quot;;0;1);IF([$screen.B59]=&quot;&quot;;0;1);IF([$screen.C59]=&quot;&quot;;0;1);IF([$screen.D59]=&quot;&quot;;0;1);IF([$screen.E59]=&quot;&quot;;0;1);IF([$screen.F59]=&quot;&quot;;0;1);IF([$screen.G59]=&quot;&quot;;0;1);IF([$screen.H59]=&quot;&quot;;0;1)))" office:value-type="string" office:string-value="0" calcext:value-type="string">
            <text:p>0</text:p>
          </table:table-cell>
          <table:table-cell table:formula="of:=BIN2HEX(CONCATENATE(IF([$screen.I59]=&quot;&quot;;0;1);IF([$screen.J59]=&quot;&quot;;0;1);IF([$screen.K59]=&quot;&quot;;0;1);IF([$screen.L59]=&quot;&quot;;0;1);IF([$screen.M59]=&quot;&quot;;0;1);IF([$screen.N59]=&quot;&quot;;0;1);IF([$screen.O59]=&quot;&quot;;0;1);IF([$screen.P59]=&quot;&quot;;0;1)))" office:value-type="string" office:string-value="0" calcext:value-type="string">
            <text:p>0</text:p>
          </table:table-cell>
          <table:table-cell table:formula="of:=BIN2HEX(CONCATENATE(IF([$screen.Q59]=&quot;&quot;;0;1);IF([$screen.R59]=&quot;&quot;;0;1);IF([$screen.S59]=&quot;&quot;;0;1);IF([$screen.T59]=&quot;&quot;;0;1);IF([$screen.U59]=&quot;&quot;;0;1);IF([$screen.V59]=&quot;&quot;;0;1);IF([$screen.W59]=&quot;&quot;;0;1);IF([$screen.X59]=&quot;&quot;;0;1)))" office:value-type="string" office:string-value="0" calcext:value-type="string">
            <text:p>0</text:p>
          </table:table-cell>
          <table:table-cell table:formula="of:=BIN2HEX(CONCATENATE(IF([$screen.Y59]=&quot;&quot;;0;1);IF([$screen.Z59]=&quot;&quot;;0;1);IF([$screen.AA59]=&quot;&quot;;0;1);IF([$screen.AB59]=&quot;&quot;;0;1);IF([$screen.AC59]=&quot;&quot;;0;1);IF([$screen.AD59]=&quot;&quot;;0;1);IF([$screen.AE59]=&quot;&quot;;0;1);IF([$screen.AF59]=&quot;&quot;;0;1)))" office:value-type="string" office:string-value="0" calcext:value-type="string">
            <text:p>0</text:p>
          </table:table-cell>
          <table:table-cell table:formula="of:=BIN2HEX(CONCATENATE(IF([$screen.AG59]=&quot;&quot;;0;1);IF([$screen.AH59]=&quot;&quot;;0;1);IF([$screen.AI59]=&quot;&quot;;0;1);IF([$screen.AJ59]=&quot;&quot;;0;1);IF([$screen.AK59]=&quot;&quot;;0;1);IF([$screen.AL59]=&quot;&quot;;0;1);IF([$screen.AM59]=&quot;&quot;;0;1);IF([$screen.AN59]=&quot;&quot;;0;1)))" office:value-type="string" office:string-value="0" calcext:value-type="string">
            <text:p>0</text:p>
          </table:table-cell>
          <table:table-cell table:formula="of:=BIN2HEX(CONCATENATE(IF([$screen.AO59]=&quot;&quot;;0;1);IF([$screen.AP59]=&quot;&quot;;0;1);IF([$screen.AQ59]=&quot;&quot;;0;1);IF([$screen.AR59]=&quot;&quot;;0;1);IF([$screen.AS59]=&quot;&quot;;0;1);IF([$screen.AT59]=&quot;&quot;;0;1);IF([$screen.AU59]=&quot;&quot;;0;1);IF([$screen.AV59]=&quot;&quot;;0;1)))" office:value-type="string" office:string-value="0" calcext:value-type="string">
            <text:p>0</text:p>
          </table:table-cell>
          <table:table-cell table:formula="of:=BIN2HEX(CONCATENATE(IF([$screen.AW59]=&quot;&quot;;0;1);IF([$screen.AX59]=&quot;&quot;;0;1);IF([$screen.AY59]=&quot;&quot;;0;1);IF([$screen.AZ59]=&quot;&quot;;0;1);IF([$screen.BA59]=&quot;&quot;;0;1);IF([$screen.BB59]=&quot;&quot;;0;1);IF([$screen.BC59]=&quot;&quot;;0;1);IF([$screen.BD59]=&quot;&quot;;0;1)))" office:value-type="string" office:string-value="0" calcext:value-type="string">
            <text:p>0</text:p>
          </table:table-cell>
          <table:table-cell table:formula="of:=BIN2HEX(CONCATENATE(IF([$screen.BE59]=&quot;&quot;;0;1);IF([$screen.BF59]=&quot;&quot;;0;1);IF([$screen.BG59]=&quot;&quot;;0;1);IF([$screen.BH59]=&quot;&quot;;0;1);IF([$screen.BI59]=&quot;&quot;;0;1);IF([$screen.BJ59]=&quot;&quot;;0;1);IF([$screen.BK59]=&quot;&quot;;0;1);IF([$screen.BL59]=&quot;&quot;;0;1)))" office:value-type="string" office:string-value="0" calcext:value-type="string">
            <text:p>0</text:p>
          </table:table-cell>
          <table:table-cell table:formula="of:=BIN2HEX(CONCATENATE(IF([$screen.BM59]=&quot;&quot;;0;1);IF([$screen.BN59]=&quot;&quot;;0;1);IF([$screen.BO59]=&quot;&quot;;0;1);IF([$screen.BP59]=&quot;&quot;;0;1);IF([$screen.BQ59]=&quot;&quot;;0;1);IF([$screen.BR59]=&quot;&quot;;0;1);IF([$screen.BS59]=&quot;&quot;;0;1);IF([$screen.BT59]=&quot;&quot;;0;1)))" office:value-type="string" office:string-value="0" calcext:value-type="string">
            <text:p>0</text:p>
          </table:table-cell>
          <table:table-cell table:formula="of:=BIN2HEX(CONCATENATE(IF([$screen.BU59]=&quot;&quot;;0;1);IF([$screen.BV59]=&quot;&quot;;0;1);IF([$screen.BW59]=&quot;&quot;;0;1);IF([$screen.BX59]=&quot;&quot;;0;1);IF([$screen.BY59]=&quot;&quot;;0;1);IF([$screen.BZ59]=&quot;&quot;;0;1);IF([$screen.CA59]=&quot;&quot;;0;1);IF([$screen.CB59]=&quot;&quot;;0;1)))" office:value-type="string" office:string-value="0" calcext:value-type="string">
            <text:p>0</text:p>
          </table:table-cell>
          <table:table-cell table:formula="of:=BIN2HEX(CONCATENATE(IF([$screen.CC59]=&quot;&quot;;0;1);IF([$screen.CD59]=&quot;&quot;;0;1);IF([$screen.CE59]=&quot;&quot;;0;1);IF([$screen.CF59]=&quot;&quot;;0;1);IF([$screen.CG59]=&quot;&quot;;0;1);IF([$screen.CH59]=&quot;&quot;;0;1);IF([$screen.CI59]=&quot;&quot;;0;1);IF([$screen.CJ59]=&quot;&quot;;0;1)))" office:value-type="string" office:string-value="0" calcext:value-type="string">
            <text:p>0</text:p>
          </table:table-cell>
          <table:table-cell table:formula="of:=BIN2HEX(CONCATENATE(IF([$screen.CK59]=&quot;&quot;;0;1);IF([$screen.CL59]=&quot;&quot;;0;1);IF([$screen.CM59]=&quot;&quot;;0;1);IF([$screen.CN59]=&quot;&quot;;0;1);IF([$screen.CO59]=&quot;&quot;;0;1);IF([$screen.CP59]=&quot;&quot;;0;1);IF([$screen.CQ59]=&quot;&quot;;0;1);IF([$screen.CR59]=&quot;&quot;;0;1)))" office:value-type="string" office:string-value="0" calcext:value-type="string">
            <text:p>0</text:p>
          </table:table-cell>
          <table:table-cell table:formula="of:=BIN2HEX(CONCATENATE(IF([$screen.CS59]=&quot;&quot;;0;1);IF([$screen.CT59]=&quot;&quot;;0;1);IF([$screen.CU59]=&quot;&quot;;0;1);IF([$screen.CV59]=&quot;&quot;;0;1);IF([$screen.CW59]=&quot;&quot;;0;1);IF([$screen.CX59]=&quot;&quot;;0;1);IF([$screen.CY59]=&quot;&quot;;0;1);IF([$screen.CZ59]=&quot;&quot;;0;1)))" office:value-type="string" office:string-value="0" calcext:value-type="string">
            <text:p>0</text:p>
          </table:table-cell>
          <table:table-cell table:formula="of:=BIN2HEX(CONCATENATE(IF([$screen.DA59]=&quot;&quot;;0;1);IF([$screen.DB59]=&quot;&quot;;0;1);IF([$screen.DC59]=&quot;&quot;;0;1);IF([$screen.DD59]=&quot;&quot;;0;1);IF([$screen.DE59]=&quot;&quot;;0;1);IF([$screen.DF59]=&quot;&quot;;0;1);IF([$screen.DG59]=&quot;&quot;;0;1);IF([$screen.DH59]=&quot;&quot;;0;1)))" office:value-type="string" office:string-value="0" calcext:value-type="string">
            <text:p>0</text:p>
          </table:table-cell>
          <table:table-cell table:formula="of:=BIN2HEX(CONCATENATE(IF([$screen.DI59]=&quot;&quot;;0;1);IF([$screen.DJ59]=&quot;&quot;;0;1);IF([$screen.DK59]=&quot;&quot;;0;1);IF([$screen.DL59]=&quot;&quot;;0;1);IF([$screen.DM59]=&quot;&quot;;0;1);IF([$screen.DN59]=&quot;&quot;;0;1);IF([$screen.DO59]=&quot;&quot;;0;1);IF([$screen.DP59]=&quot;&quot;;0;1)))" office:value-type="string" office:string-value="0" calcext:value-type="string">
            <text:p>0</text:p>
          </table:table-cell>
          <table:table-cell table:formula="of:=BIN2HEX(CONCATENATE(IF([$screen.DQ59]=&quot;&quot;;0;1);IF([$screen.DR59]=&quot;&quot;;0;1);IF([$screen.DS59]=&quot;&quot;;0;1);IF([$screen.DT59]=&quot;&quot;;0;1);IF([$screen.DU59]=&quot;&quot;;0;1);IF([$screen.DV59]=&quot;&quot;;0;1);IF([$screen.DW59]=&quot;&quot;;0;1);IF([$screen.DX59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.A60]=&quot;&quot;;0;1);IF([$screen.B60]=&quot;&quot;;0;1);IF([$screen.C60]=&quot;&quot;;0;1);IF([$screen.D60]=&quot;&quot;;0;1);IF([$screen.E60]=&quot;&quot;;0;1);IF([$screen.F60]=&quot;&quot;;0;1);IF([$screen.G60]=&quot;&quot;;0;1);IF([$screen.H60]=&quot;&quot;;0;1)))" office:value-type="string" office:string-value="0" calcext:value-type="string">
            <text:p>0</text:p>
          </table:table-cell>
          <table:table-cell table:formula="of:=BIN2HEX(CONCATENATE(IF([$screen.I60]=&quot;&quot;;0;1);IF([$screen.J60]=&quot;&quot;;0;1);IF([$screen.K60]=&quot;&quot;;0;1);IF([$screen.L60]=&quot;&quot;;0;1);IF([$screen.M60]=&quot;&quot;;0;1);IF([$screen.N60]=&quot;&quot;;0;1);IF([$screen.O60]=&quot;&quot;;0;1);IF([$screen.P60]=&quot;&quot;;0;1)))" office:value-type="string" office:string-value="0" calcext:value-type="string">
            <text:p>0</text:p>
          </table:table-cell>
          <table:table-cell table:formula="of:=BIN2HEX(CONCATENATE(IF([$screen.Q60]=&quot;&quot;;0;1);IF([$screen.R60]=&quot;&quot;;0;1);IF([$screen.S60]=&quot;&quot;;0;1);IF([$screen.T60]=&quot;&quot;;0;1);IF([$screen.U60]=&quot;&quot;;0;1);IF([$screen.V60]=&quot;&quot;;0;1);IF([$screen.W60]=&quot;&quot;;0;1);IF([$screen.X60]=&quot;&quot;;0;1)))" office:value-type="string" office:string-value="0" calcext:value-type="string">
            <text:p>0</text:p>
          </table:table-cell>
          <table:table-cell table:formula="of:=BIN2HEX(CONCATENATE(IF([$screen.Y60]=&quot;&quot;;0;1);IF([$screen.Z60]=&quot;&quot;;0;1);IF([$screen.AA60]=&quot;&quot;;0;1);IF([$screen.AB60]=&quot;&quot;;0;1);IF([$screen.AC60]=&quot;&quot;;0;1);IF([$screen.AD60]=&quot;&quot;;0;1);IF([$screen.AE60]=&quot;&quot;;0;1);IF([$screen.AF60]=&quot;&quot;;0;1)))" office:value-type="string" office:string-value="0" calcext:value-type="string">
            <text:p>0</text:p>
          </table:table-cell>
          <table:table-cell table:formula="of:=BIN2HEX(CONCATENATE(IF([$screen.AG60]=&quot;&quot;;0;1);IF([$screen.AH60]=&quot;&quot;;0;1);IF([$screen.AI60]=&quot;&quot;;0;1);IF([$screen.AJ60]=&quot;&quot;;0;1);IF([$screen.AK60]=&quot;&quot;;0;1);IF([$screen.AL60]=&quot;&quot;;0;1);IF([$screen.AM60]=&quot;&quot;;0;1);IF([$screen.AN60]=&quot;&quot;;0;1)))" office:value-type="string" office:string-value="0" calcext:value-type="string">
            <text:p>0</text:p>
          </table:table-cell>
          <table:table-cell table:formula="of:=BIN2HEX(CONCATENATE(IF([$screen.AO60]=&quot;&quot;;0;1);IF([$screen.AP60]=&quot;&quot;;0;1);IF([$screen.AQ60]=&quot;&quot;;0;1);IF([$screen.AR60]=&quot;&quot;;0;1);IF([$screen.AS60]=&quot;&quot;;0;1);IF([$screen.AT60]=&quot;&quot;;0;1);IF([$screen.AU60]=&quot;&quot;;0;1);IF([$screen.AV60]=&quot;&quot;;0;1)))" office:value-type="string" office:string-value="0" calcext:value-type="string">
            <text:p>0</text:p>
          </table:table-cell>
          <table:table-cell table:formula="of:=BIN2HEX(CONCATENATE(IF([$screen.AW60]=&quot;&quot;;0;1);IF([$screen.AX60]=&quot;&quot;;0;1);IF([$screen.AY60]=&quot;&quot;;0;1);IF([$screen.AZ60]=&quot;&quot;;0;1);IF([$screen.BA60]=&quot;&quot;;0;1);IF([$screen.BB60]=&quot;&quot;;0;1);IF([$screen.BC60]=&quot;&quot;;0;1);IF([$screen.BD60]=&quot;&quot;;0;1)))" office:value-type="string" office:string-value="0" calcext:value-type="string">
            <text:p>0</text:p>
          </table:table-cell>
          <table:table-cell table:formula="of:=BIN2HEX(CONCATENATE(IF([$screen.BE60]=&quot;&quot;;0;1);IF([$screen.BF60]=&quot;&quot;;0;1);IF([$screen.BG60]=&quot;&quot;;0;1);IF([$screen.BH60]=&quot;&quot;;0;1);IF([$screen.BI60]=&quot;&quot;;0;1);IF([$screen.BJ60]=&quot;&quot;;0;1);IF([$screen.BK60]=&quot;&quot;;0;1);IF([$screen.BL60]=&quot;&quot;;0;1)))" office:value-type="string" office:string-value="0" calcext:value-type="string">
            <text:p>0</text:p>
          </table:table-cell>
          <table:table-cell table:formula="of:=BIN2HEX(CONCATENATE(IF([$screen.BM60]=&quot;&quot;;0;1);IF([$screen.BN60]=&quot;&quot;;0;1);IF([$screen.BO60]=&quot;&quot;;0;1);IF([$screen.BP60]=&quot;&quot;;0;1);IF([$screen.BQ60]=&quot;&quot;;0;1);IF([$screen.BR60]=&quot;&quot;;0;1);IF([$screen.BS60]=&quot;&quot;;0;1);IF([$screen.BT60]=&quot;&quot;;0;1)))" office:value-type="string" office:string-value="0" calcext:value-type="string">
            <text:p>0</text:p>
          </table:table-cell>
          <table:table-cell table:formula="of:=BIN2HEX(CONCATENATE(IF([$screen.BU60]=&quot;&quot;;0;1);IF([$screen.BV60]=&quot;&quot;;0;1);IF([$screen.BW60]=&quot;&quot;;0;1);IF([$screen.BX60]=&quot;&quot;;0;1);IF([$screen.BY60]=&quot;&quot;;0;1);IF([$screen.BZ60]=&quot;&quot;;0;1);IF([$screen.CA60]=&quot;&quot;;0;1);IF([$screen.CB60]=&quot;&quot;;0;1)))" office:value-type="string" office:string-value="0" calcext:value-type="string">
            <text:p>0</text:p>
          </table:table-cell>
          <table:table-cell table:formula="of:=BIN2HEX(CONCATENATE(IF([$screen.CC60]=&quot;&quot;;0;1);IF([$screen.CD60]=&quot;&quot;;0;1);IF([$screen.CE60]=&quot;&quot;;0;1);IF([$screen.CF60]=&quot;&quot;;0;1);IF([$screen.CG60]=&quot;&quot;;0;1);IF([$screen.CH60]=&quot;&quot;;0;1);IF([$screen.CI60]=&quot;&quot;;0;1);IF([$screen.CJ60]=&quot;&quot;;0;1)))" office:value-type="string" office:string-value="0" calcext:value-type="string">
            <text:p>0</text:p>
          </table:table-cell>
          <table:table-cell table:formula="of:=BIN2HEX(CONCATENATE(IF([$screen.CK60]=&quot;&quot;;0;1);IF([$screen.CL60]=&quot;&quot;;0;1);IF([$screen.CM60]=&quot;&quot;;0;1);IF([$screen.CN60]=&quot;&quot;;0;1);IF([$screen.CO60]=&quot;&quot;;0;1);IF([$screen.CP60]=&quot;&quot;;0;1);IF([$screen.CQ60]=&quot;&quot;;0;1);IF([$screen.CR60]=&quot;&quot;;0;1)))" office:value-type="string" office:string-value="0" calcext:value-type="string">
            <text:p>0</text:p>
          </table:table-cell>
          <table:table-cell table:formula="of:=BIN2HEX(CONCATENATE(IF([$screen.CS60]=&quot;&quot;;0;1);IF([$screen.CT60]=&quot;&quot;;0;1);IF([$screen.CU60]=&quot;&quot;;0;1);IF([$screen.CV60]=&quot;&quot;;0;1);IF([$screen.CW60]=&quot;&quot;;0;1);IF([$screen.CX60]=&quot;&quot;;0;1);IF([$screen.CY60]=&quot;&quot;;0;1);IF([$screen.CZ60]=&quot;&quot;;0;1)))" office:value-type="string" office:string-value="0" calcext:value-type="string">
            <text:p>0</text:p>
          </table:table-cell>
          <table:table-cell table:formula="of:=BIN2HEX(CONCATENATE(IF([$screen.DA60]=&quot;&quot;;0;1);IF([$screen.DB60]=&quot;&quot;;0;1);IF([$screen.DC60]=&quot;&quot;;0;1);IF([$screen.DD60]=&quot;&quot;;0;1);IF([$screen.DE60]=&quot;&quot;;0;1);IF([$screen.DF60]=&quot;&quot;;0;1);IF([$screen.DG60]=&quot;&quot;;0;1);IF([$screen.DH60]=&quot;&quot;;0;1)))" office:value-type="string" office:string-value="0" calcext:value-type="string">
            <text:p>0</text:p>
          </table:table-cell>
          <table:table-cell table:formula="of:=BIN2HEX(CONCATENATE(IF([$screen.DI60]=&quot;&quot;;0;1);IF([$screen.DJ60]=&quot;&quot;;0;1);IF([$screen.DK60]=&quot;&quot;;0;1);IF([$screen.DL60]=&quot;&quot;;0;1);IF([$screen.DM60]=&quot;&quot;;0;1);IF([$screen.DN60]=&quot;&quot;;0;1);IF([$screen.DO60]=&quot;&quot;;0;1);IF([$screen.DP60]=&quot;&quot;;0;1)))" office:value-type="string" office:string-value="0" calcext:value-type="string">
            <text:p>0</text:p>
          </table:table-cell>
          <table:table-cell table:formula="of:=BIN2HEX(CONCATENATE(IF([$screen.DQ60]=&quot;&quot;;0;1);IF([$screen.DR60]=&quot;&quot;;0;1);IF([$screen.DS60]=&quot;&quot;;0;1);IF([$screen.DT60]=&quot;&quot;;0;1);IF([$screen.DU60]=&quot;&quot;;0;1);IF([$screen.DV60]=&quot;&quot;;0;1);IF([$screen.DW60]=&quot;&quot;;0;1);IF([$screen.DX60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.A61]=&quot;&quot;;0;1);IF([$screen.B61]=&quot;&quot;;0;1);IF([$screen.C61]=&quot;&quot;;0;1);IF([$screen.D61]=&quot;&quot;;0;1);IF([$screen.E61]=&quot;&quot;;0;1);IF([$screen.F61]=&quot;&quot;;0;1);IF([$screen.G61]=&quot;&quot;;0;1);IF([$screen.H61]=&quot;&quot;;0;1)))" office:value-type="string" office:string-value="0" calcext:value-type="string">
            <text:p>0</text:p>
          </table:table-cell>
          <table:table-cell table:formula="of:=BIN2HEX(CONCATENATE(IF([$screen.I61]=&quot;&quot;;0;1);IF([$screen.J61]=&quot;&quot;;0;1);IF([$screen.K61]=&quot;&quot;;0;1);IF([$screen.L61]=&quot;&quot;;0;1);IF([$screen.M61]=&quot;&quot;;0;1);IF([$screen.N61]=&quot;&quot;;0;1);IF([$screen.O61]=&quot;&quot;;0;1);IF([$screen.P61]=&quot;&quot;;0;1)))" office:value-type="string" office:string-value="0" calcext:value-type="string">
            <text:p>0</text:p>
          </table:table-cell>
          <table:table-cell table:formula="of:=BIN2HEX(CONCATENATE(IF([$screen.Q61]=&quot;&quot;;0;1);IF([$screen.R61]=&quot;&quot;;0;1);IF([$screen.S61]=&quot;&quot;;0;1);IF([$screen.T61]=&quot;&quot;;0;1);IF([$screen.U61]=&quot;&quot;;0;1);IF([$screen.V61]=&quot;&quot;;0;1);IF([$screen.W61]=&quot;&quot;;0;1);IF([$screen.X61]=&quot;&quot;;0;1)))" office:value-type="string" office:string-value="0" calcext:value-type="string">
            <text:p>0</text:p>
          </table:table-cell>
          <table:table-cell table:formula="of:=BIN2HEX(CONCATENATE(IF([$screen.Y61]=&quot;&quot;;0;1);IF([$screen.Z61]=&quot;&quot;;0;1);IF([$screen.AA61]=&quot;&quot;;0;1);IF([$screen.AB61]=&quot;&quot;;0;1);IF([$screen.AC61]=&quot;&quot;;0;1);IF([$screen.AD61]=&quot;&quot;;0;1);IF([$screen.AE61]=&quot;&quot;;0;1);IF([$screen.AF61]=&quot;&quot;;0;1)))" office:value-type="string" office:string-value="0" calcext:value-type="string">
            <text:p>0</text:p>
          </table:table-cell>
          <table:table-cell table:formula="of:=BIN2HEX(CONCATENATE(IF([$screen.AG61]=&quot;&quot;;0;1);IF([$screen.AH61]=&quot;&quot;;0;1);IF([$screen.AI61]=&quot;&quot;;0;1);IF([$screen.AJ61]=&quot;&quot;;0;1);IF([$screen.AK61]=&quot;&quot;;0;1);IF([$screen.AL61]=&quot;&quot;;0;1);IF([$screen.AM61]=&quot;&quot;;0;1);IF([$screen.AN61]=&quot;&quot;;0;1)))" office:value-type="string" office:string-value="0" calcext:value-type="string">
            <text:p>0</text:p>
          </table:table-cell>
          <table:table-cell table:formula="of:=BIN2HEX(CONCATENATE(IF([$screen.AO61]=&quot;&quot;;0;1);IF([$screen.AP61]=&quot;&quot;;0;1);IF([$screen.AQ61]=&quot;&quot;;0;1);IF([$screen.AR61]=&quot;&quot;;0;1);IF([$screen.AS61]=&quot;&quot;;0;1);IF([$screen.AT61]=&quot;&quot;;0;1);IF([$screen.AU61]=&quot;&quot;;0;1);IF([$screen.AV61]=&quot;&quot;;0;1)))" office:value-type="string" office:string-value="0" calcext:value-type="string">
            <text:p>0</text:p>
          </table:table-cell>
          <table:table-cell table:formula="of:=BIN2HEX(CONCATENATE(IF([$screen.AW61]=&quot;&quot;;0;1);IF([$screen.AX61]=&quot;&quot;;0;1);IF([$screen.AY61]=&quot;&quot;;0;1);IF([$screen.AZ61]=&quot;&quot;;0;1);IF([$screen.BA61]=&quot;&quot;;0;1);IF([$screen.BB61]=&quot;&quot;;0;1);IF([$screen.BC61]=&quot;&quot;;0;1);IF([$screen.BD61]=&quot;&quot;;0;1)))" office:value-type="string" office:string-value="0" calcext:value-type="string">
            <text:p>0</text:p>
          </table:table-cell>
          <table:table-cell table:formula="of:=BIN2HEX(CONCATENATE(IF([$screen.BE61]=&quot;&quot;;0;1);IF([$screen.BF61]=&quot;&quot;;0;1);IF([$screen.BG61]=&quot;&quot;;0;1);IF([$screen.BH61]=&quot;&quot;;0;1);IF([$screen.BI61]=&quot;&quot;;0;1);IF([$screen.BJ61]=&quot;&quot;;0;1);IF([$screen.BK61]=&quot;&quot;;0;1);IF([$screen.BL61]=&quot;&quot;;0;1)))" office:value-type="string" office:string-value="0" calcext:value-type="string">
            <text:p>0</text:p>
          </table:table-cell>
          <table:table-cell table:formula="of:=BIN2HEX(CONCATENATE(IF([$screen.BM61]=&quot;&quot;;0;1);IF([$screen.BN61]=&quot;&quot;;0;1);IF([$screen.BO61]=&quot;&quot;;0;1);IF([$screen.BP61]=&quot;&quot;;0;1);IF([$screen.BQ61]=&quot;&quot;;0;1);IF([$screen.BR61]=&quot;&quot;;0;1);IF([$screen.BS61]=&quot;&quot;;0;1);IF([$screen.BT61]=&quot;&quot;;0;1)))" office:value-type="string" office:string-value="0" calcext:value-type="string">
            <text:p>0</text:p>
          </table:table-cell>
          <table:table-cell table:formula="of:=BIN2HEX(CONCATENATE(IF([$screen.BU61]=&quot;&quot;;0;1);IF([$screen.BV61]=&quot;&quot;;0;1);IF([$screen.BW61]=&quot;&quot;;0;1);IF([$screen.BX61]=&quot;&quot;;0;1);IF([$screen.BY61]=&quot;&quot;;0;1);IF([$screen.BZ61]=&quot;&quot;;0;1);IF([$screen.CA61]=&quot;&quot;;0;1);IF([$screen.CB61]=&quot;&quot;;0;1)))" office:value-type="string" office:string-value="0" calcext:value-type="string">
            <text:p>0</text:p>
          </table:table-cell>
          <table:table-cell table:formula="of:=BIN2HEX(CONCATENATE(IF([$screen.CC61]=&quot;&quot;;0;1);IF([$screen.CD61]=&quot;&quot;;0;1);IF([$screen.CE61]=&quot;&quot;;0;1);IF([$screen.CF61]=&quot;&quot;;0;1);IF([$screen.CG61]=&quot;&quot;;0;1);IF([$screen.CH61]=&quot;&quot;;0;1);IF([$screen.CI61]=&quot;&quot;;0;1);IF([$screen.CJ61]=&quot;&quot;;0;1)))" office:value-type="string" office:string-value="0" calcext:value-type="string">
            <text:p>0</text:p>
          </table:table-cell>
          <table:table-cell table:formula="of:=BIN2HEX(CONCATENATE(IF([$screen.CK61]=&quot;&quot;;0;1);IF([$screen.CL61]=&quot;&quot;;0;1);IF([$screen.CM61]=&quot;&quot;;0;1);IF([$screen.CN61]=&quot;&quot;;0;1);IF([$screen.CO61]=&quot;&quot;;0;1);IF([$screen.CP61]=&quot;&quot;;0;1);IF([$screen.CQ61]=&quot;&quot;;0;1);IF([$screen.CR61]=&quot;&quot;;0;1)))" office:value-type="string" office:string-value="0" calcext:value-type="string">
            <text:p>0</text:p>
          </table:table-cell>
          <table:table-cell table:formula="of:=BIN2HEX(CONCATENATE(IF([$screen.CS61]=&quot;&quot;;0;1);IF([$screen.CT61]=&quot;&quot;;0;1);IF([$screen.CU61]=&quot;&quot;;0;1);IF([$screen.CV61]=&quot;&quot;;0;1);IF([$screen.CW61]=&quot;&quot;;0;1);IF([$screen.CX61]=&quot;&quot;;0;1);IF([$screen.CY61]=&quot;&quot;;0;1);IF([$screen.CZ61]=&quot;&quot;;0;1)))" office:value-type="string" office:string-value="0" calcext:value-type="string">
            <text:p>0</text:p>
          </table:table-cell>
          <table:table-cell table:formula="of:=BIN2HEX(CONCATENATE(IF([$screen.DA61]=&quot;&quot;;0;1);IF([$screen.DB61]=&quot;&quot;;0;1);IF([$screen.DC61]=&quot;&quot;;0;1);IF([$screen.DD61]=&quot;&quot;;0;1);IF([$screen.DE61]=&quot;&quot;;0;1);IF([$screen.DF61]=&quot;&quot;;0;1);IF([$screen.DG61]=&quot;&quot;;0;1);IF([$screen.DH61]=&quot;&quot;;0;1)))" office:value-type="string" office:string-value="0" calcext:value-type="string">
            <text:p>0</text:p>
          </table:table-cell>
          <table:table-cell table:formula="of:=BIN2HEX(CONCATENATE(IF([$screen.DI61]=&quot;&quot;;0;1);IF([$screen.DJ61]=&quot;&quot;;0;1);IF([$screen.DK61]=&quot;&quot;;0;1);IF([$screen.DL61]=&quot;&quot;;0;1);IF([$screen.DM61]=&quot;&quot;;0;1);IF([$screen.DN61]=&quot;&quot;;0;1);IF([$screen.DO61]=&quot;&quot;;0;1);IF([$screen.DP61]=&quot;&quot;;0;1)))" office:value-type="string" office:string-value="0" calcext:value-type="string">
            <text:p>0</text:p>
          </table:table-cell>
          <table:table-cell table:formula="of:=BIN2HEX(CONCATENATE(IF([$screen.DQ61]=&quot;&quot;;0;1);IF([$screen.DR61]=&quot;&quot;;0;1);IF([$screen.DS61]=&quot;&quot;;0;1);IF([$screen.DT61]=&quot;&quot;;0;1);IF([$screen.DU61]=&quot;&quot;;0;1);IF([$screen.DV61]=&quot;&quot;;0;1);IF([$screen.DW61]=&quot;&quot;;0;1);IF([$screen.DX61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.A62]=&quot;&quot;;0;1);IF([$screen.B62]=&quot;&quot;;0;1);IF([$screen.C62]=&quot;&quot;;0;1);IF([$screen.D62]=&quot;&quot;;0;1);IF([$screen.E62]=&quot;&quot;;0;1);IF([$screen.F62]=&quot;&quot;;0;1);IF([$screen.G62]=&quot;&quot;;0;1);IF([$screen.H62]=&quot;&quot;;0;1)))" office:value-type="string" office:string-value="0" calcext:value-type="string">
            <text:p>0</text:p>
          </table:table-cell>
          <table:table-cell table:formula="of:=BIN2HEX(CONCATENATE(IF([$screen.I62]=&quot;&quot;;0;1);IF([$screen.J62]=&quot;&quot;;0;1);IF([$screen.K62]=&quot;&quot;;0;1);IF([$screen.L62]=&quot;&quot;;0;1);IF([$screen.M62]=&quot;&quot;;0;1);IF([$screen.N62]=&quot;&quot;;0;1);IF([$screen.O62]=&quot;&quot;;0;1);IF([$screen.P62]=&quot;&quot;;0;1)))" office:value-type="string" office:string-value="0" calcext:value-type="string">
            <text:p>0</text:p>
          </table:table-cell>
          <table:table-cell table:formula="of:=BIN2HEX(CONCATENATE(IF([$screen.Q62]=&quot;&quot;;0;1);IF([$screen.R62]=&quot;&quot;;0;1);IF([$screen.S62]=&quot;&quot;;0;1);IF([$screen.T62]=&quot;&quot;;0;1);IF([$screen.U62]=&quot;&quot;;0;1);IF([$screen.V62]=&quot;&quot;;0;1);IF([$screen.W62]=&quot;&quot;;0;1);IF([$screen.X62]=&quot;&quot;;0;1)))" office:value-type="string" office:string-value="0" calcext:value-type="string">
            <text:p>0</text:p>
          </table:table-cell>
          <table:table-cell table:formula="of:=BIN2HEX(CONCATENATE(IF([$screen.Y62]=&quot;&quot;;0;1);IF([$screen.Z62]=&quot;&quot;;0;1);IF([$screen.AA62]=&quot;&quot;;0;1);IF([$screen.AB62]=&quot;&quot;;0;1);IF([$screen.AC62]=&quot;&quot;;0;1);IF([$screen.AD62]=&quot;&quot;;0;1);IF([$screen.AE62]=&quot;&quot;;0;1);IF([$screen.AF62]=&quot;&quot;;0;1)))" office:value-type="string" office:string-value="0" calcext:value-type="string">
            <text:p>0</text:p>
          </table:table-cell>
          <table:table-cell table:formula="of:=BIN2HEX(CONCATENATE(IF([$screen.AG62]=&quot;&quot;;0;1);IF([$screen.AH62]=&quot;&quot;;0;1);IF([$screen.AI62]=&quot;&quot;;0;1);IF([$screen.AJ62]=&quot;&quot;;0;1);IF([$screen.AK62]=&quot;&quot;;0;1);IF([$screen.AL62]=&quot;&quot;;0;1);IF([$screen.AM62]=&quot;&quot;;0;1);IF([$screen.AN62]=&quot;&quot;;0;1)))" office:value-type="string" office:string-value="0" calcext:value-type="string">
            <text:p>0</text:p>
          </table:table-cell>
          <table:table-cell table:formula="of:=BIN2HEX(CONCATENATE(IF([$screen.AO62]=&quot;&quot;;0;1);IF([$screen.AP62]=&quot;&quot;;0;1);IF([$screen.AQ62]=&quot;&quot;;0;1);IF([$screen.AR62]=&quot;&quot;;0;1);IF([$screen.AS62]=&quot;&quot;;0;1);IF([$screen.AT62]=&quot;&quot;;0;1);IF([$screen.AU62]=&quot;&quot;;0;1);IF([$screen.AV62]=&quot;&quot;;0;1)))" office:value-type="string" office:string-value="0" calcext:value-type="string">
            <text:p>0</text:p>
          </table:table-cell>
          <table:table-cell table:formula="of:=BIN2HEX(CONCATENATE(IF([$screen.AW62]=&quot;&quot;;0;1);IF([$screen.AX62]=&quot;&quot;;0;1);IF([$screen.AY62]=&quot;&quot;;0;1);IF([$screen.AZ62]=&quot;&quot;;0;1);IF([$screen.BA62]=&quot;&quot;;0;1);IF([$screen.BB62]=&quot;&quot;;0;1);IF([$screen.BC62]=&quot;&quot;;0;1);IF([$screen.BD62]=&quot;&quot;;0;1)))" office:value-type="string" office:string-value="0" calcext:value-type="string">
            <text:p>0</text:p>
          </table:table-cell>
          <table:table-cell table:formula="of:=BIN2HEX(CONCATENATE(IF([$screen.BE62]=&quot;&quot;;0;1);IF([$screen.BF62]=&quot;&quot;;0;1);IF([$screen.BG62]=&quot;&quot;;0;1);IF([$screen.BH62]=&quot;&quot;;0;1);IF([$screen.BI62]=&quot;&quot;;0;1);IF([$screen.BJ62]=&quot;&quot;;0;1);IF([$screen.BK62]=&quot;&quot;;0;1);IF([$screen.BL62]=&quot;&quot;;0;1)))" office:value-type="string" office:string-value="0" calcext:value-type="string">
            <text:p>0</text:p>
          </table:table-cell>
          <table:table-cell table:formula="of:=BIN2HEX(CONCATENATE(IF([$screen.BM62]=&quot;&quot;;0;1);IF([$screen.BN62]=&quot;&quot;;0;1);IF([$screen.BO62]=&quot;&quot;;0;1);IF([$screen.BP62]=&quot;&quot;;0;1);IF([$screen.BQ62]=&quot;&quot;;0;1);IF([$screen.BR62]=&quot;&quot;;0;1);IF([$screen.BS62]=&quot;&quot;;0;1);IF([$screen.BT62]=&quot;&quot;;0;1)))" office:value-type="string" office:string-value="0" calcext:value-type="string">
            <text:p>0</text:p>
          </table:table-cell>
          <table:table-cell table:formula="of:=BIN2HEX(CONCATENATE(IF([$screen.BU62]=&quot;&quot;;0;1);IF([$screen.BV62]=&quot;&quot;;0;1);IF([$screen.BW62]=&quot;&quot;;0;1);IF([$screen.BX62]=&quot;&quot;;0;1);IF([$screen.BY62]=&quot;&quot;;0;1);IF([$screen.BZ62]=&quot;&quot;;0;1);IF([$screen.CA62]=&quot;&quot;;0;1);IF([$screen.CB62]=&quot;&quot;;0;1)))" office:value-type="string" office:string-value="0" calcext:value-type="string">
            <text:p>0</text:p>
          </table:table-cell>
          <table:table-cell table:formula="of:=BIN2HEX(CONCATENATE(IF([$screen.CC62]=&quot;&quot;;0;1);IF([$screen.CD62]=&quot;&quot;;0;1);IF([$screen.CE62]=&quot;&quot;;0;1);IF([$screen.CF62]=&quot;&quot;;0;1);IF([$screen.CG62]=&quot;&quot;;0;1);IF([$screen.CH62]=&quot;&quot;;0;1);IF([$screen.CI62]=&quot;&quot;;0;1);IF([$screen.CJ62]=&quot;&quot;;0;1)))" office:value-type="string" office:string-value="0" calcext:value-type="string">
            <text:p>0</text:p>
          </table:table-cell>
          <table:table-cell table:formula="of:=BIN2HEX(CONCATENATE(IF([$screen.CK62]=&quot;&quot;;0;1);IF([$screen.CL62]=&quot;&quot;;0;1);IF([$screen.CM62]=&quot;&quot;;0;1);IF([$screen.CN62]=&quot;&quot;;0;1);IF([$screen.CO62]=&quot;&quot;;0;1);IF([$screen.CP62]=&quot;&quot;;0;1);IF([$screen.CQ62]=&quot;&quot;;0;1);IF([$screen.CR62]=&quot;&quot;;0;1)))" office:value-type="string" office:string-value="0" calcext:value-type="string">
            <text:p>0</text:p>
          </table:table-cell>
          <table:table-cell table:formula="of:=BIN2HEX(CONCATENATE(IF([$screen.CS62]=&quot;&quot;;0;1);IF([$screen.CT62]=&quot;&quot;;0;1);IF([$screen.CU62]=&quot;&quot;;0;1);IF([$screen.CV62]=&quot;&quot;;0;1);IF([$screen.CW62]=&quot;&quot;;0;1);IF([$screen.CX62]=&quot;&quot;;0;1);IF([$screen.CY62]=&quot;&quot;;0;1);IF([$screen.CZ62]=&quot;&quot;;0;1)))" office:value-type="string" office:string-value="0" calcext:value-type="string">
            <text:p>0</text:p>
          </table:table-cell>
          <table:table-cell table:formula="of:=BIN2HEX(CONCATENATE(IF([$screen.DA62]=&quot;&quot;;0;1);IF([$screen.DB62]=&quot;&quot;;0;1);IF([$screen.DC62]=&quot;&quot;;0;1);IF([$screen.DD62]=&quot;&quot;;0;1);IF([$screen.DE62]=&quot;&quot;;0;1);IF([$screen.DF62]=&quot;&quot;;0;1);IF([$screen.DG62]=&quot;&quot;;0;1);IF([$screen.DH62]=&quot;&quot;;0;1)))" office:value-type="string" office:string-value="0" calcext:value-type="string">
            <text:p>0</text:p>
          </table:table-cell>
          <table:table-cell table:formula="of:=BIN2HEX(CONCATENATE(IF([$screen.DI62]=&quot;&quot;;0;1);IF([$screen.DJ62]=&quot;&quot;;0;1);IF([$screen.DK62]=&quot;&quot;;0;1);IF([$screen.DL62]=&quot;&quot;;0;1);IF([$screen.DM62]=&quot;&quot;;0;1);IF([$screen.DN62]=&quot;&quot;;0;1);IF([$screen.DO62]=&quot;&quot;;0;1);IF([$screen.DP62]=&quot;&quot;;0;1)))" office:value-type="string" office:string-value="0" calcext:value-type="string">
            <text:p>0</text:p>
          </table:table-cell>
          <table:table-cell table:formula="of:=BIN2HEX(CONCATENATE(IF([$screen.DQ62]=&quot;&quot;;0;1);IF([$screen.DR62]=&quot;&quot;;0;1);IF([$screen.DS62]=&quot;&quot;;0;1);IF([$screen.DT62]=&quot;&quot;;0;1);IF([$screen.DU62]=&quot;&quot;;0;1);IF([$screen.DV62]=&quot;&quot;;0;1);IF([$screen.DW62]=&quot;&quot;;0;1);IF([$screen.DX62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.A63]=&quot;&quot;;0;1);IF([$screen.B63]=&quot;&quot;;0;1);IF([$screen.C63]=&quot;&quot;;0;1);IF([$screen.D63]=&quot;&quot;;0;1);IF([$screen.E63]=&quot;&quot;;0;1);IF([$screen.F63]=&quot;&quot;;0;1);IF([$screen.G63]=&quot;&quot;;0;1);IF([$screen.H63]=&quot;&quot;;0;1)))" office:value-type="string" office:string-value="0" calcext:value-type="string">
            <text:p>0</text:p>
          </table:table-cell>
          <table:table-cell table:formula="of:=BIN2HEX(CONCATENATE(IF([$screen.I63]=&quot;&quot;;0;1);IF([$screen.J63]=&quot;&quot;;0;1);IF([$screen.K63]=&quot;&quot;;0;1);IF([$screen.L63]=&quot;&quot;;0;1);IF([$screen.M63]=&quot;&quot;;0;1);IF([$screen.N63]=&quot;&quot;;0;1);IF([$screen.O63]=&quot;&quot;;0;1);IF([$screen.P63]=&quot;&quot;;0;1)))" office:value-type="string" office:string-value="0" calcext:value-type="string">
            <text:p>0</text:p>
          </table:table-cell>
          <table:table-cell table:formula="of:=BIN2HEX(CONCATENATE(IF([$screen.Q63]=&quot;&quot;;0;1);IF([$screen.R63]=&quot;&quot;;0;1);IF([$screen.S63]=&quot;&quot;;0;1);IF([$screen.T63]=&quot;&quot;;0;1);IF([$screen.U63]=&quot;&quot;;0;1);IF([$screen.V63]=&quot;&quot;;0;1);IF([$screen.W63]=&quot;&quot;;0;1);IF([$screen.X63]=&quot;&quot;;0;1)))" office:value-type="string" office:string-value="0" calcext:value-type="string">
            <text:p>0</text:p>
          </table:table-cell>
          <table:table-cell table:formula="of:=BIN2HEX(CONCATENATE(IF([$screen.Y63]=&quot;&quot;;0;1);IF([$screen.Z63]=&quot;&quot;;0;1);IF([$screen.AA63]=&quot;&quot;;0;1);IF([$screen.AB63]=&quot;&quot;;0;1);IF([$screen.AC63]=&quot;&quot;;0;1);IF([$screen.AD63]=&quot;&quot;;0;1);IF([$screen.AE63]=&quot;&quot;;0;1);IF([$screen.AF63]=&quot;&quot;;0;1)))" office:value-type="string" office:string-value="0" calcext:value-type="string">
            <text:p>0</text:p>
          </table:table-cell>
          <table:table-cell table:formula="of:=BIN2HEX(CONCATENATE(IF([$screen.AG63]=&quot;&quot;;0;1);IF([$screen.AH63]=&quot;&quot;;0;1);IF([$screen.AI63]=&quot;&quot;;0;1);IF([$screen.AJ63]=&quot;&quot;;0;1);IF([$screen.AK63]=&quot;&quot;;0;1);IF([$screen.AL63]=&quot;&quot;;0;1);IF([$screen.AM63]=&quot;&quot;;0;1);IF([$screen.AN63]=&quot;&quot;;0;1)))" office:value-type="string" office:string-value="0" calcext:value-type="string">
            <text:p>0</text:p>
          </table:table-cell>
          <table:table-cell table:formula="of:=BIN2HEX(CONCATENATE(IF([$screen.AO63]=&quot;&quot;;0;1);IF([$screen.AP63]=&quot;&quot;;0;1);IF([$screen.AQ63]=&quot;&quot;;0;1);IF([$screen.AR63]=&quot;&quot;;0;1);IF([$screen.AS63]=&quot;&quot;;0;1);IF([$screen.AT63]=&quot;&quot;;0;1);IF([$screen.AU63]=&quot;&quot;;0;1);IF([$screen.AV63]=&quot;&quot;;0;1)))" office:value-type="string" office:string-value="0" calcext:value-type="string">
            <text:p>0</text:p>
          </table:table-cell>
          <table:table-cell table:formula="of:=BIN2HEX(CONCATENATE(IF([$screen.AW63]=&quot;&quot;;0;1);IF([$screen.AX63]=&quot;&quot;;0;1);IF([$screen.AY63]=&quot;&quot;;0;1);IF([$screen.AZ63]=&quot;&quot;;0;1);IF([$screen.BA63]=&quot;&quot;;0;1);IF([$screen.BB63]=&quot;&quot;;0;1);IF([$screen.BC63]=&quot;&quot;;0;1);IF([$screen.BD63]=&quot;&quot;;0;1)))" office:value-type="string" office:string-value="0" calcext:value-type="string">
            <text:p>0</text:p>
          </table:table-cell>
          <table:table-cell table:formula="of:=BIN2HEX(CONCATENATE(IF([$screen.BE63]=&quot;&quot;;0;1);IF([$screen.BF63]=&quot;&quot;;0;1);IF([$screen.BG63]=&quot;&quot;;0;1);IF([$screen.BH63]=&quot;&quot;;0;1);IF([$screen.BI63]=&quot;&quot;;0;1);IF([$screen.BJ63]=&quot;&quot;;0;1);IF([$screen.BK63]=&quot;&quot;;0;1);IF([$screen.BL63]=&quot;&quot;;0;1)))" office:value-type="string" office:string-value="0" calcext:value-type="string">
            <text:p>0</text:p>
          </table:table-cell>
          <table:table-cell table:formula="of:=BIN2HEX(CONCATENATE(IF([$screen.BM63]=&quot;&quot;;0;1);IF([$screen.BN63]=&quot;&quot;;0;1);IF([$screen.BO63]=&quot;&quot;;0;1);IF([$screen.BP63]=&quot;&quot;;0;1);IF([$screen.BQ63]=&quot;&quot;;0;1);IF([$screen.BR63]=&quot;&quot;;0;1);IF([$screen.BS63]=&quot;&quot;;0;1);IF([$screen.BT63]=&quot;&quot;;0;1)))" office:value-type="string" office:string-value="0" calcext:value-type="string">
            <text:p>0</text:p>
          </table:table-cell>
          <table:table-cell table:formula="of:=BIN2HEX(CONCATENATE(IF([$screen.BU63]=&quot;&quot;;0;1);IF([$screen.BV63]=&quot;&quot;;0;1);IF([$screen.BW63]=&quot;&quot;;0;1);IF([$screen.BX63]=&quot;&quot;;0;1);IF([$screen.BY63]=&quot;&quot;;0;1);IF([$screen.BZ63]=&quot;&quot;;0;1);IF([$screen.CA63]=&quot;&quot;;0;1);IF([$screen.CB63]=&quot;&quot;;0;1)))" office:value-type="string" office:string-value="0" calcext:value-type="string">
            <text:p>0</text:p>
          </table:table-cell>
          <table:table-cell table:formula="of:=BIN2HEX(CONCATENATE(IF([$screen.CC63]=&quot;&quot;;0;1);IF([$screen.CD63]=&quot;&quot;;0;1);IF([$screen.CE63]=&quot;&quot;;0;1);IF([$screen.CF63]=&quot;&quot;;0;1);IF([$screen.CG63]=&quot;&quot;;0;1);IF([$screen.CH63]=&quot;&quot;;0;1);IF([$screen.CI63]=&quot;&quot;;0;1);IF([$screen.CJ63]=&quot;&quot;;0;1)))" office:value-type="string" office:string-value="0" calcext:value-type="string">
            <text:p>0</text:p>
          </table:table-cell>
          <table:table-cell table:formula="of:=BIN2HEX(CONCATENATE(IF([$screen.CK63]=&quot;&quot;;0;1);IF([$screen.CL63]=&quot;&quot;;0;1);IF([$screen.CM63]=&quot;&quot;;0;1);IF([$screen.CN63]=&quot;&quot;;0;1);IF([$screen.CO63]=&quot;&quot;;0;1);IF([$screen.CP63]=&quot;&quot;;0;1);IF([$screen.CQ63]=&quot;&quot;;0;1);IF([$screen.CR63]=&quot;&quot;;0;1)))" office:value-type="string" office:string-value="0" calcext:value-type="string">
            <text:p>0</text:p>
          </table:table-cell>
          <table:table-cell table:formula="of:=BIN2HEX(CONCATENATE(IF([$screen.CS63]=&quot;&quot;;0;1);IF([$screen.CT63]=&quot;&quot;;0;1);IF([$screen.CU63]=&quot;&quot;;0;1);IF([$screen.CV63]=&quot;&quot;;0;1);IF([$screen.CW63]=&quot;&quot;;0;1);IF([$screen.CX63]=&quot;&quot;;0;1);IF([$screen.CY63]=&quot;&quot;;0;1);IF([$screen.CZ63]=&quot;&quot;;0;1)))" office:value-type="string" office:string-value="0" calcext:value-type="string">
            <text:p>0</text:p>
          </table:table-cell>
          <table:table-cell table:formula="of:=BIN2HEX(CONCATENATE(IF([$screen.DA63]=&quot;&quot;;0;1);IF([$screen.DB63]=&quot;&quot;;0;1);IF([$screen.DC63]=&quot;&quot;;0;1);IF([$screen.DD63]=&quot;&quot;;0;1);IF([$screen.DE63]=&quot;&quot;;0;1);IF([$screen.DF63]=&quot;&quot;;0;1);IF([$screen.DG63]=&quot;&quot;;0;1);IF([$screen.DH63]=&quot;&quot;;0;1)))" office:value-type="string" office:string-value="0" calcext:value-type="string">
            <text:p>0</text:p>
          </table:table-cell>
          <table:table-cell table:formula="of:=BIN2HEX(CONCATENATE(IF([$screen.DI63]=&quot;&quot;;0;1);IF([$screen.DJ63]=&quot;&quot;;0;1);IF([$screen.DK63]=&quot;&quot;;0;1);IF([$screen.DL63]=&quot;&quot;;0;1);IF([$screen.DM63]=&quot;&quot;;0;1);IF([$screen.DN63]=&quot;&quot;;0;1);IF([$screen.DO63]=&quot;&quot;;0;1);IF([$screen.DP63]=&quot;&quot;;0;1)))" office:value-type="string" office:string-value="0" calcext:value-type="string">
            <text:p>0</text:p>
          </table:table-cell>
          <table:table-cell table:formula="of:=BIN2HEX(CONCATENATE(IF([$screen.DQ63]=&quot;&quot;;0;1);IF([$screen.DR63]=&quot;&quot;;0;1);IF([$screen.DS63]=&quot;&quot;;0;1);IF([$screen.DT63]=&quot;&quot;;0;1);IF([$screen.DU63]=&quot;&quot;;0;1);IF([$screen.DV63]=&quot;&quot;;0;1);IF([$screen.DW63]=&quot;&quot;;0;1);IF([$screen.DX63]=&quot;&quot;;0;1)))" office:value-type="string" office:string-value="0" calcext:value-type="string">
            <text:p>0</text:p>
          </table:table-cell>
        </table:table-row>
        <table:table-row table:style-name="ro2">
          <table:table-cell table:formula="of:=BIN2HEX(CONCATENATE(IF([$screen.A64]=&quot;&quot;;0;1);IF([$screen.B64]=&quot;&quot;;0;1);IF([$screen.C64]=&quot;&quot;;0;1);IF([$screen.D64]=&quot;&quot;;0;1);IF([$screen.E64]=&quot;&quot;;0;1);IF([$screen.F64]=&quot;&quot;;0;1);IF([$screen.G64]=&quot;&quot;;0;1);IF([$screen.H64]=&quot;&quot;;0;1)))" office:value-type="string" office:string-value="0" calcext:value-type="string">
            <text:p>0</text:p>
          </table:table-cell>
          <table:table-cell table:formula="of:=BIN2HEX(CONCATENATE(IF([$screen.I64]=&quot;&quot;;0;1);IF([$screen.J64]=&quot;&quot;;0;1);IF([$screen.K64]=&quot;&quot;;0;1);IF([$screen.L64]=&quot;&quot;;0;1);IF([$screen.M64]=&quot;&quot;;0;1);IF([$screen.N64]=&quot;&quot;;0;1);IF([$screen.O64]=&quot;&quot;;0;1);IF([$screen.P64]=&quot;&quot;;0;1)))" office:value-type="string" office:string-value="0" calcext:value-type="string">
            <text:p>0</text:p>
          </table:table-cell>
          <table:table-cell table:formula="of:=BIN2HEX(CONCATENATE(IF([$screen.Q64]=&quot;&quot;;0;1);IF([$screen.R64]=&quot;&quot;;0;1);IF([$screen.S64]=&quot;&quot;;0;1);IF([$screen.T64]=&quot;&quot;;0;1);IF([$screen.U64]=&quot;&quot;;0;1);IF([$screen.V64]=&quot;&quot;;0;1);IF([$screen.W64]=&quot;&quot;;0;1);IF([$screen.X64]=&quot;&quot;;0;1)))" office:value-type="string" office:string-value="0" calcext:value-type="string">
            <text:p>0</text:p>
          </table:table-cell>
          <table:table-cell table:formula="of:=BIN2HEX(CONCATENATE(IF([$screen.Y64]=&quot;&quot;;0;1);IF([$screen.Z64]=&quot;&quot;;0;1);IF([$screen.AA64]=&quot;&quot;;0;1);IF([$screen.AB64]=&quot;&quot;;0;1);IF([$screen.AC64]=&quot;&quot;;0;1);IF([$screen.AD64]=&quot;&quot;;0;1);IF([$screen.AE64]=&quot;&quot;;0;1);IF([$screen.AF64]=&quot;&quot;;0;1)))" office:value-type="string" office:string-value="0" calcext:value-type="string">
            <text:p>0</text:p>
          </table:table-cell>
          <table:table-cell table:formula="of:=BIN2HEX(CONCATENATE(IF([$screen.AG64]=&quot;&quot;;0;1);IF([$screen.AH64]=&quot;&quot;;0;1);IF([$screen.AI64]=&quot;&quot;;0;1);IF([$screen.AJ64]=&quot;&quot;;0;1);IF([$screen.AK64]=&quot;&quot;;0;1);IF([$screen.AL64]=&quot;&quot;;0;1);IF([$screen.AM64]=&quot;&quot;;0;1);IF([$screen.AN64]=&quot;&quot;;0;1)))" office:value-type="string" office:string-value="0" calcext:value-type="string">
            <text:p>0</text:p>
          </table:table-cell>
          <table:table-cell table:formula="of:=BIN2HEX(CONCATENATE(IF([$screen.AO64]=&quot;&quot;;0;1);IF([$screen.AP64]=&quot;&quot;;0;1);IF([$screen.AQ64]=&quot;&quot;;0;1);IF([$screen.AR64]=&quot;&quot;;0;1);IF([$screen.AS64]=&quot;&quot;;0;1);IF([$screen.AT64]=&quot;&quot;;0;1);IF([$screen.AU64]=&quot;&quot;;0;1);IF([$screen.AV64]=&quot;&quot;;0;1)))" office:value-type="string" office:string-value="0" calcext:value-type="string">
            <text:p>0</text:p>
          </table:table-cell>
          <table:table-cell table:formula="of:=BIN2HEX(CONCATENATE(IF([$screen.AW64]=&quot;&quot;;0;1);IF([$screen.AX64]=&quot;&quot;;0;1);IF([$screen.AY64]=&quot;&quot;;0;1);IF([$screen.AZ64]=&quot;&quot;;0;1);IF([$screen.BA64]=&quot;&quot;;0;1);IF([$screen.BB64]=&quot;&quot;;0;1);IF([$screen.BC64]=&quot;&quot;;0;1);IF([$screen.BD64]=&quot;&quot;;0;1)))" office:value-type="string" office:string-value="0" calcext:value-type="string">
            <text:p>0</text:p>
          </table:table-cell>
          <table:table-cell table:formula="of:=BIN2HEX(CONCATENATE(IF([$screen.BE64]=&quot;&quot;;0;1);IF([$screen.BF64]=&quot;&quot;;0;1);IF([$screen.BG64]=&quot;&quot;;0;1);IF([$screen.BH64]=&quot;&quot;;0;1);IF([$screen.BI64]=&quot;&quot;;0;1);IF([$screen.BJ64]=&quot;&quot;;0;1);IF([$screen.BK64]=&quot;&quot;;0;1);IF([$screen.BL64]=&quot;&quot;;0;1)))" office:value-type="string" office:string-value="0" calcext:value-type="string">
            <text:p>0</text:p>
          </table:table-cell>
          <table:table-cell table:formula="of:=BIN2HEX(CONCATENATE(IF([$screen.BM64]=&quot;&quot;;0;1);IF([$screen.BN64]=&quot;&quot;;0;1);IF([$screen.BO64]=&quot;&quot;;0;1);IF([$screen.BP64]=&quot;&quot;;0;1);IF([$screen.BQ64]=&quot;&quot;;0;1);IF([$screen.BR64]=&quot;&quot;;0;1);IF([$screen.BS64]=&quot;&quot;;0;1);IF([$screen.BT64]=&quot;&quot;;0;1)))" office:value-type="string" office:string-value="0" calcext:value-type="string">
            <text:p>0</text:p>
          </table:table-cell>
          <table:table-cell table:formula="of:=BIN2HEX(CONCATENATE(IF([$screen.BU64]=&quot;&quot;;0;1);IF([$screen.BV64]=&quot;&quot;;0;1);IF([$screen.BW64]=&quot;&quot;;0;1);IF([$screen.BX64]=&quot;&quot;;0;1);IF([$screen.BY64]=&quot;&quot;;0;1);IF([$screen.BZ64]=&quot;&quot;;0;1);IF([$screen.CA64]=&quot;&quot;;0;1);IF([$screen.CB64]=&quot;&quot;;0;1)))" office:value-type="string" office:string-value="0" calcext:value-type="string">
            <text:p>0</text:p>
          </table:table-cell>
          <table:table-cell table:formula="of:=BIN2HEX(CONCATENATE(IF([$screen.CC64]=&quot;&quot;;0;1);IF([$screen.CD64]=&quot;&quot;;0;1);IF([$screen.CE64]=&quot;&quot;;0;1);IF([$screen.CF64]=&quot;&quot;;0;1);IF([$screen.CG64]=&quot;&quot;;0;1);IF([$screen.CH64]=&quot;&quot;;0;1);IF([$screen.CI64]=&quot;&quot;;0;1);IF([$screen.CJ64]=&quot;&quot;;0;1)))" office:value-type="string" office:string-value="0" calcext:value-type="string">
            <text:p>0</text:p>
          </table:table-cell>
          <table:table-cell table:formula="of:=BIN2HEX(CONCATENATE(IF([$screen.CK64]=&quot;&quot;;0;1);IF([$screen.CL64]=&quot;&quot;;0;1);IF([$screen.CM64]=&quot;&quot;;0;1);IF([$screen.CN64]=&quot;&quot;;0;1);IF([$screen.CO64]=&quot;&quot;;0;1);IF([$screen.CP64]=&quot;&quot;;0;1);IF([$screen.CQ64]=&quot;&quot;;0;1);IF([$screen.CR64]=&quot;&quot;;0;1)))" office:value-type="string" office:string-value="0" calcext:value-type="string">
            <text:p>0</text:p>
          </table:table-cell>
          <table:table-cell table:formula="of:=BIN2HEX(CONCATENATE(IF([$screen.CS64]=&quot;&quot;;0;1);IF([$screen.CT64]=&quot;&quot;;0;1);IF([$screen.CU64]=&quot;&quot;;0;1);IF([$screen.CV64]=&quot;&quot;;0;1);IF([$screen.CW64]=&quot;&quot;;0;1);IF([$screen.CX64]=&quot;&quot;;0;1);IF([$screen.CY64]=&quot;&quot;;0;1);IF([$screen.CZ64]=&quot;&quot;;0;1)))" office:value-type="string" office:string-value="0" calcext:value-type="string">
            <text:p>0</text:p>
          </table:table-cell>
          <table:table-cell table:formula="of:=BIN2HEX(CONCATENATE(IF([$screen.DA64]=&quot;&quot;;0;1);IF([$screen.DB64]=&quot;&quot;;0;1);IF([$screen.DC64]=&quot;&quot;;0;1);IF([$screen.DD64]=&quot;&quot;;0;1);IF([$screen.DE64]=&quot;&quot;;0;1);IF([$screen.DF64]=&quot;&quot;;0;1);IF([$screen.DG64]=&quot;&quot;;0;1);IF([$screen.DH64]=&quot;&quot;;0;1)))" office:value-type="string" office:string-value="0" calcext:value-type="string">
            <text:p>0</text:p>
          </table:table-cell>
          <table:table-cell table:formula="of:=BIN2HEX(CONCATENATE(IF([$screen.DI64]=&quot;&quot;;0;1);IF([$screen.DJ64]=&quot;&quot;;0;1);IF([$screen.DK64]=&quot;&quot;;0;1);IF([$screen.DL64]=&quot;&quot;;0;1);IF([$screen.DM64]=&quot;&quot;;0;1);IF([$screen.DN64]=&quot;&quot;;0;1);IF([$screen.DO64]=&quot;&quot;;0;1);IF([$screen.DP64]=&quot;&quot;;0;1)))" office:value-type="string" office:string-value="0" calcext:value-type="string">
            <text:p>0</text:p>
          </table:table-cell>
          <table:table-cell table:formula="of:=BIN2HEX(CONCATENATE(IF([$screen.DQ64]=&quot;&quot;;0;1);IF([$screen.DR64]=&quot;&quot;;0;1);IF([$screen.DS64]=&quot;&quot;;0;1);IF([$screen.DT64]=&quot;&quot;;0;1);IF([$screen.DU64]=&quot;&quot;;0;1);IF([$screen.DV64]=&quot;&quot;;0;1);IF([$screen.DW64]=&quot;&quot;;0;1);IF([$screen.DX64]=&quot;&quot;;0;1)))" office:value-type="string" office:string-value="0" calcext:value-type="string">
            <text:p>0</text:p>
          </table:table-cell>
        </table:table-row>
      </table:table>
      <table:table table:name="hex_strings" table:style-name="ta1">
        <table:table-column table:style-name="co4" table:number-columns-repeated="16" table:default-cell-style-name="Default"/>
        <table:table-row table:style-name="ro3">
          <table:table-cell table:formula="of:=LOWER(CONCATENATE(&quot;\x&quot;;IF([$hex.A1]=&quot;0&quot;;&quot;00&quot;;[$hex.A1])))" office:value-type="string" office:string-value="\x00" calcext:value-type="string">
            <text:p>\x00</text:p>
          </table:table-cell>
          <table:table-cell table:formula="of:=LOWER(CONCATENATE(&quot;\x&quot;;IF([$hex.B1]=&quot;0&quot;;&quot;00&quot;;[$hex.B1])))" office:value-type="string" office:string-value="\x00" calcext:value-type="string">
            <text:p>\x00</text:p>
          </table:table-cell>
          <table:table-cell table:formula="of:=LOWER(CONCATENATE(&quot;\x&quot;;IF([$hex.C1]=&quot;0&quot;;&quot;00&quot;;[$hex.C1])))" office:value-type="string" office:string-value="\x00" calcext:value-type="string">
            <text:p>\x00</text:p>
          </table:table-cell>
          <table:table-cell table:formula="of:=LOWER(CONCATENATE(&quot;\x&quot;;IF([$hex.D1]=&quot;0&quot;;&quot;00&quot;;[$hex.D1])))" office:value-type="string" office:string-value="\x00" calcext:value-type="string">
            <text:p>\x00</text:p>
          </table:table-cell>
          <table:table-cell table:formula="of:=LOWER(CONCATENATE(&quot;\x&quot;;IF([$hex.E1]=&quot;0&quot;;&quot;00&quot;;[$hex.E1])))" office:value-type="string" office:string-value="\x00" calcext:value-type="string">
            <text:p>\x00</text:p>
          </table:table-cell>
          <table:table-cell table:formula="of:=LOWER(CONCATENATE(&quot;\x&quot;;IF([$hex.F1]=&quot;0&quot;;&quot;00&quot;;[$hex.F1])))" office:value-type="string" office:string-value="\x00" calcext:value-type="string">
            <text:p>\x00</text:p>
          </table:table-cell>
          <table:table-cell table:formula="of:=LOWER(CONCATENATE(&quot;\x&quot;;IF([$hex.G1]=&quot;0&quot;;&quot;00&quot;;[$hex.G1])))" office:value-type="string" office:string-value="\x00" calcext:value-type="string">
            <text:p>\x00</text:p>
          </table:table-cell>
          <table:table-cell table:formula="of:=LOWER(CONCATENATE(&quot;\x&quot;;IF([$hex.H1]=&quot;0&quot;;&quot;00&quot;;[$hex.H1])))" office:value-type="string" office:string-value="\x00" calcext:value-type="string">
            <text:p>\x00</text:p>
          </table:table-cell>
          <table:table-cell table:formula="of:=LOWER(CONCATENATE(&quot;\x&quot;;IF([$hex.I1]=&quot;0&quot;;&quot;00&quot;;[$hex.I1])))" office:value-type="string" office:string-value="\x00" calcext:value-type="string">
            <text:p>\x00</text:p>
          </table:table-cell>
          <table:table-cell table:formula="of:=LOWER(CONCATENATE(&quot;\x&quot;;IF([$hex.J1]=&quot;0&quot;;&quot;00&quot;;[$hex.J1])))" office:value-type="string" office:string-value="\x00" calcext:value-type="string">
            <text:p>\x00</text:p>
          </table:table-cell>
          <table:table-cell table:formula="of:=LOWER(CONCATENATE(&quot;\x&quot;;IF([$hex.K1]=&quot;0&quot;;&quot;00&quot;;[$hex.K1])))" office:value-type="string" office:string-value="\x00" calcext:value-type="string">
            <text:p>\x00</text:p>
          </table:table-cell>
          <table:table-cell table:formula="of:=LOWER(CONCATENATE(&quot;\x&quot;;IF([$hex.L1]=&quot;0&quot;;&quot;00&quot;;[$hex.L1])))" office:value-type="string" office:string-value="\x00" calcext:value-type="string">
            <text:p>\x00</text:p>
          </table:table-cell>
          <table:table-cell table:formula="of:=LOWER(CONCATENATE(&quot;\x&quot;;IF([$hex.M1]=&quot;0&quot;;&quot;00&quot;;[$hex.M1])))" office:value-type="string" office:string-value="\x00" calcext:value-type="string">
            <text:p>\x00</text:p>
          </table:table-cell>
          <table:table-cell table:formula="of:=LOWER(CONCATENATE(&quot;\x&quot;;IF([$hex.N1]=&quot;0&quot;;&quot;00&quot;;[$hex.N1])))" office:value-type="string" office:string-value="\x00" calcext:value-type="string">
            <text:p>\x00</text:p>
          </table:table-cell>
          <table:table-cell table:formula="of:=LOWER(CONCATENATE(&quot;\x&quot;;IF([$hex.O1]=&quot;0&quot;;&quot;00&quot;;[$hex.O1])))" office:value-type="string" office:string-value="\x00" calcext:value-type="string">
            <text:p>\x00</text:p>
          </table:table-cell>
          <table:table-cell table:formula="of:=LOWER(CONCATENATE(&quot;\x&quot;;IF([$hex.P1]=&quot;0&quot;;&quot;00&quot;;[$hex.P1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2]=&quot;0&quot;;&quot;00&quot;;[$hex.A2])))" office:value-type="string" office:string-value="\x00" calcext:value-type="string">
            <text:p>\x00</text:p>
          </table:table-cell>
          <table:table-cell table:formula="of:=LOWER(CONCATENATE(&quot;\x&quot;;IF([$hex.B2]=&quot;0&quot;;&quot;00&quot;;[$hex.B2])))" office:value-type="string" office:string-value="\x00" calcext:value-type="string">
            <text:p>\x00</text:p>
          </table:table-cell>
          <table:table-cell table:formula="of:=LOWER(CONCATENATE(&quot;\x&quot;;IF([$hex.C2]=&quot;0&quot;;&quot;00&quot;;[$hex.C2])))" office:value-type="string" office:string-value="\x00" calcext:value-type="string">
            <text:p>\x00</text:p>
          </table:table-cell>
          <table:table-cell table:formula="of:=LOWER(CONCATENATE(&quot;\x&quot;;IF([$hex.D2]=&quot;0&quot;;&quot;00&quot;;[$hex.D2])))" office:value-type="string" office:string-value="\x00" calcext:value-type="string">
            <text:p>\x00</text:p>
          </table:table-cell>
          <table:table-cell table:formula="of:=LOWER(CONCATENATE(&quot;\x&quot;;IF([$hex.E2]=&quot;0&quot;;&quot;00&quot;;[$hex.E2])))" office:value-type="string" office:string-value="\x00" calcext:value-type="string">
            <text:p>\x00</text:p>
          </table:table-cell>
          <table:table-cell table:formula="of:=LOWER(CONCATENATE(&quot;\x&quot;;IF([$hex.F2]=&quot;0&quot;;&quot;00&quot;;[$hex.F2])))" office:value-type="string" office:string-value="\x00" calcext:value-type="string">
            <text:p>\x00</text:p>
          </table:table-cell>
          <table:table-cell table:formula="of:=LOWER(CONCATENATE(&quot;\x&quot;;IF([$hex.G2]=&quot;0&quot;;&quot;00&quot;;[$hex.G2])))" office:value-type="string" office:string-value="\x00" calcext:value-type="string">
            <text:p>\x00</text:p>
          </table:table-cell>
          <table:table-cell table:formula="of:=LOWER(CONCATENATE(&quot;\x&quot;;IF([$hex.H2]=&quot;0&quot;;&quot;00&quot;;[$hex.H2])))" office:value-type="string" office:string-value="\x00" calcext:value-type="string">
            <text:p>\x00</text:p>
          </table:table-cell>
          <table:table-cell table:formula="of:=LOWER(CONCATENATE(&quot;\x&quot;;IF([$hex.I2]=&quot;0&quot;;&quot;00&quot;;[$hex.I2])))" office:value-type="string" office:string-value="\x00" calcext:value-type="string">
            <text:p>\x00</text:p>
          </table:table-cell>
          <table:table-cell table:formula="of:=LOWER(CONCATENATE(&quot;\x&quot;;IF([$hex.J2]=&quot;0&quot;;&quot;00&quot;;[$hex.J2])))" office:value-type="string" office:string-value="\x00" calcext:value-type="string">
            <text:p>\x00</text:p>
          </table:table-cell>
          <table:table-cell table:formula="of:=LOWER(CONCATENATE(&quot;\x&quot;;IF([$hex.K2]=&quot;0&quot;;&quot;00&quot;;[$hex.K2])))" office:value-type="string" office:string-value="\x00" calcext:value-type="string">
            <text:p>\x00</text:p>
          </table:table-cell>
          <table:table-cell table:formula="of:=LOWER(CONCATENATE(&quot;\x&quot;;IF([$hex.L2]=&quot;0&quot;;&quot;00&quot;;[$hex.L2])))" office:value-type="string" office:string-value="\x00" calcext:value-type="string">
            <text:p>\x00</text:p>
          </table:table-cell>
          <table:table-cell table:formula="of:=LOWER(CONCATENATE(&quot;\x&quot;;IF([$hex.M2]=&quot;0&quot;;&quot;00&quot;;[$hex.M2])))" office:value-type="string" office:string-value="\x00" calcext:value-type="string">
            <text:p>\x00</text:p>
          </table:table-cell>
          <table:table-cell table:formula="of:=LOWER(CONCATENATE(&quot;\x&quot;;IF([$hex.N2]=&quot;0&quot;;&quot;00&quot;;[$hex.N2])))" office:value-type="string" office:string-value="\x00" calcext:value-type="string">
            <text:p>\x00</text:p>
          </table:table-cell>
          <table:table-cell table:formula="of:=LOWER(CONCATENATE(&quot;\x&quot;;IF([$hex.O2]=&quot;0&quot;;&quot;00&quot;;[$hex.O2])))" office:value-type="string" office:string-value="\x00" calcext:value-type="string">
            <text:p>\x00</text:p>
          </table:table-cell>
          <table:table-cell table:formula="of:=LOWER(CONCATENATE(&quot;\x&quot;;IF([$hex.P2]=&quot;0&quot;;&quot;00&quot;;[$hex.P2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3]=&quot;0&quot;;&quot;00&quot;;[$hex.A3])))" office:value-type="string" office:string-value="\x00" calcext:value-type="string">
            <text:p>\x00</text:p>
          </table:table-cell>
          <table:table-cell table:formula="of:=LOWER(CONCATENATE(&quot;\x&quot;;IF([$hex.B3]=&quot;0&quot;;&quot;00&quot;;[$hex.B3])))" office:value-type="string" office:string-value="\x60" calcext:value-type="string">
            <text:p>\x60</text:p>
          </table:table-cell>
          <table:table-cell table:formula="of:=LOWER(CONCATENATE(&quot;\x&quot;;IF([$hex.C3]=&quot;0&quot;;&quot;00&quot;;[$hex.C3])))" office:value-type="string" office:string-value="\x00" calcext:value-type="string">
            <text:p>\x00</text:p>
          </table:table-cell>
          <table:table-cell table:formula="of:=LOWER(CONCATENATE(&quot;\x&quot;;IF([$hex.D3]=&quot;0&quot;;&quot;00&quot;;[$hex.D3])))" office:value-type="string" office:string-value="\x00" calcext:value-type="string">
            <text:p>\x00</text:p>
          </table:table-cell>
          <table:table-cell table:formula="of:=LOWER(CONCATENATE(&quot;\x&quot;;IF([$hex.E3]=&quot;0&quot;;&quot;00&quot;;[$hex.E3])))" office:value-type="string" office:string-value="\x00" calcext:value-type="string">
            <text:p>\x00</text:p>
          </table:table-cell>
          <table:table-cell table:formula="of:=LOWER(CONCATENATE(&quot;\x&quot;;IF([$hex.F3]=&quot;0&quot;;&quot;00&quot;;[$hex.F3])))" office:value-type="string" office:string-value="\x00" calcext:value-type="string">
            <text:p>\x00</text:p>
          </table:table-cell>
          <table:table-cell table:formula="of:=LOWER(CONCATENATE(&quot;\x&quot;;IF([$hex.G3]=&quot;0&quot;;&quot;00&quot;;[$hex.G3])))" office:value-type="string" office:string-value="\x00" calcext:value-type="string">
            <text:p>\x00</text:p>
          </table:table-cell>
          <table:table-cell table:formula="of:=LOWER(CONCATENATE(&quot;\x&quot;;IF([$hex.H3]=&quot;0&quot;;&quot;00&quot;;[$hex.H3])))" office:value-type="string" office:string-value="\x00" calcext:value-type="string">
            <text:p>\x00</text:p>
          </table:table-cell>
          <table:table-cell table:formula="of:=LOWER(CONCATENATE(&quot;\x&quot;;IF([$hex.I3]=&quot;0&quot;;&quot;00&quot;;[$hex.I3])))" office:value-type="string" office:string-value="\x00" calcext:value-type="string">
            <text:p>\x00</text:p>
          </table:table-cell>
          <table:table-cell table:formula="of:=LOWER(CONCATENATE(&quot;\x&quot;;IF([$hex.J3]=&quot;0&quot;;&quot;00&quot;;[$hex.J3])))" office:value-type="string" office:string-value="\x00" calcext:value-type="string">
            <text:p>\x00</text:p>
          </table:table-cell>
          <table:table-cell table:formula="of:=LOWER(CONCATENATE(&quot;\x&quot;;IF([$hex.K3]=&quot;0&quot;;&quot;00&quot;;[$hex.K3])))" office:value-type="string" office:string-value="\x00" calcext:value-type="string">
            <text:p>\x00</text:p>
          </table:table-cell>
          <table:table-cell table:formula="of:=LOWER(CONCATENATE(&quot;\x&quot;;IF([$hex.L3]=&quot;0&quot;;&quot;00&quot;;[$hex.L3])))" office:value-type="string" office:string-value="\x00" calcext:value-type="string">
            <text:p>\x00</text:p>
          </table:table-cell>
          <table:table-cell table:formula="of:=LOWER(CONCATENATE(&quot;\x&quot;;IF([$hex.M3]=&quot;0&quot;;&quot;00&quot;;[$hex.M3])))" office:value-type="string" office:string-value="\x00" calcext:value-type="string">
            <text:p>\x00</text:p>
          </table:table-cell>
          <table:table-cell table:formula="of:=LOWER(CONCATENATE(&quot;\x&quot;;IF([$hex.N3]=&quot;0&quot;;&quot;00&quot;;[$hex.N3])))" office:value-type="string" office:string-value="\x00" calcext:value-type="string">
            <text:p>\x00</text:p>
          </table:table-cell>
          <table:table-cell table:formula="of:=LOWER(CONCATENATE(&quot;\x&quot;;IF([$hex.O3]=&quot;0&quot;;&quot;00&quot;;[$hex.O3])))" office:value-type="string" office:string-value="\x00" calcext:value-type="string">
            <text:p>\x00</text:p>
          </table:table-cell>
          <table:table-cell table:formula="of:=LOWER(CONCATENATE(&quot;\x&quot;;IF([$hex.P3]=&quot;0&quot;;&quot;00&quot;;[$hex.P3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4]=&quot;0&quot;;&quot;00&quot;;[$hex.A4])))" office:value-type="string" office:string-value="\x3" calcext:value-type="string">
            <text:p>\x3</text:p>
          </table:table-cell>
          <table:table-cell table:formula="of:=LOWER(CONCATENATE(&quot;\x&quot;;IF([$hex.B4]=&quot;0&quot;;&quot;00&quot;;[$hex.B4])))" office:value-type="string" office:string-value="\x60" calcext:value-type="string">
            <text:p>\x60</text:p>
          </table:table-cell>
          <table:table-cell table:formula="of:=LOWER(CONCATENATE(&quot;\x&quot;;IF([$hex.C4]=&quot;0&quot;;&quot;00&quot;;[$hex.C4])))" office:value-type="string" office:string-value="\x00" calcext:value-type="string">
            <text:p>\x00</text:p>
          </table:table-cell>
          <table:table-cell table:formula="of:=LOWER(CONCATENATE(&quot;\x&quot;;IF([$hex.D4]=&quot;0&quot;;&quot;00&quot;;[$hex.D4])))" office:value-type="string" office:string-value="\x00" calcext:value-type="string">
            <text:p>\x00</text:p>
          </table:table-cell>
          <table:table-cell table:formula="of:=LOWER(CONCATENATE(&quot;\x&quot;;IF([$hex.E4]=&quot;0&quot;;&quot;00&quot;;[$hex.E4])))" office:value-type="string" office:string-value="\x00" calcext:value-type="string">
            <text:p>\x00</text:p>
          </table:table-cell>
          <table:table-cell table:formula="of:=LOWER(CONCATENATE(&quot;\x&quot;;IF([$hex.F4]=&quot;0&quot;;&quot;00&quot;;[$hex.F4])))" office:value-type="string" office:string-value="\x00" calcext:value-type="string">
            <text:p>\x00</text:p>
          </table:table-cell>
          <table:table-cell table:formula="of:=LOWER(CONCATENATE(&quot;\x&quot;;IF([$hex.G4]=&quot;0&quot;;&quot;00&quot;;[$hex.G4])))" office:value-type="string" office:string-value="\x00" calcext:value-type="string">
            <text:p>\x00</text:p>
          </table:table-cell>
          <table:table-cell table:formula="of:=LOWER(CONCATENATE(&quot;\x&quot;;IF([$hex.H4]=&quot;0&quot;;&quot;00&quot;;[$hex.H4])))" office:value-type="string" office:string-value="\x00" calcext:value-type="string">
            <text:p>\x00</text:p>
          </table:table-cell>
          <table:table-cell table:formula="of:=LOWER(CONCATENATE(&quot;\x&quot;;IF([$hex.I4]=&quot;0&quot;;&quot;00&quot;;[$hex.I4])))" office:value-type="string" office:string-value="\x00" calcext:value-type="string">
            <text:p>\x00</text:p>
          </table:table-cell>
          <table:table-cell table:formula="of:=LOWER(CONCATENATE(&quot;\x&quot;;IF([$hex.J4]=&quot;0&quot;;&quot;00&quot;;[$hex.J4])))" office:value-type="string" office:string-value="\x00" calcext:value-type="string">
            <text:p>\x00</text:p>
          </table:table-cell>
          <table:table-cell table:formula="of:=LOWER(CONCATENATE(&quot;\x&quot;;IF([$hex.K4]=&quot;0&quot;;&quot;00&quot;;[$hex.K4])))" office:value-type="string" office:string-value="\x00" calcext:value-type="string">
            <text:p>\x00</text:p>
          </table:table-cell>
          <table:table-cell table:formula="of:=LOWER(CONCATENATE(&quot;\x&quot;;IF([$hex.L4]=&quot;0&quot;;&quot;00&quot;;[$hex.L4])))" office:value-type="string" office:string-value="\x00" calcext:value-type="string">
            <text:p>\x00</text:p>
          </table:table-cell>
          <table:table-cell table:formula="of:=LOWER(CONCATENATE(&quot;\x&quot;;IF([$hex.M4]=&quot;0&quot;;&quot;00&quot;;[$hex.M4])))" office:value-type="string" office:string-value="\x00" calcext:value-type="string">
            <text:p>\x00</text:p>
          </table:table-cell>
          <table:table-cell table:formula="of:=LOWER(CONCATENATE(&quot;\x&quot;;IF([$hex.N4]=&quot;0&quot;;&quot;00&quot;;[$hex.N4])))" office:value-type="string" office:string-value="\x00" calcext:value-type="string">
            <text:p>\x00</text:p>
          </table:table-cell>
          <table:table-cell table:formula="of:=LOWER(CONCATENATE(&quot;\x&quot;;IF([$hex.O4]=&quot;0&quot;;&quot;00&quot;;[$hex.O4])))" office:value-type="string" office:string-value="\x00" calcext:value-type="string">
            <text:p>\x00</text:p>
          </table:table-cell>
          <table:table-cell table:formula="of:=LOWER(CONCATENATE(&quot;\x&quot;;IF([$hex.P4]=&quot;0&quot;;&quot;00&quot;;[$hex.P4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5]=&quot;0&quot;;&quot;00&quot;;[$hex.A5])))" office:value-type="string" office:string-value="\x1b" calcext:value-type="string">
            <text:p>\x1b</text:p>
          </table:table-cell>
          <table:table-cell table:formula="of:=LOWER(CONCATENATE(&quot;\x&quot;;IF([$hex.B5]=&quot;0&quot;;&quot;00&quot;;[$hex.B5])))" office:value-type="string" office:string-value="\x60" calcext:value-type="string">
            <text:p>\x60</text:p>
          </table:table-cell>
          <table:table-cell table:formula="of:=LOWER(CONCATENATE(&quot;\x&quot;;IF([$hex.C5]=&quot;0&quot;;&quot;00&quot;;[$hex.C5])))" office:value-type="string" office:string-value="\x00" calcext:value-type="string">
            <text:p>\x00</text:p>
          </table:table-cell>
          <table:table-cell table:formula="of:=LOWER(CONCATENATE(&quot;\x&quot;;IF([$hex.D5]=&quot;0&quot;;&quot;00&quot;;[$hex.D5])))" office:value-type="string" office:string-value="\x00" calcext:value-type="string">
            <text:p>\x00</text:p>
          </table:table-cell>
          <table:table-cell table:formula="of:=LOWER(CONCATENATE(&quot;\x&quot;;IF([$hex.E5]=&quot;0&quot;;&quot;00&quot;;[$hex.E5])))" office:value-type="string" office:string-value="\x00" calcext:value-type="string">
            <text:p>\x00</text:p>
          </table:table-cell>
          <table:table-cell table:formula="of:=LOWER(CONCATENATE(&quot;\x&quot;;IF([$hex.F5]=&quot;0&quot;;&quot;00&quot;;[$hex.F5])))" office:value-type="string" office:string-value="\x00" calcext:value-type="string">
            <text:p>\x00</text:p>
          </table:table-cell>
          <table:table-cell table:formula="of:=LOWER(CONCATENATE(&quot;\x&quot;;IF([$hex.G5]=&quot;0&quot;;&quot;00&quot;;[$hex.G5])))" office:value-type="string" office:string-value="\x00" calcext:value-type="string">
            <text:p>\x00</text:p>
          </table:table-cell>
          <table:table-cell table:formula="of:=LOWER(CONCATENATE(&quot;\x&quot;;IF([$hex.H5]=&quot;0&quot;;&quot;00&quot;;[$hex.H5])))" office:value-type="string" office:string-value="\x00" calcext:value-type="string">
            <text:p>\x00</text:p>
          </table:table-cell>
          <table:table-cell table:formula="of:=LOWER(CONCATENATE(&quot;\x&quot;;IF([$hex.I5]=&quot;0&quot;;&quot;00&quot;;[$hex.I5])))" office:value-type="string" office:string-value="\x00" calcext:value-type="string">
            <text:p>\x00</text:p>
          </table:table-cell>
          <table:table-cell table:formula="of:=LOWER(CONCATENATE(&quot;\x&quot;;IF([$hex.J5]=&quot;0&quot;;&quot;00&quot;;[$hex.J5])))" office:value-type="string" office:string-value="\x00" calcext:value-type="string">
            <text:p>\x00</text:p>
          </table:table-cell>
          <table:table-cell table:formula="of:=LOWER(CONCATENATE(&quot;\x&quot;;IF([$hex.K5]=&quot;0&quot;;&quot;00&quot;;[$hex.K5])))" office:value-type="string" office:string-value="\x00" calcext:value-type="string">
            <text:p>\x00</text:p>
          </table:table-cell>
          <table:table-cell table:formula="of:=LOWER(CONCATENATE(&quot;\x&quot;;IF([$hex.L5]=&quot;0&quot;;&quot;00&quot;;[$hex.L5])))" office:value-type="string" office:string-value="\x00" calcext:value-type="string">
            <text:p>\x00</text:p>
          </table:table-cell>
          <table:table-cell table:formula="of:=LOWER(CONCATENATE(&quot;\x&quot;;IF([$hex.M5]=&quot;0&quot;;&quot;00&quot;;[$hex.M5])))" office:value-type="string" office:string-value="\x00" calcext:value-type="string">
            <text:p>\x00</text:p>
          </table:table-cell>
          <table:table-cell table:formula="of:=LOWER(CONCATENATE(&quot;\x&quot;;IF([$hex.N5]=&quot;0&quot;;&quot;00&quot;;[$hex.N5])))" office:value-type="string" office:string-value="\x00" calcext:value-type="string">
            <text:p>\x00</text:p>
          </table:table-cell>
          <table:table-cell table:formula="of:=LOWER(CONCATENATE(&quot;\x&quot;;IF([$hex.O5]=&quot;0&quot;;&quot;00&quot;;[$hex.O5])))" office:value-type="string" office:string-value="\x00" calcext:value-type="string">
            <text:p>\x00</text:p>
          </table:table-cell>
          <table:table-cell table:formula="of:=LOWER(CONCATENATE(&quot;\x&quot;;IF([$hex.P5]=&quot;0&quot;;&quot;00&quot;;[$hex.P5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6]=&quot;0&quot;;&quot;00&quot;;[$hex.A6])))" office:value-type="string" office:string-value="\x1b" calcext:value-type="string">
            <text:p>\x1b</text:p>
          </table:table-cell>
          <table:table-cell table:formula="of:=LOWER(CONCATENATE(&quot;\x&quot;;IF([$hex.B6]=&quot;0&quot;;&quot;00&quot;;[$hex.B6])))" office:value-type="string" office:string-value="\x60" calcext:value-type="string">
            <text:p>\x60</text:p>
          </table:table-cell>
          <table:table-cell table:formula="of:=LOWER(CONCATENATE(&quot;\x&quot;;IF([$hex.C6]=&quot;0&quot;;&quot;00&quot;;[$hex.C6])))" office:value-type="string" office:string-value="\x00" calcext:value-type="string">
            <text:p>\x00</text:p>
          </table:table-cell>
          <table:table-cell table:formula="of:=LOWER(CONCATENATE(&quot;\x&quot;;IF([$hex.D6]=&quot;0&quot;;&quot;00&quot;;[$hex.D6])))" office:value-type="string" office:string-value="\x00" calcext:value-type="string">
            <text:p>\x00</text:p>
          </table:table-cell>
          <table:table-cell table:formula="of:=LOWER(CONCATENATE(&quot;\x&quot;;IF([$hex.E6]=&quot;0&quot;;&quot;00&quot;;[$hex.E6])))" office:value-type="string" office:string-value="\x00" calcext:value-type="string">
            <text:p>\x00</text:p>
          </table:table-cell>
          <table:table-cell table:formula="of:=LOWER(CONCATENATE(&quot;\x&quot;;IF([$hex.F6]=&quot;0&quot;;&quot;00&quot;;[$hex.F6])))" office:value-type="string" office:string-value="\x00" calcext:value-type="string">
            <text:p>\x00</text:p>
          </table:table-cell>
          <table:table-cell table:formula="of:=LOWER(CONCATENATE(&quot;\x&quot;;IF([$hex.G6]=&quot;0&quot;;&quot;00&quot;;[$hex.G6])))" office:value-type="string" office:string-value="\x00" calcext:value-type="string">
            <text:p>\x00</text:p>
          </table:table-cell>
          <table:table-cell table:formula="of:=LOWER(CONCATENATE(&quot;\x&quot;;IF([$hex.H6]=&quot;0&quot;;&quot;00&quot;;[$hex.H6])))" office:value-type="string" office:string-value="\x00" calcext:value-type="string">
            <text:p>\x00</text:p>
          </table:table-cell>
          <table:table-cell table:formula="of:=LOWER(CONCATENATE(&quot;\x&quot;;IF([$hex.I6]=&quot;0&quot;;&quot;00&quot;;[$hex.I6])))" office:value-type="string" office:string-value="\x00" calcext:value-type="string">
            <text:p>\x00</text:p>
          </table:table-cell>
          <table:table-cell table:formula="of:=LOWER(CONCATENATE(&quot;\x&quot;;IF([$hex.J6]=&quot;0&quot;;&quot;00&quot;;[$hex.J6])))" office:value-type="string" office:string-value="\x00" calcext:value-type="string">
            <text:p>\x00</text:p>
          </table:table-cell>
          <table:table-cell table:formula="of:=LOWER(CONCATENATE(&quot;\x&quot;;IF([$hex.K6]=&quot;0&quot;;&quot;00&quot;;[$hex.K6])))" office:value-type="string" office:string-value="\x00" calcext:value-type="string">
            <text:p>\x00</text:p>
          </table:table-cell>
          <table:table-cell table:formula="of:=LOWER(CONCATENATE(&quot;\x&quot;;IF([$hex.L6]=&quot;0&quot;;&quot;00&quot;;[$hex.L6])))" office:value-type="string" office:string-value="\x00" calcext:value-type="string">
            <text:p>\x00</text:p>
          </table:table-cell>
          <table:table-cell table:formula="of:=LOWER(CONCATENATE(&quot;\x&quot;;IF([$hex.M6]=&quot;0&quot;;&quot;00&quot;;[$hex.M6])))" office:value-type="string" office:string-value="\x00" calcext:value-type="string">
            <text:p>\x00</text:p>
          </table:table-cell>
          <table:table-cell table:formula="of:=LOWER(CONCATENATE(&quot;\x&quot;;IF([$hex.N6]=&quot;0&quot;;&quot;00&quot;;[$hex.N6])))" office:value-type="string" office:string-value="\x00" calcext:value-type="string">
            <text:p>\x00</text:p>
          </table:table-cell>
          <table:table-cell table:formula="of:=LOWER(CONCATENATE(&quot;\x&quot;;IF([$hex.O6]=&quot;0&quot;;&quot;00&quot;;[$hex.O6])))" office:value-type="string" office:string-value="\x00" calcext:value-type="string">
            <text:p>\x00</text:p>
          </table:table-cell>
          <table:table-cell table:formula="of:=LOWER(CONCATENATE(&quot;\x&quot;;IF([$hex.P6]=&quot;0&quot;;&quot;00&quot;;[$hex.P6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7]=&quot;0&quot;;&quot;00&quot;;[$hex.A7])))" office:value-type="string" office:string-value="\x1b" calcext:value-type="string">
            <text:p>\x1b</text:p>
          </table:table-cell>
          <table:table-cell table:formula="of:=LOWER(CONCATENATE(&quot;\x&quot;;IF([$hex.B7]=&quot;0&quot;;&quot;00&quot;;[$hex.B7])))" office:value-type="string" office:string-value="\x60" calcext:value-type="string">
            <text:p>\x60</text:p>
          </table:table-cell>
          <table:table-cell table:formula="of:=LOWER(CONCATENATE(&quot;\x&quot;;IF([$hex.C7]=&quot;0&quot;;&quot;00&quot;;[$hex.C7])))" office:value-type="string" office:string-value="\x00" calcext:value-type="string">
            <text:p>\x00</text:p>
          </table:table-cell>
          <table:table-cell table:formula="of:=LOWER(CONCATENATE(&quot;\x&quot;;IF([$hex.D7]=&quot;0&quot;;&quot;00&quot;;[$hex.D7])))" office:value-type="string" office:string-value="\x00" calcext:value-type="string">
            <text:p>\x00</text:p>
          </table:table-cell>
          <table:table-cell table:formula="of:=LOWER(CONCATENATE(&quot;\x&quot;;IF([$hex.E7]=&quot;0&quot;;&quot;00&quot;;[$hex.E7])))" office:value-type="string" office:string-value="\x00" calcext:value-type="string">
            <text:p>\x00</text:p>
          </table:table-cell>
          <table:table-cell table:formula="of:=LOWER(CONCATENATE(&quot;\x&quot;;IF([$hex.F7]=&quot;0&quot;;&quot;00&quot;;[$hex.F7])))" office:value-type="string" office:string-value="\x00" calcext:value-type="string">
            <text:p>\x00</text:p>
          </table:table-cell>
          <table:table-cell table:formula="of:=LOWER(CONCATENATE(&quot;\x&quot;;IF([$hex.G7]=&quot;0&quot;;&quot;00&quot;;[$hex.G7])))" office:value-type="string" office:string-value="\x00" calcext:value-type="string">
            <text:p>\x00</text:p>
          </table:table-cell>
          <table:table-cell table:formula="of:=LOWER(CONCATENATE(&quot;\x&quot;;IF([$hex.H7]=&quot;0&quot;;&quot;00&quot;;[$hex.H7])))" office:value-type="string" office:string-value="\x00" calcext:value-type="string">
            <text:p>\x00</text:p>
          </table:table-cell>
          <table:table-cell table:formula="of:=LOWER(CONCATENATE(&quot;\x&quot;;IF([$hex.I7]=&quot;0&quot;;&quot;00&quot;;[$hex.I7])))" office:value-type="string" office:string-value="\x00" calcext:value-type="string">
            <text:p>\x00</text:p>
          </table:table-cell>
          <table:table-cell table:formula="of:=LOWER(CONCATENATE(&quot;\x&quot;;IF([$hex.J7]=&quot;0&quot;;&quot;00&quot;;[$hex.J7])))" office:value-type="string" office:string-value="\x00" calcext:value-type="string">
            <text:p>\x00</text:p>
          </table:table-cell>
          <table:table-cell table:formula="of:=LOWER(CONCATENATE(&quot;\x&quot;;IF([$hex.K7]=&quot;0&quot;;&quot;00&quot;;[$hex.K7])))" office:value-type="string" office:string-value="\x00" calcext:value-type="string">
            <text:p>\x00</text:p>
          </table:table-cell>
          <table:table-cell table:formula="of:=LOWER(CONCATENATE(&quot;\x&quot;;IF([$hex.L7]=&quot;0&quot;;&quot;00&quot;;[$hex.L7])))" office:value-type="string" office:string-value="\x00" calcext:value-type="string">
            <text:p>\x00</text:p>
          </table:table-cell>
          <table:table-cell table:formula="of:=LOWER(CONCATENATE(&quot;\x&quot;;IF([$hex.M7]=&quot;0&quot;;&quot;00&quot;;[$hex.M7])))" office:value-type="string" office:string-value="\x00" calcext:value-type="string">
            <text:p>\x00</text:p>
          </table:table-cell>
          <table:table-cell table:formula="of:=LOWER(CONCATENATE(&quot;\x&quot;;IF([$hex.N7]=&quot;0&quot;;&quot;00&quot;;[$hex.N7])))" office:value-type="string" office:string-value="\x00" calcext:value-type="string">
            <text:p>\x00</text:p>
          </table:table-cell>
          <table:table-cell table:formula="of:=LOWER(CONCATENATE(&quot;\x&quot;;IF([$hex.O7]=&quot;0&quot;;&quot;00&quot;;[$hex.O7])))" office:value-type="string" office:string-value="\x00" calcext:value-type="string">
            <text:p>\x00</text:p>
          </table:table-cell>
          <table:table-cell table:formula="of:=LOWER(CONCATENATE(&quot;\x&quot;;IF([$hex.P7]=&quot;0&quot;;&quot;00&quot;;[$hex.P7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8]=&quot;0&quot;;&quot;00&quot;;[$hex.A8])))" office:value-type="string" office:string-value="\x1b" calcext:value-type="string">
            <text:p>\x1b</text:p>
          </table:table-cell>
          <table:table-cell table:formula="of:=LOWER(CONCATENATE(&quot;\x&quot;;IF([$hex.B8]=&quot;0&quot;;&quot;00&quot;;[$hex.B8])))" office:value-type="string" office:string-value="\x60" calcext:value-type="string">
            <text:p>\x60</text:p>
          </table:table-cell>
          <table:table-cell table:formula="of:=LOWER(CONCATENATE(&quot;\x&quot;;IF([$hex.C8]=&quot;0&quot;;&quot;00&quot;;[$hex.C8])))" office:value-type="string" office:string-value="\x00" calcext:value-type="string">
            <text:p>\x00</text:p>
          </table:table-cell>
          <table:table-cell table:formula="of:=LOWER(CONCATENATE(&quot;\x&quot;;IF([$hex.D8]=&quot;0&quot;;&quot;00&quot;;[$hex.D8])))" office:value-type="string" office:string-value="\x00" calcext:value-type="string">
            <text:p>\x00</text:p>
          </table:table-cell>
          <table:table-cell table:formula="of:=LOWER(CONCATENATE(&quot;\x&quot;;IF([$hex.E8]=&quot;0&quot;;&quot;00&quot;;[$hex.E8])))" office:value-type="string" office:string-value="\x00" calcext:value-type="string">
            <text:p>\x00</text:p>
          </table:table-cell>
          <table:table-cell table:formula="of:=LOWER(CONCATENATE(&quot;\x&quot;;IF([$hex.F8]=&quot;0&quot;;&quot;00&quot;;[$hex.F8])))" office:value-type="string" office:string-value="\x00" calcext:value-type="string">
            <text:p>\x00</text:p>
          </table:table-cell>
          <table:table-cell table:formula="of:=LOWER(CONCATENATE(&quot;\x&quot;;IF([$hex.G8]=&quot;0&quot;;&quot;00&quot;;[$hex.G8])))" office:value-type="string" office:string-value="\x00" calcext:value-type="string">
            <text:p>\x00</text:p>
          </table:table-cell>
          <table:table-cell table:formula="of:=LOWER(CONCATENATE(&quot;\x&quot;;IF([$hex.H8]=&quot;0&quot;;&quot;00&quot;;[$hex.H8])))" office:value-type="string" office:string-value="\x00" calcext:value-type="string">
            <text:p>\x00</text:p>
          </table:table-cell>
          <table:table-cell table:formula="of:=LOWER(CONCATENATE(&quot;\x&quot;;IF([$hex.I8]=&quot;0&quot;;&quot;00&quot;;[$hex.I8])))" office:value-type="string" office:string-value="\x00" calcext:value-type="string">
            <text:p>\x00</text:p>
          </table:table-cell>
          <table:table-cell table:formula="of:=LOWER(CONCATENATE(&quot;\x&quot;;IF([$hex.J8]=&quot;0&quot;;&quot;00&quot;;[$hex.J8])))" office:value-type="string" office:string-value="\x00" calcext:value-type="string">
            <text:p>\x00</text:p>
          </table:table-cell>
          <table:table-cell table:formula="of:=LOWER(CONCATENATE(&quot;\x&quot;;IF([$hex.K8]=&quot;0&quot;;&quot;00&quot;;[$hex.K8])))" office:value-type="string" office:string-value="\x00" calcext:value-type="string">
            <text:p>\x00</text:p>
          </table:table-cell>
          <table:table-cell table:formula="of:=LOWER(CONCATENATE(&quot;\x&quot;;IF([$hex.L8]=&quot;0&quot;;&quot;00&quot;;[$hex.L8])))" office:value-type="string" office:string-value="\x00" calcext:value-type="string">
            <text:p>\x00</text:p>
          </table:table-cell>
          <table:table-cell table:formula="of:=LOWER(CONCATENATE(&quot;\x&quot;;IF([$hex.M8]=&quot;0&quot;;&quot;00&quot;;[$hex.M8])))" office:value-type="string" office:string-value="\x00" calcext:value-type="string">
            <text:p>\x00</text:p>
          </table:table-cell>
          <table:table-cell table:formula="of:=LOWER(CONCATENATE(&quot;\x&quot;;IF([$hex.N8]=&quot;0&quot;;&quot;00&quot;;[$hex.N8])))" office:value-type="string" office:string-value="\x00" calcext:value-type="string">
            <text:p>\x00</text:p>
          </table:table-cell>
          <table:table-cell table:formula="of:=LOWER(CONCATENATE(&quot;\x&quot;;IF([$hex.O8]=&quot;0&quot;;&quot;00&quot;;[$hex.O8])))" office:value-type="string" office:string-value="\x00" calcext:value-type="string">
            <text:p>\x00</text:p>
          </table:table-cell>
          <table:table-cell table:formula="of:=LOWER(CONCATENATE(&quot;\x&quot;;IF([$hex.P8]=&quot;0&quot;;&quot;00&quot;;[$hex.P8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9]=&quot;0&quot;;&quot;00&quot;;[$hex.A9])))" office:value-type="string" office:string-value="\x00" calcext:value-type="string">
            <text:p>\x00</text:p>
          </table:table-cell>
          <table:table-cell table:formula="of:=LOWER(CONCATENATE(&quot;\x&quot;;IF([$hex.B9]=&quot;0&quot;;&quot;00&quot;;[$hex.B9])))" office:value-type="string" office:string-value="\x00" calcext:value-type="string">
            <text:p>\x00</text:p>
          </table:table-cell>
          <table:table-cell table:formula="of:=LOWER(CONCATENATE(&quot;\x&quot;;IF([$hex.C9]=&quot;0&quot;;&quot;00&quot;;[$hex.C9])))" office:value-type="string" office:string-value="\x00" calcext:value-type="string">
            <text:p>\x00</text:p>
          </table:table-cell>
          <table:table-cell table:formula="of:=LOWER(CONCATENATE(&quot;\x&quot;;IF([$hex.D9]=&quot;0&quot;;&quot;00&quot;;[$hex.D9])))" office:value-type="string" office:string-value="\x00" calcext:value-type="string">
            <text:p>\x00</text:p>
          </table:table-cell>
          <table:table-cell table:formula="of:=LOWER(CONCATENATE(&quot;\x&quot;;IF([$hex.E9]=&quot;0&quot;;&quot;00&quot;;[$hex.E9])))" office:value-type="string" office:string-value="\x00" calcext:value-type="string">
            <text:p>\x00</text:p>
          </table:table-cell>
          <table:table-cell table:formula="of:=LOWER(CONCATENATE(&quot;\x&quot;;IF([$hex.F9]=&quot;0&quot;;&quot;00&quot;;[$hex.F9])))" office:value-type="string" office:string-value="\x00" calcext:value-type="string">
            <text:p>\x00</text:p>
          </table:table-cell>
          <table:table-cell table:formula="of:=LOWER(CONCATENATE(&quot;\x&quot;;IF([$hex.G9]=&quot;0&quot;;&quot;00&quot;;[$hex.G9])))" office:value-type="string" office:string-value="\x00" calcext:value-type="string">
            <text:p>\x00</text:p>
          </table:table-cell>
          <table:table-cell table:formula="of:=LOWER(CONCATENATE(&quot;\x&quot;;IF([$hex.H9]=&quot;0&quot;;&quot;00&quot;;[$hex.H9])))" office:value-type="string" office:string-value="\x00" calcext:value-type="string">
            <text:p>\x00</text:p>
          </table:table-cell>
          <table:table-cell table:formula="of:=LOWER(CONCATENATE(&quot;\x&quot;;IF([$hex.I9]=&quot;0&quot;;&quot;00&quot;;[$hex.I9])))" office:value-type="string" office:string-value="\x00" calcext:value-type="string">
            <text:p>\x00</text:p>
          </table:table-cell>
          <table:table-cell table:formula="of:=LOWER(CONCATENATE(&quot;\x&quot;;IF([$hex.J9]=&quot;0&quot;;&quot;00&quot;;[$hex.J9])))" office:value-type="string" office:string-value="\x00" calcext:value-type="string">
            <text:p>\x00</text:p>
          </table:table-cell>
          <table:table-cell table:formula="of:=LOWER(CONCATENATE(&quot;\x&quot;;IF([$hex.K9]=&quot;0&quot;;&quot;00&quot;;[$hex.K9])))" office:value-type="string" office:string-value="\x00" calcext:value-type="string">
            <text:p>\x00</text:p>
          </table:table-cell>
          <table:table-cell table:formula="of:=LOWER(CONCATENATE(&quot;\x&quot;;IF([$hex.L9]=&quot;0&quot;;&quot;00&quot;;[$hex.L9])))" office:value-type="string" office:string-value="\x00" calcext:value-type="string">
            <text:p>\x00</text:p>
          </table:table-cell>
          <table:table-cell table:formula="of:=LOWER(CONCATENATE(&quot;\x&quot;;IF([$hex.M9]=&quot;0&quot;;&quot;00&quot;;[$hex.M9])))" office:value-type="string" office:string-value="\x00" calcext:value-type="string">
            <text:p>\x00</text:p>
          </table:table-cell>
          <table:table-cell table:formula="of:=LOWER(CONCATENATE(&quot;\x&quot;;IF([$hex.N9]=&quot;0&quot;;&quot;00&quot;;[$hex.N9])))" office:value-type="string" office:string-value="\x00" calcext:value-type="string">
            <text:p>\x00</text:p>
          </table:table-cell>
          <table:table-cell table:formula="of:=LOWER(CONCATENATE(&quot;\x&quot;;IF([$hex.O9]=&quot;0&quot;;&quot;00&quot;;[$hex.O9])))" office:value-type="string" office:string-value="\x00" calcext:value-type="string">
            <text:p>\x00</text:p>
          </table:table-cell>
          <table:table-cell table:formula="of:=LOWER(CONCATENATE(&quot;\x&quot;;IF([$hex.P9]=&quot;0&quot;;&quot;00&quot;;[$hex.P9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10]=&quot;0&quot;;&quot;00&quot;;[$hex.A10])))" office:value-type="string" office:string-value="\xff" calcext:value-type="string">
            <text:p>\xff</text:p>
          </table:table-cell>
          <table:table-cell table:formula="of:=LOWER(CONCATENATE(&quot;\x&quot;;IF([$hex.B10]=&quot;0&quot;;&quot;00&quot;;[$hex.B10])))" office:value-type="string" office:string-value="\xff" calcext:value-type="string">
            <text:p>\xff</text:p>
          </table:table-cell>
          <table:table-cell table:formula="of:=LOWER(CONCATENATE(&quot;\x&quot;;IF([$hex.C10]=&quot;0&quot;;&quot;00&quot;;[$hex.C10])))" office:value-type="string" office:string-value="\xff" calcext:value-type="string">
            <text:p>\xff</text:p>
          </table:table-cell>
          <table:table-cell table:formula="of:=LOWER(CONCATENATE(&quot;\x&quot;;IF([$hex.D10]=&quot;0&quot;;&quot;00&quot;;[$hex.D10])))" office:value-type="string" office:string-value="\xff" calcext:value-type="string">
            <text:p>\xff</text:p>
          </table:table-cell>
          <table:table-cell table:formula="of:=LOWER(CONCATENATE(&quot;\x&quot;;IF([$hex.E10]=&quot;0&quot;;&quot;00&quot;;[$hex.E10])))" office:value-type="string" office:string-value="\xff" calcext:value-type="string">
            <text:p>\xff</text:p>
          </table:table-cell>
          <table:table-cell table:formula="of:=LOWER(CONCATENATE(&quot;\x&quot;;IF([$hex.F10]=&quot;0&quot;;&quot;00&quot;;[$hex.F10])))" office:value-type="string" office:string-value="\xff" calcext:value-type="string">
            <text:p>\xff</text:p>
          </table:table-cell>
          <table:table-cell table:formula="of:=LOWER(CONCATENATE(&quot;\x&quot;;IF([$hex.G10]=&quot;0&quot;;&quot;00&quot;;[$hex.G10])))" office:value-type="string" office:string-value="\xff" calcext:value-type="string">
            <text:p>\xff</text:p>
          </table:table-cell>
          <table:table-cell table:formula="of:=LOWER(CONCATENATE(&quot;\x&quot;;IF([$hex.H10]=&quot;0&quot;;&quot;00&quot;;[$hex.H10])))" office:value-type="string" office:string-value="\xff" calcext:value-type="string">
            <text:p>\xff</text:p>
          </table:table-cell>
          <table:table-cell table:formula="of:=LOWER(CONCATENATE(&quot;\x&quot;;IF([$hex.I10]=&quot;0&quot;;&quot;00&quot;;[$hex.I10])))" office:value-type="string" office:string-value="\xff" calcext:value-type="string">
            <text:p>\xff</text:p>
          </table:table-cell>
          <table:table-cell table:formula="of:=LOWER(CONCATENATE(&quot;\x&quot;;IF([$hex.J10]=&quot;0&quot;;&quot;00&quot;;[$hex.J10])))" office:value-type="string" office:string-value="\xff" calcext:value-type="string">
            <text:p>\xff</text:p>
          </table:table-cell>
          <table:table-cell table:formula="of:=LOWER(CONCATENATE(&quot;\x&quot;;IF([$hex.K10]=&quot;0&quot;;&quot;00&quot;;[$hex.K10])))" office:value-type="string" office:string-value="\xff" calcext:value-type="string">
            <text:p>\xff</text:p>
          </table:table-cell>
          <table:table-cell table:formula="of:=LOWER(CONCATENATE(&quot;\x&quot;;IF([$hex.L10]=&quot;0&quot;;&quot;00&quot;;[$hex.L10])))" office:value-type="string" office:string-value="\xff" calcext:value-type="string">
            <text:p>\xff</text:p>
          </table:table-cell>
          <table:table-cell table:formula="of:=LOWER(CONCATENATE(&quot;\x&quot;;IF([$hex.M10]=&quot;0&quot;;&quot;00&quot;;[$hex.M10])))" office:value-type="string" office:string-value="\xff" calcext:value-type="string">
            <text:p>\xff</text:p>
          </table:table-cell>
          <table:table-cell table:formula="of:=LOWER(CONCATENATE(&quot;\x&quot;;IF([$hex.N10]=&quot;0&quot;;&quot;00&quot;;[$hex.N10])))" office:value-type="string" office:string-value="\xff" calcext:value-type="string">
            <text:p>\xff</text:p>
          </table:table-cell>
          <table:table-cell table:formula="of:=LOWER(CONCATENATE(&quot;\x&quot;;IF([$hex.O10]=&quot;0&quot;;&quot;00&quot;;[$hex.O10])))" office:value-type="string" office:string-value="\xff" calcext:value-type="string">
            <text:p>\xff</text:p>
          </table:table-cell>
          <table:table-cell table:formula="of:=LOWER(CONCATENATE(&quot;\x&quot;;IF([$hex.P10]=&quot;0&quot;;&quot;00&quot;;[$hex.P10])))" office:value-type="string" office:string-value="\xff" calcext:value-type="string">
            <text:p>\xff</text:p>
          </table:table-cell>
        </table:table-row>
        <table:table-row table:style-name="ro3">
          <table:table-cell table:formula="of:=LOWER(CONCATENATE(&quot;\x&quot;;IF([$hex.A11]=&quot;0&quot;;&quot;00&quot;;[$hex.A11])))" office:value-type="string" office:string-value="\xff" calcext:value-type="string">
            <text:p>\xff</text:p>
          </table:table-cell>
          <table:table-cell table:formula="of:=LOWER(CONCATENATE(&quot;\x&quot;;IF([$hex.B11]=&quot;0&quot;;&quot;00&quot;;[$hex.B11])))" office:value-type="string" office:string-value="\xff" calcext:value-type="string">
            <text:p>\xff</text:p>
          </table:table-cell>
          <table:table-cell table:formula="of:=LOWER(CONCATENATE(&quot;\x&quot;;IF([$hex.C11]=&quot;0&quot;;&quot;00&quot;;[$hex.C11])))" office:value-type="string" office:string-value="\xff" calcext:value-type="string">
            <text:p>\xff</text:p>
          </table:table-cell>
          <table:table-cell table:formula="of:=LOWER(CONCATENATE(&quot;\x&quot;;IF([$hex.D11]=&quot;0&quot;;&quot;00&quot;;[$hex.D11])))" office:value-type="string" office:string-value="\xff" calcext:value-type="string">
            <text:p>\xff</text:p>
          </table:table-cell>
          <table:table-cell table:formula="of:=LOWER(CONCATENATE(&quot;\x&quot;;IF([$hex.E11]=&quot;0&quot;;&quot;00&quot;;[$hex.E11])))" office:value-type="string" office:string-value="\xff" calcext:value-type="string">
            <text:p>\xff</text:p>
          </table:table-cell>
          <table:table-cell table:formula="of:=LOWER(CONCATENATE(&quot;\x&quot;;IF([$hex.F11]=&quot;0&quot;;&quot;00&quot;;[$hex.F11])))" office:value-type="string" office:string-value="\xff" calcext:value-type="string">
            <text:p>\xff</text:p>
          </table:table-cell>
          <table:table-cell table:formula="of:=LOWER(CONCATENATE(&quot;\x&quot;;IF([$hex.G11]=&quot;0&quot;;&quot;00&quot;;[$hex.G11])))" office:value-type="string" office:string-value="\xff" calcext:value-type="string">
            <text:p>\xff</text:p>
          </table:table-cell>
          <table:table-cell table:formula="of:=LOWER(CONCATENATE(&quot;\x&quot;;IF([$hex.H11]=&quot;0&quot;;&quot;00&quot;;[$hex.H11])))" office:value-type="string" office:string-value="\xff" calcext:value-type="string">
            <text:p>\xff</text:p>
          </table:table-cell>
          <table:table-cell table:formula="of:=LOWER(CONCATENATE(&quot;\x&quot;;IF([$hex.I11]=&quot;0&quot;;&quot;00&quot;;[$hex.I11])))" office:value-type="string" office:string-value="\xff" calcext:value-type="string">
            <text:p>\xff</text:p>
          </table:table-cell>
          <table:table-cell table:formula="of:=LOWER(CONCATENATE(&quot;\x&quot;;IF([$hex.J11]=&quot;0&quot;;&quot;00&quot;;[$hex.J11])))" office:value-type="string" office:string-value="\xff" calcext:value-type="string">
            <text:p>\xff</text:p>
          </table:table-cell>
          <table:table-cell table:formula="of:=LOWER(CONCATENATE(&quot;\x&quot;;IF([$hex.K11]=&quot;0&quot;;&quot;00&quot;;[$hex.K11])))" office:value-type="string" office:string-value="\xff" calcext:value-type="string">
            <text:p>\xff</text:p>
          </table:table-cell>
          <table:table-cell table:formula="of:=LOWER(CONCATENATE(&quot;\x&quot;;IF([$hex.L11]=&quot;0&quot;;&quot;00&quot;;[$hex.L11])))" office:value-type="string" office:string-value="\xff" calcext:value-type="string">
            <text:p>\xff</text:p>
          </table:table-cell>
          <table:table-cell table:formula="of:=LOWER(CONCATENATE(&quot;\x&quot;;IF([$hex.M11]=&quot;0&quot;;&quot;00&quot;;[$hex.M11])))" office:value-type="string" office:string-value="\xff" calcext:value-type="string">
            <text:p>\xff</text:p>
          </table:table-cell>
          <table:table-cell table:formula="of:=LOWER(CONCATENATE(&quot;\x&quot;;IF([$hex.N11]=&quot;0&quot;;&quot;00&quot;;[$hex.N11])))" office:value-type="string" office:string-value="\xff" calcext:value-type="string">
            <text:p>\xff</text:p>
          </table:table-cell>
          <table:table-cell table:formula="of:=LOWER(CONCATENATE(&quot;\x&quot;;IF([$hex.O11]=&quot;0&quot;;&quot;00&quot;;[$hex.O11])))" office:value-type="string" office:string-value="\xff" calcext:value-type="string">
            <text:p>\xff</text:p>
          </table:table-cell>
          <table:table-cell table:formula="of:=LOWER(CONCATENATE(&quot;\x&quot;;IF([$hex.P11]=&quot;0&quot;;&quot;00&quot;;[$hex.P11])))" office:value-type="string" office:string-value="\xff" calcext:value-type="string">
            <text:p>\xff</text:p>
          </table:table-cell>
        </table:table-row>
        <table:table-row table:style-name="ro3">
          <table:table-cell table:formula="of:=LOWER(CONCATENATE(&quot;\x&quot;;IF([$hex.A12]=&quot;0&quot;;&quot;00&quot;;[$hex.A12])))" office:value-type="string" office:string-value="\x00" calcext:value-type="string">
            <text:p>\x00</text:p>
          </table:table-cell>
          <table:table-cell table:formula="of:=LOWER(CONCATENATE(&quot;\x&quot;;IF([$hex.B12]=&quot;0&quot;;&quot;00&quot;;[$hex.B12])))" office:value-type="string" office:string-value="\x00" calcext:value-type="string">
            <text:p>\x00</text:p>
          </table:table-cell>
          <table:table-cell table:formula="of:=LOWER(CONCATENATE(&quot;\x&quot;;IF([$hex.C12]=&quot;0&quot;;&quot;00&quot;;[$hex.C12])))" office:value-type="string" office:string-value="\x00" calcext:value-type="string">
            <text:p>\x00</text:p>
          </table:table-cell>
          <table:table-cell table:formula="of:=LOWER(CONCATENATE(&quot;\x&quot;;IF([$hex.D12]=&quot;0&quot;;&quot;00&quot;;[$hex.D12])))" office:value-type="string" office:string-value="\x00" calcext:value-type="string">
            <text:p>\x00</text:p>
          </table:table-cell>
          <table:table-cell table:formula="of:=LOWER(CONCATENATE(&quot;\x&quot;;IF([$hex.E12]=&quot;0&quot;;&quot;00&quot;;[$hex.E12])))" office:value-type="string" office:string-value="\x00" calcext:value-type="string">
            <text:p>\x00</text:p>
          </table:table-cell>
          <table:table-cell table:formula="of:=LOWER(CONCATENATE(&quot;\x&quot;;IF([$hex.F12]=&quot;0&quot;;&quot;00&quot;;[$hex.F12])))" office:value-type="string" office:string-value="\x00" calcext:value-type="string">
            <text:p>\x00</text:p>
          </table:table-cell>
          <table:table-cell table:formula="of:=LOWER(CONCATENATE(&quot;\x&quot;;IF([$hex.G12]=&quot;0&quot;;&quot;00&quot;;[$hex.G12])))" office:value-type="string" office:string-value="\x00" calcext:value-type="string">
            <text:p>\x00</text:p>
          </table:table-cell>
          <table:table-cell table:formula="of:=LOWER(CONCATENATE(&quot;\x&quot;;IF([$hex.H12]=&quot;0&quot;;&quot;00&quot;;[$hex.H12])))" office:value-type="string" office:string-value="\x00" calcext:value-type="string">
            <text:p>\x00</text:p>
          </table:table-cell>
          <table:table-cell table:formula="of:=LOWER(CONCATENATE(&quot;\x&quot;;IF([$hex.I12]=&quot;0&quot;;&quot;00&quot;;[$hex.I12])))" office:value-type="string" office:string-value="\x00" calcext:value-type="string">
            <text:p>\x00</text:p>
          </table:table-cell>
          <table:table-cell table:formula="of:=LOWER(CONCATENATE(&quot;\x&quot;;IF([$hex.J12]=&quot;0&quot;;&quot;00&quot;;[$hex.J12])))" office:value-type="string" office:string-value="\x00" calcext:value-type="string">
            <text:p>\x00</text:p>
          </table:table-cell>
          <table:table-cell table:formula="of:=LOWER(CONCATENATE(&quot;\x&quot;;IF([$hex.K12]=&quot;0&quot;;&quot;00&quot;;[$hex.K12])))" office:value-type="string" office:string-value="\x00" calcext:value-type="string">
            <text:p>\x00</text:p>
          </table:table-cell>
          <table:table-cell table:formula="of:=LOWER(CONCATENATE(&quot;\x&quot;;IF([$hex.L12]=&quot;0&quot;;&quot;00&quot;;[$hex.L12])))" office:value-type="string" office:string-value="\x00" calcext:value-type="string">
            <text:p>\x00</text:p>
          </table:table-cell>
          <table:table-cell table:formula="of:=LOWER(CONCATENATE(&quot;\x&quot;;IF([$hex.M12]=&quot;0&quot;;&quot;00&quot;;[$hex.M12])))" office:value-type="string" office:string-value="\x00" calcext:value-type="string">
            <text:p>\x00</text:p>
          </table:table-cell>
          <table:table-cell table:formula="of:=LOWER(CONCATENATE(&quot;\x&quot;;IF([$hex.N12]=&quot;0&quot;;&quot;00&quot;;[$hex.N12])))" office:value-type="string" office:string-value="\x00" calcext:value-type="string">
            <text:p>\x00</text:p>
          </table:table-cell>
          <table:table-cell table:formula="of:=LOWER(CONCATENATE(&quot;\x&quot;;IF([$hex.O12]=&quot;0&quot;;&quot;00&quot;;[$hex.O12])))" office:value-type="string" office:string-value="\x00" calcext:value-type="string">
            <text:p>\x00</text:p>
          </table:table-cell>
          <table:table-cell table:formula="of:=LOWER(CONCATENATE(&quot;\x&quot;;IF([$hex.P12]=&quot;0&quot;;&quot;00&quot;;[$hex.P12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13]=&quot;0&quot;;&quot;00&quot;;[$hex.A13])))" office:value-type="string" office:string-value="\x00" calcext:value-type="string">
            <text:p>\x00</text:p>
          </table:table-cell>
          <table:table-cell table:formula="of:=LOWER(CONCATENATE(&quot;\x&quot;;IF([$hex.B13]=&quot;0&quot;;&quot;00&quot;;[$hex.B13])))" office:value-type="string" office:string-value="\x00" calcext:value-type="string">
            <text:p>\x00</text:p>
          </table:table-cell>
          <table:table-cell table:formula="of:=LOWER(CONCATENATE(&quot;\x&quot;;IF([$hex.C13]=&quot;0&quot;;&quot;00&quot;;[$hex.C13])))" office:value-type="string" office:string-value="\x00" calcext:value-type="string">
            <text:p>\x00</text:p>
          </table:table-cell>
          <table:table-cell table:formula="of:=LOWER(CONCATENATE(&quot;\x&quot;;IF([$hex.D13]=&quot;0&quot;;&quot;00&quot;;[$hex.D13])))" office:value-type="string" office:string-value="\x00" calcext:value-type="string">
            <text:p>\x00</text:p>
          </table:table-cell>
          <table:table-cell table:formula="of:=LOWER(CONCATENATE(&quot;\x&quot;;IF([$hex.E13]=&quot;0&quot;;&quot;00&quot;;[$hex.E13])))" office:value-type="string" office:string-value="\x00" calcext:value-type="string">
            <text:p>\x00</text:p>
          </table:table-cell>
          <table:table-cell table:formula="of:=LOWER(CONCATENATE(&quot;\x&quot;;IF([$hex.F13]=&quot;0&quot;;&quot;00&quot;;[$hex.F13])))" office:value-type="string" office:string-value="\x00" calcext:value-type="string">
            <text:p>\x00</text:p>
          </table:table-cell>
          <table:table-cell table:formula="of:=LOWER(CONCATENATE(&quot;\x&quot;;IF([$hex.G13]=&quot;0&quot;;&quot;00&quot;;[$hex.G13])))" office:value-type="string" office:string-value="\x00" calcext:value-type="string">
            <text:p>\x00</text:p>
          </table:table-cell>
          <table:table-cell table:formula="of:=LOWER(CONCATENATE(&quot;\x&quot;;IF([$hex.H13]=&quot;0&quot;;&quot;00&quot;;[$hex.H13])))" office:value-type="string" office:string-value="\x00" calcext:value-type="string">
            <text:p>\x00</text:p>
          </table:table-cell>
          <table:table-cell table:formula="of:=LOWER(CONCATENATE(&quot;\x&quot;;IF([$hex.I13]=&quot;0&quot;;&quot;00&quot;;[$hex.I13])))" office:value-type="string" office:string-value="\x00" calcext:value-type="string">
            <text:p>\x00</text:p>
          </table:table-cell>
          <table:table-cell table:formula="of:=LOWER(CONCATENATE(&quot;\x&quot;;IF([$hex.J13]=&quot;0&quot;;&quot;00&quot;;[$hex.J13])))" office:value-type="string" office:string-value="\x00" calcext:value-type="string">
            <text:p>\x00</text:p>
          </table:table-cell>
          <table:table-cell table:formula="of:=LOWER(CONCATENATE(&quot;\x&quot;;IF([$hex.K13]=&quot;0&quot;;&quot;00&quot;;[$hex.K13])))" office:value-type="string" office:string-value="\x00" calcext:value-type="string">
            <text:p>\x00</text:p>
          </table:table-cell>
          <table:table-cell table:formula="of:=LOWER(CONCATENATE(&quot;\x&quot;;IF([$hex.L13]=&quot;0&quot;;&quot;00&quot;;[$hex.L13])))" office:value-type="string" office:string-value="\x00" calcext:value-type="string">
            <text:p>\x00</text:p>
          </table:table-cell>
          <table:table-cell table:formula="of:=LOWER(CONCATENATE(&quot;\x&quot;;IF([$hex.M13]=&quot;0&quot;;&quot;00&quot;;[$hex.M13])))" office:value-type="string" office:string-value="\x00" calcext:value-type="string">
            <text:p>\x00</text:p>
          </table:table-cell>
          <table:table-cell table:formula="of:=LOWER(CONCATENATE(&quot;\x&quot;;IF([$hex.N13]=&quot;0&quot;;&quot;00&quot;;[$hex.N13])))" office:value-type="string" office:string-value="\x00" calcext:value-type="string">
            <text:p>\x00</text:p>
          </table:table-cell>
          <table:table-cell table:formula="of:=LOWER(CONCATENATE(&quot;\x&quot;;IF([$hex.O13]=&quot;0&quot;;&quot;00&quot;;[$hex.O13])))" office:value-type="string" office:string-value="\x00" calcext:value-type="string">
            <text:p>\x00</text:p>
          </table:table-cell>
          <table:table-cell table:formula="of:=LOWER(CONCATENATE(&quot;\x&quot;;IF([$hex.P13]=&quot;0&quot;;&quot;00&quot;;[$hex.P13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14]=&quot;0&quot;;&quot;00&quot;;[$hex.A14])))" office:value-type="string" office:string-value="\x00" calcext:value-type="string">
            <text:p>\x00</text:p>
          </table:table-cell>
          <table:table-cell table:formula="of:=LOWER(CONCATENATE(&quot;\x&quot;;IF([$hex.B14]=&quot;0&quot;;&quot;00&quot;;[$hex.B14])))" office:value-type="string" office:string-value="\x00" calcext:value-type="string">
            <text:p>\x00</text:p>
          </table:table-cell>
          <table:table-cell table:formula="of:=LOWER(CONCATENATE(&quot;\x&quot;;IF([$hex.C14]=&quot;0&quot;;&quot;00&quot;;[$hex.C14])))" office:value-type="string" office:string-value="\x00" calcext:value-type="string">
            <text:p>\x00</text:p>
          </table:table-cell>
          <table:table-cell table:formula="of:=LOWER(CONCATENATE(&quot;\x&quot;;IF([$hex.D14]=&quot;0&quot;;&quot;00&quot;;[$hex.D14])))" office:value-type="string" office:string-value="\x00" calcext:value-type="string">
            <text:p>\x00</text:p>
          </table:table-cell>
          <table:table-cell table:formula="of:=LOWER(CONCATENATE(&quot;\x&quot;;IF([$hex.E14]=&quot;0&quot;;&quot;00&quot;;[$hex.E14])))" office:value-type="string" office:string-value="\x00" calcext:value-type="string">
            <text:p>\x00</text:p>
          </table:table-cell>
          <table:table-cell table:formula="of:=LOWER(CONCATENATE(&quot;\x&quot;;IF([$hex.F14]=&quot;0&quot;;&quot;00&quot;;[$hex.F14])))" office:value-type="string" office:string-value="\x00" calcext:value-type="string">
            <text:p>\x00</text:p>
          </table:table-cell>
          <table:table-cell table:formula="of:=LOWER(CONCATENATE(&quot;\x&quot;;IF([$hex.G14]=&quot;0&quot;;&quot;00&quot;;[$hex.G14])))" office:value-type="string" office:string-value="\x00" calcext:value-type="string">
            <text:p>\x00</text:p>
          </table:table-cell>
          <table:table-cell table:formula="of:=LOWER(CONCATENATE(&quot;\x&quot;;IF([$hex.H14]=&quot;0&quot;;&quot;00&quot;;[$hex.H14])))" office:value-type="string" office:string-value="\x00" calcext:value-type="string">
            <text:p>\x00</text:p>
          </table:table-cell>
          <table:table-cell table:formula="of:=LOWER(CONCATENATE(&quot;\x&quot;;IF([$hex.I14]=&quot;0&quot;;&quot;00&quot;;[$hex.I14])))" office:value-type="string" office:string-value="\x00" calcext:value-type="string">
            <text:p>\x00</text:p>
          </table:table-cell>
          <table:table-cell table:formula="of:=LOWER(CONCATENATE(&quot;\x&quot;;IF([$hex.J14]=&quot;0&quot;;&quot;00&quot;;[$hex.J14])))" office:value-type="string" office:string-value="\x00" calcext:value-type="string">
            <text:p>\x00</text:p>
          </table:table-cell>
          <table:table-cell table:formula="of:=LOWER(CONCATENATE(&quot;\x&quot;;IF([$hex.K14]=&quot;0&quot;;&quot;00&quot;;[$hex.K14])))" office:value-type="string" office:string-value="\x00" calcext:value-type="string">
            <text:p>\x00</text:p>
          </table:table-cell>
          <table:table-cell table:formula="of:=LOWER(CONCATENATE(&quot;\x&quot;;IF([$hex.L14]=&quot;0&quot;;&quot;00&quot;;[$hex.L14])))" office:value-type="string" office:string-value="\x00" calcext:value-type="string">
            <text:p>\x00</text:p>
          </table:table-cell>
          <table:table-cell table:formula="of:=LOWER(CONCATENATE(&quot;\x&quot;;IF([$hex.M14]=&quot;0&quot;;&quot;00&quot;;[$hex.M14])))" office:value-type="string" office:string-value="\x00" calcext:value-type="string">
            <text:p>\x00</text:p>
          </table:table-cell>
          <table:table-cell table:formula="of:=LOWER(CONCATENATE(&quot;\x&quot;;IF([$hex.N14]=&quot;0&quot;;&quot;00&quot;;[$hex.N14])))" office:value-type="string" office:string-value="\x00" calcext:value-type="string">
            <text:p>\x00</text:p>
          </table:table-cell>
          <table:table-cell table:formula="of:=LOWER(CONCATENATE(&quot;\x&quot;;IF([$hex.O14]=&quot;0&quot;;&quot;00&quot;;[$hex.O14])))" office:value-type="string" office:string-value="\x00" calcext:value-type="string">
            <text:p>\x00</text:p>
          </table:table-cell>
          <table:table-cell table:formula="of:=LOWER(CONCATENATE(&quot;\x&quot;;IF([$hex.P14]=&quot;0&quot;;&quot;00&quot;;[$hex.P14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15]=&quot;0&quot;;&quot;00&quot;;[$hex.A15])))" office:value-type="string" office:string-value="\x00" calcext:value-type="string">
            <text:p>\x00</text:p>
          </table:table-cell>
          <table:table-cell table:formula="of:=LOWER(CONCATENATE(&quot;\x&quot;;IF([$hex.B15]=&quot;0&quot;;&quot;00&quot;;[$hex.B15])))" office:value-type="string" office:string-value="\x00" calcext:value-type="string">
            <text:p>\x00</text:p>
          </table:table-cell>
          <table:table-cell table:formula="of:=LOWER(CONCATENATE(&quot;\x&quot;;IF([$hex.C15]=&quot;0&quot;;&quot;00&quot;;[$hex.C15])))" office:value-type="string" office:string-value="\x00" calcext:value-type="string">
            <text:p>\x00</text:p>
          </table:table-cell>
          <table:table-cell table:formula="of:=LOWER(CONCATENATE(&quot;\x&quot;;IF([$hex.D15]=&quot;0&quot;;&quot;00&quot;;[$hex.D15])))" office:value-type="string" office:string-value="\x00" calcext:value-type="string">
            <text:p>\x00</text:p>
          </table:table-cell>
          <table:table-cell table:formula="of:=LOWER(CONCATENATE(&quot;\x&quot;;IF([$hex.E15]=&quot;0&quot;;&quot;00&quot;;[$hex.E15])))" office:value-type="string" office:string-value="\x00" calcext:value-type="string">
            <text:p>\x00</text:p>
          </table:table-cell>
          <table:table-cell table:formula="of:=LOWER(CONCATENATE(&quot;\x&quot;;IF([$hex.F15]=&quot;0&quot;;&quot;00&quot;;[$hex.F15])))" office:value-type="string" office:string-value="\x00" calcext:value-type="string">
            <text:p>\x00</text:p>
          </table:table-cell>
          <table:table-cell table:formula="of:=LOWER(CONCATENATE(&quot;\x&quot;;IF([$hex.G15]=&quot;0&quot;;&quot;00&quot;;[$hex.G15])))" office:value-type="string" office:string-value="\x00" calcext:value-type="string">
            <text:p>\x00</text:p>
          </table:table-cell>
          <table:table-cell table:formula="of:=LOWER(CONCATENATE(&quot;\x&quot;;IF([$hex.H15]=&quot;0&quot;;&quot;00&quot;;[$hex.H15])))" office:value-type="string" office:string-value="\x00" calcext:value-type="string">
            <text:p>\x00</text:p>
          </table:table-cell>
          <table:table-cell table:formula="of:=LOWER(CONCATENATE(&quot;\x&quot;;IF([$hex.I15]=&quot;0&quot;;&quot;00&quot;;[$hex.I15])))" office:value-type="string" office:string-value="\x00" calcext:value-type="string">
            <text:p>\x00</text:p>
          </table:table-cell>
          <table:table-cell table:formula="of:=LOWER(CONCATENATE(&quot;\x&quot;;IF([$hex.J15]=&quot;0&quot;;&quot;00&quot;;[$hex.J15])))" office:value-type="string" office:string-value="\x00" calcext:value-type="string">
            <text:p>\x00</text:p>
          </table:table-cell>
          <table:table-cell table:formula="of:=LOWER(CONCATENATE(&quot;\x&quot;;IF([$hex.K15]=&quot;0&quot;;&quot;00&quot;;[$hex.K15])))" office:value-type="string" office:string-value="\x00" calcext:value-type="string">
            <text:p>\x00</text:p>
          </table:table-cell>
          <table:table-cell table:formula="of:=LOWER(CONCATENATE(&quot;\x&quot;;IF([$hex.L15]=&quot;0&quot;;&quot;00&quot;;[$hex.L15])))" office:value-type="string" office:string-value="\x00" calcext:value-type="string">
            <text:p>\x00</text:p>
          </table:table-cell>
          <table:table-cell table:formula="of:=LOWER(CONCATENATE(&quot;\x&quot;;IF([$hex.M15]=&quot;0&quot;;&quot;00&quot;;[$hex.M15])))" office:value-type="string" office:string-value="\x00" calcext:value-type="string">
            <text:p>\x00</text:p>
          </table:table-cell>
          <table:table-cell table:formula="of:=LOWER(CONCATENATE(&quot;\x&quot;;IF([$hex.N15]=&quot;0&quot;;&quot;00&quot;;[$hex.N15])))" office:value-type="string" office:string-value="\x00" calcext:value-type="string">
            <text:p>\x00</text:p>
          </table:table-cell>
          <table:table-cell table:formula="of:=LOWER(CONCATENATE(&quot;\x&quot;;IF([$hex.O15]=&quot;0&quot;;&quot;00&quot;;[$hex.O15])))" office:value-type="string" office:string-value="\x00" calcext:value-type="string">
            <text:p>\x00</text:p>
          </table:table-cell>
          <table:table-cell table:formula="of:=LOWER(CONCATENATE(&quot;\x&quot;;IF([$hex.P15]=&quot;0&quot;;&quot;00&quot;;[$hex.P15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16]=&quot;0&quot;;&quot;00&quot;;[$hex.A16])))" office:value-type="string" office:string-value="\x00" calcext:value-type="string">
            <text:p>\x00</text:p>
          </table:table-cell>
          <table:table-cell table:formula="of:=LOWER(CONCATENATE(&quot;\x&quot;;IF([$hex.B16]=&quot;0&quot;;&quot;00&quot;;[$hex.B16])))" office:value-type="string" office:string-value="\x00" calcext:value-type="string">
            <text:p>\x00</text:p>
          </table:table-cell>
          <table:table-cell table:formula="of:=LOWER(CONCATENATE(&quot;\x&quot;;IF([$hex.C16]=&quot;0&quot;;&quot;00&quot;;[$hex.C16])))" office:value-type="string" office:string-value="\x00" calcext:value-type="string">
            <text:p>\x00</text:p>
          </table:table-cell>
          <table:table-cell table:formula="of:=LOWER(CONCATENATE(&quot;\x&quot;;IF([$hex.D16]=&quot;0&quot;;&quot;00&quot;;[$hex.D16])))" office:value-type="string" office:string-value="\x00" calcext:value-type="string">
            <text:p>\x00</text:p>
          </table:table-cell>
          <table:table-cell table:formula="of:=LOWER(CONCATENATE(&quot;\x&quot;;IF([$hex.E16]=&quot;0&quot;;&quot;00&quot;;[$hex.E16])))" office:value-type="string" office:string-value="\x00" calcext:value-type="string">
            <text:p>\x00</text:p>
          </table:table-cell>
          <table:table-cell table:formula="of:=LOWER(CONCATENATE(&quot;\x&quot;;IF([$hex.F16]=&quot;0&quot;;&quot;00&quot;;[$hex.F16])))" office:value-type="string" office:string-value="\x00" calcext:value-type="string">
            <text:p>\x00</text:p>
          </table:table-cell>
          <table:table-cell table:formula="of:=LOWER(CONCATENATE(&quot;\x&quot;;IF([$hex.G16]=&quot;0&quot;;&quot;00&quot;;[$hex.G16])))" office:value-type="string" office:string-value="\x00" calcext:value-type="string">
            <text:p>\x00</text:p>
          </table:table-cell>
          <table:table-cell table:formula="of:=LOWER(CONCATENATE(&quot;\x&quot;;IF([$hex.H16]=&quot;0&quot;;&quot;00&quot;;[$hex.H16])))" office:value-type="string" office:string-value="\x00" calcext:value-type="string">
            <text:p>\x00</text:p>
          </table:table-cell>
          <table:table-cell table:formula="of:=LOWER(CONCATENATE(&quot;\x&quot;;IF([$hex.I16]=&quot;0&quot;;&quot;00&quot;;[$hex.I16])))" office:value-type="string" office:string-value="\x00" calcext:value-type="string">
            <text:p>\x00</text:p>
          </table:table-cell>
          <table:table-cell table:formula="of:=LOWER(CONCATENATE(&quot;\x&quot;;IF([$hex.J16]=&quot;0&quot;;&quot;00&quot;;[$hex.J16])))" office:value-type="string" office:string-value="\x00" calcext:value-type="string">
            <text:p>\x00</text:p>
          </table:table-cell>
          <table:table-cell table:formula="of:=LOWER(CONCATENATE(&quot;\x&quot;;IF([$hex.K16]=&quot;0&quot;;&quot;00&quot;;[$hex.K16])))" office:value-type="string" office:string-value="\x00" calcext:value-type="string">
            <text:p>\x00</text:p>
          </table:table-cell>
          <table:table-cell table:formula="of:=LOWER(CONCATENATE(&quot;\x&quot;;IF([$hex.L16]=&quot;0&quot;;&quot;00&quot;;[$hex.L16])))" office:value-type="string" office:string-value="\x00" calcext:value-type="string">
            <text:p>\x00</text:p>
          </table:table-cell>
          <table:table-cell table:formula="of:=LOWER(CONCATENATE(&quot;\x&quot;;IF([$hex.M16]=&quot;0&quot;;&quot;00&quot;;[$hex.M16])))" office:value-type="string" office:string-value="\x00" calcext:value-type="string">
            <text:p>\x00</text:p>
          </table:table-cell>
          <table:table-cell table:formula="of:=LOWER(CONCATENATE(&quot;\x&quot;;IF([$hex.N16]=&quot;0&quot;;&quot;00&quot;;[$hex.N16])))" office:value-type="string" office:string-value="\x00" calcext:value-type="string">
            <text:p>\x00</text:p>
          </table:table-cell>
          <table:table-cell table:formula="of:=LOWER(CONCATENATE(&quot;\x&quot;;IF([$hex.O16]=&quot;0&quot;;&quot;00&quot;;[$hex.O16])))" office:value-type="string" office:string-value="\x00" calcext:value-type="string">
            <text:p>\x00</text:p>
          </table:table-cell>
          <table:table-cell table:formula="of:=LOWER(CONCATENATE(&quot;\x&quot;;IF([$hex.P16]=&quot;0&quot;;&quot;00&quot;;[$hex.P16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17]=&quot;0&quot;;&quot;00&quot;;[$hex.A17])))" office:value-type="string" office:string-value="\x00" calcext:value-type="string">
            <text:p>\x00</text:p>
          </table:table-cell>
          <table:table-cell table:formula="of:=LOWER(CONCATENATE(&quot;\x&quot;;IF([$hex.B17]=&quot;0&quot;;&quot;00&quot;;[$hex.B17])))" office:value-type="string" office:string-value="\x00" calcext:value-type="string">
            <text:p>\x00</text:p>
          </table:table-cell>
          <table:table-cell table:formula="of:=LOWER(CONCATENATE(&quot;\x&quot;;IF([$hex.C17]=&quot;0&quot;;&quot;00&quot;;[$hex.C17])))" office:value-type="string" office:string-value="\x00" calcext:value-type="string">
            <text:p>\x00</text:p>
          </table:table-cell>
          <table:table-cell table:formula="of:=LOWER(CONCATENATE(&quot;\x&quot;;IF([$hex.D17]=&quot;0&quot;;&quot;00&quot;;[$hex.D17])))" office:value-type="string" office:string-value="\x00" calcext:value-type="string">
            <text:p>\x00</text:p>
          </table:table-cell>
          <table:table-cell table:formula="of:=LOWER(CONCATENATE(&quot;\x&quot;;IF([$hex.E17]=&quot;0&quot;;&quot;00&quot;;[$hex.E17])))" office:value-type="string" office:string-value="\x00" calcext:value-type="string">
            <text:p>\x00</text:p>
          </table:table-cell>
          <table:table-cell table:formula="of:=LOWER(CONCATENATE(&quot;\x&quot;;IF([$hex.F17]=&quot;0&quot;;&quot;00&quot;;[$hex.F17])))" office:value-type="string" office:string-value="\x00" calcext:value-type="string">
            <text:p>\x00</text:p>
          </table:table-cell>
          <table:table-cell table:formula="of:=LOWER(CONCATENATE(&quot;\x&quot;;IF([$hex.G17]=&quot;0&quot;;&quot;00&quot;;[$hex.G17])))" office:value-type="string" office:string-value="\x00" calcext:value-type="string">
            <text:p>\x00</text:p>
          </table:table-cell>
          <table:table-cell table:formula="of:=LOWER(CONCATENATE(&quot;\x&quot;;IF([$hex.H17]=&quot;0&quot;;&quot;00&quot;;[$hex.H17])))" office:value-type="string" office:string-value="\x00" calcext:value-type="string">
            <text:p>\x00</text:p>
          </table:table-cell>
          <table:table-cell table:formula="of:=LOWER(CONCATENATE(&quot;\x&quot;;IF([$hex.I17]=&quot;0&quot;;&quot;00&quot;;[$hex.I17])))" office:value-type="string" office:string-value="\x00" calcext:value-type="string">
            <text:p>\x00</text:p>
          </table:table-cell>
          <table:table-cell table:formula="of:=LOWER(CONCATENATE(&quot;\x&quot;;IF([$hex.J17]=&quot;0&quot;;&quot;00&quot;;[$hex.J17])))" office:value-type="string" office:string-value="\x00" calcext:value-type="string">
            <text:p>\x00</text:p>
          </table:table-cell>
          <table:table-cell table:formula="of:=LOWER(CONCATENATE(&quot;\x&quot;;IF([$hex.K17]=&quot;0&quot;;&quot;00&quot;;[$hex.K17])))" office:value-type="string" office:string-value="\x00" calcext:value-type="string">
            <text:p>\x00</text:p>
          </table:table-cell>
          <table:table-cell table:formula="of:=LOWER(CONCATENATE(&quot;\x&quot;;IF([$hex.L17]=&quot;0&quot;;&quot;00&quot;;[$hex.L17])))" office:value-type="string" office:string-value="\x00" calcext:value-type="string">
            <text:p>\x00</text:p>
          </table:table-cell>
          <table:table-cell table:formula="of:=LOWER(CONCATENATE(&quot;\x&quot;;IF([$hex.M17]=&quot;0&quot;;&quot;00&quot;;[$hex.M17])))" office:value-type="string" office:string-value="\x00" calcext:value-type="string">
            <text:p>\x00</text:p>
          </table:table-cell>
          <table:table-cell table:formula="of:=LOWER(CONCATENATE(&quot;\x&quot;;IF([$hex.N17]=&quot;0&quot;;&quot;00&quot;;[$hex.N17])))" office:value-type="string" office:string-value="\x00" calcext:value-type="string">
            <text:p>\x00</text:p>
          </table:table-cell>
          <table:table-cell table:formula="of:=LOWER(CONCATENATE(&quot;\x&quot;;IF([$hex.O17]=&quot;0&quot;;&quot;00&quot;;[$hex.O17])))" office:value-type="string" office:string-value="\x00" calcext:value-type="string">
            <text:p>\x00</text:p>
          </table:table-cell>
          <table:table-cell table:formula="of:=LOWER(CONCATENATE(&quot;\x&quot;;IF([$hex.P17]=&quot;0&quot;;&quot;00&quot;;[$hex.P17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18]=&quot;0&quot;;&quot;00&quot;;[$hex.A18])))" office:value-type="string" office:string-value="\x00" calcext:value-type="string">
            <text:p>\x00</text:p>
          </table:table-cell>
          <table:table-cell table:formula="of:=LOWER(CONCATENATE(&quot;\x&quot;;IF([$hex.B18]=&quot;0&quot;;&quot;00&quot;;[$hex.B18])))" office:value-type="string" office:string-value="\x60" calcext:value-type="string">
            <text:p>\x60</text:p>
          </table:table-cell>
          <table:table-cell table:formula="of:=LOWER(CONCATENATE(&quot;\x&quot;;IF([$hex.C18]=&quot;0&quot;;&quot;00&quot;;[$hex.C18])))" office:value-type="string" office:string-value="\x00" calcext:value-type="string">
            <text:p>\x00</text:p>
          </table:table-cell>
          <table:table-cell table:formula="of:=LOWER(CONCATENATE(&quot;\x&quot;;IF([$hex.D18]=&quot;0&quot;;&quot;00&quot;;[$hex.D18])))" office:value-type="string" office:string-value="\x00" calcext:value-type="string">
            <text:p>\x00</text:p>
          </table:table-cell>
          <table:table-cell table:formula="of:=LOWER(CONCATENATE(&quot;\x&quot;;IF([$hex.E18]=&quot;0&quot;;&quot;00&quot;;[$hex.E18])))" office:value-type="string" office:string-value="\x00" calcext:value-type="string">
            <text:p>\x00</text:p>
          </table:table-cell>
          <table:table-cell table:formula="of:=LOWER(CONCATENATE(&quot;\x&quot;;IF([$hex.F18]=&quot;0&quot;;&quot;00&quot;;[$hex.F18])))" office:value-type="string" office:string-value="\x00" calcext:value-type="string">
            <text:p>\x00</text:p>
          </table:table-cell>
          <table:table-cell table:formula="of:=LOWER(CONCATENATE(&quot;\x&quot;;IF([$hex.G18]=&quot;0&quot;;&quot;00&quot;;[$hex.G18])))" office:value-type="string" office:string-value="\x00" calcext:value-type="string">
            <text:p>\x00</text:p>
          </table:table-cell>
          <table:table-cell table:formula="of:=LOWER(CONCATENATE(&quot;\x&quot;;IF([$hex.H18]=&quot;0&quot;;&quot;00&quot;;[$hex.H18])))" office:value-type="string" office:string-value="\x00" calcext:value-type="string">
            <text:p>\x00</text:p>
          </table:table-cell>
          <table:table-cell table:formula="of:=LOWER(CONCATENATE(&quot;\x&quot;;IF([$hex.I18]=&quot;0&quot;;&quot;00&quot;;[$hex.I18])))" office:value-type="string" office:string-value="\x00" calcext:value-type="string">
            <text:p>\x00</text:p>
          </table:table-cell>
          <table:table-cell table:formula="of:=LOWER(CONCATENATE(&quot;\x&quot;;IF([$hex.J18]=&quot;0&quot;;&quot;00&quot;;[$hex.J18])))" office:value-type="string" office:string-value="\x00" calcext:value-type="string">
            <text:p>\x00</text:p>
          </table:table-cell>
          <table:table-cell table:formula="of:=LOWER(CONCATENATE(&quot;\x&quot;;IF([$hex.K18]=&quot;0&quot;;&quot;00&quot;;[$hex.K18])))" office:value-type="string" office:string-value="\x00" calcext:value-type="string">
            <text:p>\x00</text:p>
          </table:table-cell>
          <table:table-cell table:formula="of:=LOWER(CONCATENATE(&quot;\x&quot;;IF([$hex.L18]=&quot;0&quot;;&quot;00&quot;;[$hex.L18])))" office:value-type="string" office:string-value="\x00" calcext:value-type="string">
            <text:p>\x00</text:p>
          </table:table-cell>
          <table:table-cell table:formula="of:=LOWER(CONCATENATE(&quot;\x&quot;;IF([$hex.M18]=&quot;0&quot;;&quot;00&quot;;[$hex.M18])))" office:value-type="string" office:string-value="\x00" calcext:value-type="string">
            <text:p>\x00</text:p>
          </table:table-cell>
          <table:table-cell table:formula="of:=LOWER(CONCATENATE(&quot;\x&quot;;IF([$hex.N18]=&quot;0&quot;;&quot;00&quot;;[$hex.N18])))" office:value-type="string" office:string-value="\x00" calcext:value-type="string">
            <text:p>\x00</text:p>
          </table:table-cell>
          <table:table-cell table:formula="of:=LOWER(CONCATENATE(&quot;\x&quot;;IF([$hex.O18]=&quot;0&quot;;&quot;00&quot;;[$hex.O18])))" office:value-type="string" office:string-value="\x00" calcext:value-type="string">
            <text:p>\x00</text:p>
          </table:table-cell>
          <table:table-cell table:formula="of:=LOWER(CONCATENATE(&quot;\x&quot;;IF([$hex.P18]=&quot;0&quot;;&quot;00&quot;;[$hex.P18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19]=&quot;0&quot;;&quot;00&quot;;[$hex.A19])))" office:value-type="string" office:string-value="\x00" calcext:value-type="string">
            <text:p>\x00</text:p>
          </table:table-cell>
          <table:table-cell table:formula="of:=LOWER(CONCATENATE(&quot;\x&quot;;IF([$hex.B19]=&quot;0&quot;;&quot;00&quot;;[$hex.B19])))" office:value-type="string" office:string-value="\x60" calcext:value-type="string">
            <text:p>\x60</text:p>
          </table:table-cell>
          <table:table-cell table:formula="of:=LOWER(CONCATENATE(&quot;\x&quot;;IF([$hex.C19]=&quot;0&quot;;&quot;00&quot;;[$hex.C19])))" office:value-type="string" office:string-value="\x00" calcext:value-type="string">
            <text:p>\x00</text:p>
          </table:table-cell>
          <table:table-cell table:formula="of:=LOWER(CONCATENATE(&quot;\x&quot;;IF([$hex.D19]=&quot;0&quot;;&quot;00&quot;;[$hex.D19])))" office:value-type="string" office:string-value="\x00" calcext:value-type="string">
            <text:p>\x00</text:p>
          </table:table-cell>
          <table:table-cell table:formula="of:=LOWER(CONCATENATE(&quot;\x&quot;;IF([$hex.E19]=&quot;0&quot;;&quot;00&quot;;[$hex.E19])))" office:value-type="string" office:string-value="\x00" calcext:value-type="string">
            <text:p>\x00</text:p>
          </table:table-cell>
          <table:table-cell table:formula="of:=LOWER(CONCATENATE(&quot;\x&quot;;IF([$hex.F19]=&quot;0&quot;;&quot;00&quot;;[$hex.F19])))" office:value-type="string" office:string-value="\x00" calcext:value-type="string">
            <text:p>\x00</text:p>
          </table:table-cell>
          <table:table-cell table:formula="of:=LOWER(CONCATENATE(&quot;\x&quot;;IF([$hex.G19]=&quot;0&quot;;&quot;00&quot;;[$hex.G19])))" office:value-type="string" office:string-value="\x00" calcext:value-type="string">
            <text:p>\x00</text:p>
          </table:table-cell>
          <table:table-cell table:formula="of:=LOWER(CONCATENATE(&quot;\x&quot;;IF([$hex.H19]=&quot;0&quot;;&quot;00&quot;;[$hex.H19])))" office:value-type="string" office:string-value="\x00" calcext:value-type="string">
            <text:p>\x00</text:p>
          </table:table-cell>
          <table:table-cell table:formula="of:=LOWER(CONCATENATE(&quot;\x&quot;;IF([$hex.I19]=&quot;0&quot;;&quot;00&quot;;[$hex.I19])))" office:value-type="string" office:string-value="\x00" calcext:value-type="string">
            <text:p>\x00</text:p>
          </table:table-cell>
          <table:table-cell table:formula="of:=LOWER(CONCATENATE(&quot;\x&quot;;IF([$hex.J19]=&quot;0&quot;;&quot;00&quot;;[$hex.J19])))" office:value-type="string" office:string-value="\x00" calcext:value-type="string">
            <text:p>\x00</text:p>
          </table:table-cell>
          <table:table-cell table:formula="of:=LOWER(CONCATENATE(&quot;\x&quot;;IF([$hex.K19]=&quot;0&quot;;&quot;00&quot;;[$hex.K19])))" office:value-type="string" office:string-value="\x00" calcext:value-type="string">
            <text:p>\x00</text:p>
          </table:table-cell>
          <table:table-cell table:formula="of:=LOWER(CONCATENATE(&quot;\x&quot;;IF([$hex.L19]=&quot;0&quot;;&quot;00&quot;;[$hex.L19])))" office:value-type="string" office:string-value="\x00" calcext:value-type="string">
            <text:p>\x00</text:p>
          </table:table-cell>
          <table:table-cell table:formula="of:=LOWER(CONCATENATE(&quot;\x&quot;;IF([$hex.M19]=&quot;0&quot;;&quot;00&quot;;[$hex.M19])))" office:value-type="string" office:string-value="\x00" calcext:value-type="string">
            <text:p>\x00</text:p>
          </table:table-cell>
          <table:table-cell table:formula="of:=LOWER(CONCATENATE(&quot;\x&quot;;IF([$hex.N19]=&quot;0&quot;;&quot;00&quot;;[$hex.N19])))" office:value-type="string" office:string-value="\x00" calcext:value-type="string">
            <text:p>\x00</text:p>
          </table:table-cell>
          <table:table-cell table:formula="of:=LOWER(CONCATENATE(&quot;\x&quot;;IF([$hex.O19]=&quot;0&quot;;&quot;00&quot;;[$hex.O19])))" office:value-type="string" office:string-value="\x00" calcext:value-type="string">
            <text:p>\x00</text:p>
          </table:table-cell>
          <table:table-cell table:formula="of:=LOWER(CONCATENATE(&quot;\x&quot;;IF([$hex.P19]=&quot;0&quot;;&quot;00&quot;;[$hex.P19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20]=&quot;0&quot;;&quot;00&quot;;[$hex.A20])))" office:value-type="string" office:string-value="\x00" calcext:value-type="string">
            <text:p>\x00</text:p>
          </table:table-cell>
          <table:table-cell table:formula="of:=LOWER(CONCATENATE(&quot;\x&quot;;IF([$hex.B20]=&quot;0&quot;;&quot;00&quot;;[$hex.B20])))" office:value-type="string" office:string-value="\x60" calcext:value-type="string">
            <text:p>\x60</text:p>
          </table:table-cell>
          <table:table-cell table:formula="of:=LOWER(CONCATENATE(&quot;\x&quot;;IF([$hex.C20]=&quot;0&quot;;&quot;00&quot;;[$hex.C20])))" office:value-type="string" office:string-value="\x00" calcext:value-type="string">
            <text:p>\x00</text:p>
          </table:table-cell>
          <table:table-cell table:formula="of:=LOWER(CONCATENATE(&quot;\x&quot;;IF([$hex.D20]=&quot;0&quot;;&quot;00&quot;;[$hex.D20])))" office:value-type="string" office:string-value="\x00" calcext:value-type="string">
            <text:p>\x00</text:p>
          </table:table-cell>
          <table:table-cell table:formula="of:=LOWER(CONCATENATE(&quot;\x&quot;;IF([$hex.E20]=&quot;0&quot;;&quot;00&quot;;[$hex.E20])))" office:value-type="string" office:string-value="\x00" calcext:value-type="string">
            <text:p>\x00</text:p>
          </table:table-cell>
          <table:table-cell table:formula="of:=LOWER(CONCATENATE(&quot;\x&quot;;IF([$hex.F20]=&quot;0&quot;;&quot;00&quot;;[$hex.F20])))" office:value-type="string" office:string-value="\x00" calcext:value-type="string">
            <text:p>\x00</text:p>
          </table:table-cell>
          <table:table-cell table:formula="of:=LOWER(CONCATENATE(&quot;\x&quot;;IF([$hex.G20]=&quot;0&quot;;&quot;00&quot;;[$hex.G20])))" office:value-type="string" office:string-value="\x00" calcext:value-type="string">
            <text:p>\x00</text:p>
          </table:table-cell>
          <table:table-cell table:formula="of:=LOWER(CONCATENATE(&quot;\x&quot;;IF([$hex.H20]=&quot;0&quot;;&quot;00&quot;;[$hex.H20])))" office:value-type="string" office:string-value="\x00" calcext:value-type="string">
            <text:p>\x00</text:p>
          </table:table-cell>
          <table:table-cell table:formula="of:=LOWER(CONCATENATE(&quot;\x&quot;;IF([$hex.I20]=&quot;0&quot;;&quot;00&quot;;[$hex.I20])))" office:value-type="string" office:string-value="\x00" calcext:value-type="string">
            <text:p>\x00</text:p>
          </table:table-cell>
          <table:table-cell table:formula="of:=LOWER(CONCATENATE(&quot;\x&quot;;IF([$hex.J20]=&quot;0&quot;;&quot;00&quot;;[$hex.J20])))" office:value-type="string" office:string-value="\x00" calcext:value-type="string">
            <text:p>\x00</text:p>
          </table:table-cell>
          <table:table-cell table:formula="of:=LOWER(CONCATENATE(&quot;\x&quot;;IF([$hex.K20]=&quot;0&quot;;&quot;00&quot;;[$hex.K20])))" office:value-type="string" office:string-value="\x00" calcext:value-type="string">
            <text:p>\x00</text:p>
          </table:table-cell>
          <table:table-cell table:formula="of:=LOWER(CONCATENATE(&quot;\x&quot;;IF([$hex.L20]=&quot;0&quot;;&quot;00&quot;;[$hex.L20])))" office:value-type="string" office:string-value="\x00" calcext:value-type="string">
            <text:p>\x00</text:p>
          </table:table-cell>
          <table:table-cell table:formula="of:=LOWER(CONCATENATE(&quot;\x&quot;;IF([$hex.M20]=&quot;0&quot;;&quot;00&quot;;[$hex.M20])))" office:value-type="string" office:string-value="\x00" calcext:value-type="string">
            <text:p>\x00</text:p>
          </table:table-cell>
          <table:table-cell table:formula="of:=LOWER(CONCATENATE(&quot;\x&quot;;IF([$hex.N20]=&quot;0&quot;;&quot;00&quot;;[$hex.N20])))" office:value-type="string" office:string-value="\x00" calcext:value-type="string">
            <text:p>\x00</text:p>
          </table:table-cell>
          <table:table-cell table:formula="of:=LOWER(CONCATENATE(&quot;\x&quot;;IF([$hex.O20]=&quot;0&quot;;&quot;00&quot;;[$hex.O20])))" office:value-type="string" office:string-value="\x00" calcext:value-type="string">
            <text:p>\x00</text:p>
          </table:table-cell>
          <table:table-cell table:formula="of:=LOWER(CONCATENATE(&quot;\x&quot;;IF([$hex.P20]=&quot;0&quot;;&quot;00&quot;;[$hex.P20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21]=&quot;0&quot;;&quot;00&quot;;[$hex.A21])))" office:value-type="string" office:string-value="\x00" calcext:value-type="string">
            <text:p>\x00</text:p>
          </table:table-cell>
          <table:table-cell table:formula="of:=LOWER(CONCATENATE(&quot;\x&quot;;IF([$hex.B21]=&quot;0&quot;;&quot;00&quot;;[$hex.B21])))" office:value-type="string" office:string-value="\x60" calcext:value-type="string">
            <text:p>\x60</text:p>
          </table:table-cell>
          <table:table-cell table:formula="of:=LOWER(CONCATENATE(&quot;\x&quot;;IF([$hex.C21]=&quot;0&quot;;&quot;00&quot;;[$hex.C21])))" office:value-type="string" office:string-value="\x00" calcext:value-type="string">
            <text:p>\x00</text:p>
          </table:table-cell>
          <table:table-cell table:formula="of:=LOWER(CONCATENATE(&quot;\x&quot;;IF([$hex.D21]=&quot;0&quot;;&quot;00&quot;;[$hex.D21])))" office:value-type="string" office:string-value="\x00" calcext:value-type="string">
            <text:p>\x00</text:p>
          </table:table-cell>
          <table:table-cell table:formula="of:=LOWER(CONCATENATE(&quot;\x&quot;;IF([$hex.E21]=&quot;0&quot;;&quot;00&quot;;[$hex.E21])))" office:value-type="string" office:string-value="\x00" calcext:value-type="string">
            <text:p>\x00</text:p>
          </table:table-cell>
          <table:table-cell table:formula="of:=LOWER(CONCATENATE(&quot;\x&quot;;IF([$hex.F21]=&quot;0&quot;;&quot;00&quot;;[$hex.F21])))" office:value-type="string" office:string-value="\x00" calcext:value-type="string">
            <text:p>\x00</text:p>
          </table:table-cell>
          <table:table-cell table:formula="of:=LOWER(CONCATENATE(&quot;\x&quot;;IF([$hex.G21]=&quot;0&quot;;&quot;00&quot;;[$hex.G21])))" office:value-type="string" office:string-value="\x00" calcext:value-type="string">
            <text:p>\x00</text:p>
          </table:table-cell>
          <table:table-cell table:formula="of:=LOWER(CONCATENATE(&quot;\x&quot;;IF([$hex.H21]=&quot;0&quot;;&quot;00&quot;;[$hex.H21])))" office:value-type="string" office:string-value="\x00" calcext:value-type="string">
            <text:p>\x00</text:p>
          </table:table-cell>
          <table:table-cell table:formula="of:=LOWER(CONCATENATE(&quot;\x&quot;;IF([$hex.I21]=&quot;0&quot;;&quot;00&quot;;[$hex.I21])))" office:value-type="string" office:string-value="\x00" calcext:value-type="string">
            <text:p>\x00</text:p>
          </table:table-cell>
          <table:table-cell table:formula="of:=LOWER(CONCATENATE(&quot;\x&quot;;IF([$hex.J21]=&quot;0&quot;;&quot;00&quot;;[$hex.J21])))" office:value-type="string" office:string-value="\x00" calcext:value-type="string">
            <text:p>\x00</text:p>
          </table:table-cell>
          <table:table-cell table:formula="of:=LOWER(CONCATENATE(&quot;\x&quot;;IF([$hex.K21]=&quot;0&quot;;&quot;00&quot;;[$hex.K21])))" office:value-type="string" office:string-value="\x00" calcext:value-type="string">
            <text:p>\x00</text:p>
          </table:table-cell>
          <table:table-cell table:formula="of:=LOWER(CONCATENATE(&quot;\x&quot;;IF([$hex.L21]=&quot;0&quot;;&quot;00&quot;;[$hex.L21])))" office:value-type="string" office:string-value="\x00" calcext:value-type="string">
            <text:p>\x00</text:p>
          </table:table-cell>
          <table:table-cell table:formula="of:=LOWER(CONCATENATE(&quot;\x&quot;;IF([$hex.M21]=&quot;0&quot;;&quot;00&quot;;[$hex.M21])))" office:value-type="string" office:string-value="\x00" calcext:value-type="string">
            <text:p>\x00</text:p>
          </table:table-cell>
          <table:table-cell table:formula="of:=LOWER(CONCATENATE(&quot;\x&quot;;IF([$hex.N21]=&quot;0&quot;;&quot;00&quot;;[$hex.N21])))" office:value-type="string" office:string-value="\x00" calcext:value-type="string">
            <text:p>\x00</text:p>
          </table:table-cell>
          <table:table-cell table:formula="of:=LOWER(CONCATENATE(&quot;\x&quot;;IF([$hex.O21]=&quot;0&quot;;&quot;00&quot;;[$hex.O21])))" office:value-type="string" office:string-value="\x00" calcext:value-type="string">
            <text:p>\x00</text:p>
          </table:table-cell>
          <table:table-cell table:formula="of:=LOWER(CONCATENATE(&quot;\x&quot;;IF([$hex.P21]=&quot;0&quot;;&quot;00&quot;;[$hex.P21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22]=&quot;0&quot;;&quot;00&quot;;[$hex.A22])))" office:value-type="string" office:string-value="\x00" calcext:value-type="string">
            <text:p>\x00</text:p>
          </table:table-cell>
          <table:table-cell table:formula="of:=LOWER(CONCATENATE(&quot;\x&quot;;IF([$hex.B22]=&quot;0&quot;;&quot;00&quot;;[$hex.B22])))" office:value-type="string" office:string-value="\x60" calcext:value-type="string">
            <text:p>\x60</text:p>
          </table:table-cell>
          <table:table-cell table:formula="of:=LOWER(CONCATENATE(&quot;\x&quot;;IF([$hex.C22]=&quot;0&quot;;&quot;00&quot;;[$hex.C22])))" office:value-type="string" office:string-value="\x00" calcext:value-type="string">
            <text:p>\x00</text:p>
          </table:table-cell>
          <table:table-cell table:formula="of:=LOWER(CONCATENATE(&quot;\x&quot;;IF([$hex.D22]=&quot;0&quot;;&quot;00&quot;;[$hex.D22])))" office:value-type="string" office:string-value="\x00" calcext:value-type="string">
            <text:p>\x00</text:p>
          </table:table-cell>
          <table:table-cell table:formula="of:=LOWER(CONCATENATE(&quot;\x&quot;;IF([$hex.E22]=&quot;0&quot;;&quot;00&quot;;[$hex.E22])))" office:value-type="string" office:string-value="\x00" calcext:value-type="string">
            <text:p>\x00</text:p>
          </table:table-cell>
          <table:table-cell table:formula="of:=LOWER(CONCATENATE(&quot;\x&quot;;IF([$hex.F22]=&quot;0&quot;;&quot;00&quot;;[$hex.F22])))" office:value-type="string" office:string-value="\x00" calcext:value-type="string">
            <text:p>\x00</text:p>
          </table:table-cell>
          <table:table-cell table:formula="of:=LOWER(CONCATENATE(&quot;\x&quot;;IF([$hex.G22]=&quot;0&quot;;&quot;00&quot;;[$hex.G22])))" office:value-type="string" office:string-value="\x00" calcext:value-type="string">
            <text:p>\x00</text:p>
          </table:table-cell>
          <table:table-cell table:formula="of:=LOWER(CONCATENATE(&quot;\x&quot;;IF([$hex.H22]=&quot;0&quot;;&quot;00&quot;;[$hex.H22])))" office:value-type="string" office:string-value="\x00" calcext:value-type="string">
            <text:p>\x00</text:p>
          </table:table-cell>
          <table:table-cell table:formula="of:=LOWER(CONCATENATE(&quot;\x&quot;;IF([$hex.I22]=&quot;0&quot;;&quot;00&quot;;[$hex.I22])))" office:value-type="string" office:string-value="\x00" calcext:value-type="string">
            <text:p>\x00</text:p>
          </table:table-cell>
          <table:table-cell table:formula="of:=LOWER(CONCATENATE(&quot;\x&quot;;IF([$hex.J22]=&quot;0&quot;;&quot;00&quot;;[$hex.J22])))" office:value-type="string" office:string-value="\x00" calcext:value-type="string">
            <text:p>\x00</text:p>
          </table:table-cell>
          <table:table-cell table:formula="of:=LOWER(CONCATENATE(&quot;\x&quot;;IF([$hex.K22]=&quot;0&quot;;&quot;00&quot;;[$hex.K22])))" office:value-type="string" office:string-value="\x00" calcext:value-type="string">
            <text:p>\x00</text:p>
          </table:table-cell>
          <table:table-cell table:formula="of:=LOWER(CONCATENATE(&quot;\x&quot;;IF([$hex.L22]=&quot;0&quot;;&quot;00&quot;;[$hex.L22])))" office:value-type="string" office:string-value="\x00" calcext:value-type="string">
            <text:p>\x00</text:p>
          </table:table-cell>
          <table:table-cell table:formula="of:=LOWER(CONCATENATE(&quot;\x&quot;;IF([$hex.M22]=&quot;0&quot;;&quot;00&quot;;[$hex.M22])))" office:value-type="string" office:string-value="\x00" calcext:value-type="string">
            <text:p>\x00</text:p>
          </table:table-cell>
          <table:table-cell table:formula="of:=LOWER(CONCATENATE(&quot;\x&quot;;IF([$hex.N22]=&quot;0&quot;;&quot;00&quot;;[$hex.N22])))" office:value-type="string" office:string-value="\x00" calcext:value-type="string">
            <text:p>\x00</text:p>
          </table:table-cell>
          <table:table-cell table:formula="of:=LOWER(CONCATENATE(&quot;\x&quot;;IF([$hex.O22]=&quot;0&quot;;&quot;00&quot;;[$hex.O22])))" office:value-type="string" office:string-value="\x00" calcext:value-type="string">
            <text:p>\x00</text:p>
          </table:table-cell>
          <table:table-cell table:formula="of:=LOWER(CONCATENATE(&quot;\x&quot;;IF([$hex.P22]=&quot;0&quot;;&quot;00&quot;;[$hex.P22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23]=&quot;0&quot;;&quot;00&quot;;[$hex.A23])))" office:value-type="string" office:string-value="\x00" calcext:value-type="string">
            <text:p>\x00</text:p>
          </table:table-cell>
          <table:table-cell table:formula="of:=LOWER(CONCATENATE(&quot;\x&quot;;IF([$hex.B23]=&quot;0&quot;;&quot;00&quot;;[$hex.B23])))" office:value-type="string" office:string-value="\x60" calcext:value-type="string">
            <text:p>\x60</text:p>
          </table:table-cell>
          <table:table-cell table:formula="of:=LOWER(CONCATENATE(&quot;\x&quot;;IF([$hex.C23]=&quot;0&quot;;&quot;00&quot;;[$hex.C23])))" office:value-type="string" office:string-value="\x00" calcext:value-type="string">
            <text:p>\x00</text:p>
          </table:table-cell>
          <table:table-cell table:formula="of:=LOWER(CONCATENATE(&quot;\x&quot;;IF([$hex.D23]=&quot;0&quot;;&quot;00&quot;;[$hex.D23])))" office:value-type="string" office:string-value="\x00" calcext:value-type="string">
            <text:p>\x00</text:p>
          </table:table-cell>
          <table:table-cell table:formula="of:=LOWER(CONCATENATE(&quot;\x&quot;;IF([$hex.E23]=&quot;0&quot;;&quot;00&quot;;[$hex.E23])))" office:value-type="string" office:string-value="\x00" calcext:value-type="string">
            <text:p>\x00</text:p>
          </table:table-cell>
          <table:table-cell table:formula="of:=LOWER(CONCATENATE(&quot;\x&quot;;IF([$hex.F23]=&quot;0&quot;;&quot;00&quot;;[$hex.F23])))" office:value-type="string" office:string-value="\x00" calcext:value-type="string">
            <text:p>\x00</text:p>
          </table:table-cell>
          <table:table-cell table:formula="of:=LOWER(CONCATENATE(&quot;\x&quot;;IF([$hex.G23]=&quot;0&quot;;&quot;00&quot;;[$hex.G23])))" office:value-type="string" office:string-value="\x00" calcext:value-type="string">
            <text:p>\x00</text:p>
          </table:table-cell>
          <table:table-cell table:formula="of:=LOWER(CONCATENATE(&quot;\x&quot;;IF([$hex.H23]=&quot;0&quot;;&quot;00&quot;;[$hex.H23])))" office:value-type="string" office:string-value="\x00" calcext:value-type="string">
            <text:p>\x00</text:p>
          </table:table-cell>
          <table:table-cell table:formula="of:=LOWER(CONCATENATE(&quot;\x&quot;;IF([$hex.I23]=&quot;0&quot;;&quot;00&quot;;[$hex.I23])))" office:value-type="string" office:string-value="\x00" calcext:value-type="string">
            <text:p>\x00</text:p>
          </table:table-cell>
          <table:table-cell table:formula="of:=LOWER(CONCATENATE(&quot;\x&quot;;IF([$hex.J23]=&quot;0&quot;;&quot;00&quot;;[$hex.J23])))" office:value-type="string" office:string-value="\x00" calcext:value-type="string">
            <text:p>\x00</text:p>
          </table:table-cell>
          <table:table-cell table:formula="of:=LOWER(CONCATENATE(&quot;\x&quot;;IF([$hex.K23]=&quot;0&quot;;&quot;00&quot;;[$hex.K23])))" office:value-type="string" office:string-value="\x00" calcext:value-type="string">
            <text:p>\x00</text:p>
          </table:table-cell>
          <table:table-cell table:formula="of:=LOWER(CONCATENATE(&quot;\x&quot;;IF([$hex.L23]=&quot;0&quot;;&quot;00&quot;;[$hex.L23])))" office:value-type="string" office:string-value="\x00" calcext:value-type="string">
            <text:p>\x00</text:p>
          </table:table-cell>
          <table:table-cell table:formula="of:=LOWER(CONCATENATE(&quot;\x&quot;;IF([$hex.M23]=&quot;0&quot;;&quot;00&quot;;[$hex.M23])))" office:value-type="string" office:string-value="\x00" calcext:value-type="string">
            <text:p>\x00</text:p>
          </table:table-cell>
          <table:table-cell table:formula="of:=LOWER(CONCATENATE(&quot;\x&quot;;IF([$hex.N23]=&quot;0&quot;;&quot;00&quot;;[$hex.N23])))" office:value-type="string" office:string-value="\x00" calcext:value-type="string">
            <text:p>\x00</text:p>
          </table:table-cell>
          <table:table-cell table:formula="of:=LOWER(CONCATENATE(&quot;\x&quot;;IF([$hex.O23]=&quot;0&quot;;&quot;00&quot;;[$hex.O23])))" office:value-type="string" office:string-value="\x00" calcext:value-type="string">
            <text:p>\x00</text:p>
          </table:table-cell>
          <table:table-cell table:formula="of:=LOWER(CONCATENATE(&quot;\x&quot;;IF([$hex.P23]=&quot;0&quot;;&quot;00&quot;;[$hex.P23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24]=&quot;0&quot;;&quot;00&quot;;[$hex.A24])))" office:value-type="string" office:string-value="\x00" calcext:value-type="string">
            <text:p>\x00</text:p>
          </table:table-cell>
          <table:table-cell table:formula="of:=LOWER(CONCATENATE(&quot;\x&quot;;IF([$hex.B24]=&quot;0&quot;;&quot;00&quot;;[$hex.B24])))" office:value-type="string" office:string-value="\x60" calcext:value-type="string">
            <text:p>\x60</text:p>
          </table:table-cell>
          <table:table-cell table:formula="of:=LOWER(CONCATENATE(&quot;\x&quot;;IF([$hex.C24]=&quot;0&quot;;&quot;00&quot;;[$hex.C24])))" office:value-type="string" office:string-value="\x00" calcext:value-type="string">
            <text:p>\x00</text:p>
          </table:table-cell>
          <table:table-cell table:formula="of:=LOWER(CONCATENATE(&quot;\x&quot;;IF([$hex.D24]=&quot;0&quot;;&quot;00&quot;;[$hex.D24])))" office:value-type="string" office:string-value="\x00" calcext:value-type="string">
            <text:p>\x00</text:p>
          </table:table-cell>
          <table:table-cell table:formula="of:=LOWER(CONCATENATE(&quot;\x&quot;;IF([$hex.E24]=&quot;0&quot;;&quot;00&quot;;[$hex.E24])))" office:value-type="string" office:string-value="\x00" calcext:value-type="string">
            <text:p>\x00</text:p>
          </table:table-cell>
          <table:table-cell table:formula="of:=LOWER(CONCATENATE(&quot;\x&quot;;IF([$hex.F24]=&quot;0&quot;;&quot;00&quot;;[$hex.F24])))" office:value-type="string" office:string-value="\x00" calcext:value-type="string">
            <text:p>\x00</text:p>
          </table:table-cell>
          <table:table-cell table:formula="of:=LOWER(CONCATENATE(&quot;\x&quot;;IF([$hex.G24]=&quot;0&quot;;&quot;00&quot;;[$hex.G24])))" office:value-type="string" office:string-value="\x00" calcext:value-type="string">
            <text:p>\x00</text:p>
          </table:table-cell>
          <table:table-cell table:formula="of:=LOWER(CONCATENATE(&quot;\x&quot;;IF([$hex.H24]=&quot;0&quot;;&quot;00&quot;;[$hex.H24])))" office:value-type="string" office:string-value="\x00" calcext:value-type="string">
            <text:p>\x00</text:p>
          </table:table-cell>
          <table:table-cell table:formula="of:=LOWER(CONCATENATE(&quot;\x&quot;;IF([$hex.I24]=&quot;0&quot;;&quot;00&quot;;[$hex.I24])))" office:value-type="string" office:string-value="\x00" calcext:value-type="string">
            <text:p>\x00</text:p>
          </table:table-cell>
          <table:table-cell table:formula="of:=LOWER(CONCATENATE(&quot;\x&quot;;IF([$hex.J24]=&quot;0&quot;;&quot;00&quot;;[$hex.J24])))" office:value-type="string" office:string-value="\x00" calcext:value-type="string">
            <text:p>\x00</text:p>
          </table:table-cell>
          <table:table-cell table:formula="of:=LOWER(CONCATENATE(&quot;\x&quot;;IF([$hex.K24]=&quot;0&quot;;&quot;00&quot;;[$hex.K24])))" office:value-type="string" office:string-value="\x00" calcext:value-type="string">
            <text:p>\x00</text:p>
          </table:table-cell>
          <table:table-cell table:formula="of:=LOWER(CONCATENATE(&quot;\x&quot;;IF([$hex.L24]=&quot;0&quot;;&quot;00&quot;;[$hex.L24])))" office:value-type="string" office:string-value="\x00" calcext:value-type="string">
            <text:p>\x00</text:p>
          </table:table-cell>
          <table:table-cell table:formula="of:=LOWER(CONCATENATE(&quot;\x&quot;;IF([$hex.M24]=&quot;0&quot;;&quot;00&quot;;[$hex.M24])))" office:value-type="string" office:string-value="\x00" calcext:value-type="string">
            <text:p>\x00</text:p>
          </table:table-cell>
          <table:table-cell table:formula="of:=LOWER(CONCATENATE(&quot;\x&quot;;IF([$hex.N24]=&quot;0&quot;;&quot;00&quot;;[$hex.N24])))" office:value-type="string" office:string-value="\x00" calcext:value-type="string">
            <text:p>\x00</text:p>
          </table:table-cell>
          <table:table-cell table:formula="of:=LOWER(CONCATENATE(&quot;\x&quot;;IF([$hex.O24]=&quot;0&quot;;&quot;00&quot;;[$hex.O24])))" office:value-type="string" office:string-value="\x00" calcext:value-type="string">
            <text:p>\x00</text:p>
          </table:table-cell>
          <table:table-cell table:formula="of:=LOWER(CONCATENATE(&quot;\x&quot;;IF([$hex.P24]=&quot;0&quot;;&quot;00&quot;;[$hex.P24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25]=&quot;0&quot;;&quot;00&quot;;[$hex.A25])))" office:value-type="string" office:string-value="\x00" calcext:value-type="string">
            <text:p>\x00</text:p>
          </table:table-cell>
          <table:table-cell table:formula="of:=LOWER(CONCATENATE(&quot;\x&quot;;IF([$hex.B25]=&quot;0&quot;;&quot;00&quot;;[$hex.B25])))" office:value-type="string" office:string-value="\x7e" calcext:value-type="string">
            <text:p>\x7e</text:p>
          </table:table-cell>
          <table:table-cell table:formula="of:=LOWER(CONCATENATE(&quot;\x&quot;;IF([$hex.C25]=&quot;0&quot;;&quot;00&quot;;[$hex.C25])))" office:value-type="string" office:string-value="\x00" calcext:value-type="string">
            <text:p>\x00</text:p>
          </table:table-cell>
          <table:table-cell table:formula="of:=LOWER(CONCATENATE(&quot;\x&quot;;IF([$hex.D25]=&quot;0&quot;;&quot;00&quot;;[$hex.D25])))" office:value-type="string" office:string-value="\x00" calcext:value-type="string">
            <text:p>\x00</text:p>
          </table:table-cell>
          <table:table-cell table:formula="of:=LOWER(CONCATENATE(&quot;\x&quot;;IF([$hex.E25]=&quot;0&quot;;&quot;00&quot;;[$hex.E25])))" office:value-type="string" office:string-value="\x00" calcext:value-type="string">
            <text:p>\x00</text:p>
          </table:table-cell>
          <table:table-cell table:formula="of:=LOWER(CONCATENATE(&quot;\x&quot;;IF([$hex.F25]=&quot;0&quot;;&quot;00&quot;;[$hex.F25])))" office:value-type="string" office:string-value="\x00" calcext:value-type="string">
            <text:p>\x00</text:p>
          </table:table-cell>
          <table:table-cell table:formula="of:=LOWER(CONCATENATE(&quot;\x&quot;;IF([$hex.G25]=&quot;0&quot;;&quot;00&quot;;[$hex.G25])))" office:value-type="string" office:string-value="\x00" calcext:value-type="string">
            <text:p>\x00</text:p>
          </table:table-cell>
          <table:table-cell table:formula="of:=LOWER(CONCATENATE(&quot;\x&quot;;IF([$hex.H25]=&quot;0&quot;;&quot;00&quot;;[$hex.H25])))" office:value-type="string" office:string-value="\x00" calcext:value-type="string">
            <text:p>\x00</text:p>
          </table:table-cell>
          <table:table-cell table:formula="of:=LOWER(CONCATENATE(&quot;\x&quot;;IF([$hex.I25]=&quot;0&quot;;&quot;00&quot;;[$hex.I25])))" office:value-type="string" office:string-value="\x00" calcext:value-type="string">
            <text:p>\x00</text:p>
          </table:table-cell>
          <table:table-cell table:formula="of:=LOWER(CONCATENATE(&quot;\x&quot;;IF([$hex.J25]=&quot;0&quot;;&quot;00&quot;;[$hex.J25])))" office:value-type="string" office:string-value="\x00" calcext:value-type="string">
            <text:p>\x00</text:p>
          </table:table-cell>
          <table:table-cell table:formula="of:=LOWER(CONCATENATE(&quot;\x&quot;;IF([$hex.K25]=&quot;0&quot;;&quot;00&quot;;[$hex.K25])))" office:value-type="string" office:string-value="\x00" calcext:value-type="string">
            <text:p>\x00</text:p>
          </table:table-cell>
          <table:table-cell table:formula="of:=LOWER(CONCATENATE(&quot;\x&quot;;IF([$hex.L25]=&quot;0&quot;;&quot;00&quot;;[$hex.L25])))" office:value-type="string" office:string-value="\x00" calcext:value-type="string">
            <text:p>\x00</text:p>
          </table:table-cell>
          <table:table-cell table:formula="of:=LOWER(CONCATENATE(&quot;\x&quot;;IF([$hex.M25]=&quot;0&quot;;&quot;00&quot;;[$hex.M25])))" office:value-type="string" office:string-value="\x00" calcext:value-type="string">
            <text:p>\x00</text:p>
          </table:table-cell>
          <table:table-cell table:formula="of:=LOWER(CONCATENATE(&quot;\x&quot;;IF([$hex.N25]=&quot;0&quot;;&quot;00&quot;;[$hex.N25])))" office:value-type="string" office:string-value="\x00" calcext:value-type="string">
            <text:p>\x00</text:p>
          </table:table-cell>
          <table:table-cell table:formula="of:=LOWER(CONCATENATE(&quot;\x&quot;;IF([$hex.O25]=&quot;0&quot;;&quot;00&quot;;[$hex.O25])))" office:value-type="string" office:string-value="\x00" calcext:value-type="string">
            <text:p>\x00</text:p>
          </table:table-cell>
          <table:table-cell table:formula="of:=LOWER(CONCATENATE(&quot;\x&quot;;IF([$hex.P25]=&quot;0&quot;;&quot;00&quot;;[$hex.P25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26]=&quot;0&quot;;&quot;00&quot;;[$hex.A26])))" office:value-type="string" office:string-value="\x00" calcext:value-type="string">
            <text:p>\x00</text:p>
          </table:table-cell>
          <table:table-cell table:formula="of:=LOWER(CONCATENATE(&quot;\x&quot;;IF([$hex.B26]=&quot;0&quot;;&quot;00&quot;;[$hex.B26])))" office:value-type="string" office:string-value="\x7e" calcext:value-type="string">
            <text:p>\x7e</text:p>
          </table:table-cell>
          <table:table-cell table:formula="of:=LOWER(CONCATENATE(&quot;\x&quot;;IF([$hex.C26]=&quot;0&quot;;&quot;00&quot;;[$hex.C26])))" office:value-type="string" office:string-value="\x00" calcext:value-type="string">
            <text:p>\x00</text:p>
          </table:table-cell>
          <table:table-cell table:formula="of:=LOWER(CONCATENATE(&quot;\x&quot;;IF([$hex.D26]=&quot;0&quot;;&quot;00&quot;;[$hex.D26])))" office:value-type="string" office:string-value="\x00" calcext:value-type="string">
            <text:p>\x00</text:p>
          </table:table-cell>
          <table:table-cell table:formula="of:=LOWER(CONCATENATE(&quot;\x&quot;;IF([$hex.E26]=&quot;0&quot;;&quot;00&quot;;[$hex.E26])))" office:value-type="string" office:string-value="\x00" calcext:value-type="string">
            <text:p>\x00</text:p>
          </table:table-cell>
          <table:table-cell table:formula="of:=LOWER(CONCATENATE(&quot;\x&quot;;IF([$hex.F26]=&quot;0&quot;;&quot;00&quot;;[$hex.F26])))" office:value-type="string" office:string-value="\x00" calcext:value-type="string">
            <text:p>\x00</text:p>
          </table:table-cell>
          <table:table-cell table:formula="of:=LOWER(CONCATENATE(&quot;\x&quot;;IF([$hex.G26]=&quot;0&quot;;&quot;00&quot;;[$hex.G26])))" office:value-type="string" office:string-value="\x00" calcext:value-type="string">
            <text:p>\x00</text:p>
          </table:table-cell>
          <table:table-cell table:formula="of:=LOWER(CONCATENATE(&quot;\x&quot;;IF([$hex.H26]=&quot;0&quot;;&quot;00&quot;;[$hex.H26])))" office:value-type="string" office:string-value="\x00" calcext:value-type="string">
            <text:p>\x00</text:p>
          </table:table-cell>
          <table:table-cell table:formula="of:=LOWER(CONCATENATE(&quot;\x&quot;;IF([$hex.I26]=&quot;0&quot;;&quot;00&quot;;[$hex.I26])))" office:value-type="string" office:string-value="\x00" calcext:value-type="string">
            <text:p>\x00</text:p>
          </table:table-cell>
          <table:table-cell table:formula="of:=LOWER(CONCATENATE(&quot;\x&quot;;IF([$hex.J26]=&quot;0&quot;;&quot;00&quot;;[$hex.J26])))" office:value-type="string" office:string-value="\x00" calcext:value-type="string">
            <text:p>\x00</text:p>
          </table:table-cell>
          <table:table-cell table:formula="of:=LOWER(CONCATENATE(&quot;\x&quot;;IF([$hex.K26]=&quot;0&quot;;&quot;00&quot;;[$hex.K26])))" office:value-type="string" office:string-value="\x00" calcext:value-type="string">
            <text:p>\x00</text:p>
          </table:table-cell>
          <table:table-cell table:formula="of:=LOWER(CONCATENATE(&quot;\x&quot;;IF([$hex.L26]=&quot;0&quot;;&quot;00&quot;;[$hex.L26])))" office:value-type="string" office:string-value="\x00" calcext:value-type="string">
            <text:p>\x00</text:p>
          </table:table-cell>
          <table:table-cell table:formula="of:=LOWER(CONCATENATE(&quot;\x&quot;;IF([$hex.M26]=&quot;0&quot;;&quot;00&quot;;[$hex.M26])))" office:value-type="string" office:string-value="\x00" calcext:value-type="string">
            <text:p>\x00</text:p>
          </table:table-cell>
          <table:table-cell table:formula="of:=LOWER(CONCATENATE(&quot;\x&quot;;IF([$hex.N26]=&quot;0&quot;;&quot;00&quot;;[$hex.N26])))" office:value-type="string" office:string-value="\x00" calcext:value-type="string">
            <text:p>\x00</text:p>
          </table:table-cell>
          <table:table-cell table:formula="of:=LOWER(CONCATENATE(&quot;\x&quot;;IF([$hex.O26]=&quot;0&quot;;&quot;00&quot;;[$hex.O26])))" office:value-type="string" office:string-value="\x00" calcext:value-type="string">
            <text:p>\x00</text:p>
          </table:table-cell>
          <table:table-cell table:formula="of:=LOWER(CONCATENATE(&quot;\x&quot;;IF([$hex.P26]=&quot;0&quot;;&quot;00&quot;;[$hex.P26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27]=&quot;0&quot;;&quot;00&quot;;[$hex.A27])))" office:value-type="string" office:string-value="\x00" calcext:value-type="string">
            <text:p>\x00</text:p>
          </table:table-cell>
          <table:table-cell table:formula="of:=LOWER(CONCATENATE(&quot;\x&quot;;IF([$hex.B27]=&quot;0&quot;;&quot;00&quot;;[$hex.B27])))" office:value-type="string" office:string-value="\x00" calcext:value-type="string">
            <text:p>\x00</text:p>
          </table:table-cell>
          <table:table-cell table:formula="of:=LOWER(CONCATENATE(&quot;\x&quot;;IF([$hex.C27]=&quot;0&quot;;&quot;00&quot;;[$hex.C27])))" office:value-type="string" office:string-value="\x00" calcext:value-type="string">
            <text:p>\x00</text:p>
          </table:table-cell>
          <table:table-cell table:formula="of:=LOWER(CONCATENATE(&quot;\x&quot;;IF([$hex.D27]=&quot;0&quot;;&quot;00&quot;;[$hex.D27])))" office:value-type="string" office:string-value="\x00" calcext:value-type="string">
            <text:p>\x00</text:p>
          </table:table-cell>
          <table:table-cell table:formula="of:=LOWER(CONCATENATE(&quot;\x&quot;;IF([$hex.E27]=&quot;0&quot;;&quot;00&quot;;[$hex.E27])))" office:value-type="string" office:string-value="\x00" calcext:value-type="string">
            <text:p>\x00</text:p>
          </table:table-cell>
          <table:table-cell table:formula="of:=LOWER(CONCATENATE(&quot;\x&quot;;IF([$hex.F27]=&quot;0&quot;;&quot;00&quot;;[$hex.F27])))" office:value-type="string" office:string-value="\x00" calcext:value-type="string">
            <text:p>\x00</text:p>
          </table:table-cell>
          <table:table-cell table:formula="of:=LOWER(CONCATENATE(&quot;\x&quot;;IF([$hex.G27]=&quot;0&quot;;&quot;00&quot;;[$hex.G27])))" office:value-type="string" office:string-value="\x00" calcext:value-type="string">
            <text:p>\x00</text:p>
          </table:table-cell>
          <table:table-cell table:formula="of:=LOWER(CONCATENATE(&quot;\x&quot;;IF([$hex.H27]=&quot;0&quot;;&quot;00&quot;;[$hex.H27])))" office:value-type="string" office:string-value="\x00" calcext:value-type="string">
            <text:p>\x00</text:p>
          </table:table-cell>
          <table:table-cell table:formula="of:=LOWER(CONCATENATE(&quot;\x&quot;;IF([$hex.I27]=&quot;0&quot;;&quot;00&quot;;[$hex.I27])))" office:value-type="string" office:string-value="\x00" calcext:value-type="string">
            <text:p>\x00</text:p>
          </table:table-cell>
          <table:table-cell table:formula="of:=LOWER(CONCATENATE(&quot;\x&quot;;IF([$hex.J27]=&quot;0&quot;;&quot;00&quot;;[$hex.J27])))" office:value-type="string" office:string-value="\x00" calcext:value-type="string">
            <text:p>\x00</text:p>
          </table:table-cell>
          <table:table-cell table:formula="of:=LOWER(CONCATENATE(&quot;\x&quot;;IF([$hex.K27]=&quot;0&quot;;&quot;00&quot;;[$hex.K27])))" office:value-type="string" office:string-value="\x00" calcext:value-type="string">
            <text:p>\x00</text:p>
          </table:table-cell>
          <table:table-cell table:formula="of:=LOWER(CONCATENATE(&quot;\x&quot;;IF([$hex.L27]=&quot;0&quot;;&quot;00&quot;;[$hex.L27])))" office:value-type="string" office:string-value="\x00" calcext:value-type="string">
            <text:p>\x00</text:p>
          </table:table-cell>
          <table:table-cell table:formula="of:=LOWER(CONCATENATE(&quot;\x&quot;;IF([$hex.M27]=&quot;0&quot;;&quot;00&quot;;[$hex.M27])))" office:value-type="string" office:string-value="\x00" calcext:value-type="string">
            <text:p>\x00</text:p>
          </table:table-cell>
          <table:table-cell table:formula="of:=LOWER(CONCATENATE(&quot;\x&quot;;IF([$hex.N27]=&quot;0&quot;;&quot;00&quot;;[$hex.N27])))" office:value-type="string" office:string-value="\x00" calcext:value-type="string">
            <text:p>\x00</text:p>
          </table:table-cell>
          <table:table-cell table:formula="of:=LOWER(CONCATENATE(&quot;\x&quot;;IF([$hex.O27]=&quot;0&quot;;&quot;00&quot;;[$hex.O27])))" office:value-type="string" office:string-value="\x00" calcext:value-type="string">
            <text:p>\x00</text:p>
          </table:table-cell>
          <table:table-cell table:formula="of:=LOWER(CONCATENATE(&quot;\x&quot;;IF([$hex.P27]=&quot;0&quot;;&quot;00&quot;;[$hex.P27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28]=&quot;0&quot;;&quot;00&quot;;[$hex.A28])))" office:value-type="string" office:string-value="\x00" calcext:value-type="string">
            <text:p>\x00</text:p>
          </table:table-cell>
          <table:table-cell table:formula="of:=LOWER(CONCATENATE(&quot;\x&quot;;IF([$hex.B28]=&quot;0&quot;;&quot;00&quot;;[$hex.B28])))" office:value-type="string" office:string-value="\x00" calcext:value-type="string">
            <text:p>\x00</text:p>
          </table:table-cell>
          <table:table-cell table:formula="of:=LOWER(CONCATENATE(&quot;\x&quot;;IF([$hex.C28]=&quot;0&quot;;&quot;00&quot;;[$hex.C28])))" office:value-type="string" office:string-value="\x00" calcext:value-type="string">
            <text:p>\x00</text:p>
          </table:table-cell>
          <table:table-cell table:formula="of:=LOWER(CONCATENATE(&quot;\x&quot;;IF([$hex.D28]=&quot;0&quot;;&quot;00&quot;;[$hex.D28])))" office:value-type="string" office:string-value="\x00" calcext:value-type="string">
            <text:p>\x00</text:p>
          </table:table-cell>
          <table:table-cell table:formula="of:=LOWER(CONCATENATE(&quot;\x&quot;;IF([$hex.E28]=&quot;0&quot;;&quot;00&quot;;[$hex.E28])))" office:value-type="string" office:string-value="\x00" calcext:value-type="string">
            <text:p>\x00</text:p>
          </table:table-cell>
          <table:table-cell table:formula="of:=LOWER(CONCATENATE(&quot;\x&quot;;IF([$hex.F28]=&quot;0&quot;;&quot;00&quot;;[$hex.F28])))" office:value-type="string" office:string-value="\x00" calcext:value-type="string">
            <text:p>\x00</text:p>
          </table:table-cell>
          <table:table-cell table:formula="of:=LOWER(CONCATENATE(&quot;\x&quot;;IF([$hex.G28]=&quot;0&quot;;&quot;00&quot;;[$hex.G28])))" office:value-type="string" office:string-value="\x00" calcext:value-type="string">
            <text:p>\x00</text:p>
          </table:table-cell>
          <table:table-cell table:formula="of:=LOWER(CONCATENATE(&quot;\x&quot;;IF([$hex.H28]=&quot;0&quot;;&quot;00&quot;;[$hex.H28])))" office:value-type="string" office:string-value="\x00" calcext:value-type="string">
            <text:p>\x00</text:p>
          </table:table-cell>
          <table:table-cell table:formula="of:=LOWER(CONCATENATE(&quot;\x&quot;;IF([$hex.I28]=&quot;0&quot;;&quot;00&quot;;[$hex.I28])))" office:value-type="string" office:string-value="\x00" calcext:value-type="string">
            <text:p>\x00</text:p>
          </table:table-cell>
          <table:table-cell table:formula="of:=LOWER(CONCATENATE(&quot;\x&quot;;IF([$hex.J28]=&quot;0&quot;;&quot;00&quot;;[$hex.J28])))" office:value-type="string" office:string-value="\x00" calcext:value-type="string">
            <text:p>\x00</text:p>
          </table:table-cell>
          <table:table-cell table:formula="of:=LOWER(CONCATENATE(&quot;\x&quot;;IF([$hex.K28]=&quot;0&quot;;&quot;00&quot;;[$hex.K28])))" office:value-type="string" office:string-value="\x00" calcext:value-type="string">
            <text:p>\x00</text:p>
          </table:table-cell>
          <table:table-cell table:formula="of:=LOWER(CONCATENATE(&quot;\x&quot;;IF([$hex.L28]=&quot;0&quot;;&quot;00&quot;;[$hex.L28])))" office:value-type="string" office:string-value="\x00" calcext:value-type="string">
            <text:p>\x00</text:p>
          </table:table-cell>
          <table:table-cell table:formula="of:=LOWER(CONCATENATE(&quot;\x&quot;;IF([$hex.M28]=&quot;0&quot;;&quot;00&quot;;[$hex.M28])))" office:value-type="string" office:string-value="\x00" calcext:value-type="string">
            <text:p>\x00</text:p>
          </table:table-cell>
          <table:table-cell table:formula="of:=LOWER(CONCATENATE(&quot;\x&quot;;IF([$hex.N28]=&quot;0&quot;;&quot;00&quot;;[$hex.N28])))" office:value-type="string" office:string-value="\x00" calcext:value-type="string">
            <text:p>\x00</text:p>
          </table:table-cell>
          <table:table-cell table:formula="of:=LOWER(CONCATENATE(&quot;\x&quot;;IF([$hex.O28]=&quot;0&quot;;&quot;00&quot;;[$hex.O28])))" office:value-type="string" office:string-value="\x00" calcext:value-type="string">
            <text:p>\x00</text:p>
          </table:table-cell>
          <table:table-cell table:formula="of:=LOWER(CONCATENATE(&quot;\x&quot;;IF([$hex.P28]=&quot;0&quot;;&quot;00&quot;;[$hex.P28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29]=&quot;0&quot;;&quot;00&quot;;[$hex.A29])))" office:value-type="string" office:string-value="\x00" calcext:value-type="string">
            <text:p>\x00</text:p>
          </table:table-cell>
          <table:table-cell table:formula="of:=LOWER(CONCATENATE(&quot;\x&quot;;IF([$hex.B29]=&quot;0&quot;;&quot;00&quot;;[$hex.B29])))" office:value-type="string" office:string-value="\x00" calcext:value-type="string">
            <text:p>\x00</text:p>
          </table:table-cell>
          <table:table-cell table:formula="of:=LOWER(CONCATENATE(&quot;\x&quot;;IF([$hex.C29]=&quot;0&quot;;&quot;00&quot;;[$hex.C29])))" office:value-type="string" office:string-value="\x00" calcext:value-type="string">
            <text:p>\x00</text:p>
          </table:table-cell>
          <table:table-cell table:formula="of:=LOWER(CONCATENATE(&quot;\x&quot;;IF([$hex.D29]=&quot;0&quot;;&quot;00&quot;;[$hex.D29])))" office:value-type="string" office:string-value="\x00" calcext:value-type="string">
            <text:p>\x00</text:p>
          </table:table-cell>
          <table:table-cell table:formula="of:=LOWER(CONCATENATE(&quot;\x&quot;;IF([$hex.E29]=&quot;0&quot;;&quot;00&quot;;[$hex.E29])))" office:value-type="string" office:string-value="\x00" calcext:value-type="string">
            <text:p>\x00</text:p>
          </table:table-cell>
          <table:table-cell table:formula="of:=LOWER(CONCATENATE(&quot;\x&quot;;IF([$hex.F29]=&quot;0&quot;;&quot;00&quot;;[$hex.F29])))" office:value-type="string" office:string-value="\x00" calcext:value-type="string">
            <text:p>\x00</text:p>
          </table:table-cell>
          <table:table-cell table:formula="of:=LOWER(CONCATENATE(&quot;\x&quot;;IF([$hex.G29]=&quot;0&quot;;&quot;00&quot;;[$hex.G29])))" office:value-type="string" office:string-value="\x00" calcext:value-type="string">
            <text:p>\x00</text:p>
          </table:table-cell>
          <table:table-cell table:formula="of:=LOWER(CONCATENATE(&quot;\x&quot;;IF([$hex.H29]=&quot;0&quot;;&quot;00&quot;;[$hex.H29])))" office:value-type="string" office:string-value="\x00" calcext:value-type="string">
            <text:p>\x00</text:p>
          </table:table-cell>
          <table:table-cell table:formula="of:=LOWER(CONCATENATE(&quot;\x&quot;;IF([$hex.I29]=&quot;0&quot;;&quot;00&quot;;[$hex.I29])))" office:value-type="string" office:string-value="\x00" calcext:value-type="string">
            <text:p>\x00</text:p>
          </table:table-cell>
          <table:table-cell table:formula="of:=LOWER(CONCATENATE(&quot;\x&quot;;IF([$hex.J29]=&quot;0&quot;;&quot;00&quot;;[$hex.J29])))" office:value-type="string" office:string-value="\x00" calcext:value-type="string">
            <text:p>\x00</text:p>
          </table:table-cell>
          <table:table-cell table:formula="of:=LOWER(CONCATENATE(&quot;\x&quot;;IF([$hex.K29]=&quot;0&quot;;&quot;00&quot;;[$hex.K29])))" office:value-type="string" office:string-value="\x00" calcext:value-type="string">
            <text:p>\x00</text:p>
          </table:table-cell>
          <table:table-cell table:formula="of:=LOWER(CONCATENATE(&quot;\x&quot;;IF([$hex.L29]=&quot;0&quot;;&quot;00&quot;;[$hex.L29])))" office:value-type="string" office:string-value="\x00" calcext:value-type="string">
            <text:p>\x00</text:p>
          </table:table-cell>
          <table:table-cell table:formula="of:=LOWER(CONCATENATE(&quot;\x&quot;;IF([$hex.M29]=&quot;0&quot;;&quot;00&quot;;[$hex.M29])))" office:value-type="string" office:string-value="\x00" calcext:value-type="string">
            <text:p>\x00</text:p>
          </table:table-cell>
          <table:table-cell table:formula="of:=LOWER(CONCATENATE(&quot;\x&quot;;IF([$hex.N29]=&quot;0&quot;;&quot;00&quot;;[$hex.N29])))" office:value-type="string" office:string-value="\x00" calcext:value-type="string">
            <text:p>\x00</text:p>
          </table:table-cell>
          <table:table-cell table:formula="of:=LOWER(CONCATENATE(&quot;\x&quot;;IF([$hex.O29]=&quot;0&quot;;&quot;00&quot;;[$hex.O29])))" office:value-type="string" office:string-value="\x00" calcext:value-type="string">
            <text:p>\x00</text:p>
          </table:table-cell>
          <table:table-cell table:formula="of:=LOWER(CONCATENATE(&quot;\x&quot;;IF([$hex.P29]=&quot;0&quot;;&quot;00&quot;;[$hex.P29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30]=&quot;0&quot;;&quot;00&quot;;[$hex.A30])))" office:value-type="string" office:string-value="\x00" calcext:value-type="string">
            <text:p>\x00</text:p>
          </table:table-cell>
          <table:table-cell table:formula="of:=LOWER(CONCATENATE(&quot;\x&quot;;IF([$hex.B30]=&quot;0&quot;;&quot;00&quot;;[$hex.B30])))" office:value-type="string" office:string-value="\x00" calcext:value-type="string">
            <text:p>\x00</text:p>
          </table:table-cell>
          <table:table-cell table:formula="of:=LOWER(CONCATENATE(&quot;\x&quot;;IF([$hex.C30]=&quot;0&quot;;&quot;00&quot;;[$hex.C30])))" office:value-type="string" office:string-value="\x00" calcext:value-type="string">
            <text:p>\x00</text:p>
          </table:table-cell>
          <table:table-cell table:formula="of:=LOWER(CONCATENATE(&quot;\x&quot;;IF([$hex.D30]=&quot;0&quot;;&quot;00&quot;;[$hex.D30])))" office:value-type="string" office:string-value="\x00" calcext:value-type="string">
            <text:p>\x00</text:p>
          </table:table-cell>
          <table:table-cell table:formula="of:=LOWER(CONCATENATE(&quot;\x&quot;;IF([$hex.E30]=&quot;0&quot;;&quot;00&quot;;[$hex.E30])))" office:value-type="string" office:string-value="\x00" calcext:value-type="string">
            <text:p>\x00</text:p>
          </table:table-cell>
          <table:table-cell table:formula="of:=LOWER(CONCATENATE(&quot;\x&quot;;IF([$hex.F30]=&quot;0&quot;;&quot;00&quot;;[$hex.F30])))" office:value-type="string" office:string-value="\x00" calcext:value-type="string">
            <text:p>\x00</text:p>
          </table:table-cell>
          <table:table-cell table:formula="of:=LOWER(CONCATENATE(&quot;\x&quot;;IF([$hex.G30]=&quot;0&quot;;&quot;00&quot;;[$hex.G30])))" office:value-type="string" office:string-value="\x00" calcext:value-type="string">
            <text:p>\x00</text:p>
          </table:table-cell>
          <table:table-cell table:formula="of:=LOWER(CONCATENATE(&quot;\x&quot;;IF([$hex.H30]=&quot;0&quot;;&quot;00&quot;;[$hex.H30])))" office:value-type="string" office:string-value="\x00" calcext:value-type="string">
            <text:p>\x00</text:p>
          </table:table-cell>
          <table:table-cell table:formula="of:=LOWER(CONCATENATE(&quot;\x&quot;;IF([$hex.I30]=&quot;0&quot;;&quot;00&quot;;[$hex.I30])))" office:value-type="string" office:string-value="\x00" calcext:value-type="string">
            <text:p>\x00</text:p>
          </table:table-cell>
          <table:table-cell table:formula="of:=LOWER(CONCATENATE(&quot;\x&quot;;IF([$hex.J30]=&quot;0&quot;;&quot;00&quot;;[$hex.J30])))" office:value-type="string" office:string-value="\x00" calcext:value-type="string">
            <text:p>\x00</text:p>
          </table:table-cell>
          <table:table-cell table:formula="of:=LOWER(CONCATENATE(&quot;\x&quot;;IF([$hex.K30]=&quot;0&quot;;&quot;00&quot;;[$hex.K30])))" office:value-type="string" office:string-value="\x00" calcext:value-type="string">
            <text:p>\x00</text:p>
          </table:table-cell>
          <table:table-cell table:formula="of:=LOWER(CONCATENATE(&quot;\x&quot;;IF([$hex.L30]=&quot;0&quot;;&quot;00&quot;;[$hex.L30])))" office:value-type="string" office:string-value="\x00" calcext:value-type="string">
            <text:p>\x00</text:p>
          </table:table-cell>
          <table:table-cell table:formula="of:=LOWER(CONCATENATE(&quot;\x&quot;;IF([$hex.M30]=&quot;0&quot;;&quot;00&quot;;[$hex.M30])))" office:value-type="string" office:string-value="\x00" calcext:value-type="string">
            <text:p>\x00</text:p>
          </table:table-cell>
          <table:table-cell table:formula="of:=LOWER(CONCATENATE(&quot;\x&quot;;IF([$hex.N30]=&quot;0&quot;;&quot;00&quot;;[$hex.N30])))" office:value-type="string" office:string-value="\x00" calcext:value-type="string">
            <text:p>\x00</text:p>
          </table:table-cell>
          <table:table-cell table:formula="of:=LOWER(CONCATENATE(&quot;\x&quot;;IF([$hex.O30]=&quot;0&quot;;&quot;00&quot;;[$hex.O30])))" office:value-type="string" office:string-value="\x00" calcext:value-type="string">
            <text:p>\x00</text:p>
          </table:table-cell>
          <table:table-cell table:formula="of:=LOWER(CONCATENATE(&quot;\x&quot;;IF([$hex.P30]=&quot;0&quot;;&quot;00&quot;;[$hex.P30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31]=&quot;0&quot;;&quot;00&quot;;[$hex.A31])))" office:value-type="string" office:string-value="\x00" calcext:value-type="string">
            <text:p>\x00</text:p>
          </table:table-cell>
          <table:table-cell table:formula="of:=LOWER(CONCATENATE(&quot;\x&quot;;IF([$hex.B31]=&quot;0&quot;;&quot;00&quot;;[$hex.B31])))" office:value-type="string" office:string-value="\x00" calcext:value-type="string">
            <text:p>\x00</text:p>
          </table:table-cell>
          <table:table-cell table:formula="of:=LOWER(CONCATENATE(&quot;\x&quot;;IF([$hex.C31]=&quot;0&quot;;&quot;00&quot;;[$hex.C31])))" office:value-type="string" office:string-value="\x00" calcext:value-type="string">
            <text:p>\x00</text:p>
          </table:table-cell>
          <table:table-cell table:formula="of:=LOWER(CONCATENATE(&quot;\x&quot;;IF([$hex.D31]=&quot;0&quot;;&quot;00&quot;;[$hex.D31])))" office:value-type="string" office:string-value="\x00" calcext:value-type="string">
            <text:p>\x00</text:p>
          </table:table-cell>
          <table:table-cell table:formula="of:=LOWER(CONCATENATE(&quot;\x&quot;;IF([$hex.E31]=&quot;0&quot;;&quot;00&quot;;[$hex.E31])))" office:value-type="string" office:string-value="\x00" calcext:value-type="string">
            <text:p>\x00</text:p>
          </table:table-cell>
          <table:table-cell table:formula="of:=LOWER(CONCATENATE(&quot;\x&quot;;IF([$hex.F31]=&quot;0&quot;;&quot;00&quot;;[$hex.F31])))" office:value-type="string" office:string-value="\x00" calcext:value-type="string">
            <text:p>\x00</text:p>
          </table:table-cell>
          <table:table-cell table:formula="of:=LOWER(CONCATENATE(&quot;\x&quot;;IF([$hex.G31]=&quot;0&quot;;&quot;00&quot;;[$hex.G31])))" office:value-type="string" office:string-value="\x00" calcext:value-type="string">
            <text:p>\x00</text:p>
          </table:table-cell>
          <table:table-cell table:formula="of:=LOWER(CONCATENATE(&quot;\x&quot;;IF([$hex.H31]=&quot;0&quot;;&quot;00&quot;;[$hex.H31])))" office:value-type="string" office:string-value="\x00" calcext:value-type="string">
            <text:p>\x00</text:p>
          </table:table-cell>
          <table:table-cell table:formula="of:=LOWER(CONCATENATE(&quot;\x&quot;;IF([$hex.I31]=&quot;0&quot;;&quot;00&quot;;[$hex.I31])))" office:value-type="string" office:string-value="\x00" calcext:value-type="string">
            <text:p>\x00</text:p>
          </table:table-cell>
          <table:table-cell table:formula="of:=LOWER(CONCATENATE(&quot;\x&quot;;IF([$hex.J31]=&quot;0&quot;;&quot;00&quot;;[$hex.J31])))" office:value-type="string" office:string-value="\x00" calcext:value-type="string">
            <text:p>\x00</text:p>
          </table:table-cell>
          <table:table-cell table:formula="of:=LOWER(CONCATENATE(&quot;\x&quot;;IF([$hex.K31]=&quot;0&quot;;&quot;00&quot;;[$hex.K31])))" office:value-type="string" office:string-value="\x00" calcext:value-type="string">
            <text:p>\x00</text:p>
          </table:table-cell>
          <table:table-cell table:formula="of:=LOWER(CONCATENATE(&quot;\x&quot;;IF([$hex.L31]=&quot;0&quot;;&quot;00&quot;;[$hex.L31])))" office:value-type="string" office:string-value="\x00" calcext:value-type="string">
            <text:p>\x00</text:p>
          </table:table-cell>
          <table:table-cell table:formula="of:=LOWER(CONCATENATE(&quot;\x&quot;;IF([$hex.M31]=&quot;0&quot;;&quot;00&quot;;[$hex.M31])))" office:value-type="string" office:string-value="\x00" calcext:value-type="string">
            <text:p>\x00</text:p>
          </table:table-cell>
          <table:table-cell table:formula="of:=LOWER(CONCATENATE(&quot;\x&quot;;IF([$hex.N31]=&quot;0&quot;;&quot;00&quot;;[$hex.N31])))" office:value-type="string" office:string-value="\x00" calcext:value-type="string">
            <text:p>\x00</text:p>
          </table:table-cell>
          <table:table-cell table:formula="of:=LOWER(CONCATENATE(&quot;\x&quot;;IF([$hex.O31]=&quot;0&quot;;&quot;00&quot;;[$hex.O31])))" office:value-type="string" office:string-value="\x00" calcext:value-type="string">
            <text:p>\x00</text:p>
          </table:table-cell>
          <table:table-cell table:formula="of:=LOWER(CONCATENATE(&quot;\x&quot;;IF([$hex.P31]=&quot;0&quot;;&quot;00&quot;;[$hex.P31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32]=&quot;0&quot;;&quot;00&quot;;[$hex.A32])))" office:value-type="string" office:string-value="\x00" calcext:value-type="string">
            <text:p>\x00</text:p>
          </table:table-cell>
          <table:table-cell table:formula="of:=LOWER(CONCATENATE(&quot;\x&quot;;IF([$hex.B32]=&quot;0&quot;;&quot;00&quot;;[$hex.B32])))" office:value-type="string" office:string-value="\x00" calcext:value-type="string">
            <text:p>\x00</text:p>
          </table:table-cell>
          <table:table-cell table:formula="of:=LOWER(CONCATENATE(&quot;\x&quot;;IF([$hex.C32]=&quot;0&quot;;&quot;00&quot;;[$hex.C32])))" office:value-type="string" office:string-value="\x00" calcext:value-type="string">
            <text:p>\x00</text:p>
          </table:table-cell>
          <table:table-cell table:formula="of:=LOWER(CONCATENATE(&quot;\x&quot;;IF([$hex.D32]=&quot;0&quot;;&quot;00&quot;;[$hex.D32])))" office:value-type="string" office:string-value="\x00" calcext:value-type="string">
            <text:p>\x00</text:p>
          </table:table-cell>
          <table:table-cell table:formula="of:=LOWER(CONCATENATE(&quot;\x&quot;;IF([$hex.E32]=&quot;0&quot;;&quot;00&quot;;[$hex.E32])))" office:value-type="string" office:string-value="\x00" calcext:value-type="string">
            <text:p>\x00</text:p>
          </table:table-cell>
          <table:table-cell table:formula="of:=LOWER(CONCATENATE(&quot;\x&quot;;IF([$hex.F32]=&quot;0&quot;;&quot;00&quot;;[$hex.F32])))" office:value-type="string" office:string-value="\x00" calcext:value-type="string">
            <text:p>\x00</text:p>
          </table:table-cell>
          <table:table-cell table:formula="of:=LOWER(CONCATENATE(&quot;\x&quot;;IF([$hex.G32]=&quot;0&quot;;&quot;00&quot;;[$hex.G32])))" office:value-type="string" office:string-value="\x00" calcext:value-type="string">
            <text:p>\x00</text:p>
          </table:table-cell>
          <table:table-cell table:formula="of:=LOWER(CONCATENATE(&quot;\x&quot;;IF([$hex.H32]=&quot;0&quot;;&quot;00&quot;;[$hex.H32])))" office:value-type="string" office:string-value="\x00" calcext:value-type="string">
            <text:p>\x00</text:p>
          </table:table-cell>
          <table:table-cell table:formula="of:=LOWER(CONCATENATE(&quot;\x&quot;;IF([$hex.I32]=&quot;0&quot;;&quot;00&quot;;[$hex.I32])))" office:value-type="string" office:string-value="\x00" calcext:value-type="string">
            <text:p>\x00</text:p>
          </table:table-cell>
          <table:table-cell table:formula="of:=LOWER(CONCATENATE(&quot;\x&quot;;IF([$hex.J32]=&quot;0&quot;;&quot;00&quot;;[$hex.J32])))" office:value-type="string" office:string-value="\x00" calcext:value-type="string">
            <text:p>\x00</text:p>
          </table:table-cell>
          <table:table-cell table:formula="of:=LOWER(CONCATENATE(&quot;\x&quot;;IF([$hex.K32]=&quot;0&quot;;&quot;00&quot;;[$hex.K32])))" office:value-type="string" office:string-value="\x00" calcext:value-type="string">
            <text:p>\x00</text:p>
          </table:table-cell>
          <table:table-cell table:formula="of:=LOWER(CONCATENATE(&quot;\x&quot;;IF([$hex.L32]=&quot;0&quot;;&quot;00&quot;;[$hex.L32])))" office:value-type="string" office:string-value="\x00" calcext:value-type="string">
            <text:p>\x00</text:p>
          </table:table-cell>
          <table:table-cell table:formula="of:=LOWER(CONCATENATE(&quot;\x&quot;;IF([$hex.M32]=&quot;0&quot;;&quot;00&quot;;[$hex.M32])))" office:value-type="string" office:string-value="\x00" calcext:value-type="string">
            <text:p>\x00</text:p>
          </table:table-cell>
          <table:table-cell table:formula="of:=LOWER(CONCATENATE(&quot;\x&quot;;IF([$hex.N32]=&quot;0&quot;;&quot;00&quot;;[$hex.N32])))" office:value-type="string" office:string-value="\x00" calcext:value-type="string">
            <text:p>\x00</text:p>
          </table:table-cell>
          <table:table-cell table:formula="of:=LOWER(CONCATENATE(&quot;\x&quot;;IF([$hex.O32]=&quot;0&quot;;&quot;00&quot;;[$hex.O32])))" office:value-type="string" office:string-value="\x00" calcext:value-type="string">
            <text:p>\x00</text:p>
          </table:table-cell>
          <table:table-cell table:formula="of:=LOWER(CONCATENATE(&quot;\x&quot;;IF([$hex.P32]=&quot;0&quot;;&quot;00&quot;;[$hex.P32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33]=&quot;0&quot;;&quot;00&quot;;[$hex.A33])))" office:value-type="string" office:string-value="\x00" calcext:value-type="string">
            <text:p>\x00</text:p>
          </table:table-cell>
          <table:table-cell table:formula="of:=LOWER(CONCATENATE(&quot;\x&quot;;IF([$hex.B33]=&quot;0&quot;;&quot;00&quot;;[$hex.B33])))" office:value-type="string" office:string-value="\x00" calcext:value-type="string">
            <text:p>\x00</text:p>
          </table:table-cell>
          <table:table-cell table:formula="of:=LOWER(CONCATENATE(&quot;\x&quot;;IF([$hex.C33]=&quot;0&quot;;&quot;00&quot;;[$hex.C33])))" office:value-type="string" office:string-value="\x00" calcext:value-type="string">
            <text:p>\x00</text:p>
          </table:table-cell>
          <table:table-cell table:formula="of:=LOWER(CONCATENATE(&quot;\x&quot;;IF([$hex.D33]=&quot;0&quot;;&quot;00&quot;;[$hex.D33])))" office:value-type="string" office:string-value="\x00" calcext:value-type="string">
            <text:p>\x00</text:p>
          </table:table-cell>
          <table:table-cell table:formula="of:=LOWER(CONCATENATE(&quot;\x&quot;;IF([$hex.E33]=&quot;0&quot;;&quot;00&quot;;[$hex.E33])))" office:value-type="string" office:string-value="\x00" calcext:value-type="string">
            <text:p>\x00</text:p>
          </table:table-cell>
          <table:table-cell table:formula="of:=LOWER(CONCATENATE(&quot;\x&quot;;IF([$hex.F33]=&quot;0&quot;;&quot;00&quot;;[$hex.F33])))" office:value-type="string" office:string-value="\x00" calcext:value-type="string">
            <text:p>\x00</text:p>
          </table:table-cell>
          <table:table-cell table:formula="of:=LOWER(CONCATENATE(&quot;\x&quot;;IF([$hex.G33]=&quot;0&quot;;&quot;00&quot;;[$hex.G33])))" office:value-type="string" office:string-value="\x00" calcext:value-type="string">
            <text:p>\x00</text:p>
          </table:table-cell>
          <table:table-cell table:formula="of:=LOWER(CONCATENATE(&quot;\x&quot;;IF([$hex.H33]=&quot;0&quot;;&quot;00&quot;;[$hex.H33])))" office:value-type="string" office:string-value="\x00" calcext:value-type="string">
            <text:p>\x00</text:p>
          </table:table-cell>
          <table:table-cell table:formula="of:=LOWER(CONCATENATE(&quot;\x&quot;;IF([$hex.I33]=&quot;0&quot;;&quot;00&quot;;[$hex.I33])))" office:value-type="string" office:string-value="\x00" calcext:value-type="string">
            <text:p>\x00</text:p>
          </table:table-cell>
          <table:table-cell table:formula="of:=LOWER(CONCATENATE(&quot;\x&quot;;IF([$hex.J33]=&quot;0&quot;;&quot;00&quot;;[$hex.J33])))" office:value-type="string" office:string-value="\x00" calcext:value-type="string">
            <text:p>\x00</text:p>
          </table:table-cell>
          <table:table-cell table:formula="of:=LOWER(CONCATENATE(&quot;\x&quot;;IF([$hex.K33]=&quot;0&quot;;&quot;00&quot;;[$hex.K33])))" office:value-type="string" office:string-value="\x00" calcext:value-type="string">
            <text:p>\x00</text:p>
          </table:table-cell>
          <table:table-cell table:formula="of:=LOWER(CONCATENATE(&quot;\x&quot;;IF([$hex.L33]=&quot;0&quot;;&quot;00&quot;;[$hex.L33])))" office:value-type="string" office:string-value="\x00" calcext:value-type="string">
            <text:p>\x00</text:p>
          </table:table-cell>
          <table:table-cell table:formula="of:=LOWER(CONCATENATE(&quot;\x&quot;;IF([$hex.M33]=&quot;0&quot;;&quot;00&quot;;[$hex.M33])))" office:value-type="string" office:string-value="\x00" calcext:value-type="string">
            <text:p>\x00</text:p>
          </table:table-cell>
          <table:table-cell table:formula="of:=LOWER(CONCATENATE(&quot;\x&quot;;IF([$hex.N33]=&quot;0&quot;;&quot;00&quot;;[$hex.N33])))" office:value-type="string" office:string-value="\x00" calcext:value-type="string">
            <text:p>\x00</text:p>
          </table:table-cell>
          <table:table-cell table:formula="of:=LOWER(CONCATENATE(&quot;\x&quot;;IF([$hex.O33]=&quot;0&quot;;&quot;00&quot;;[$hex.O33])))" office:value-type="string" office:string-value="\x00" calcext:value-type="string">
            <text:p>\x00</text:p>
          </table:table-cell>
          <table:table-cell table:formula="of:=LOWER(CONCATENATE(&quot;\x&quot;;IF([$hex.P33]=&quot;0&quot;;&quot;00&quot;;[$hex.P33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34]=&quot;0&quot;;&quot;00&quot;;[$hex.A34])))" office:value-type="string" office:string-value="\x00" calcext:value-type="string">
            <text:p>\x00</text:p>
          </table:table-cell>
          <table:table-cell table:formula="of:=LOWER(CONCATENATE(&quot;\x&quot;;IF([$hex.B34]=&quot;0&quot;;&quot;00&quot;;[$hex.B34])))" office:value-type="string" office:string-value="\x00" calcext:value-type="string">
            <text:p>\x00</text:p>
          </table:table-cell>
          <table:table-cell table:formula="of:=LOWER(CONCATENATE(&quot;\x&quot;;IF([$hex.C34]=&quot;0&quot;;&quot;00&quot;;[$hex.C34])))" office:value-type="string" office:string-value="\x00" calcext:value-type="string">
            <text:p>\x00</text:p>
          </table:table-cell>
          <table:table-cell table:formula="of:=LOWER(CONCATENATE(&quot;\x&quot;;IF([$hex.D34]=&quot;0&quot;;&quot;00&quot;;[$hex.D34])))" office:value-type="string" office:string-value="\x00" calcext:value-type="string">
            <text:p>\x00</text:p>
          </table:table-cell>
          <table:table-cell table:formula="of:=LOWER(CONCATENATE(&quot;\x&quot;;IF([$hex.E34]=&quot;0&quot;;&quot;00&quot;;[$hex.E34])))" office:value-type="string" office:string-value="\x00" calcext:value-type="string">
            <text:p>\x00</text:p>
          </table:table-cell>
          <table:table-cell table:formula="of:=LOWER(CONCATENATE(&quot;\x&quot;;IF([$hex.F34]=&quot;0&quot;;&quot;00&quot;;[$hex.F34])))" office:value-type="string" office:string-value="\x00" calcext:value-type="string">
            <text:p>\x00</text:p>
          </table:table-cell>
          <table:table-cell table:formula="of:=LOWER(CONCATENATE(&quot;\x&quot;;IF([$hex.G34]=&quot;0&quot;;&quot;00&quot;;[$hex.G34])))" office:value-type="string" office:string-value="\x00" calcext:value-type="string">
            <text:p>\x00</text:p>
          </table:table-cell>
          <table:table-cell table:formula="of:=LOWER(CONCATENATE(&quot;\x&quot;;IF([$hex.H34]=&quot;0&quot;;&quot;00&quot;;[$hex.H34])))" office:value-type="string" office:string-value="\x00" calcext:value-type="string">
            <text:p>\x00</text:p>
          </table:table-cell>
          <table:table-cell table:formula="of:=LOWER(CONCATENATE(&quot;\x&quot;;IF([$hex.I34]=&quot;0&quot;;&quot;00&quot;;[$hex.I34])))" office:value-type="string" office:string-value="\x00" calcext:value-type="string">
            <text:p>\x00</text:p>
          </table:table-cell>
          <table:table-cell table:formula="of:=LOWER(CONCATENATE(&quot;\x&quot;;IF([$hex.J34]=&quot;0&quot;;&quot;00&quot;;[$hex.J34])))" office:value-type="string" office:string-value="\x00" calcext:value-type="string">
            <text:p>\x00</text:p>
          </table:table-cell>
          <table:table-cell table:formula="of:=LOWER(CONCATENATE(&quot;\x&quot;;IF([$hex.K34]=&quot;0&quot;;&quot;00&quot;;[$hex.K34])))" office:value-type="string" office:string-value="\x00" calcext:value-type="string">
            <text:p>\x00</text:p>
          </table:table-cell>
          <table:table-cell table:formula="of:=LOWER(CONCATENATE(&quot;\x&quot;;IF([$hex.L34]=&quot;0&quot;;&quot;00&quot;;[$hex.L34])))" office:value-type="string" office:string-value="\x00" calcext:value-type="string">
            <text:p>\x00</text:p>
          </table:table-cell>
          <table:table-cell table:formula="of:=LOWER(CONCATENATE(&quot;\x&quot;;IF([$hex.M34]=&quot;0&quot;;&quot;00&quot;;[$hex.M34])))" office:value-type="string" office:string-value="\x00" calcext:value-type="string">
            <text:p>\x00</text:p>
          </table:table-cell>
          <table:table-cell table:formula="of:=LOWER(CONCATENATE(&quot;\x&quot;;IF([$hex.N34]=&quot;0&quot;;&quot;00&quot;;[$hex.N34])))" office:value-type="string" office:string-value="\x00" calcext:value-type="string">
            <text:p>\x00</text:p>
          </table:table-cell>
          <table:table-cell table:formula="of:=LOWER(CONCATENATE(&quot;\x&quot;;IF([$hex.O34]=&quot;0&quot;;&quot;00&quot;;[$hex.O34])))" office:value-type="string" office:string-value="\x00" calcext:value-type="string">
            <text:p>\x00</text:p>
          </table:table-cell>
          <table:table-cell table:formula="of:=LOWER(CONCATENATE(&quot;\x&quot;;IF([$hex.P34]=&quot;0&quot;;&quot;00&quot;;[$hex.P34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35]=&quot;0&quot;;&quot;00&quot;;[$hex.A35])))" office:value-type="string" office:string-value="\x00" calcext:value-type="string">
            <text:p>\x00</text:p>
          </table:table-cell>
          <table:table-cell table:formula="of:=LOWER(CONCATENATE(&quot;\x&quot;;IF([$hex.B35]=&quot;0&quot;;&quot;00&quot;;[$hex.B35])))" office:value-type="string" office:string-value="\x00" calcext:value-type="string">
            <text:p>\x00</text:p>
          </table:table-cell>
          <table:table-cell table:formula="of:=LOWER(CONCATENATE(&quot;\x&quot;;IF([$hex.C35]=&quot;0&quot;;&quot;00&quot;;[$hex.C35])))" office:value-type="string" office:string-value="\x00" calcext:value-type="string">
            <text:p>\x00</text:p>
          </table:table-cell>
          <table:table-cell table:formula="of:=LOWER(CONCATENATE(&quot;\x&quot;;IF([$hex.D35]=&quot;0&quot;;&quot;00&quot;;[$hex.D35])))" office:value-type="string" office:string-value="\x00" calcext:value-type="string">
            <text:p>\x00</text:p>
          </table:table-cell>
          <table:table-cell table:formula="of:=LOWER(CONCATENATE(&quot;\x&quot;;IF([$hex.E35]=&quot;0&quot;;&quot;00&quot;;[$hex.E35])))" office:value-type="string" office:string-value="\x00" calcext:value-type="string">
            <text:p>\x00</text:p>
          </table:table-cell>
          <table:table-cell table:formula="of:=LOWER(CONCATENATE(&quot;\x&quot;;IF([$hex.F35]=&quot;0&quot;;&quot;00&quot;;[$hex.F35])))" office:value-type="string" office:string-value="\x00" calcext:value-type="string">
            <text:p>\x00</text:p>
          </table:table-cell>
          <table:table-cell table:formula="of:=LOWER(CONCATENATE(&quot;\x&quot;;IF([$hex.G35]=&quot;0&quot;;&quot;00&quot;;[$hex.G35])))" office:value-type="string" office:string-value="\x00" calcext:value-type="string">
            <text:p>\x00</text:p>
          </table:table-cell>
          <table:table-cell table:formula="of:=LOWER(CONCATENATE(&quot;\x&quot;;IF([$hex.H35]=&quot;0&quot;;&quot;00&quot;;[$hex.H35])))" office:value-type="string" office:string-value="\x00" calcext:value-type="string">
            <text:p>\x00</text:p>
          </table:table-cell>
          <table:table-cell table:formula="of:=LOWER(CONCATENATE(&quot;\x&quot;;IF([$hex.I35]=&quot;0&quot;;&quot;00&quot;;[$hex.I35])))" office:value-type="string" office:string-value="\x00" calcext:value-type="string">
            <text:p>\x00</text:p>
          </table:table-cell>
          <table:table-cell table:formula="of:=LOWER(CONCATENATE(&quot;\x&quot;;IF([$hex.J35]=&quot;0&quot;;&quot;00&quot;;[$hex.J35])))" office:value-type="string" office:string-value="\x00" calcext:value-type="string">
            <text:p>\x00</text:p>
          </table:table-cell>
          <table:table-cell table:formula="of:=LOWER(CONCATENATE(&quot;\x&quot;;IF([$hex.K35]=&quot;0&quot;;&quot;00&quot;;[$hex.K35])))" office:value-type="string" office:string-value="\x00" calcext:value-type="string">
            <text:p>\x00</text:p>
          </table:table-cell>
          <table:table-cell table:formula="of:=LOWER(CONCATENATE(&quot;\x&quot;;IF([$hex.L35]=&quot;0&quot;;&quot;00&quot;;[$hex.L35])))" office:value-type="string" office:string-value="\x00" calcext:value-type="string">
            <text:p>\x00</text:p>
          </table:table-cell>
          <table:table-cell table:formula="of:=LOWER(CONCATENATE(&quot;\x&quot;;IF([$hex.M35]=&quot;0&quot;;&quot;00&quot;;[$hex.M35])))" office:value-type="string" office:string-value="\x00" calcext:value-type="string">
            <text:p>\x00</text:p>
          </table:table-cell>
          <table:table-cell table:formula="of:=LOWER(CONCATENATE(&quot;\x&quot;;IF([$hex.N35]=&quot;0&quot;;&quot;00&quot;;[$hex.N35])))" office:value-type="string" office:string-value="\x00" calcext:value-type="string">
            <text:p>\x00</text:p>
          </table:table-cell>
          <table:table-cell table:formula="of:=LOWER(CONCATENATE(&quot;\x&quot;;IF([$hex.O35]=&quot;0&quot;;&quot;00&quot;;[$hex.O35])))" office:value-type="string" office:string-value="\x00" calcext:value-type="string">
            <text:p>\x00</text:p>
          </table:table-cell>
          <table:table-cell table:formula="of:=LOWER(CONCATENATE(&quot;\x&quot;;IF([$hex.P35]=&quot;0&quot;;&quot;00&quot;;[$hex.P35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36]=&quot;0&quot;;&quot;00&quot;;[$hex.A36])))" office:value-type="string" office:string-value="\x00" calcext:value-type="string">
            <text:p>\x00</text:p>
          </table:table-cell>
          <table:table-cell table:formula="of:=LOWER(CONCATENATE(&quot;\x&quot;;IF([$hex.B36]=&quot;0&quot;;&quot;00&quot;;[$hex.B36])))" office:value-type="string" office:string-value="\x00" calcext:value-type="string">
            <text:p>\x00</text:p>
          </table:table-cell>
          <table:table-cell table:formula="of:=LOWER(CONCATENATE(&quot;\x&quot;;IF([$hex.C36]=&quot;0&quot;;&quot;00&quot;;[$hex.C36])))" office:value-type="string" office:string-value="\x00" calcext:value-type="string">
            <text:p>\x00</text:p>
          </table:table-cell>
          <table:table-cell table:formula="of:=LOWER(CONCATENATE(&quot;\x&quot;;IF([$hex.D36]=&quot;0&quot;;&quot;00&quot;;[$hex.D36])))" office:value-type="string" office:string-value="\x00" calcext:value-type="string">
            <text:p>\x00</text:p>
          </table:table-cell>
          <table:table-cell table:formula="of:=LOWER(CONCATENATE(&quot;\x&quot;;IF([$hex.E36]=&quot;0&quot;;&quot;00&quot;;[$hex.E36])))" office:value-type="string" office:string-value="\x00" calcext:value-type="string">
            <text:p>\x00</text:p>
          </table:table-cell>
          <table:table-cell table:formula="of:=LOWER(CONCATENATE(&quot;\x&quot;;IF([$hex.F36]=&quot;0&quot;;&quot;00&quot;;[$hex.F36])))" office:value-type="string" office:string-value="\x00" calcext:value-type="string">
            <text:p>\x00</text:p>
          </table:table-cell>
          <table:table-cell table:formula="of:=LOWER(CONCATENATE(&quot;\x&quot;;IF([$hex.G36]=&quot;0&quot;;&quot;00&quot;;[$hex.G36])))" office:value-type="string" office:string-value="\x00" calcext:value-type="string">
            <text:p>\x00</text:p>
          </table:table-cell>
          <table:table-cell table:formula="of:=LOWER(CONCATENATE(&quot;\x&quot;;IF([$hex.H36]=&quot;0&quot;;&quot;00&quot;;[$hex.H36])))" office:value-type="string" office:string-value="\x00" calcext:value-type="string">
            <text:p>\x00</text:p>
          </table:table-cell>
          <table:table-cell table:formula="of:=LOWER(CONCATENATE(&quot;\x&quot;;IF([$hex.I36]=&quot;0&quot;;&quot;00&quot;;[$hex.I36])))" office:value-type="string" office:string-value="\x00" calcext:value-type="string">
            <text:p>\x00</text:p>
          </table:table-cell>
          <table:table-cell table:formula="of:=LOWER(CONCATENATE(&quot;\x&quot;;IF([$hex.J36]=&quot;0&quot;;&quot;00&quot;;[$hex.J36])))" office:value-type="string" office:string-value="\x00" calcext:value-type="string">
            <text:p>\x00</text:p>
          </table:table-cell>
          <table:table-cell table:formula="of:=LOWER(CONCATENATE(&quot;\x&quot;;IF([$hex.K36]=&quot;0&quot;;&quot;00&quot;;[$hex.K36])))" office:value-type="string" office:string-value="\x00" calcext:value-type="string">
            <text:p>\x00</text:p>
          </table:table-cell>
          <table:table-cell table:formula="of:=LOWER(CONCATENATE(&quot;\x&quot;;IF([$hex.L36]=&quot;0&quot;;&quot;00&quot;;[$hex.L36])))" office:value-type="string" office:string-value="\x00" calcext:value-type="string">
            <text:p>\x00</text:p>
          </table:table-cell>
          <table:table-cell table:formula="of:=LOWER(CONCATENATE(&quot;\x&quot;;IF([$hex.M36]=&quot;0&quot;;&quot;00&quot;;[$hex.M36])))" office:value-type="string" office:string-value="\x00" calcext:value-type="string">
            <text:p>\x00</text:p>
          </table:table-cell>
          <table:table-cell table:formula="of:=LOWER(CONCATENATE(&quot;\x&quot;;IF([$hex.N36]=&quot;0&quot;;&quot;00&quot;;[$hex.N36])))" office:value-type="string" office:string-value="\x00" calcext:value-type="string">
            <text:p>\x00</text:p>
          </table:table-cell>
          <table:table-cell table:formula="of:=LOWER(CONCATENATE(&quot;\x&quot;;IF([$hex.O36]=&quot;0&quot;;&quot;00&quot;;[$hex.O36])))" office:value-type="string" office:string-value="\x00" calcext:value-type="string">
            <text:p>\x00</text:p>
          </table:table-cell>
          <table:table-cell table:formula="of:=LOWER(CONCATENATE(&quot;\x&quot;;IF([$hex.P36]=&quot;0&quot;;&quot;00&quot;;[$hex.P36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37]=&quot;0&quot;;&quot;00&quot;;[$hex.A37])))" office:value-type="string" office:string-value="\x00" calcext:value-type="string">
            <text:p>\x00</text:p>
          </table:table-cell>
          <table:table-cell table:formula="of:=LOWER(CONCATENATE(&quot;\x&quot;;IF([$hex.B37]=&quot;0&quot;;&quot;00&quot;;[$hex.B37])))" office:value-type="string" office:string-value="\x00" calcext:value-type="string">
            <text:p>\x00</text:p>
          </table:table-cell>
          <table:table-cell table:formula="of:=LOWER(CONCATENATE(&quot;\x&quot;;IF([$hex.C37]=&quot;0&quot;;&quot;00&quot;;[$hex.C37])))" office:value-type="string" office:string-value="\x00" calcext:value-type="string">
            <text:p>\x00</text:p>
          </table:table-cell>
          <table:table-cell table:formula="of:=LOWER(CONCATENATE(&quot;\x&quot;;IF([$hex.D37]=&quot;0&quot;;&quot;00&quot;;[$hex.D37])))" office:value-type="string" office:string-value="\x00" calcext:value-type="string">
            <text:p>\x00</text:p>
          </table:table-cell>
          <table:table-cell table:formula="of:=LOWER(CONCATENATE(&quot;\x&quot;;IF([$hex.E37]=&quot;0&quot;;&quot;00&quot;;[$hex.E37])))" office:value-type="string" office:string-value="\x00" calcext:value-type="string">
            <text:p>\x00</text:p>
          </table:table-cell>
          <table:table-cell table:formula="of:=LOWER(CONCATENATE(&quot;\x&quot;;IF([$hex.F37]=&quot;0&quot;;&quot;00&quot;;[$hex.F37])))" office:value-type="string" office:string-value="\x00" calcext:value-type="string">
            <text:p>\x00</text:p>
          </table:table-cell>
          <table:table-cell table:formula="of:=LOWER(CONCATENATE(&quot;\x&quot;;IF([$hex.G37]=&quot;0&quot;;&quot;00&quot;;[$hex.G37])))" office:value-type="string" office:string-value="\x00" calcext:value-type="string">
            <text:p>\x00</text:p>
          </table:table-cell>
          <table:table-cell table:formula="of:=LOWER(CONCATENATE(&quot;\x&quot;;IF([$hex.H37]=&quot;0&quot;;&quot;00&quot;;[$hex.H37])))" office:value-type="string" office:string-value="\x00" calcext:value-type="string">
            <text:p>\x00</text:p>
          </table:table-cell>
          <table:table-cell table:formula="of:=LOWER(CONCATENATE(&quot;\x&quot;;IF([$hex.I37]=&quot;0&quot;;&quot;00&quot;;[$hex.I37])))" office:value-type="string" office:string-value="\x00" calcext:value-type="string">
            <text:p>\x00</text:p>
          </table:table-cell>
          <table:table-cell table:formula="of:=LOWER(CONCATENATE(&quot;\x&quot;;IF([$hex.J37]=&quot;0&quot;;&quot;00&quot;;[$hex.J37])))" office:value-type="string" office:string-value="\x00" calcext:value-type="string">
            <text:p>\x00</text:p>
          </table:table-cell>
          <table:table-cell table:formula="of:=LOWER(CONCATENATE(&quot;\x&quot;;IF([$hex.K37]=&quot;0&quot;;&quot;00&quot;;[$hex.K37])))" office:value-type="string" office:string-value="\x00" calcext:value-type="string">
            <text:p>\x00</text:p>
          </table:table-cell>
          <table:table-cell table:formula="of:=LOWER(CONCATENATE(&quot;\x&quot;;IF([$hex.L37]=&quot;0&quot;;&quot;00&quot;;[$hex.L37])))" office:value-type="string" office:string-value="\x00" calcext:value-type="string">
            <text:p>\x00</text:p>
          </table:table-cell>
          <table:table-cell table:formula="of:=LOWER(CONCATENATE(&quot;\x&quot;;IF([$hex.M37]=&quot;0&quot;;&quot;00&quot;;[$hex.M37])))" office:value-type="string" office:string-value="\x00" calcext:value-type="string">
            <text:p>\x00</text:p>
          </table:table-cell>
          <table:table-cell table:formula="of:=LOWER(CONCATENATE(&quot;\x&quot;;IF([$hex.N37]=&quot;0&quot;;&quot;00&quot;;[$hex.N37])))" office:value-type="string" office:string-value="\x00" calcext:value-type="string">
            <text:p>\x00</text:p>
          </table:table-cell>
          <table:table-cell table:formula="of:=LOWER(CONCATENATE(&quot;\x&quot;;IF([$hex.O37]=&quot;0&quot;;&quot;00&quot;;[$hex.O37])))" office:value-type="string" office:string-value="\x00" calcext:value-type="string">
            <text:p>\x00</text:p>
          </table:table-cell>
          <table:table-cell table:formula="of:=LOWER(CONCATENATE(&quot;\x&quot;;IF([$hex.P37]=&quot;0&quot;;&quot;00&quot;;[$hex.P37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38]=&quot;0&quot;;&quot;00&quot;;[$hex.A38])))" office:value-type="string" office:string-value="\x00" calcext:value-type="string">
            <text:p>\x00</text:p>
          </table:table-cell>
          <table:table-cell table:formula="of:=LOWER(CONCATENATE(&quot;\x&quot;;IF([$hex.B38]=&quot;0&quot;;&quot;00&quot;;[$hex.B38])))" office:value-type="string" office:string-value="\x00" calcext:value-type="string">
            <text:p>\x00</text:p>
          </table:table-cell>
          <table:table-cell table:formula="of:=LOWER(CONCATENATE(&quot;\x&quot;;IF([$hex.C38]=&quot;0&quot;;&quot;00&quot;;[$hex.C38])))" office:value-type="string" office:string-value="\x00" calcext:value-type="string">
            <text:p>\x00</text:p>
          </table:table-cell>
          <table:table-cell table:formula="of:=LOWER(CONCATENATE(&quot;\x&quot;;IF([$hex.D38]=&quot;0&quot;;&quot;00&quot;;[$hex.D38])))" office:value-type="string" office:string-value="\x00" calcext:value-type="string">
            <text:p>\x00</text:p>
          </table:table-cell>
          <table:table-cell table:formula="of:=LOWER(CONCATENATE(&quot;\x&quot;;IF([$hex.E38]=&quot;0&quot;;&quot;00&quot;;[$hex.E38])))" office:value-type="string" office:string-value="\x00" calcext:value-type="string">
            <text:p>\x00</text:p>
          </table:table-cell>
          <table:table-cell table:formula="of:=LOWER(CONCATENATE(&quot;\x&quot;;IF([$hex.F38]=&quot;0&quot;;&quot;00&quot;;[$hex.F38])))" office:value-type="string" office:string-value="\x00" calcext:value-type="string">
            <text:p>\x00</text:p>
          </table:table-cell>
          <table:table-cell table:formula="of:=LOWER(CONCATENATE(&quot;\x&quot;;IF([$hex.G38]=&quot;0&quot;;&quot;00&quot;;[$hex.G38])))" office:value-type="string" office:string-value="\x00" calcext:value-type="string">
            <text:p>\x00</text:p>
          </table:table-cell>
          <table:table-cell table:formula="of:=LOWER(CONCATENATE(&quot;\x&quot;;IF([$hex.H38]=&quot;0&quot;;&quot;00&quot;;[$hex.H38])))" office:value-type="string" office:string-value="\x00" calcext:value-type="string">
            <text:p>\x00</text:p>
          </table:table-cell>
          <table:table-cell table:formula="of:=LOWER(CONCATENATE(&quot;\x&quot;;IF([$hex.I38]=&quot;0&quot;;&quot;00&quot;;[$hex.I38])))" office:value-type="string" office:string-value="\x00" calcext:value-type="string">
            <text:p>\x00</text:p>
          </table:table-cell>
          <table:table-cell table:formula="of:=LOWER(CONCATENATE(&quot;\x&quot;;IF([$hex.J38]=&quot;0&quot;;&quot;00&quot;;[$hex.J38])))" office:value-type="string" office:string-value="\x00" calcext:value-type="string">
            <text:p>\x00</text:p>
          </table:table-cell>
          <table:table-cell table:formula="of:=LOWER(CONCATENATE(&quot;\x&quot;;IF([$hex.K38]=&quot;0&quot;;&quot;00&quot;;[$hex.K38])))" office:value-type="string" office:string-value="\x00" calcext:value-type="string">
            <text:p>\x00</text:p>
          </table:table-cell>
          <table:table-cell table:formula="of:=LOWER(CONCATENATE(&quot;\x&quot;;IF([$hex.L38]=&quot;0&quot;;&quot;00&quot;;[$hex.L38])))" office:value-type="string" office:string-value="\x00" calcext:value-type="string">
            <text:p>\x00</text:p>
          </table:table-cell>
          <table:table-cell table:formula="of:=LOWER(CONCATENATE(&quot;\x&quot;;IF([$hex.M38]=&quot;0&quot;;&quot;00&quot;;[$hex.M38])))" office:value-type="string" office:string-value="\x00" calcext:value-type="string">
            <text:p>\x00</text:p>
          </table:table-cell>
          <table:table-cell table:formula="of:=LOWER(CONCATENATE(&quot;\x&quot;;IF([$hex.N38]=&quot;0&quot;;&quot;00&quot;;[$hex.N38])))" office:value-type="string" office:string-value="\x00" calcext:value-type="string">
            <text:p>\x00</text:p>
          </table:table-cell>
          <table:table-cell table:formula="of:=LOWER(CONCATENATE(&quot;\x&quot;;IF([$hex.O38]=&quot;0&quot;;&quot;00&quot;;[$hex.O38])))" office:value-type="string" office:string-value="\x00" calcext:value-type="string">
            <text:p>\x00</text:p>
          </table:table-cell>
          <table:table-cell table:formula="of:=LOWER(CONCATENATE(&quot;\x&quot;;IF([$hex.P38]=&quot;0&quot;;&quot;00&quot;;[$hex.P38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39]=&quot;0&quot;;&quot;00&quot;;[$hex.A39])))" office:value-type="string" office:string-value="\x00" calcext:value-type="string">
            <text:p>\x00</text:p>
          </table:table-cell>
          <table:table-cell table:formula="of:=LOWER(CONCATENATE(&quot;\x&quot;;IF([$hex.B39]=&quot;0&quot;;&quot;00&quot;;[$hex.B39])))" office:value-type="string" office:string-value="\x00" calcext:value-type="string">
            <text:p>\x00</text:p>
          </table:table-cell>
          <table:table-cell table:formula="of:=LOWER(CONCATENATE(&quot;\x&quot;;IF([$hex.C39]=&quot;0&quot;;&quot;00&quot;;[$hex.C39])))" office:value-type="string" office:string-value="\x00" calcext:value-type="string">
            <text:p>\x00</text:p>
          </table:table-cell>
          <table:table-cell table:formula="of:=LOWER(CONCATENATE(&quot;\x&quot;;IF([$hex.D39]=&quot;0&quot;;&quot;00&quot;;[$hex.D39])))" office:value-type="string" office:string-value="\x00" calcext:value-type="string">
            <text:p>\x00</text:p>
          </table:table-cell>
          <table:table-cell table:formula="of:=LOWER(CONCATENATE(&quot;\x&quot;;IF([$hex.E39]=&quot;0&quot;;&quot;00&quot;;[$hex.E39])))" office:value-type="string" office:string-value="\x00" calcext:value-type="string">
            <text:p>\x00</text:p>
          </table:table-cell>
          <table:table-cell table:formula="of:=LOWER(CONCATENATE(&quot;\x&quot;;IF([$hex.F39]=&quot;0&quot;;&quot;00&quot;;[$hex.F39])))" office:value-type="string" office:string-value="\x00" calcext:value-type="string">
            <text:p>\x00</text:p>
          </table:table-cell>
          <table:table-cell table:formula="of:=LOWER(CONCATENATE(&quot;\x&quot;;IF([$hex.G39]=&quot;0&quot;;&quot;00&quot;;[$hex.G39])))" office:value-type="string" office:string-value="\x00" calcext:value-type="string">
            <text:p>\x00</text:p>
          </table:table-cell>
          <table:table-cell table:formula="of:=LOWER(CONCATENATE(&quot;\x&quot;;IF([$hex.H39]=&quot;0&quot;;&quot;00&quot;;[$hex.H39])))" office:value-type="string" office:string-value="\x00" calcext:value-type="string">
            <text:p>\x00</text:p>
          </table:table-cell>
          <table:table-cell table:formula="of:=LOWER(CONCATENATE(&quot;\x&quot;;IF([$hex.I39]=&quot;0&quot;;&quot;00&quot;;[$hex.I39])))" office:value-type="string" office:string-value="\x00" calcext:value-type="string">
            <text:p>\x00</text:p>
          </table:table-cell>
          <table:table-cell table:formula="of:=LOWER(CONCATENATE(&quot;\x&quot;;IF([$hex.J39]=&quot;0&quot;;&quot;00&quot;;[$hex.J39])))" office:value-type="string" office:string-value="\x00" calcext:value-type="string">
            <text:p>\x00</text:p>
          </table:table-cell>
          <table:table-cell table:formula="of:=LOWER(CONCATENATE(&quot;\x&quot;;IF([$hex.K39]=&quot;0&quot;;&quot;00&quot;;[$hex.K39])))" office:value-type="string" office:string-value="\x00" calcext:value-type="string">
            <text:p>\x00</text:p>
          </table:table-cell>
          <table:table-cell table:formula="of:=LOWER(CONCATENATE(&quot;\x&quot;;IF([$hex.L39]=&quot;0&quot;;&quot;00&quot;;[$hex.L39])))" office:value-type="string" office:string-value="\x00" calcext:value-type="string">
            <text:p>\x00</text:p>
          </table:table-cell>
          <table:table-cell table:formula="of:=LOWER(CONCATENATE(&quot;\x&quot;;IF([$hex.M39]=&quot;0&quot;;&quot;00&quot;;[$hex.M39])))" office:value-type="string" office:string-value="\x00" calcext:value-type="string">
            <text:p>\x00</text:p>
          </table:table-cell>
          <table:table-cell table:formula="of:=LOWER(CONCATENATE(&quot;\x&quot;;IF([$hex.N39]=&quot;0&quot;;&quot;00&quot;;[$hex.N39])))" office:value-type="string" office:string-value="\x00" calcext:value-type="string">
            <text:p>\x00</text:p>
          </table:table-cell>
          <table:table-cell table:formula="of:=LOWER(CONCATENATE(&quot;\x&quot;;IF([$hex.O39]=&quot;0&quot;;&quot;00&quot;;[$hex.O39])))" office:value-type="string" office:string-value="\x00" calcext:value-type="string">
            <text:p>\x00</text:p>
          </table:table-cell>
          <table:table-cell table:formula="of:=LOWER(CONCATENATE(&quot;\x&quot;;IF([$hex.P39]=&quot;0&quot;;&quot;00&quot;;[$hex.P39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40]=&quot;0&quot;;&quot;00&quot;;[$hex.A40])))" office:value-type="string" office:string-value="\x00" calcext:value-type="string">
            <text:p>\x00</text:p>
          </table:table-cell>
          <table:table-cell table:formula="of:=LOWER(CONCATENATE(&quot;\x&quot;;IF([$hex.B40]=&quot;0&quot;;&quot;00&quot;;[$hex.B40])))" office:value-type="string" office:string-value="\x00" calcext:value-type="string">
            <text:p>\x00</text:p>
          </table:table-cell>
          <table:table-cell table:formula="of:=LOWER(CONCATENATE(&quot;\x&quot;;IF([$hex.C40]=&quot;0&quot;;&quot;00&quot;;[$hex.C40])))" office:value-type="string" office:string-value="\x00" calcext:value-type="string">
            <text:p>\x00</text:p>
          </table:table-cell>
          <table:table-cell table:formula="of:=LOWER(CONCATENATE(&quot;\x&quot;;IF([$hex.D40]=&quot;0&quot;;&quot;00&quot;;[$hex.D40])))" office:value-type="string" office:string-value="\x00" calcext:value-type="string">
            <text:p>\x00</text:p>
          </table:table-cell>
          <table:table-cell table:formula="of:=LOWER(CONCATENATE(&quot;\x&quot;;IF([$hex.E40]=&quot;0&quot;;&quot;00&quot;;[$hex.E40])))" office:value-type="string" office:string-value="\x00" calcext:value-type="string">
            <text:p>\x00</text:p>
          </table:table-cell>
          <table:table-cell table:formula="of:=LOWER(CONCATENATE(&quot;\x&quot;;IF([$hex.F40]=&quot;0&quot;;&quot;00&quot;;[$hex.F40])))" office:value-type="string" office:string-value="\x00" calcext:value-type="string">
            <text:p>\x00</text:p>
          </table:table-cell>
          <table:table-cell table:formula="of:=LOWER(CONCATENATE(&quot;\x&quot;;IF([$hex.G40]=&quot;0&quot;;&quot;00&quot;;[$hex.G40])))" office:value-type="string" office:string-value="\x00" calcext:value-type="string">
            <text:p>\x00</text:p>
          </table:table-cell>
          <table:table-cell table:formula="of:=LOWER(CONCATENATE(&quot;\x&quot;;IF([$hex.H40]=&quot;0&quot;;&quot;00&quot;;[$hex.H40])))" office:value-type="string" office:string-value="\x00" calcext:value-type="string">
            <text:p>\x00</text:p>
          </table:table-cell>
          <table:table-cell table:formula="of:=LOWER(CONCATENATE(&quot;\x&quot;;IF([$hex.I40]=&quot;0&quot;;&quot;00&quot;;[$hex.I40])))" office:value-type="string" office:string-value="\x00" calcext:value-type="string">
            <text:p>\x00</text:p>
          </table:table-cell>
          <table:table-cell table:formula="of:=LOWER(CONCATENATE(&quot;\x&quot;;IF([$hex.J40]=&quot;0&quot;;&quot;00&quot;;[$hex.J40])))" office:value-type="string" office:string-value="\x00" calcext:value-type="string">
            <text:p>\x00</text:p>
          </table:table-cell>
          <table:table-cell table:formula="of:=LOWER(CONCATENATE(&quot;\x&quot;;IF([$hex.K40]=&quot;0&quot;;&quot;00&quot;;[$hex.K40])))" office:value-type="string" office:string-value="\x00" calcext:value-type="string">
            <text:p>\x00</text:p>
          </table:table-cell>
          <table:table-cell table:formula="of:=LOWER(CONCATENATE(&quot;\x&quot;;IF([$hex.L40]=&quot;0&quot;;&quot;00&quot;;[$hex.L40])))" office:value-type="string" office:string-value="\x00" calcext:value-type="string">
            <text:p>\x00</text:p>
          </table:table-cell>
          <table:table-cell table:formula="of:=LOWER(CONCATENATE(&quot;\x&quot;;IF([$hex.M40]=&quot;0&quot;;&quot;00&quot;;[$hex.M40])))" office:value-type="string" office:string-value="\x00" calcext:value-type="string">
            <text:p>\x00</text:p>
          </table:table-cell>
          <table:table-cell table:formula="of:=LOWER(CONCATENATE(&quot;\x&quot;;IF([$hex.N40]=&quot;0&quot;;&quot;00&quot;;[$hex.N40])))" office:value-type="string" office:string-value="\x00" calcext:value-type="string">
            <text:p>\x00</text:p>
          </table:table-cell>
          <table:table-cell table:formula="of:=LOWER(CONCATENATE(&quot;\x&quot;;IF([$hex.O40]=&quot;0&quot;;&quot;00&quot;;[$hex.O40])))" office:value-type="string" office:string-value="\x00" calcext:value-type="string">
            <text:p>\x00</text:p>
          </table:table-cell>
          <table:table-cell table:formula="of:=LOWER(CONCATENATE(&quot;\x&quot;;IF([$hex.P40]=&quot;0&quot;;&quot;00&quot;;[$hex.P40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41]=&quot;0&quot;;&quot;00&quot;;[$hex.A41])))" office:value-type="string" office:string-value="\x00" calcext:value-type="string">
            <text:p>\x00</text:p>
          </table:table-cell>
          <table:table-cell table:formula="of:=LOWER(CONCATENATE(&quot;\x&quot;;IF([$hex.B41]=&quot;0&quot;;&quot;00&quot;;[$hex.B41])))" office:value-type="string" office:string-value="\x00" calcext:value-type="string">
            <text:p>\x00</text:p>
          </table:table-cell>
          <table:table-cell table:formula="of:=LOWER(CONCATENATE(&quot;\x&quot;;IF([$hex.C41]=&quot;0&quot;;&quot;00&quot;;[$hex.C41])))" office:value-type="string" office:string-value="\x00" calcext:value-type="string">
            <text:p>\x00</text:p>
          </table:table-cell>
          <table:table-cell table:formula="of:=LOWER(CONCATENATE(&quot;\x&quot;;IF([$hex.D41]=&quot;0&quot;;&quot;00&quot;;[$hex.D41])))" office:value-type="string" office:string-value="\x00" calcext:value-type="string">
            <text:p>\x00</text:p>
          </table:table-cell>
          <table:table-cell table:formula="of:=LOWER(CONCATENATE(&quot;\x&quot;;IF([$hex.E41]=&quot;0&quot;;&quot;00&quot;;[$hex.E41])))" office:value-type="string" office:string-value="\x00" calcext:value-type="string">
            <text:p>\x00</text:p>
          </table:table-cell>
          <table:table-cell table:formula="of:=LOWER(CONCATENATE(&quot;\x&quot;;IF([$hex.F41]=&quot;0&quot;;&quot;00&quot;;[$hex.F41])))" office:value-type="string" office:string-value="\x00" calcext:value-type="string">
            <text:p>\x00</text:p>
          </table:table-cell>
          <table:table-cell table:formula="of:=LOWER(CONCATENATE(&quot;\x&quot;;IF([$hex.G41]=&quot;0&quot;;&quot;00&quot;;[$hex.G41])))" office:value-type="string" office:string-value="\x00" calcext:value-type="string">
            <text:p>\x00</text:p>
          </table:table-cell>
          <table:table-cell table:formula="of:=LOWER(CONCATENATE(&quot;\x&quot;;IF([$hex.H41]=&quot;0&quot;;&quot;00&quot;;[$hex.H41])))" office:value-type="string" office:string-value="\x00" calcext:value-type="string">
            <text:p>\x00</text:p>
          </table:table-cell>
          <table:table-cell table:formula="of:=LOWER(CONCATENATE(&quot;\x&quot;;IF([$hex.I41]=&quot;0&quot;;&quot;00&quot;;[$hex.I41])))" office:value-type="string" office:string-value="\x00" calcext:value-type="string">
            <text:p>\x00</text:p>
          </table:table-cell>
          <table:table-cell table:formula="of:=LOWER(CONCATENATE(&quot;\x&quot;;IF([$hex.J41]=&quot;0&quot;;&quot;00&quot;;[$hex.J41])))" office:value-type="string" office:string-value="\x00" calcext:value-type="string">
            <text:p>\x00</text:p>
          </table:table-cell>
          <table:table-cell table:formula="of:=LOWER(CONCATENATE(&quot;\x&quot;;IF([$hex.K41]=&quot;0&quot;;&quot;00&quot;;[$hex.K41])))" office:value-type="string" office:string-value="\x00" calcext:value-type="string">
            <text:p>\x00</text:p>
          </table:table-cell>
          <table:table-cell table:formula="of:=LOWER(CONCATENATE(&quot;\x&quot;;IF([$hex.L41]=&quot;0&quot;;&quot;00&quot;;[$hex.L41])))" office:value-type="string" office:string-value="\x00" calcext:value-type="string">
            <text:p>\x00</text:p>
          </table:table-cell>
          <table:table-cell table:formula="of:=LOWER(CONCATENATE(&quot;\x&quot;;IF([$hex.M41]=&quot;0&quot;;&quot;00&quot;;[$hex.M41])))" office:value-type="string" office:string-value="\x00" calcext:value-type="string">
            <text:p>\x00</text:p>
          </table:table-cell>
          <table:table-cell table:formula="of:=LOWER(CONCATENATE(&quot;\x&quot;;IF([$hex.N41]=&quot;0&quot;;&quot;00&quot;;[$hex.N41])))" office:value-type="string" office:string-value="\x00" calcext:value-type="string">
            <text:p>\x00</text:p>
          </table:table-cell>
          <table:table-cell table:formula="of:=LOWER(CONCATENATE(&quot;\x&quot;;IF([$hex.O41]=&quot;0&quot;;&quot;00&quot;;[$hex.O41])))" office:value-type="string" office:string-value="\x00" calcext:value-type="string">
            <text:p>\x00</text:p>
          </table:table-cell>
          <table:table-cell table:formula="of:=LOWER(CONCATENATE(&quot;\x&quot;;IF([$hex.P41]=&quot;0&quot;;&quot;00&quot;;[$hex.P41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42]=&quot;0&quot;;&quot;00&quot;;[$hex.A42])))" office:value-type="string" office:string-value="\x00" calcext:value-type="string">
            <text:p>\x00</text:p>
          </table:table-cell>
          <table:table-cell table:formula="of:=LOWER(CONCATENATE(&quot;\x&quot;;IF([$hex.B42]=&quot;0&quot;;&quot;00&quot;;[$hex.B42])))" office:value-type="string" office:string-value="\x00" calcext:value-type="string">
            <text:p>\x00</text:p>
          </table:table-cell>
          <table:table-cell table:formula="of:=LOWER(CONCATENATE(&quot;\x&quot;;IF([$hex.C42]=&quot;0&quot;;&quot;00&quot;;[$hex.C42])))" office:value-type="string" office:string-value="\x00" calcext:value-type="string">
            <text:p>\x00</text:p>
          </table:table-cell>
          <table:table-cell table:formula="of:=LOWER(CONCATENATE(&quot;\x&quot;;IF([$hex.D42]=&quot;0&quot;;&quot;00&quot;;[$hex.D42])))" office:value-type="string" office:string-value="\x00" calcext:value-type="string">
            <text:p>\x00</text:p>
          </table:table-cell>
          <table:table-cell table:formula="of:=LOWER(CONCATENATE(&quot;\x&quot;;IF([$hex.E42]=&quot;0&quot;;&quot;00&quot;;[$hex.E42])))" office:value-type="string" office:string-value="\x00" calcext:value-type="string">
            <text:p>\x00</text:p>
          </table:table-cell>
          <table:table-cell table:formula="of:=LOWER(CONCATENATE(&quot;\x&quot;;IF([$hex.F42]=&quot;0&quot;;&quot;00&quot;;[$hex.F42])))" office:value-type="string" office:string-value="\x00" calcext:value-type="string">
            <text:p>\x00</text:p>
          </table:table-cell>
          <table:table-cell table:formula="of:=LOWER(CONCATENATE(&quot;\x&quot;;IF([$hex.G42]=&quot;0&quot;;&quot;00&quot;;[$hex.G42])))" office:value-type="string" office:string-value="\x00" calcext:value-type="string">
            <text:p>\x00</text:p>
          </table:table-cell>
          <table:table-cell table:formula="of:=LOWER(CONCATENATE(&quot;\x&quot;;IF([$hex.H42]=&quot;0&quot;;&quot;00&quot;;[$hex.H42])))" office:value-type="string" office:string-value="\x00" calcext:value-type="string">
            <text:p>\x00</text:p>
          </table:table-cell>
          <table:table-cell table:formula="of:=LOWER(CONCATENATE(&quot;\x&quot;;IF([$hex.I42]=&quot;0&quot;;&quot;00&quot;;[$hex.I42])))" office:value-type="string" office:string-value="\x00" calcext:value-type="string">
            <text:p>\x00</text:p>
          </table:table-cell>
          <table:table-cell table:formula="of:=LOWER(CONCATENATE(&quot;\x&quot;;IF([$hex.J42]=&quot;0&quot;;&quot;00&quot;;[$hex.J42])))" office:value-type="string" office:string-value="\x00" calcext:value-type="string">
            <text:p>\x00</text:p>
          </table:table-cell>
          <table:table-cell table:formula="of:=LOWER(CONCATENATE(&quot;\x&quot;;IF([$hex.K42]=&quot;0&quot;;&quot;00&quot;;[$hex.K42])))" office:value-type="string" office:string-value="\x00" calcext:value-type="string">
            <text:p>\x00</text:p>
          </table:table-cell>
          <table:table-cell table:formula="of:=LOWER(CONCATENATE(&quot;\x&quot;;IF([$hex.L42]=&quot;0&quot;;&quot;00&quot;;[$hex.L42])))" office:value-type="string" office:string-value="\x00" calcext:value-type="string">
            <text:p>\x00</text:p>
          </table:table-cell>
          <table:table-cell table:formula="of:=LOWER(CONCATENATE(&quot;\x&quot;;IF([$hex.M42]=&quot;0&quot;;&quot;00&quot;;[$hex.M42])))" office:value-type="string" office:string-value="\x00" calcext:value-type="string">
            <text:p>\x00</text:p>
          </table:table-cell>
          <table:table-cell table:formula="of:=LOWER(CONCATENATE(&quot;\x&quot;;IF([$hex.N42]=&quot;0&quot;;&quot;00&quot;;[$hex.N42])))" office:value-type="string" office:string-value="\x00" calcext:value-type="string">
            <text:p>\x00</text:p>
          </table:table-cell>
          <table:table-cell table:formula="of:=LOWER(CONCATENATE(&quot;\x&quot;;IF([$hex.O42]=&quot;0&quot;;&quot;00&quot;;[$hex.O42])))" office:value-type="string" office:string-value="\x00" calcext:value-type="string">
            <text:p>\x00</text:p>
          </table:table-cell>
          <table:table-cell table:formula="of:=LOWER(CONCATENATE(&quot;\x&quot;;IF([$hex.P42]=&quot;0&quot;;&quot;00&quot;;[$hex.P42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43]=&quot;0&quot;;&quot;00&quot;;[$hex.A43])))" office:value-type="string" office:string-value="\x00" calcext:value-type="string">
            <text:p>\x00</text:p>
          </table:table-cell>
          <table:table-cell table:formula="of:=LOWER(CONCATENATE(&quot;\x&quot;;IF([$hex.B43]=&quot;0&quot;;&quot;00&quot;;[$hex.B43])))" office:value-type="string" office:string-value="\x00" calcext:value-type="string">
            <text:p>\x00</text:p>
          </table:table-cell>
          <table:table-cell table:formula="of:=LOWER(CONCATENATE(&quot;\x&quot;;IF([$hex.C43]=&quot;0&quot;;&quot;00&quot;;[$hex.C43])))" office:value-type="string" office:string-value="\x00" calcext:value-type="string">
            <text:p>\x00</text:p>
          </table:table-cell>
          <table:table-cell table:formula="of:=LOWER(CONCATENATE(&quot;\x&quot;;IF([$hex.D43]=&quot;0&quot;;&quot;00&quot;;[$hex.D43])))" office:value-type="string" office:string-value="\x00" calcext:value-type="string">
            <text:p>\x00</text:p>
          </table:table-cell>
          <table:table-cell table:formula="of:=LOWER(CONCATENATE(&quot;\x&quot;;IF([$hex.E43]=&quot;0&quot;;&quot;00&quot;;[$hex.E43])))" office:value-type="string" office:string-value="\x00" calcext:value-type="string">
            <text:p>\x00</text:p>
          </table:table-cell>
          <table:table-cell table:formula="of:=LOWER(CONCATENATE(&quot;\x&quot;;IF([$hex.F43]=&quot;0&quot;;&quot;00&quot;;[$hex.F43])))" office:value-type="string" office:string-value="\x00" calcext:value-type="string">
            <text:p>\x00</text:p>
          </table:table-cell>
          <table:table-cell table:formula="of:=LOWER(CONCATENATE(&quot;\x&quot;;IF([$hex.G43]=&quot;0&quot;;&quot;00&quot;;[$hex.G43])))" office:value-type="string" office:string-value="\x00" calcext:value-type="string">
            <text:p>\x00</text:p>
          </table:table-cell>
          <table:table-cell table:formula="of:=LOWER(CONCATENATE(&quot;\x&quot;;IF([$hex.H43]=&quot;0&quot;;&quot;00&quot;;[$hex.H43])))" office:value-type="string" office:string-value="\x00" calcext:value-type="string">
            <text:p>\x00</text:p>
          </table:table-cell>
          <table:table-cell table:formula="of:=LOWER(CONCATENATE(&quot;\x&quot;;IF([$hex.I43]=&quot;0&quot;;&quot;00&quot;;[$hex.I43])))" office:value-type="string" office:string-value="\x00" calcext:value-type="string">
            <text:p>\x00</text:p>
          </table:table-cell>
          <table:table-cell table:formula="of:=LOWER(CONCATENATE(&quot;\x&quot;;IF([$hex.J43]=&quot;0&quot;;&quot;00&quot;;[$hex.J43])))" office:value-type="string" office:string-value="\x00" calcext:value-type="string">
            <text:p>\x00</text:p>
          </table:table-cell>
          <table:table-cell table:formula="of:=LOWER(CONCATENATE(&quot;\x&quot;;IF([$hex.K43]=&quot;0&quot;;&quot;00&quot;;[$hex.K43])))" office:value-type="string" office:string-value="\x00" calcext:value-type="string">
            <text:p>\x00</text:p>
          </table:table-cell>
          <table:table-cell table:formula="of:=LOWER(CONCATENATE(&quot;\x&quot;;IF([$hex.L43]=&quot;0&quot;;&quot;00&quot;;[$hex.L43])))" office:value-type="string" office:string-value="\x00" calcext:value-type="string">
            <text:p>\x00</text:p>
          </table:table-cell>
          <table:table-cell table:formula="of:=LOWER(CONCATENATE(&quot;\x&quot;;IF([$hex.M43]=&quot;0&quot;;&quot;00&quot;;[$hex.M43])))" office:value-type="string" office:string-value="\x00" calcext:value-type="string">
            <text:p>\x00</text:p>
          </table:table-cell>
          <table:table-cell table:formula="of:=LOWER(CONCATENATE(&quot;\x&quot;;IF([$hex.N43]=&quot;0&quot;;&quot;00&quot;;[$hex.N43])))" office:value-type="string" office:string-value="\x00" calcext:value-type="string">
            <text:p>\x00</text:p>
          </table:table-cell>
          <table:table-cell table:formula="of:=LOWER(CONCATENATE(&quot;\x&quot;;IF([$hex.O43]=&quot;0&quot;;&quot;00&quot;;[$hex.O43])))" office:value-type="string" office:string-value="\x00" calcext:value-type="string">
            <text:p>\x00</text:p>
          </table:table-cell>
          <table:table-cell table:formula="of:=LOWER(CONCATENATE(&quot;\x&quot;;IF([$hex.P43]=&quot;0&quot;;&quot;00&quot;;[$hex.P43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44]=&quot;0&quot;;&quot;00&quot;;[$hex.A44])))" office:value-type="string" office:string-value="\x00" calcext:value-type="string">
            <text:p>\x00</text:p>
          </table:table-cell>
          <table:table-cell table:formula="of:=LOWER(CONCATENATE(&quot;\x&quot;;IF([$hex.B44]=&quot;0&quot;;&quot;00&quot;;[$hex.B44])))" office:value-type="string" office:string-value="\x00" calcext:value-type="string">
            <text:p>\x00</text:p>
          </table:table-cell>
          <table:table-cell table:formula="of:=LOWER(CONCATENATE(&quot;\x&quot;;IF([$hex.C44]=&quot;0&quot;;&quot;00&quot;;[$hex.C44])))" office:value-type="string" office:string-value="\x00" calcext:value-type="string">
            <text:p>\x00</text:p>
          </table:table-cell>
          <table:table-cell table:formula="of:=LOWER(CONCATENATE(&quot;\x&quot;;IF([$hex.D44]=&quot;0&quot;;&quot;00&quot;;[$hex.D44])))" office:value-type="string" office:string-value="\x00" calcext:value-type="string">
            <text:p>\x00</text:p>
          </table:table-cell>
          <table:table-cell table:formula="of:=LOWER(CONCATENATE(&quot;\x&quot;;IF([$hex.E44]=&quot;0&quot;;&quot;00&quot;;[$hex.E44])))" office:value-type="string" office:string-value="\x00" calcext:value-type="string">
            <text:p>\x00</text:p>
          </table:table-cell>
          <table:table-cell table:formula="of:=LOWER(CONCATENATE(&quot;\x&quot;;IF([$hex.F44]=&quot;0&quot;;&quot;00&quot;;[$hex.F44])))" office:value-type="string" office:string-value="\x00" calcext:value-type="string">
            <text:p>\x00</text:p>
          </table:table-cell>
          <table:table-cell table:formula="of:=LOWER(CONCATENATE(&quot;\x&quot;;IF([$hex.G44]=&quot;0&quot;;&quot;00&quot;;[$hex.G44])))" office:value-type="string" office:string-value="\x00" calcext:value-type="string">
            <text:p>\x00</text:p>
          </table:table-cell>
          <table:table-cell table:formula="of:=LOWER(CONCATENATE(&quot;\x&quot;;IF([$hex.H44]=&quot;0&quot;;&quot;00&quot;;[$hex.H44])))" office:value-type="string" office:string-value="\x00" calcext:value-type="string">
            <text:p>\x00</text:p>
          </table:table-cell>
          <table:table-cell table:formula="of:=LOWER(CONCATENATE(&quot;\x&quot;;IF([$hex.I44]=&quot;0&quot;;&quot;00&quot;;[$hex.I44])))" office:value-type="string" office:string-value="\x00" calcext:value-type="string">
            <text:p>\x00</text:p>
          </table:table-cell>
          <table:table-cell table:formula="of:=LOWER(CONCATENATE(&quot;\x&quot;;IF([$hex.J44]=&quot;0&quot;;&quot;00&quot;;[$hex.J44])))" office:value-type="string" office:string-value="\x00" calcext:value-type="string">
            <text:p>\x00</text:p>
          </table:table-cell>
          <table:table-cell table:formula="of:=LOWER(CONCATENATE(&quot;\x&quot;;IF([$hex.K44]=&quot;0&quot;;&quot;00&quot;;[$hex.K44])))" office:value-type="string" office:string-value="\x00" calcext:value-type="string">
            <text:p>\x00</text:p>
          </table:table-cell>
          <table:table-cell table:formula="of:=LOWER(CONCATENATE(&quot;\x&quot;;IF([$hex.L44]=&quot;0&quot;;&quot;00&quot;;[$hex.L44])))" office:value-type="string" office:string-value="\x00" calcext:value-type="string">
            <text:p>\x00</text:p>
          </table:table-cell>
          <table:table-cell table:formula="of:=LOWER(CONCATENATE(&quot;\x&quot;;IF([$hex.M44]=&quot;0&quot;;&quot;00&quot;;[$hex.M44])))" office:value-type="string" office:string-value="\x00" calcext:value-type="string">
            <text:p>\x00</text:p>
          </table:table-cell>
          <table:table-cell table:formula="of:=LOWER(CONCATENATE(&quot;\x&quot;;IF([$hex.N44]=&quot;0&quot;;&quot;00&quot;;[$hex.N44])))" office:value-type="string" office:string-value="\x00" calcext:value-type="string">
            <text:p>\x00</text:p>
          </table:table-cell>
          <table:table-cell table:formula="of:=LOWER(CONCATENATE(&quot;\x&quot;;IF([$hex.O44]=&quot;0&quot;;&quot;00&quot;;[$hex.O44])))" office:value-type="string" office:string-value="\x00" calcext:value-type="string">
            <text:p>\x00</text:p>
          </table:table-cell>
          <table:table-cell table:formula="of:=LOWER(CONCATENATE(&quot;\x&quot;;IF([$hex.P44]=&quot;0&quot;;&quot;00&quot;;[$hex.P44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45]=&quot;0&quot;;&quot;00&quot;;[$hex.A45])))" office:value-type="string" office:string-value="\x00" calcext:value-type="string">
            <text:p>\x00</text:p>
          </table:table-cell>
          <table:table-cell table:formula="of:=LOWER(CONCATENATE(&quot;\x&quot;;IF([$hex.B45]=&quot;0&quot;;&quot;00&quot;;[$hex.B45])))" office:value-type="string" office:string-value="\x00" calcext:value-type="string">
            <text:p>\x00</text:p>
          </table:table-cell>
          <table:table-cell table:formula="of:=LOWER(CONCATENATE(&quot;\x&quot;;IF([$hex.C45]=&quot;0&quot;;&quot;00&quot;;[$hex.C45])))" office:value-type="string" office:string-value="\x00" calcext:value-type="string">
            <text:p>\x00</text:p>
          </table:table-cell>
          <table:table-cell table:formula="of:=LOWER(CONCATENATE(&quot;\x&quot;;IF([$hex.D45]=&quot;0&quot;;&quot;00&quot;;[$hex.D45])))" office:value-type="string" office:string-value="\x00" calcext:value-type="string">
            <text:p>\x00</text:p>
          </table:table-cell>
          <table:table-cell table:formula="of:=LOWER(CONCATENATE(&quot;\x&quot;;IF([$hex.E45]=&quot;0&quot;;&quot;00&quot;;[$hex.E45])))" office:value-type="string" office:string-value="\x00" calcext:value-type="string">
            <text:p>\x00</text:p>
          </table:table-cell>
          <table:table-cell table:formula="of:=LOWER(CONCATENATE(&quot;\x&quot;;IF([$hex.F45]=&quot;0&quot;;&quot;00&quot;;[$hex.F45])))" office:value-type="string" office:string-value="\x00" calcext:value-type="string">
            <text:p>\x00</text:p>
          </table:table-cell>
          <table:table-cell table:formula="of:=LOWER(CONCATENATE(&quot;\x&quot;;IF([$hex.G45]=&quot;0&quot;;&quot;00&quot;;[$hex.G45])))" office:value-type="string" office:string-value="\x00" calcext:value-type="string">
            <text:p>\x00</text:p>
          </table:table-cell>
          <table:table-cell table:formula="of:=LOWER(CONCATENATE(&quot;\x&quot;;IF([$hex.H45]=&quot;0&quot;;&quot;00&quot;;[$hex.H45])))" office:value-type="string" office:string-value="\x00" calcext:value-type="string">
            <text:p>\x00</text:p>
          </table:table-cell>
          <table:table-cell table:formula="of:=LOWER(CONCATENATE(&quot;\x&quot;;IF([$hex.I45]=&quot;0&quot;;&quot;00&quot;;[$hex.I45])))" office:value-type="string" office:string-value="\x00" calcext:value-type="string">
            <text:p>\x00</text:p>
          </table:table-cell>
          <table:table-cell table:formula="of:=LOWER(CONCATENATE(&quot;\x&quot;;IF([$hex.J45]=&quot;0&quot;;&quot;00&quot;;[$hex.J45])))" office:value-type="string" office:string-value="\x00" calcext:value-type="string">
            <text:p>\x00</text:p>
          </table:table-cell>
          <table:table-cell table:formula="of:=LOWER(CONCATENATE(&quot;\x&quot;;IF([$hex.K45]=&quot;0&quot;;&quot;00&quot;;[$hex.K45])))" office:value-type="string" office:string-value="\x00" calcext:value-type="string">
            <text:p>\x00</text:p>
          </table:table-cell>
          <table:table-cell table:formula="of:=LOWER(CONCATENATE(&quot;\x&quot;;IF([$hex.L45]=&quot;0&quot;;&quot;00&quot;;[$hex.L45])))" office:value-type="string" office:string-value="\x00" calcext:value-type="string">
            <text:p>\x00</text:p>
          </table:table-cell>
          <table:table-cell table:formula="of:=LOWER(CONCATENATE(&quot;\x&quot;;IF([$hex.M45]=&quot;0&quot;;&quot;00&quot;;[$hex.M45])))" office:value-type="string" office:string-value="\x00" calcext:value-type="string">
            <text:p>\x00</text:p>
          </table:table-cell>
          <table:table-cell table:formula="of:=LOWER(CONCATENATE(&quot;\x&quot;;IF([$hex.N45]=&quot;0&quot;;&quot;00&quot;;[$hex.N45])))" office:value-type="string" office:string-value="\x00" calcext:value-type="string">
            <text:p>\x00</text:p>
          </table:table-cell>
          <table:table-cell table:formula="of:=LOWER(CONCATENATE(&quot;\x&quot;;IF([$hex.O45]=&quot;0&quot;;&quot;00&quot;;[$hex.O45])))" office:value-type="string" office:string-value="\x00" calcext:value-type="string">
            <text:p>\x00</text:p>
          </table:table-cell>
          <table:table-cell table:formula="of:=LOWER(CONCATENATE(&quot;\x&quot;;IF([$hex.P45]=&quot;0&quot;;&quot;00&quot;;[$hex.P45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46]=&quot;0&quot;;&quot;00&quot;;[$hex.A46])))" office:value-type="string" office:string-value="\x00" calcext:value-type="string">
            <text:p>\x00</text:p>
          </table:table-cell>
          <table:table-cell table:formula="of:=LOWER(CONCATENATE(&quot;\x&quot;;IF([$hex.B46]=&quot;0&quot;;&quot;00&quot;;[$hex.B46])))" office:value-type="string" office:string-value="\x00" calcext:value-type="string">
            <text:p>\x00</text:p>
          </table:table-cell>
          <table:table-cell table:formula="of:=LOWER(CONCATENATE(&quot;\x&quot;;IF([$hex.C46]=&quot;0&quot;;&quot;00&quot;;[$hex.C46])))" office:value-type="string" office:string-value="\x00" calcext:value-type="string">
            <text:p>\x00</text:p>
          </table:table-cell>
          <table:table-cell table:formula="of:=LOWER(CONCATENATE(&quot;\x&quot;;IF([$hex.D46]=&quot;0&quot;;&quot;00&quot;;[$hex.D46])))" office:value-type="string" office:string-value="\x00" calcext:value-type="string">
            <text:p>\x00</text:p>
          </table:table-cell>
          <table:table-cell table:formula="of:=LOWER(CONCATENATE(&quot;\x&quot;;IF([$hex.E46]=&quot;0&quot;;&quot;00&quot;;[$hex.E46])))" office:value-type="string" office:string-value="\x00" calcext:value-type="string">
            <text:p>\x00</text:p>
          </table:table-cell>
          <table:table-cell table:formula="of:=LOWER(CONCATENATE(&quot;\x&quot;;IF([$hex.F46]=&quot;0&quot;;&quot;00&quot;;[$hex.F46])))" office:value-type="string" office:string-value="\x00" calcext:value-type="string">
            <text:p>\x00</text:p>
          </table:table-cell>
          <table:table-cell table:formula="of:=LOWER(CONCATENATE(&quot;\x&quot;;IF([$hex.G46]=&quot;0&quot;;&quot;00&quot;;[$hex.G46])))" office:value-type="string" office:string-value="\x00" calcext:value-type="string">
            <text:p>\x00</text:p>
          </table:table-cell>
          <table:table-cell table:formula="of:=LOWER(CONCATENATE(&quot;\x&quot;;IF([$hex.H46]=&quot;0&quot;;&quot;00&quot;;[$hex.H46])))" office:value-type="string" office:string-value="\x00" calcext:value-type="string">
            <text:p>\x00</text:p>
          </table:table-cell>
          <table:table-cell table:formula="of:=LOWER(CONCATENATE(&quot;\x&quot;;IF([$hex.I46]=&quot;0&quot;;&quot;00&quot;;[$hex.I46])))" office:value-type="string" office:string-value="\x00" calcext:value-type="string">
            <text:p>\x00</text:p>
          </table:table-cell>
          <table:table-cell table:formula="of:=LOWER(CONCATENATE(&quot;\x&quot;;IF([$hex.J46]=&quot;0&quot;;&quot;00&quot;;[$hex.J46])))" office:value-type="string" office:string-value="\x00" calcext:value-type="string">
            <text:p>\x00</text:p>
          </table:table-cell>
          <table:table-cell table:formula="of:=LOWER(CONCATENATE(&quot;\x&quot;;IF([$hex.K46]=&quot;0&quot;;&quot;00&quot;;[$hex.K46])))" office:value-type="string" office:string-value="\x00" calcext:value-type="string">
            <text:p>\x00</text:p>
          </table:table-cell>
          <table:table-cell table:formula="of:=LOWER(CONCATENATE(&quot;\x&quot;;IF([$hex.L46]=&quot;0&quot;;&quot;00&quot;;[$hex.L46])))" office:value-type="string" office:string-value="\x00" calcext:value-type="string">
            <text:p>\x00</text:p>
          </table:table-cell>
          <table:table-cell table:formula="of:=LOWER(CONCATENATE(&quot;\x&quot;;IF([$hex.M46]=&quot;0&quot;;&quot;00&quot;;[$hex.M46])))" office:value-type="string" office:string-value="\x00" calcext:value-type="string">
            <text:p>\x00</text:p>
          </table:table-cell>
          <table:table-cell table:formula="of:=LOWER(CONCATENATE(&quot;\x&quot;;IF([$hex.N46]=&quot;0&quot;;&quot;00&quot;;[$hex.N46])))" office:value-type="string" office:string-value="\x00" calcext:value-type="string">
            <text:p>\x00</text:p>
          </table:table-cell>
          <table:table-cell table:formula="of:=LOWER(CONCATENATE(&quot;\x&quot;;IF([$hex.O46]=&quot;0&quot;;&quot;00&quot;;[$hex.O46])))" office:value-type="string" office:string-value="\x00" calcext:value-type="string">
            <text:p>\x00</text:p>
          </table:table-cell>
          <table:table-cell table:formula="of:=LOWER(CONCATENATE(&quot;\x&quot;;IF([$hex.P46]=&quot;0&quot;;&quot;00&quot;;[$hex.P46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47]=&quot;0&quot;;&quot;00&quot;;[$hex.A47])))" office:value-type="string" office:string-value="\x00" calcext:value-type="string">
            <text:p>\x00</text:p>
          </table:table-cell>
          <table:table-cell table:formula="of:=LOWER(CONCATENATE(&quot;\x&quot;;IF([$hex.B47]=&quot;0&quot;;&quot;00&quot;;[$hex.B47])))" office:value-type="string" office:string-value="\x00" calcext:value-type="string">
            <text:p>\x00</text:p>
          </table:table-cell>
          <table:table-cell table:formula="of:=LOWER(CONCATENATE(&quot;\x&quot;;IF([$hex.C47]=&quot;0&quot;;&quot;00&quot;;[$hex.C47])))" office:value-type="string" office:string-value="\x00" calcext:value-type="string">
            <text:p>\x00</text:p>
          </table:table-cell>
          <table:table-cell table:formula="of:=LOWER(CONCATENATE(&quot;\x&quot;;IF([$hex.D47]=&quot;0&quot;;&quot;00&quot;;[$hex.D47])))" office:value-type="string" office:string-value="\x00" calcext:value-type="string">
            <text:p>\x00</text:p>
          </table:table-cell>
          <table:table-cell table:formula="of:=LOWER(CONCATENATE(&quot;\x&quot;;IF([$hex.E47]=&quot;0&quot;;&quot;00&quot;;[$hex.E47])))" office:value-type="string" office:string-value="\x00" calcext:value-type="string">
            <text:p>\x00</text:p>
          </table:table-cell>
          <table:table-cell table:formula="of:=LOWER(CONCATENATE(&quot;\x&quot;;IF([$hex.F47]=&quot;0&quot;;&quot;00&quot;;[$hex.F47])))" office:value-type="string" office:string-value="\x00" calcext:value-type="string">
            <text:p>\x00</text:p>
          </table:table-cell>
          <table:table-cell table:formula="of:=LOWER(CONCATENATE(&quot;\x&quot;;IF([$hex.G47]=&quot;0&quot;;&quot;00&quot;;[$hex.G47])))" office:value-type="string" office:string-value="\x00" calcext:value-type="string">
            <text:p>\x00</text:p>
          </table:table-cell>
          <table:table-cell table:formula="of:=LOWER(CONCATENATE(&quot;\x&quot;;IF([$hex.H47]=&quot;0&quot;;&quot;00&quot;;[$hex.H47])))" office:value-type="string" office:string-value="\x00" calcext:value-type="string">
            <text:p>\x00</text:p>
          </table:table-cell>
          <table:table-cell table:formula="of:=LOWER(CONCATENATE(&quot;\x&quot;;IF([$hex.I47]=&quot;0&quot;;&quot;00&quot;;[$hex.I47])))" office:value-type="string" office:string-value="\x00" calcext:value-type="string">
            <text:p>\x00</text:p>
          </table:table-cell>
          <table:table-cell table:formula="of:=LOWER(CONCATENATE(&quot;\x&quot;;IF([$hex.J47]=&quot;0&quot;;&quot;00&quot;;[$hex.J47])))" office:value-type="string" office:string-value="\x00" calcext:value-type="string">
            <text:p>\x00</text:p>
          </table:table-cell>
          <table:table-cell table:formula="of:=LOWER(CONCATENATE(&quot;\x&quot;;IF([$hex.K47]=&quot;0&quot;;&quot;00&quot;;[$hex.K47])))" office:value-type="string" office:string-value="\x00" calcext:value-type="string">
            <text:p>\x00</text:p>
          </table:table-cell>
          <table:table-cell table:formula="of:=LOWER(CONCATENATE(&quot;\x&quot;;IF([$hex.L47]=&quot;0&quot;;&quot;00&quot;;[$hex.L47])))" office:value-type="string" office:string-value="\x00" calcext:value-type="string">
            <text:p>\x00</text:p>
          </table:table-cell>
          <table:table-cell table:formula="of:=LOWER(CONCATENATE(&quot;\x&quot;;IF([$hex.M47]=&quot;0&quot;;&quot;00&quot;;[$hex.M47])))" office:value-type="string" office:string-value="\x00" calcext:value-type="string">
            <text:p>\x00</text:p>
          </table:table-cell>
          <table:table-cell table:formula="of:=LOWER(CONCATENATE(&quot;\x&quot;;IF([$hex.N47]=&quot;0&quot;;&quot;00&quot;;[$hex.N47])))" office:value-type="string" office:string-value="\x00" calcext:value-type="string">
            <text:p>\x00</text:p>
          </table:table-cell>
          <table:table-cell table:formula="of:=LOWER(CONCATENATE(&quot;\x&quot;;IF([$hex.O47]=&quot;0&quot;;&quot;00&quot;;[$hex.O47])))" office:value-type="string" office:string-value="\x00" calcext:value-type="string">
            <text:p>\x00</text:p>
          </table:table-cell>
          <table:table-cell table:formula="of:=LOWER(CONCATENATE(&quot;\x&quot;;IF([$hex.P47]=&quot;0&quot;;&quot;00&quot;;[$hex.P47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48]=&quot;0&quot;;&quot;00&quot;;[$hex.A48])))" office:value-type="string" office:string-value="\x00" calcext:value-type="string">
            <text:p>\x00</text:p>
          </table:table-cell>
          <table:table-cell table:formula="of:=LOWER(CONCATENATE(&quot;\x&quot;;IF([$hex.B48]=&quot;0&quot;;&quot;00&quot;;[$hex.B48])))" office:value-type="string" office:string-value="\x00" calcext:value-type="string">
            <text:p>\x00</text:p>
          </table:table-cell>
          <table:table-cell table:formula="of:=LOWER(CONCATENATE(&quot;\x&quot;;IF([$hex.C48]=&quot;0&quot;;&quot;00&quot;;[$hex.C48])))" office:value-type="string" office:string-value="\x00" calcext:value-type="string">
            <text:p>\x00</text:p>
          </table:table-cell>
          <table:table-cell table:formula="of:=LOWER(CONCATENATE(&quot;\x&quot;;IF([$hex.D48]=&quot;0&quot;;&quot;00&quot;;[$hex.D48])))" office:value-type="string" office:string-value="\x00" calcext:value-type="string">
            <text:p>\x00</text:p>
          </table:table-cell>
          <table:table-cell table:formula="of:=LOWER(CONCATENATE(&quot;\x&quot;;IF([$hex.E48]=&quot;0&quot;;&quot;00&quot;;[$hex.E48])))" office:value-type="string" office:string-value="\x00" calcext:value-type="string">
            <text:p>\x00</text:p>
          </table:table-cell>
          <table:table-cell table:formula="of:=LOWER(CONCATENATE(&quot;\x&quot;;IF([$hex.F48]=&quot;0&quot;;&quot;00&quot;;[$hex.F48])))" office:value-type="string" office:string-value="\x00" calcext:value-type="string">
            <text:p>\x00</text:p>
          </table:table-cell>
          <table:table-cell table:formula="of:=LOWER(CONCATENATE(&quot;\x&quot;;IF([$hex.G48]=&quot;0&quot;;&quot;00&quot;;[$hex.G48])))" office:value-type="string" office:string-value="\x00" calcext:value-type="string">
            <text:p>\x00</text:p>
          </table:table-cell>
          <table:table-cell table:formula="of:=LOWER(CONCATENATE(&quot;\x&quot;;IF([$hex.H48]=&quot;0&quot;;&quot;00&quot;;[$hex.H48])))" office:value-type="string" office:string-value="\x00" calcext:value-type="string">
            <text:p>\x00</text:p>
          </table:table-cell>
          <table:table-cell table:formula="of:=LOWER(CONCATENATE(&quot;\x&quot;;IF([$hex.I48]=&quot;0&quot;;&quot;00&quot;;[$hex.I48])))" office:value-type="string" office:string-value="\x00" calcext:value-type="string">
            <text:p>\x00</text:p>
          </table:table-cell>
          <table:table-cell table:formula="of:=LOWER(CONCATENATE(&quot;\x&quot;;IF([$hex.J48]=&quot;0&quot;;&quot;00&quot;;[$hex.J48])))" office:value-type="string" office:string-value="\x00" calcext:value-type="string">
            <text:p>\x00</text:p>
          </table:table-cell>
          <table:table-cell table:formula="of:=LOWER(CONCATENATE(&quot;\x&quot;;IF([$hex.K48]=&quot;0&quot;;&quot;00&quot;;[$hex.K48])))" office:value-type="string" office:string-value="\x00" calcext:value-type="string">
            <text:p>\x00</text:p>
          </table:table-cell>
          <table:table-cell table:formula="of:=LOWER(CONCATENATE(&quot;\x&quot;;IF([$hex.L48]=&quot;0&quot;;&quot;00&quot;;[$hex.L48])))" office:value-type="string" office:string-value="\x00" calcext:value-type="string">
            <text:p>\x00</text:p>
          </table:table-cell>
          <table:table-cell table:formula="of:=LOWER(CONCATENATE(&quot;\x&quot;;IF([$hex.M48]=&quot;0&quot;;&quot;00&quot;;[$hex.M48])))" office:value-type="string" office:string-value="\x00" calcext:value-type="string">
            <text:p>\x00</text:p>
          </table:table-cell>
          <table:table-cell table:formula="of:=LOWER(CONCATENATE(&quot;\x&quot;;IF([$hex.N48]=&quot;0&quot;;&quot;00&quot;;[$hex.N48])))" office:value-type="string" office:string-value="\x00" calcext:value-type="string">
            <text:p>\x00</text:p>
          </table:table-cell>
          <table:table-cell table:formula="of:=LOWER(CONCATENATE(&quot;\x&quot;;IF([$hex.O48]=&quot;0&quot;;&quot;00&quot;;[$hex.O48])))" office:value-type="string" office:string-value="\x00" calcext:value-type="string">
            <text:p>\x00</text:p>
          </table:table-cell>
          <table:table-cell table:formula="of:=LOWER(CONCATENATE(&quot;\x&quot;;IF([$hex.P48]=&quot;0&quot;;&quot;00&quot;;[$hex.P48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49]=&quot;0&quot;;&quot;00&quot;;[$hex.A49])))" office:value-type="string" office:string-value="\x00" calcext:value-type="string">
            <text:p>\x00</text:p>
          </table:table-cell>
          <table:table-cell table:formula="of:=LOWER(CONCATENATE(&quot;\x&quot;;IF([$hex.B49]=&quot;0&quot;;&quot;00&quot;;[$hex.B49])))" office:value-type="string" office:string-value="\x00" calcext:value-type="string">
            <text:p>\x00</text:p>
          </table:table-cell>
          <table:table-cell table:formula="of:=LOWER(CONCATENATE(&quot;\x&quot;;IF([$hex.C49]=&quot;0&quot;;&quot;00&quot;;[$hex.C49])))" office:value-type="string" office:string-value="\x00" calcext:value-type="string">
            <text:p>\x00</text:p>
          </table:table-cell>
          <table:table-cell table:formula="of:=LOWER(CONCATENATE(&quot;\x&quot;;IF([$hex.D49]=&quot;0&quot;;&quot;00&quot;;[$hex.D49])))" office:value-type="string" office:string-value="\x00" calcext:value-type="string">
            <text:p>\x00</text:p>
          </table:table-cell>
          <table:table-cell table:formula="of:=LOWER(CONCATENATE(&quot;\x&quot;;IF([$hex.E49]=&quot;0&quot;;&quot;00&quot;;[$hex.E49])))" office:value-type="string" office:string-value="\x00" calcext:value-type="string">
            <text:p>\x00</text:p>
          </table:table-cell>
          <table:table-cell table:formula="of:=LOWER(CONCATENATE(&quot;\x&quot;;IF([$hex.F49]=&quot;0&quot;;&quot;00&quot;;[$hex.F49])))" office:value-type="string" office:string-value="\x00" calcext:value-type="string">
            <text:p>\x00</text:p>
          </table:table-cell>
          <table:table-cell table:formula="of:=LOWER(CONCATENATE(&quot;\x&quot;;IF([$hex.G49]=&quot;0&quot;;&quot;00&quot;;[$hex.G49])))" office:value-type="string" office:string-value="\x00" calcext:value-type="string">
            <text:p>\x00</text:p>
          </table:table-cell>
          <table:table-cell table:formula="of:=LOWER(CONCATENATE(&quot;\x&quot;;IF([$hex.H49]=&quot;0&quot;;&quot;00&quot;;[$hex.H49])))" office:value-type="string" office:string-value="\x00" calcext:value-type="string">
            <text:p>\x00</text:p>
          </table:table-cell>
          <table:table-cell table:formula="of:=LOWER(CONCATENATE(&quot;\x&quot;;IF([$hex.I49]=&quot;0&quot;;&quot;00&quot;;[$hex.I49])))" office:value-type="string" office:string-value="\x00" calcext:value-type="string">
            <text:p>\x00</text:p>
          </table:table-cell>
          <table:table-cell table:formula="of:=LOWER(CONCATENATE(&quot;\x&quot;;IF([$hex.J49]=&quot;0&quot;;&quot;00&quot;;[$hex.J49])))" office:value-type="string" office:string-value="\x00" calcext:value-type="string">
            <text:p>\x00</text:p>
          </table:table-cell>
          <table:table-cell table:formula="of:=LOWER(CONCATENATE(&quot;\x&quot;;IF([$hex.K49]=&quot;0&quot;;&quot;00&quot;;[$hex.K49])))" office:value-type="string" office:string-value="\x00" calcext:value-type="string">
            <text:p>\x00</text:p>
          </table:table-cell>
          <table:table-cell table:formula="of:=LOWER(CONCATENATE(&quot;\x&quot;;IF([$hex.L49]=&quot;0&quot;;&quot;00&quot;;[$hex.L49])))" office:value-type="string" office:string-value="\x00" calcext:value-type="string">
            <text:p>\x00</text:p>
          </table:table-cell>
          <table:table-cell table:formula="of:=LOWER(CONCATENATE(&quot;\x&quot;;IF([$hex.M49]=&quot;0&quot;;&quot;00&quot;;[$hex.M49])))" office:value-type="string" office:string-value="\x00" calcext:value-type="string">
            <text:p>\x00</text:p>
          </table:table-cell>
          <table:table-cell table:formula="of:=LOWER(CONCATENATE(&quot;\x&quot;;IF([$hex.N49]=&quot;0&quot;;&quot;00&quot;;[$hex.N49])))" office:value-type="string" office:string-value="\x00" calcext:value-type="string">
            <text:p>\x00</text:p>
          </table:table-cell>
          <table:table-cell table:formula="of:=LOWER(CONCATENATE(&quot;\x&quot;;IF([$hex.O49]=&quot;0&quot;;&quot;00&quot;;[$hex.O49])))" office:value-type="string" office:string-value="\x00" calcext:value-type="string">
            <text:p>\x00</text:p>
          </table:table-cell>
          <table:table-cell table:formula="of:=LOWER(CONCATENATE(&quot;\x&quot;;IF([$hex.P49]=&quot;0&quot;;&quot;00&quot;;[$hex.P49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50]=&quot;0&quot;;&quot;00&quot;;[$hex.A50])))" office:value-type="string" office:string-value="\x00" calcext:value-type="string">
            <text:p>\x00</text:p>
          </table:table-cell>
          <table:table-cell table:formula="of:=LOWER(CONCATENATE(&quot;\x&quot;;IF([$hex.B50]=&quot;0&quot;;&quot;00&quot;;[$hex.B50])))" office:value-type="string" office:string-value="\x00" calcext:value-type="string">
            <text:p>\x00</text:p>
          </table:table-cell>
          <table:table-cell table:formula="of:=LOWER(CONCATENATE(&quot;\x&quot;;IF([$hex.C50]=&quot;0&quot;;&quot;00&quot;;[$hex.C50])))" office:value-type="string" office:string-value="\x00" calcext:value-type="string">
            <text:p>\x00</text:p>
          </table:table-cell>
          <table:table-cell table:formula="of:=LOWER(CONCATENATE(&quot;\x&quot;;IF([$hex.D50]=&quot;0&quot;;&quot;00&quot;;[$hex.D50])))" office:value-type="string" office:string-value="\x00" calcext:value-type="string">
            <text:p>\x00</text:p>
          </table:table-cell>
          <table:table-cell table:formula="of:=LOWER(CONCATENATE(&quot;\x&quot;;IF([$hex.E50]=&quot;0&quot;;&quot;00&quot;;[$hex.E50])))" office:value-type="string" office:string-value="\x00" calcext:value-type="string">
            <text:p>\x00</text:p>
          </table:table-cell>
          <table:table-cell table:formula="of:=LOWER(CONCATENATE(&quot;\x&quot;;IF([$hex.F50]=&quot;0&quot;;&quot;00&quot;;[$hex.F50])))" office:value-type="string" office:string-value="\x00" calcext:value-type="string">
            <text:p>\x00</text:p>
          </table:table-cell>
          <table:table-cell table:formula="of:=LOWER(CONCATENATE(&quot;\x&quot;;IF([$hex.G50]=&quot;0&quot;;&quot;00&quot;;[$hex.G50])))" office:value-type="string" office:string-value="\x00" calcext:value-type="string">
            <text:p>\x00</text:p>
          </table:table-cell>
          <table:table-cell table:formula="of:=LOWER(CONCATENATE(&quot;\x&quot;;IF([$hex.H50]=&quot;0&quot;;&quot;00&quot;;[$hex.H50])))" office:value-type="string" office:string-value="\x00" calcext:value-type="string">
            <text:p>\x00</text:p>
          </table:table-cell>
          <table:table-cell table:formula="of:=LOWER(CONCATENATE(&quot;\x&quot;;IF([$hex.I50]=&quot;0&quot;;&quot;00&quot;;[$hex.I50])))" office:value-type="string" office:string-value="\x00" calcext:value-type="string">
            <text:p>\x00</text:p>
          </table:table-cell>
          <table:table-cell table:formula="of:=LOWER(CONCATENATE(&quot;\x&quot;;IF([$hex.J50]=&quot;0&quot;;&quot;00&quot;;[$hex.J50])))" office:value-type="string" office:string-value="\x00" calcext:value-type="string">
            <text:p>\x00</text:p>
          </table:table-cell>
          <table:table-cell table:formula="of:=LOWER(CONCATENATE(&quot;\x&quot;;IF([$hex.K50]=&quot;0&quot;;&quot;00&quot;;[$hex.K50])))" office:value-type="string" office:string-value="\x00" calcext:value-type="string">
            <text:p>\x00</text:p>
          </table:table-cell>
          <table:table-cell table:formula="of:=LOWER(CONCATENATE(&quot;\x&quot;;IF([$hex.L50]=&quot;0&quot;;&quot;00&quot;;[$hex.L50])))" office:value-type="string" office:string-value="\x00" calcext:value-type="string">
            <text:p>\x00</text:p>
          </table:table-cell>
          <table:table-cell table:formula="of:=LOWER(CONCATENATE(&quot;\x&quot;;IF([$hex.M50]=&quot;0&quot;;&quot;00&quot;;[$hex.M50])))" office:value-type="string" office:string-value="\x00" calcext:value-type="string">
            <text:p>\x00</text:p>
          </table:table-cell>
          <table:table-cell table:formula="of:=LOWER(CONCATENATE(&quot;\x&quot;;IF([$hex.N50]=&quot;0&quot;;&quot;00&quot;;[$hex.N50])))" office:value-type="string" office:string-value="\x00" calcext:value-type="string">
            <text:p>\x00</text:p>
          </table:table-cell>
          <table:table-cell table:formula="of:=LOWER(CONCATENATE(&quot;\x&quot;;IF([$hex.O50]=&quot;0&quot;;&quot;00&quot;;[$hex.O50])))" office:value-type="string" office:string-value="\x00" calcext:value-type="string">
            <text:p>\x00</text:p>
          </table:table-cell>
          <table:table-cell table:formula="of:=LOWER(CONCATENATE(&quot;\x&quot;;IF([$hex.P50]=&quot;0&quot;;&quot;00&quot;;[$hex.P50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51]=&quot;0&quot;;&quot;00&quot;;[$hex.A51])))" office:value-type="string" office:string-value="\x00" calcext:value-type="string">
            <text:p>\x00</text:p>
          </table:table-cell>
          <table:table-cell table:formula="of:=LOWER(CONCATENATE(&quot;\x&quot;;IF([$hex.B51]=&quot;0&quot;;&quot;00&quot;;[$hex.B51])))" office:value-type="string" office:string-value="\x00" calcext:value-type="string">
            <text:p>\x00</text:p>
          </table:table-cell>
          <table:table-cell table:formula="of:=LOWER(CONCATENATE(&quot;\x&quot;;IF([$hex.C51]=&quot;0&quot;;&quot;00&quot;;[$hex.C51])))" office:value-type="string" office:string-value="\x00" calcext:value-type="string">
            <text:p>\x00</text:p>
          </table:table-cell>
          <table:table-cell table:formula="of:=LOWER(CONCATENATE(&quot;\x&quot;;IF([$hex.D51]=&quot;0&quot;;&quot;00&quot;;[$hex.D51])))" office:value-type="string" office:string-value="\x00" calcext:value-type="string">
            <text:p>\x00</text:p>
          </table:table-cell>
          <table:table-cell table:formula="of:=LOWER(CONCATENATE(&quot;\x&quot;;IF([$hex.E51]=&quot;0&quot;;&quot;00&quot;;[$hex.E51])))" office:value-type="string" office:string-value="\x00" calcext:value-type="string">
            <text:p>\x00</text:p>
          </table:table-cell>
          <table:table-cell table:formula="of:=LOWER(CONCATENATE(&quot;\x&quot;;IF([$hex.F51]=&quot;0&quot;;&quot;00&quot;;[$hex.F51])))" office:value-type="string" office:string-value="\x00" calcext:value-type="string">
            <text:p>\x00</text:p>
          </table:table-cell>
          <table:table-cell table:formula="of:=LOWER(CONCATENATE(&quot;\x&quot;;IF([$hex.G51]=&quot;0&quot;;&quot;00&quot;;[$hex.G51])))" office:value-type="string" office:string-value="\x00" calcext:value-type="string">
            <text:p>\x00</text:p>
          </table:table-cell>
          <table:table-cell table:formula="of:=LOWER(CONCATENATE(&quot;\x&quot;;IF([$hex.H51]=&quot;0&quot;;&quot;00&quot;;[$hex.H51])))" office:value-type="string" office:string-value="\x00" calcext:value-type="string">
            <text:p>\x00</text:p>
          </table:table-cell>
          <table:table-cell table:formula="of:=LOWER(CONCATENATE(&quot;\x&quot;;IF([$hex.I51]=&quot;0&quot;;&quot;00&quot;;[$hex.I51])))" office:value-type="string" office:string-value="\x00" calcext:value-type="string">
            <text:p>\x00</text:p>
          </table:table-cell>
          <table:table-cell table:formula="of:=LOWER(CONCATENATE(&quot;\x&quot;;IF([$hex.J51]=&quot;0&quot;;&quot;00&quot;;[$hex.J51])))" office:value-type="string" office:string-value="\x00" calcext:value-type="string">
            <text:p>\x00</text:p>
          </table:table-cell>
          <table:table-cell table:formula="of:=LOWER(CONCATENATE(&quot;\x&quot;;IF([$hex.K51]=&quot;0&quot;;&quot;00&quot;;[$hex.K51])))" office:value-type="string" office:string-value="\x00" calcext:value-type="string">
            <text:p>\x00</text:p>
          </table:table-cell>
          <table:table-cell table:formula="of:=LOWER(CONCATENATE(&quot;\x&quot;;IF([$hex.L51]=&quot;0&quot;;&quot;00&quot;;[$hex.L51])))" office:value-type="string" office:string-value="\x00" calcext:value-type="string">
            <text:p>\x00</text:p>
          </table:table-cell>
          <table:table-cell table:formula="of:=LOWER(CONCATENATE(&quot;\x&quot;;IF([$hex.M51]=&quot;0&quot;;&quot;00&quot;;[$hex.M51])))" office:value-type="string" office:string-value="\x00" calcext:value-type="string">
            <text:p>\x00</text:p>
          </table:table-cell>
          <table:table-cell table:formula="of:=LOWER(CONCATENATE(&quot;\x&quot;;IF([$hex.N51]=&quot;0&quot;;&quot;00&quot;;[$hex.N51])))" office:value-type="string" office:string-value="\x00" calcext:value-type="string">
            <text:p>\x00</text:p>
          </table:table-cell>
          <table:table-cell table:formula="of:=LOWER(CONCATENATE(&quot;\x&quot;;IF([$hex.O51]=&quot;0&quot;;&quot;00&quot;;[$hex.O51])))" office:value-type="string" office:string-value="\x00" calcext:value-type="string">
            <text:p>\x00</text:p>
          </table:table-cell>
          <table:table-cell table:formula="of:=LOWER(CONCATENATE(&quot;\x&quot;;IF([$hex.P51]=&quot;0&quot;;&quot;00&quot;;[$hex.P51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52]=&quot;0&quot;;&quot;00&quot;;[$hex.A52])))" office:value-type="string" office:string-value="\x00" calcext:value-type="string">
            <text:p>\x00</text:p>
          </table:table-cell>
          <table:table-cell table:formula="of:=LOWER(CONCATENATE(&quot;\x&quot;;IF([$hex.B52]=&quot;0&quot;;&quot;00&quot;;[$hex.B52])))" office:value-type="string" office:string-value="\x00" calcext:value-type="string">
            <text:p>\x00</text:p>
          </table:table-cell>
          <table:table-cell table:formula="of:=LOWER(CONCATENATE(&quot;\x&quot;;IF([$hex.C52]=&quot;0&quot;;&quot;00&quot;;[$hex.C52])))" office:value-type="string" office:string-value="\x00" calcext:value-type="string">
            <text:p>\x00</text:p>
          </table:table-cell>
          <table:table-cell table:formula="of:=LOWER(CONCATENATE(&quot;\x&quot;;IF([$hex.D52]=&quot;0&quot;;&quot;00&quot;;[$hex.D52])))" office:value-type="string" office:string-value="\x00" calcext:value-type="string">
            <text:p>\x00</text:p>
          </table:table-cell>
          <table:table-cell table:formula="of:=LOWER(CONCATENATE(&quot;\x&quot;;IF([$hex.E52]=&quot;0&quot;;&quot;00&quot;;[$hex.E52])))" office:value-type="string" office:string-value="\x00" calcext:value-type="string">
            <text:p>\x00</text:p>
          </table:table-cell>
          <table:table-cell table:formula="of:=LOWER(CONCATENATE(&quot;\x&quot;;IF([$hex.F52]=&quot;0&quot;;&quot;00&quot;;[$hex.F52])))" office:value-type="string" office:string-value="\x00" calcext:value-type="string">
            <text:p>\x00</text:p>
          </table:table-cell>
          <table:table-cell table:formula="of:=LOWER(CONCATENATE(&quot;\x&quot;;IF([$hex.G52]=&quot;0&quot;;&quot;00&quot;;[$hex.G52])))" office:value-type="string" office:string-value="\x00" calcext:value-type="string">
            <text:p>\x00</text:p>
          </table:table-cell>
          <table:table-cell table:formula="of:=LOWER(CONCATENATE(&quot;\x&quot;;IF([$hex.H52]=&quot;0&quot;;&quot;00&quot;;[$hex.H52])))" office:value-type="string" office:string-value="\x00" calcext:value-type="string">
            <text:p>\x00</text:p>
          </table:table-cell>
          <table:table-cell table:formula="of:=LOWER(CONCATENATE(&quot;\x&quot;;IF([$hex.I52]=&quot;0&quot;;&quot;00&quot;;[$hex.I52])))" office:value-type="string" office:string-value="\x00" calcext:value-type="string">
            <text:p>\x00</text:p>
          </table:table-cell>
          <table:table-cell table:formula="of:=LOWER(CONCATENATE(&quot;\x&quot;;IF([$hex.J52]=&quot;0&quot;;&quot;00&quot;;[$hex.J52])))" office:value-type="string" office:string-value="\x00" calcext:value-type="string">
            <text:p>\x00</text:p>
          </table:table-cell>
          <table:table-cell table:formula="of:=LOWER(CONCATENATE(&quot;\x&quot;;IF([$hex.K52]=&quot;0&quot;;&quot;00&quot;;[$hex.K52])))" office:value-type="string" office:string-value="\x00" calcext:value-type="string">
            <text:p>\x00</text:p>
          </table:table-cell>
          <table:table-cell table:formula="of:=LOWER(CONCATENATE(&quot;\x&quot;;IF([$hex.L52]=&quot;0&quot;;&quot;00&quot;;[$hex.L52])))" office:value-type="string" office:string-value="\x00" calcext:value-type="string">
            <text:p>\x00</text:p>
          </table:table-cell>
          <table:table-cell table:formula="of:=LOWER(CONCATENATE(&quot;\x&quot;;IF([$hex.M52]=&quot;0&quot;;&quot;00&quot;;[$hex.M52])))" office:value-type="string" office:string-value="\x00" calcext:value-type="string">
            <text:p>\x00</text:p>
          </table:table-cell>
          <table:table-cell table:formula="of:=LOWER(CONCATENATE(&quot;\x&quot;;IF([$hex.N52]=&quot;0&quot;;&quot;00&quot;;[$hex.N52])))" office:value-type="string" office:string-value="\x00" calcext:value-type="string">
            <text:p>\x00</text:p>
          </table:table-cell>
          <table:table-cell table:formula="of:=LOWER(CONCATENATE(&quot;\x&quot;;IF([$hex.O52]=&quot;0&quot;;&quot;00&quot;;[$hex.O52])))" office:value-type="string" office:string-value="\x00" calcext:value-type="string">
            <text:p>\x00</text:p>
          </table:table-cell>
          <table:table-cell table:formula="of:=LOWER(CONCATENATE(&quot;\x&quot;;IF([$hex.P52]=&quot;0&quot;;&quot;00&quot;;[$hex.P52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53]=&quot;0&quot;;&quot;00&quot;;[$hex.A53])))" office:value-type="string" office:string-value="\x00" calcext:value-type="string">
            <text:p>\x00</text:p>
          </table:table-cell>
          <table:table-cell table:formula="of:=LOWER(CONCATENATE(&quot;\x&quot;;IF([$hex.B53]=&quot;0&quot;;&quot;00&quot;;[$hex.B53])))" office:value-type="string" office:string-value="\x00" calcext:value-type="string">
            <text:p>\x00</text:p>
          </table:table-cell>
          <table:table-cell table:formula="of:=LOWER(CONCATENATE(&quot;\x&quot;;IF([$hex.C53]=&quot;0&quot;;&quot;00&quot;;[$hex.C53])))" office:value-type="string" office:string-value="\x00" calcext:value-type="string">
            <text:p>\x00</text:p>
          </table:table-cell>
          <table:table-cell table:formula="of:=LOWER(CONCATENATE(&quot;\x&quot;;IF([$hex.D53]=&quot;0&quot;;&quot;00&quot;;[$hex.D53])))" office:value-type="string" office:string-value="\x00" calcext:value-type="string">
            <text:p>\x00</text:p>
          </table:table-cell>
          <table:table-cell table:formula="of:=LOWER(CONCATENATE(&quot;\x&quot;;IF([$hex.E53]=&quot;0&quot;;&quot;00&quot;;[$hex.E53])))" office:value-type="string" office:string-value="\x00" calcext:value-type="string">
            <text:p>\x00</text:p>
          </table:table-cell>
          <table:table-cell table:formula="of:=LOWER(CONCATENATE(&quot;\x&quot;;IF([$hex.F53]=&quot;0&quot;;&quot;00&quot;;[$hex.F53])))" office:value-type="string" office:string-value="\x00" calcext:value-type="string">
            <text:p>\x00</text:p>
          </table:table-cell>
          <table:table-cell table:formula="of:=LOWER(CONCATENATE(&quot;\x&quot;;IF([$hex.G53]=&quot;0&quot;;&quot;00&quot;;[$hex.G53])))" office:value-type="string" office:string-value="\x00" calcext:value-type="string">
            <text:p>\x00</text:p>
          </table:table-cell>
          <table:table-cell table:formula="of:=LOWER(CONCATENATE(&quot;\x&quot;;IF([$hex.H53]=&quot;0&quot;;&quot;00&quot;;[$hex.H53])))" office:value-type="string" office:string-value="\x00" calcext:value-type="string">
            <text:p>\x00</text:p>
          </table:table-cell>
          <table:table-cell table:formula="of:=LOWER(CONCATENATE(&quot;\x&quot;;IF([$hex.I53]=&quot;0&quot;;&quot;00&quot;;[$hex.I53])))" office:value-type="string" office:string-value="\x00" calcext:value-type="string">
            <text:p>\x00</text:p>
          </table:table-cell>
          <table:table-cell table:formula="of:=LOWER(CONCATENATE(&quot;\x&quot;;IF([$hex.J53]=&quot;0&quot;;&quot;00&quot;;[$hex.J53])))" office:value-type="string" office:string-value="\x00" calcext:value-type="string">
            <text:p>\x00</text:p>
          </table:table-cell>
          <table:table-cell table:formula="of:=LOWER(CONCATENATE(&quot;\x&quot;;IF([$hex.K53]=&quot;0&quot;;&quot;00&quot;;[$hex.K53])))" office:value-type="string" office:string-value="\x00" calcext:value-type="string">
            <text:p>\x00</text:p>
          </table:table-cell>
          <table:table-cell table:formula="of:=LOWER(CONCATENATE(&quot;\x&quot;;IF([$hex.L53]=&quot;0&quot;;&quot;00&quot;;[$hex.L53])))" office:value-type="string" office:string-value="\x00" calcext:value-type="string">
            <text:p>\x00</text:p>
          </table:table-cell>
          <table:table-cell table:formula="of:=LOWER(CONCATENATE(&quot;\x&quot;;IF([$hex.M53]=&quot;0&quot;;&quot;00&quot;;[$hex.M53])))" office:value-type="string" office:string-value="\x00" calcext:value-type="string">
            <text:p>\x00</text:p>
          </table:table-cell>
          <table:table-cell table:formula="of:=LOWER(CONCATENATE(&quot;\x&quot;;IF([$hex.N53]=&quot;0&quot;;&quot;00&quot;;[$hex.N53])))" office:value-type="string" office:string-value="\x00" calcext:value-type="string">
            <text:p>\x00</text:p>
          </table:table-cell>
          <table:table-cell table:formula="of:=LOWER(CONCATENATE(&quot;\x&quot;;IF([$hex.O53]=&quot;0&quot;;&quot;00&quot;;[$hex.O53])))" office:value-type="string" office:string-value="\x00" calcext:value-type="string">
            <text:p>\x00</text:p>
          </table:table-cell>
          <table:table-cell table:formula="of:=LOWER(CONCATENATE(&quot;\x&quot;;IF([$hex.P53]=&quot;0&quot;;&quot;00&quot;;[$hex.P53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54]=&quot;0&quot;;&quot;00&quot;;[$hex.A54])))" office:value-type="string" office:string-value="\x00" calcext:value-type="string">
            <text:p>\x00</text:p>
          </table:table-cell>
          <table:table-cell table:formula="of:=LOWER(CONCATENATE(&quot;\x&quot;;IF([$hex.B54]=&quot;0&quot;;&quot;00&quot;;[$hex.B54])))" office:value-type="string" office:string-value="\x00" calcext:value-type="string">
            <text:p>\x00</text:p>
          </table:table-cell>
          <table:table-cell table:formula="of:=LOWER(CONCATENATE(&quot;\x&quot;;IF([$hex.C54]=&quot;0&quot;;&quot;00&quot;;[$hex.C54])))" office:value-type="string" office:string-value="\x00" calcext:value-type="string">
            <text:p>\x00</text:p>
          </table:table-cell>
          <table:table-cell table:formula="of:=LOWER(CONCATENATE(&quot;\x&quot;;IF([$hex.D54]=&quot;0&quot;;&quot;00&quot;;[$hex.D54])))" office:value-type="string" office:string-value="\x00" calcext:value-type="string">
            <text:p>\x00</text:p>
          </table:table-cell>
          <table:table-cell table:formula="of:=LOWER(CONCATENATE(&quot;\x&quot;;IF([$hex.E54]=&quot;0&quot;;&quot;00&quot;;[$hex.E54])))" office:value-type="string" office:string-value="\x00" calcext:value-type="string">
            <text:p>\x00</text:p>
          </table:table-cell>
          <table:table-cell table:formula="of:=LOWER(CONCATENATE(&quot;\x&quot;;IF([$hex.F54]=&quot;0&quot;;&quot;00&quot;;[$hex.F54])))" office:value-type="string" office:string-value="\x00" calcext:value-type="string">
            <text:p>\x00</text:p>
          </table:table-cell>
          <table:table-cell table:formula="of:=LOWER(CONCATENATE(&quot;\x&quot;;IF([$hex.G54]=&quot;0&quot;;&quot;00&quot;;[$hex.G54])))" office:value-type="string" office:string-value="\x00" calcext:value-type="string">
            <text:p>\x00</text:p>
          </table:table-cell>
          <table:table-cell table:formula="of:=LOWER(CONCATENATE(&quot;\x&quot;;IF([$hex.H54]=&quot;0&quot;;&quot;00&quot;;[$hex.H54])))" office:value-type="string" office:string-value="\x00" calcext:value-type="string">
            <text:p>\x00</text:p>
          </table:table-cell>
          <table:table-cell table:formula="of:=LOWER(CONCATENATE(&quot;\x&quot;;IF([$hex.I54]=&quot;0&quot;;&quot;00&quot;;[$hex.I54])))" office:value-type="string" office:string-value="\x00" calcext:value-type="string">
            <text:p>\x00</text:p>
          </table:table-cell>
          <table:table-cell table:formula="of:=LOWER(CONCATENATE(&quot;\x&quot;;IF([$hex.J54]=&quot;0&quot;;&quot;00&quot;;[$hex.J54])))" office:value-type="string" office:string-value="\x00" calcext:value-type="string">
            <text:p>\x00</text:p>
          </table:table-cell>
          <table:table-cell table:formula="of:=LOWER(CONCATENATE(&quot;\x&quot;;IF([$hex.K54]=&quot;0&quot;;&quot;00&quot;;[$hex.K54])))" office:value-type="string" office:string-value="\x00" calcext:value-type="string">
            <text:p>\x00</text:p>
          </table:table-cell>
          <table:table-cell table:formula="of:=LOWER(CONCATENATE(&quot;\x&quot;;IF([$hex.L54]=&quot;0&quot;;&quot;00&quot;;[$hex.L54])))" office:value-type="string" office:string-value="\x00" calcext:value-type="string">
            <text:p>\x00</text:p>
          </table:table-cell>
          <table:table-cell table:formula="of:=LOWER(CONCATENATE(&quot;\x&quot;;IF([$hex.M54]=&quot;0&quot;;&quot;00&quot;;[$hex.M54])))" office:value-type="string" office:string-value="\x00" calcext:value-type="string">
            <text:p>\x00</text:p>
          </table:table-cell>
          <table:table-cell table:formula="of:=LOWER(CONCATENATE(&quot;\x&quot;;IF([$hex.N54]=&quot;0&quot;;&quot;00&quot;;[$hex.N54])))" office:value-type="string" office:string-value="\x00" calcext:value-type="string">
            <text:p>\x00</text:p>
          </table:table-cell>
          <table:table-cell table:formula="of:=LOWER(CONCATENATE(&quot;\x&quot;;IF([$hex.O54]=&quot;0&quot;;&quot;00&quot;;[$hex.O54])))" office:value-type="string" office:string-value="\x00" calcext:value-type="string">
            <text:p>\x00</text:p>
          </table:table-cell>
          <table:table-cell table:formula="of:=LOWER(CONCATENATE(&quot;\x&quot;;IF([$hex.P54]=&quot;0&quot;;&quot;00&quot;;[$hex.P54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55]=&quot;0&quot;;&quot;00&quot;;[$hex.A55])))" office:value-type="string" office:string-value="\x00" calcext:value-type="string">
            <text:p>\x00</text:p>
          </table:table-cell>
          <table:table-cell table:formula="of:=LOWER(CONCATENATE(&quot;\x&quot;;IF([$hex.B55]=&quot;0&quot;;&quot;00&quot;;[$hex.B55])))" office:value-type="string" office:string-value="\x00" calcext:value-type="string">
            <text:p>\x00</text:p>
          </table:table-cell>
          <table:table-cell table:formula="of:=LOWER(CONCATENATE(&quot;\x&quot;;IF([$hex.C55]=&quot;0&quot;;&quot;00&quot;;[$hex.C55])))" office:value-type="string" office:string-value="\x00" calcext:value-type="string">
            <text:p>\x00</text:p>
          </table:table-cell>
          <table:table-cell table:formula="of:=LOWER(CONCATENATE(&quot;\x&quot;;IF([$hex.D55]=&quot;0&quot;;&quot;00&quot;;[$hex.D55])))" office:value-type="string" office:string-value="\x00" calcext:value-type="string">
            <text:p>\x00</text:p>
          </table:table-cell>
          <table:table-cell table:formula="of:=LOWER(CONCATENATE(&quot;\x&quot;;IF([$hex.E55]=&quot;0&quot;;&quot;00&quot;;[$hex.E55])))" office:value-type="string" office:string-value="\x00" calcext:value-type="string">
            <text:p>\x00</text:p>
          </table:table-cell>
          <table:table-cell table:formula="of:=LOWER(CONCATENATE(&quot;\x&quot;;IF([$hex.F55]=&quot;0&quot;;&quot;00&quot;;[$hex.F55])))" office:value-type="string" office:string-value="\x00" calcext:value-type="string">
            <text:p>\x00</text:p>
          </table:table-cell>
          <table:table-cell table:formula="of:=LOWER(CONCATENATE(&quot;\x&quot;;IF([$hex.G55]=&quot;0&quot;;&quot;00&quot;;[$hex.G55])))" office:value-type="string" office:string-value="\x00" calcext:value-type="string">
            <text:p>\x00</text:p>
          </table:table-cell>
          <table:table-cell table:formula="of:=LOWER(CONCATENATE(&quot;\x&quot;;IF([$hex.H55]=&quot;0&quot;;&quot;00&quot;;[$hex.H55])))" office:value-type="string" office:string-value="\x00" calcext:value-type="string">
            <text:p>\x00</text:p>
          </table:table-cell>
          <table:table-cell table:formula="of:=LOWER(CONCATENATE(&quot;\x&quot;;IF([$hex.I55]=&quot;0&quot;;&quot;00&quot;;[$hex.I55])))" office:value-type="string" office:string-value="\x00" calcext:value-type="string">
            <text:p>\x00</text:p>
          </table:table-cell>
          <table:table-cell table:formula="of:=LOWER(CONCATENATE(&quot;\x&quot;;IF([$hex.J55]=&quot;0&quot;;&quot;00&quot;;[$hex.J55])))" office:value-type="string" office:string-value="\x00" calcext:value-type="string">
            <text:p>\x00</text:p>
          </table:table-cell>
          <table:table-cell table:formula="of:=LOWER(CONCATENATE(&quot;\x&quot;;IF([$hex.K55]=&quot;0&quot;;&quot;00&quot;;[$hex.K55])))" office:value-type="string" office:string-value="\x00" calcext:value-type="string">
            <text:p>\x00</text:p>
          </table:table-cell>
          <table:table-cell table:formula="of:=LOWER(CONCATENATE(&quot;\x&quot;;IF([$hex.L55]=&quot;0&quot;;&quot;00&quot;;[$hex.L55])))" office:value-type="string" office:string-value="\x00" calcext:value-type="string">
            <text:p>\x00</text:p>
          </table:table-cell>
          <table:table-cell table:formula="of:=LOWER(CONCATENATE(&quot;\x&quot;;IF([$hex.M55]=&quot;0&quot;;&quot;00&quot;;[$hex.M55])))" office:value-type="string" office:string-value="\x00" calcext:value-type="string">
            <text:p>\x00</text:p>
          </table:table-cell>
          <table:table-cell table:formula="of:=LOWER(CONCATENATE(&quot;\x&quot;;IF([$hex.N55]=&quot;0&quot;;&quot;00&quot;;[$hex.N55])))" office:value-type="string" office:string-value="\x00" calcext:value-type="string">
            <text:p>\x00</text:p>
          </table:table-cell>
          <table:table-cell table:formula="of:=LOWER(CONCATENATE(&quot;\x&quot;;IF([$hex.O55]=&quot;0&quot;;&quot;00&quot;;[$hex.O55])))" office:value-type="string" office:string-value="\x00" calcext:value-type="string">
            <text:p>\x00</text:p>
          </table:table-cell>
          <table:table-cell table:formula="of:=LOWER(CONCATENATE(&quot;\x&quot;;IF([$hex.P55]=&quot;0&quot;;&quot;00&quot;;[$hex.P55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56]=&quot;0&quot;;&quot;00&quot;;[$hex.A56])))" office:value-type="string" office:string-value="\x00" calcext:value-type="string">
            <text:p>\x00</text:p>
          </table:table-cell>
          <table:table-cell table:formula="of:=LOWER(CONCATENATE(&quot;\x&quot;;IF([$hex.B56]=&quot;0&quot;;&quot;00&quot;;[$hex.B56])))" office:value-type="string" office:string-value="\x00" calcext:value-type="string">
            <text:p>\x00</text:p>
          </table:table-cell>
          <table:table-cell table:formula="of:=LOWER(CONCATENATE(&quot;\x&quot;;IF([$hex.C56]=&quot;0&quot;;&quot;00&quot;;[$hex.C56])))" office:value-type="string" office:string-value="\x00" calcext:value-type="string">
            <text:p>\x00</text:p>
          </table:table-cell>
          <table:table-cell table:formula="of:=LOWER(CONCATENATE(&quot;\x&quot;;IF([$hex.D56]=&quot;0&quot;;&quot;00&quot;;[$hex.D56])))" office:value-type="string" office:string-value="\x00" calcext:value-type="string">
            <text:p>\x00</text:p>
          </table:table-cell>
          <table:table-cell table:formula="of:=LOWER(CONCATENATE(&quot;\x&quot;;IF([$hex.E56]=&quot;0&quot;;&quot;00&quot;;[$hex.E56])))" office:value-type="string" office:string-value="\x00" calcext:value-type="string">
            <text:p>\x00</text:p>
          </table:table-cell>
          <table:table-cell table:formula="of:=LOWER(CONCATENATE(&quot;\x&quot;;IF([$hex.F56]=&quot;0&quot;;&quot;00&quot;;[$hex.F56])))" office:value-type="string" office:string-value="\x00" calcext:value-type="string">
            <text:p>\x00</text:p>
          </table:table-cell>
          <table:table-cell table:formula="of:=LOWER(CONCATENATE(&quot;\x&quot;;IF([$hex.G56]=&quot;0&quot;;&quot;00&quot;;[$hex.G56])))" office:value-type="string" office:string-value="\x00" calcext:value-type="string">
            <text:p>\x00</text:p>
          </table:table-cell>
          <table:table-cell table:formula="of:=LOWER(CONCATENATE(&quot;\x&quot;;IF([$hex.H56]=&quot;0&quot;;&quot;00&quot;;[$hex.H56])))" office:value-type="string" office:string-value="\x00" calcext:value-type="string">
            <text:p>\x00</text:p>
          </table:table-cell>
          <table:table-cell table:formula="of:=LOWER(CONCATENATE(&quot;\x&quot;;IF([$hex.I56]=&quot;0&quot;;&quot;00&quot;;[$hex.I56])))" office:value-type="string" office:string-value="\x00" calcext:value-type="string">
            <text:p>\x00</text:p>
          </table:table-cell>
          <table:table-cell table:formula="of:=LOWER(CONCATENATE(&quot;\x&quot;;IF([$hex.J56]=&quot;0&quot;;&quot;00&quot;;[$hex.J56])))" office:value-type="string" office:string-value="\x00" calcext:value-type="string">
            <text:p>\x00</text:p>
          </table:table-cell>
          <table:table-cell table:formula="of:=LOWER(CONCATENATE(&quot;\x&quot;;IF([$hex.K56]=&quot;0&quot;;&quot;00&quot;;[$hex.K56])))" office:value-type="string" office:string-value="\x00" calcext:value-type="string">
            <text:p>\x00</text:p>
          </table:table-cell>
          <table:table-cell table:formula="of:=LOWER(CONCATENATE(&quot;\x&quot;;IF([$hex.L56]=&quot;0&quot;;&quot;00&quot;;[$hex.L56])))" office:value-type="string" office:string-value="\x00" calcext:value-type="string">
            <text:p>\x00</text:p>
          </table:table-cell>
          <table:table-cell table:formula="of:=LOWER(CONCATENATE(&quot;\x&quot;;IF([$hex.M56]=&quot;0&quot;;&quot;00&quot;;[$hex.M56])))" office:value-type="string" office:string-value="\x00" calcext:value-type="string">
            <text:p>\x00</text:p>
          </table:table-cell>
          <table:table-cell table:formula="of:=LOWER(CONCATENATE(&quot;\x&quot;;IF([$hex.N56]=&quot;0&quot;;&quot;00&quot;;[$hex.N56])))" office:value-type="string" office:string-value="\x00" calcext:value-type="string">
            <text:p>\x00</text:p>
          </table:table-cell>
          <table:table-cell table:formula="of:=LOWER(CONCATENATE(&quot;\x&quot;;IF([$hex.O56]=&quot;0&quot;;&quot;00&quot;;[$hex.O56])))" office:value-type="string" office:string-value="\x00" calcext:value-type="string">
            <text:p>\x00</text:p>
          </table:table-cell>
          <table:table-cell table:formula="of:=LOWER(CONCATENATE(&quot;\x&quot;;IF([$hex.P56]=&quot;0&quot;;&quot;00&quot;;[$hex.P56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57]=&quot;0&quot;;&quot;00&quot;;[$hex.A57])))" office:value-type="string" office:string-value="\xff" calcext:value-type="string">
            <text:p>\xff</text:p>
          </table:table-cell>
          <table:table-cell table:formula="of:=LOWER(CONCATENATE(&quot;\x&quot;;IF([$hex.B57]=&quot;0&quot;;&quot;00&quot;;[$hex.B57])))" office:value-type="string" office:string-value="\xff" calcext:value-type="string">
            <text:p>\xff</text:p>
          </table:table-cell>
          <table:table-cell table:formula="of:=LOWER(CONCATENATE(&quot;\x&quot;;IF([$hex.C57]=&quot;0&quot;;&quot;00&quot;;[$hex.C57])))" office:value-type="string" office:string-value="\xff" calcext:value-type="string">
            <text:p>\xff</text:p>
          </table:table-cell>
          <table:table-cell table:formula="of:=LOWER(CONCATENATE(&quot;\x&quot;;IF([$hex.D57]=&quot;0&quot;;&quot;00&quot;;[$hex.D57])))" office:value-type="string" office:string-value="\xff" calcext:value-type="string">
            <text:p>\xff</text:p>
          </table:table-cell>
          <table:table-cell table:formula="of:=LOWER(CONCATENATE(&quot;\x&quot;;IF([$hex.E57]=&quot;0&quot;;&quot;00&quot;;[$hex.E57])))" office:value-type="string" office:string-value="\xff" calcext:value-type="string">
            <text:p>\xff</text:p>
          </table:table-cell>
          <table:table-cell table:formula="of:=LOWER(CONCATENATE(&quot;\x&quot;;IF([$hex.F57]=&quot;0&quot;;&quot;00&quot;;[$hex.F57])))" office:value-type="string" office:string-value="\xff" calcext:value-type="string">
            <text:p>\xff</text:p>
          </table:table-cell>
          <table:table-cell table:formula="of:=LOWER(CONCATENATE(&quot;\x&quot;;IF([$hex.G57]=&quot;0&quot;;&quot;00&quot;;[$hex.G57])))" office:value-type="string" office:string-value="\xff" calcext:value-type="string">
            <text:p>\xff</text:p>
          </table:table-cell>
          <table:table-cell table:formula="of:=LOWER(CONCATENATE(&quot;\x&quot;;IF([$hex.H57]=&quot;0&quot;;&quot;00&quot;;[$hex.H57])))" office:value-type="string" office:string-value="\xff" calcext:value-type="string">
            <text:p>\xff</text:p>
          </table:table-cell>
          <table:table-cell table:formula="of:=LOWER(CONCATENATE(&quot;\x&quot;;IF([$hex.I57]=&quot;0&quot;;&quot;00&quot;;[$hex.I57])))" office:value-type="string" office:string-value="\xff" calcext:value-type="string">
            <text:p>\xff</text:p>
          </table:table-cell>
          <table:table-cell table:formula="of:=LOWER(CONCATENATE(&quot;\x&quot;;IF([$hex.J57]=&quot;0&quot;;&quot;00&quot;;[$hex.J57])))" office:value-type="string" office:string-value="\xff" calcext:value-type="string">
            <text:p>\xff</text:p>
          </table:table-cell>
          <table:table-cell table:formula="of:=LOWER(CONCATENATE(&quot;\x&quot;;IF([$hex.K57]=&quot;0&quot;;&quot;00&quot;;[$hex.K57])))" office:value-type="string" office:string-value="\xff" calcext:value-type="string">
            <text:p>\xff</text:p>
          </table:table-cell>
          <table:table-cell table:formula="of:=LOWER(CONCATENATE(&quot;\x&quot;;IF([$hex.L57]=&quot;0&quot;;&quot;00&quot;;[$hex.L57])))" office:value-type="string" office:string-value="\xff" calcext:value-type="string">
            <text:p>\xff</text:p>
          </table:table-cell>
          <table:table-cell table:formula="of:=LOWER(CONCATENATE(&quot;\x&quot;;IF([$hex.M57]=&quot;0&quot;;&quot;00&quot;;[$hex.M57])))" office:value-type="string" office:string-value="\xff" calcext:value-type="string">
            <text:p>\xff</text:p>
          </table:table-cell>
          <table:table-cell table:formula="of:=LOWER(CONCATENATE(&quot;\x&quot;;IF([$hex.N57]=&quot;0&quot;;&quot;00&quot;;[$hex.N57])))" office:value-type="string" office:string-value="\xff" calcext:value-type="string">
            <text:p>\xff</text:p>
          </table:table-cell>
          <table:table-cell table:formula="of:=LOWER(CONCATENATE(&quot;\x&quot;;IF([$hex.O57]=&quot;0&quot;;&quot;00&quot;;[$hex.O57])))" office:value-type="string" office:string-value="\xff" calcext:value-type="string">
            <text:p>\xff</text:p>
          </table:table-cell>
          <table:table-cell table:formula="of:=LOWER(CONCATENATE(&quot;\x&quot;;IF([$hex.P57]=&quot;0&quot;;&quot;00&quot;;[$hex.P57])))" office:value-type="string" office:string-value="\xff" calcext:value-type="string">
            <text:p>\xff</text:p>
          </table:table-cell>
        </table:table-row>
        <table:table-row table:style-name="ro3">
          <table:table-cell table:formula="of:=LOWER(CONCATENATE(&quot;\x&quot;;IF([$hex.A58]=&quot;0&quot;;&quot;00&quot;;[$hex.A58])))" office:value-type="string" office:string-value="\xff" calcext:value-type="string">
            <text:p>\xff</text:p>
          </table:table-cell>
          <table:table-cell table:formula="of:=LOWER(CONCATENATE(&quot;\x&quot;;IF([$hex.B58]=&quot;0&quot;;&quot;00&quot;;[$hex.B58])))" office:value-type="string" office:string-value="\xff" calcext:value-type="string">
            <text:p>\xff</text:p>
          </table:table-cell>
          <table:table-cell table:formula="of:=LOWER(CONCATENATE(&quot;\x&quot;;IF([$hex.C58]=&quot;0&quot;;&quot;00&quot;;[$hex.C58])))" office:value-type="string" office:string-value="\xff" calcext:value-type="string">
            <text:p>\xff</text:p>
          </table:table-cell>
          <table:table-cell table:formula="of:=LOWER(CONCATENATE(&quot;\x&quot;;IF([$hex.D58]=&quot;0&quot;;&quot;00&quot;;[$hex.D58])))" office:value-type="string" office:string-value="\xff" calcext:value-type="string">
            <text:p>\xff</text:p>
          </table:table-cell>
          <table:table-cell table:formula="of:=LOWER(CONCATENATE(&quot;\x&quot;;IF([$hex.E58]=&quot;0&quot;;&quot;00&quot;;[$hex.E58])))" office:value-type="string" office:string-value="\xff" calcext:value-type="string">
            <text:p>\xff</text:p>
          </table:table-cell>
          <table:table-cell table:formula="of:=LOWER(CONCATENATE(&quot;\x&quot;;IF([$hex.F58]=&quot;0&quot;;&quot;00&quot;;[$hex.F58])))" office:value-type="string" office:string-value="\xff" calcext:value-type="string">
            <text:p>\xff</text:p>
          </table:table-cell>
          <table:table-cell table:formula="of:=LOWER(CONCATENATE(&quot;\x&quot;;IF([$hex.G58]=&quot;0&quot;;&quot;00&quot;;[$hex.G58])))" office:value-type="string" office:string-value="\xff" calcext:value-type="string">
            <text:p>\xff</text:p>
          </table:table-cell>
          <table:table-cell table:formula="of:=LOWER(CONCATENATE(&quot;\x&quot;;IF([$hex.H58]=&quot;0&quot;;&quot;00&quot;;[$hex.H58])))" office:value-type="string" office:string-value="\xff" calcext:value-type="string">
            <text:p>\xff</text:p>
          </table:table-cell>
          <table:table-cell table:formula="of:=LOWER(CONCATENATE(&quot;\x&quot;;IF([$hex.I58]=&quot;0&quot;;&quot;00&quot;;[$hex.I58])))" office:value-type="string" office:string-value="\xff" calcext:value-type="string">
            <text:p>\xff</text:p>
          </table:table-cell>
          <table:table-cell table:formula="of:=LOWER(CONCATENATE(&quot;\x&quot;;IF([$hex.J58]=&quot;0&quot;;&quot;00&quot;;[$hex.J58])))" office:value-type="string" office:string-value="\xff" calcext:value-type="string">
            <text:p>\xff</text:p>
          </table:table-cell>
          <table:table-cell table:formula="of:=LOWER(CONCATENATE(&quot;\x&quot;;IF([$hex.K58]=&quot;0&quot;;&quot;00&quot;;[$hex.K58])))" office:value-type="string" office:string-value="\xff" calcext:value-type="string">
            <text:p>\xff</text:p>
          </table:table-cell>
          <table:table-cell table:formula="of:=LOWER(CONCATENATE(&quot;\x&quot;;IF([$hex.L58]=&quot;0&quot;;&quot;00&quot;;[$hex.L58])))" office:value-type="string" office:string-value="\xff" calcext:value-type="string">
            <text:p>\xff</text:p>
          </table:table-cell>
          <table:table-cell table:formula="of:=LOWER(CONCATENATE(&quot;\x&quot;;IF([$hex.M58]=&quot;0&quot;;&quot;00&quot;;[$hex.M58])))" office:value-type="string" office:string-value="\xff" calcext:value-type="string">
            <text:p>\xff</text:p>
          </table:table-cell>
          <table:table-cell table:formula="of:=LOWER(CONCATENATE(&quot;\x&quot;;IF([$hex.N58]=&quot;0&quot;;&quot;00&quot;;[$hex.N58])))" office:value-type="string" office:string-value="\xff" calcext:value-type="string">
            <text:p>\xff</text:p>
          </table:table-cell>
          <table:table-cell table:formula="of:=LOWER(CONCATENATE(&quot;\x&quot;;IF([$hex.O58]=&quot;0&quot;;&quot;00&quot;;[$hex.O58])))" office:value-type="string" office:string-value="\xff" calcext:value-type="string">
            <text:p>\xff</text:p>
          </table:table-cell>
          <table:table-cell table:formula="of:=LOWER(CONCATENATE(&quot;\x&quot;;IF([$hex.P58]=&quot;0&quot;;&quot;00&quot;;[$hex.P58])))" office:value-type="string" office:string-value="\xff" calcext:value-type="string">
            <text:p>\xff</text:p>
          </table:table-cell>
        </table:table-row>
        <table:table-row table:style-name="ro3">
          <table:table-cell table:formula="of:=LOWER(CONCATENATE(&quot;\x&quot;;IF([$hex.A59]=&quot;0&quot;;&quot;00&quot;;[$hex.A59])))" office:value-type="string" office:string-value="\x00" calcext:value-type="string">
            <text:p>\x00</text:p>
          </table:table-cell>
          <table:table-cell table:formula="of:=LOWER(CONCATENATE(&quot;\x&quot;;IF([$hex.B59]=&quot;0&quot;;&quot;00&quot;;[$hex.B59])))" office:value-type="string" office:string-value="\x00" calcext:value-type="string">
            <text:p>\x00</text:p>
          </table:table-cell>
          <table:table-cell table:formula="of:=LOWER(CONCATENATE(&quot;\x&quot;;IF([$hex.C59]=&quot;0&quot;;&quot;00&quot;;[$hex.C59])))" office:value-type="string" office:string-value="\x00" calcext:value-type="string">
            <text:p>\x00</text:p>
          </table:table-cell>
          <table:table-cell table:formula="of:=LOWER(CONCATENATE(&quot;\x&quot;;IF([$hex.D59]=&quot;0&quot;;&quot;00&quot;;[$hex.D59])))" office:value-type="string" office:string-value="\x00" calcext:value-type="string">
            <text:p>\x00</text:p>
          </table:table-cell>
          <table:table-cell table:formula="of:=LOWER(CONCATENATE(&quot;\x&quot;;IF([$hex.E59]=&quot;0&quot;;&quot;00&quot;;[$hex.E59])))" office:value-type="string" office:string-value="\x00" calcext:value-type="string">
            <text:p>\x00</text:p>
          </table:table-cell>
          <table:table-cell table:formula="of:=LOWER(CONCATENATE(&quot;\x&quot;;IF([$hex.F59]=&quot;0&quot;;&quot;00&quot;;[$hex.F59])))" office:value-type="string" office:string-value="\x00" calcext:value-type="string">
            <text:p>\x00</text:p>
          </table:table-cell>
          <table:table-cell table:formula="of:=LOWER(CONCATENATE(&quot;\x&quot;;IF([$hex.G59]=&quot;0&quot;;&quot;00&quot;;[$hex.G59])))" office:value-type="string" office:string-value="\x00" calcext:value-type="string">
            <text:p>\x00</text:p>
          </table:table-cell>
          <table:table-cell table:formula="of:=LOWER(CONCATENATE(&quot;\x&quot;;IF([$hex.H59]=&quot;0&quot;;&quot;00&quot;;[$hex.H59])))" office:value-type="string" office:string-value="\x00" calcext:value-type="string">
            <text:p>\x00</text:p>
          </table:table-cell>
          <table:table-cell table:formula="of:=LOWER(CONCATENATE(&quot;\x&quot;;IF([$hex.I59]=&quot;0&quot;;&quot;00&quot;;[$hex.I59])))" office:value-type="string" office:string-value="\x00" calcext:value-type="string">
            <text:p>\x00</text:p>
          </table:table-cell>
          <table:table-cell table:formula="of:=LOWER(CONCATENATE(&quot;\x&quot;;IF([$hex.J59]=&quot;0&quot;;&quot;00&quot;;[$hex.J59])))" office:value-type="string" office:string-value="\x00" calcext:value-type="string">
            <text:p>\x00</text:p>
          </table:table-cell>
          <table:table-cell table:formula="of:=LOWER(CONCATENATE(&quot;\x&quot;;IF([$hex.K59]=&quot;0&quot;;&quot;00&quot;;[$hex.K59])))" office:value-type="string" office:string-value="\x00" calcext:value-type="string">
            <text:p>\x00</text:p>
          </table:table-cell>
          <table:table-cell table:formula="of:=LOWER(CONCATENATE(&quot;\x&quot;;IF([$hex.L59]=&quot;0&quot;;&quot;00&quot;;[$hex.L59])))" office:value-type="string" office:string-value="\x00" calcext:value-type="string">
            <text:p>\x00</text:p>
          </table:table-cell>
          <table:table-cell table:formula="of:=LOWER(CONCATENATE(&quot;\x&quot;;IF([$hex.M59]=&quot;0&quot;;&quot;00&quot;;[$hex.M59])))" office:value-type="string" office:string-value="\x00" calcext:value-type="string">
            <text:p>\x00</text:p>
          </table:table-cell>
          <table:table-cell table:formula="of:=LOWER(CONCATENATE(&quot;\x&quot;;IF([$hex.N59]=&quot;0&quot;;&quot;00&quot;;[$hex.N59])))" office:value-type="string" office:string-value="\x00" calcext:value-type="string">
            <text:p>\x00</text:p>
          </table:table-cell>
          <table:table-cell table:formula="of:=LOWER(CONCATENATE(&quot;\x&quot;;IF([$hex.O59]=&quot;0&quot;;&quot;00&quot;;[$hex.O59])))" office:value-type="string" office:string-value="\x00" calcext:value-type="string">
            <text:p>\x00</text:p>
          </table:table-cell>
          <table:table-cell table:formula="of:=LOWER(CONCATENATE(&quot;\x&quot;;IF([$hex.P59]=&quot;0&quot;;&quot;00&quot;;[$hex.P59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60]=&quot;0&quot;;&quot;00&quot;;[$hex.A60])))" office:value-type="string" office:string-value="\x00" calcext:value-type="string">
            <text:p>\x00</text:p>
          </table:table-cell>
          <table:table-cell table:formula="of:=LOWER(CONCATENATE(&quot;\x&quot;;IF([$hex.B60]=&quot;0&quot;;&quot;00&quot;;[$hex.B60])))" office:value-type="string" office:string-value="\x00" calcext:value-type="string">
            <text:p>\x00</text:p>
          </table:table-cell>
          <table:table-cell table:formula="of:=LOWER(CONCATENATE(&quot;\x&quot;;IF([$hex.C60]=&quot;0&quot;;&quot;00&quot;;[$hex.C60])))" office:value-type="string" office:string-value="\x00" calcext:value-type="string">
            <text:p>\x00</text:p>
          </table:table-cell>
          <table:table-cell table:formula="of:=LOWER(CONCATENATE(&quot;\x&quot;;IF([$hex.D60]=&quot;0&quot;;&quot;00&quot;;[$hex.D60])))" office:value-type="string" office:string-value="\x00" calcext:value-type="string">
            <text:p>\x00</text:p>
          </table:table-cell>
          <table:table-cell table:formula="of:=LOWER(CONCATENATE(&quot;\x&quot;;IF([$hex.E60]=&quot;0&quot;;&quot;00&quot;;[$hex.E60])))" office:value-type="string" office:string-value="\x00" calcext:value-type="string">
            <text:p>\x00</text:p>
          </table:table-cell>
          <table:table-cell table:formula="of:=LOWER(CONCATENATE(&quot;\x&quot;;IF([$hex.F60]=&quot;0&quot;;&quot;00&quot;;[$hex.F60])))" office:value-type="string" office:string-value="\x00" calcext:value-type="string">
            <text:p>\x00</text:p>
          </table:table-cell>
          <table:table-cell table:formula="of:=LOWER(CONCATENATE(&quot;\x&quot;;IF([$hex.G60]=&quot;0&quot;;&quot;00&quot;;[$hex.G60])))" office:value-type="string" office:string-value="\x00" calcext:value-type="string">
            <text:p>\x00</text:p>
          </table:table-cell>
          <table:table-cell table:formula="of:=LOWER(CONCATENATE(&quot;\x&quot;;IF([$hex.H60]=&quot;0&quot;;&quot;00&quot;;[$hex.H60])))" office:value-type="string" office:string-value="\x00" calcext:value-type="string">
            <text:p>\x00</text:p>
          </table:table-cell>
          <table:table-cell table:formula="of:=LOWER(CONCATENATE(&quot;\x&quot;;IF([$hex.I60]=&quot;0&quot;;&quot;00&quot;;[$hex.I60])))" office:value-type="string" office:string-value="\x00" calcext:value-type="string">
            <text:p>\x00</text:p>
          </table:table-cell>
          <table:table-cell table:formula="of:=LOWER(CONCATENATE(&quot;\x&quot;;IF([$hex.J60]=&quot;0&quot;;&quot;00&quot;;[$hex.J60])))" office:value-type="string" office:string-value="\x00" calcext:value-type="string">
            <text:p>\x00</text:p>
          </table:table-cell>
          <table:table-cell table:formula="of:=LOWER(CONCATENATE(&quot;\x&quot;;IF([$hex.K60]=&quot;0&quot;;&quot;00&quot;;[$hex.K60])))" office:value-type="string" office:string-value="\x00" calcext:value-type="string">
            <text:p>\x00</text:p>
          </table:table-cell>
          <table:table-cell table:formula="of:=LOWER(CONCATENATE(&quot;\x&quot;;IF([$hex.L60]=&quot;0&quot;;&quot;00&quot;;[$hex.L60])))" office:value-type="string" office:string-value="\x00" calcext:value-type="string">
            <text:p>\x00</text:p>
          </table:table-cell>
          <table:table-cell table:formula="of:=LOWER(CONCATENATE(&quot;\x&quot;;IF([$hex.M60]=&quot;0&quot;;&quot;00&quot;;[$hex.M60])))" office:value-type="string" office:string-value="\x00" calcext:value-type="string">
            <text:p>\x00</text:p>
          </table:table-cell>
          <table:table-cell table:formula="of:=LOWER(CONCATENATE(&quot;\x&quot;;IF([$hex.N60]=&quot;0&quot;;&quot;00&quot;;[$hex.N60])))" office:value-type="string" office:string-value="\x00" calcext:value-type="string">
            <text:p>\x00</text:p>
          </table:table-cell>
          <table:table-cell table:formula="of:=LOWER(CONCATENATE(&quot;\x&quot;;IF([$hex.O60]=&quot;0&quot;;&quot;00&quot;;[$hex.O60])))" office:value-type="string" office:string-value="\x00" calcext:value-type="string">
            <text:p>\x00</text:p>
          </table:table-cell>
          <table:table-cell table:formula="of:=LOWER(CONCATENATE(&quot;\x&quot;;IF([$hex.P60]=&quot;0&quot;;&quot;00&quot;;[$hex.P60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61]=&quot;0&quot;;&quot;00&quot;;[$hex.A61])))" office:value-type="string" office:string-value="\x00" calcext:value-type="string">
            <text:p>\x00</text:p>
          </table:table-cell>
          <table:table-cell table:formula="of:=LOWER(CONCATENATE(&quot;\x&quot;;IF([$hex.B61]=&quot;0&quot;;&quot;00&quot;;[$hex.B61])))" office:value-type="string" office:string-value="\x00" calcext:value-type="string">
            <text:p>\x00</text:p>
          </table:table-cell>
          <table:table-cell table:formula="of:=LOWER(CONCATENATE(&quot;\x&quot;;IF([$hex.C61]=&quot;0&quot;;&quot;00&quot;;[$hex.C61])))" office:value-type="string" office:string-value="\x00" calcext:value-type="string">
            <text:p>\x00</text:p>
          </table:table-cell>
          <table:table-cell table:formula="of:=LOWER(CONCATENATE(&quot;\x&quot;;IF([$hex.D61]=&quot;0&quot;;&quot;00&quot;;[$hex.D61])))" office:value-type="string" office:string-value="\x00" calcext:value-type="string">
            <text:p>\x00</text:p>
          </table:table-cell>
          <table:table-cell table:formula="of:=LOWER(CONCATENATE(&quot;\x&quot;;IF([$hex.E61]=&quot;0&quot;;&quot;00&quot;;[$hex.E61])))" office:value-type="string" office:string-value="\x00" calcext:value-type="string">
            <text:p>\x00</text:p>
          </table:table-cell>
          <table:table-cell table:formula="of:=LOWER(CONCATENATE(&quot;\x&quot;;IF([$hex.F61]=&quot;0&quot;;&quot;00&quot;;[$hex.F61])))" office:value-type="string" office:string-value="\x00" calcext:value-type="string">
            <text:p>\x00</text:p>
          </table:table-cell>
          <table:table-cell table:formula="of:=LOWER(CONCATENATE(&quot;\x&quot;;IF([$hex.G61]=&quot;0&quot;;&quot;00&quot;;[$hex.G61])))" office:value-type="string" office:string-value="\x00" calcext:value-type="string">
            <text:p>\x00</text:p>
          </table:table-cell>
          <table:table-cell table:formula="of:=LOWER(CONCATENATE(&quot;\x&quot;;IF([$hex.H61]=&quot;0&quot;;&quot;00&quot;;[$hex.H61])))" office:value-type="string" office:string-value="\x00" calcext:value-type="string">
            <text:p>\x00</text:p>
          </table:table-cell>
          <table:table-cell table:formula="of:=LOWER(CONCATENATE(&quot;\x&quot;;IF([$hex.I61]=&quot;0&quot;;&quot;00&quot;;[$hex.I61])))" office:value-type="string" office:string-value="\x00" calcext:value-type="string">
            <text:p>\x00</text:p>
          </table:table-cell>
          <table:table-cell table:formula="of:=LOWER(CONCATENATE(&quot;\x&quot;;IF([$hex.J61]=&quot;0&quot;;&quot;00&quot;;[$hex.J61])))" office:value-type="string" office:string-value="\x00" calcext:value-type="string">
            <text:p>\x00</text:p>
          </table:table-cell>
          <table:table-cell table:formula="of:=LOWER(CONCATENATE(&quot;\x&quot;;IF([$hex.K61]=&quot;0&quot;;&quot;00&quot;;[$hex.K61])))" office:value-type="string" office:string-value="\x00" calcext:value-type="string">
            <text:p>\x00</text:p>
          </table:table-cell>
          <table:table-cell table:formula="of:=LOWER(CONCATENATE(&quot;\x&quot;;IF([$hex.L61]=&quot;0&quot;;&quot;00&quot;;[$hex.L61])))" office:value-type="string" office:string-value="\x00" calcext:value-type="string">
            <text:p>\x00</text:p>
          </table:table-cell>
          <table:table-cell table:formula="of:=LOWER(CONCATENATE(&quot;\x&quot;;IF([$hex.M61]=&quot;0&quot;;&quot;00&quot;;[$hex.M61])))" office:value-type="string" office:string-value="\x00" calcext:value-type="string">
            <text:p>\x00</text:p>
          </table:table-cell>
          <table:table-cell table:formula="of:=LOWER(CONCATENATE(&quot;\x&quot;;IF([$hex.N61]=&quot;0&quot;;&quot;00&quot;;[$hex.N61])))" office:value-type="string" office:string-value="\x00" calcext:value-type="string">
            <text:p>\x00</text:p>
          </table:table-cell>
          <table:table-cell table:formula="of:=LOWER(CONCATENATE(&quot;\x&quot;;IF([$hex.O61]=&quot;0&quot;;&quot;00&quot;;[$hex.O61])))" office:value-type="string" office:string-value="\x00" calcext:value-type="string">
            <text:p>\x00</text:p>
          </table:table-cell>
          <table:table-cell table:formula="of:=LOWER(CONCATENATE(&quot;\x&quot;;IF([$hex.P61]=&quot;0&quot;;&quot;00&quot;;[$hex.P61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62]=&quot;0&quot;;&quot;00&quot;;[$hex.A62])))" office:value-type="string" office:string-value="\x00" calcext:value-type="string">
            <text:p>\x00</text:p>
          </table:table-cell>
          <table:table-cell table:formula="of:=LOWER(CONCATENATE(&quot;\x&quot;;IF([$hex.B62]=&quot;0&quot;;&quot;00&quot;;[$hex.B62])))" office:value-type="string" office:string-value="\x00" calcext:value-type="string">
            <text:p>\x00</text:p>
          </table:table-cell>
          <table:table-cell table:formula="of:=LOWER(CONCATENATE(&quot;\x&quot;;IF([$hex.C62]=&quot;0&quot;;&quot;00&quot;;[$hex.C62])))" office:value-type="string" office:string-value="\x00" calcext:value-type="string">
            <text:p>\x00</text:p>
          </table:table-cell>
          <table:table-cell table:formula="of:=LOWER(CONCATENATE(&quot;\x&quot;;IF([$hex.D62]=&quot;0&quot;;&quot;00&quot;;[$hex.D62])))" office:value-type="string" office:string-value="\x00" calcext:value-type="string">
            <text:p>\x00</text:p>
          </table:table-cell>
          <table:table-cell table:formula="of:=LOWER(CONCATENATE(&quot;\x&quot;;IF([$hex.E62]=&quot;0&quot;;&quot;00&quot;;[$hex.E62])))" office:value-type="string" office:string-value="\x00" calcext:value-type="string">
            <text:p>\x00</text:p>
          </table:table-cell>
          <table:table-cell table:formula="of:=LOWER(CONCATENATE(&quot;\x&quot;;IF([$hex.F62]=&quot;0&quot;;&quot;00&quot;;[$hex.F62])))" office:value-type="string" office:string-value="\x00" calcext:value-type="string">
            <text:p>\x00</text:p>
          </table:table-cell>
          <table:table-cell table:formula="of:=LOWER(CONCATENATE(&quot;\x&quot;;IF([$hex.G62]=&quot;0&quot;;&quot;00&quot;;[$hex.G62])))" office:value-type="string" office:string-value="\x00" calcext:value-type="string">
            <text:p>\x00</text:p>
          </table:table-cell>
          <table:table-cell table:formula="of:=LOWER(CONCATENATE(&quot;\x&quot;;IF([$hex.H62]=&quot;0&quot;;&quot;00&quot;;[$hex.H62])))" office:value-type="string" office:string-value="\x00" calcext:value-type="string">
            <text:p>\x00</text:p>
          </table:table-cell>
          <table:table-cell table:formula="of:=LOWER(CONCATENATE(&quot;\x&quot;;IF([$hex.I62]=&quot;0&quot;;&quot;00&quot;;[$hex.I62])))" office:value-type="string" office:string-value="\x00" calcext:value-type="string">
            <text:p>\x00</text:p>
          </table:table-cell>
          <table:table-cell table:formula="of:=LOWER(CONCATENATE(&quot;\x&quot;;IF([$hex.J62]=&quot;0&quot;;&quot;00&quot;;[$hex.J62])))" office:value-type="string" office:string-value="\x00" calcext:value-type="string">
            <text:p>\x00</text:p>
          </table:table-cell>
          <table:table-cell table:formula="of:=LOWER(CONCATENATE(&quot;\x&quot;;IF([$hex.K62]=&quot;0&quot;;&quot;00&quot;;[$hex.K62])))" office:value-type="string" office:string-value="\x00" calcext:value-type="string">
            <text:p>\x00</text:p>
          </table:table-cell>
          <table:table-cell table:formula="of:=LOWER(CONCATENATE(&quot;\x&quot;;IF([$hex.L62]=&quot;0&quot;;&quot;00&quot;;[$hex.L62])))" office:value-type="string" office:string-value="\x00" calcext:value-type="string">
            <text:p>\x00</text:p>
          </table:table-cell>
          <table:table-cell table:formula="of:=LOWER(CONCATENATE(&quot;\x&quot;;IF([$hex.M62]=&quot;0&quot;;&quot;00&quot;;[$hex.M62])))" office:value-type="string" office:string-value="\x00" calcext:value-type="string">
            <text:p>\x00</text:p>
          </table:table-cell>
          <table:table-cell table:formula="of:=LOWER(CONCATENATE(&quot;\x&quot;;IF([$hex.N62]=&quot;0&quot;;&quot;00&quot;;[$hex.N62])))" office:value-type="string" office:string-value="\x00" calcext:value-type="string">
            <text:p>\x00</text:p>
          </table:table-cell>
          <table:table-cell table:formula="of:=LOWER(CONCATENATE(&quot;\x&quot;;IF([$hex.O62]=&quot;0&quot;;&quot;00&quot;;[$hex.O62])))" office:value-type="string" office:string-value="\x00" calcext:value-type="string">
            <text:p>\x00</text:p>
          </table:table-cell>
          <table:table-cell table:formula="of:=LOWER(CONCATENATE(&quot;\x&quot;;IF([$hex.P62]=&quot;0&quot;;&quot;00&quot;;[$hex.P62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63]=&quot;0&quot;;&quot;00&quot;;[$hex.A63])))" office:value-type="string" office:string-value="\x00" calcext:value-type="string">
            <text:p>\x00</text:p>
          </table:table-cell>
          <table:table-cell table:formula="of:=LOWER(CONCATENATE(&quot;\x&quot;;IF([$hex.B63]=&quot;0&quot;;&quot;00&quot;;[$hex.B63])))" office:value-type="string" office:string-value="\x00" calcext:value-type="string">
            <text:p>\x00</text:p>
          </table:table-cell>
          <table:table-cell table:formula="of:=LOWER(CONCATENATE(&quot;\x&quot;;IF([$hex.C63]=&quot;0&quot;;&quot;00&quot;;[$hex.C63])))" office:value-type="string" office:string-value="\x00" calcext:value-type="string">
            <text:p>\x00</text:p>
          </table:table-cell>
          <table:table-cell table:formula="of:=LOWER(CONCATENATE(&quot;\x&quot;;IF([$hex.D63]=&quot;0&quot;;&quot;00&quot;;[$hex.D63])))" office:value-type="string" office:string-value="\x00" calcext:value-type="string">
            <text:p>\x00</text:p>
          </table:table-cell>
          <table:table-cell table:formula="of:=LOWER(CONCATENATE(&quot;\x&quot;;IF([$hex.E63]=&quot;0&quot;;&quot;00&quot;;[$hex.E63])))" office:value-type="string" office:string-value="\x00" calcext:value-type="string">
            <text:p>\x00</text:p>
          </table:table-cell>
          <table:table-cell table:formula="of:=LOWER(CONCATENATE(&quot;\x&quot;;IF([$hex.F63]=&quot;0&quot;;&quot;00&quot;;[$hex.F63])))" office:value-type="string" office:string-value="\x00" calcext:value-type="string">
            <text:p>\x00</text:p>
          </table:table-cell>
          <table:table-cell table:formula="of:=LOWER(CONCATENATE(&quot;\x&quot;;IF([$hex.G63]=&quot;0&quot;;&quot;00&quot;;[$hex.G63])))" office:value-type="string" office:string-value="\x00" calcext:value-type="string">
            <text:p>\x00</text:p>
          </table:table-cell>
          <table:table-cell table:formula="of:=LOWER(CONCATENATE(&quot;\x&quot;;IF([$hex.H63]=&quot;0&quot;;&quot;00&quot;;[$hex.H63])))" office:value-type="string" office:string-value="\x00" calcext:value-type="string">
            <text:p>\x00</text:p>
          </table:table-cell>
          <table:table-cell table:formula="of:=LOWER(CONCATENATE(&quot;\x&quot;;IF([$hex.I63]=&quot;0&quot;;&quot;00&quot;;[$hex.I63])))" office:value-type="string" office:string-value="\x00" calcext:value-type="string">
            <text:p>\x00</text:p>
          </table:table-cell>
          <table:table-cell table:formula="of:=LOWER(CONCATENATE(&quot;\x&quot;;IF([$hex.J63]=&quot;0&quot;;&quot;00&quot;;[$hex.J63])))" office:value-type="string" office:string-value="\x00" calcext:value-type="string">
            <text:p>\x00</text:p>
          </table:table-cell>
          <table:table-cell table:formula="of:=LOWER(CONCATENATE(&quot;\x&quot;;IF([$hex.K63]=&quot;0&quot;;&quot;00&quot;;[$hex.K63])))" office:value-type="string" office:string-value="\x00" calcext:value-type="string">
            <text:p>\x00</text:p>
          </table:table-cell>
          <table:table-cell table:formula="of:=LOWER(CONCATENATE(&quot;\x&quot;;IF([$hex.L63]=&quot;0&quot;;&quot;00&quot;;[$hex.L63])))" office:value-type="string" office:string-value="\x00" calcext:value-type="string">
            <text:p>\x00</text:p>
          </table:table-cell>
          <table:table-cell table:formula="of:=LOWER(CONCATENATE(&quot;\x&quot;;IF([$hex.M63]=&quot;0&quot;;&quot;00&quot;;[$hex.M63])))" office:value-type="string" office:string-value="\x00" calcext:value-type="string">
            <text:p>\x00</text:p>
          </table:table-cell>
          <table:table-cell table:formula="of:=LOWER(CONCATENATE(&quot;\x&quot;;IF([$hex.N63]=&quot;0&quot;;&quot;00&quot;;[$hex.N63])))" office:value-type="string" office:string-value="\x00" calcext:value-type="string">
            <text:p>\x00</text:p>
          </table:table-cell>
          <table:table-cell table:formula="of:=LOWER(CONCATENATE(&quot;\x&quot;;IF([$hex.O63]=&quot;0&quot;;&quot;00&quot;;[$hex.O63])))" office:value-type="string" office:string-value="\x00" calcext:value-type="string">
            <text:p>\x00</text:p>
          </table:table-cell>
          <table:table-cell table:formula="of:=LOWER(CONCATENATE(&quot;\x&quot;;IF([$hex.P63]=&quot;0&quot;;&quot;00&quot;;[$hex.P63])))" office:value-type="string" office:string-value="\x00" calcext:value-type="string">
            <text:p>\x00</text:p>
          </table:table-cell>
        </table:table-row>
        <table:table-row table:style-name="ro3">
          <table:table-cell table:formula="of:=LOWER(CONCATENATE(&quot;\x&quot;;IF([$hex.A64]=&quot;0&quot;;&quot;00&quot;;[$hex.A64])))" office:value-type="string" office:string-value="\x00" calcext:value-type="string">
            <text:p>\x00</text:p>
          </table:table-cell>
          <table:table-cell table:formula="of:=LOWER(CONCATENATE(&quot;\x&quot;;IF([$hex.B64]=&quot;0&quot;;&quot;00&quot;;[$hex.B64])))" office:value-type="string" office:string-value="\x00" calcext:value-type="string">
            <text:p>\x00</text:p>
          </table:table-cell>
          <table:table-cell table:formula="of:=LOWER(CONCATENATE(&quot;\x&quot;;IF([$hex.C64]=&quot;0&quot;;&quot;00&quot;;[$hex.C64])))" office:value-type="string" office:string-value="\x00" calcext:value-type="string">
            <text:p>\x00</text:p>
          </table:table-cell>
          <table:table-cell table:formula="of:=LOWER(CONCATENATE(&quot;\x&quot;;IF([$hex.D64]=&quot;0&quot;;&quot;00&quot;;[$hex.D64])))" office:value-type="string" office:string-value="\x00" calcext:value-type="string">
            <text:p>\x00</text:p>
          </table:table-cell>
          <table:table-cell table:formula="of:=LOWER(CONCATENATE(&quot;\x&quot;;IF([$hex.E64]=&quot;0&quot;;&quot;00&quot;;[$hex.E64])))" office:value-type="string" office:string-value="\x00" calcext:value-type="string">
            <text:p>\x00</text:p>
          </table:table-cell>
          <table:table-cell table:formula="of:=LOWER(CONCATENATE(&quot;\x&quot;;IF([$hex.F64]=&quot;0&quot;;&quot;00&quot;;[$hex.F64])))" office:value-type="string" office:string-value="\x00" calcext:value-type="string">
            <text:p>\x00</text:p>
          </table:table-cell>
          <table:table-cell table:formula="of:=LOWER(CONCATENATE(&quot;\x&quot;;IF([$hex.G64]=&quot;0&quot;;&quot;00&quot;;[$hex.G64])))" office:value-type="string" office:string-value="\x00" calcext:value-type="string">
            <text:p>\x00</text:p>
          </table:table-cell>
          <table:table-cell table:formula="of:=LOWER(CONCATENATE(&quot;\x&quot;;IF([$hex.H64]=&quot;0&quot;;&quot;00&quot;;[$hex.H64])))" office:value-type="string" office:string-value="\x00" calcext:value-type="string">
            <text:p>\x00</text:p>
          </table:table-cell>
          <table:table-cell table:formula="of:=LOWER(CONCATENATE(&quot;\x&quot;;IF([$hex.I64]=&quot;0&quot;;&quot;00&quot;;[$hex.I64])))" office:value-type="string" office:string-value="\x00" calcext:value-type="string">
            <text:p>\x00</text:p>
          </table:table-cell>
          <table:table-cell table:formula="of:=LOWER(CONCATENATE(&quot;\x&quot;;IF([$hex.J64]=&quot;0&quot;;&quot;00&quot;;[$hex.J64])))" office:value-type="string" office:string-value="\x00" calcext:value-type="string">
            <text:p>\x00</text:p>
          </table:table-cell>
          <table:table-cell table:formula="of:=LOWER(CONCATENATE(&quot;\x&quot;;IF([$hex.K64]=&quot;0&quot;;&quot;00&quot;;[$hex.K64])))" office:value-type="string" office:string-value="\x00" calcext:value-type="string">
            <text:p>\x00</text:p>
          </table:table-cell>
          <table:table-cell table:formula="of:=LOWER(CONCATENATE(&quot;\x&quot;;IF([$hex.L64]=&quot;0&quot;;&quot;00&quot;;[$hex.L64])))" office:value-type="string" office:string-value="\x00" calcext:value-type="string">
            <text:p>\x00</text:p>
          </table:table-cell>
          <table:table-cell table:formula="of:=LOWER(CONCATENATE(&quot;\x&quot;;IF([$hex.M64]=&quot;0&quot;;&quot;00&quot;;[$hex.M64])))" office:value-type="string" office:string-value="\x00" calcext:value-type="string">
            <text:p>\x00</text:p>
          </table:table-cell>
          <table:table-cell table:formula="of:=LOWER(CONCATENATE(&quot;\x&quot;;IF([$hex.N64]=&quot;0&quot;;&quot;00&quot;;[$hex.N64])))" office:value-type="string" office:string-value="\x00" calcext:value-type="string">
            <text:p>\x00</text:p>
          </table:table-cell>
          <table:table-cell table:formula="of:=LOWER(CONCATENATE(&quot;\x&quot;;IF([$hex.O64]=&quot;0&quot;;&quot;00&quot;;[$hex.O64])))" office:value-type="string" office:string-value="\x00" calcext:value-type="string">
            <text:p>\x00</text:p>
          </table:table-cell>
          <table:table-cell table:formula="of:=LOWER(CONCATENATE(&quot;\x&quot;;IF([$hex.P64]=&quot;0&quot;;&quot;00&quot;;[$hex.P64])))" office:value-type="string" office:string-value="\x00" calcext:value-type="string">
            <text:p>\x00</text:p>
          </table:table-cell>
        </table:table-row>
      </table:table>
      <table:table table:name="RESULT" table:style-name="ta1">
        <table:table-column table:style-name="co5" table:default-cell-style-name="Default"/>
        <table:table-column table:style-name="co3" table:number-columns-repeated="2" table:default-cell-style-name="Default"/>
        <table:table-row table:style-name="ro3">
          <table:table-cell table:formula="of:=CONCATENATE([$hex_strings.A1];[$hex_strings.B1];[$hex_strings.C1];[$hex_strings.D1];[$hex_strings.E1];[$hex_strings.F1];[$hex_strings.G1];[$hex_strings.H1];[$hex_strings.I1];[$hex_strings.J1];[$hex_strings.K1];[$hex_strings.L1];[$hex_strings.M1];[$hex_strings.N1];[$hex_strings.O1];[$hex_strings.P1])" office:value-type="string" office:string-value="\x00\x00\x00\x00\x00\x00\x00\x00\x00\x00\x00\x00\x00\x00\x00\x00" calcext:value-type="string">
            <text:p>\x00\x00\x00\x00\x00\x00\x00\x00\x00\x00\x00\x00\x00\x00\x00\x00</text:p>
          </table:table-cell>
          <table:table-cell table:style-name="ce32" office:value-type="string" calcext:value-type="string">
            <text:p>RESULT:</text:p>
          </table:table-cell>
          <table:table-cell table:style-name="ce33" table:formula="of:=CONCATENATE([.A1];[.A2];[.A3];[.A4];[.A5];[.A6];[.A7];[.A8];[.A9];[.A10];[.A11];[.A12];[.A13];[.A14];[.A15];[.A16];[.A17];[.A18];[.A19];[.A20];[.A21];[.A22];[.A23];[.A24];[.A25];[.A26];[.A27];[.A28];[.A29];[.A30];[.A31];[.A32];[.A33];[.A34];[.A35];[.A36];[.A37];[.A38];[.A39];[.A40];[.A41];[.A42];[.A43];[.A44];[.A45];[.A46];[.A47];[.A48];[.A49];[.A50];[.A51];[.A52];[.A53];[.A54];[.A55];[.A56];[.A57];[.A58];[.A59];[.A60];[.A61];[.A62];[.A63];[.A64])" office:value-type="string" office:string-value="\x00\x00\x00\x00\x00\x00\x00\x00\x00\x00\x00\x00\x00\x00\x00\x00\x00\x00\x00\x00\x00\x00\x00\x00\x00\x00\x00\x00\x00\x00\x00\x00\x00\x60\x00\x00\x00\x00\x00\x00\x00\x00\x00\x00\x00\x00\x00\x00\x3\x60\x00\x00\x00\x00\x00\x00\x00\x00\x00\x00\x00\x00\x00\x00\x1b\x60\x00\x00\x00\x00\x00\x00\x00\x00\x00\x00\x00\x00\x00\x00\x1b\x60\x00\x00\x00\x00\x00\x00\x00\x00\x00\x00\x00\x00\x00\x00\x1b\x60\x00\x00\x00\x00\x00\x00\x00\x00\x00\x00\x00\x00\x00\x00\x1b\x60\x00\x00\x00\x00\x00\x00\x00\x00\x00\x00\x00\x00\x00\x00\x00\x00\x00\x00\x00\x00\x00\x00\x00\x00\x00\x00\x00\x00\x00\x00\xff\xff\xff\xff\xff\xff\xff\xff\xff\xff\xff\xff\xff\xff\xff\xff\xff\xff\xff\xff\xff\xff\xff\xff\xff\xff\xff\xff\xff\xff\xff\xff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60\x00\x00\x00\x00\x00\x00\x00\x00\x00\x00\x00\x00\x00\x00\x00\x60\x00\x00\x00\x00\x00\x00\x00\x00\x00\x00\x00\x00\x00\x00\x00\x60\x00\x00\x00\x00\x00\x00\x00\x00\x00\x00\x00\x00\x00\x00\x00\x60\x00\x00\x00\x00\x00\x00\x00\x00\x00\x00\x00\x00\x00\x00\x00\x60\x00\x00\x00\x00\x00\x00\x00\x00\x00\x00\x00\x00\x00\x00\x00\x60\x00\x00\x00\x00\x00\x00\x00\x00\x00\x00\x00\x00\x00\x00\x00\x60\x00\x00\x00\x00\x00\x00\x00\x00\x00\x00\x00\x00\x00\x00\x00\x7e\x00\x00\x00\x00\x00\x00\x00\x00\x00\x00\x00\x00\x00\x00\x00\x7e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ff\xff\xff\xff\xff\xff\xff\xff\xff\xff\xff\xff\xff\xff\xff\xff\xff\xff\xff\xff\xff\xff\xff\xff\xff\xff\xff\xff\xff\xff\xff\xff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" calcext:value-type="string">
            <text:p>\x00\x00\x00\x00\x00\x00\x00\x00\x00\x00\x00\x00\x00\x00\x00\x00\x00\x00\x00\x00\x00\x00\x00\x00\x00\x00\x00\x00\x00\x00\x00\x00\x00\x60\x00\x00\x00\x00\x00\x00\x00\x00\x00\x00\x00\x00\x00\x00\x3\x60\x00\x00\x00\x00\x00\x00\x00\x00\x00\x00\x00\x00\x00\x00\x1b\x60\x00\x00\x00\x00\x00\x00\x00\x00\x00\x00\x00\x00\x00\x00\x1b\x60\x00\x00\x00\x00\x00\x00\x00\x00\x00\x00\x00\x00\x00\x00\x1b\x60\x00\x00\x00\x00\x00\x00\x00\x00\x00\x00\x00\x00\x00\x00\x1b\x60\x00\x00\x00\x00\x00\x00\x00\x00\x00\x00\x00\x00\x00\x00\x00\x00\x00\x00\x00\x00\x00\x00\x00\x00\x00\x00\x00\x00\x00\x00\xff\xff\xff\xff\xff\xff\xff\xff\xff\xff\xff\xff\xff\xff\xff\xff\xff\xff\xff\xff\xff\xff\xff\xff\xff\xff\xff\xff\xff\xff\xff\xff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60\x00\x00\x00\x00\x00\x00\x00\x00\x00\x00\x00\x00\x00\x00\x00\x60\x00\x00\x00\x00\x00\x00\x00\x00\x00\x00\x00\x00\x00\x00\x00\x60\x00\x00\x00\x00\x00\x00\x00\x00\x00\x00\x00\x00\x00\x00\x00\x60\x00\x00\x00\x00\x00\x00\x00\x00\x00\x00\x00\x00\x00\x00\x00\x60\x00\x00\x00\x00\x00\x00\x00\x00\x00\x00\x00\x00\x00\x00\x00\x60\x00\x00\x00\x00\x00\x00\x00\x00\x00\x00\x00\x00\x00\x00\x00\x60\x00\x00\x00\x00\x00\x00\x00\x00\x00\x00\x00\x00\x00\x00\x00\x7e\x00\x00\x00\x00\x00\x00\x00\x00\x00\x00\x00\x00\x00\x00\x00\x7e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ff\xff\xff\xff\xff\xff\xff\xff\xff\xff\xff\xff\xff\xff\xff\xff\xff\xff\xff\xff\xff\xff\xff\xff\xff\xff\xff\xff\xff\xff\xff\xff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</text:p>
          </table:table-cell>
        </table:table-row>
        <table:table-row table:style-name="ro3">
          <table:table-cell table:formula="of:=CONCATENATE([$hex_strings.A2];[$hex_strings.B2];[$hex_strings.C2];[$hex_strings.D2];[$hex_strings.E2];[$hex_strings.F2];[$hex_strings.G2];[$hex_strings.H2];[$hex_strings.I2];[$hex_strings.J2];[$hex_strings.K2];[$hex_strings.L2];[$hex_strings.M2];[$hex_strings.N2];[$hex_strings.O2];[$hex_strings.P2])" office:value-type="string" office:string-value="\x00\x00\x00\x00\x00\x00\x00\x00\x00\x00\x00\x00\x00\x00\x00\x00" calcext:value-type="string">
            <text:p>\x00\x00\x00\x00\x00\x00\x00\x00\x00\x00\x00\x00\x00\x00\x00\x00</text:p>
          </table:table-cell>
          <table:table-cell table:number-columns-repeated="2"/>
        </table:table-row>
        <table:table-row table:style-name="ro3">
          <table:table-cell table:formula="of:=CONCATENATE([$hex_strings.A3];[$hex_strings.B3];[$hex_strings.C3];[$hex_strings.D3];[$hex_strings.E3];[$hex_strings.F3];[$hex_strings.G3];[$hex_strings.H3];[$hex_strings.I3];[$hex_strings.J3];[$hex_strings.K3];[$hex_strings.L3];[$hex_strings.M3];[$hex_strings.N3];[$hex_strings.O3];[$hex_strings.P3])" office:value-type="string" office:string-value="\x00\x60\x00\x00\x00\x00\x00\x00\x00\x00\x00\x00\x00\x00\x00\x00" calcext:value-type="string">
            <text:p>\x00\x60\x00\x00\x00\x00\x00\x00\x00\x00\x00\x00\x00\x00\x00\x00</text:p>
          </table:table-cell>
          <table:table-cell table:number-columns-repeated="2"/>
        </table:table-row>
        <table:table-row table:style-name="ro3">
          <table:table-cell table:formula="of:=CONCATENATE([$hex_strings.A4];[$hex_strings.B4];[$hex_strings.C4];[$hex_strings.D4];[$hex_strings.E4];[$hex_strings.F4];[$hex_strings.G4];[$hex_strings.H4];[$hex_strings.I4];[$hex_strings.J4];[$hex_strings.K4];[$hex_strings.L4];[$hex_strings.M4];[$hex_strings.N4];[$hex_strings.O4];[$hex_strings.P4])" office:value-type="string" office:string-value="\x3\x60\x00\x00\x00\x00\x00\x00\x00\x00\x00\x00\x00\x00\x00\x00" calcext:value-type="string">
            <text:p>\x3\x60\x00\x00\x00\x00\x00\x00\x00\x00\x00\x00\x00\x00\x00\x00</text:p>
          </table:table-cell>
          <table:table-cell table:number-columns-repeated="2"/>
        </table:table-row>
        <table:table-row table:style-name="ro3">
          <table:table-cell table:formula="of:=CONCATENATE([$hex_strings.A5];[$hex_strings.B5];[$hex_strings.C5];[$hex_strings.D5];[$hex_strings.E5];[$hex_strings.F5];[$hex_strings.G5];[$hex_strings.H5];[$hex_strings.I5];[$hex_strings.J5];[$hex_strings.K5];[$hex_strings.L5];[$hex_strings.M5];[$hex_strings.N5];[$hex_strings.O5];[$hex_strings.P5])" office:value-type="string" office:string-value="\x1b\x60\x00\x00\x00\x00\x00\x00\x00\x00\x00\x00\x00\x00\x00\x00" calcext:value-type="string">
            <text:p>\x1b\x60\x00\x00\x00\x00\x00\x00\x00\x00\x00\x00\x00\x00\x00\x00</text:p>
          </table:table-cell>
          <table:table-cell table:number-columns-repeated="2"/>
        </table:table-row>
        <table:table-row table:style-name="ro3">
          <table:table-cell table:formula="of:=CONCATENATE([$hex_strings.A6];[$hex_strings.B6];[$hex_strings.C6];[$hex_strings.D6];[$hex_strings.E6];[$hex_strings.F6];[$hex_strings.G6];[$hex_strings.H6];[$hex_strings.I6];[$hex_strings.J6];[$hex_strings.K6];[$hex_strings.L6];[$hex_strings.M6];[$hex_strings.N6];[$hex_strings.O6];[$hex_strings.P6])" office:value-type="string" office:string-value="\x1b\x60\x00\x00\x00\x00\x00\x00\x00\x00\x00\x00\x00\x00\x00\x00" calcext:value-type="string">
            <text:p>\x1b\x60\x00\x00\x00\x00\x00\x00\x00\x00\x00\x00\x00\x00\x00\x00</text:p>
          </table:table-cell>
          <table:table-cell/>
          <table:table-cell table:style-name="ce33"/>
        </table:table-row>
        <table:table-row table:style-name="ro3">
          <table:table-cell table:formula="of:=CONCATENATE([$hex_strings.A7];[$hex_strings.B7];[$hex_strings.C7];[$hex_strings.D7];[$hex_strings.E7];[$hex_strings.F7];[$hex_strings.G7];[$hex_strings.H7];[$hex_strings.I7];[$hex_strings.J7];[$hex_strings.K7];[$hex_strings.L7];[$hex_strings.M7];[$hex_strings.N7];[$hex_strings.O7];[$hex_strings.P7])" office:value-type="string" office:string-value="\x1b\x60\x00\x00\x00\x00\x00\x00\x00\x00\x00\x00\x00\x00\x00\x00" calcext:value-type="string">
            <text:p>\x1b\x60\x00\x00\x00\x00\x00\x00\x00\x00\x00\x00\x00\x00\x00\x00</text:p>
          </table:table-cell>
          <table:table-cell table:number-columns-repeated="2"/>
        </table:table-row>
        <table:table-row table:style-name="ro3">
          <table:table-cell table:formula="of:=CONCATENATE([$hex_strings.A8];[$hex_strings.B8];[$hex_strings.C8];[$hex_strings.D8];[$hex_strings.E8];[$hex_strings.F8];[$hex_strings.G8];[$hex_strings.H8];[$hex_strings.I8];[$hex_strings.J8];[$hex_strings.K8];[$hex_strings.L8];[$hex_strings.M8];[$hex_strings.N8];[$hex_strings.O8];[$hex_strings.P8])" office:value-type="string" office:string-value="\x1b\x60\x00\x00\x00\x00\x00\x00\x00\x00\x00\x00\x00\x00\x00\x00" calcext:value-type="string">
            <text:p>\x1b\x60\x00\x00\x00\x00\x00\x00\x00\x00\x00\x00\x00\x00\x00\x00</text:p>
          </table:table-cell>
          <table:table-cell table:number-columns-repeated="2"/>
        </table:table-row>
        <table:table-row table:style-name="ro3">
          <table:table-cell table:formula="of:=CONCATENATE([$hex_strings.A9];[$hex_strings.B9];[$hex_strings.C9];[$hex_strings.D9];[$hex_strings.E9];[$hex_strings.F9];[$hex_strings.G9];[$hex_strings.H9];[$hex_strings.I9];[$hex_strings.J9];[$hex_strings.K9];[$hex_strings.L9];[$hex_strings.M9];[$hex_strings.N9];[$hex_strings.O9];[$hex_strings.P9])" office:value-type="string" office:string-value="\x00\x00\x00\x00\x00\x00\x00\x00\x00\x00\x00\x00\x00\x00\x00\x00" calcext:value-type="string">
            <text:p>\x00\x00\x00\x00\x00\x00\x00\x00\x00\x00\x00\x00\x00\x00\x00\x00</text:p>
          </table:table-cell>
          <table:table-cell table:number-columns-repeated="2"/>
        </table:table-row>
        <table:table-row table:style-name="ro3">
          <table:table-cell table:formula="of:=CONCATENATE([$hex_strings.A10];[$hex_strings.B10];[$hex_strings.C10];[$hex_strings.D10];[$hex_strings.E10];[$hex_strings.F10];[$hex_strings.G10];[$hex_strings.H10];[$hex_strings.I10];[$hex_strings.J10];[$hex_strings.K10];[$hex_strings.L10];[$hex_strings.M10];[$hex_strings.N10];[$hex_strings.O10];[$hex_strings.P10])" office:value-type="string" office:string-value="\xff\xff\xff\xff\xff\xff\xff\xff\xff\xff\xff\xff\xff\xff\xff\xff" calcext:value-type="string">
            <text:p>\xff\xff\xff\xff\xff\xff\xff\xff\xff\xff\xff\xff\xff\xff\xff\xff</text:p>
          </table:table-cell>
          <table:table-cell table:number-columns-repeated="2"/>
        </table:table-row>
        <table:table-row table:style-name="ro3">
          <table:table-cell table:formula="of:=CONCATENATE([$hex_strings.A11];[$hex_strings.B11];[$hex_strings.C11];[$hex_strings.D11];[$hex_strings.E11];[$hex_strings.F11];[$hex_strings.G11];[$hex_strings.H11];[$hex_strings.I11];[$hex_strings.J11];[$hex_strings.K11];[$hex_strings.L11];[$hex_strings.M11];[$hex_strings.N11];[$hex_strings.O11];[$hex_strings.P11])" office:value-type="string" office:string-value="\xff\xff\xff\xff\xff\xff\xff\xff\xff\xff\xff\xff\xff\xff\xff\xff" calcext:value-type="string">
            <text:p>\xff\xff\xff\xff\xff\xff\xff\xff\xff\xff\xff\xff\xff\xff\xff\xff</text:p>
          </table:table-cell>
          <table:table-cell table:number-columns-repeated="2"/>
        </table:table-row>
        <table:table-row table:style-name="ro3">
          <table:table-cell table:formula="of:=CONCATENATE([$hex_strings.A12];[$hex_strings.B12];[$hex_strings.C12];[$hex_strings.D12];[$hex_strings.E12];[$hex_strings.F12];[$hex_strings.G12];[$hex_strings.H12];[$hex_strings.I12];[$hex_strings.J12];[$hex_strings.K12];[$hex_strings.L12];[$hex_strings.M12];[$hex_strings.N12];[$hex_strings.O12];[$hex_strings.P12])" office:value-type="string" office:string-value="\x00\x00\x00\x00\x00\x00\x00\x00\x00\x00\x00\x00\x00\x00\x00\x00" calcext:value-type="string">
            <text:p>\x00\x00\x00\x00\x00\x00\x00\x00\x00\x00\x00\x00\x00\x00\x00\x00</text:p>
          </table:table-cell>
          <table:table-cell table:number-columns-repeated="2"/>
        </table:table-row>
        <table:table-row table:style-name="ro3">
          <table:table-cell table:formula="of:=CONCATENATE([$hex_strings.A13];[$hex_strings.B13];[$hex_strings.C13];[$hex_strings.D13];[$hex_strings.E13];[$hex_strings.F13];[$hex_strings.G13];[$hex_strings.H13];[$hex_strings.I13];[$hex_strings.J13];[$hex_strings.K13];[$hex_strings.L13];[$hex_strings.M13];[$hex_strings.N13];[$hex_strings.O13];[$hex_strings.P13])" office:value-type="string" office:string-value="\x00\x00\x00\x00\x00\x00\x00\x00\x00\x00\x00\x00\x00\x00\x00\x00" calcext:value-type="string">
            <text:p>\x00\x00\x00\x00\x00\x00\x00\x00\x00\x00\x00\x00\x00\x00\x00\x00</text:p>
          </table:table-cell>
          <table:table-cell table:number-columns-repeated="2"/>
        </table:table-row>
        <table:table-row table:style-name="ro3">
          <table:table-cell table:formula="of:=CONCATENATE([$hex_strings.A14];[$hex_strings.B14];[$hex_strings.C14];[$hex_strings.D14];[$hex_strings.E14];[$hex_strings.F14];[$hex_strings.G14];[$hex_strings.H14];[$hex_strings.I14];[$hex_strings.J14];[$hex_strings.K14];[$hex_strings.L14];[$hex_strings.M14];[$hex_strings.N14];[$hex_strings.O14];[$hex_strings.P14])" office:value-type="string" office:string-value="\x00\x00\x00\x00\x00\x00\x00\x00\x00\x00\x00\x00\x00\x00\x00\x00" calcext:value-type="string">
            <text:p>\x00\x00\x00\x00\x00\x00\x00\x00\x00\x00\x00\x00\x00\x00\x00\x00</text:p>
          </table:table-cell>
          <table:table-cell table:number-columns-repeated="2"/>
        </table:table-row>
        <table:table-row table:style-name="ro3">
          <table:table-cell table:formula="of:=CONCATENATE([$hex_strings.A15];[$hex_strings.B15];[$hex_strings.C15];[$hex_strings.D15];[$hex_strings.E15];[$hex_strings.F15];[$hex_strings.G15];[$hex_strings.H15];[$hex_strings.I15];[$hex_strings.J15];[$hex_strings.K15];[$hex_strings.L15];[$hex_strings.M15];[$hex_strings.N15];[$hex_strings.O15];[$hex_strings.P15])" office:value-type="string" office:string-value="\x00\x00\x00\x00\x00\x00\x00\x00\x00\x00\x00\x00\x00\x00\x00\x00" calcext:value-type="string">
            <text:p>\x00\x00\x00\x00\x00\x00\x00\x00\x00\x00\x00\x00\x00\x00\x00\x00</text:p>
          </table:table-cell>
          <table:table-cell table:number-columns-repeated="2"/>
        </table:table-row>
        <table:table-row table:style-name="ro3">
          <table:table-cell table:formula="of:=CONCATENATE([$hex_strings.A16];[$hex_strings.B16];[$hex_strings.C16];[$hex_strings.D16];[$hex_strings.E16];[$hex_strings.F16];[$hex_strings.G16];[$hex_strings.H16];[$hex_strings.I16];[$hex_strings.J16];[$hex_strings.K16];[$hex_strings.L16];[$hex_strings.M16];[$hex_strings.N16];[$hex_strings.O16];[$hex_strings.P16])" office:value-type="string" office:string-value="\x00\x00\x00\x00\x00\x00\x00\x00\x00\x00\x00\x00\x00\x00\x00\x00" calcext:value-type="string">
            <text:p>\x00\x00\x00\x00\x00\x00\x00\x00\x00\x00\x00\x00\x00\x00\x00\x00</text:p>
          </table:table-cell>
          <table:table-cell table:number-columns-repeated="2"/>
        </table:table-row>
        <table:table-row table:style-name="ro3">
          <table:table-cell table:formula="of:=CONCATENATE([$hex_strings.A17];[$hex_strings.B17];[$hex_strings.C17];[$hex_strings.D17];[$hex_strings.E17];[$hex_strings.F17];[$hex_strings.G17];[$hex_strings.H17];[$hex_strings.I17];[$hex_strings.J17];[$hex_strings.K17];[$hex_strings.L17];[$hex_strings.M17];[$hex_strings.N17];[$hex_strings.O17];[$hex_strings.P17])" office:value-type="string" office:string-value="\x00\x00\x00\x00\x00\x00\x00\x00\x00\x00\x00\x00\x00\x00\x00\x00" calcext:value-type="string">
            <text:p>\x00\x00\x00\x00\x00\x00\x00\x00\x00\x00\x00\x00\x00\x00\x00\x00</text:p>
          </table:table-cell>
          <table:table-cell table:number-columns-repeated="2"/>
        </table:table-row>
        <table:table-row table:style-name="ro3">
          <table:table-cell table:formula="of:=CONCATENATE([$hex_strings.A18];[$hex_strings.B18];[$hex_strings.C18];[$hex_strings.D18];[$hex_strings.E18];[$hex_strings.F18];[$hex_strings.G18];[$hex_strings.H18];[$hex_strings.I18];[$hex_strings.J18];[$hex_strings.K18];[$hex_strings.L18];[$hex_strings.M18];[$hex_strings.N18];[$hex_strings.O18];[$hex_strings.P18])" office:value-type="string" office:string-value="\x00\x60\x00\x00\x00\x00\x00\x00\x00\x00\x00\x00\x00\x00\x00\x00" calcext:value-type="string">
            <text:p>\x00\x60\x00\x00\x00\x00\x00\x00\x00\x00\x00\x00\x00\x00\x00\x00</text:p>
          </table:table-cell>
          <table:table-cell table:number-columns-repeated="2"/>
        </table:table-row>
        <table:table-row table:style-name="ro3">
          <table:table-cell table:formula="of:=CONCATENATE([$hex_strings.A19];[$hex_strings.B19];[$hex_strings.C19];[$hex_strings.D19];[$hex_strings.E19];[$hex_strings.F19];[$hex_strings.G19];[$hex_strings.H19];[$hex_strings.I19];[$hex_strings.J19];[$hex_strings.K19];[$hex_strings.L19];[$hex_strings.M19];[$hex_strings.N19];[$hex_strings.O19];[$hex_strings.P19])" office:value-type="string" office:string-value="\x00\x60\x00\x00\x00\x00\x00\x00\x00\x00\x00\x00\x00\x00\x00\x00" calcext:value-type="string">
            <text:p>\x00\x60\x00\x00\x00\x00\x00\x00\x00\x00\x00\x00\x00\x00\x00\x00</text:p>
          </table:table-cell>
          <table:table-cell table:number-columns-repeated="2"/>
        </table:table-row>
        <table:table-row table:style-name="ro3">
          <table:table-cell table:formula="of:=CONCATENATE([$hex_strings.A20];[$hex_strings.B20];[$hex_strings.C20];[$hex_strings.D20];[$hex_strings.E20];[$hex_strings.F20];[$hex_strings.G20];[$hex_strings.H20];[$hex_strings.I20];[$hex_strings.J20];[$hex_strings.K20];[$hex_strings.L20];[$hex_strings.M20];[$hex_strings.N20];[$hex_strings.O20];[$hex_strings.P20])" office:value-type="string" office:string-value="\x00\x60\x00\x00\x00\x00\x00\x00\x00\x00\x00\x00\x00\x00\x00\x00" calcext:value-type="string">
            <text:p>\x00\x60\x00\x00\x00\x00\x00\x00\x00\x00\x00\x00\x00\x00\x00\x00</text:p>
          </table:table-cell>
          <table:table-cell table:number-columns-repeated="2"/>
        </table:table-row>
        <table:table-row table:style-name="ro3">
          <table:table-cell table:formula="of:=CONCATENATE([$hex_strings.A21];[$hex_strings.B21];[$hex_strings.C21];[$hex_strings.D21];[$hex_strings.E21];[$hex_strings.F21];[$hex_strings.G21];[$hex_strings.H21];[$hex_strings.I21];[$hex_strings.J21];[$hex_strings.K21];[$hex_strings.L21];[$hex_strings.M21];[$hex_strings.N21];[$hex_strings.O21];[$hex_strings.P21])" office:value-type="string" office:string-value="\x00\x60\x00\x00\x00\x00\x00\x00\x00\x00\x00\x00\x00\x00\x00\x00" calcext:value-type="string">
            <text:p>\x00\x60\x00\x00\x00\x00\x00\x00\x00\x00\x00\x00\x00\x00\x00\x00</text:p>
          </table:table-cell>
          <table:table-cell table:number-columns-repeated="2"/>
        </table:table-row>
        <table:table-row table:style-name="ro3">
          <table:table-cell table:formula="of:=CONCATENATE([$hex_strings.A22];[$hex_strings.B22];[$hex_strings.C22];[$hex_strings.D22];[$hex_strings.E22];[$hex_strings.F22];[$hex_strings.G22];[$hex_strings.H22];[$hex_strings.I22];[$hex_strings.J22];[$hex_strings.K22];[$hex_strings.L22];[$hex_strings.M22];[$hex_strings.N22];[$hex_strings.O22];[$hex_strings.P22])" office:value-type="string" office:string-value="\x00\x60\x00\x00\x00\x00\x00\x00\x00\x00\x00\x00\x00\x00\x00\x00" calcext:value-type="string">
            <text:p>\x00\x60\x00\x00\x00\x00\x00\x00\x00\x00\x00\x00\x00\x00\x00\x00</text:p>
          </table:table-cell>
          <table:table-cell table:number-columns-repeated="2"/>
        </table:table-row>
        <table:table-row table:style-name="ro3">
          <table:table-cell table:formula="of:=CONCATENATE([$hex_strings.A23];[$hex_strings.B23];[$hex_strings.C23];[$hex_strings.D23];[$hex_strings.E23];[$hex_strings.F23];[$hex_strings.G23];[$hex_strings.H23];[$hex_strings.I23];[$hex_strings.J23];[$hex_strings.K23];[$hex_strings.L23];[$hex_strings.M23];[$hex_strings.N23];[$hex_strings.O23];[$hex_strings.P23])" office:value-type="string" office:string-value="\x00\x60\x00\x00\x00\x00\x00\x00\x00\x00\x00\x00\x00\x00\x00\x00" calcext:value-type="string">
            <text:p>\x00\x60\x00\x00\x00\x00\x00\x00\x00\x00\x00\x00\x00\x00\x00\x00</text:p>
          </table:table-cell>
          <table:table-cell table:number-columns-repeated="2"/>
        </table:table-row>
        <table:table-row table:style-name="ro3">
          <table:table-cell table:formula="of:=CONCATENATE([$hex_strings.A24];[$hex_strings.B24];[$hex_strings.C24];[$hex_strings.D24];[$hex_strings.E24];[$hex_strings.F24];[$hex_strings.G24];[$hex_strings.H24];[$hex_strings.I24];[$hex_strings.J24];[$hex_strings.K24];[$hex_strings.L24];[$hex_strings.M24];[$hex_strings.N24];[$hex_strings.O24];[$hex_strings.P24])" office:value-type="string" office:string-value="\x00\x60\x00\x00\x00\x00\x00\x00\x00\x00\x00\x00\x00\x00\x00\x00" calcext:value-type="string">
            <text:p>\x00\x60\x00\x00\x00\x00\x00\x00\x00\x00\x00\x00\x00\x00\x00\x00</text:p>
          </table:table-cell>
          <table:table-cell table:number-columns-repeated="2"/>
        </table:table-row>
        <table:table-row table:style-name="ro3">
          <table:table-cell table:formula="of:=CONCATENATE([$hex_strings.A25];[$hex_strings.B25];[$hex_strings.C25];[$hex_strings.D25];[$hex_strings.E25];[$hex_strings.F25];[$hex_strings.G25];[$hex_strings.H25];[$hex_strings.I25];[$hex_strings.J25];[$hex_strings.K25];[$hex_strings.L25];[$hex_strings.M25];[$hex_strings.N25];[$hex_strings.O25];[$hex_strings.P25])" office:value-type="string" office:string-value="\x00\x7e\x00\x00\x00\x00\x00\x00\x00\x00\x00\x00\x00\x00\x00\x00" calcext:value-type="string">
            <text:p>\x00\x7e\x00\x00\x00\x00\x00\x00\x00\x00\x00\x00\x00\x00\x00\x00</text:p>
          </table:table-cell>
          <table:table-cell table:number-columns-repeated="2"/>
        </table:table-row>
        <table:table-row table:style-name="ro3">
          <table:table-cell table:formula="of:=CONCATENATE([$hex_strings.A26];[$hex_strings.B26];[$hex_strings.C26];[$hex_strings.D26];[$hex_strings.E26];[$hex_strings.F26];[$hex_strings.G26];[$hex_strings.H26];[$hex_strings.I26];[$hex_strings.J26];[$hex_strings.K26];[$hex_strings.L26];[$hex_strings.M26];[$hex_strings.N26];[$hex_strings.O26];[$hex_strings.P26])" office:value-type="string" office:string-value="\x00\x7e\x00\x00\x00\x00\x00\x00\x00\x00\x00\x00\x00\x00\x00\x00" calcext:value-type="string">
            <text:p>\x00\x7e\x00\x00\x00\x00\x00\x00\x00\x00\x00\x00\x00\x00\x00\x00</text:p>
          </table:table-cell>
          <table:table-cell table:number-columns-repeated="2"/>
        </table:table-row>
        <table:table-row table:style-name="ro3">
          <table:table-cell table:formula="of:=CONCATENATE([$hex_strings.A27];[$hex_strings.B27];[$hex_strings.C27];[$hex_strings.D27];[$hex_strings.E27];[$hex_strings.F27];[$hex_strings.G27];[$hex_strings.H27];[$hex_strings.I27];[$hex_strings.J27];[$hex_strings.K27];[$hex_strings.L27];[$hex_strings.M27];[$hex_strings.N27];[$hex_strings.O27];[$hex_strings.P27])" office:value-type="string" office:string-value="\x00\x00\x00\x00\x00\x00\x00\x00\x00\x00\x00\x00\x00\x00\x00\x00" calcext:value-type="string">
            <text:p>\x00\x00\x00\x00\x00\x00\x00\x00\x00\x00\x00\x00\x00\x00\x00\x00</text:p>
          </table:table-cell>
          <table:table-cell table:number-columns-repeated="2"/>
        </table:table-row>
        <table:table-row table:style-name="ro3">
          <table:table-cell table:formula="of:=CONCATENATE([$hex_strings.A28];[$hex_strings.B28];[$hex_strings.C28];[$hex_strings.D28];[$hex_strings.E28];[$hex_strings.F28];[$hex_strings.G28];[$hex_strings.H28];[$hex_strings.I28];[$hex_strings.J28];[$hex_strings.K28];[$hex_strings.L28];[$hex_strings.M28];[$hex_strings.N28];[$hex_strings.O28];[$hex_strings.P28])" office:value-type="string" office:string-value="\x00\x00\x00\x00\x00\x00\x00\x00\x00\x00\x00\x00\x00\x00\x00\x00" calcext:value-type="string">
            <text:p>\x00\x00\x00\x00\x00\x00\x00\x00\x00\x00\x00\x00\x00\x00\x00\x00</text:p>
          </table:table-cell>
          <table:table-cell table:number-columns-repeated="2"/>
        </table:table-row>
        <table:table-row table:style-name="ro3">
          <table:table-cell table:formula="of:=CONCATENATE([$hex_strings.A29];[$hex_strings.B29];[$hex_strings.C29];[$hex_strings.D29];[$hex_strings.E29];[$hex_strings.F29];[$hex_strings.G29];[$hex_strings.H29];[$hex_strings.I29];[$hex_strings.J29];[$hex_strings.K29];[$hex_strings.L29];[$hex_strings.M29];[$hex_strings.N29];[$hex_strings.O29];[$hex_strings.P29])" office:value-type="string" office:string-value="\x00\x00\x00\x00\x00\x00\x00\x00\x00\x00\x00\x00\x00\x00\x00\x00" calcext:value-type="string">
            <text:p>\x00\x00\x00\x00\x00\x00\x00\x00\x00\x00\x00\x00\x00\x00\x00\x00</text:p>
          </table:table-cell>
          <table:table-cell table:number-columns-repeated="2"/>
        </table:table-row>
        <table:table-row table:style-name="ro3">
          <table:table-cell table:formula="of:=CONCATENATE([$hex_strings.A30];[$hex_strings.B30];[$hex_strings.C30];[$hex_strings.D30];[$hex_strings.E30];[$hex_strings.F30];[$hex_strings.G30];[$hex_strings.H30];[$hex_strings.I30];[$hex_strings.J30];[$hex_strings.K30];[$hex_strings.L30];[$hex_strings.M30];[$hex_strings.N30];[$hex_strings.O30];[$hex_strings.P30])" office:value-type="string" office:string-value="\x00\x00\x00\x00\x00\x00\x00\x00\x00\x00\x00\x00\x00\x00\x00\x00" calcext:value-type="string">
            <text:p>\x00\x00\x00\x00\x00\x00\x00\x00\x00\x00\x00\x00\x00\x00\x00\x00</text:p>
          </table:table-cell>
          <table:table-cell table:number-columns-repeated="2"/>
        </table:table-row>
        <table:table-row table:style-name="ro3">
          <table:table-cell table:formula="of:=CONCATENATE([$hex_strings.A31];[$hex_strings.B31];[$hex_strings.C31];[$hex_strings.D31];[$hex_strings.E31];[$hex_strings.F31];[$hex_strings.G31];[$hex_strings.H31];[$hex_strings.I31];[$hex_strings.J31];[$hex_strings.K31];[$hex_strings.L31];[$hex_strings.M31];[$hex_strings.N31];[$hex_strings.O31];[$hex_strings.P31])" office:value-type="string" office:string-value="\x00\x00\x00\x00\x00\x00\x00\x00\x00\x00\x00\x00\x00\x00\x00\x00" calcext:value-type="string">
            <text:p>\x00\x00\x00\x00\x00\x00\x00\x00\x00\x00\x00\x00\x00\x00\x00\x00</text:p>
          </table:table-cell>
          <table:table-cell table:number-columns-repeated="2"/>
        </table:table-row>
        <table:table-row table:style-name="ro3">
          <table:table-cell table:formula="of:=CONCATENATE([$hex_strings.A32];[$hex_strings.B32];[$hex_strings.C32];[$hex_strings.D32];[$hex_strings.E32];[$hex_strings.F32];[$hex_strings.G32];[$hex_strings.H32];[$hex_strings.I32];[$hex_strings.J32];[$hex_strings.K32];[$hex_strings.L32];[$hex_strings.M32];[$hex_strings.N32];[$hex_strings.O32];[$hex_strings.P32])" office:value-type="string" office:string-value="\x00\x00\x00\x00\x00\x00\x00\x00\x00\x00\x00\x00\x00\x00\x00\x00" calcext:value-type="string">
            <text:p>\x00\x00\x00\x00\x00\x00\x00\x00\x00\x00\x00\x00\x00\x00\x00\x00</text:p>
          </table:table-cell>
          <table:table-cell table:number-columns-repeated="2"/>
        </table:table-row>
        <table:table-row table:style-name="ro3">
          <table:table-cell table:formula="of:=CONCATENATE([$hex_strings.A33];[$hex_strings.B33];[$hex_strings.C33];[$hex_strings.D33];[$hex_strings.E33];[$hex_strings.F33];[$hex_strings.G33];[$hex_strings.H33];[$hex_strings.I33];[$hex_strings.J33];[$hex_strings.K33];[$hex_strings.L33];[$hex_strings.M33];[$hex_strings.N33];[$hex_strings.O33];[$hex_strings.P33])" office:value-type="string" office:string-value="\x00\x00\x00\x00\x00\x00\x00\x00\x00\x00\x00\x00\x00\x00\x00\x00" calcext:value-type="string">
            <text:p>\x00\x00\x00\x00\x00\x00\x00\x00\x00\x00\x00\x00\x00\x00\x00\x00</text:p>
          </table:table-cell>
          <table:table-cell table:number-columns-repeated="2"/>
        </table:table-row>
        <table:table-row table:style-name="ro3">
          <table:table-cell table:formula="of:=CONCATENATE([$hex_strings.A34];[$hex_strings.B34];[$hex_strings.C34];[$hex_strings.D34];[$hex_strings.E34];[$hex_strings.F34];[$hex_strings.G34];[$hex_strings.H34];[$hex_strings.I34];[$hex_strings.J34];[$hex_strings.K34];[$hex_strings.L34];[$hex_strings.M34];[$hex_strings.N34];[$hex_strings.O34];[$hex_strings.P34])" office:value-type="string" office:string-value="\x00\x00\x00\x00\x00\x00\x00\x00\x00\x00\x00\x00\x00\x00\x00\x00" calcext:value-type="string">
            <text:p>\x00\x00\x00\x00\x00\x00\x00\x00\x00\x00\x00\x00\x00\x00\x00\x00</text:p>
          </table:table-cell>
          <table:table-cell table:number-columns-repeated="2"/>
        </table:table-row>
        <table:table-row table:style-name="ro3">
          <table:table-cell table:formula="of:=CONCATENATE([$hex_strings.A35];[$hex_strings.B35];[$hex_strings.C35];[$hex_strings.D35];[$hex_strings.E35];[$hex_strings.F35];[$hex_strings.G35];[$hex_strings.H35];[$hex_strings.I35];[$hex_strings.J35];[$hex_strings.K35];[$hex_strings.L35];[$hex_strings.M35];[$hex_strings.N35];[$hex_strings.O35];[$hex_strings.P35])" office:value-type="string" office:string-value="\x00\x00\x00\x00\x00\x00\x00\x00\x00\x00\x00\x00\x00\x00\x00\x00" calcext:value-type="string">
            <text:p>\x00\x00\x00\x00\x00\x00\x00\x00\x00\x00\x00\x00\x00\x00\x00\x00</text:p>
          </table:table-cell>
          <table:table-cell table:number-columns-repeated="2"/>
        </table:table-row>
        <table:table-row table:style-name="ro3">
          <table:table-cell table:formula="of:=CONCATENATE([$hex_strings.A36];[$hex_strings.B36];[$hex_strings.C36];[$hex_strings.D36];[$hex_strings.E36];[$hex_strings.F36];[$hex_strings.G36];[$hex_strings.H36];[$hex_strings.I36];[$hex_strings.J36];[$hex_strings.K36];[$hex_strings.L36];[$hex_strings.M36];[$hex_strings.N36];[$hex_strings.O36];[$hex_strings.P36])" office:value-type="string" office:string-value="\x00\x00\x00\x00\x00\x00\x00\x00\x00\x00\x00\x00\x00\x00\x00\x00" calcext:value-type="string">
            <text:p>\x00\x00\x00\x00\x00\x00\x00\x00\x00\x00\x00\x00\x00\x00\x00\x00</text:p>
          </table:table-cell>
          <table:table-cell table:number-columns-repeated="2"/>
        </table:table-row>
        <table:table-row table:style-name="ro3">
          <table:table-cell table:formula="of:=CONCATENATE([$hex_strings.A37];[$hex_strings.B37];[$hex_strings.C37];[$hex_strings.D37];[$hex_strings.E37];[$hex_strings.F37];[$hex_strings.G37];[$hex_strings.H37];[$hex_strings.I37];[$hex_strings.J37];[$hex_strings.K37];[$hex_strings.L37];[$hex_strings.M37];[$hex_strings.N37];[$hex_strings.O37];[$hex_strings.P37])" office:value-type="string" office:string-value="\x00\x00\x00\x00\x00\x00\x00\x00\x00\x00\x00\x00\x00\x00\x00\x00" calcext:value-type="string">
            <text:p>\x00\x00\x00\x00\x00\x00\x00\x00\x00\x00\x00\x00\x00\x00\x00\x00</text:p>
          </table:table-cell>
          <table:table-cell table:number-columns-repeated="2"/>
        </table:table-row>
        <table:table-row table:style-name="ro3">
          <table:table-cell table:formula="of:=CONCATENATE([$hex_strings.A38];[$hex_strings.B38];[$hex_strings.C38];[$hex_strings.D38];[$hex_strings.E38];[$hex_strings.F38];[$hex_strings.G38];[$hex_strings.H38];[$hex_strings.I38];[$hex_strings.J38];[$hex_strings.K38];[$hex_strings.L38];[$hex_strings.M38];[$hex_strings.N38];[$hex_strings.O38];[$hex_strings.P38])" office:value-type="string" office:string-value="\x00\x00\x00\x00\x00\x00\x00\x00\x00\x00\x00\x00\x00\x00\x00\x00" calcext:value-type="string">
            <text:p>\x00\x00\x00\x00\x00\x00\x00\x00\x00\x00\x00\x00\x00\x00\x00\x00</text:p>
          </table:table-cell>
          <table:table-cell table:number-columns-repeated="2"/>
        </table:table-row>
        <table:table-row table:style-name="ro3">
          <table:table-cell table:formula="of:=CONCATENATE([$hex_strings.A39];[$hex_strings.B39];[$hex_strings.C39];[$hex_strings.D39];[$hex_strings.E39];[$hex_strings.F39];[$hex_strings.G39];[$hex_strings.H39];[$hex_strings.I39];[$hex_strings.J39];[$hex_strings.K39];[$hex_strings.L39];[$hex_strings.M39];[$hex_strings.N39];[$hex_strings.O39];[$hex_strings.P39])" office:value-type="string" office:string-value="\x00\x00\x00\x00\x00\x00\x00\x00\x00\x00\x00\x00\x00\x00\x00\x00" calcext:value-type="string">
            <text:p>\x00\x00\x00\x00\x00\x00\x00\x00\x00\x00\x00\x00\x00\x00\x00\x00</text:p>
          </table:table-cell>
          <table:table-cell table:number-columns-repeated="2"/>
        </table:table-row>
        <table:table-row table:style-name="ro3">
          <table:table-cell table:formula="of:=CONCATENATE([$hex_strings.A40];[$hex_strings.B40];[$hex_strings.C40];[$hex_strings.D40];[$hex_strings.E40];[$hex_strings.F40];[$hex_strings.G40];[$hex_strings.H40];[$hex_strings.I40];[$hex_strings.J40];[$hex_strings.K40];[$hex_strings.L40];[$hex_strings.M40];[$hex_strings.N40];[$hex_strings.O40];[$hex_strings.P40])" office:value-type="string" office:string-value="\x00\x00\x00\x00\x00\x00\x00\x00\x00\x00\x00\x00\x00\x00\x00\x00" calcext:value-type="string">
            <text:p>\x00\x00\x00\x00\x00\x00\x00\x00\x00\x00\x00\x00\x00\x00\x00\x00</text:p>
          </table:table-cell>
          <table:table-cell table:number-columns-repeated="2"/>
        </table:table-row>
        <table:table-row table:style-name="ro3">
          <table:table-cell table:formula="of:=CONCATENATE([$hex_strings.A41];[$hex_strings.B41];[$hex_strings.C41];[$hex_strings.D41];[$hex_strings.E41];[$hex_strings.F41];[$hex_strings.G41];[$hex_strings.H41];[$hex_strings.I41];[$hex_strings.J41];[$hex_strings.K41];[$hex_strings.L41];[$hex_strings.M41];[$hex_strings.N41];[$hex_strings.O41];[$hex_strings.P41])" office:value-type="string" office:string-value="\x00\x00\x00\x00\x00\x00\x00\x00\x00\x00\x00\x00\x00\x00\x00\x00" calcext:value-type="string">
            <text:p>\x00\x00\x00\x00\x00\x00\x00\x00\x00\x00\x00\x00\x00\x00\x00\x00</text:p>
          </table:table-cell>
          <table:table-cell table:number-columns-repeated="2"/>
        </table:table-row>
        <table:table-row table:style-name="ro3">
          <table:table-cell table:formula="of:=CONCATENATE([$hex_strings.A42];[$hex_strings.B42];[$hex_strings.C42];[$hex_strings.D42];[$hex_strings.E42];[$hex_strings.F42];[$hex_strings.G42];[$hex_strings.H42];[$hex_strings.I42];[$hex_strings.J42];[$hex_strings.K42];[$hex_strings.L42];[$hex_strings.M42];[$hex_strings.N42];[$hex_strings.O42];[$hex_strings.P42])" office:value-type="string" office:string-value="\x00\x00\x00\x00\x00\x00\x00\x00\x00\x00\x00\x00\x00\x00\x00\x00" calcext:value-type="string">
            <text:p>\x00\x00\x00\x00\x00\x00\x00\x00\x00\x00\x00\x00\x00\x00\x00\x00</text:p>
          </table:table-cell>
          <table:table-cell table:number-columns-repeated="2"/>
        </table:table-row>
        <table:table-row table:style-name="ro3">
          <table:table-cell table:formula="of:=CONCATENATE([$hex_strings.A43];[$hex_strings.B43];[$hex_strings.C43];[$hex_strings.D43];[$hex_strings.E43];[$hex_strings.F43];[$hex_strings.G43];[$hex_strings.H43];[$hex_strings.I43];[$hex_strings.J43];[$hex_strings.K43];[$hex_strings.L43];[$hex_strings.M43];[$hex_strings.N43];[$hex_strings.O43];[$hex_strings.P43])" office:value-type="string" office:string-value="\x00\x00\x00\x00\x00\x00\x00\x00\x00\x00\x00\x00\x00\x00\x00\x00" calcext:value-type="string">
            <text:p>\x00\x00\x00\x00\x00\x00\x00\x00\x00\x00\x00\x00\x00\x00\x00\x00</text:p>
          </table:table-cell>
          <table:table-cell table:number-columns-repeated="2"/>
        </table:table-row>
        <table:table-row table:style-name="ro3">
          <table:table-cell table:formula="of:=CONCATENATE([$hex_strings.A44];[$hex_strings.B44];[$hex_strings.C44];[$hex_strings.D44];[$hex_strings.E44];[$hex_strings.F44];[$hex_strings.G44];[$hex_strings.H44];[$hex_strings.I44];[$hex_strings.J44];[$hex_strings.K44];[$hex_strings.L44];[$hex_strings.M44];[$hex_strings.N44];[$hex_strings.O44];[$hex_strings.P44])" office:value-type="string" office:string-value="\x00\x00\x00\x00\x00\x00\x00\x00\x00\x00\x00\x00\x00\x00\x00\x00" calcext:value-type="string">
            <text:p>\x00\x00\x00\x00\x00\x00\x00\x00\x00\x00\x00\x00\x00\x00\x00\x00</text:p>
          </table:table-cell>
          <table:table-cell table:number-columns-repeated="2"/>
        </table:table-row>
        <table:table-row table:style-name="ro3">
          <table:table-cell table:formula="of:=CONCATENATE([$hex_strings.A45];[$hex_strings.B45];[$hex_strings.C45];[$hex_strings.D45];[$hex_strings.E45];[$hex_strings.F45];[$hex_strings.G45];[$hex_strings.H45];[$hex_strings.I45];[$hex_strings.J45];[$hex_strings.K45];[$hex_strings.L45];[$hex_strings.M45];[$hex_strings.N45];[$hex_strings.O45];[$hex_strings.P45])" office:value-type="string" office:string-value="\x00\x00\x00\x00\x00\x00\x00\x00\x00\x00\x00\x00\x00\x00\x00\x00" calcext:value-type="string">
            <text:p>\x00\x00\x00\x00\x00\x00\x00\x00\x00\x00\x00\x00\x00\x00\x00\x00</text:p>
          </table:table-cell>
          <table:table-cell table:number-columns-repeated="2"/>
        </table:table-row>
        <table:table-row table:style-name="ro3">
          <table:table-cell table:formula="of:=CONCATENATE([$hex_strings.A46];[$hex_strings.B46];[$hex_strings.C46];[$hex_strings.D46];[$hex_strings.E46];[$hex_strings.F46];[$hex_strings.G46];[$hex_strings.H46];[$hex_strings.I46];[$hex_strings.J46];[$hex_strings.K46];[$hex_strings.L46];[$hex_strings.M46];[$hex_strings.N46];[$hex_strings.O46];[$hex_strings.P46])" office:value-type="string" office:string-value="\x00\x00\x00\x00\x00\x00\x00\x00\x00\x00\x00\x00\x00\x00\x00\x00" calcext:value-type="string">
            <text:p>\x00\x00\x00\x00\x00\x00\x00\x00\x00\x00\x00\x00\x00\x00\x00\x00</text:p>
          </table:table-cell>
          <table:table-cell table:number-columns-repeated="2"/>
        </table:table-row>
        <table:table-row table:style-name="ro3">
          <table:table-cell table:formula="of:=CONCATENATE([$hex_strings.A47];[$hex_strings.B47];[$hex_strings.C47];[$hex_strings.D47];[$hex_strings.E47];[$hex_strings.F47];[$hex_strings.G47];[$hex_strings.H47];[$hex_strings.I47];[$hex_strings.J47];[$hex_strings.K47];[$hex_strings.L47];[$hex_strings.M47];[$hex_strings.N47];[$hex_strings.O47];[$hex_strings.P47])" office:value-type="string" office:string-value="\x00\x00\x00\x00\x00\x00\x00\x00\x00\x00\x00\x00\x00\x00\x00\x00" calcext:value-type="string">
            <text:p>\x00\x00\x00\x00\x00\x00\x00\x00\x00\x00\x00\x00\x00\x00\x00\x00</text:p>
          </table:table-cell>
          <table:table-cell table:number-columns-repeated="2"/>
        </table:table-row>
        <table:table-row table:style-name="ro3">
          <table:table-cell table:formula="of:=CONCATENATE([$hex_strings.A48];[$hex_strings.B48];[$hex_strings.C48];[$hex_strings.D48];[$hex_strings.E48];[$hex_strings.F48];[$hex_strings.G48];[$hex_strings.H48];[$hex_strings.I48];[$hex_strings.J48];[$hex_strings.K48];[$hex_strings.L48];[$hex_strings.M48];[$hex_strings.N48];[$hex_strings.O48];[$hex_strings.P48])" office:value-type="string" office:string-value="\x00\x00\x00\x00\x00\x00\x00\x00\x00\x00\x00\x00\x00\x00\x00\x00" calcext:value-type="string">
            <text:p>\x00\x00\x00\x00\x00\x00\x00\x00\x00\x00\x00\x00\x00\x00\x00\x00</text:p>
          </table:table-cell>
          <table:table-cell table:number-columns-repeated="2"/>
        </table:table-row>
        <table:table-row table:style-name="ro3">
          <table:table-cell table:formula="of:=CONCATENATE([$hex_strings.A49];[$hex_strings.B49];[$hex_strings.C49];[$hex_strings.D49];[$hex_strings.E49];[$hex_strings.F49];[$hex_strings.G49];[$hex_strings.H49];[$hex_strings.I49];[$hex_strings.J49];[$hex_strings.K49];[$hex_strings.L49];[$hex_strings.M49];[$hex_strings.N49];[$hex_strings.O49];[$hex_strings.P49])" office:value-type="string" office:string-value="\x00\x00\x00\x00\x00\x00\x00\x00\x00\x00\x00\x00\x00\x00\x00\x00" calcext:value-type="string">
            <text:p>\x00\x00\x00\x00\x00\x00\x00\x00\x00\x00\x00\x00\x00\x00\x00\x00</text:p>
          </table:table-cell>
          <table:table-cell table:number-columns-repeated="2"/>
        </table:table-row>
        <table:table-row table:style-name="ro3">
          <table:table-cell table:formula="of:=CONCATENATE([$hex_strings.A50];[$hex_strings.B50];[$hex_strings.C50];[$hex_strings.D50];[$hex_strings.E50];[$hex_strings.F50];[$hex_strings.G50];[$hex_strings.H50];[$hex_strings.I50];[$hex_strings.J50];[$hex_strings.K50];[$hex_strings.L50];[$hex_strings.M50];[$hex_strings.N50];[$hex_strings.O50];[$hex_strings.P50])" office:value-type="string" office:string-value="\x00\x00\x00\x00\x00\x00\x00\x00\x00\x00\x00\x00\x00\x00\x00\x00" calcext:value-type="string">
            <text:p>\x00\x00\x00\x00\x00\x00\x00\x00\x00\x00\x00\x00\x00\x00\x00\x00</text:p>
          </table:table-cell>
          <table:table-cell table:number-columns-repeated="2"/>
        </table:table-row>
        <table:table-row table:style-name="ro3">
          <table:table-cell table:formula="of:=CONCATENATE([$hex_strings.A51];[$hex_strings.B51];[$hex_strings.C51];[$hex_strings.D51];[$hex_strings.E51];[$hex_strings.F51];[$hex_strings.G51];[$hex_strings.H51];[$hex_strings.I51];[$hex_strings.J51];[$hex_strings.K51];[$hex_strings.L51];[$hex_strings.M51];[$hex_strings.N51];[$hex_strings.O51];[$hex_strings.P51])" office:value-type="string" office:string-value="\x00\x00\x00\x00\x00\x00\x00\x00\x00\x00\x00\x00\x00\x00\x00\x00" calcext:value-type="string">
            <text:p>\x00\x00\x00\x00\x00\x00\x00\x00\x00\x00\x00\x00\x00\x00\x00\x00</text:p>
          </table:table-cell>
          <table:table-cell table:number-columns-repeated="2"/>
        </table:table-row>
        <table:table-row table:style-name="ro3">
          <table:table-cell table:formula="of:=CONCATENATE([$hex_strings.A52];[$hex_strings.B52];[$hex_strings.C52];[$hex_strings.D52];[$hex_strings.E52];[$hex_strings.F52];[$hex_strings.G52];[$hex_strings.H52];[$hex_strings.I52];[$hex_strings.J52];[$hex_strings.K52];[$hex_strings.L52];[$hex_strings.M52];[$hex_strings.N52];[$hex_strings.O52];[$hex_strings.P52])" office:value-type="string" office:string-value="\x00\x00\x00\x00\x00\x00\x00\x00\x00\x00\x00\x00\x00\x00\x00\x00" calcext:value-type="string">
            <text:p>\x00\x00\x00\x00\x00\x00\x00\x00\x00\x00\x00\x00\x00\x00\x00\x00</text:p>
          </table:table-cell>
          <table:table-cell table:number-columns-repeated="2"/>
        </table:table-row>
        <table:table-row table:style-name="ro3">
          <table:table-cell table:formula="of:=CONCATENATE([$hex_strings.A53];[$hex_strings.B53];[$hex_strings.C53];[$hex_strings.D53];[$hex_strings.E53];[$hex_strings.F53];[$hex_strings.G53];[$hex_strings.H53];[$hex_strings.I53];[$hex_strings.J53];[$hex_strings.K53];[$hex_strings.L53];[$hex_strings.M53];[$hex_strings.N53];[$hex_strings.O53];[$hex_strings.P53])" office:value-type="string" office:string-value="\x00\x00\x00\x00\x00\x00\x00\x00\x00\x00\x00\x00\x00\x00\x00\x00" calcext:value-type="string">
            <text:p>\x00\x00\x00\x00\x00\x00\x00\x00\x00\x00\x00\x00\x00\x00\x00\x00</text:p>
          </table:table-cell>
          <table:table-cell table:number-columns-repeated="2"/>
        </table:table-row>
        <table:table-row table:style-name="ro3">
          <table:table-cell table:formula="of:=CONCATENATE([$hex_strings.A54];[$hex_strings.B54];[$hex_strings.C54];[$hex_strings.D54];[$hex_strings.E54];[$hex_strings.F54];[$hex_strings.G54];[$hex_strings.H54];[$hex_strings.I54];[$hex_strings.J54];[$hex_strings.K54];[$hex_strings.L54];[$hex_strings.M54];[$hex_strings.N54];[$hex_strings.O54];[$hex_strings.P54])" office:value-type="string" office:string-value="\x00\x00\x00\x00\x00\x00\x00\x00\x00\x00\x00\x00\x00\x00\x00\x00" calcext:value-type="string">
            <text:p>\x00\x00\x00\x00\x00\x00\x00\x00\x00\x00\x00\x00\x00\x00\x00\x00</text:p>
          </table:table-cell>
          <table:table-cell table:number-columns-repeated="2"/>
        </table:table-row>
        <table:table-row table:style-name="ro3">
          <table:table-cell table:formula="of:=CONCATENATE([$hex_strings.A55];[$hex_strings.B55];[$hex_strings.C55];[$hex_strings.D55];[$hex_strings.E55];[$hex_strings.F55];[$hex_strings.G55];[$hex_strings.H55];[$hex_strings.I55];[$hex_strings.J55];[$hex_strings.K55];[$hex_strings.L55];[$hex_strings.M55];[$hex_strings.N55];[$hex_strings.O55];[$hex_strings.P55])" office:value-type="string" office:string-value="\x00\x00\x00\x00\x00\x00\x00\x00\x00\x00\x00\x00\x00\x00\x00\x00" calcext:value-type="string">
            <text:p>\x00\x00\x00\x00\x00\x00\x00\x00\x00\x00\x00\x00\x00\x00\x00\x00</text:p>
          </table:table-cell>
          <table:table-cell table:number-columns-repeated="2"/>
        </table:table-row>
        <table:table-row table:style-name="ro3">
          <table:table-cell table:formula="of:=CONCATENATE([$hex_strings.A56];[$hex_strings.B56];[$hex_strings.C56];[$hex_strings.D56];[$hex_strings.E56];[$hex_strings.F56];[$hex_strings.G56];[$hex_strings.H56];[$hex_strings.I56];[$hex_strings.J56];[$hex_strings.K56];[$hex_strings.L56];[$hex_strings.M56];[$hex_strings.N56];[$hex_strings.O56];[$hex_strings.P56])" office:value-type="string" office:string-value="\x00\x00\x00\x00\x00\x00\x00\x00\x00\x00\x00\x00\x00\x00\x00\x00" calcext:value-type="string">
            <text:p>\x00\x00\x00\x00\x00\x00\x00\x00\x00\x00\x00\x00\x00\x00\x00\x00</text:p>
          </table:table-cell>
          <table:table-cell table:number-columns-repeated="2"/>
        </table:table-row>
        <table:table-row table:style-name="ro3">
          <table:table-cell table:formula="of:=CONCATENATE([$hex_strings.A57];[$hex_strings.B57];[$hex_strings.C57];[$hex_strings.D57];[$hex_strings.E57];[$hex_strings.F57];[$hex_strings.G57];[$hex_strings.H57];[$hex_strings.I57];[$hex_strings.J57];[$hex_strings.K57];[$hex_strings.L57];[$hex_strings.M57];[$hex_strings.N57];[$hex_strings.O57];[$hex_strings.P57])" office:value-type="string" office:string-value="\xff\xff\xff\xff\xff\xff\xff\xff\xff\xff\xff\xff\xff\xff\xff\xff" calcext:value-type="string">
            <text:p>\xff\xff\xff\xff\xff\xff\xff\xff\xff\xff\xff\xff\xff\xff\xff\xff</text:p>
          </table:table-cell>
          <table:table-cell table:number-columns-repeated="2"/>
        </table:table-row>
        <table:table-row table:style-name="ro3">
          <table:table-cell table:formula="of:=CONCATENATE([$hex_strings.A58];[$hex_strings.B58];[$hex_strings.C58];[$hex_strings.D58];[$hex_strings.E58];[$hex_strings.F58];[$hex_strings.G58];[$hex_strings.H58];[$hex_strings.I58];[$hex_strings.J58];[$hex_strings.K58];[$hex_strings.L58];[$hex_strings.M58];[$hex_strings.N58];[$hex_strings.O58];[$hex_strings.P58])" office:value-type="string" office:string-value="\xff\xff\xff\xff\xff\xff\xff\xff\xff\xff\xff\xff\xff\xff\xff\xff" calcext:value-type="string">
            <text:p>\xff\xff\xff\xff\xff\xff\xff\xff\xff\xff\xff\xff\xff\xff\xff\xff</text:p>
          </table:table-cell>
          <table:table-cell table:number-columns-repeated="2"/>
        </table:table-row>
        <table:table-row table:style-name="ro3">
          <table:table-cell table:formula="of:=CONCATENATE([$hex_strings.A59];[$hex_strings.B59];[$hex_strings.C59];[$hex_strings.D59];[$hex_strings.E59];[$hex_strings.F59];[$hex_strings.G59];[$hex_strings.H59];[$hex_strings.I59];[$hex_strings.J59];[$hex_strings.K59];[$hex_strings.L59];[$hex_strings.M59];[$hex_strings.N59];[$hex_strings.O59];[$hex_strings.P59])" office:value-type="string" office:string-value="\x00\x00\x00\x00\x00\x00\x00\x00\x00\x00\x00\x00\x00\x00\x00\x00" calcext:value-type="string">
            <text:p>\x00\x00\x00\x00\x00\x00\x00\x00\x00\x00\x00\x00\x00\x00\x00\x00</text:p>
          </table:table-cell>
          <table:table-cell table:number-columns-repeated="2"/>
        </table:table-row>
        <table:table-row table:style-name="ro3">
          <table:table-cell table:formula="of:=CONCATENATE([$hex_strings.A60];[$hex_strings.B60];[$hex_strings.C60];[$hex_strings.D60];[$hex_strings.E60];[$hex_strings.F60];[$hex_strings.G60];[$hex_strings.H60];[$hex_strings.I60];[$hex_strings.J60];[$hex_strings.K60];[$hex_strings.L60];[$hex_strings.M60];[$hex_strings.N60];[$hex_strings.O60];[$hex_strings.P60])" office:value-type="string" office:string-value="\x00\x00\x00\x00\x00\x00\x00\x00\x00\x00\x00\x00\x00\x00\x00\x00" calcext:value-type="string">
            <text:p>\x00\x00\x00\x00\x00\x00\x00\x00\x00\x00\x00\x00\x00\x00\x00\x00</text:p>
          </table:table-cell>
          <table:table-cell table:number-columns-repeated="2"/>
        </table:table-row>
        <table:table-row table:style-name="ro3">
          <table:table-cell table:formula="of:=CONCATENATE([$hex_strings.A61];[$hex_strings.B61];[$hex_strings.C61];[$hex_strings.D61];[$hex_strings.E61];[$hex_strings.F61];[$hex_strings.G61];[$hex_strings.H61];[$hex_strings.I61];[$hex_strings.J61];[$hex_strings.K61];[$hex_strings.L61];[$hex_strings.M61];[$hex_strings.N61];[$hex_strings.O61];[$hex_strings.P61])" office:value-type="string" office:string-value="\x00\x00\x00\x00\x00\x00\x00\x00\x00\x00\x00\x00\x00\x00\x00\x00" calcext:value-type="string">
            <text:p>\x00\x00\x00\x00\x00\x00\x00\x00\x00\x00\x00\x00\x00\x00\x00\x00</text:p>
          </table:table-cell>
          <table:table-cell table:number-columns-repeated="2"/>
        </table:table-row>
        <table:table-row table:style-name="ro3">
          <table:table-cell table:formula="of:=CONCATENATE([$hex_strings.A62];[$hex_strings.B62];[$hex_strings.C62];[$hex_strings.D62];[$hex_strings.E62];[$hex_strings.F62];[$hex_strings.G62];[$hex_strings.H62];[$hex_strings.I62];[$hex_strings.J62];[$hex_strings.K62];[$hex_strings.L62];[$hex_strings.M62];[$hex_strings.N62];[$hex_strings.O62];[$hex_strings.P62])" office:value-type="string" office:string-value="\x00\x00\x00\x00\x00\x00\x00\x00\x00\x00\x00\x00\x00\x00\x00\x00" calcext:value-type="string">
            <text:p>\x00\x00\x00\x00\x00\x00\x00\x00\x00\x00\x00\x00\x00\x00\x00\x00</text:p>
          </table:table-cell>
          <table:table-cell table:number-columns-repeated="2"/>
        </table:table-row>
        <table:table-row table:style-name="ro3">
          <table:table-cell table:formula="of:=CONCATENATE([$hex_strings.A63];[$hex_strings.B63];[$hex_strings.C63];[$hex_strings.D63];[$hex_strings.E63];[$hex_strings.F63];[$hex_strings.G63];[$hex_strings.H63];[$hex_strings.I63];[$hex_strings.J63];[$hex_strings.K63];[$hex_strings.L63];[$hex_strings.M63];[$hex_strings.N63];[$hex_strings.O63];[$hex_strings.P63])" office:value-type="string" office:string-value="\x00\x00\x00\x00\x00\x00\x00\x00\x00\x00\x00\x00\x00\x00\x00\x00" calcext:value-type="string">
            <text:p>\x00\x00\x00\x00\x00\x00\x00\x00\x00\x00\x00\x00\x00\x00\x00\x00</text:p>
          </table:table-cell>
          <table:table-cell table:number-columns-repeated="2"/>
        </table:table-row>
        <table:table-row table:style-name="ro3">
          <table:table-cell table:formula="of:=CONCATENATE([$hex_strings.A64];[$hex_strings.B64];[$hex_strings.C64];[$hex_strings.D64];[$hex_strings.E64];[$hex_strings.F64];[$hex_strings.G64];[$hex_strings.H64];[$hex_strings.I64];[$hex_strings.J64];[$hex_strings.K64];[$hex_strings.L64];[$hex_strings.M64];[$hex_strings.N64];[$hex_strings.O64];[$hex_strings.P64])" office:value-type="string" office:string-value="\x00\x00\x00\x00\x00\x00\x00\x00\x00\x00\x00\x00\x00\x00\x00\x00" calcext:value-type="string">
            <text:p>\x00\x00\x00\x00\x00\x00\x00\x00\x00\x00\x00\x00\x00\x00\x00\x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000000" loext:vertical-justify="auto"/>
      <style:paragraph-properties css3t:text-justify="auto"/>
    </style:style>
    <style:style style:name="black_5f_text" style:display-name="black_text" style:family="table-cell" style:parent-style-name="Default">
      <style:text-properties fo:color="#000000"/>
    </style:style>
    <style:style style:name="white_5f_text" style:display-name="white_text" style:family="table-cell" style:parent-style-name="Default"/>
    <style:style style:name="bit1" style:family="table-cell" style:parent-style-name="Default">
      <style:table-cell-properties fo:background-color="#000000"/>
      <style:text-properties fo:color="#000000"/>
    </style:style>
    <style:style style:name="bit0" style:family="table-cell" style:parent-style-name="Defaul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 style:data-style-name="N2" text:time-value="15:53:15.1321466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3T19:19:05.628861988</meta:creation-date>
    <dc:date>2020-05-23T16:48:20.476836944</dc:date>
    <meta:editing-duration>PT1H50M40S</meta:editing-duration>
    <meta:editing-cycles>6</meta:editing-cycles>
    <meta:generator>LibreOffice/6.0.7.3$Linux_X86_64 LibreOffice_project/00m0$Build-3</meta:generator>
    <meta:document-statistic meta:table-count="4" meta:cell-count="2682" meta:object-count="0"/>
  </office:meta>
</office:document-meta>
</file>